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Random rollout policy</text:p>
          </table:table-cell>
          <table:table-cell table:number-columns-repeated="19"/>
        </table:table-row>
        <table:table-row table:style-name="ro1">
          <table:table-cell table:number-columns-repeated="20" office:value-type="float" office:value="200.000000000004" calcext:value-type="float">
            <text:p>200</text:p>
          </table:table-cell>
        </table:table-row>
        <table:table-row table:style-name="ro1">
          <table:table-cell table:number-columns-repeated="3" office:value-type="float" office:value="200.000000000004" calcext:value-type="float">
            <text:p>200</text:p>
          </table:table-cell>
          <table:table-cell office:value-type="float" office:value="201.054841121761" calcext:value-type="float">
            <text:p>201.0548411218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205.112346478472" calcext:value-type="float">
            <text:p>205.1123464785</text:p>
          </table:table-cell>
          <table:table-cell table:number-columns-repeated="2" office:value-type="float" office:value="200.000000000004" calcext:value-type="float">
            <text:p>200</text:p>
          </table:table-cell>
          <table:table-cell office:value-type="float" office:value="192.552855816257" calcext:value-type="float">
            <text:p>192.5528558163</text:p>
          </table:table-cell>
          <table:table-cell table:number-columns-repeated="4" office:value-type="float" office:value="200.000000000004" calcext:value-type="float">
            <text:p>200</text:p>
          </table:table-cell>
          <table:table-cell office:value-type="float" office:value="198.706258312667" calcext:value-type="float">
            <text:p>198.7062583127</text:p>
          </table:table-cell>
          <table:table-cell table:number-columns-repeated="2" office:value-type="float" office:value="200.000000000004" calcext:value-type="float">
            <text:p>200</text:p>
          </table:table-cell>
          <table:table-cell office:value-type="float" office:value="200.164384500798" calcext:value-type="float">
            <text:p>200.1643845008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6.181241357416" calcext:value-type="float">
            <text:p>196.1812413574</text:p>
          </table:table-cell>
          <table:table-cell office:value-type="float" office:value="200.000000000004" calcext:value-type="float">
            <text:p>200</text:p>
          </table:table-cell>
        </table:table-row>
        <table:table-row table:style-name="ro1">
          <table:table-cell office:value-type="float" office:value="200.000000000004" calcext:value-type="float">
            <text:p>200</text:p>
          </table:table-cell>
          <table:table-cell office:value-type="float" office:value="194.687341995525" calcext:value-type="float">
            <text:p>194.6873419955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200.591236946221" calcext:value-type="float">
            <text:p>200.5912369462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204.991773316271" calcext:value-type="float">
            <text:p>204.9917733163</text:p>
          </table:table-cell>
          <table:table-cell table:number-columns-repeated="2" office:value-type="float" office:value="200.000000000004" calcext:value-type="float">
            <text:p>200</text:p>
          </table:table-cell>
          <table:table-cell office:value-type="float" office:value="192.207923501834" calcext:value-type="float">
            <text:p>192.2079235018</text:p>
          </table:table-cell>
          <table:table-cell office:value-type="float" office:value="196.612203501105" calcext:value-type="float">
            <text:p>196.6122035011</text:p>
          </table:table-cell>
          <table:table-cell table:number-columns-repeated="3" office:value-type="float" office:value="200.000000000004" calcext:value-type="float">
            <text:p>200</text:p>
          </table:table-cell>
          <table:table-cell office:value-type="float" office:value="198.506514919467" calcext:value-type="float">
            <text:p>198.5065149195</text:p>
          </table:table-cell>
          <table:table-cell table:number-columns-repeated="2" office:value-type="float" office:value="200.000000000004" calcext:value-type="float">
            <text:p>200</text:p>
          </table:table-cell>
          <table:table-cell office:value-type="float" office:value="199.808894363728" calcext:value-type="float">
            <text:p>199.8088943637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5.751520260032" calcext:value-type="float">
            <text:p>195.75152026</text:p>
          </table:table-cell>
          <table:table-cell office:value-type="float" office:value="200.000000000004" calcext:value-type="float">
            <text:p>200</text:p>
          </table:table-cell>
        </table:table-row>
        <table:table-row table:style-name="ro1">
          <table:table-cell office:value-type="float" office:value="188.96912681902" calcext:value-type="float">
            <text:p>188.969126819</text:p>
          </table:table-cell>
          <table:table-cell office:value-type="float" office:value="194.267902520853" calcext:value-type="float">
            <text:p>194.2679025209</text:p>
          </table:table-cell>
          <table:table-cell office:value-type="float" office:value="200.194811193923" calcext:value-type="float">
            <text:p>200.1948111939</text:p>
          </table:table-cell>
          <table:table-cell office:value-type="float" office:value="200.390136909334" calcext:value-type="float">
            <text:p>200.3901369093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204.918002108256" calcext:value-type="float">
            <text:p>204.9180021083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3.881693128697" calcext:value-type="float">
            <text:p>193.8816931287</text:p>
          </table:table-cell>
          <table:table-cell office:value-type="float" office:value="192.016063737797" calcext:value-type="float">
            <text:p>192.0160637378</text:p>
          </table:table-cell>
          <table:table-cell office:value-type="float" office:value="196.19777430351" calcext:value-type="float">
            <text:p>196.1977743035</text:p>
          </table:table-cell>
          <table:table-cell table:number-columns-repeated="2" office:value-type="float" office:value="200.000000000004" calcext:value-type="float">
            <text:p>200</text:p>
          </table:table-cell>
          <table:table-cell office:value-type="float" office:value="198.48942367814" calcext:value-type="float">
            <text:p>198.4894236781</text:p>
          </table:table-cell>
          <table:table-cell office:value-type="float" office:value="198.53667431214" calcext:value-type="float">
            <text:p>198.5366743121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8.730728295916" calcext:value-type="float">
            <text:p>198.7307282959</text:p>
          </table:table-cell>
          <table:table-cell office:value-type="float" office:value="201.194214541756" calcext:value-type="float">
            <text:p>201.1942145418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6.006450766848" calcext:value-type="float">
            <text:p>196.0064507668</text:p>
          </table:table-cell>
          <table:table-cell office:value-type="float" office:value="200.000000000004" calcext:value-type="float">
            <text:p>200</text:p>
          </table:table-cell>
        </table:table-row>
        <table:table-row table:style-name="ro1">
          <table:table-cell office:value-type="float" office:value="188.723488359456" calcext:value-type="float">
            <text:p>188.7234883595</text:p>
          </table:table-cell>
          <table:table-cell office:value-type="float" office:value="193.895076576903" calcext:value-type="float">
            <text:p>193.8950765769</text:p>
          </table:table-cell>
          <table:table-cell office:value-type="float" office:value="200.389716818474" calcext:value-type="float">
            <text:p>200.3897168185</text:p>
          </table:table-cell>
          <table:table-cell office:value-type="float" office:value="200.255654192446" calcext:value-type="float">
            <text:p>200.2556541924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204.851022003769" calcext:value-type="float">
            <text:p>204.8510220038</text:p>
          </table:table-cell>
          <table:table-cell office:value-type="float" office:value="176.651320853086" calcext:value-type="float">
            <text:p>176.6513208531</text:p>
          </table:table-cell>
          <table:table-cell office:value-type="float" office:value="193.518272314847" calcext:value-type="float">
            <text:p>193.5182723148</text:p>
          </table:table-cell>
          <table:table-cell office:value-type="float" office:value="191.902061764249" calcext:value-type="float">
            <text:p>191.9020617642</text:p>
          </table:table-cell>
          <table:table-cell office:value-type="float" office:value="195.820509740399" calcext:value-type="float">
            <text:p>195.8205097404</text:p>
          </table:table-cell>
          <table:table-cell table:number-columns-repeated="2" office:value-type="float" office:value="200.000000000004" calcext:value-type="float">
            <text:p>200</text:p>
          </table:table-cell>
          <table:table-cell office:value-type="float" office:value="198.399532778607" calcext:value-type="float">
            <text:p>198.3995327786</text:p>
          </table:table-cell>
          <table:table-cell office:value-type="float" office:value="198.583542064836" calcext:value-type="float">
            <text:p>198.5835420648</text:p>
          </table:table-cell>
          <table:table-cell office:value-type="float" office:value="207.551513436655" calcext:value-type="float">
            <text:p>207.5515134367</text:p>
          </table:table-cell>
          <table:table-cell office:value-type="float" office:value="198.480040870029" calcext:value-type="float">
            <text:p>198.48004087</text:p>
          </table:table-cell>
          <table:table-cell office:value-type="float" office:value="200.84640660146" calcext:value-type="float">
            <text:p>200.8464066015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6.561901832951" calcext:value-type="float">
            <text:p>196.561901833</text:p>
          </table:table-cell>
          <table:table-cell office:value-type="float" office:value="201.733073944454" calcext:value-type="float">
            <text:p>201.7330739445</text:p>
          </table:table-cell>
        </table:table-row>
        <table:table-row table:style-name="ro1">
          <table:table-cell office:value-type="float" office:value="188.465871681299" calcext:value-type="float">
            <text:p>188.4658716813</text:p>
          </table:table-cell>
          <table:table-cell office:value-type="float" office:value="191.692041119552" calcext:value-type="float">
            <text:p>191.6920411196</text:p>
          </table:table-cell>
          <table:table-cell office:value-type="float" office:value="200.185006655207" calcext:value-type="float">
            <text:p>200.1850066552</text:p>
          </table:table-cell>
          <table:table-cell office:value-type="float" office:value="194.984470778618" calcext:value-type="float">
            <text:p>194.9844707786</text:p>
          </table:table-cell>
          <table:table-cell office:value-type="float" office:value="202.847525794854" calcext:value-type="float">
            <text:p>202.8475257949</text:p>
          </table:table-cell>
          <table:table-cell office:value-type="float" office:value="204.694312783387" calcext:value-type="float">
            <text:p>204.6943127834</text:p>
          </table:table-cell>
          <table:table-cell office:value-type="float" office:value="176.359115632319" calcext:value-type="float">
            <text:p>176.3591156323</text:p>
          </table:table-cell>
          <table:table-cell office:value-type="float" office:value="193.195489156027" calcext:value-type="float">
            <text:p>193.195489156</text:p>
          </table:table-cell>
          <table:table-cell office:value-type="float" office:value="191.750640460528" calcext:value-type="float">
            <text:p>191.7506404605</text:p>
          </table:table-cell>
          <table:table-cell office:value-type="float" office:value="196.156146477871" calcext:value-type="float">
            <text:p>196.1561464779</text:p>
          </table:table-cell>
          <table:table-cell office:value-type="float" office:value="195.71553174271" calcext:value-type="float">
            <text:p>195.7155317427</text:p>
          </table:table-cell>
          <table:table-cell office:value-type="float" office:value="207.495678972871" calcext:value-type="float">
            <text:p>207.4956789729</text:p>
          </table:table-cell>
          <table:table-cell office:value-type="float" office:value="198.486462428797" calcext:value-type="float">
            <text:p>198.4864624288</text:p>
          </table:table-cell>
          <table:table-cell office:value-type="float" office:value="198.667672323662" calcext:value-type="float">
            <text:p>198.6676723237</text:p>
          </table:table-cell>
          <table:table-cell office:value-type="float" office:value="207.646154653178" calcext:value-type="float">
            <text:p>207.6461546532</text:p>
          </table:table-cell>
          <table:table-cell office:value-type="float" office:value="198.311200141434" calcext:value-type="float">
            <text:p>198.3112001414</text:p>
          </table:table-cell>
          <table:table-cell office:value-type="float" office:value="200.726728789771" calcext:value-type="float">
            <text:p>200.7267287898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5.988307681931" calcext:value-type="float">
            <text:p>195.9883076819</text:p>
          </table:table-cell>
          <table:table-cell office:value-type="float" office:value="201.638572792842" calcext:value-type="float">
            <text:p>201.6385727928</text:p>
          </table:table-cell>
        </table:table-row>
        <table:table-row table:style-name="ro1">
          <table:table-cell office:value-type="float" office:value="188.265183485253" calcext:value-type="float">
            <text:p>188.2651834853</text:p>
          </table:table-cell>
          <table:table-cell office:value-type="float" office:value="192.133357374426" calcext:value-type="float">
            <text:p>192.1333573744</text:p>
          </table:table-cell>
          <table:table-cell office:value-type="float" office:value="200.520467575593" calcext:value-type="float">
            <text:p>200.5204675756</text:p>
          </table:table-cell>
          <table:table-cell office:value-type="float" office:value="194.981656971869" calcext:value-type="float">
            <text:p>194.9816569719</text:p>
          </table:table-cell>
          <table:table-cell office:value-type="float" office:value="202.800845611778" calcext:value-type="float">
            <text:p>202.8008456118</text:p>
          </table:table-cell>
          <table:table-cell office:value-type="float" office:value="209.49582385562" calcext:value-type="float">
            <text:p>209.4958238556</text:p>
          </table:table-cell>
          <table:table-cell office:value-type="float" office:value="187.599170431912" calcext:value-type="float">
            <text:p>187.5991704319</text:p>
          </table:table-cell>
          <table:table-cell office:value-type="float" office:value="190.672188304835" calcext:value-type="float">
            <text:p>190.6721883048</text:p>
          </table:table-cell>
          <table:table-cell office:value-type="float" office:value="191.674453502924" calcext:value-type="float">
            <text:p>191.6744535029</text:p>
          </table:table-cell>
          <table:table-cell office:value-type="float" office:value="195.588989696146" calcext:value-type="float">
            <text:p>195.5889896961</text:p>
          </table:table-cell>
          <table:table-cell office:value-type="float" office:value="195.672121801274" calcext:value-type="float">
            <text:p>195.6721218013</text:p>
          </table:table-cell>
          <table:table-cell office:value-type="float" office:value="207.114085717425" calcext:value-type="float">
            <text:p>207.1140857174</text:p>
          </table:table-cell>
          <table:table-cell office:value-type="float" office:value="198.663436774604" calcext:value-type="float">
            <text:p>198.6634367746</text:p>
          </table:table-cell>
          <table:table-cell office:value-type="float" office:value="198.496268098325" calcext:value-type="float">
            <text:p>198.4962680983</text:p>
          </table:table-cell>
          <table:table-cell office:value-type="float" office:value="207.429317866305" calcext:value-type="float">
            <text:p>207.4293178663</text:p>
          </table:table-cell>
          <table:table-cell office:value-type="float" office:value="198.134504840284" calcext:value-type="float">
            <text:p>198.1345048403</text:p>
          </table:table-cell>
          <table:table-cell office:value-type="float" office:value="200.892863911932" calcext:value-type="float">
            <text:p>200.8928639119</text:p>
          </table:table-cell>
          <table:table-cell office:value-type="float" office:value="207.218111954541" calcext:value-type="float">
            <text:p>207.2181119545</text:p>
          </table:table-cell>
          <table:table-cell office:value-type="float" office:value="195.553654331779" calcext:value-type="float">
            <text:p>195.5536543318</text:p>
          </table:table-cell>
          <table:table-cell office:value-type="float" office:value="201.570423222028" calcext:value-type="float">
            <text:p>201.570423222</text:p>
          </table:table-cell>
        </table:table-row>
        <table:table-row table:style-name="ro1">
          <table:table-cell office:value-type="float" office:value="188.092612790631" calcext:value-type="float">
            <text:p>188.0926127906</text:p>
          </table:table-cell>
          <table:table-cell office:value-type="float" office:value="191.395224948045" calcext:value-type="float">
            <text:p>191.395224948</text:p>
          </table:table-cell>
          <table:table-cell office:value-type="float" office:value="200.793752333633" calcext:value-type="float">
            <text:p>200.7937523336</text:p>
          </table:table-cell>
          <table:table-cell office:value-type="float" office:value="194.953244194272" calcext:value-type="float">
            <text:p>194.9532441943</text:p>
          </table:table-cell>
          <table:table-cell office:value-type="float" office:value="202.754141635619" calcext:value-type="float">
            <text:p>202.7541416356</text:p>
          </table:table-cell>
          <table:table-cell office:value-type="float" office:value="209.296060838053" calcext:value-type="float">
            <text:p>209.2960608381</text:p>
          </table:table-cell>
          <table:table-cell office:value-type="float" office:value="187.597304271392" calcext:value-type="float">
            <text:p>187.5973042714</text:p>
          </table:table-cell>
          <table:table-cell office:value-type="float" office:value="190.238566681672" calcext:value-type="float">
            <text:p>190.2385666817</text:p>
          </table:table-cell>
          <table:table-cell office:value-type="float" office:value="191.688309706987" calcext:value-type="float">
            <text:p>191.688309707</text:p>
          </table:table-cell>
          <table:table-cell office:value-type="float" office:value="198.730375295745" calcext:value-type="float">
            <text:p>198.7303752957</text:p>
          </table:table-cell>
          <table:table-cell office:value-type="float" office:value="195.553669621283" calcext:value-type="float">
            <text:p>195.5536696213</text:p>
          </table:table-cell>
          <table:table-cell office:value-type="float" office:value="206.730262258676" calcext:value-type="float">
            <text:p>206.7302622587</text:p>
          </table:table-cell>
          <table:table-cell office:value-type="float" office:value="198.541872838006" calcext:value-type="float">
            <text:p>198.541872838</text:p>
          </table:table-cell>
          <table:table-cell office:value-type="float" office:value="198.520673787125" calcext:value-type="float">
            <text:p>198.5206737871</text:p>
          </table:table-cell>
          <table:table-cell office:value-type="float" office:value="207.173048422392" calcext:value-type="float">
            <text:p>207.1730484224</text:p>
          </table:table-cell>
          <table:table-cell office:value-type="float" office:value="198.06061678462" calcext:value-type="float">
            <text:p>198.0606167846</text:p>
          </table:table-cell>
          <table:table-cell office:value-type="float" office:value="201.251173265734" calcext:value-type="float">
            <text:p>201.2511732657</text:p>
          </table:table-cell>
          <table:table-cell office:value-type="float" office:value="207.45008216723" calcext:value-type="float">
            <text:p>207.4500821672</text:p>
          </table:table-cell>
          <table:table-cell office:value-type="float" office:value="194.383950017408" calcext:value-type="float">
            <text:p>194.3839500174</text:p>
          </table:table-cell>
          <table:table-cell office:value-type="float" office:value="201.515566911245" calcext:value-type="float">
            <text:p>201.5155669112</text:p>
          </table:table-cell>
        </table:table-row>
        <table:table-row table:style-name="ro1">
          <table:table-cell office:value-type="float" office:value="187.920712928032" calcext:value-type="float">
            <text:p>187.920712928</text:p>
          </table:table-cell>
          <table:table-cell office:value-type="float" office:value="190.607398113548" calcext:value-type="float">
            <text:p>190.6073981135</text:p>
          </table:table-cell>
          <table:table-cell office:value-type="float" office:value="201.054074581822" calcext:value-type="float">
            <text:p>201.0540745818</text:p>
          </table:table-cell>
          <table:table-cell office:value-type="float" office:value="196.11740556657" calcext:value-type="float">
            <text:p>196.1174055666</text:p>
          </table:table-cell>
          <table:table-cell office:value-type="float" office:value="202.581954975476" calcext:value-type="float">
            <text:p>202.5819549755</text:p>
          </table:table-cell>
          <table:table-cell office:value-type="float" office:value="209.105598667627" calcext:value-type="float">
            <text:p>209.1055986676</text:p>
          </table:table-cell>
          <table:table-cell office:value-type="float" office:value="187.596948050756" calcext:value-type="float">
            <text:p>187.5969480508</text:p>
          </table:table-cell>
          <table:table-cell office:value-type="float" office:value="189.268084956997" calcext:value-type="float">
            <text:p>189.268084957</text:p>
          </table:table-cell>
          <table:table-cell office:value-type="float" office:value="191.654432740762" calcext:value-type="float">
            <text:p>191.6544327408</text:p>
          </table:table-cell>
          <table:table-cell office:value-type="float" office:value="198.696601504746" calcext:value-type="float">
            <text:p>198.6966015047</text:p>
          </table:table-cell>
          <table:table-cell office:value-type="float" office:value="195.334800258921" calcext:value-type="float">
            <text:p>195.3348002589</text:p>
          </table:table-cell>
          <table:table-cell office:value-type="float" office:value="206.449739915691" calcext:value-type="float">
            <text:p>206.4497399157</text:p>
          </table:table-cell>
          <table:table-cell office:value-type="float" office:value="198.155974676592" calcext:value-type="float">
            <text:p>198.1559746766</text:p>
          </table:table-cell>
          <table:table-cell office:value-type="float" office:value="198.49729396534" calcext:value-type="float">
            <text:p>198.4972939653</text:p>
          </table:table-cell>
          <table:table-cell office:value-type="float" office:value="206.901114168334" calcext:value-type="float">
            <text:p>206.9011141683</text:p>
          </table:table-cell>
          <table:table-cell office:value-type="float" office:value="197.933939302233" calcext:value-type="float">
            <text:p>197.9339393022</text:p>
          </table:table-cell>
          <table:table-cell office:value-type="float" office:value="200.872971638836" calcext:value-type="float">
            <text:p>200.8729716388</text:p>
          </table:table-cell>
          <table:table-cell office:value-type="float" office:value="207.658337403618" calcext:value-type="float">
            <text:p>207.6583374036</text:p>
          </table:table-cell>
          <table:table-cell office:value-type="float" office:value="194.216042732773" calcext:value-type="float">
            <text:p>194.2160427328</text:p>
          </table:table-cell>
          <table:table-cell office:value-type="float" office:value="206.611481441416" calcext:value-type="float">
            <text:p>206.6114814414</text:p>
          </table:table-cell>
        </table:table-row>
        <table:table-row table:style-name="ro1">
          <table:table-cell office:value-type="float" office:value="187.748906877136" calcext:value-type="float">
            <text:p>187.7489068771</text:p>
          </table:table-cell>
          <table:table-cell office:value-type="float" office:value="189.929587973466" calcext:value-type="float">
            <text:p>189.9295879735</text:p>
          </table:table-cell>
          <table:table-cell office:value-type="float" office:value="201.325742169808" calcext:value-type="float">
            <text:p>201.3257421698</text:p>
          </table:table-cell>
          <table:table-cell office:value-type="float" office:value="195.97258148609" calcext:value-type="float">
            <text:p>195.9725814861</text:p>
          </table:table-cell>
          <table:table-cell office:value-type="float" office:value="202.48896503043" calcext:value-type="float">
            <text:p>202.4889650304</text:p>
          </table:table-cell>
          <table:table-cell office:value-type="float" office:value="208.828249411648" calcext:value-type="float">
            <text:p>208.8282494116</text:p>
          </table:table-cell>
          <table:table-cell office:value-type="float" office:value="187.582000403313" calcext:value-type="float">
            <text:p>187.5820004033</text:p>
          </table:table-cell>
          <table:table-cell office:value-type="float" office:value="188.940149133898" calcext:value-type="float">
            <text:p>188.9401491339</text:p>
          </table:table-cell>
          <table:table-cell office:value-type="float" office:value="191.656369171637" calcext:value-type="float">
            <text:p>191.6563691716</text:p>
          </table:table-cell>
          <table:table-cell office:value-type="float" office:value="198.654991258495" calcext:value-type="float">
            <text:p>198.6549912585</text:p>
          </table:table-cell>
          <table:table-cell office:value-type="float" office:value="195.207264934781" calcext:value-type="float">
            <text:p>195.2072649348</text:p>
          </table:table-cell>
          <table:table-cell office:value-type="float" office:value="206.275623233177" calcext:value-type="float">
            <text:p>206.2756232332</text:p>
          </table:table-cell>
          <table:table-cell office:value-type="float" office:value="197.844015155218" calcext:value-type="float">
            <text:p>197.8440151552</text:p>
          </table:table-cell>
          <table:table-cell office:value-type="float" office:value="198.531746938789" calcext:value-type="float">
            <text:p>198.5317469388</text:p>
          </table:table-cell>
          <table:table-cell office:value-type="float" office:value="206.598171514658" calcext:value-type="float">
            <text:p>206.5981715147</text:p>
          </table:table-cell>
          <table:table-cell office:value-type="float" office:value="198.367885998969" calcext:value-type="float">
            <text:p>198.367885999</text:p>
          </table:table-cell>
          <table:table-cell office:value-type="float" office:value="200.215343823925" calcext:value-type="float">
            <text:p>200.2153438239</text:p>
          </table:table-cell>
          <table:table-cell office:value-type="float" office:value="207.788472916931" calcext:value-type="float">
            <text:p>207.7884729169</text:p>
          </table:table-cell>
          <table:table-cell office:value-type="float" office:value="194.443114738857" calcext:value-type="float">
            <text:p>194.4431147389</text:p>
          </table:table-cell>
          <table:table-cell office:value-type="float" office:value="206.449453351145" calcext:value-type="float">
            <text:p>206.4494533511</text:p>
          </table:table-cell>
        </table:table-row>
        <table:table-row table:style-name="ro1">
          <table:table-cell office:value-type="float" office:value="187.548133240929" calcext:value-type="float">
            <text:p>187.5481332409</text:p>
          </table:table-cell>
          <table:table-cell office:value-type="float" office:value="189.567883135508" calcext:value-type="float">
            <text:p>189.5678831355</text:p>
          </table:table-cell>
          <table:table-cell office:value-type="float" office:value="201.551192506458" calcext:value-type="float">
            <text:p>201.5511925065</text:p>
          </table:table-cell>
          <table:table-cell office:value-type="float" office:value="195.79615342006" calcext:value-type="float">
            <text:p>195.7961534201</text:p>
          </table:table-cell>
          <table:table-cell office:value-type="float" office:value="206.081998386536" calcext:value-type="float">
            <text:p>206.0819983865</text:p>
          </table:table-cell>
          <table:table-cell office:value-type="float" office:value="212.968153491767" calcext:value-type="float">
            <text:p>212.9681534918</text:p>
          </table:table-cell>
          <table:table-cell office:value-type="float" office:value="187.534737735916" calcext:value-type="float">
            <text:p>187.5347377359</text:p>
          </table:table-cell>
          <table:table-cell office:value-type="float" office:value="188.914855633413" calcext:value-type="float">
            <text:p>188.9148556334</text:p>
          </table:table-cell>
          <table:table-cell office:value-type="float" office:value="186.728726636003" calcext:value-type="float">
            <text:p>186.728726636</text:p>
          </table:table-cell>
          <table:table-cell office:value-type="float" office:value="195.803604451098" calcext:value-type="float">
            <text:p>195.8036044511</text:p>
          </table:table-cell>
          <table:table-cell office:value-type="float" office:value="188.614172897341" calcext:value-type="float">
            <text:p>188.6141728973</text:p>
          </table:table-cell>
          <table:table-cell office:value-type="float" office:value="197.08207838908" calcext:value-type="float">
            <text:p>197.0820783891</text:p>
          </table:table-cell>
          <table:table-cell office:value-type="float" office:value="197.665769887363" calcext:value-type="float">
            <text:p>197.6657698874</text:p>
          </table:table-cell>
          <table:table-cell office:value-type="float" office:value="189.956475172855" calcext:value-type="float">
            <text:p>189.9564751729</text:p>
          </table:table-cell>
          <table:table-cell office:value-type="float" office:value="212.795182278286" calcext:value-type="float">
            <text:p>212.7951822783</text:p>
          </table:table-cell>
          <table:table-cell office:value-type="float" office:value="198.452628558844" calcext:value-type="float">
            <text:p>198.4526285588</text:p>
          </table:table-cell>
          <table:table-cell office:value-type="float" office:value="193.923132445264" calcext:value-type="float">
            <text:p>193.9231324453</text:p>
          </table:table-cell>
          <table:table-cell office:value-type="float" office:value="207.870445162018" calcext:value-type="float">
            <text:p>207.870445162</text:p>
          </table:table-cell>
          <table:table-cell office:value-type="float" office:value="194.650048993453" calcext:value-type="float">
            <text:p>194.6500489935</text:p>
          </table:table-cell>
          <table:table-cell office:value-type="float" office:value="206.701829009112" calcext:value-type="float">
            <text:p>206.7018290091</text:p>
          </table:table-cell>
        </table:table-row>
        <table:table-row table:style-name="ro1">
          <table:table-cell office:value-type="float" office:value="181.568613747689" calcext:value-type="float">
            <text:p>181.5686137477</text:p>
          </table:table-cell>
          <table:table-cell office:value-type="float" office:value="189.62515060488" calcext:value-type="float">
            <text:p>189.6251506049</text:p>
          </table:table-cell>
          <table:table-cell office:value-type="float" office:value="198.089243802342" calcext:value-type="float">
            <text:p>198.0892438023</text:p>
          </table:table-cell>
          <table:table-cell office:value-type="float" office:value="195.594347542449" calcext:value-type="float">
            <text:p>195.5943475424</text:p>
          </table:table-cell>
          <table:table-cell office:value-type="float" office:value="206.207273946327" calcext:value-type="float">
            <text:p>206.2072739463</text:p>
          </table:table-cell>
          <table:table-cell office:value-type="float" office:value="212.686706717922" calcext:value-type="float">
            <text:p>212.6867067179</text:p>
          </table:table-cell>
          <table:table-cell office:value-type="float" office:value="172.588925765099" calcext:value-type="float">
            <text:p>172.5889257651</text:p>
          </table:table-cell>
          <table:table-cell office:value-type="float" office:value="189.061485009454" calcext:value-type="float">
            <text:p>189.0614850095</text:p>
          </table:table-cell>
          <table:table-cell office:value-type="float" office:value="186.836348714403" calcext:value-type="float">
            <text:p>186.8363487144</text:p>
          </table:table-cell>
          <table:table-cell office:value-type="float" office:value="195.587634121601" calcext:value-type="float">
            <text:p>195.5876341216</text:p>
          </table:table-cell>
          <table:table-cell office:value-type="float" office:value="188.184802135345" calcext:value-type="float">
            <text:p>188.1848021353</text:p>
          </table:table-cell>
          <table:table-cell office:value-type="float" office:value="196.609255489935" calcext:value-type="float">
            <text:p>196.6092554899</text:p>
          </table:table-cell>
          <table:table-cell office:value-type="float" office:value="197.571842477194" calcext:value-type="float">
            <text:p>197.5718424772</text:p>
          </table:table-cell>
          <table:table-cell office:value-type="float" office:value="189.601893118978" calcext:value-type="float">
            <text:p>189.601893119</text:p>
          </table:table-cell>
          <table:table-cell office:value-type="float" office:value="213.163590504001" calcext:value-type="float">
            <text:p>213.163590504</text:p>
          </table:table-cell>
          <table:table-cell office:value-type="float" office:value="198.089698816901" calcext:value-type="float">
            <text:p>198.0896988169</text:p>
          </table:table-cell>
          <table:table-cell office:value-type="float" office:value="193.262380522309" calcext:value-type="float">
            <text:p>193.2623805223</text:p>
          </table:table-cell>
          <table:table-cell office:value-type="float" office:value="207.865375690532" calcext:value-type="float">
            <text:p>207.8653756905</text:p>
          </table:table-cell>
          <table:table-cell office:value-type="float" office:value="194.498210927485" calcext:value-type="float">
            <text:p>194.4982109275</text:p>
          </table:table-cell>
          <table:table-cell office:value-type="float" office:value="206.900928426594" calcext:value-type="float">
            <text:p>206.9009284266</text:p>
          </table:table-cell>
        </table:table-row>
        <table:table-row table:style-name="ro1">
          <table:table-cell office:value-type="float" office:value="181.245502784088" calcext:value-type="float">
            <text:p>181.2455027841</text:p>
          </table:table-cell>
          <table:table-cell office:value-type="float" office:value="189.629402492093" calcext:value-type="float">
            <text:p>189.6294024921</text:p>
          </table:table-cell>
          <table:table-cell office:value-type="float" office:value="198.143835580041" calcext:value-type="float">
            <text:p>198.14383558</text:p>
          </table:table-cell>
          <table:table-cell office:value-type="float" office:value="195.371038165537" calcext:value-type="float">
            <text:p>195.3710381655</text:p>
          </table:table-cell>
          <table:table-cell office:value-type="float" office:value="206.590354040957" calcext:value-type="float">
            <text:p>206.590354041</text:p>
          </table:table-cell>
          <table:table-cell office:value-type="float" office:value="212.715269114918" calcext:value-type="float">
            <text:p>212.7152691149</text:p>
          </table:table-cell>
          <table:table-cell office:value-type="float" office:value="172.343982651365" calcext:value-type="float">
            <text:p>172.3439826514</text:p>
          </table:table-cell>
          <table:table-cell office:value-type="float" office:value="189.207943618837" calcext:value-type="float">
            <text:p>189.2079436188</text:p>
          </table:table-cell>
          <table:table-cell office:value-type="float" office:value="187.074382859076" calcext:value-type="float">
            <text:p>187.0743828591</text:p>
          </table:table-cell>
          <table:table-cell office:value-type="float" office:value="194.366185436702" calcext:value-type="float">
            <text:p>194.3661854367</text:p>
          </table:table-cell>
          <table:table-cell office:value-type="float" office:value="187.873986162066" calcext:value-type="float">
            <text:p>187.8739861621</text:p>
          </table:table-cell>
          <table:table-cell office:value-type="float" office:value="192.32664296341" calcext:value-type="float">
            <text:p>192.3266429634</text:p>
          </table:table-cell>
          <table:table-cell office:value-type="float" office:value="202.053898699729" calcext:value-type="float">
            <text:p>202.0538986997</text:p>
          </table:table-cell>
          <table:table-cell office:value-type="float" office:value="191.386343644396" calcext:value-type="float">
            <text:p>191.3863436444</text:p>
          </table:table-cell>
          <table:table-cell office:value-type="float" office:value="212.5234811444" calcext:value-type="float">
            <text:p>212.5234811444</text:p>
          </table:table-cell>
          <table:table-cell office:value-type="float" office:value="198.278148695413" calcext:value-type="float">
            <text:p>198.2781486954</text:p>
          </table:table-cell>
          <table:table-cell office:value-type="float" office:value="193.108559451722" calcext:value-type="float">
            <text:p>193.1085594517</text:p>
          </table:table-cell>
          <table:table-cell office:value-type="float" office:value="207.844163960936" calcext:value-type="float">
            <text:p>207.8441639609</text:p>
          </table:table-cell>
          <table:table-cell office:value-type="float" office:value="194.342423491644" calcext:value-type="float">
            <text:p>194.3424234916</text:p>
          </table:table-cell>
          <table:table-cell office:value-type="float" office:value="207.092685164744" calcext:value-type="float">
            <text:p>207.0926851647</text:p>
          </table:table-cell>
        </table:table-row>
        <table:table-row table:style-name="ro1">
          <table:table-cell office:value-type="float" office:value="180.885419247295" calcext:value-type="float">
            <text:p>180.8854192473</text:p>
          </table:table-cell>
          <table:table-cell office:value-type="float" office:value="189.707360870559" calcext:value-type="float">
            <text:p>189.7073608706</text:p>
          </table:table-cell>
          <table:table-cell office:value-type="float" office:value="198.102871160942" calcext:value-type="float">
            <text:p>198.1028711609</text:p>
          </table:table-cell>
          <table:table-cell office:value-type="float" office:value="192.387059795873" calcext:value-type="float">
            <text:p>192.3870597959</text:p>
          </table:table-cell>
          <table:table-cell office:value-type="float" office:value="207.132315198816" calcext:value-type="float">
            <text:p>207.1323151988</text:p>
          </table:table-cell>
          <table:table-cell office:value-type="float" office:value="212.701863460236" calcext:value-type="float">
            <text:p>212.7018634602</text:p>
          </table:table-cell>
          <table:table-cell office:value-type="float" office:value="172.619894786387" calcext:value-type="float">
            <text:p>172.6198947864</text:p>
          </table:table-cell>
          <table:table-cell office:value-type="float" office:value="189.414650700446" calcext:value-type="float">
            <text:p>189.4146507004</text:p>
          </table:table-cell>
          <table:table-cell office:value-type="float" office:value="187.084752150833" calcext:value-type="float">
            <text:p>187.0847521508</text:p>
          </table:table-cell>
          <table:table-cell office:value-type="float" office:value="194.151146095553" calcext:value-type="float">
            <text:p>194.1511460956</text:p>
          </table:table-cell>
          <table:table-cell office:value-type="float" office:value="187.496940866524" calcext:value-type="float">
            <text:p>187.4969408665</text:p>
          </table:table-cell>
          <table:table-cell office:value-type="float" office:value="191.803773036366" calcext:value-type="float">
            <text:p>191.8037730364</text:p>
          </table:table-cell>
          <table:table-cell office:value-type="float" office:value="202.19546017225" calcext:value-type="float">
            <text:p>202.1954601723</text:p>
          </table:table-cell>
          <table:table-cell office:value-type="float" office:value="191.303149306687" calcext:value-type="float">
            <text:p>191.3031493067</text:p>
          </table:table-cell>
          <table:table-cell office:value-type="float" office:value="217.655464144103" calcext:value-type="float">
            <text:p>217.6554641441</text:p>
          </table:table-cell>
          <table:table-cell office:value-type="float" office:value="197.924181625824" calcext:value-type="float">
            <text:p>197.9241816258</text:p>
          </table:table-cell>
          <table:table-cell office:value-type="float" office:value="193.095796881853" calcext:value-type="float">
            <text:p>193.0957968819</text:p>
          </table:table-cell>
          <table:table-cell office:value-type="float" office:value="207.872355476681" calcext:value-type="float">
            <text:p>207.8723554767</text:p>
          </table:table-cell>
          <table:table-cell office:value-type="float" office:value="194.060766753759" calcext:value-type="float">
            <text:p>194.0607667538</text:p>
          </table:table-cell>
          <table:table-cell office:value-type="float" office:value="207.285969338284" calcext:value-type="float">
            <text:p>207.2859693383</text:p>
          </table:table-cell>
        </table:table-row>
        <table:table-row table:style-name="ro1">
          <table:table-cell office:value-type="float" office:value="180.510691288206" calcext:value-type="float">
            <text:p>180.5106912882</text:p>
          </table:table-cell>
          <table:table-cell office:value-type="float" office:value="189.787349808805" calcext:value-type="float">
            <text:p>189.7873498088</text:p>
          </table:table-cell>
          <table:table-cell office:value-type="float" office:value="198.133253191181" calcext:value-type="float">
            <text:p>198.1332531912</text:p>
          </table:table-cell>
          <table:table-cell office:value-type="float" office:value="192.243466473944" calcext:value-type="float">
            <text:p>192.2434664739</text:p>
          </table:table-cell>
          <table:table-cell office:value-type="float" office:value="210.988640649223" calcext:value-type="float">
            <text:p>210.9886406492</text:p>
          </table:table-cell>
          <table:table-cell office:value-type="float" office:value="212.663265625314" calcext:value-type="float">
            <text:p>212.6632656253</text:p>
          </table:table-cell>
          <table:table-cell office:value-type="float" office:value="172.13293126084" calcext:value-type="float">
            <text:p>172.1329312608</text:p>
          </table:table-cell>
          <table:table-cell office:value-type="float" office:value="189.198478605547" calcext:value-type="float">
            <text:p>189.1984786055</text:p>
          </table:table-cell>
          <table:table-cell office:value-type="float" office:value="187.03320279566" calcext:value-type="float">
            <text:p>187.0332027957</text:p>
          </table:table-cell>
          <table:table-cell office:value-type="float" office:value="194.004948525733" calcext:value-type="float">
            <text:p>194.0049485257</text:p>
          </table:table-cell>
          <table:table-cell office:value-type="float" office:value="187.247387827797" calcext:value-type="float">
            <text:p>187.2473878278</text:p>
          </table:table-cell>
          <table:table-cell office:value-type="float" office:value="191.326192310452" calcext:value-type="float">
            <text:p>191.3261923105</text:p>
          </table:table-cell>
          <table:table-cell office:value-type="float" office:value="202.327090912572" calcext:value-type="float">
            <text:p>202.3270909126</text:p>
          </table:table-cell>
          <table:table-cell office:value-type="float" office:value="191.217834742979" calcext:value-type="float">
            <text:p>191.217834743</text:p>
          </table:table-cell>
          <table:table-cell office:value-type="float" office:value="217.24615568837" calcext:value-type="float">
            <text:p>217.2461556884</text:p>
          </table:table-cell>
          <table:table-cell office:value-type="float" office:value="197.739000500955" calcext:value-type="float">
            <text:p>197.739000501</text:p>
          </table:table-cell>
          <table:table-cell office:value-type="float" office:value="192.972695960809" calcext:value-type="float">
            <text:p>192.9726959608</text:p>
          </table:table-cell>
          <table:table-cell office:value-type="float" office:value="209.67062756581" calcext:value-type="float">
            <text:p>209.6706275658</text:p>
          </table:table-cell>
          <table:table-cell office:value-type="float" office:value="193.928820218826" calcext:value-type="float">
            <text:p>193.9288202188</text:p>
          </table:table-cell>
          <table:table-cell office:value-type="float" office:value="207.475457755588" calcext:value-type="float">
            <text:p>207.4754577556</text:p>
          </table:table-cell>
        </table:table-row>
        <table:table-row table:style-name="ro1">
          <table:table-cell office:value-type="float" office:value="187.664737787161" calcext:value-type="float">
            <text:p>187.6647377872</text:p>
          </table:table-cell>
          <table:table-cell office:value-type="float" office:value="189.727655036324" calcext:value-type="float">
            <text:p>189.7276550363</text:p>
          </table:table-cell>
          <table:table-cell office:value-type="float" office:value="198.046850857775" calcext:value-type="float">
            <text:p>198.0468508578</text:p>
          </table:table-cell>
          <table:table-cell office:value-type="float" office:value="192.933857309384" calcext:value-type="float">
            <text:p>192.9338573094</text:p>
          </table:table-cell>
          <table:table-cell office:value-type="float" office:value="210.384593504583" calcext:value-type="float">
            <text:p>210.3845935046</text:p>
          </table:table-cell>
          <table:table-cell office:value-type="float" office:value="212.611416558783" calcext:value-type="float">
            <text:p>212.6114165588</text:p>
          </table:table-cell>
          <table:table-cell office:value-type="float" office:value="171.746279969749" calcext:value-type="float">
            <text:p>171.7462799697</text:p>
          </table:table-cell>
          <table:table-cell office:value-type="float" office:value="187.224484934673" calcext:value-type="float">
            <text:p>187.2244849347</text:p>
          </table:table-cell>
          <table:table-cell office:value-type="float" office:value="187.001544381914" calcext:value-type="float">
            <text:p>187.0015443819</text:p>
          </table:table-cell>
          <table:table-cell office:value-type="float" office:value="193.759106863321" calcext:value-type="float">
            <text:p>193.7591068633</text:p>
          </table:table-cell>
          <table:table-cell office:value-type="float" office:value="184.259920155956" calcext:value-type="float">
            <text:p>184.259920156</text:p>
          </table:table-cell>
          <table:table-cell office:value-type="float" office:value="190.882395088166" calcext:value-type="float">
            <text:p>190.8823950882</text:p>
          </table:table-cell>
          <table:table-cell office:value-type="float" office:value="202.132168272692" calcext:value-type="float">
            <text:p>202.1321682727</text:p>
          </table:table-cell>
          <table:table-cell office:value-type="float" office:value="186.124644514259" calcext:value-type="float">
            <text:p>186.1246445143</text:p>
          </table:table-cell>
          <table:table-cell office:value-type="float" office:value="217.33606435112" calcext:value-type="float">
            <text:p>217.3360643511</text:p>
          </table:table-cell>
          <table:table-cell office:value-type="float" office:value="197.863209982423" calcext:value-type="float">
            <text:p>197.8632099824</text:p>
          </table:table-cell>
          <table:table-cell office:value-type="float" office:value="193.087455236268" calcext:value-type="float">
            <text:p>193.0874552363</text:p>
          </table:table-cell>
          <table:table-cell office:value-type="float" office:value="209.724922422496" calcext:value-type="float">
            <text:p>209.7249224225</text:p>
          </table:table-cell>
          <table:table-cell office:value-type="float" office:value="194.456251800318" calcext:value-type="float">
            <text:p>194.4562518003</text:p>
          </table:table-cell>
          <table:table-cell office:value-type="float" office:value="207.626597922119" calcext:value-type="float">
            <text:p>207.6265979221</text:p>
          </table:table-cell>
        </table:table-row>
        <table:table-row table:style-name="ro1">
          <table:table-cell office:value-type="float" office:value="187.948591484437" calcext:value-type="float">
            <text:p>187.9485914844</text:p>
          </table:table-cell>
          <table:table-cell office:value-type="float" office:value="189.923893931821" calcext:value-type="float">
            <text:p>189.9238939318</text:p>
          </table:table-cell>
          <table:table-cell office:value-type="float" office:value="197.382039074815" calcext:value-type="float">
            <text:p>197.3820390748</text:p>
          </table:table-cell>
          <table:table-cell office:value-type="float" office:value="192.800104123585" calcext:value-type="float">
            <text:p>192.8001041236</text:p>
          </table:table-cell>
          <table:table-cell office:value-type="float" office:value="216.683964662803" calcext:value-type="float">
            <text:p>216.6839646628</text:p>
          </table:table-cell>
          <table:table-cell office:value-type="float" office:value="212.555982262118" calcext:value-type="float">
            <text:p>212.5559822621</text:p>
          </table:table-cell>
          <table:table-cell office:value-type="float" office:value="171.91243776226" calcext:value-type="float">
            <text:p>171.9124377623</text:p>
          </table:table-cell>
          <table:table-cell office:value-type="float" office:value="186.96171579224" calcext:value-type="float">
            <text:p>186.9617157922</text:p>
          </table:table-cell>
          <table:table-cell office:value-type="float" office:value="186.874691925843" calcext:value-type="float">
            <text:p>186.8746919258</text:p>
          </table:table-cell>
          <table:table-cell office:value-type="float" office:value="193.608842662228" calcext:value-type="float">
            <text:p>193.6088426622</text:p>
          </table:table-cell>
          <table:table-cell office:value-type="float" office:value="184.069998895763" calcext:value-type="float">
            <text:p>184.0699988958</text:p>
          </table:table-cell>
          <table:table-cell office:value-type="float" office:value="190.655671477307" calcext:value-type="float">
            <text:p>190.6556714773</text:p>
          </table:table-cell>
          <table:table-cell office:value-type="float" office:value="202.271155799206" calcext:value-type="float">
            <text:p>202.2711557992</text:p>
          </table:table-cell>
          <table:table-cell office:value-type="float" office:value="186.062431420483" calcext:value-type="float">
            <text:p>186.0624314205</text:p>
          </table:table-cell>
          <table:table-cell office:value-type="float" office:value="217.512574520075" calcext:value-type="float">
            <text:p>217.5125745201</text:p>
          </table:table-cell>
          <table:table-cell office:value-type="float" office:value="197.978630184137" calcext:value-type="float">
            <text:p>197.9786301841</text:p>
          </table:table-cell>
          <table:table-cell office:value-type="float" office:value="193.32329478629" calcext:value-type="float">
            <text:p>193.3232947863</text:p>
          </table:table-cell>
          <table:table-cell office:value-type="float" office:value="209.525515332306" calcext:value-type="float">
            <text:p>209.5255153323</text:p>
          </table:table-cell>
          <table:table-cell office:value-type="float" office:value="194.2578907898" calcext:value-type="float">
            <text:p>194.2578907898</text:p>
          </table:table-cell>
          <table:table-cell office:value-type="float" office:value="207.734348336565" calcext:value-type="float">
            <text:p>207.7343483366</text:p>
          </table:table-cell>
        </table:table-row>
        <table:table-row table:style-name="ro1">
          <table:table-cell office:value-type="float" office:value="187.406404549338" calcext:value-type="float">
            <text:p>187.4064045493</text:p>
          </table:table-cell>
          <table:table-cell office:value-type="float" office:value="189.693288521313" calcext:value-type="float">
            <text:p>189.6932885213</text:p>
          </table:table-cell>
          <table:table-cell office:value-type="float" office:value="197.187211555975" calcext:value-type="float">
            <text:p>197.187211556</text:p>
          </table:table-cell>
          <table:table-cell office:value-type="float" office:value="192.708102638787" calcext:value-type="float">
            <text:p>192.7081026388</text:p>
          </table:table-cell>
          <table:table-cell office:value-type="float" office:value="215.646938776626" calcext:value-type="float">
            <text:p>215.6469387766</text:p>
          </table:table-cell>
          <table:table-cell office:value-type="float" office:value="212.813202998699" calcext:value-type="float">
            <text:p>212.8132029987</text:p>
          </table:table-cell>
          <table:table-cell office:value-type="float" office:value="171.56129975464" calcext:value-type="float">
            <text:p>171.5612997546</text:p>
          </table:table-cell>
          <table:table-cell office:value-type="float" office:value="186.610572470332" calcext:value-type="float">
            <text:p>186.6105724703</text:p>
          </table:table-cell>
          <table:table-cell office:value-type="float" office:value="186.651425272648" calcext:value-type="float">
            <text:p>186.6514252726</text:p>
          </table:table-cell>
          <table:table-cell office:value-type="float" office:value="193.521022908222" calcext:value-type="float">
            <text:p>193.5210229082</text:p>
          </table:table-cell>
          <table:table-cell office:value-type="float" office:value="184.030982654714" calcext:value-type="float">
            <text:p>184.0309826547</text:p>
          </table:table-cell>
          <table:table-cell office:value-type="float" office:value="190.270845911459" calcext:value-type="float">
            <text:p>190.2708459115</text:p>
          </table:table-cell>
          <table:table-cell office:value-type="float" office:value="202.312323697984" calcext:value-type="float">
            <text:p>202.312323698</text:p>
          </table:table-cell>
          <table:table-cell office:value-type="float" office:value="183.205153235016" calcext:value-type="float">
            <text:p>183.205153235</text:p>
          </table:table-cell>
          <table:table-cell office:value-type="float" office:value="221.911434506143" calcext:value-type="float">
            <text:p>221.9114345061</text:p>
          </table:table-cell>
          <table:table-cell office:value-type="float" office:value="198.257550441011" calcext:value-type="float">
            <text:p>198.257550441</text:p>
          </table:table-cell>
          <table:table-cell office:value-type="float" office:value="190.735653905112" calcext:value-type="float">
            <text:p>190.7356539051</text:p>
          </table:table-cell>
          <table:table-cell office:value-type="float" office:value="209.699248913727" calcext:value-type="float">
            <text:p>209.6992489137</text:p>
          </table:table-cell>
          <table:table-cell office:value-type="float" office:value="193.874986348642" calcext:value-type="float">
            <text:p>193.8749863486</text:p>
          </table:table-cell>
          <table:table-cell office:value-type="float" office:value="203.004904505221" calcext:value-type="float">
            <text:p>203.0049045052</text:p>
          </table:table-cell>
        </table:table-row>
        <table:table-row table:style-name="ro1">
          <table:table-cell office:value-type="float" office:value="187.750003413892" calcext:value-type="float">
            <text:p>187.7500034139</text:p>
          </table:table-cell>
          <table:table-cell office:value-type="float" office:value="189.48379591842" calcext:value-type="float">
            <text:p>189.4837959184</text:p>
          </table:table-cell>
          <table:table-cell office:value-type="float" office:value="198.139428823154" calcext:value-type="float">
            <text:p>198.1394288232</text:p>
          </table:table-cell>
          <table:table-cell office:value-type="float" office:value="192.568402068453" calcext:value-type="float">
            <text:p>192.5684020685</text:p>
          </table:table-cell>
          <table:table-cell office:value-type="float" office:value="214.864301989704" calcext:value-type="float">
            <text:p>214.8643019897</text:p>
          </table:table-cell>
          <table:table-cell office:value-type="float" office:value="212.989408922738" calcext:value-type="float">
            <text:p>212.9894089227</text:p>
          </table:table-cell>
          <table:table-cell office:value-type="float" office:value="171.287237568124" calcext:value-type="float">
            <text:p>171.2872375681</text:p>
          </table:table-cell>
          <table:table-cell office:value-type="float" office:value="186.375899734747" calcext:value-type="float">
            <text:p>186.3758997347</text:p>
          </table:table-cell>
          <table:table-cell office:value-type="float" office:value="185.25138118254" calcext:value-type="float">
            <text:p>185.2513811825</text:p>
          </table:table-cell>
          <table:table-cell office:value-type="float" office:value="193.50925239676" calcext:value-type="float">
            <text:p>193.5092523968</text:p>
          </table:table-cell>
          <table:table-cell office:value-type="float" office:value="183.770307499695" calcext:value-type="float">
            <text:p>183.7703074997</text:p>
          </table:table-cell>
          <table:table-cell office:value-type="float" office:value="189.905572999828" calcext:value-type="float">
            <text:p>189.9055729998</text:p>
          </table:table-cell>
          <table:table-cell office:value-type="float" office:value="209.828311515512" calcext:value-type="float">
            <text:p>209.8283115155</text:p>
          </table:table-cell>
          <table:table-cell office:value-type="float" office:value="183.085279242348" calcext:value-type="float">
            <text:p>183.0852792423</text:p>
          </table:table-cell>
          <table:table-cell office:value-type="float" office:value="221.869882061143" calcext:value-type="float">
            <text:p>221.8698820611</text:p>
          </table:table-cell>
          <table:table-cell office:value-type="float" office:value="198.579851822427" calcext:value-type="float">
            <text:p>198.5798518224</text:p>
          </table:table-cell>
          <table:table-cell office:value-type="float" office:value="191.251414175352" calcext:value-type="float">
            <text:p>191.2514141754</text:p>
          </table:table-cell>
          <table:table-cell office:value-type="float" office:value="209.915951955496" calcext:value-type="float">
            <text:p>209.9159519555</text:p>
          </table:table-cell>
          <table:table-cell office:value-type="float" office:value="195.728537386329" calcext:value-type="float">
            <text:p>195.7285373863</text:p>
          </table:table-cell>
          <table:table-cell office:value-type="float" office:value="203.211698503647" calcext:value-type="float">
            <text:p>203.2116985036</text:p>
          </table:table-cell>
        </table:table-row>
        <table:table-row table:style-name="ro1">
          <table:table-cell office:value-type="float" office:value="182.62626363006" calcext:value-type="float">
            <text:p>182.6262636301</text:p>
          </table:table-cell>
          <table:table-cell office:value-type="float" office:value="189.942496217561" calcext:value-type="float">
            <text:p>189.9424962176</text:p>
          </table:table-cell>
          <table:table-cell office:value-type="float" office:value="197.831004144949" calcext:value-type="float">
            <text:p>197.8310041449</text:p>
          </table:table-cell>
          <table:table-cell office:value-type="float" office:value="192.436274921264" calcext:value-type="float">
            <text:p>192.4362749213</text:p>
          </table:table-cell>
          <table:table-cell office:value-type="float" office:value="197.216678733006" calcext:value-type="float">
            <text:p>197.216678733</text:p>
          </table:table-cell>
          <table:table-cell office:value-type="float" office:value="212.718745048878" calcext:value-type="float">
            <text:p>212.7187450489</text:p>
          </table:table-cell>
          <table:table-cell office:value-type="float" office:value="160.751484823171" calcext:value-type="float">
            <text:p>160.7514848232</text:p>
          </table:table-cell>
          <table:table-cell office:value-type="float" office:value="189.62853266831" calcext:value-type="float">
            <text:p>189.6285326683</text:p>
          </table:table-cell>
          <table:table-cell office:value-type="float" office:value="185.062990886752" calcext:value-type="float">
            <text:p>185.0629908868</text:p>
          </table:table-cell>
          <table:table-cell office:value-type="float" office:value="193.029115008436" calcext:value-type="float">
            <text:p>193.0291150084</text:p>
          </table:table-cell>
          <table:table-cell office:value-type="float" office:value="182.605888869815" calcext:value-type="float">
            <text:p>182.6058888698</text:p>
          </table:table-cell>
          <table:table-cell office:value-type="float" office:value="190.392945843056" calcext:value-type="float">
            <text:p>190.3929458431</text:p>
          </table:table-cell>
          <table:table-cell office:value-type="float" office:value="210.098160654916" calcext:value-type="float">
            <text:p>210.0981606549</text:p>
          </table:table-cell>
          <table:table-cell office:value-type="float" office:value="182.913459937395" calcext:value-type="float">
            <text:p>182.9134599374</text:p>
          </table:table-cell>
          <table:table-cell office:value-type="float" office:value="221.796271231277" calcext:value-type="float">
            <text:p>221.7962712313</text:p>
          </table:table-cell>
          <table:table-cell office:value-type="float" office:value="198.61880615229" calcext:value-type="float">
            <text:p>198.6188061523</text:p>
          </table:table-cell>
          <table:table-cell office:value-type="float" office:value="191.819192464591" calcext:value-type="float">
            <text:p>191.8191924646</text:p>
          </table:table-cell>
          <table:table-cell office:value-type="float" office:value="210.014546173589" calcext:value-type="float">
            <text:p>210.0145461736</text:p>
          </table:table-cell>
          <table:table-cell office:value-type="float" office:value="195.125539437668" calcext:value-type="float">
            <text:p>195.1255394377</text:p>
          </table:table-cell>
          <table:table-cell office:value-type="float" office:value="202.997859865524" calcext:value-type="float">
            <text:p>202.9978598655</text:p>
          </table:table-cell>
        </table:table-row>
        <table:table-row table:style-name="ro1">
          <table:table-cell office:value-type="float" office:value="181.795408718727" calcext:value-type="float">
            <text:p>181.7954087187</text:p>
          </table:table-cell>
          <table:table-cell office:value-type="float" office:value="190.699583097037" calcext:value-type="float">
            <text:p>190.699583097</text:p>
          </table:table-cell>
          <table:table-cell office:value-type="float" office:value="197.62701993147" calcext:value-type="float">
            <text:p>197.6270199315</text:p>
          </table:table-cell>
          <table:table-cell office:value-type="float" office:value="193.411933732763" calcext:value-type="float">
            <text:p>193.4119337328</text:p>
          </table:table-cell>
          <table:table-cell office:value-type="float" office:value="196.301919183198" calcext:value-type="float">
            <text:p>196.3019191832</text:p>
          </table:table-cell>
          <table:table-cell office:value-type="float" office:value="212.193950983631" calcext:value-type="float">
            <text:p>212.1939509836</text:p>
          </table:table-cell>
          <table:table-cell office:value-type="float" office:value="160.382542235423" calcext:value-type="float">
            <text:p>160.3825422354</text:p>
          </table:table-cell>
          <table:table-cell office:value-type="float" office:value="189.9632523321" calcext:value-type="float">
            <text:p>189.9632523321</text:p>
          </table:table-cell>
          <table:table-cell office:value-type="float" office:value="185.280383507036" calcext:value-type="float">
            <text:p>185.280383507</text:p>
          </table:table-cell>
          <table:table-cell office:value-type="float" office:value="193.118895537605" calcext:value-type="float">
            <text:p>193.1188955376</text:p>
          </table:table-cell>
          <table:table-cell office:value-type="float" office:value="182.163325471678" calcext:value-type="float">
            <text:p>182.1633254717</text:p>
          </table:table-cell>
          <table:table-cell office:value-type="float" office:value="187.871977351692" calcext:value-type="float">
            <text:p>187.8719773517</text:p>
          </table:table-cell>
          <table:table-cell office:value-type="float" office:value="210.354903060314" calcext:value-type="float">
            <text:p>210.3549030603</text:p>
          </table:table-cell>
          <table:table-cell office:value-type="float" office:value="182.692422969256" calcext:value-type="float">
            <text:p>182.6924229693</text:p>
          </table:table-cell>
          <table:table-cell office:value-type="float" office:value="222.000810387219" calcext:value-type="float">
            <text:p>222.0008103872</text:p>
          </table:table-cell>
          <table:table-cell office:value-type="float" office:value="201.803919722208" calcext:value-type="float">
            <text:p>201.8039197222</text:p>
          </table:table-cell>
          <table:table-cell office:value-type="float" office:value="192.520364980393" calcext:value-type="float">
            <text:p>192.5203649804</text:p>
          </table:table-cell>
          <table:table-cell office:value-type="float" office:value="210.053615919369" calcext:value-type="float">
            <text:p>210.0536159194</text:p>
          </table:table-cell>
          <table:table-cell office:value-type="float" office:value="194.430660234078" calcext:value-type="float">
            <text:p>194.4306602341</text:p>
          </table:table-cell>
          <table:table-cell office:value-type="float" office:value="203.423461505829" calcext:value-type="float">
            <text:p>203.4234615058</text:p>
          </table:table-cell>
        </table:table-row>
        <table:table-row table:style-name="ro1">
          <table:table-cell office:value-type="float" office:value="181.199173315424" calcext:value-type="float">
            <text:p>181.1991733154</text:p>
          </table:table-cell>
          <table:table-cell office:value-type="float" office:value="191.459027758833" calcext:value-type="float">
            <text:p>191.4590277588</text:p>
          </table:table-cell>
          <table:table-cell office:value-type="float" office:value="198.488301070285" calcext:value-type="float">
            <text:p>198.4883010703</text:p>
          </table:table-cell>
          <table:table-cell office:value-type="float" office:value="193.212029013399" calcext:value-type="float">
            <text:p>193.2120290134</text:p>
          </table:table-cell>
          <table:table-cell office:value-type="float" office:value="185.84499793018" calcext:value-type="float">
            <text:p>185.8449979302</text:p>
          </table:table-cell>
          <table:table-cell office:value-type="float" office:value="213.065801435042" calcext:value-type="float">
            <text:p>213.065801435</text:p>
          </table:table-cell>
          <table:table-cell office:value-type="float" office:value="160.025422262319" calcext:value-type="float">
            <text:p>160.0254222623</text:p>
          </table:table-cell>
          <table:table-cell office:value-type="float" office:value="193.595878397992" calcext:value-type="float">
            <text:p>193.595878398</text:p>
          </table:table-cell>
          <table:table-cell office:value-type="float" office:value="185.058036953241" calcext:value-type="float">
            <text:p>185.0580369532</text:p>
          </table:table-cell>
          <table:table-cell office:value-type="float" office:value="193.538797871005" calcext:value-type="float">
            <text:p>193.538797871</text:p>
          </table:table-cell>
          <table:table-cell office:value-type="float" office:value="181.754383594429" calcext:value-type="float">
            <text:p>181.7543835944</text:p>
          </table:table-cell>
          <table:table-cell office:value-type="float" office:value="187.03087441278" calcext:value-type="float">
            <text:p>187.0308744128</text:p>
          </table:table-cell>
          <table:table-cell office:value-type="float" office:value="197.865674249602" calcext:value-type="float">
            <text:p>197.8656742496</text:p>
          </table:table-cell>
          <table:table-cell office:value-type="float" office:value="182.388898583223" calcext:value-type="float">
            <text:p>182.3888985832</text:p>
          </table:table-cell>
          <table:table-cell office:value-type="float" office:value="221.714011659043" calcext:value-type="float">
            <text:p>221.714011659</text:p>
          </table:table-cell>
          <table:table-cell office:value-type="float" office:value="201.719734574949" calcext:value-type="float">
            <text:p>201.7197345749</text:p>
          </table:table-cell>
          <table:table-cell office:value-type="float" office:value="191.522549059658" calcext:value-type="float">
            <text:p>191.5225490597</text:p>
          </table:table-cell>
          <table:table-cell office:value-type="float" office:value="209.904366895718" calcext:value-type="float">
            <text:p>209.9043668957</text:p>
          </table:table-cell>
          <table:table-cell office:value-type="float" office:value="193.638648796045" calcext:value-type="float">
            <text:p>193.638648796</text:p>
          </table:table-cell>
          <table:table-cell office:value-type="float" office:value="203.736192627732" calcext:value-type="float">
            <text:p>203.7361926277</text:p>
          </table:table-cell>
        </table:table-row>
        <table:table-row table:style-name="ro1">
          <table:table-cell office:value-type="float" office:value="177.810448982487" calcext:value-type="float">
            <text:p>177.8104489825</text:p>
          </table:table-cell>
          <table:table-cell office:value-type="float" office:value="192.233461665872" calcext:value-type="float">
            <text:p>192.2334616659</text:p>
          </table:table-cell>
          <table:table-cell office:value-type="float" office:value="198.180911505237" calcext:value-type="float">
            <text:p>198.1809115052</text:p>
          </table:table-cell>
          <table:table-cell office:value-type="float" office:value="194.399523344364" calcext:value-type="float">
            <text:p>194.3995233444</text:p>
          </table:table-cell>
          <table:table-cell office:value-type="float" office:value="184.932833299076" calcext:value-type="float">
            <text:p>184.9328332991</text:p>
          </table:table-cell>
          <table:table-cell office:value-type="float" office:value="210.448864172171" calcext:value-type="float">
            <text:p>210.4488641722</text:p>
          </table:table-cell>
          <table:table-cell office:value-type="float" office:value="152.542197876668" calcext:value-type="float">
            <text:p>152.5421978767</text:p>
          </table:table-cell>
          <table:table-cell office:value-type="float" office:value="193.379822342984" calcext:value-type="float">
            <text:p>193.379822343</text:p>
          </table:table-cell>
          <table:table-cell office:value-type="float" office:value="185.116010901337" calcext:value-type="float">
            <text:p>185.1160109013</text:p>
          </table:table-cell>
          <table:table-cell office:value-type="float" office:value="194.235328520326" calcext:value-type="float">
            <text:p>194.2353285203</text:p>
          </table:table-cell>
          <table:table-cell office:value-type="float" office:value="181.996432936488" calcext:value-type="float">
            <text:p>181.9964329365</text:p>
          </table:table-cell>
          <table:table-cell office:value-type="float" office:value="186.318913211209" calcext:value-type="float">
            <text:p>186.3189132112</text:p>
          </table:table-cell>
          <table:table-cell office:value-type="float" office:value="197.794769372438" calcext:value-type="float">
            <text:p>197.7947693724</text:p>
          </table:table-cell>
          <table:table-cell office:value-type="float" office:value="182.026573493585" calcext:value-type="float">
            <text:p>182.0265734936</text:p>
          </table:table-cell>
          <table:table-cell office:value-type="float" office:value="221.926680768803" calcext:value-type="float">
            <text:p>221.9266807688</text:p>
          </table:table-cell>
          <table:table-cell office:value-type="float" office:value="201.997504889553" calcext:value-type="float">
            <text:p>201.9975048896</text:p>
          </table:table-cell>
          <table:table-cell office:value-type="float" office:value="189.859513332792" calcext:value-type="float">
            <text:p>189.8595133328</text:p>
          </table:table-cell>
          <table:table-cell office:value-type="float" office:value="210.047065133709" calcext:value-type="float">
            <text:p>210.0470651337</text:p>
          </table:table-cell>
          <table:table-cell office:value-type="float" office:value="192.805309260408" calcext:value-type="float">
            <text:p>192.8053092604</text:p>
          </table:table-cell>
          <table:table-cell office:value-type="float" office:value="203.943861101521" calcext:value-type="float">
            <text:p>203.9438611015</text:p>
          </table:table-cell>
        </table:table-row>
        <table:table-row table:style-name="ro1">
          <table:table-cell office:value-type="float" office:value="178.373808293549" calcext:value-type="float">
            <text:p>178.3738082935</text:p>
          </table:table-cell>
          <table:table-cell office:value-type="float" office:value="192.699021858972" calcext:value-type="float">
            <text:p>192.699021859</text:p>
          </table:table-cell>
          <table:table-cell office:value-type="float" office:value="199.237758954959" calcext:value-type="float">
            <text:p>199.237758955</text:p>
          </table:table-cell>
          <table:table-cell office:value-type="float" office:value="194.135098948351" calcext:value-type="float">
            <text:p>194.1350989484</text:p>
          </table:table-cell>
          <table:table-cell office:value-type="float" office:value="184.071361840188" calcext:value-type="float">
            <text:p>184.0713618402</text:p>
          </table:table-cell>
          <table:table-cell office:value-type="float" office:value="209.985732123532" calcext:value-type="float">
            <text:p>209.9857321235</text:p>
          </table:table-cell>
          <table:table-cell office:value-type="float" office:value="152.362333350602" calcext:value-type="float">
            <text:p>152.3623333506</text:p>
          </table:table-cell>
          <table:table-cell office:value-type="float" office:value="193.046130725036" calcext:value-type="float">
            <text:p>193.046130725</text:p>
          </table:table-cell>
          <table:table-cell office:value-type="float" office:value="185.371330701505" calcext:value-type="float">
            <text:p>185.3713307015</text:p>
          </table:table-cell>
          <table:table-cell office:value-type="float" office:value="197.008973047145" calcext:value-type="float">
            <text:p>197.0089730471</text:p>
          </table:table-cell>
          <table:table-cell office:value-type="float" office:value="181.548508624758" calcext:value-type="float">
            <text:p>181.5485086248</text:p>
          </table:table-cell>
          <table:table-cell office:value-type="float" office:value="185.322000177388" calcext:value-type="float">
            <text:p>185.3220001774</text:p>
          </table:table-cell>
          <table:table-cell office:value-type="float" office:value="197.804021484766" calcext:value-type="float">
            <text:p>197.8040214848</text:p>
          </table:table-cell>
          <table:table-cell office:value-type="float" office:value="181.694438108433" calcext:value-type="float">
            <text:p>181.6944381084</text:p>
          </table:table-cell>
          <table:table-cell office:value-type="float" office:value="221.525371917602" calcext:value-type="float">
            <text:p>221.5253719176</text:p>
          </table:table-cell>
          <table:table-cell office:value-type="float" office:value="201.632189263216" calcext:value-type="float">
            <text:p>201.6321892632</text:p>
          </table:table-cell>
          <table:table-cell office:value-type="float" office:value="190.545094011402" calcext:value-type="float">
            <text:p>190.5450940114</text:p>
          </table:table-cell>
          <table:table-cell office:value-type="float" office:value="213.494469858242" calcext:value-type="float">
            <text:p>213.4944698582</text:p>
          </table:table-cell>
          <table:table-cell office:value-type="float" office:value="194.610949830252" calcext:value-type="float">
            <text:p>194.6109498303</text:p>
          </table:table-cell>
          <table:table-cell office:value-type="float" office:value="203.79754746716" calcext:value-type="float">
            <text:p>203.7975474672</text:p>
          </table:table-cell>
        </table:table-row>
        <table:table-row table:style-name="ro1">
          <table:table-cell office:value-type="float" office:value="175.951740132203" calcext:value-type="float">
            <text:p>175.9517401322</text:p>
          </table:table-cell>
          <table:table-cell office:value-type="float" office:value="191.826175099743" calcext:value-type="float">
            <text:p>191.8261750997</text:p>
          </table:table-cell>
          <table:table-cell office:value-type="float" office:value="198.849558647591" calcext:value-type="float">
            <text:p>198.8495586476</text:p>
          </table:table-cell>
          <table:table-cell office:value-type="float" office:value="193.864391137103" calcext:value-type="float">
            <text:p>193.8643911371</text:p>
          </table:table-cell>
          <table:table-cell office:value-type="float" office:value="183.50666304975" calcext:value-type="float">
            <text:p>183.5066630498</text:p>
          </table:table-cell>
          <table:table-cell office:value-type="float" office:value="209.552810392877" calcext:value-type="float">
            <text:p>209.5528103929</text:p>
          </table:table-cell>
          <table:table-cell office:value-type="float" office:value="152.103241963384" calcext:value-type="float">
            <text:p>152.1032419634</text:p>
          </table:table-cell>
          <table:table-cell office:value-type="float" office:value="192.939127286585" calcext:value-type="float">
            <text:p>192.9391272866</text:p>
          </table:table-cell>
          <table:table-cell office:value-type="float" office:value="184.805685566647" calcext:value-type="float">
            <text:p>184.8056855666</text:p>
          </table:table-cell>
          <table:table-cell office:value-type="float" office:value="196.611181559215" calcext:value-type="float">
            <text:p>196.6111815592</text:p>
          </table:table-cell>
          <table:table-cell office:value-type="float" office:value="181.162808345908" calcext:value-type="float">
            <text:p>181.1628083459</text:p>
          </table:table-cell>
          <table:table-cell office:value-type="float" office:value="184.61912511415" calcext:value-type="float">
            <text:p>184.6191251142</text:p>
          </table:table-cell>
          <table:table-cell office:value-type="float" office:value="197.853594060312" calcext:value-type="float">
            <text:p>197.8535940603</text:p>
          </table:table-cell>
          <table:table-cell office:value-type="float" office:value="181.435374221085" calcext:value-type="float">
            <text:p>181.4353742211</text:p>
          </table:table-cell>
          <table:table-cell office:value-type="float" office:value="221.860851068822" calcext:value-type="float">
            <text:p>221.8608510688</text:p>
          </table:table-cell>
          <table:table-cell office:value-type="float" office:value="201.413471835612" calcext:value-type="float">
            <text:p>201.4134718356</text:p>
          </table:table-cell>
          <table:table-cell office:value-type="float" office:value="189.502823533545" calcext:value-type="float">
            <text:p>189.5028235335</text:p>
          </table:table-cell>
          <table:table-cell office:value-type="float" office:value="213.261940199625" calcext:value-type="float">
            <text:p>213.2619401996</text:p>
          </table:table-cell>
          <table:table-cell office:value-type="float" office:value="193.821895311775" calcext:value-type="float">
            <text:p>193.8218953118</text:p>
          </table:table-cell>
          <table:table-cell office:value-type="float" office:value="204.058744319908" calcext:value-type="float">
            <text:p>204.0587443199</text:p>
          </table:table-cell>
        </table:table-row>
        <table:table-row table:style-name="ro1">
          <table:table-cell office:value-type="float" office:value="175.020704037287" calcext:value-type="float">
            <text:p>175.0207040373</text:p>
          </table:table-cell>
          <table:table-cell office:value-type="float" office:value="190.332303622025" calcext:value-type="float">
            <text:p>190.332303622</text:p>
          </table:table-cell>
          <table:table-cell office:value-type="float" office:value="198.494634436074" calcext:value-type="float">
            <text:p>198.4946344361</text:p>
          </table:table-cell>
          <table:table-cell office:value-type="float" office:value="193.677944958787" calcext:value-type="float">
            <text:p>193.6779449588</text:p>
          </table:table-cell>
          <table:table-cell office:value-type="float" office:value="183.845459339949" calcext:value-type="float">
            <text:p>183.8454593399</text:p>
          </table:table-cell>
          <table:table-cell office:value-type="float" office:value="209.370558718929" calcext:value-type="float">
            <text:p>209.3705587189</text:p>
          </table:table-cell>
          <table:table-cell office:value-type="float" office:value="151.894752122821" calcext:value-type="float">
            <text:p>151.8947521228</text:p>
          </table:table-cell>
          <table:table-cell office:value-type="float" office:value="193.075492626615" calcext:value-type="float">
            <text:p>193.0754926266</text:p>
          </table:table-cell>
          <table:table-cell office:value-type="float" office:value="183.67380059385" calcext:value-type="float">
            <text:p>183.6738005939</text:p>
          </table:table-cell>
          <table:table-cell office:value-type="float" office:value="196.753364178638" calcext:value-type="float">
            <text:p>196.7533641786</text:p>
          </table:table-cell>
          <table:table-cell office:value-type="float" office:value="180.710834547417" calcext:value-type="float">
            <text:p>180.7108345474</text:p>
          </table:table-cell>
          <table:table-cell office:value-type="float" office:value="184.12475976651" calcext:value-type="float">
            <text:p>184.1247597665</text:p>
          </table:table-cell>
          <table:table-cell office:value-type="float" office:value="197.942701184218" calcext:value-type="float">
            <text:p>197.9427011842</text:p>
          </table:table-cell>
          <table:table-cell office:value-type="float" office:value="181.26885754961" calcext:value-type="float">
            <text:p>181.2688575496</text:p>
          </table:table-cell>
          <table:table-cell office:value-type="float" office:value="222.588963231655" calcext:value-type="float">
            <text:p>222.5889632317</text:p>
          </table:table-cell>
          <table:table-cell office:value-type="float" office:value="198.085823659219" calcext:value-type="float">
            <text:p>198.0858236592</text:p>
          </table:table-cell>
          <table:table-cell office:value-type="float" office:value="189.075631522503" calcext:value-type="float">
            <text:p>189.0756315225</text:p>
          </table:table-cell>
          <table:table-cell office:value-type="float" office:value="213.081889620157" calcext:value-type="float">
            <text:p>213.0818896202</text:p>
          </table:table-cell>
          <table:table-cell office:value-type="float" office:value="193.288053069772" calcext:value-type="float">
            <text:p>193.2880530698</text:p>
          </table:table-cell>
          <table:table-cell office:value-type="float" office:value="204.141843268862" calcext:value-type="float">
            <text:p>204.1418432689</text:p>
          </table:table-cell>
        </table:table-row>
        <table:table-row table:style-name="ro1">
          <table:table-cell office:value-type="float" office:value="174.356090166006" calcext:value-type="float">
            <text:p>174.356090166</text:p>
          </table:table-cell>
          <table:table-cell office:value-type="float" office:value="190.033497969415" calcext:value-type="float">
            <text:p>190.0334979694</text:p>
          </table:table-cell>
          <table:table-cell office:value-type="float" office:value="198.286525786677" calcext:value-type="float">
            <text:p>198.2865257867</text:p>
          </table:table-cell>
          <table:table-cell office:value-type="float" office:value="193.62645750448" calcext:value-type="float">
            <text:p>193.6264575045</text:p>
          </table:table-cell>
          <table:table-cell office:value-type="float" office:value="176.233536759659" calcext:value-type="float">
            <text:p>176.2335367597</text:p>
          </table:table-cell>
          <table:table-cell office:value-type="float" office:value="209.292512645253" calcext:value-type="float">
            <text:p>209.2925126453</text:p>
          </table:table-cell>
          <table:table-cell office:value-type="float" office:value="151.66358380974" calcext:value-type="float">
            <text:p>151.6635838097</text:p>
          </table:table-cell>
          <table:table-cell office:value-type="float" office:value="193.071525319766" calcext:value-type="float">
            <text:p>193.0715253198</text:p>
          </table:table-cell>
          <table:table-cell office:value-type="float" office:value="178.255372128818" calcext:value-type="float">
            <text:p>178.2553721288</text:p>
          </table:table-cell>
          <table:table-cell office:value-type="float" office:value="196.507419434669" calcext:value-type="float">
            <text:p>196.5074194347</text:p>
          </table:table-cell>
          <table:table-cell office:value-type="float" office:value="180.188077984412" calcext:value-type="float">
            <text:p>180.1880779844</text:p>
          </table:table-cell>
          <table:table-cell office:value-type="float" office:value="183.442997717314" calcext:value-type="float">
            <text:p>183.4429977173</text:p>
          </table:table-cell>
          <table:table-cell office:value-type="float" office:value="197.775039044673" calcext:value-type="float">
            <text:p>197.7750390447</text:p>
          </table:table-cell>
          <table:table-cell office:value-type="float" office:value="181.130063234279" calcext:value-type="float">
            <text:p>181.1300632343</text:p>
          </table:table-cell>
          <table:table-cell office:value-type="float" office:value="220.902004941875" calcext:value-type="float">
            <text:p>220.9020049419</text:p>
          </table:table-cell>
          <table:table-cell office:value-type="float" office:value="197.848471693638" calcext:value-type="float">
            <text:p>197.8484716936</text:p>
          </table:table-cell>
          <table:table-cell office:value-type="float" office:value="189.403018695696" calcext:value-type="float">
            <text:p>189.4030186957</text:p>
          </table:table-cell>
          <table:table-cell office:value-type="float" office:value="213.073078853683" calcext:value-type="float">
            <text:p>213.0730788537</text:p>
          </table:table-cell>
          <table:table-cell office:value-type="float" office:value="192.806044896402" calcext:value-type="float">
            <text:p>192.8060448964</text:p>
          </table:table-cell>
          <table:table-cell office:value-type="float" office:value="204.213409728114" calcext:value-type="float">
            <text:p>204.2134097281</text:p>
          </table:table-cell>
        </table:table-row>
        <table:table-row table:style-name="ro1">
          <table:table-cell office:value-type="float" office:value="172.756839701048" calcext:value-type="float">
            <text:p>172.756839701</text:p>
          </table:table-cell>
          <table:table-cell office:value-type="float" office:value="187.499664031951" calcext:value-type="float">
            <text:p>187.499664032</text:p>
          </table:table-cell>
          <table:table-cell office:value-type="float" office:value="198.147788933345" calcext:value-type="float">
            <text:p>198.1477889333</text:p>
          </table:table-cell>
          <table:table-cell office:value-type="float" office:value="195.434803520481" calcext:value-type="float">
            <text:p>195.4348035205</text:p>
          </table:table-cell>
          <table:table-cell office:value-type="float" office:value="175.301162698552" calcext:value-type="float">
            <text:p>175.3011626986</text:p>
          </table:table-cell>
          <table:table-cell office:value-type="float" office:value="209.233921485301" calcext:value-type="float">
            <text:p>209.2339214853</text:p>
          </table:table-cell>
          <table:table-cell office:value-type="float" office:value="151.372886667484" calcext:value-type="float">
            <text:p>151.3728866675</text:p>
          </table:table-cell>
          <table:table-cell office:value-type="float" office:value="193.543273812864" calcext:value-type="float">
            <text:p>193.5432738129</text:p>
          </table:table-cell>
          <table:table-cell office:value-type="float" office:value="177.469199819151" calcext:value-type="float">
            <text:p>177.4691998192</text:p>
          </table:table-cell>
          <table:table-cell office:value-type="float" office:value="196.774990081093" calcext:value-type="float">
            <text:p>196.7749900811</text:p>
          </table:table-cell>
          <table:table-cell office:value-type="float" office:value="179.910287137365" calcext:value-type="float">
            <text:p>179.9102871374</text:p>
          </table:table-cell>
          <table:table-cell office:value-type="float" office:value="183.004274189062" calcext:value-type="float">
            <text:p>183.0042741891</text:p>
          </table:table-cell>
          <table:table-cell office:value-type="float" office:value="197.828467974475" calcext:value-type="float">
            <text:p>197.8284679745</text:p>
          </table:table-cell>
          <table:table-cell office:value-type="float" office:value="181.044909236213" calcext:value-type="float">
            <text:p>181.0449092362</text:p>
          </table:table-cell>
          <table:table-cell office:value-type="float" office:value="221.275197014522" calcext:value-type="float">
            <text:p>221.2751970145</text:p>
          </table:table-cell>
          <table:table-cell office:value-type="float" office:value="197.094570461058" calcext:value-type="float">
            <text:p>197.0945704611</text:p>
          </table:table-cell>
          <table:table-cell office:value-type="float" office:value="189.99932545243" calcext:value-type="float">
            <text:p>189.9993254524</text:p>
          </table:table-cell>
          <table:table-cell office:value-type="float" office:value="213.143459217807" calcext:value-type="float">
            <text:p>213.1434592178</text:p>
          </table:table-cell>
          <table:table-cell office:value-type="float" office:value="194.578186978065" calcext:value-type="float">
            <text:p>194.5781869781</text:p>
          </table:table-cell>
          <table:table-cell office:value-type="float" office:value="200.998138019253" calcext:value-type="float">
            <text:p>200.9981380193</text:p>
          </table:table-cell>
        </table:table-row>
        <table:table-row table:style-name="ro1">
          <table:table-cell office:value-type="float" office:value="172.336202314589" calcext:value-type="float">
            <text:p>172.3362023146</text:p>
          </table:table-cell>
          <table:table-cell office:value-type="float" office:value="186.483218464909" calcext:value-type="float">
            <text:p>186.4832184649</text:p>
          </table:table-cell>
          <table:table-cell office:value-type="float" office:value="198.114657456337" calcext:value-type="float">
            <text:p>198.1146574563</text:p>
          </table:table-cell>
          <table:table-cell office:value-type="float" office:value="195.513384749976" calcext:value-type="float">
            <text:p>195.51338475</text:p>
          </table:table-cell>
          <table:table-cell office:value-type="float" office:value="170.591877188725" calcext:value-type="float">
            <text:p>170.5918771887</text:p>
          </table:table-cell>
          <table:table-cell office:value-type="float" office:value="200.213765975429" calcext:value-type="float">
            <text:p>200.2137659754</text:p>
          </table:table-cell>
          <table:table-cell office:value-type="float" office:value="151.07704754777" calcext:value-type="float">
            <text:p>151.0770475478</text:p>
          </table:table-cell>
          <table:table-cell office:value-type="float" office:value="193.402218664775" calcext:value-type="float">
            <text:p>193.4022186648</text:p>
          </table:table-cell>
          <table:table-cell office:value-type="float" office:value="177.423166449703" calcext:value-type="float">
            <text:p>177.4231664497</text:p>
          </table:table-cell>
          <table:table-cell office:value-type="float" office:value="197.268731168022" calcext:value-type="float">
            <text:p>197.268731168</text:p>
          </table:table-cell>
          <table:table-cell office:value-type="float" office:value="179.883196268673" calcext:value-type="float">
            <text:p>179.8831962687</text:p>
          </table:table-cell>
          <table:table-cell office:value-type="float" office:value="182.601561200478" calcext:value-type="float">
            <text:p>182.6015612005</text:p>
          </table:table-cell>
          <table:table-cell office:value-type="float" office:value="197.832697346977" calcext:value-type="float">
            <text:p>197.832697347</text:p>
          </table:table-cell>
          <table:table-cell office:value-type="float" office:value="180.893870150294" calcext:value-type="float">
            <text:p>180.8938701503</text:p>
          </table:table-cell>
          <table:table-cell office:value-type="float" office:value="220.790904215862" calcext:value-type="float">
            <text:p>220.7909042159</text:p>
          </table:table-cell>
          <table:table-cell office:value-type="float" office:value="196.971582422367" calcext:value-type="float">
            <text:p>196.9715824224</text:p>
          </table:table-cell>
          <table:table-cell office:value-type="float" office:value="189.965464407414" calcext:value-type="float">
            <text:p>189.9654644074</text:p>
          </table:table-cell>
          <table:table-cell office:value-type="float" office:value="213.20580802232" calcext:value-type="float">
            <text:p>213.2058080223</text:p>
          </table:table-cell>
          <table:table-cell office:value-type="float" office:value="194.91337103447" calcext:value-type="float">
            <text:p>194.9133710345</text:p>
          </table:table-cell>
          <table:table-cell office:value-type="float" office:value="201.003709363287" calcext:value-type="float">
            <text:p>201.0037093633</text:p>
          </table:table-cell>
        </table:table-row>
        <table:table-row table:style-name="ro1">
          <table:table-cell office:value-type="float" office:value="172.827342616182" calcext:value-type="float">
            <text:p>172.8273426162</text:p>
          </table:table-cell>
          <table:table-cell office:value-type="float" office:value="185.710577626236" calcext:value-type="float">
            <text:p>185.7105776262</text:p>
          </table:table-cell>
          <table:table-cell office:value-type="float" office:value="199.199106436669" calcext:value-type="float">
            <text:p>199.1991064367</text:p>
          </table:table-cell>
          <table:table-cell office:value-type="float" office:value="195.657380489906" calcext:value-type="float">
            <text:p>195.6573804899</text:p>
          </table:table-cell>
          <table:table-cell office:value-type="float" office:value="169.734756335143" calcext:value-type="float">
            <text:p>169.7347563351</text:p>
          </table:table-cell>
          <table:table-cell office:value-type="float" office:value="200.481638649009" calcext:value-type="float">
            <text:p>200.481638649</text:p>
          </table:table-cell>
          <table:table-cell office:value-type="float" office:value="150.733847652333" calcext:value-type="float">
            <text:p>150.7338476523</text:p>
          </table:table-cell>
          <table:table-cell office:value-type="float" office:value="193.189849946832" calcext:value-type="float">
            <text:p>193.1898499468</text:p>
          </table:table-cell>
          <table:table-cell office:value-type="float" office:value="174.388741874205" calcext:value-type="float">
            <text:p>174.3887418742</text:p>
          </table:table-cell>
          <table:table-cell office:value-type="float" office:value="196.888446791618" calcext:value-type="float">
            <text:p>196.8884467916</text:p>
          </table:table-cell>
          <table:table-cell office:value-type="float" office:value="179.711450807384" calcext:value-type="float">
            <text:p>179.7114508074</text:p>
          </table:table-cell>
          <table:table-cell office:value-type="float" office:value="181.824703261392" calcext:value-type="float">
            <text:p>181.8247032614</text:p>
          </table:table-cell>
          <table:table-cell office:value-type="float" office:value="197.789798490641" calcext:value-type="float">
            <text:p>197.7897984906</text:p>
          </table:table-cell>
          <table:table-cell office:value-type="float" office:value="180.686657250266" calcext:value-type="float">
            <text:p>180.6866572503</text:p>
          </table:table-cell>
          <table:table-cell office:value-type="float" office:value="220.491627263242" calcext:value-type="float">
            <text:p>220.4916272632</text:p>
          </table:table-cell>
          <table:table-cell office:value-type="float" office:value="196.64395157055" calcext:value-type="float">
            <text:p>196.6439515706</text:p>
          </table:table-cell>
          <table:table-cell office:value-type="float" office:value="188.626369479791" calcext:value-type="float">
            <text:p>188.6263694798</text:p>
          </table:table-cell>
          <table:table-cell office:value-type="float" office:value="213.183017468455" calcext:value-type="float">
            <text:p>213.1830174685</text:p>
          </table:table-cell>
          <table:table-cell office:value-type="float" office:value="194.310043128044" calcext:value-type="float">
            <text:p>194.310043128</text:p>
          </table:table-cell>
          <table:table-cell office:value-type="float" office:value="201.012580297093" calcext:value-type="float">
            <text:p>201.0125802971</text:p>
          </table:table-cell>
        </table:table-row>
        <table:table-row table:style-name="ro1">
          <table:table-cell office:value-type="float" office:value="172.497521348699" calcext:value-type="float">
            <text:p>172.4975213487</text:p>
          </table:table-cell>
          <table:table-cell office:value-type="float" office:value="185.046993128634" calcext:value-type="float">
            <text:p>185.0469931286</text:p>
          </table:table-cell>
          <table:table-cell office:value-type="float" office:value="199.183188284337" calcext:value-type="float">
            <text:p>199.1831882843</text:p>
          </table:table-cell>
          <table:table-cell office:value-type="float" office:value="195.406041713366" calcext:value-type="float">
            <text:p>195.4060417134</text:p>
          </table:table-cell>
          <table:table-cell office:value-type="float" office:value="168.767807821535" calcext:value-type="float">
            <text:p>168.7678078215</text:p>
          </table:table-cell>
          <table:table-cell office:value-type="float" office:value="201.773026374552" calcext:value-type="float">
            <text:p>201.7730263746</text:p>
          </table:table-cell>
          <table:table-cell office:value-type="float" office:value="145.15738544194" calcext:value-type="float">
            <text:p>145.1573854419</text:p>
          </table:table-cell>
          <table:table-cell office:value-type="float" office:value="192.896579240666" calcext:value-type="float">
            <text:p>192.8965792407</text:p>
          </table:table-cell>
          <table:table-cell office:value-type="float" office:value="174.790743167762" calcext:value-type="float">
            <text:p>174.7907431678</text:p>
          </table:table-cell>
          <table:table-cell office:value-type="float" office:value="196.675481806618" calcext:value-type="float">
            <text:p>196.6754818066</text:p>
          </table:table-cell>
          <table:table-cell office:value-type="float" office:value="179.361825660069" calcext:value-type="float">
            <text:p>179.3618256601</text:p>
          </table:table-cell>
          <table:table-cell office:value-type="float" office:value="181.331681377396" calcext:value-type="float">
            <text:p>181.3316813774</text:p>
          </table:table-cell>
          <table:table-cell office:value-type="float" office:value="189.608895168976" calcext:value-type="float">
            <text:p>189.608895169</text:p>
          </table:table-cell>
          <table:table-cell office:value-type="float" office:value="180.484744529145" calcext:value-type="float">
            <text:p>180.4847445291</text:p>
          </table:table-cell>
          <table:table-cell office:value-type="float" office:value="220.229557362686" calcext:value-type="float">
            <text:p>220.2295573627</text:p>
          </table:table-cell>
          <table:table-cell office:value-type="float" office:value="197.357136670919" calcext:value-type="float">
            <text:p>197.3571366709</text:p>
          </table:table-cell>
          <table:table-cell office:value-type="float" office:value="191.970161392353" calcext:value-type="float">
            <text:p>191.9701613924</text:p>
          </table:table-cell>
          <table:table-cell office:value-type="float" office:value="213.121642056441" calcext:value-type="float">
            <text:p>213.1216420564</text:p>
          </table:table-cell>
          <table:table-cell office:value-type="float" office:value="193.633708184951" calcext:value-type="float">
            <text:p>193.633708185</text:p>
          </table:table-cell>
          <table:table-cell office:value-type="float" office:value="201.026202420878" calcext:value-type="float">
            <text:p>201.0262024209</text:p>
          </table:table-cell>
        </table:table-row>
        <table:table-row table:style-name="ro1">
          <table:table-cell office:value-type="float" office:value="172.164787803461" calcext:value-type="float">
            <text:p>172.1647878035</text:p>
          </table:table-cell>
          <table:table-cell office:value-type="float" office:value="184.336276127723" calcext:value-type="float">
            <text:p>184.3362761277</text:p>
          </table:table-cell>
          <table:table-cell office:value-type="float" office:value="199.111652983249" calcext:value-type="float">
            <text:p>199.1116529832</text:p>
          </table:table-cell>
          <table:table-cell office:value-type="float" office:value="195.855854134908" calcext:value-type="float">
            <text:p>195.8558541349</text:p>
          </table:table-cell>
          <table:table-cell office:value-type="float" office:value="165.380243087998" calcext:value-type="float">
            <text:p>165.380243088</text:p>
          </table:table-cell>
          <table:table-cell office:value-type="float" office:value="201.798382998495" calcext:value-type="float">
            <text:p>201.7983829985</text:p>
          </table:table-cell>
          <table:table-cell office:value-type="float" office:value="144.996189583947" calcext:value-type="float">
            <text:p>144.9961895839</text:p>
          </table:table-cell>
          <table:table-cell office:value-type="float" office:value="193.144345526005" calcext:value-type="float">
            <text:p>193.144345526</text:p>
          </table:table-cell>
          <table:table-cell office:value-type="float" office:value="173.978652161728" calcext:value-type="float">
            <text:p>173.9786521617</text:p>
          </table:table-cell>
          <table:table-cell office:value-type="float" office:value="196.89666060617" calcext:value-type="float">
            <text:p>196.8966606062</text:p>
          </table:table-cell>
          <table:table-cell office:value-type="float" office:value="179.448517377751" calcext:value-type="float">
            <text:p>179.4485173778</text:p>
          </table:table-cell>
          <table:table-cell office:value-type="float" office:value="181.056331594083" calcext:value-type="float">
            <text:p>181.0563315941</text:p>
          </table:table-cell>
          <table:table-cell office:value-type="float" office:value="189.456029372748" calcext:value-type="float">
            <text:p>189.4560293727</text:p>
          </table:table-cell>
          <table:table-cell office:value-type="float" office:value="178.559171410683" calcext:value-type="float">
            <text:p>178.5591714107</text:p>
          </table:table-cell>
          <table:table-cell office:value-type="float" office:value="220.328930577963" calcext:value-type="float">
            <text:p>220.328930578</text:p>
          </table:table-cell>
          <table:table-cell office:value-type="float" office:value="197.273482323505" calcext:value-type="float">
            <text:p>197.2734823235</text:p>
          </table:table-cell>
          <table:table-cell office:value-type="float" office:value="190.624258908144" calcext:value-type="float">
            <text:p>190.6242589081</text:p>
          </table:table-cell>
          <table:table-cell office:value-type="float" office:value="213.01756154866" calcext:value-type="float">
            <text:p>213.0175615487</text:p>
          </table:table-cell>
          <table:table-cell office:value-type="float" office:value="193.120810600251" calcext:value-type="float">
            <text:p>193.1208106003</text:p>
          </table:table-cell>
          <table:table-cell office:value-type="float" office:value="199.840180312875" calcext:value-type="float">
            <text:p>199.8401803129</text:p>
          </table:table-cell>
        </table:table-row>
        <table:table-row table:style-name="ro1">
          <table:table-cell office:value-type="float" office:value="170.73297523003" calcext:value-type="float">
            <text:p>170.73297523</text:p>
          </table:table-cell>
          <table:table-cell office:value-type="float" office:value="184.006229723528" calcext:value-type="float">
            <text:p>184.0062297235</text:p>
          </table:table-cell>
          <table:table-cell office:value-type="float" office:value="199.111652983249" calcext:value-type="float">
            <text:p>199.1116529832</text:p>
          </table:table-cell>
          <table:table-cell office:value-type="float" office:value="196.761735407724" calcext:value-type="float">
            <text:p>196.7617354077</text:p>
          </table:table-cell>
          <table:table-cell office:value-type="float" office:value="164.297907166795" calcext:value-type="float">
            <text:p>164.2979071668</text:p>
          </table:table-cell>
          <table:table-cell office:value-type="float" office:value="201.808362682157" calcext:value-type="float">
            <text:p>201.8083626822</text:p>
          </table:table-cell>
          <table:table-cell office:value-type="float" office:value="144.735058879382" calcext:value-type="float">
            <text:p>144.7350588794</text:p>
          </table:table-cell>
          <table:table-cell office:value-type="float" office:value="192.610320435833" calcext:value-type="float">
            <text:p>192.6103204358</text:p>
          </table:table-cell>
          <table:table-cell office:value-type="float" office:value="173.117196475992" calcext:value-type="float">
            <text:p>173.117196476</text:p>
          </table:table-cell>
          <table:table-cell office:value-type="float" office:value="194.095788780482" calcext:value-type="float">
            <text:p>194.0957887805</text:p>
          </table:table-cell>
          <table:table-cell office:value-type="float" office:value="179.531930002136" calcext:value-type="float">
            <text:p>179.5319300021</text:p>
          </table:table-cell>
          <table:table-cell office:value-type="float" office:value="180.640409017346" calcext:value-type="float">
            <text:p>180.6404090173</text:p>
          </table:table-cell>
          <table:table-cell office:value-type="float" office:value="190.858137827433" calcext:value-type="float">
            <text:p>190.8581378274</text:p>
          </table:table-cell>
          <table:table-cell office:value-type="float" office:value="178.375858976209" calcext:value-type="float">
            <text:p>178.3758589762</text:p>
          </table:table-cell>
          <table:table-cell office:value-type="float" office:value="220.394429729428" calcext:value-type="float">
            <text:p>220.3944297294</text:p>
          </table:table-cell>
          <table:table-cell office:value-type="float" office:value="196.956696845094" calcext:value-type="float">
            <text:p>196.9566968451</text:p>
          </table:table-cell>
          <table:table-cell office:value-type="float" office:value="191.7223781988" calcext:value-type="float">
            <text:p>191.7223781988</text:p>
          </table:table-cell>
          <table:table-cell office:value-type="float" office:value="217.347613625047" calcext:value-type="float">
            <text:p>217.347613625</text:p>
          </table:table-cell>
          <table:table-cell office:value-type="float" office:value="194.821477038305" calcext:value-type="float">
            <text:p>194.8214770383</text:p>
          </table:table-cell>
          <table:table-cell office:value-type="float" office:value="199.81108999942" calcext:value-type="float">
            <text:p>199.8110899994</text:p>
          </table:table-cell>
        </table:table-row>
        <table:table-row table:style-name="ro1">
          <table:table-cell office:value-type="float" office:value="170.37952692863" calcext:value-type="float">
            <text:p>170.3795269286</text:p>
          </table:table-cell>
          <table:table-cell office:value-type="float" office:value="183.844612313497" calcext:value-type="float">
            <text:p>183.8446123135</text:p>
          </table:table-cell>
          <table:table-cell office:value-type="float" office:value="199.111640575047" calcext:value-type="float">
            <text:p>199.111640575</text:p>
          </table:table-cell>
          <table:table-cell office:value-type="float" office:value="197.281768322955" calcext:value-type="float">
            <text:p>197.281768323</text:p>
          </table:table-cell>
          <table:table-cell office:value-type="float" office:value="168.759066798018" calcext:value-type="float">
            <text:p>168.759066798</text:p>
          </table:table-cell>
          <table:table-cell office:value-type="float" office:value="209.408760137061" calcext:value-type="float">
            <text:p>209.4087601371</text:p>
          </table:table-cell>
          <table:table-cell office:value-type="float" office:value="144.488174692958" calcext:value-type="float">
            <text:p>144.488174693</text:p>
          </table:table-cell>
          <table:table-cell office:value-type="float" office:value="192.183308543389" calcext:value-type="float">
            <text:p>192.1833085434</text:p>
          </table:table-cell>
          <table:table-cell office:value-type="float" office:value="172.667530641135" calcext:value-type="float">
            <text:p>172.6675306411</text:p>
          </table:table-cell>
          <table:table-cell office:value-type="float" office:value="193.768991382725" calcext:value-type="float">
            <text:p>193.7689913827</text:p>
          </table:table-cell>
          <table:table-cell office:value-type="float" office:value="179.835915377565" calcext:value-type="float">
            <text:p>179.8359153776</text:p>
          </table:table-cell>
          <table:table-cell office:value-type="float" office:value="180.075211496392" calcext:value-type="float">
            <text:p>180.0752114964</text:p>
          </table:table-cell>
          <table:table-cell office:value-type="float" office:value="190.896532179617" calcext:value-type="float">
            <text:p>190.8965321796</text:p>
          </table:table-cell>
          <table:table-cell office:value-type="float" office:value="178.469007777751" calcext:value-type="float">
            <text:p>178.4690077778</text:p>
          </table:table-cell>
          <table:table-cell office:value-type="float" office:value="234.214721613244" calcext:value-type="float">
            <text:p>234.2147216132</text:p>
          </table:table-cell>
          <table:table-cell office:value-type="float" office:value="196.380615744483" calcext:value-type="float">
            <text:p>196.3806157445</text:p>
          </table:table-cell>
          <table:table-cell office:value-type="float" office:value="190.927284833951" calcext:value-type="float">
            <text:p>190.927284834</text:p>
          </table:table-cell>
          <table:table-cell office:value-type="float" office:value="217.211918049707" calcext:value-type="float">
            <text:p>217.2119180497</text:p>
          </table:table-cell>
          <table:table-cell office:value-type="float" office:value="194.939307767571" calcext:value-type="float">
            <text:p>194.9393077676</text:p>
          </table:table-cell>
          <table:table-cell office:value-type="float" office:value="199.786682054978" calcext:value-type="float">
            <text:p>199.786682055</text:p>
          </table:table-cell>
        </table:table-row>
        <table:table-row table:style-name="ro1">
          <table:table-cell office:value-type="float" office:value="170.016963239469" calcext:value-type="float">
            <text:p>170.0169632395</text:p>
          </table:table-cell>
          <table:table-cell office:value-type="float" office:value="183.614274023865" calcext:value-type="float">
            <text:p>183.6142740239</text:p>
          </table:table-cell>
          <table:table-cell office:value-type="float" office:value="199.1106334212" calcext:value-type="float">
            <text:p>199.1106334212</text:p>
          </table:table-cell>
          <table:table-cell office:value-type="float" office:value="198.375361183227" calcext:value-type="float">
            <text:p>198.3753611832</text:p>
          </table:table-cell>
          <table:table-cell office:value-type="float" office:value="170.287496180306" calcext:value-type="float">
            <text:p>170.2874961803</text:p>
          </table:table-cell>
          <table:table-cell office:value-type="float" office:value="208.710444439666" calcext:value-type="float">
            <text:p>208.7104444397</text:p>
          </table:table-cell>
          <table:table-cell office:value-type="float" office:value="140.268301547736" calcext:value-type="float">
            <text:p>140.2683015477</text:p>
          </table:table-cell>
          <table:table-cell office:value-type="float" office:value="190.034012851544" calcext:value-type="float">
            <text:p>190.0340128515</text:p>
          </table:table-cell>
          <table:table-cell office:value-type="float" office:value="171.852055066211" calcext:value-type="float">
            <text:p>171.8520550662</text:p>
          </table:table-cell>
          <table:table-cell office:value-type="float" office:value="193.730690936006" calcext:value-type="float">
            <text:p>193.730690936</text:p>
          </table:table-cell>
          <table:table-cell office:value-type="float" office:value="180.210419456625" calcext:value-type="float">
            <text:p>180.2104194566</text:p>
          </table:table-cell>
          <table:table-cell office:value-type="float" office:value="179.67413208516" calcext:value-type="float">
            <text:p>179.6741320852</text:p>
          </table:table-cell>
          <table:table-cell office:value-type="float" office:value="185.343736745296" calcext:value-type="float">
            <text:p>185.3437367453</text:p>
          </table:table-cell>
          <table:table-cell office:value-type="float" office:value="178.463983292984" calcext:value-type="float">
            <text:p>178.463983293</text:p>
          </table:table-cell>
          <table:table-cell office:value-type="float" office:value="234.20666934369" calcext:value-type="float">
            <text:p>234.2066693437</text:p>
          </table:table-cell>
          <table:table-cell office:value-type="float" office:value="195.907258282564" calcext:value-type="float">
            <text:p>195.9072582826</text:p>
          </table:table-cell>
          <table:table-cell office:value-type="float" office:value="190.565570225117" calcext:value-type="float">
            <text:p>190.5655702251</text:p>
          </table:table-cell>
          <table:table-cell office:value-type="float" office:value="217.039350187517" calcext:value-type="float">
            <text:p>217.0393501875</text:p>
          </table:table-cell>
          <table:table-cell office:value-type="float" office:value="194.975266671972" calcext:value-type="float">
            <text:p>194.975266672</text:p>
          </table:table-cell>
          <table:table-cell office:value-type="float" office:value="199.712188277859" calcext:value-type="float">
            <text:p>199.7121882779</text:p>
          </table:table-cell>
        </table:table-row>
        <table:table-row table:style-name="ro1">
          <table:table-cell office:value-type="float" office:value="169.746444672433" calcext:value-type="float">
            <text:p>169.7464446724</text:p>
          </table:table-cell>
          <table:table-cell office:value-type="float" office:value="183.412678440217" calcext:value-type="float">
            <text:p>183.4126784402</text:p>
          </table:table-cell>
          <table:table-cell office:value-type="float" office:value="199.110647197096" calcext:value-type="float">
            <text:p>199.1106471971</text:p>
          </table:table-cell>
          <table:table-cell office:value-type="float" office:value="198.744864997322" calcext:value-type="float">
            <text:p>198.7448649973</text:p>
          </table:table-cell>
          <table:table-cell office:value-type="float" office:value="168.054488046214" calcext:value-type="float">
            <text:p>168.0544880462</text:p>
          </table:table-cell>
          <table:table-cell office:value-type="float" office:value="208.326159081463" calcext:value-type="float">
            <text:p>208.3261590815</text:p>
          </table:table-cell>
          <table:table-cell office:value-type="float" office:value="139.840546258716" calcext:value-type="float">
            <text:p>139.8405462587</text:p>
          </table:table-cell>
          <table:table-cell office:value-type="float" office:value="189.728027725888" calcext:value-type="float">
            <text:p>189.7280277259</text:p>
          </table:table-cell>
          <table:table-cell office:value-type="float" office:value="172.006173427949" calcext:value-type="float">
            <text:p>172.0061734279</text:p>
          </table:table-cell>
          <table:table-cell office:value-type="float" office:value="193.865527924544" calcext:value-type="float">
            <text:p>193.8655279245</text:p>
          </table:table-cell>
          <table:table-cell office:value-type="float" office:value="180.827902558886" calcext:value-type="float">
            <text:p>180.8279025589</text:p>
          </table:table-cell>
          <table:table-cell office:value-type="float" office:value="179.250206141312" calcext:value-type="float">
            <text:p>179.2502061413</text:p>
          </table:table-cell>
          <table:table-cell office:value-type="float" office:value="185.352269772809" calcext:value-type="float">
            <text:p>185.3522697728</text:p>
          </table:table-cell>
          <table:table-cell office:value-type="float" office:value="178.220823757001" calcext:value-type="float">
            <text:p>178.220823757</text:p>
          </table:table-cell>
          <table:table-cell office:value-type="float" office:value="216.510765875113" calcext:value-type="float">
            <text:p>216.5107658751</text:p>
          </table:table-cell>
          <table:table-cell office:value-type="float" office:value="196.047793459487" calcext:value-type="float">
            <text:p>196.0477934595</text:p>
          </table:table-cell>
          <table:table-cell office:value-type="float" office:value="190.443853574482" calcext:value-type="float">
            <text:p>190.4438535745</text:p>
          </table:table-cell>
          <table:table-cell office:value-type="float" office:value="221.316608824163" calcext:value-type="float">
            <text:p>221.3166088242</text:p>
          </table:table-cell>
          <table:table-cell office:value-type="float" office:value="194.861608857902" calcext:value-type="float">
            <text:p>194.8616088579</text:p>
          </table:table-cell>
          <table:table-cell office:value-type="float" office:value="201.811450690185" calcext:value-type="float">
            <text:p>201.8114506902</text:p>
          </table:table-cell>
        </table:table-row>
        <table:table-row table:style-name="ro1">
          <table:table-cell office:value-type="float" office:value="169.453500290279" calcext:value-type="float">
            <text:p>169.4535002903</text:p>
          </table:table-cell>
          <table:table-cell office:value-type="float" office:value="183.268147179093" calcext:value-type="float">
            <text:p>183.2681471791</text:p>
          </table:table-cell>
          <table:table-cell office:value-type="float" office:value="199.110634911193" calcext:value-type="float">
            <text:p>199.1106349112</text:p>
          </table:table-cell>
          <table:table-cell office:value-type="float" office:value="198.306461761407" calcext:value-type="float">
            <text:p>198.3064617614</text:p>
          </table:table-cell>
          <table:table-cell office:value-type="float" office:value="166.709446869334" calcext:value-type="float">
            <text:p>166.7094468693</text:p>
          </table:table-cell>
          <table:table-cell office:value-type="float" office:value="208.936323669362" calcext:value-type="float">
            <text:p>208.9363236694</text:p>
          </table:table-cell>
          <table:table-cell office:value-type="float" office:value="139.415760500761" calcext:value-type="float">
            <text:p>139.4157605008</text:p>
          </table:table-cell>
          <table:table-cell office:value-type="float" office:value="189.687015561816" calcext:value-type="float">
            <text:p>189.6870155618</text:p>
          </table:table-cell>
          <table:table-cell office:value-type="float" office:value="171.009553027249" calcext:value-type="float">
            <text:p>171.0095530272</text:p>
          </table:table-cell>
          <table:table-cell office:value-type="float" office:value="193.968207727761" calcext:value-type="float">
            <text:p>193.9682077278</text:p>
          </table:table-cell>
          <table:table-cell office:value-type="float" office:value="181.274393556495" calcext:value-type="float">
            <text:p>181.2743935565</text:p>
          </table:table-cell>
          <table:table-cell office:value-type="float" office:value="178.726856545817" calcext:value-type="float">
            <text:p>178.7268565458</text:p>
          </table:table-cell>
          <table:table-cell office:value-type="float" office:value="185.178406278055" calcext:value-type="float">
            <text:p>185.1784062781</text:p>
          </table:table-cell>
          <table:table-cell office:value-type="float" office:value="177.518335752457" calcext:value-type="float">
            <text:p>177.5183357525</text:p>
          </table:table-cell>
          <table:table-cell office:value-type="float" office:value="216.288428981477" calcext:value-type="float">
            <text:p>216.2884289815</text:p>
          </table:table-cell>
          <table:table-cell office:value-type="float" office:value="195.553837066987" calcext:value-type="float">
            <text:p>195.553837067</text:p>
          </table:table-cell>
          <table:table-cell office:value-type="float" office:value="190.610646678137" calcext:value-type="float">
            <text:p>190.6106466781</text:p>
          </table:table-cell>
          <table:table-cell office:value-type="float" office:value="221.127199561262" calcext:value-type="float">
            <text:p>221.1271995613</text:p>
          </table:table-cell>
          <table:table-cell office:value-type="float" office:value="194.365158785195" calcext:value-type="float">
            <text:p>194.3651587852</text:p>
          </table:table-cell>
          <table:table-cell office:value-type="float" office:value="201.745358642276" calcext:value-type="float">
            <text:p>201.7453586423</text:p>
          </table:table-cell>
        </table:table-row>
        <table:table-row table:style-name="ro1">
          <table:table-cell office:value-type="float" office:value="169.060074011655" calcext:value-type="float">
            <text:p>169.0600740117</text:p>
          </table:table-cell>
          <table:table-cell office:value-type="float" office:value="183.16520482451" calcext:value-type="float">
            <text:p>183.1652048245</text:p>
          </table:table-cell>
          <table:table-cell office:value-type="float" office:value="199.110622683608" calcext:value-type="float">
            <text:p>199.1106226836</text:p>
          </table:table-cell>
          <table:table-cell office:value-type="float" office:value="197.410758553405" calcext:value-type="float">
            <text:p>197.4107585534</text:p>
          </table:table-cell>
          <table:table-cell office:value-type="float" office:value="168.34811339251" calcext:value-type="float">
            <text:p>168.3481133925</text:p>
          </table:table-cell>
          <table:table-cell office:value-type="float" office:value="209.111083245846" calcext:value-type="float">
            <text:p>209.1110832458</text:p>
          </table:table-cell>
          <table:table-cell office:value-type="float" office:value="139.258046503486" calcext:value-type="float">
            <text:p>139.2580465035</text:p>
          </table:table-cell>
          <table:table-cell office:value-type="float" office:value="189.580159478096" calcext:value-type="float">
            <text:p>189.5801594781</text:p>
          </table:table-cell>
          <table:table-cell office:value-type="float" office:value="170.04133885826" calcext:value-type="float">
            <text:p>170.0413388583</text:p>
          </table:table-cell>
          <table:table-cell office:value-type="float" office:value="194.07902277507" calcext:value-type="float">
            <text:p>194.0790227751</text:p>
          </table:table-cell>
          <table:table-cell office:value-type="float" office:value="180.248867898288" calcext:value-type="float">
            <text:p>180.2488678983</text:p>
          </table:table-cell>
          <table:table-cell office:value-type="float" office:value="178.03011573159" calcext:value-type="float">
            <text:p>178.0301157316</text:p>
          </table:table-cell>
          <table:table-cell office:value-type="float" office:value="190.824805639479" calcext:value-type="float">
            <text:p>190.8248056395</text:p>
          </table:table-cell>
          <table:table-cell office:value-type="float" office:value="176.643044204514" calcext:value-type="float">
            <text:p>176.6430442045</text:p>
          </table:table-cell>
          <table:table-cell office:value-type="float" office:value="216.147839574549" calcext:value-type="float">
            <text:p>216.1478395745</text:p>
          </table:table-cell>
          <table:table-cell office:value-type="float" office:value="198.10217862313" calcext:value-type="float">
            <text:p>198.1021786231</text:p>
          </table:table-cell>
          <table:table-cell office:value-type="float" office:value="190.997140611991" calcext:value-type="float">
            <text:p>190.997140612</text:p>
          </table:table-cell>
          <table:table-cell office:value-type="float" office:value="220.918197566584" calcext:value-type="float">
            <text:p>220.9181975666</text:p>
          </table:table-cell>
          <table:table-cell office:value-type="float" office:value="194.097567291922" calcext:value-type="float">
            <text:p>194.0975672919</text:p>
          </table:table-cell>
          <table:table-cell office:value-type="float" office:value="201.493823625704" calcext:value-type="float">
            <text:p>201.4938236257</text:p>
          </table:table-cell>
        </table:table-row>
        <table:table-row table:style-name="ro1">
          <table:table-cell office:value-type="float" office:value="168.581721404824" calcext:value-type="float">
            <text:p>168.5817214048</text:p>
          </table:table-cell>
          <table:table-cell office:value-type="float" office:value="183.260975877741" calcext:value-type="float">
            <text:p>183.2609758777</text:p>
          </table:table-cell>
          <table:table-cell office:value-type="float" office:value="199.110632185721" calcext:value-type="float">
            <text:p>199.1106321857</text:p>
          </table:table-cell>
          <table:table-cell office:value-type="float" office:value="196.907485779388" calcext:value-type="float">
            <text:p>196.9074857794</text:p>
          </table:table-cell>
          <table:table-cell office:value-type="float" office:value="166.140726209998" calcext:value-type="float">
            <text:p>166.14072621</text:p>
          </table:table-cell>
          <table:table-cell office:value-type="float" office:value="209.318605977174" calcext:value-type="float">
            <text:p>209.3186059772</text:p>
          </table:table-cell>
          <table:table-cell office:value-type="float" office:value="139.51409580279" calcext:value-type="float">
            <text:p>139.5140958028</text:p>
          </table:table-cell>
          <table:table-cell office:value-type="float" office:value="188.389160548962" calcext:value-type="float">
            <text:p>188.389160549</text:p>
          </table:table-cell>
          <table:table-cell office:value-type="float" office:value="167.846967833718" calcext:value-type="float">
            <text:p>167.8469678337</text:p>
          </table:table-cell>
          <table:table-cell office:value-type="float" office:value="194.221434087639" calcext:value-type="float">
            <text:p>194.2214340876</text:p>
          </table:table-cell>
          <table:table-cell office:value-type="float" office:value="178.418908030056" calcext:value-type="float">
            <text:p>178.4189080301</text:p>
          </table:table-cell>
          <table:table-cell office:value-type="float" office:value="177.358709255603" calcext:value-type="float">
            <text:p>177.3587092556</text:p>
          </table:table-cell>
          <table:table-cell office:value-type="float" office:value="190.564413344217" calcext:value-type="float">
            <text:p>190.5644133442</text:p>
          </table:table-cell>
          <table:table-cell office:value-type="float" office:value="176.844057733048" calcext:value-type="float">
            <text:p>176.844057733</text:p>
          </table:table-cell>
          <table:table-cell office:value-type="float" office:value="216.639372456496" calcext:value-type="float">
            <text:p>216.6393724565</text:p>
          </table:table-cell>
          <table:table-cell office:value-type="float" office:value="198.45439042004" calcext:value-type="float">
            <text:p>198.45439042</text:p>
          </table:table-cell>
          <table:table-cell office:value-type="float" office:value="191.177703996328" calcext:value-type="float">
            <text:p>191.1777039963</text:p>
          </table:table-cell>
          <table:table-cell office:value-type="float" office:value="222.55130648064" calcext:value-type="float">
            <text:p>222.5513064806</text:p>
          </table:table-cell>
          <table:table-cell office:value-type="float" office:value="193.990732846272" calcext:value-type="float">
            <text:p>193.9907328463</text:p>
          </table:table-cell>
          <table:table-cell office:value-type="float" office:value="201.377049142979" calcext:value-type="float">
            <text:p>201.377049143</text:p>
          </table:table-cell>
        </table:table-row>
        <table:table-row table:style-name="ro1">
          <table:table-cell office:value-type="float" office:value="168.094937610372" calcext:value-type="float">
            <text:p>168.0949376104</text:p>
          </table:table-cell>
          <table:table-cell office:value-type="float" office:value="183.436180242099" calcext:value-type="float">
            <text:p>183.4361802421</text:p>
          </table:table-cell>
          <table:table-cell office:value-type="float" office:value="199.110633818749" calcext:value-type="float">
            <text:p>199.1106338187</text:p>
          </table:table-cell>
          <table:table-cell office:value-type="float" office:value="196.618350036046" calcext:value-type="float">
            <text:p>196.618350036</text:p>
          </table:table-cell>
          <table:table-cell office:value-type="float" office:value="162.897698644505" calcext:value-type="float">
            <text:p>162.8976986445</text:p>
          </table:table-cell>
          <table:table-cell office:value-type="float" office:value="209.514776075098" calcext:value-type="float">
            <text:p>209.5147760751</text:p>
          </table:table-cell>
          <table:table-cell office:value-type="float" office:value="135.27263164293" calcext:value-type="float">
            <text:p>135.2726316429</text:p>
          </table:table-cell>
          <table:table-cell office:value-type="float" office:value="188.40529827685" calcext:value-type="float">
            <text:p>188.4052982769</text:p>
          </table:table-cell>
          <table:table-cell office:value-type="float" office:value="167.100637251482" calcext:value-type="float">
            <text:p>167.1006372515</text:p>
          </table:table-cell>
          <table:table-cell office:value-type="float" office:value="194.423225993767" calcext:value-type="float">
            <text:p>194.4232259938</text:p>
          </table:table-cell>
          <table:table-cell office:value-type="float" office:value="177.098430649964" calcext:value-type="float">
            <text:p>177.09843065</text:p>
          </table:table-cell>
          <table:table-cell office:value-type="float" office:value="177.17051272382" calcext:value-type="float">
            <text:p>177.1705127238</text:p>
          </table:table-cell>
          <table:table-cell office:value-type="float" office:value="190.539828513559" calcext:value-type="float">
            <text:p>190.5398285136</text:p>
          </table:table-cell>
          <table:table-cell office:value-type="float" office:value="176.604125255522" calcext:value-type="float">
            <text:p>176.6041252555</text:p>
          </table:table-cell>
          <table:table-cell office:value-type="float" office:value="216.063012993345" calcext:value-type="float">
            <text:p>216.0630129933</text:p>
          </table:table-cell>
          <table:table-cell office:value-type="float" office:value="194.094498881645" calcext:value-type="float">
            <text:p>194.0944988816</text:p>
          </table:table-cell>
          <table:table-cell office:value-type="float" office:value="191.542748035994" calcext:value-type="float">
            <text:p>191.542748036</text:p>
          </table:table-cell>
          <table:table-cell office:value-type="float" office:value="222.193692474878" calcext:value-type="float">
            <text:p>222.1936924749</text:p>
          </table:table-cell>
          <table:table-cell office:value-type="float" office:value="195.124978432511" calcext:value-type="float">
            <text:p>195.1249784325</text:p>
          </table:table-cell>
          <table:table-cell office:value-type="float" office:value="201.232095135809" calcext:value-type="float">
            <text:p>201.2320951358</text:p>
          </table:table-cell>
        </table:table-row>
        <table:table-row table:style-name="ro1">
          <table:table-cell office:value-type="float" office:value="167.677441587052" calcext:value-type="float">
            <text:p>167.6774415871</text:p>
          </table:table-cell>
          <table:table-cell office:value-type="float" office:value="183.766509881937" calcext:value-type="float">
            <text:p>183.7665098819</text:p>
          </table:table-cell>
          <table:table-cell office:value-type="float" office:value="199.108709317959" calcext:value-type="float">
            <text:p>199.108709318</text:p>
          </table:table-cell>
          <table:table-cell office:value-type="float" office:value="196.574898063073" calcext:value-type="float">
            <text:p>196.5748980631</text:p>
          </table:table-cell>
          <table:table-cell office:value-type="float" office:value="161.455302826812" calcext:value-type="float">
            <text:p>161.4553028268</text:p>
          </table:table-cell>
          <table:table-cell office:value-type="float" office:value="209.632248431737" calcext:value-type="float">
            <text:p>209.6322484317</text:p>
          </table:table-cell>
          <table:table-cell office:value-type="float" office:value="134.794841808679" calcext:value-type="float">
            <text:p>134.7948418087</text:p>
          </table:table-cell>
          <table:table-cell office:value-type="float" office:value="187.849172964687" calcext:value-type="float">
            <text:p>187.8491729647</text:p>
          </table:table-cell>
          <table:table-cell office:value-type="float" office:value="166.806369571304" calcext:value-type="float">
            <text:p>166.8063695713</text:p>
          </table:table-cell>
          <table:table-cell office:value-type="float" office:value="194.692008509001" calcext:value-type="float">
            <text:p>194.692008509</text:p>
          </table:table-cell>
          <table:table-cell office:value-type="float" office:value="172.214992820747" calcext:value-type="float">
            <text:p>172.2149928207</text:p>
          </table:table-cell>
          <table:table-cell office:value-type="float" office:value="176.448876779295" calcext:value-type="float">
            <text:p>176.4488767793</text:p>
          </table:table-cell>
          <table:table-cell office:value-type="float" office:value="196.068890907479" calcext:value-type="float">
            <text:p>196.0688909075</text:p>
          </table:table-cell>
          <table:table-cell office:value-type="float" office:value="176.713763317899" calcext:value-type="float">
            <text:p>176.7137633179</text:p>
          </table:table-cell>
          <table:table-cell office:value-type="float" office:value="216.605123438297" calcext:value-type="float">
            <text:p>216.6051234383</text:p>
          </table:table-cell>
          <table:table-cell office:value-type="float" office:value="193.33135121347" calcext:value-type="float">
            <text:p>193.3313512135</text:p>
          </table:table-cell>
          <table:table-cell office:value-type="float" office:value="191.663389133107" calcext:value-type="float">
            <text:p>191.6633891331</text:p>
          </table:table-cell>
          <table:table-cell office:value-type="float" office:value="222.000317440192" calcext:value-type="float">
            <text:p>222.0003174402</text:p>
          </table:table-cell>
          <table:table-cell office:value-type="float" office:value="193.217189495637" calcext:value-type="float">
            <text:p>193.2171894956</text:p>
          </table:table-cell>
          <table:table-cell office:value-type="float" office:value="201.046064510653" calcext:value-type="float">
            <text:p>201.0460645107</text:p>
          </table:table-cell>
        </table:table-row>
        <table:table-row table:style-name="ro1">
          <table:table-cell office:value-type="float" office:value="167.32914426698" calcext:value-type="float">
            <text:p>167.329144267</text:p>
          </table:table-cell>
          <table:table-cell office:value-type="float" office:value="185.447928454867" calcext:value-type="float">
            <text:p>185.4479284549</text:p>
          </table:table-cell>
          <table:table-cell office:value-type="float" office:value="199.096318189472" calcext:value-type="float">
            <text:p>199.0963181895</text:p>
          </table:table-cell>
          <table:table-cell office:value-type="float" office:value="196.473039349912" calcext:value-type="float">
            <text:p>196.4730393499</text:p>
          </table:table-cell>
          <table:table-cell office:value-type="float" office:value="160.444033718994" calcext:value-type="float">
            <text:p>160.444033719</text:p>
          </table:table-cell>
          <table:table-cell office:value-type="float" office:value="209.688927377408" calcext:value-type="float">
            <text:p>209.6889273774</text:p>
          </table:table-cell>
          <table:table-cell office:value-type="float" office:value="134.677888088766" calcext:value-type="float">
            <text:p>134.6778880888</text:p>
          </table:table-cell>
          <table:table-cell office:value-type="float" office:value="186.197093875342" calcext:value-type="float">
            <text:p>186.1970938753</text:p>
          </table:table-cell>
          <table:table-cell office:value-type="float" office:value="165.689045017246" calcext:value-type="float">
            <text:p>165.6890450172</text:p>
          </table:table-cell>
          <table:table-cell office:value-type="float" office:value="194.228262575037" calcext:value-type="float">
            <text:p>194.228262575</text:p>
          </table:table-cell>
          <table:table-cell office:value-type="float" office:value="171.315744682685" calcext:value-type="float">
            <text:p>171.3157446827</text:p>
          </table:table-cell>
          <table:table-cell office:value-type="float" office:value="175.66641581693" calcext:value-type="float">
            <text:p>175.6664158169</text:p>
          </table:table-cell>
          <table:table-cell office:value-type="float" office:value="195.94748797786" calcext:value-type="float">
            <text:p>195.9474879779</text:p>
          </table:table-cell>
          <table:table-cell office:value-type="float" office:value="176.440180422552" calcext:value-type="float">
            <text:p>176.4401804226</text:p>
          </table:table-cell>
          <table:table-cell office:value-type="float" office:value="215.890911732887" calcext:value-type="float">
            <text:p>215.8909117329</text:p>
          </table:table-cell>
          <table:table-cell office:value-type="float" office:value="192.783427231252" calcext:value-type="float">
            <text:p>192.7834272313</text:p>
          </table:table-cell>
          <table:table-cell office:value-type="float" office:value="191.647706397299" calcext:value-type="float">
            <text:p>191.6477063973</text:p>
          </table:table-cell>
          <table:table-cell office:value-type="float" office:value="221.871943242843" calcext:value-type="float">
            <text:p>221.8719432428</text:p>
          </table:table-cell>
          <table:table-cell office:value-type="float" office:value="193.421874660894" calcext:value-type="float">
            <text:p>193.4218746609</text:p>
          </table:table-cell>
          <table:table-cell office:value-type="float" office:value="200.830774196399" calcext:value-type="float">
            <text:p>200.8307741964</text:p>
          </table:table-cell>
        </table:table-row>
        <table:table-row table:style-name="ro1">
          <table:table-cell office:value-type="float" office:value="166.986095511908" calcext:value-type="float">
            <text:p>166.9860955119</text:p>
          </table:table-cell>
          <table:table-cell office:value-type="float" office:value="185.936010212296" calcext:value-type="float">
            <text:p>185.9360102123</text:p>
          </table:table-cell>
          <table:table-cell office:value-type="float" office:value="199.096318189472" calcext:value-type="float">
            <text:p>199.0963181895</text:p>
          </table:table-cell>
          <table:table-cell office:value-type="float" office:value="196.357828368211" calcext:value-type="float">
            <text:p>196.3578283682</text:p>
          </table:table-cell>
          <table:table-cell office:value-type="float" office:value="159.565917567463" calcext:value-type="float">
            <text:p>159.5659175675</text:p>
          </table:table-cell>
          <table:table-cell office:value-type="float" office:value="209.724745856459" calcext:value-type="float">
            <text:p>209.7247458565</text:p>
          </table:table-cell>
          <table:table-cell office:value-type="float" office:value="134.486717124839" calcext:value-type="float">
            <text:p>134.4867171248</text:p>
          </table:table-cell>
          <table:table-cell office:value-type="float" office:value="185.611991219826" calcext:value-type="float">
            <text:p>185.6119912198</text:p>
          </table:table-cell>
          <table:table-cell office:value-type="float" office:value="165.967847276265" calcext:value-type="float">
            <text:p>165.9678472763</text:p>
          </table:table-cell>
          <table:table-cell office:value-type="float" office:value="194.211099997681" calcext:value-type="float">
            <text:p>194.2110999977</text:p>
          </table:table-cell>
          <table:table-cell office:value-type="float" office:value="170.770972229613" calcext:value-type="float">
            <text:p>170.7709722296</text:p>
          </table:table-cell>
          <table:table-cell office:value-type="float" office:value="175.212541984898" calcext:value-type="float">
            <text:p>175.2125419849</text:p>
          </table:table-cell>
          <table:table-cell office:value-type="float" office:value="195.797743970878" calcext:value-type="float">
            <text:p>195.7977439709</text:p>
          </table:table-cell>
          <table:table-cell office:value-type="float" office:value="175.912384922578" calcext:value-type="float">
            <text:p>175.9123849226</text:p>
          </table:table-cell>
          <table:table-cell office:value-type="float" office:value="215.310704784762" calcext:value-type="float">
            <text:p>215.3107047848</text:p>
          </table:table-cell>
          <table:table-cell office:value-type="float" office:value="192.407034110158" calcext:value-type="float">
            <text:p>192.4070341102</text:p>
          </table:table-cell>
          <table:table-cell office:value-type="float" office:value="191.602748028862" calcext:value-type="float">
            <text:p>191.6027480289</text:p>
          </table:table-cell>
          <table:table-cell office:value-type="float" office:value="222.029790223004" calcext:value-type="float">
            <text:p>222.029790223</text:p>
          </table:table-cell>
          <table:table-cell office:value-type="float" office:value="191.902230231532" calcext:value-type="float">
            <text:p>191.9022302315</text:p>
          </table:table-cell>
          <table:table-cell office:value-type="float" office:value="200.6482124416" calcext:value-type="float">
            <text:p>200.6482124416</text:p>
          </table:table-cell>
        </table:table-row>
        <table:table-row table:style-name="ro1">
          <table:table-cell office:value-type="float" office:value="166.6669803473" calcext:value-type="float">
            <text:p>166.6669803473</text:p>
          </table:table-cell>
          <table:table-cell office:value-type="float" office:value="184.93891832573" calcext:value-type="float">
            <text:p>184.9389183257</text:p>
          </table:table-cell>
          <table:table-cell office:value-type="float" office:value="199.096318189472" calcext:value-type="float">
            <text:p>199.0963181895</text:p>
          </table:table-cell>
          <table:table-cell office:value-type="float" office:value="196.176440700584" calcext:value-type="float">
            <text:p>196.1764407006</text:p>
          </table:table-cell>
          <table:table-cell office:value-type="float" office:value="158.69721327921" calcext:value-type="float">
            <text:p>158.6972132792</text:p>
          </table:table-cell>
          <table:table-cell office:value-type="float" office:value="197.147007534465" calcext:value-type="float">
            <text:p>197.1470075345</text:p>
          </table:table-cell>
          <table:table-cell office:value-type="float" office:value="134.245281762727" calcext:value-type="float">
            <text:p>134.2452817627</text:p>
          </table:table-cell>
          <table:table-cell office:value-type="float" office:value="185.421233442716" calcext:value-type="float">
            <text:p>185.4212334427</text:p>
          </table:table-cell>
          <table:table-cell office:value-type="float" office:value="165.575638853517" calcext:value-type="float">
            <text:p>165.5756388535</text:p>
          </table:table-cell>
          <table:table-cell office:value-type="float" office:value="194.145728618372" calcext:value-type="float">
            <text:p>194.1457286184</text:p>
          </table:table-cell>
          <table:table-cell office:value-type="float" office:value="168.026786856281" calcext:value-type="float">
            <text:p>168.0267868563</text:p>
          </table:table-cell>
          <table:table-cell office:value-type="float" office:value="174.834005125626" calcext:value-type="float">
            <text:p>174.8340051256</text:p>
          </table:table-cell>
          <table:table-cell office:value-type="float" office:value="190.921094602361" calcext:value-type="float">
            <text:p>190.9210946024</text:p>
          </table:table-cell>
          <table:table-cell office:value-type="float" office:value="175.267003055648" calcext:value-type="float">
            <text:p>175.2670030556</text:p>
          </table:table-cell>
          <table:table-cell office:value-type="float" office:value="218.582532949562" calcext:value-type="float">
            <text:p>218.5825329496</text:p>
          </table:table-cell>
          <table:table-cell office:value-type="float" office:value="192.153326070788" calcext:value-type="float">
            <text:p>192.1533260708</text:p>
          </table:table-cell>
          <table:table-cell office:value-type="float" office:value="191.820356555149" calcext:value-type="float">
            <text:p>191.8203565551</text:p>
          </table:table-cell>
          <table:table-cell office:value-type="float" office:value="221.777485443389" calcext:value-type="float">
            <text:p>221.7774854434</text:p>
          </table:table-cell>
          <table:table-cell office:value-type="float" office:value="190.837071076456" calcext:value-type="float">
            <text:p>190.8370710765</text:p>
          </table:table-cell>
          <table:table-cell office:value-type="float" office:value="200.56530012747" calcext:value-type="float">
            <text:p>200.5653001275</text:p>
          </table:table-cell>
        </table:table-row>
        <table:table-row table:style-name="ro1">
          <table:table-cell office:value-type="float" office:value="166.3282746932" calcext:value-type="float">
            <text:p>166.3282746932</text:p>
          </table:table-cell>
          <table:table-cell office:value-type="float" office:value="183.526694624998" calcext:value-type="float">
            <text:p>183.526694625</text:p>
          </table:table-cell>
          <table:table-cell office:value-type="float" office:value="199.219885094256" calcext:value-type="float">
            <text:p>199.2198850943</text:p>
          </table:table-cell>
          <table:table-cell office:value-type="float" office:value="196.028794918412" calcext:value-type="float">
            <text:p>196.0287949184</text:p>
          </table:table-cell>
          <table:table-cell office:value-type="float" office:value="159.252334152298" calcext:value-type="float">
            <text:p>159.2523341523</text:p>
          </table:table-cell>
          <table:table-cell office:value-type="float" office:value="196.864524686493" calcext:value-type="float">
            <text:p>196.8645246865</text:p>
          </table:table-cell>
          <table:table-cell office:value-type="float" office:value="133.898632327873" calcext:value-type="float">
            <text:p>133.8986323279</text:p>
          </table:table-cell>
          <table:table-cell office:value-type="float" office:value="185.310001845818" calcext:value-type="float">
            <text:p>185.3100018458</text:p>
          </table:table-cell>
          <table:table-cell office:value-type="float" office:value="165.130775066923" calcext:value-type="float">
            <text:p>165.1307750669</text:p>
          </table:table-cell>
          <table:table-cell office:value-type="float" office:value="194.095233580377" calcext:value-type="float">
            <text:p>194.0952335804</text:p>
          </table:table-cell>
          <table:table-cell office:value-type="float" office:value="167.458769207321" calcext:value-type="float">
            <text:p>167.4587692073</text:p>
          </table:table-cell>
          <table:table-cell office:value-type="float" office:value="174.361729142457" calcext:value-type="float">
            <text:p>174.3617291425</text:p>
          </table:table-cell>
          <table:table-cell office:value-type="float" office:value="190.6532946734" calcext:value-type="float">
            <text:p>190.6532946734</text:p>
          </table:table-cell>
          <table:table-cell office:value-type="float" office:value="174.54614382248" calcext:value-type="float">
            <text:p>174.5461438225</text:p>
          </table:table-cell>
          <table:table-cell office:value-type="float" office:value="218.313531928878" calcext:value-type="float">
            <text:p>218.3135319289</text:p>
          </table:table-cell>
          <table:table-cell office:value-type="float" office:value="191.98762157815" calcext:value-type="float">
            <text:p>191.9876215782</text:p>
          </table:table-cell>
          <table:table-cell office:value-type="float" office:value="192.374465109149" calcext:value-type="float">
            <text:p>192.3744651091</text:p>
          </table:table-cell>
          <table:table-cell office:value-type="float" office:value="221.565104510971" calcext:value-type="float">
            <text:p>221.565104511</text:p>
          </table:table-cell>
          <table:table-cell office:value-type="float" office:value="190.352838653211" calcext:value-type="float">
            <text:p>190.3528386532</text:p>
          </table:table-cell>
          <table:table-cell office:value-type="float" office:value="200.633444970471" calcext:value-type="float">
            <text:p>200.6334449705</text:p>
          </table:table-cell>
        </table:table-row>
        <table:table-row table:style-name="ro1">
          <table:table-cell office:value-type="float" office:value="165.994042484946" calcext:value-type="float">
            <text:p>165.9940424849</text:p>
          </table:table-cell>
          <table:table-cell office:value-type="float" office:value="182.767365001734" calcext:value-type="float">
            <text:p>182.7673650017</text:p>
          </table:table-cell>
          <table:table-cell office:value-type="float" office:value="199.416376174529" calcext:value-type="float">
            <text:p>199.4163761745</text:p>
          </table:table-cell>
          <table:table-cell office:value-type="float" office:value="195.871585221382" calcext:value-type="float">
            <text:p>195.8715852214</text:p>
          </table:table-cell>
          <table:table-cell office:value-type="float" office:value="158.404043425006" calcext:value-type="float">
            <text:p>158.404043425</text:p>
          </table:table-cell>
          <table:table-cell office:value-type="float" office:value="204.555674916509" calcext:value-type="float">
            <text:p>204.5556749165</text:p>
          </table:table-cell>
          <table:table-cell office:value-type="float" office:value="133.410826628104" calcext:value-type="float">
            <text:p>133.4108266281</text:p>
          </table:table-cell>
          <table:table-cell office:value-type="float" office:value="185.228384309723" calcext:value-type="float">
            <text:p>185.2283843097</text:p>
          </table:table-cell>
          <table:table-cell office:value-type="float" office:value="164.742044158014" calcext:value-type="float">
            <text:p>164.742044158</text:p>
          </table:table-cell>
          <table:table-cell office:value-type="float" office:value="194.071492690444" calcext:value-type="float">
            <text:p>194.0714926904</text:p>
          </table:table-cell>
          <table:table-cell office:value-type="float" office:value="168.245215794366" calcext:value-type="float">
            <text:p>168.2452157944</text:p>
          </table:table-cell>
          <table:table-cell office:value-type="float" office:value="174.072524708692" calcext:value-type="float">
            <text:p>174.0725247087</text:p>
          </table:table-cell>
          <table:table-cell office:value-type="float" office:value="190.400892745634" calcext:value-type="float">
            <text:p>190.4008927456</text:p>
          </table:table-cell>
          <table:table-cell office:value-type="float" office:value="174.115693568853" calcext:value-type="float">
            <text:p>174.1156935689</text:p>
          </table:table-cell>
          <table:table-cell office:value-type="float" office:value="218.049046200977" calcext:value-type="float">
            <text:p>218.049046201</text:p>
          </table:table-cell>
          <table:table-cell office:value-type="float" office:value="191.877668225268" calcext:value-type="float">
            <text:p>191.8776682253</text:p>
          </table:table-cell>
          <table:table-cell office:value-type="float" office:value="193.233639015192" calcext:value-type="float">
            <text:p>193.2336390152</text:p>
          </table:table-cell>
          <table:table-cell office:value-type="float" office:value="223.329143950301" calcext:value-type="float">
            <text:p>223.3291439503</text:p>
          </table:table-cell>
          <table:table-cell office:value-type="float" office:value="190.321453711778" calcext:value-type="float">
            <text:p>190.3214537118</text:p>
          </table:table-cell>
          <table:table-cell office:value-type="float" office:value="200.802576582613" calcext:value-type="float">
            <text:p>200.8025765826</text:p>
          </table:table-cell>
        </table:table-row>
        <table:table-row table:style-name="ro1">
          <table:table-cell office:value-type="float" office:value="165.660277156402" calcext:value-type="float">
            <text:p>165.6602771564</text:p>
          </table:table-cell>
          <table:table-cell office:value-type="float" office:value="182.928657318515" calcext:value-type="float">
            <text:p>182.9286573185</text:p>
          </table:table-cell>
          <table:table-cell office:value-type="float" office:value="199.64904731445" calcext:value-type="float">
            <text:p>199.6490473145</text:p>
          </table:table-cell>
          <table:table-cell office:value-type="float" office:value="195.730008697014" calcext:value-type="float">
            <text:p>195.730008697</text:p>
          </table:table-cell>
          <table:table-cell office:value-type="float" office:value="158.347350707267" calcext:value-type="float">
            <text:p>158.3473507073</text:p>
          </table:table-cell>
          <table:table-cell office:value-type="float" office:value="204.438077818395" calcext:value-type="float">
            <text:p>204.4380778184</text:p>
          </table:table-cell>
          <table:table-cell office:value-type="float" office:value="132.841008529536" calcext:value-type="float">
            <text:p>132.8410085295</text:p>
          </table:table-cell>
          <table:table-cell office:value-type="float" office:value="185.192949857147" calcext:value-type="float">
            <text:p>185.1929498571</text:p>
          </table:table-cell>
          <table:table-cell office:value-type="float" office:value="164.324702641414" calcext:value-type="float">
            <text:p>164.3247026414</text:p>
          </table:table-cell>
          <table:table-cell office:value-type="float" office:value="194.063122821287" calcext:value-type="float">
            <text:p>194.0631228213</text:p>
          </table:table-cell>
          <table:table-cell office:value-type="float" office:value="166.572242745862" calcext:value-type="float">
            <text:p>166.5722427459</text:p>
          </table:table-cell>
          <table:table-cell office:value-type="float" office:value="173.631553701873" calcext:value-type="float">
            <text:p>173.6315537019</text:p>
          </table:table-cell>
          <table:table-cell office:value-type="float" office:value="190.08267607978" calcext:value-type="float">
            <text:p>190.0826760798</text:p>
          </table:table-cell>
          <table:table-cell office:value-type="float" office:value="173.648619692455" calcext:value-type="float">
            <text:p>173.6486196925</text:p>
          </table:table-cell>
          <table:table-cell office:value-type="float" office:value="226.436647113167" calcext:value-type="float">
            <text:p>226.4366471132</text:p>
          </table:table-cell>
          <table:table-cell office:value-type="float" office:value="191.668605042967" calcext:value-type="float">
            <text:p>191.668605043</text:p>
          </table:table-cell>
          <table:table-cell office:value-type="float" office:value="193.882450273666" calcext:value-type="float">
            <text:p>193.8824502737</text:p>
          </table:table-cell>
          <table:table-cell office:value-type="float" office:value="223.14736126631" calcext:value-type="float">
            <text:p>223.1473612663</text:p>
          </table:table-cell>
          <table:table-cell office:value-type="float" office:value="190.554175167924" calcext:value-type="float">
            <text:p>190.5541751679</text:p>
          </table:table-cell>
          <table:table-cell office:value-type="float" office:value="200.695345478061" calcext:value-type="float">
            <text:p>200.6953454781</text:p>
          </table:table-cell>
        </table:table-row>
        <table:table-row table:style-name="ro1">
          <table:table-cell office:value-type="float" office:value="165.345417931327" calcext:value-type="float">
            <text:p>165.3454179313</text:p>
          </table:table-cell>
          <table:table-cell office:value-type="float" office:value="183.185713661274" calcext:value-type="float">
            <text:p>183.1857136613</text:p>
          </table:table-cell>
          <table:table-cell office:value-type="float" office:value="199.940000657251" calcext:value-type="float">
            <text:p>199.9400006573</text:p>
          </table:table-cell>
          <table:table-cell office:value-type="float" office:value="195.608564157588" calcext:value-type="float">
            <text:p>195.6085641576</text:p>
          </table:table-cell>
          <table:table-cell office:value-type="float" office:value="158.809680282303" calcext:value-type="float">
            <text:p>158.8096802823</text:p>
          </table:table-cell>
          <table:table-cell office:value-type="float" office:value="205.047409234907" calcext:value-type="float">
            <text:p>205.0474092349</text:p>
          </table:table-cell>
          <table:table-cell office:value-type="float" office:value="132.204166808573" calcext:value-type="float">
            <text:p>132.2041668086</text:p>
          </table:table-cell>
          <table:table-cell office:value-type="float" office:value="185.245627175513" calcext:value-type="float">
            <text:p>185.2456271755</text:p>
          </table:table-cell>
          <table:table-cell office:value-type="float" office:value="163.875805668835" calcext:value-type="float">
            <text:p>163.8758056688</text:p>
          </table:table-cell>
          <table:table-cell office:value-type="float" office:value="193.514103044825" calcext:value-type="float">
            <text:p>193.5141030448</text:p>
          </table:table-cell>
          <table:table-cell office:value-type="float" office:value="165.444744975286" calcext:value-type="float">
            <text:p>165.4447449753</text:p>
          </table:table-cell>
          <table:table-cell office:value-type="float" office:value="173.018836017111" calcext:value-type="float">
            <text:p>173.0188360171</text:p>
          </table:table-cell>
          <table:table-cell office:value-type="float" office:value="189.736660039583" calcext:value-type="float">
            <text:p>189.7366600396</text:p>
          </table:table-cell>
          <table:table-cell office:value-type="float" office:value="173.412970181782" calcext:value-type="float">
            <text:p>173.4129701818</text:p>
          </table:table-cell>
          <table:table-cell office:value-type="float" office:value="226.272244560535" calcext:value-type="float">
            <text:p>226.2722445605</text:p>
          </table:table-cell>
          <table:table-cell office:value-type="float" office:value="191.449025182998" calcext:value-type="float">
            <text:p>191.449025183</text:p>
          </table:table-cell>
          <table:table-cell office:value-type="float" office:value="194.428917340365" calcext:value-type="float">
            <text:p>194.4289173404</text:p>
          </table:table-cell>
          <table:table-cell office:value-type="float" office:value="222.893644557115" calcext:value-type="float">
            <text:p>222.8936445571</text:p>
          </table:table-cell>
          <table:table-cell office:value-type="float" office:value="190.425525054816" calcext:value-type="float">
            <text:p>190.4255250548</text:p>
          </table:table-cell>
          <table:table-cell office:value-type="float" office:value="201.065480631668" calcext:value-type="float">
            <text:p>201.0654806317</text:p>
          </table:table-cell>
        </table:table-row>
        <table:table-row table:style-name="ro1">
          <table:table-cell office:value-type="float" office:value="165.676150708164" calcext:value-type="float">
            <text:p>165.6761507082</text:p>
          </table:table-cell>
          <table:table-cell office:value-type="float" office:value="183.423653396921" calcext:value-type="float">
            <text:p>183.4236533969</text:p>
          </table:table-cell>
          <table:table-cell office:value-type="float" office:value="200.482058439354" calcext:value-type="float">
            <text:p>200.4820584394</text:p>
          </table:table-cell>
          <table:table-cell office:value-type="float" office:value="195.515827127156" calcext:value-type="float">
            <text:p>195.5158271272</text:p>
          </table:table-cell>
          <table:table-cell office:value-type="float" office:value="159.324388633305" calcext:value-type="float">
            <text:p>159.3243886333</text:p>
          </table:table-cell>
          <table:table-cell office:value-type="float" office:value="205.013756730384" calcext:value-type="float">
            <text:p>205.0137567304</text:p>
          </table:table-cell>
          <table:table-cell office:value-type="float" office:value="131.810016036562" calcext:value-type="float">
            <text:p>131.8100160366</text:p>
          </table:table-cell>
          <table:table-cell office:value-type="float" office:value="185.846545449862" calcext:value-type="float">
            <text:p>185.8465454499</text:p>
          </table:table-cell>
          <table:table-cell office:value-type="float" office:value="163.379270680827" calcext:value-type="float">
            <text:p>163.3792706808</text:p>
          </table:table-cell>
          <table:table-cell office:value-type="float" office:value="192.576930468179" calcext:value-type="float">
            <text:p>192.5769304682</text:p>
          </table:table-cell>
          <table:table-cell office:value-type="float" office:value="165.701490661923" calcext:value-type="float">
            <text:p>165.7014906619</text:p>
          </table:table-cell>
          <table:table-cell office:value-type="float" office:value="172.416730966873" calcext:value-type="float">
            <text:p>172.4167309669</text:p>
          </table:table-cell>
          <table:table-cell office:value-type="float" office:value="189.407963043792" calcext:value-type="float">
            <text:p>189.4079630438</text:p>
          </table:table-cell>
          <table:table-cell office:value-type="float" office:value="173.423653798558" calcext:value-type="float">
            <text:p>173.4236537986</text:p>
          </table:table-cell>
          <table:table-cell office:value-type="float" office:value="226.130336076384" calcext:value-type="float">
            <text:p>226.1303360764</text:p>
          </table:table-cell>
          <table:table-cell office:value-type="float" office:value="191.38815456131" calcext:value-type="float">
            <text:p>191.3881545613</text:p>
          </table:table-cell>
          <table:table-cell office:value-type="float" office:value="194.928636422852" calcext:value-type="float">
            <text:p>194.9286364229</text:p>
          </table:table-cell>
          <table:table-cell office:value-type="float" office:value="224.711292249827" calcext:value-type="float">
            <text:p>224.7112922498</text:p>
          </table:table-cell>
          <table:table-cell office:value-type="float" office:value="188.404315903336" calcext:value-type="float">
            <text:p>188.4043159033</text:p>
          </table:table-cell>
          <table:table-cell office:value-type="float" office:value="200.793879663358" calcext:value-type="float">
            <text:p>200.7938796634</text:p>
          </table:table-cell>
        </table:table-row>
        <table:table-row table:style-name="ro1">
          <table:table-cell office:value-type="float" office:value="166.512105183536" calcext:value-type="float">
            <text:p>166.5121051835</text:p>
          </table:table-cell>
          <table:table-cell office:value-type="float" office:value="182.964458899807" calcext:value-type="float">
            <text:p>182.9644588998</text:p>
          </table:table-cell>
          <table:table-cell office:value-type="float" office:value="199.897923244295" calcext:value-type="float">
            <text:p>199.8979232443</text:p>
          </table:table-cell>
          <table:table-cell office:value-type="float" office:value="195.493120934925" calcext:value-type="float">
            <text:p>195.4931209349</text:p>
          </table:table-cell>
          <table:table-cell office:value-type="float" office:value="159.623196957795" calcext:value-type="float">
            <text:p>159.6231969578</text:p>
          </table:table-cell>
          <table:table-cell office:value-type="float" office:value="205.492573721471" calcext:value-type="float">
            <text:p>205.4925737215</text:p>
          </table:table-cell>
          <table:table-cell office:value-type="float" office:value="131.498077867955" calcext:value-type="float">
            <text:p>131.498077868</text:p>
          </table:table-cell>
          <table:table-cell office:value-type="float" office:value="184.692239114345" calcext:value-type="float">
            <text:p>184.6922391143</text:p>
          </table:table-cell>
          <table:table-cell office:value-type="float" office:value="162.828333303196" calcext:value-type="float">
            <text:p>162.8283333032</text:p>
          </table:table-cell>
          <table:table-cell office:value-type="float" office:value="191.792869801447" calcext:value-type="float">
            <text:p>191.7928698014</text:p>
          </table:table-cell>
          <table:table-cell office:value-type="float" office:value="164.389348408972" calcext:value-type="float">
            <text:p>164.389348409</text:p>
          </table:table-cell>
          <table:table-cell office:value-type="float" office:value="172.055300846931" calcext:value-type="float">
            <text:p>172.0553008469</text:p>
          </table:table-cell>
          <table:table-cell office:value-type="float" office:value="189.121405261555" calcext:value-type="float">
            <text:p>189.1214052616</text:p>
          </table:table-cell>
          <table:table-cell office:value-type="float" office:value="173.287318300814" calcext:value-type="float">
            <text:p>173.2873183008</text:p>
          </table:table-cell>
          <table:table-cell office:value-type="float" office:value="225.977937943668" calcext:value-type="float">
            <text:p>225.9779379437</text:p>
          </table:table-cell>
          <table:table-cell office:value-type="float" office:value="191.357634715121" calcext:value-type="float">
            <text:p>191.3576347151</text:p>
          </table:table-cell>
          <table:table-cell office:value-type="float" office:value="195.346532940402" calcext:value-type="float">
            <text:p>195.3465329404</text:p>
          </table:table-cell>
          <table:table-cell office:value-type="float" office:value="224.322572663422" calcext:value-type="float">
            <text:p>224.3225726634</text:p>
          </table:table-cell>
          <table:table-cell office:value-type="float" office:value="188.4387654641" calcext:value-type="float">
            <text:p>188.4387654641</text:p>
          </table:table-cell>
          <table:table-cell office:value-type="float" office:value="200.294535456246" calcext:value-type="float">
            <text:p>200.2945354562</text:p>
          </table:table-cell>
        </table:table-row>
        <table:table-row table:style-name="ro1">
          <table:table-cell office:value-type="float" office:value="165.549187389919" calcext:value-type="float">
            <text:p>165.5491873899</text:p>
          </table:table-cell>
          <table:table-cell office:value-type="float" office:value="182.00073028662" calcext:value-type="float">
            <text:p>182.0007302866</text:p>
          </table:table-cell>
          <table:table-cell office:value-type="float" office:value="198.695696493815" calcext:value-type="float">
            <text:p>198.6956964938</text:p>
          </table:table-cell>
          <table:table-cell office:value-type="float" office:value="195.564412882784" calcext:value-type="float">
            <text:p>195.5644128828</text:p>
          </table:table-cell>
          <table:table-cell office:value-type="float" office:value="159.160863490943" calcext:value-type="float">
            <text:p>159.1608634909</text:p>
          </table:table-cell>
          <table:table-cell office:value-type="float" office:value="205.209840444499" calcext:value-type="float">
            <text:p>205.2098404445</text:p>
          </table:table-cell>
          <table:table-cell office:value-type="float" office:value="131.204256099449" calcext:value-type="float">
            <text:p>131.2042560994</text:p>
          </table:table-cell>
          <table:table-cell office:value-type="float" office:value="183.420742246854" calcext:value-type="float">
            <text:p>183.4207422469</text:p>
          </table:table-cell>
          <table:table-cell office:value-type="float" office:value="163.147558048845" calcext:value-type="float">
            <text:p>163.1475580488</text:p>
          </table:table-cell>
          <table:table-cell office:value-type="float" office:value="191.148578164913" calcext:value-type="float">
            <text:p>191.1485781649</text:p>
          </table:table-cell>
          <table:table-cell office:value-type="float" office:value="163.196850573078" calcext:value-type="float">
            <text:p>163.1968505731</text:p>
          </table:table-cell>
          <table:table-cell office:value-type="float" office:value="171.848961923181" calcext:value-type="float">
            <text:p>171.8489619232</text:p>
          </table:table-cell>
          <table:table-cell office:value-type="float" office:value="188.826616059767" calcext:value-type="float">
            <text:p>188.8266160598</text:p>
          </table:table-cell>
          <table:table-cell office:value-type="float" office:value="173.389166312698" calcext:value-type="float">
            <text:p>173.3891663127</text:p>
          </table:table-cell>
          <table:table-cell office:value-type="float" office:value="225.813012164407" calcext:value-type="float">
            <text:p>225.8130121644</text:p>
          </table:table-cell>
          <table:table-cell office:value-type="float" office:value="191.285421048698" calcext:value-type="float">
            <text:p>191.2854210487</text:p>
          </table:table-cell>
          <table:table-cell office:value-type="float" office:value="195.587217252347" calcext:value-type="float">
            <text:p>195.5872172523</text:p>
          </table:table-cell>
          <table:table-cell office:value-type="float" office:value="223.937313645349" calcext:value-type="float">
            <text:p>223.9373136453</text:p>
          </table:table-cell>
          <table:table-cell office:value-type="float" office:value="188.202797560785" calcext:value-type="float">
            <text:p>188.2027975608</text:p>
          </table:table-cell>
          <table:table-cell office:value-type="float" office:value="199.989079493855" calcext:value-type="float">
            <text:p>199.9890794939</text:p>
          </table:table-cell>
        </table:table-row>
        <table:table-row table:style-name="ro1">
          <table:table-cell office:value-type="float" office:value="165.173868604126" calcext:value-type="float">
            <text:p>165.1738686041</text:p>
          </table:table-cell>
          <table:table-cell office:value-type="float" office:value="181.548052264772" calcext:value-type="float">
            <text:p>181.5480522648</text:p>
          </table:table-cell>
          <table:table-cell office:value-type="float" office:value="197.953495419018" calcext:value-type="float">
            <text:p>197.953495419</text:p>
          </table:table-cell>
          <table:table-cell office:value-type="float" office:value="195.283530362727" calcext:value-type="float">
            <text:p>195.2835303627</text:p>
          </table:table-cell>
          <table:table-cell office:value-type="float" office:value="158.758551647995" calcext:value-type="float">
            <text:p>158.758551648</text:p>
          </table:table-cell>
          <table:table-cell office:value-type="float" office:value="205.07028294487" calcext:value-type="float">
            <text:p>205.0702829449</text:p>
          </table:table-cell>
          <table:table-cell office:value-type="float" office:value="130.896441615929" calcext:value-type="float">
            <text:p>130.8964416159</text:p>
          </table:table-cell>
          <table:table-cell office:value-type="float" office:value="182.807696777918" calcext:value-type="float">
            <text:p>182.8076967779</text:p>
          </table:table-cell>
          <table:table-cell office:value-type="float" office:value="162.146291773656" calcext:value-type="float">
            <text:p>162.1462917737</text:p>
          </table:table-cell>
          <table:table-cell office:value-type="float" office:value="190.560857032758" calcext:value-type="float">
            <text:p>190.5608570328</text:p>
          </table:table-cell>
          <table:table-cell office:value-type="float" office:value="162.218178891016" calcext:value-type="float">
            <text:p>162.218178891</text:p>
          </table:table-cell>
          <table:table-cell office:value-type="float" office:value="172.002664385381" calcext:value-type="float">
            <text:p>172.0026643854</text:p>
          </table:table-cell>
          <table:table-cell office:value-type="float" office:value="188.512779620036" calcext:value-type="float">
            <text:p>188.51277962</text:p>
          </table:table-cell>
          <table:table-cell office:value-type="float" office:value="173.71917210681" calcext:value-type="float">
            <text:p>173.7191721068</text:p>
          </table:table-cell>
          <table:table-cell office:value-type="float" office:value="225.626589253226" calcext:value-type="float">
            <text:p>225.6265892532</text:p>
          </table:table-cell>
          <table:table-cell office:value-type="float" office:value="191.197724990263" calcext:value-type="float">
            <text:p>191.1977249903</text:p>
          </table:table-cell>
          <table:table-cell office:value-type="float" office:value="195.622148288037" calcext:value-type="float">
            <text:p>195.622148288</text:p>
          </table:table-cell>
          <table:table-cell office:value-type="float" office:value="225.683004922814" calcext:value-type="float">
            <text:p>225.6830049228</text:p>
          </table:table-cell>
          <table:table-cell office:value-type="float" office:value="187.800575536422" calcext:value-type="float">
            <text:p>187.8005755364</text:p>
          </table:table-cell>
          <table:table-cell office:value-type="float" office:value="199.87628232177" calcext:value-type="float">
            <text:p>199.8762823218</text:p>
          </table:table-cell>
        </table:table-row>
        <table:table-row table:style-name="ro1">
          <table:table-cell office:value-type="float" office:value="165.112070334222" calcext:value-type="float">
            <text:p>165.1120703342</text:p>
          </table:table-cell>
          <table:table-cell office:value-type="float" office:value="181.806314336663" calcext:value-type="float">
            <text:p>181.8063143367</text:p>
          </table:table-cell>
          <table:table-cell office:value-type="float" office:value="197.59174121994" calcext:value-type="float">
            <text:p>197.5917412199</text:p>
          </table:table-cell>
          <table:table-cell office:value-type="float" office:value="195.003620160497" calcext:value-type="float">
            <text:p>195.0036201605</text:p>
          </table:table-cell>
          <table:table-cell office:value-type="float" office:value="159.022717417787" calcext:value-type="float">
            <text:p>159.0227174178</text:p>
          </table:table-cell>
          <table:table-cell office:value-type="float" office:value="205.022022234249" calcext:value-type="float">
            <text:p>205.0220222342</text:p>
          </table:table-cell>
          <table:table-cell office:value-type="float" office:value="130.575867387438" calcext:value-type="float">
            <text:p>130.5758673874</text:p>
          </table:table-cell>
          <table:table-cell office:value-type="float" office:value="182.662100635989" calcext:value-type="float">
            <text:p>182.662100636</text:p>
          </table:table-cell>
          <table:table-cell office:value-type="float" office:value="161.360263633675" calcext:value-type="float">
            <text:p>161.3602636337</text:p>
          </table:table-cell>
          <table:table-cell office:value-type="float" office:value="189.989205941414" calcext:value-type="float">
            <text:p>189.9892059414</text:p>
          </table:table-cell>
          <table:table-cell office:value-type="float" office:value="161.408427750708" calcext:value-type="float">
            <text:p>161.4084277507</text:p>
          </table:table-cell>
          <table:table-cell office:value-type="float" office:value="172.587008662042" calcext:value-type="float">
            <text:p>172.587008662</text:p>
          </table:table-cell>
          <table:table-cell office:value-type="float" office:value="188.173833681466" calcext:value-type="float">
            <text:p>188.1738336815</text:p>
          </table:table-cell>
          <table:table-cell office:value-type="float" office:value="173.191608366733" calcext:value-type="float">
            <text:p>173.1916083667</text:p>
          </table:table-cell>
          <table:table-cell office:value-type="float" office:value="226.462209843522" calcext:value-type="float">
            <text:p>226.4622098435</text:p>
          </table:table-cell>
          <table:table-cell office:value-type="float" office:value="191.359278401626" calcext:value-type="float">
            <text:p>191.3592784016</text:p>
          </table:table-cell>
          <table:table-cell office:value-type="float" office:value="196.023933457087" calcext:value-type="float">
            <text:p>196.0239334571</text:p>
          </table:table-cell>
          <table:table-cell office:value-type="float" office:value="225.413223431063" calcext:value-type="float">
            <text:p>225.4132234311</text:p>
          </table:table-cell>
          <table:table-cell office:value-type="float" office:value="187.433944932047" calcext:value-type="float">
            <text:p>187.433944932</text:p>
          </table:table-cell>
          <table:table-cell office:value-type="float" office:value="199.750494473519" calcext:value-type="float">
            <text:p>199.7504944735</text:p>
          </table:table-cell>
        </table:table-row>
        <table:table-row table:style-name="ro1">
          <table:table-cell office:value-type="float" office:value="165.150254679524" calcext:value-type="float">
            <text:p>165.1502546795</text:p>
          </table:table-cell>
          <table:table-cell office:value-type="float" office:value="182.075090504293" calcext:value-type="float">
            <text:p>182.0750905043</text:p>
          </table:table-cell>
          <table:table-cell office:value-type="float" office:value="197.29820380827" calcext:value-type="float">
            <text:p>197.2982038083</text:p>
          </table:table-cell>
          <table:table-cell office:value-type="float" office:value="194.853407195945" calcext:value-type="float">
            <text:p>194.8534071959</text:p>
          </table:table-cell>
          <table:table-cell office:value-type="float" office:value="159.24905444883" calcext:value-type="float">
            <text:p>159.2490544488</text:p>
          </table:table-cell>
          <table:table-cell office:value-type="float" office:value="204.96465943894" calcext:value-type="float">
            <text:p>204.9646594389</text:p>
          </table:table-cell>
          <table:table-cell office:value-type="float" office:value="130.251958712307" calcext:value-type="float">
            <text:p>130.2519587123</text:p>
          </table:table-cell>
          <table:table-cell office:value-type="float" office:value="182.760664505781" calcext:value-type="float">
            <text:p>182.7606645058</text:p>
          </table:table-cell>
          <table:table-cell office:value-type="float" office:value="160.711035246528" calcext:value-type="float">
            <text:p>160.7110352465</text:p>
          </table:table-cell>
          <table:table-cell office:value-type="float" office:value="189.430644119879" calcext:value-type="float">
            <text:p>189.4306441199</text:p>
          </table:table-cell>
          <table:table-cell office:value-type="float" office:value="160.759331274586" calcext:value-type="float">
            <text:p>160.7593312746</text:p>
          </table:table-cell>
          <table:table-cell office:value-type="float" office:value="173.458999281667" calcext:value-type="float">
            <text:p>173.4589992817</text:p>
          </table:table-cell>
          <table:table-cell office:value-type="float" office:value="187.820806391881" calcext:value-type="float">
            <text:p>187.8208063919</text:p>
          </table:table-cell>
          <table:table-cell office:value-type="float" office:value="172.286261012756" calcext:value-type="float">
            <text:p>172.2862610128</text:p>
          </table:table-cell>
          <table:table-cell office:value-type="float" office:value="225.843149849027" calcext:value-type="float">
            <text:p>225.843149849</text:p>
          </table:table-cell>
          <table:table-cell office:value-type="float" office:value="191.523450544805" calcext:value-type="float">
            <text:p>191.5234505448</text:p>
          </table:table-cell>
          <table:table-cell office:value-type="float" office:value="196.091863981448" calcext:value-type="float">
            <text:p>196.0918639814</text:p>
          </table:table-cell>
          <table:table-cell office:value-type="float" office:value="227.082510667135" calcext:value-type="float">
            <text:p>227.0825106671</text:p>
          </table:table-cell>
          <table:table-cell office:value-type="float" office:value="187.163975151256" calcext:value-type="float">
            <text:p>187.1639751513</text:p>
          </table:table-cell>
          <table:table-cell office:value-type="float" office:value="199.640665441215" calcext:value-type="float">
            <text:p>199.6406654412</text:p>
          </table:table-cell>
        </table:table-row>
        <table:table-row table:style-name="ro1">
          <table:table-cell office:value-type="float" office:value="165.263253250835" calcext:value-type="float">
            <text:p>165.2632532508</text:p>
          </table:table-cell>
          <table:table-cell office:value-type="float" office:value="182.241009409014" calcext:value-type="float">
            <text:p>182.241009409</text:p>
          </table:table-cell>
          <table:table-cell office:value-type="float" office:value="197.123842588028" calcext:value-type="float">
            <text:p>197.123842588</text:p>
          </table:table-cell>
          <table:table-cell office:value-type="float" office:value="194.652931528225" calcext:value-type="float">
            <text:p>194.6529315282</text:p>
          </table:table-cell>
          <table:table-cell office:value-type="float" office:value="159.356182902126" calcext:value-type="float">
            <text:p>159.3561829021</text:p>
          </table:table-cell>
          <table:table-cell office:value-type="float" office:value="204.514982759453" calcext:value-type="float">
            <text:p>204.5149827595</text:p>
          </table:table-cell>
          <table:table-cell office:value-type="float" office:value="129.880136646656" calcext:value-type="float">
            <text:p>129.8801366467</text:p>
          </table:table-cell>
          <table:table-cell office:value-type="float" office:value="182.230032193724" calcext:value-type="float">
            <text:p>182.2300321937</text:p>
          </table:table-cell>
          <table:table-cell office:value-type="float" office:value="160.158270401343" calcext:value-type="float">
            <text:p>160.1582704013</text:p>
          </table:table-cell>
          <table:table-cell office:value-type="float" office:value="188.843200284992" calcext:value-type="float">
            <text:p>188.843200285</text:p>
          </table:table-cell>
          <table:table-cell office:value-type="float" office:value="161.089667760315" calcext:value-type="float">
            <text:p>161.0896677603</text:p>
          </table:table-cell>
          <table:table-cell office:value-type="float" office:value="172.657456797654" calcext:value-type="float">
            <text:p>172.6574567977</text:p>
          </table:table-cell>
          <table:table-cell office:value-type="float" office:value="187.447818043434" calcext:value-type="float">
            <text:p>187.4478180434</text:p>
          </table:table-cell>
          <table:table-cell office:value-type="float" office:value="172.087591867443" calcext:value-type="float">
            <text:p>172.0875918674</text:p>
          </table:table-cell>
          <table:table-cell office:value-type="float" office:value="225.379598217421" calcext:value-type="float">
            <text:p>225.3795982174</text:p>
          </table:table-cell>
          <table:table-cell office:value-type="float" office:value="191.711552097345" calcext:value-type="float">
            <text:p>191.7115520973</text:p>
          </table:table-cell>
          <table:table-cell office:value-type="float" office:value="195.613391243695" calcext:value-type="float">
            <text:p>195.6133912437</text:p>
          </table:table-cell>
          <table:table-cell office:value-type="float" office:value="227.014942791138" calcext:value-type="float">
            <text:p>227.0149427911</text:p>
          </table:table-cell>
          <table:table-cell office:value-type="float" office:value="186.882154404363" calcext:value-type="float">
            <text:p>186.8821544044</text:p>
          </table:table-cell>
          <table:table-cell office:value-type="float" office:value="199.559532285765" calcext:value-type="float">
            <text:p>199.5595322858</text:p>
          </table:table-cell>
        </table:table-row>
        <table:table-row table:style-name="ro1">
          <table:table-cell office:value-type="float" office:value="165.480957831004" calcext:value-type="float">
            <text:p>165.480957831</text:p>
          </table:table-cell>
          <table:table-cell office:value-type="float" office:value="182.19123813992" calcext:value-type="float">
            <text:p>182.1912381399</text:p>
          </table:table-cell>
          <table:table-cell office:value-type="float" office:value="196.854921028824" calcext:value-type="float">
            <text:p>196.8549210288</text:p>
          </table:table-cell>
          <table:table-cell office:value-type="float" office:value="194.285650208395" calcext:value-type="float">
            <text:p>194.2856502084</text:p>
          </table:table-cell>
          <table:table-cell office:value-type="float" office:value="0" calcext:value-type="float">
            <text:p>0</text:p>
          </table:table-cell>
          <table:table-cell office:value-type="float" office:value="204.657643625276" calcext:value-type="float">
            <text:p>204.6576436253</text:p>
          </table:table-cell>
          <table:table-cell office:value-type="float" office:value="129.590768310039" calcext:value-type="float">
            <text:p>129.59076831</text:p>
          </table:table-cell>
          <table:table-cell office:value-type="float" office:value="181.370626962686" calcext:value-type="float">
            <text:p>181.3706269627</text:p>
          </table:table-cell>
          <table:table-cell office:value-type="float" office:value="159.612868137103" calcext:value-type="float">
            <text:p>159.6128681371</text:p>
          </table:table-cell>
          <table:table-cell office:value-type="float" office:value="188.233109966369" calcext:value-type="float">
            <text:p>188.2331099664</text:p>
          </table:table-cell>
          <table:table-cell office:value-type="float" office:value="160.11385034333" calcext:value-type="float">
            <text:p>160.1138503433</text:p>
          </table:table-cell>
          <table:table-cell office:value-type="float" office:value="173.917237595487" calcext:value-type="float">
            <text:p>173.9172375955</text:p>
          </table:table-cell>
          <table:table-cell office:value-type="float" office:value="187.942892029809" calcext:value-type="float">
            <text:p>187.9428920298</text:p>
          </table:table-cell>
          <table:table-cell office:value-type="float" office:value="171.927437898996" calcext:value-type="float">
            <text:p>171.927437899</text:p>
          </table:table-cell>
          <table:table-cell office:value-type="float" office:value="225.102294405778" calcext:value-type="float">
            <text:p>225.1022944058</text:p>
          </table:table-cell>
          <table:table-cell office:value-type="float" office:value="191.445693591256" calcext:value-type="float">
            <text:p>191.4456935913</text:p>
          </table:table-cell>
          <table:table-cell office:value-type="float" office:value="194.948247704484" calcext:value-type="float">
            <text:p>194.9482477045</text:p>
          </table:table-cell>
          <table:table-cell office:value-type="float" office:value="227.105621876701" calcext:value-type="float">
            <text:p>227.1056218767</text:p>
          </table:table-cell>
          <table:table-cell office:value-type="float" office:value="186.531344424528" calcext:value-type="float">
            <text:p>186.5313444245</text:p>
          </table:table-cell>
          <table:table-cell office:value-type="float" office:value="199.51132177835" calcext:value-type="float">
            <text:p>199.5113217784</text:p>
          </table:table-cell>
        </table:table-row>
        <table:table-row table:style-name="ro1">
          <table:table-cell office:value-type="float" office:value="165.748845341963" calcext:value-type="float">
            <text:p>165.748845342</text:p>
          </table:table-cell>
          <table:table-cell office:value-type="float" office:value="182.033634294843" calcext:value-type="float">
            <text:p>182.0336342948</text:p>
          </table:table-cell>
          <table:table-cell office:value-type="float" office:value="196.582015722193" calcext:value-type="float">
            <text:p>196.5820157222</text:p>
          </table:table-cell>
          <table:table-cell office:value-type="float" office:value="194.669982797608" calcext:value-type="float">
            <text:p>194.6699827976</text:p>
          </table:table-cell>
          <table:table-cell office:value-type="float" office:value="0" calcext:value-type="float">
            <text:p>0</text:p>
          </table:table-cell>
          <table:table-cell office:value-type="float" office:value="204.686281253599" calcext:value-type="float">
            <text:p>204.6862812536</text:p>
          </table:table-cell>
          <table:table-cell office:value-type="float" office:value="129.153464498511" calcext:value-type="float">
            <text:p>129.1534644985</text:p>
          </table:table-cell>
          <table:table-cell office:value-type="float" office:value="180.821039367412" calcext:value-type="float">
            <text:p>180.8210393674</text:p>
          </table:table-cell>
          <table:table-cell office:value-type="float" office:value="159.219005521572" calcext:value-type="float">
            <text:p>159.2190055216</text:p>
          </table:table-cell>
          <table:table-cell office:value-type="float" office:value="187.627407169237" calcext:value-type="float">
            <text:p>187.6274071692</text:p>
          </table:table-cell>
          <table:table-cell office:value-type="float" office:value="159.472005223978" calcext:value-type="float">
            <text:p>159.472005224</text:p>
          </table:table-cell>
          <table:table-cell office:value-type="float" office:value="173.045214505135" calcext:value-type="float">
            <text:p>173.0452145051</text:p>
          </table:table-cell>
          <table:table-cell office:value-type="float" office:value="187.28816455745" calcext:value-type="float">
            <text:p>187.2881645575</text:p>
          </table:table-cell>
          <table:table-cell office:value-type="float" office:value="170.964493591277" calcext:value-type="float">
            <text:p>170.9644935913</text:p>
          </table:table-cell>
          <table:table-cell office:value-type="float" office:value="224.878709610365" calcext:value-type="float">
            <text:p>224.8787096104</text:p>
          </table:table-cell>
          <table:table-cell office:value-type="float" office:value="191.312959607003" calcext:value-type="float">
            <text:p>191.312959607</text:p>
          </table:table-cell>
          <table:table-cell office:value-type="float" office:value="194.588847675049" calcext:value-type="float">
            <text:p>194.588847675</text:p>
          </table:table-cell>
          <table:table-cell office:value-type="float" office:value="227.119236847643" calcext:value-type="float">
            <text:p>227.1192368476</text:p>
          </table:table-cell>
          <table:table-cell office:value-type="float" office:value="186.232692620096" calcext:value-type="float">
            <text:p>186.2326926201</text:p>
          </table:table-cell>
          <table:table-cell office:value-type="float" office:value="199.455763109624" calcext:value-type="float">
            <text:p>199.4557631096</text:p>
          </table:table-cell>
        </table:table-row>
        <table:table-row table:style-name="ro1">
          <table:table-cell office:value-type="float" office:value="165.598376670115" calcext:value-type="float">
            <text:p>165.5983766701</text:p>
          </table:table-cell>
          <table:table-cell office:value-type="float" office:value="182.710183610919" calcext:value-type="float">
            <text:p>182.7101836109</text:p>
          </table:table-cell>
          <table:table-cell office:value-type="float" office:value="196.408740927664" calcext:value-type="float">
            <text:p>196.4087409277</text:p>
          </table:table-cell>
          <table:table-cell office:value-type="float" office:value="194.034578035427" calcext:value-type="float">
            <text:p>194.0345780354</text:p>
          </table:table-cell>
          <table:table-cell office:value-type="float" office:value="0" calcext:value-type="float">
            <text:p>0</text:p>
          </table:table-cell>
          <table:table-cell office:value-type="float" office:value="204.671513892628" calcext:value-type="float">
            <text:p>204.6715138926</text:p>
          </table:table-cell>
          <table:table-cell office:value-type="float" office:value="128.704910524539" calcext:value-type="float">
            <text:p>128.7049105245</text:p>
          </table:table-cell>
          <table:table-cell office:value-type="float" office:value="180.498704297754" calcext:value-type="float">
            <text:p>180.4987042978</text:p>
          </table:table-cell>
          <table:table-cell office:value-type="float" office:value="159.191946285083" calcext:value-type="float">
            <text:p>159.1919462851</text:p>
          </table:table-cell>
          <table:table-cell office:value-type="float" office:value="187.07066973997" calcext:value-type="float">
            <text:p>187.07066974</text:p>
          </table:table-cell>
          <table:table-cell office:value-type="float" office:value="159.044777147116" calcext:value-type="float">
            <text:p>159.0447771471</text:p>
          </table:table-cell>
          <table:table-cell office:value-type="float" office:value="172.345567448228" calcext:value-type="float">
            <text:p>172.3455674482</text:p>
          </table:table-cell>
          <table:table-cell office:value-type="float" office:value="187.075872355704" calcext:value-type="float">
            <text:p>187.0758723557</text:p>
          </table:table-cell>
          <table:table-cell office:value-type="float" office:value="170.140753382136" calcext:value-type="float">
            <text:p>170.1407533821</text:p>
          </table:table-cell>
          <table:table-cell office:value-type="float" office:value="224.674911471099" calcext:value-type="float">
            <text:p>224.6749114711</text:p>
          </table:table-cell>
          <table:table-cell office:value-type="float" office:value="191.382948700061" calcext:value-type="float">
            <text:p>191.3829487001</text:p>
          </table:table-cell>
          <table:table-cell office:value-type="float" office:value="194.121503241536" calcext:value-type="float">
            <text:p>194.1215032415</text:p>
          </table:table-cell>
          <table:table-cell office:value-type="float" office:value="227.354403668682" calcext:value-type="float">
            <text:p>227.3544036687</text:p>
          </table:table-cell>
          <table:table-cell office:value-type="float" office:value="186.065538629815" calcext:value-type="float">
            <text:p>186.0655386298</text:p>
          </table:table-cell>
          <table:table-cell office:value-type="float" office:value="199.422949424136" calcext:value-type="float">
            <text:p>199.4229494241</text:p>
          </table:table-cell>
        </table:table-row>
        <table:table-row table:style-name="ro1">
          <table:table-cell office:value-type="float" office:value="165.574634381864" calcext:value-type="float">
            <text:p>165.5746343819</text:p>
          </table:table-cell>
          <table:table-cell office:value-type="float" office:value="181.983251915698" calcext:value-type="float">
            <text:p>181.9832519157</text:p>
          </table:table-cell>
          <table:table-cell office:value-type="float" office:value="196.445543294933" calcext:value-type="float">
            <text:p>196.4455432949</text:p>
          </table:table-cell>
          <table:table-cell office:value-type="float" office:value="194.553411371988" calcext:value-type="float">
            <text:p>194.553411372</text:p>
          </table:table-cell>
          <table:table-cell office:value-type="float" office:value="0" calcext:value-type="float">
            <text:p>0</text:p>
          </table:table-cell>
          <table:table-cell office:value-type="float" office:value="204.655644671465" calcext:value-type="float">
            <text:p>204.6556446715</text:p>
          </table:table-cell>
          <table:table-cell office:value-type="float" office:value="128.171903076185" calcext:value-type="float">
            <text:p>128.1719030762</text:p>
          </table:table-cell>
          <table:table-cell office:value-type="float" office:value="180.328236734221" calcext:value-type="float">
            <text:p>180.3282367342</text:p>
          </table:table-cell>
          <table:table-cell office:value-type="float" office:value="158.999486900165" calcext:value-type="float">
            <text:p>158.9994869002</text:p>
          </table:table-cell>
          <table:table-cell office:value-type="float" office:value="186.682319444656" calcext:value-type="float">
            <text:p>186.6823194447</text:p>
          </table:table-cell>
          <table:table-cell office:value-type="float" office:value="158.782817356878" calcext:value-type="float">
            <text:p>158.7828173569</text:p>
          </table:table-cell>
          <table:table-cell office:value-type="float" office:value="171.612855540928" calcext:value-type="float">
            <text:p>171.6128555409</text:p>
          </table:table-cell>
          <table:table-cell office:value-type="float" office:value="186.97423544377" calcext:value-type="float">
            <text:p>186.9742354438</text:p>
          </table:table-cell>
          <table:table-cell office:value-type="float" office:value="169.707567818021" calcext:value-type="float">
            <text:p>169.707567818</text:p>
          </table:table-cell>
          <table:table-cell office:value-type="float" office:value="224.469074901939" calcext:value-type="float">
            <text:p>224.4690749019</text:p>
          </table:table-cell>
          <table:table-cell office:value-type="float" office:value="191.534584979297" calcext:value-type="float">
            <text:p>191.5345849793</text:p>
          </table:table-cell>
          <table:table-cell office:value-type="float" office:value="193.798190292586" calcext:value-type="float">
            <text:p>193.7981902926</text:p>
          </table:table-cell>
          <table:table-cell office:value-type="float" office:value="227.63431591751" calcext:value-type="float">
            <text:p>227.6343159175</text:p>
          </table:table-cell>
          <table:table-cell office:value-type="float" office:value="186.047403194239" calcext:value-type="float">
            <text:p>186.0474031942</text:p>
          </table:table-cell>
          <table:table-cell office:value-type="float" office:value="199.373506834475" calcext:value-type="float">
            <text:p>199.3735068345</text:p>
          </table:table-cell>
        </table:table-row>
        <table:table-row table:style-name="ro1">
          <table:table-cell office:value-type="float" office:value="165.538527167945" calcext:value-type="float">
            <text:p>165.5385271679</text:p>
          </table:table-cell>
          <table:table-cell office:value-type="float" office:value="181.382238807567" calcext:value-type="float">
            <text:p>181.3822388076</text:p>
          </table:table-cell>
          <table:table-cell office:value-type="float" office:value="196.544808149033" calcext:value-type="float">
            <text:p>196.544808149</text:p>
          </table:table-cell>
          <table:table-cell office:value-type="float" office:value="194.009195645826" calcext:value-type="float">
            <text:p>194.0091956458</text:p>
          </table:table-cell>
          <table:table-cell office:value-type="float" office:value="0" calcext:value-type="float">
            <text:p>0</text:p>
          </table:table-cell>
          <table:table-cell office:value-type="float" office:value="204.693321622274" calcext:value-type="float">
            <text:p>204.6933216223</text:p>
          </table:table-cell>
          <table:table-cell office:value-type="float" office:value="128.776152367148" calcext:value-type="float">
            <text:p>128.7761523671</text:p>
          </table:table-cell>
          <table:table-cell office:value-type="float" office:value="180.256083586442" calcext:value-type="float">
            <text:p>180.2560835864</text:p>
          </table:table-cell>
          <table:table-cell office:value-type="float" office:value="159.599712686793" calcext:value-type="float">
            <text:p>159.5997126868</text:p>
          </table:table-cell>
          <table:table-cell office:value-type="float" office:value="186.561119862053" calcext:value-type="float">
            <text:p>186.5611198621</text:p>
          </table:table-cell>
          <table:table-cell office:value-type="float" office:value="158.69612825953" calcext:value-type="float">
            <text:p>158.6961282595</text:p>
          </table:table-cell>
          <table:table-cell office:value-type="float" office:value="171.031768004669" calcext:value-type="float">
            <text:p>171.0317680047</text:p>
          </table:table-cell>
          <table:table-cell office:value-type="float" office:value="186.927158844184" calcext:value-type="float">
            <text:p>186.9271588442</text:p>
          </table:table-cell>
          <table:table-cell office:value-type="float" office:value="169.30568624748" calcext:value-type="float">
            <text:p>169.3056862475</text:p>
          </table:table-cell>
          <table:table-cell office:value-type="float" office:value="224.124370609665" calcext:value-type="float">
            <text:p>224.1243706097</text:p>
          </table:table-cell>
          <table:table-cell office:value-type="float" office:value="191.644141602589" calcext:value-type="float">
            <text:p>191.6441416026</text:p>
          </table:table-cell>
          <table:table-cell office:value-type="float" office:value="193.544544387437" calcext:value-type="float">
            <text:p>193.5445443874</text:p>
          </table:table-cell>
          <table:table-cell office:value-type="float" office:value="227.815347821833" calcext:value-type="float">
            <text:p>227.8153478218</text:p>
          </table:table-cell>
          <table:table-cell office:value-type="float" office:value="186.066413771177" calcext:value-type="float">
            <text:p>186.0664137712</text:p>
          </table:table-cell>
          <table:table-cell office:value-type="float" office:value="199.3349248242" calcext:value-type="float">
            <text:p>199.3349248242</text:p>
          </table:table-cell>
        </table:table-row>
        <table:table-row table:style-name="ro1">
          <table:table-cell office:value-type="float" office:value="165.779138259896" calcext:value-type="float">
            <text:p>165.7791382599</text:p>
          </table:table-cell>
          <table:table-cell office:value-type="float" office:value="181.298648316828" calcext:value-type="float">
            <text:p>181.2986483168</text:p>
          </table:table-cell>
          <table:table-cell office:value-type="float" office:value="196.084592342746" calcext:value-type="float">
            <text:p>196.08459234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.621213021783" calcext:value-type="float">
            <text:p>127.6212130218</text:p>
          </table:table-cell>
          <table:table-cell office:value-type="float" office:value="0" calcext:value-type="float">
            <text:p>0</text:p>
          </table:table-cell>
          <table:table-cell office:value-type="float" office:value="158.183301241917" calcext:value-type="float">
            <text:p>158.1833012419</text:p>
          </table:table-cell>
          <table:table-cell office:value-type="float" office:value="186.671030292895" calcext:value-type="float">
            <text:p>186.6710302929</text:p>
          </table:table-cell>
          <table:table-cell office:value-type="float" office:value="0" calcext:value-type="float">
            <text:p>0</text:p>
          </table:table-cell>
          <table:table-cell office:value-type="float" office:value="170.948629500838" calcext:value-type="float">
            <text:p>170.9486295008</text:p>
          </table:table-cell>
          <table:table-cell office:value-type="float" office:value="0" calcext:value-type="float">
            <text:p>0</text:p>
          </table:table-cell>
          <table:table-cell office:value-type="float" office:value="168.858660265404" calcext:value-type="float">
            <text:p>168.8586602654</text:p>
          </table:table-cell>
          <table:table-cell office:value-type="float" office:value="224.110919573228" calcext:value-type="float">
            <text:p>224.1109195732</text:p>
          </table:table-cell>
          <table:table-cell office:value-type="float" office:value="0" calcext:value-type="float">
            <text:p>0</text:p>
          </table:table-cell>
          <table:table-cell office:value-type="float" office:value="193.240475252989" calcext:value-type="float">
            <text:p>193.240475253</text:p>
          </table:table-cell>
          <table:table-cell office:value-type="float" office:value="0" calcext:value-type="float">
            <text:p>0</text:p>
          </table:table-cell>
          <table:table-cell office:value-type="float" office:value="186.21470911118" calcext:value-type="float">
            <text:p>186.2147091112</text:p>
          </table:table-cell>
          <table:table-cell office:value-type="float" office:value="199.294164178069" calcext:value-type="float">
            <text:p>199.2941641781</text:p>
          </table:table-cell>
        </table:table-row>
        <table:table-row table:style-name="ro1">
          <table:table-cell office:value-type="float" office:value="165.992512449738" calcext:value-type="float">
            <text:p>165.9925124497</text:p>
          </table:table-cell>
          <table:table-cell office:value-type="float" office:value="180.835177647857" calcext:value-type="float">
            <text:p>180.8351776479</text:p>
          </table:table-cell>
          <table:table-cell office:value-type="float" office:value="196.59762379534" calcext:value-type="float">
            <text:p>196.59762379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.801793427799" calcext:value-type="float">
            <text:p>126.8017934278</text:p>
          </table:table-cell>
          <table:table-cell office:value-type="float" office:value="0" calcext:value-type="float">
            <text:p>0</text:p>
          </table:table-cell>
          <table:table-cell office:value-type="float" office:value="157.207278284248" calcext:value-type="float">
            <text:p>157.2072782842</text:p>
          </table:table-cell>
          <table:table-cell office:value-type="float" office:value="186.8264875669" calcext:value-type="float">
            <text:p>186.8264875669</text:p>
          </table:table-cell>
          <table:table-cell office:value-type="float" office:value="0" calcext:value-type="float">
            <text:p>0</text:p>
          </table:table-cell>
          <table:table-cell office:value-type="float" office:value="170.235276288085" calcext:value-type="float">
            <text:p>170.2352762881</text:p>
          </table:table-cell>
          <table:table-cell office:value-type="float" office:value="0" calcext:value-type="float">
            <text:p>0</text:p>
          </table:table-cell>
          <table:table-cell office:value-type="float" office:value="168.288110587128" calcext:value-type="float">
            <text:p>168.2881105871</text:p>
          </table:table-cell>
          <table:table-cell office:value-type="float" office:value="224.06498895979" calcext:value-type="float">
            <text:p>224.0649889598</text:p>
          </table:table-cell>
          <table:table-cell office:value-type="float" office:value="0" calcext:value-type="float">
            <text:p>0</text:p>
          </table:table-cell>
          <table:table-cell office:value-type="float" office:value="192.894780402035" calcext:value-type="float">
            <text:p>192.894780402</text:p>
          </table:table-cell>
          <table:table-cell office:value-type="float" office:value="0" calcext:value-type="float">
            <text:p>0</text:p>
          </table:table-cell>
          <table:table-cell office:value-type="float" office:value="186.157532902581" calcext:value-type="float">
            <text:p>186.1575329026</text:p>
          </table:table-cell>
          <table:table-cell office:value-type="float" office:value="199.270542843405" calcext:value-type="float">
            <text:p>199.2705428434</text:p>
          </table:table-cell>
        </table:table-row>
        <table:table-row table:style-name="ro1">
          <table:table-cell office:value-type="float" office:value="166.091130698863" calcext:value-type="float">
            <text:p>166.0911306989</text:p>
          </table:table-cell>
          <table:table-cell office:value-type="float" office:value="180.52811579766" calcext:value-type="float">
            <text:p>180.5281157977</text:p>
          </table:table-cell>
          <table:table-cell office:value-type="float" office:value="195.549270893628" calcext:value-type="float">
            <text:p>195.5492708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.254158905357" calcext:value-type="float">
            <text:p>126.2541589054</text:p>
          </table:table-cell>
          <table:table-cell office:value-type="float" office:value="0" calcext:value-type="float">
            <text:p>0</text:p>
          </table:table-cell>
          <table:table-cell office:value-type="float" office:value="156.707842477573" calcext:value-type="float">
            <text:p>156.7078424776</text:p>
          </table:table-cell>
          <table:table-cell office:value-type="float" office:value="186.928737587052" calcext:value-type="float">
            <text:p>186.9287375871</text:p>
          </table:table-cell>
          <table:table-cell office:value-type="float" office:value="0" calcext:value-type="float">
            <text:p>0</text:p>
          </table:table-cell>
          <table:table-cell office:value-type="float" office:value="170.379116637497" calcext:value-type="float">
            <text:p>170.3791166375</text:p>
          </table:table-cell>
          <table:table-cell office:value-type="float" office:value="0" calcext:value-type="float">
            <text:p>0</text:p>
          </table:table-cell>
          <table:table-cell office:value-type="float" office:value="167.59388576851" calcext:value-type="float">
            <text:p>167.5938857685</text:p>
          </table:table-cell>
          <table:table-cell office:value-type="float" office:value="223.942269371726" calcext:value-type="float">
            <text:p>223.9422693717</text:p>
          </table:table-cell>
          <table:table-cell office:value-type="float" office:value="0" calcext:value-type="float">
            <text:p>0</text:p>
          </table:table-cell>
          <table:table-cell office:value-type="float" office:value="192.590742352511" calcext:value-type="float">
            <text:p>192.5907423525</text:p>
          </table:table-cell>
          <table:table-cell office:value-type="float" office:value="0" calcext:value-type="float">
            <text:p>0</text:p>
          </table:table-cell>
          <table:table-cell office:value-type="float" office:value="186.91901890503" calcext:value-type="float">
            <text:p>186.919018905</text:p>
          </table:table-cell>
          <table:table-cell office:value-type="float" office:value="199.261193796974" calcext:value-type="float">
            <text:p>199.2611937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.269215880238" calcext:value-type="float">
            <text:p>180.2692158802</text:p>
          </table:table-cell>
          <table:table-cell office:value-type="float" office:value="195.103333219746" calcext:value-type="float">
            <text:p>195.10333321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.794014552929" calcext:value-type="float">
            <text:p>125.7940145529</text:p>
          </table:table-cell>
          <table:table-cell office:value-type="float" office:value="0" calcext:value-type="float">
            <text:p>0</text:p>
          </table:table-cell>
          <table:table-cell office:value-type="float" office:value="156.396644619196" calcext:value-type="float">
            <text:p>156.3966446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.228643126008" calcext:value-type="float">
            <text:p>171.228643126</text:p>
          </table:table-cell>
          <table:table-cell office:value-type="float" office:value="0" calcext:value-type="float">
            <text:p>0</text:p>
          </table:table-cell>
          <table:table-cell office:value-type="float" office:value="166.791141959566" calcext:value-type="float">
            <text:p>166.7911419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.305162995406" calcext:value-type="float">
            <text:p>193.3051629954</text:p>
          </table:table-cell>
          <table:table-cell office:value-type="float" office:value="0" calcext:value-type="float">
            <text:p>0</text:p>
          </table:table-cell>
          <table:table-cell office:value-type="float" office:value="187.819529911223" calcext:value-type="float">
            <text:p>187.8195299112</text:p>
          </table:table-cell>
          <table:table-cell office:value-type="float" office:value="199.251574337435" calcext:value-type="float">
            <text:p>199.25157433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.145471080806" calcext:value-type="float">
            <text:p>180.1454710808</text:p>
          </table:table-cell>
          <table:table-cell office:value-type="float" office:value="195.154103561143" calcext:value-type="float">
            <text:p>195.1541035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.393426208366" calcext:value-type="float">
            <text:p>125.3934262084</text:p>
          </table:table-cell>
          <table:table-cell office:value-type="float" office:value="0" calcext:value-type="float">
            <text:p>0</text:p>
          </table:table-cell>
          <table:table-cell office:value-type="float" office:value="156.241719362913" calcext:value-type="float">
            <text:p>156.2417193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.686015571811" calcext:value-type="float">
            <text:p>170.6860155718</text:p>
          </table:table-cell>
          <table:table-cell office:value-type="float" office:value="0" calcext:value-type="float">
            <text:p>0</text:p>
          </table:table-cell>
          <table:table-cell office:value-type="float" office:value="166.084940208462" calcext:value-type="float">
            <text:p>166.0849402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.458120531265" calcext:value-type="float">
            <text:p>192.4581205313</text:p>
          </table:table-cell>
          <table:table-cell office:value-type="float" office:value="0" calcext:value-type="float">
            <text:p>0</text:p>
          </table:table-cell>
          <table:table-cell office:value-type="float" office:value="186.424783583608" calcext:value-type="float">
            <text:p>186.4247835836</text:p>
          </table:table-cell>
          <table:table-cell office:value-type="float" office:value="199.229823256411" calcext:value-type="float">
            <text:p>199.2298232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.092025430274" calcext:value-type="float">
            <text:p>180.0920254303</text:p>
          </table:table-cell>
          <table:table-cell office:value-type="float" office:value="195.390988600488" calcext:value-type="float">
            <text:p>195.3909886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.105704909293" calcext:value-type="float">
            <text:p>125.1057049093</text:p>
          </table:table-cell>
          <table:table-cell office:value-type="float" office:value="0" calcext:value-type="float">
            <text:p>0</text:p>
          </table:table-cell>
          <table:table-cell office:value-type="float" office:value="156.151128888464" calcext:value-type="float">
            <text:p>156.1511288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.295941948239" calcext:value-type="float">
            <text:p>170.2959419482</text:p>
          </table:table-cell>
          <table:table-cell office:value-type="float" office:value="0" calcext:value-type="float">
            <text:p>0</text:p>
          </table:table-cell>
          <table:table-cell office:value-type="float" office:value="165.594489763053" calcext:value-type="float">
            <text:p>165.5944897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.802455441074" calcext:value-type="float">
            <text:p>191.8024554411</text:p>
          </table:table-cell>
          <table:table-cell office:value-type="float" office:value="0" calcext:value-type="float">
            <text:p>0</text:p>
          </table:table-cell>
          <table:table-cell office:value-type="float" office:value="184.426358259651" calcext:value-type="float">
            <text:p>184.4263582597</text:p>
          </table:table-cell>
          <table:table-cell office:value-type="float" office:value="199.185860119295" calcext:value-type="float">
            <text:p>199.18586011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.092790095707" calcext:value-type="float">
            <text:p>180.0927900957</text:p>
          </table:table-cell>
          <table:table-cell office:value-type="float" office:value="195.081117415258" calcext:value-type="float">
            <text:p>195.0811174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.330478353932" calcext:value-type="float">
            <text:p>125.3304783539</text:p>
          </table:table-cell>
          <table:table-cell office:value-type="float" office:value="0" calcext:value-type="float">
            <text:p>0</text:p>
          </table:table-cell>
          <table:table-cell office:value-type="float" office:value="156.159803759763" calcext:value-type="float">
            <text:p>156.1598037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.357570216833" calcext:value-type="float">
            <text:p>170.3575702168</text:p>
          </table:table-cell>
          <table:table-cell office:value-type="float" office:value="0" calcext:value-type="float">
            <text:p>0</text:p>
          </table:table-cell>
          <table:table-cell office:value-type="float" office:value="165.374311992782" calcext:value-type="float">
            <text:p>165.3743119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.269911258776" calcext:value-type="float">
            <text:p>191.2699112588</text:p>
          </table:table-cell>
          <table:table-cell office:value-type="float" office:value="0" calcext:value-type="float">
            <text:p>0</text:p>
          </table:table-cell>
          <table:table-cell office:value-type="float" office:value="184.932895373023" calcext:value-type="float">
            <text:p>184.932895373</text:p>
          </table:table-cell>
          <table:table-cell office:value-type="float" office:value="199.11968063556" calcext:value-type="float">
            <text:p>199.11968063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.885021814512" calcext:value-type="float">
            <text:p>179.8850218145</text:p>
          </table:table-cell>
          <table:table-cell office:value-type="float" office:value="194.719533776488" calcext:value-type="float">
            <text:p>194.7195337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.060324858658" calcext:value-type="float">
            <text:p>125.0603248587</text:p>
          </table:table-cell>
          <table:table-cell office:value-type="float" office:value="0" calcext:value-type="float">
            <text:p>0</text:p>
          </table:table-cell>
          <table:table-cell office:value-type="float" office:value="156.250511191539" calcext:value-type="float">
            <text:p>156.2505111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.406355818735" calcext:value-type="float">
            <text:p>170.4063558187</text:p>
          </table:table-cell>
          <table:table-cell office:value-type="float" office:value="0" calcext:value-type="float">
            <text:p>0</text:p>
          </table:table-cell>
          <table:table-cell office:value-type="float" office:value="165.289049403934" calcext:value-type="float">
            <text:p>165.2890494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.842230857181" calcext:value-type="float">
            <text:p>190.8422308572</text:p>
          </table:table-cell>
          <table:table-cell office:value-type="float" office:value="0" calcext:value-type="float">
            <text:p>0</text:p>
          </table:table-cell>
          <table:table-cell office:value-type="float" office:value="183.519076450742" calcext:value-type="float">
            <text:p>183.5190764507</text:p>
          </table:table-cell>
          <table:table-cell office:value-type="float" office:value="199.035252133722" calcext:value-type="float">
            <text:p>199.035252133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4.676046056469" calcext:value-type="float">
            <text:p>194.676046056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90.525325785667" calcext:value-type="float">
            <text:p>190.52532578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4.723897664544" calcext:value-type="float">
            <text:p>194.723897664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90.338716165607" calcext:value-type="float">
            <text:p>190.3387161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4.754434736758" calcext:value-type="float">
            <text:p>194.754434736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90.244018343949" calcext:value-type="float">
            <text:p>190.24401834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formula="of:=AVERAGE([.A64];[.B69];[.C72];[.D61];[.E56];[.F61];[.G69];[.H61];[.I69];[.J64];[.K61];[.L69];[.M61];[.N69];[.O64];[.P61];[.Q72];[.R61];[.S69];[.T69])" office:value-type="float" office:value="182.24018713475" calcext:value-type="float">
            <text:p>182.2401871348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20" office:value-type="float" office:value="988.751059801321" calcext:value-type="float">
            <text:p>988.7510598013</text:p>
          </table:table-cell>
        </table:table-row>
        <table:table-row table:style-name="ro1">
          <table:table-cell table:number-columns-repeated="3" office:value-type="float" office:value="988.751059801321" calcext:value-type="float">
            <text:p>988.7510598013</text:p>
          </table:table-cell>
          <table:table-cell office:value-type="float" office:value="981.713224872642" calcext:value-type="float">
            <text:p>981.7132248726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1.713224872642" calcext:value-type="float">
            <text:p>981.7132248726</text:p>
          </table:table-cell>
          <table:table-cell table:number-columns-repeated="2" office:value-type="float" office:value="988.751059801321" calcext:value-type="float">
            <text:p>988.7510598013</text:p>
          </table:table-cell>
          <table:table-cell office:value-type="float" office:value="981.713224872642" calcext:value-type="float">
            <text:p>981.7132248726</text:p>
          </table:table-cell>
          <table:table-cell table:number-columns-repeated="4" office:value-type="float" office:value="988.751059801321" calcext:value-type="float">
            <text:p>988.7510598013</text:p>
          </table:table-cell>
          <table:table-cell office:value-type="float" office:value="981.713224872642" calcext:value-type="float">
            <text:p>981.7132248726</text:p>
          </table:table-cell>
          <table:table-cell table:number-columns-repeated="2" office:value-type="float" office:value="988.751059801321" calcext:value-type="float">
            <text:p>988.7510598013</text:p>
          </table:table-cell>
          <table:table-cell office:value-type="float" office:value="981.713224872642" calcext:value-type="float">
            <text:p>981.7132248726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1.713224872642" calcext:value-type="float">
            <text:p>981.7132248726</text:p>
          </table:table-cell>
          <table:table-cell office:value-type="float" office:value="988.751059801321" calcext:value-type="float">
            <text:p>988.7510598013</text:p>
          </table:table-cell>
        </table:table-row>
        <table:table-row table:style-name="ro1">
          <table:table-cell office:value-type="float" office:value="988.751059801321" calcext:value-type="float">
            <text:p>988.7510598013</text:p>
          </table:table-cell>
          <table:table-cell office:value-type="float" office:value="981.715435186289" calcext:value-type="float">
            <text:p>981.7154351863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1.264837137512" calcext:value-type="float">
            <text:p>981.2648371375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1.264837137512" calcext:value-type="float">
            <text:p>981.2648371375</text:p>
          </table:table-cell>
          <table:table-cell table:number-columns-repeated="2" office:value-type="float" office:value="988.751059801321" calcext:value-type="float">
            <text:p>988.7510598013</text:p>
          </table:table-cell>
          <table:table-cell office:value-type="float" office:value="981.371767440762" calcext:value-type="float">
            <text:p>981.3717674408</text:p>
          </table:table-cell>
          <table:table-cell office:value-type="float" office:value="981.715435186289" calcext:value-type="float">
            <text:p>981.7154351863</text:p>
          </table:table-cell>
          <table:table-cell table:number-columns-repeated="3" office:value-type="float" office:value="988.751059801321" calcext:value-type="float">
            <text:p>988.7510598013</text:p>
          </table:table-cell>
          <table:table-cell office:value-type="float" office:value="981.371767440762" calcext:value-type="float">
            <text:p>981.3717674408</text:p>
          </table:table-cell>
          <table:table-cell table:number-columns-repeated="2" office:value-type="float" office:value="988.751059801321" calcext:value-type="float">
            <text:p>988.7510598013</text:p>
          </table:table-cell>
          <table:table-cell office:value-type="float" office:value="981.371767440762" calcext:value-type="float">
            <text:p>981.3717674408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1.264837137512" calcext:value-type="float">
            <text:p>981.2648371375</text:p>
          </table:table-cell>
          <table:table-cell office:value-type="float" office:value="988.751059801321" calcext:value-type="float">
            <text:p>988.7510598013</text:p>
          </table:table-cell>
        </table:table-row>
        <table:table-row table:style-name="ro1">
          <table:table-cell office:value-type="float" office:value="981.453173551823" calcext:value-type="float">
            <text:p>981.4531735518</text:p>
          </table:table-cell>
          <table:table-cell office:value-type="float" office:value="981.364854221079" calcext:value-type="float">
            <text:p>981.3648542211</text:p>
          </table:table-cell>
          <table:table-cell office:value-type="float" office:value="981.264138571395" calcext:value-type="float">
            <text:p>981.2641385714</text:p>
          </table:table-cell>
          <table:table-cell office:value-type="float" office:value="980.986537535776" calcext:value-type="float">
            <text:p>980.9865375358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0.90418503003" calcext:value-type="float">
            <text:p>980.90418503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1.168287393945" calcext:value-type="float">
            <text:p>981.1682873939</text:p>
          </table:table-cell>
          <table:table-cell office:value-type="float" office:value="981.073419258006" calcext:value-type="float">
            <text:p>981.073419258</text:p>
          </table:table-cell>
          <table:table-cell office:value-type="float" office:value="981.364854221079" calcext:value-type="float">
            <text:p>981.3648542211</text:p>
          </table:table-cell>
          <table:table-cell table:number-columns-repeated="2" office:value-type="float" office:value="988.751059801321" calcext:value-type="float">
            <text:p>988.7510598013</text:p>
          </table:table-cell>
          <table:table-cell office:value-type="float" office:value="981.264138571395" calcext:value-type="float">
            <text:p>981.2641385714</text:p>
          </table:table-cell>
          <table:table-cell office:value-type="float" office:value="981.5903786794" calcext:value-type="float">
            <text:p>981.5903786794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1.225791463442" calcext:value-type="float">
            <text:p>981.2257914634</text:p>
          </table:table-cell>
          <table:table-cell office:value-type="float" office:value="969.725700947925" calcext:value-type="float">
            <text:p>969.7257009479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1.547879658926" calcext:value-type="float">
            <text:p>981.5478796589</text:p>
          </table:table-cell>
          <table:table-cell office:value-type="float" office:value="988.751059801321" calcext:value-type="float">
            <text:p>988.7510598013</text:p>
          </table:table-cell>
        </table:table-row>
        <table:table-row table:style-name="ro1">
          <table:table-cell office:value-type="float" office:value="981.247669911298" calcext:value-type="float">
            <text:p>981.2476699113</text:p>
          </table:table-cell>
          <table:table-cell office:value-type="float" office:value="981.043102964532" calcext:value-type="float">
            <text:p>981.0431029645</text:p>
          </table:table-cell>
          <table:table-cell office:value-type="float" office:value="981.022399255328" calcext:value-type="float">
            <text:p>981.0223992553</text:p>
          </table:table-cell>
          <table:table-cell office:value-type="float" office:value="980.780382191252" calcext:value-type="float">
            <text:p>980.7803821913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0.592766172259" calcext:value-type="float">
            <text:p>980.5927661723</text:p>
          </table:table-cell>
          <table:table-cell office:value-type="float" office:value="981.109501648501" calcext:value-type="float">
            <text:p>981.1095016485</text:p>
          </table:table-cell>
          <table:table-cell office:value-type="float" office:value="980.803305473263" calcext:value-type="float">
            <text:p>980.8033054733</text:p>
          </table:table-cell>
          <table:table-cell office:value-type="float" office:value="980.863154910667" calcext:value-type="float">
            <text:p>980.8631549107</text:p>
          </table:table-cell>
          <table:table-cell office:value-type="float" office:value="981.043102964532" calcext:value-type="float">
            <text:p>981.0431029645</text:p>
          </table:table-cell>
          <table:table-cell table:number-columns-repeated="2" office:value-type="float" office:value="988.751059801321" calcext:value-type="float">
            <text:p>988.7510598013</text:p>
          </table:table-cell>
          <table:table-cell office:value-type="float" office:value="980.964510286384" calcext:value-type="float">
            <text:p>980.9645102864</text:p>
          </table:table-cell>
          <table:table-cell office:value-type="float" office:value="981.821379019078" calcext:value-type="float">
            <text:p>981.8213790191</text:p>
          </table:table-cell>
          <table:table-cell office:value-type="float" office:value="980.964521589897" calcext:value-type="float">
            <text:p>980.9645215899</text:p>
          </table:table-cell>
          <table:table-cell office:value-type="float" office:value="980.832242291041" calcext:value-type="float">
            <text:p>980.832242291</text:p>
          </table:table-cell>
          <table:table-cell office:value-type="float" office:value="968.865792922469" calcext:value-type="float">
            <text:p>968.8657929225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1.966240778585" calcext:value-type="float">
            <text:p>981.9662407786</text:p>
          </table:table-cell>
          <table:table-cell office:value-type="float" office:value="980.466015349464" calcext:value-type="float">
            <text:p>980.4660153495</text:p>
          </table:table-cell>
        </table:table-row>
        <table:table-row table:style-name="ro1">
          <table:table-cell office:value-type="float" office:value="981.022327468705" calcext:value-type="float">
            <text:p>981.0223274687</text:p>
          </table:table-cell>
          <table:table-cell office:value-type="float" office:value="968.934272059787" calcext:value-type="float">
            <text:p>968.9342720598</text:p>
          </table:table-cell>
          <table:table-cell office:value-type="float" office:value="981.268827358669" calcext:value-type="float">
            <text:p>981.2688273587</text:p>
          </table:table-cell>
          <table:table-cell office:value-type="float" office:value="982.084989858489" calcext:value-type="float">
            <text:p>982.0849898585</text:p>
          </table:table-cell>
          <table:table-cell office:value-type="float" office:value="980.922953626526" calcext:value-type="float">
            <text:p>980.9229536265</text:p>
          </table:table-cell>
          <table:table-cell office:value-type="float" office:value="980.361706207394" calcext:value-type="float">
            <text:p>980.3617062074</text:p>
          </table:table-cell>
          <table:table-cell office:value-type="float" office:value="980.8253770259" calcext:value-type="float">
            <text:p>980.8253770259</text:p>
          </table:table-cell>
          <table:table-cell office:value-type="float" office:value="980.53207256565" calcext:value-type="float">
            <text:p>980.5320725657</text:p>
          </table:table-cell>
          <table:table-cell office:value-type="float" office:value="980.677205662042" calcext:value-type="float">
            <text:p>980.677205662</text:p>
          </table:table-cell>
          <table:table-cell office:value-type="float" office:value="981.361037541348" calcext:value-type="float">
            <text:p>981.3610375413</text:p>
          </table:table-cell>
          <table:table-cell office:value-type="float" office:value="981.502769904607" calcext:value-type="float">
            <text:p>981.5027699046</text:p>
          </table:table-cell>
          <table:table-cell office:value-type="float" office:value="981.209352198864" calcext:value-type="float">
            <text:p>981.2093521989</text:p>
          </table:table-cell>
          <table:table-cell office:value-type="float" office:value="980.722510779723" calcext:value-type="float">
            <text:p>980.7225107797</text:p>
          </table:table-cell>
          <table:table-cell office:value-type="float" office:value="981.541161587168" calcext:value-type="float">
            <text:p>981.5411615872</text:p>
          </table:table-cell>
          <table:table-cell office:value-type="float" office:value="981.264485115122" calcext:value-type="float">
            <text:p>981.2644851151</text:p>
          </table:table-cell>
          <table:table-cell office:value-type="float" office:value="980.516190837851" calcext:value-type="float">
            <text:p>980.5161908379</text:p>
          </table:table-cell>
          <table:table-cell office:value-type="float" office:value="968.075050643743" calcext:value-type="float">
            <text:p>968.0750506437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1.459658162783" calcext:value-type="float">
            <text:p>981.4596581628</text:p>
          </table:table-cell>
          <table:table-cell office:value-type="float" office:value="980.40130678775" calcext:value-type="float">
            <text:p>980.4013067878</text:p>
          </table:table-cell>
        </table:table-row>
        <table:table-row table:style-name="ro1">
          <table:table-cell office:value-type="float" office:value="980.813527608185" calcext:value-type="float">
            <text:p>980.8135276082</text:p>
          </table:table-cell>
          <table:table-cell office:value-type="float" office:value="969.638221832427" calcext:value-type="float">
            <text:p>969.6382218324</text:p>
          </table:table-cell>
          <table:table-cell office:value-type="float" office:value="980.842167640606" calcext:value-type="float">
            <text:p>980.8421676406</text:p>
          </table:table-cell>
          <table:table-cell office:value-type="float" office:value="982.017032766635" calcext:value-type="float">
            <text:p>982.0170327666</text:p>
          </table:table-cell>
          <table:table-cell office:value-type="float" office:value="980.624916742021" calcext:value-type="float">
            <text:p>980.624916742</text:p>
          </table:table-cell>
          <table:table-cell office:value-type="float" office:value="966.818743612635" calcext:value-type="float">
            <text:p>966.8187436126</text:p>
          </table:table-cell>
          <table:table-cell office:value-type="float" office:value="982.06257013786" calcext:value-type="float">
            <text:p>982.0625701379</text:p>
          </table:table-cell>
          <table:table-cell office:value-type="float" office:value="967.590606210686" calcext:value-type="float">
            <text:p>967.5906062107</text:p>
          </table:table-cell>
          <table:table-cell office:value-type="float" office:value="980.472888433359" calcext:value-type="float">
            <text:p>980.4728884334</text:p>
          </table:table-cell>
          <table:table-cell office:value-type="float" office:value="980.800831461583" calcext:value-type="float">
            <text:p>980.8008314616</text:p>
          </table:table-cell>
          <table:table-cell office:value-type="float" office:value="982.074016213207" calcext:value-type="float">
            <text:p>982.0740162132</text:p>
          </table:table-cell>
          <table:table-cell office:value-type="float" office:value="981.588034195556" calcext:value-type="float">
            <text:p>981.5880341956</text:p>
          </table:table-cell>
          <table:table-cell office:value-type="float" office:value="980.481237198512" calcext:value-type="float">
            <text:p>980.4812371985</text:p>
          </table:table-cell>
          <table:table-cell office:value-type="float" office:value="981.781807737359" calcext:value-type="float">
            <text:p>981.7818077374</text:p>
          </table:table-cell>
          <table:table-cell office:value-type="float" office:value="980.850445845357" calcext:value-type="float">
            <text:p>980.8504458454</text:p>
          </table:table-cell>
          <table:table-cell office:value-type="float" office:value="980.24660650157" calcext:value-type="float">
            <text:p>980.2466065016</text:p>
          </table:table-cell>
          <table:table-cell office:value-type="float" office:value="967.285362850898" calcext:value-type="float">
            <text:p>967.2853628509</text:p>
          </table:table-cell>
          <table:table-cell office:value-type="float" office:value="980.479124769437" calcext:value-type="float">
            <text:p>980.4791247694</text:p>
          </table:table-cell>
          <table:table-cell office:value-type="float" office:value="980.830746586903" calcext:value-type="float">
            <text:p>980.8307465869</text:p>
          </table:table-cell>
          <table:table-cell office:value-type="float" office:value="980.352327140003" calcext:value-type="float">
            <text:p>980.35232714</text:p>
          </table:table-cell>
        </table:table-row>
        <table:table-row table:style-name="ro1">
          <table:table-cell office:value-type="float" office:value="980.601138877104" calcext:value-type="float">
            <text:p>980.6011388771</text:p>
          </table:table-cell>
          <table:table-cell office:value-type="float" office:value="968.495429693187" calcext:value-type="float">
            <text:p>968.4954296932</text:p>
          </table:table-cell>
          <table:table-cell office:value-type="float" office:value="980.477503842036" calcext:value-type="float">
            <text:p>980.477503842</text:p>
          </table:table-cell>
          <table:table-cell office:value-type="float" office:value="981.936165709392" calcext:value-type="float">
            <text:p>981.9361657094</text:p>
          </table:table-cell>
          <table:table-cell office:value-type="float" office:value="980.303263464938" calcext:value-type="float">
            <text:p>980.3032634649</text:p>
          </table:table-cell>
          <table:table-cell office:value-type="float" office:value="966.152983800866" calcext:value-type="float">
            <text:p>966.1529838009</text:p>
          </table:table-cell>
          <table:table-cell office:value-type="float" office:value="981.832643195284" calcext:value-type="float">
            <text:p>981.8326431953</text:p>
          </table:table-cell>
          <table:table-cell office:value-type="float" office:value="966.941445197189" calcext:value-type="float">
            <text:p>966.9414451972</text:p>
          </table:table-cell>
          <table:table-cell office:value-type="float" office:value="980.712086074568" calcext:value-type="float">
            <text:p>980.7120860746</text:p>
          </table:table-cell>
          <table:table-cell office:value-type="float" office:value="982.135702906322" calcext:value-type="float">
            <text:p>982.1357029063</text:p>
          </table:table-cell>
          <table:table-cell office:value-type="float" office:value="982.223165720286" calcext:value-type="float">
            <text:p>982.2231657203</text:p>
          </table:table-cell>
          <table:table-cell office:value-type="float" office:value="981.876426222657" calcext:value-type="float">
            <text:p>981.8764262227</text:p>
          </table:table-cell>
          <table:table-cell office:value-type="float" office:value="980.761592605045" calcext:value-type="float">
            <text:p>980.761592605</text:p>
          </table:table-cell>
          <table:table-cell office:value-type="float" office:value="981.911726887398" calcext:value-type="float">
            <text:p>981.9117268874</text:p>
          </table:table-cell>
          <table:table-cell office:value-type="float" office:value="980.477598192073" calcext:value-type="float">
            <text:p>980.4775981921</text:p>
          </table:table-cell>
          <table:table-cell office:value-type="float" office:value="980.037708596142" calcext:value-type="float">
            <text:p>980.0377085961</text:p>
          </table:table-cell>
          <table:table-cell office:value-type="float" office:value="966.471300821018" calcext:value-type="float">
            <text:p>966.471300821</text:p>
          </table:table-cell>
          <table:table-cell office:value-type="float" office:value="980.217293353358" calcext:value-type="float">
            <text:p>980.2172933534</text:p>
          </table:table-cell>
          <table:table-cell office:value-type="float" office:value="968.015237744235" calcext:value-type="float">
            <text:p>968.0152377442</text:p>
          </table:table-cell>
          <table:table-cell office:value-type="float" office:value="980.311370470006" calcext:value-type="float">
            <text:p>980.31137047</text:p>
          </table:table-cell>
        </table:table-row>
        <table:table-row table:style-name="ro1">
          <table:table-cell office:value-type="float" office:value="980.376544321545" calcext:value-type="float">
            <text:p>980.3765443215</text:p>
          </table:table-cell>
          <table:table-cell office:value-type="float" office:value="956.701558915463" calcext:value-type="float">
            <text:p>956.7015589155</text:p>
          </table:table-cell>
          <table:table-cell office:value-type="float" office:value="980.137802833851" calcext:value-type="float">
            <text:p>980.1378028339</text:p>
          </table:table-cell>
          <table:table-cell office:value-type="float" office:value="975.142821286254" calcext:value-type="float">
            <text:p>975.1428212863</text:p>
          </table:table-cell>
          <table:table-cell office:value-type="float" office:value="980.064153460833" calcext:value-type="float">
            <text:p>980.0641534608</text:p>
          </table:table-cell>
          <table:table-cell office:value-type="float" office:value="965.449838315635" calcext:value-type="float">
            <text:p>965.4498383156</text:p>
          </table:table-cell>
          <table:table-cell office:value-type="float" office:value="981.634684149209" calcext:value-type="float">
            <text:p>981.6346841492</text:p>
          </table:table-cell>
          <table:table-cell office:value-type="float" office:value="954.223197564016" calcext:value-type="float">
            <text:p>954.223197564</text:p>
          </table:table-cell>
          <table:table-cell office:value-type="float" office:value="981.136842572492" calcext:value-type="float">
            <text:p>981.1368425725</text:p>
          </table:table-cell>
          <table:table-cell office:value-type="float" office:value="981.767459678668" calcext:value-type="float">
            <text:p>981.7674596787</text:p>
          </table:table-cell>
          <table:table-cell office:value-type="float" office:value="982.426455260981" calcext:value-type="float">
            <text:p>982.426455261</text:p>
          </table:table-cell>
          <table:table-cell office:value-type="float" office:value="982.050866474422" calcext:value-type="float">
            <text:p>982.0508664744</text:p>
          </table:table-cell>
          <table:table-cell office:value-type="float" office:value="981.287277705993" calcext:value-type="float">
            <text:p>981.287277706</text:p>
          </table:table-cell>
          <table:table-cell office:value-type="float" office:value="981.964720242696" calcext:value-type="float">
            <text:p>981.9647202427</text:p>
          </table:table-cell>
          <table:table-cell office:value-type="float" office:value="980.176704376897" calcext:value-type="float">
            <text:p>980.1767043769</text:p>
          </table:table-cell>
          <table:table-cell office:value-type="float" office:value="979.840762860537" calcext:value-type="float">
            <text:p>979.8407628605</text:p>
          </table:table-cell>
          <table:table-cell office:value-type="float" office:value="967.293555399933" calcext:value-type="float">
            <text:p>967.2935553999</text:p>
          </table:table-cell>
          <table:table-cell office:value-type="float" office:value="979.933376977052" calcext:value-type="float">
            <text:p>979.9333769771</text:p>
          </table:table-cell>
          <table:table-cell office:value-type="float" office:value="966.744635739121" calcext:value-type="float">
            <text:p>966.7446357391</text:p>
          </table:table-cell>
          <table:table-cell office:value-type="float" office:value="980.757127253005" calcext:value-type="float">
            <text:p>980.757127253</text:p>
          </table:table-cell>
        </table:table-row>
        <table:table-row table:style-name="ro1">
          <table:table-cell office:value-type="float" office:value="980.144006608546" calcext:value-type="float">
            <text:p>980.1440066085</text:p>
          </table:table-cell>
          <table:table-cell office:value-type="float" office:value="955.134409710142" calcext:value-type="float">
            <text:p>955.1344097101</text:p>
          </table:table-cell>
          <table:table-cell office:value-type="float" office:value="979.808083246243" calcext:value-type="float">
            <text:p>979.8080832462</text:p>
          </table:table-cell>
          <table:table-cell office:value-type="float" office:value="974.942008184496" calcext:value-type="float">
            <text:p>974.9420081845</text:p>
          </table:table-cell>
          <table:table-cell office:value-type="float" office:value="979.802924837254" calcext:value-type="float">
            <text:p>979.8029248373</text:p>
          </table:table-cell>
          <table:table-cell office:value-type="float" office:value="964.831001486189" calcext:value-type="float">
            <text:p>964.8310014862</text:p>
          </table:table-cell>
          <table:table-cell office:value-type="float" office:value="981.455877122119" calcext:value-type="float">
            <text:p>981.4558771221</text:p>
          </table:table-cell>
          <table:table-cell office:value-type="float" office:value="953.087715570493" calcext:value-type="float">
            <text:p>953.0877155705</text:p>
          </table:table-cell>
          <table:table-cell office:value-type="float" office:value="981.386532029941" calcext:value-type="float">
            <text:p>981.3865320299</text:p>
          </table:table-cell>
          <table:table-cell office:value-type="float" office:value="981.510067510059" calcext:value-type="float">
            <text:p>981.5100675101</text:p>
          </table:table-cell>
          <table:table-cell office:value-type="float" office:value="982.547331097916" calcext:value-type="float">
            <text:p>982.5473310979</text:p>
          </table:table-cell>
          <table:table-cell office:value-type="float" office:value="982.132069251745" calcext:value-type="float">
            <text:p>982.1320692517</text:p>
          </table:table-cell>
          <table:table-cell office:value-type="float" office:value="981.587585275289" calcext:value-type="float">
            <text:p>981.5875852753</text:p>
          </table:table-cell>
          <table:table-cell office:value-type="float" office:value="981.813652968186" calcext:value-type="float">
            <text:p>981.8136529682</text:p>
          </table:table-cell>
          <table:table-cell office:value-type="float" office:value="979.903070684085" calcext:value-type="float">
            <text:p>979.9030706841</text:p>
          </table:table-cell>
          <table:table-cell office:value-type="float" office:value="964.764318865825" calcext:value-type="float">
            <text:p>964.7643188658</text:p>
          </table:table-cell>
          <table:table-cell office:value-type="float" office:value="968.405645823119" calcext:value-type="float">
            <text:p>968.4056458231</text:p>
          </table:table-cell>
          <table:table-cell office:value-type="float" office:value="979.722489237302" calcext:value-type="float">
            <text:p>979.7224892373</text:p>
          </table:table-cell>
          <table:table-cell office:value-type="float" office:value="965.890649566931" calcext:value-type="float">
            <text:p>965.8906495669</text:p>
          </table:table-cell>
          <table:table-cell office:value-type="float" office:value="980.936005474238" calcext:value-type="float">
            <text:p>980.9360054742</text:p>
          </table:table-cell>
        </table:table-row>
        <table:table-row table:style-name="ro1">
          <table:table-cell office:value-type="float" office:value="979.912424959699" calcext:value-type="float">
            <text:p>979.9124249597</text:p>
          </table:table-cell>
          <table:table-cell office:value-type="float" office:value="953.755295438892" calcext:value-type="float">
            <text:p>953.7552954389</text:p>
          </table:table-cell>
          <table:table-cell office:value-type="float" office:value="979.535315976392" calcext:value-type="float">
            <text:p>979.5353159764</text:p>
          </table:table-cell>
          <table:table-cell office:value-type="float" office:value="974.710231920712" calcext:value-type="float">
            <text:p>974.7102319207</text:p>
          </table:table-cell>
          <table:table-cell office:value-type="float" office:value="965.672667509757" calcext:value-type="float">
            <text:p>965.6726675098</text:p>
          </table:table-cell>
          <table:table-cell office:value-type="float" office:value="950.675348830513" calcext:value-type="float">
            <text:p>950.6753488305</text:p>
          </table:table-cell>
          <table:table-cell office:value-type="float" office:value="981.280917639938" calcext:value-type="float">
            <text:p>981.2809176399</text:p>
          </table:table-cell>
          <table:table-cell office:value-type="float" office:value="952.414705942154" calcext:value-type="float">
            <text:p>952.4147059422</text:p>
          </table:table-cell>
          <table:table-cell office:value-type="float" office:value="979.731115180242" calcext:value-type="float">
            <text:p>979.7311151802</text:p>
          </table:table-cell>
          <table:table-cell office:value-type="float" office:value="974.350080009851" calcext:value-type="float">
            <text:p>974.3500800099</text:p>
          </table:table-cell>
          <table:table-cell office:value-type="float" office:value="980.30262422413" calcext:value-type="float">
            <text:p>980.3026242241</text:p>
          </table:table-cell>
          <table:table-cell office:value-type="float" office:value="979.493834553588" calcext:value-type="float">
            <text:p>979.4938345536</text:p>
          </table:table-cell>
          <table:table-cell office:value-type="float" office:value="981.712676655488" calcext:value-type="float">
            <text:p>981.7126766555</text:p>
          </table:table-cell>
          <table:table-cell office:value-type="float" office:value="980.485392977861" calcext:value-type="float">
            <text:p>980.4853929779</text:p>
          </table:table-cell>
          <table:table-cell office:value-type="float" office:value="965.936234107582" calcext:value-type="float">
            <text:p>965.9362341076</text:p>
          </table:table-cell>
          <table:table-cell office:value-type="float" office:value="965.447150725266" calcext:value-type="float">
            <text:p>965.4471507253</text:p>
          </table:table-cell>
          <table:table-cell office:value-type="float" office:value="970.859642487639" calcext:value-type="float">
            <text:p>970.8596424876</text:p>
          </table:table-cell>
          <table:table-cell office:value-type="float" office:value="979.476292560285" calcext:value-type="float">
            <text:p>979.4762925603</text:p>
          </table:table-cell>
          <table:table-cell office:value-type="float" office:value="965.181568534241" calcext:value-type="float">
            <text:p>965.1815685342</text:p>
          </table:table-cell>
          <table:table-cell office:value-type="float" office:value="980.658837830406" calcext:value-type="float">
            <text:p>980.6588378304</text:p>
          </table:table-cell>
        </table:table-row>
        <table:table-row table:style-name="ro1">
          <table:table-cell office:value-type="float" office:value="965.96057452057" calcext:value-type="float">
            <text:p>965.9605745206</text:p>
          </table:table-cell>
          <table:table-cell office:value-type="float" office:value="952.494177987939" calcext:value-type="float">
            <text:p>952.4941779879</text:p>
          </table:table-cell>
          <table:table-cell office:value-type="float" office:value="981.229082895165" calcext:value-type="float">
            <text:p>981.2290828952</text:p>
          </table:table-cell>
          <table:table-cell office:value-type="float" office:value="974.445630094599" calcext:value-type="float">
            <text:p>974.4456300946</text:p>
          </table:table-cell>
          <table:table-cell office:value-type="float" office:value="964.926652127725" calcext:value-type="float">
            <text:p>964.9266521277</text:p>
          </table:table-cell>
          <table:table-cell office:value-type="float" office:value="949.622070561656" calcext:value-type="float">
            <text:p>949.6220705617</text:p>
          </table:table-cell>
          <table:table-cell office:value-type="float" office:value="973.727954544471" calcext:value-type="float">
            <text:p>973.7279545445</text:p>
          </table:table-cell>
          <table:table-cell office:value-type="float" office:value="951.621324363323" calcext:value-type="float">
            <text:p>951.6213243633</text:p>
          </table:table-cell>
          <table:table-cell office:value-type="float" office:value="979.399022176615" calcext:value-type="float">
            <text:p>979.3990221766</text:p>
          </table:table-cell>
          <table:table-cell office:value-type="float" office:value="973.902164074862" calcext:value-type="float">
            <text:p>973.9021640749</text:p>
          </table:table-cell>
          <table:table-cell office:value-type="float" office:value="979.861272370725" calcext:value-type="float">
            <text:p>979.8612723707</text:p>
          </table:table-cell>
          <table:table-cell office:value-type="float" office:value="979.219360512343" calcext:value-type="float">
            <text:p>979.2193605123</text:p>
          </table:table-cell>
          <table:table-cell office:value-type="float" office:value="981.783657992111" calcext:value-type="float">
            <text:p>981.7836579921</text:p>
          </table:table-cell>
          <table:table-cell office:value-type="float" office:value="980.182697381224" calcext:value-type="float">
            <text:p>980.1826973812</text:p>
          </table:table-cell>
          <table:table-cell office:value-type="float" office:value="966.708099423301" calcext:value-type="float">
            <text:p>966.7080994233</text:p>
          </table:table-cell>
          <table:table-cell office:value-type="float" office:value="972.778554761575" calcext:value-type="float">
            <text:p>972.7785547616</text:p>
          </table:table-cell>
          <table:table-cell office:value-type="float" office:value="970.970891408601" calcext:value-type="float">
            <text:p>970.9708914086</text:p>
          </table:table-cell>
          <table:table-cell office:value-type="float" office:value="979.197753985362" calcext:value-type="float">
            <text:p>979.1977539854</text:p>
          </table:table-cell>
          <table:table-cell office:value-type="float" office:value="965.928363836306" calcext:value-type="float">
            <text:p>965.9283638363</text:p>
          </table:table-cell>
          <table:table-cell office:value-type="float" office:value="980.445906731714" calcext:value-type="float">
            <text:p>980.4459067317</text:p>
          </table:table-cell>
        </table:table-row>
        <table:table-row table:style-name="ro1">
          <table:table-cell office:value-type="float" office:value="965.32278000917" calcext:value-type="float">
            <text:p>965.3227800092</text:p>
          </table:table-cell>
          <table:table-cell office:value-type="float" office:value="953.429540427382" calcext:value-type="float">
            <text:p>953.4295404274</text:p>
          </table:table-cell>
          <table:table-cell office:value-type="float" office:value="981.030167895701" calcext:value-type="float">
            <text:p>981.0301678957</text:p>
          </table:table-cell>
          <table:table-cell office:value-type="float" office:value="974.138679697927" calcext:value-type="float">
            <text:p>974.1386796979</text:p>
          </table:table-cell>
          <table:table-cell office:value-type="float" office:value="964.115420839558" calcext:value-type="float">
            <text:p>964.1154208396</text:p>
          </table:table-cell>
          <table:table-cell office:value-type="float" office:value="948.914071635443" calcext:value-type="float">
            <text:p>948.9140716354</text:p>
          </table:table-cell>
          <table:table-cell office:value-type="float" office:value="973.384490820765" calcext:value-type="float">
            <text:p>973.3844908208</text:p>
          </table:table-cell>
          <table:table-cell office:value-type="float" office:value="951.200358816895" calcext:value-type="float">
            <text:p>951.2003588169</text:p>
          </table:table-cell>
          <table:table-cell office:value-type="float" office:value="979.120529753965" calcext:value-type="float">
            <text:p>979.120529754</text:p>
          </table:table-cell>
          <table:table-cell office:value-type="float" office:value="964.431429686357" calcext:value-type="float">
            <text:p>964.4314296864</text:p>
          </table:table-cell>
          <table:table-cell office:value-type="float" office:value="979.534197759836" calcext:value-type="float">
            <text:p>979.5341977598</text:p>
          </table:table-cell>
          <table:table-cell office:value-type="float" office:value="969.464347664299" calcext:value-type="float">
            <text:p>969.4643476643</text:p>
          </table:table-cell>
          <table:table-cell office:value-type="float" office:value="964.173734403187" calcext:value-type="float">
            <text:p>964.1737344032</text:p>
          </table:table-cell>
          <table:table-cell office:value-type="float" office:value="971.928491160741" calcext:value-type="float">
            <text:p>971.9284911607</text:p>
          </table:table-cell>
          <table:table-cell office:value-type="float" office:value="965.500114276552" calcext:value-type="float">
            <text:p>965.5001142766</text:p>
          </table:table-cell>
          <table:table-cell office:value-type="float" office:value="973.482342911796" calcext:value-type="float">
            <text:p>973.4823429118</text:p>
          </table:table-cell>
          <table:table-cell office:value-type="float" office:value="970.948942139449" calcext:value-type="float">
            <text:p>970.9489421394</text:p>
          </table:table-cell>
          <table:table-cell office:value-type="float" office:value="978.955442165254" calcext:value-type="float">
            <text:p>978.9554421653</text:p>
          </table:table-cell>
          <table:table-cell office:value-type="float" office:value="966.450913735568" calcext:value-type="float">
            <text:p>966.4509137356</text:p>
          </table:table-cell>
          <table:table-cell office:value-type="float" office:value="980.249406573475" calcext:value-type="float">
            <text:p>980.2494065735</text:p>
          </table:table-cell>
        </table:table-row>
        <table:table-row table:style-name="ro1">
          <table:table-cell office:value-type="float" office:value="964.640595457124" calcext:value-type="float">
            <text:p>964.6405954571</text:p>
          </table:table-cell>
          <table:table-cell office:value-type="float" office:value="952.372645467133" calcext:value-type="float">
            <text:p>952.3726454671</text:p>
          </table:table-cell>
          <table:table-cell office:value-type="float" office:value="981.236412896911" calcext:value-type="float">
            <text:p>981.2364128969</text:p>
          </table:table-cell>
          <table:table-cell office:value-type="float" office:value="972.957638568215" calcext:value-type="float">
            <text:p>972.9576385682</text:p>
          </table:table-cell>
          <table:table-cell office:value-type="float" office:value="963.251200159932" calcext:value-type="float">
            <text:p>963.2512001599</text:p>
          </table:table-cell>
          <table:table-cell office:value-type="float" office:value="948.043217099631" calcext:value-type="float">
            <text:p>948.0432170996</text:p>
          </table:table-cell>
          <table:table-cell office:value-type="float" office:value="973.799197992801" calcext:value-type="float">
            <text:p>973.7991979928</text:p>
          </table:table-cell>
          <table:table-cell office:value-type="float" office:value="950.662462375384" calcext:value-type="float">
            <text:p>950.6624623754</text:p>
          </table:table-cell>
          <table:table-cell office:value-type="float" office:value="978.858357591271" calcext:value-type="float">
            <text:p>978.8583575913</text:p>
          </table:table-cell>
          <table:table-cell office:value-type="float" office:value="964.001980792444" calcext:value-type="float">
            <text:p>964.0019807924</text:p>
          </table:table-cell>
          <table:table-cell office:value-type="float" office:value="979.263027372574" calcext:value-type="float">
            <text:p>979.2630273726</text:p>
          </table:table-cell>
          <table:table-cell office:value-type="float" office:value="968.755628418831" calcext:value-type="float">
            <text:p>968.7556284188</text:p>
          </table:table-cell>
          <table:table-cell office:value-type="float" office:value="964.005258754167" calcext:value-type="float">
            <text:p>964.0052587542</text:p>
          </table:table-cell>
          <table:table-cell office:value-type="float" office:value="971.857298450725" calcext:value-type="float">
            <text:p>971.8572984507</text:p>
          </table:table-cell>
          <table:table-cell office:value-type="float" office:value="951.924849444821" calcext:value-type="float">
            <text:p>951.9248494448</text:p>
          </table:table-cell>
          <table:table-cell office:value-type="float" office:value="972.610547447389" calcext:value-type="float">
            <text:p>972.6105474474</text:p>
          </table:table-cell>
          <table:table-cell office:value-type="float" office:value="970.864066755972" calcext:value-type="float">
            <text:p>970.864066756</text:p>
          </table:table-cell>
          <table:table-cell office:value-type="float" office:value="979.244869111062" calcext:value-type="float">
            <text:p>979.2448691111</text:p>
          </table:table-cell>
          <table:table-cell office:value-type="float" office:value="967.219419610074" calcext:value-type="float">
            <text:p>967.2194196101</text:p>
          </table:table-cell>
          <table:table-cell office:value-type="float" office:value="980.078976155586" calcext:value-type="float">
            <text:p>980.0789761556</text:p>
          </table:table-cell>
        </table:table-row>
        <table:table-row table:style-name="ro1">
          <table:table-cell office:value-type="float" office:value="963.926180596027" calcext:value-type="float">
            <text:p>963.926180596</text:p>
          </table:table-cell>
          <table:table-cell office:value-type="float" office:value="952.003984953337" calcext:value-type="float">
            <text:p>952.0039849533</text:p>
          </table:table-cell>
          <table:table-cell office:value-type="float" office:value="981.3754077171" calcext:value-type="float">
            <text:p>981.3754077171</text:p>
          </table:table-cell>
          <table:table-cell office:value-type="float" office:value="972.545414355422" calcext:value-type="float">
            <text:p>972.5454143554</text:p>
          </table:table-cell>
          <table:table-cell office:value-type="float" office:value="948.337652494954" calcext:value-type="float">
            <text:p>948.337652495</text:p>
          </table:table-cell>
          <table:table-cell office:value-type="float" office:value="946.992659888254" calcext:value-type="float">
            <text:p>946.9926598883</text:p>
          </table:table-cell>
          <table:table-cell office:value-type="float" office:value="973.132092643702" calcext:value-type="float">
            <text:p>973.1320926437</text:p>
          </table:table-cell>
          <table:table-cell office:value-type="float" office:value="951.54509411981" calcext:value-type="float">
            <text:p>951.5450941198</text:p>
          </table:table-cell>
          <table:table-cell office:value-type="float" office:value="978.679412967368" calcext:value-type="float">
            <text:p>978.6794129674</text:p>
          </table:table-cell>
          <table:table-cell office:value-type="float" office:value="963.716737848635" calcext:value-type="float">
            <text:p>963.7167378486</text:p>
          </table:table-cell>
          <table:table-cell office:value-type="float" office:value="979.05489097924" calcext:value-type="float">
            <text:p>979.0548909792</text:p>
          </table:table-cell>
          <table:table-cell office:value-type="float" office:value="968.046348109843" calcext:value-type="float">
            <text:p>968.0463481098</text:p>
          </table:table-cell>
          <table:table-cell office:value-type="float" office:value="963.848811776904" calcext:value-type="float">
            <text:p>963.8488117769</text:p>
          </table:table-cell>
          <table:table-cell office:value-type="float" office:value="971.780029993986" calcext:value-type="float">
            <text:p>971.780029994</text:p>
          </table:table-cell>
          <table:table-cell office:value-type="float" office:value="950.209533961161" calcext:value-type="float">
            <text:p>950.2095339612</text:p>
          </table:table-cell>
          <table:table-cell office:value-type="float" office:value="971.726071677994" calcext:value-type="float">
            <text:p>971.726071678</text:p>
          </table:table-cell>
          <table:table-cell office:value-type="float" office:value="970.703936733503" calcext:value-type="float">
            <text:p>970.7039367335</text:p>
          </table:table-cell>
          <table:table-cell office:value-type="float" office:value="980.649323448485" calcext:value-type="float">
            <text:p>980.6493234485</text:p>
          </table:table-cell>
          <table:table-cell office:value-type="float" office:value="967.700864103526" calcext:value-type="float">
            <text:p>967.7008641035</text:p>
          </table:table-cell>
          <table:table-cell office:value-type="float" office:value="979.915626793424" calcext:value-type="float">
            <text:p>979.9156267934</text:p>
          </table:table-cell>
        </table:table-row>
        <table:table-row table:style-name="ro1">
          <table:table-cell office:value-type="float" office:value="972.738638798699" calcext:value-type="float">
            <text:p>972.7386387987</text:p>
          </table:table-cell>
          <table:table-cell office:value-type="float" office:value="952.54687661029" calcext:value-type="float">
            <text:p>952.5468766103</text:p>
          </table:table-cell>
          <table:table-cell office:value-type="float" office:value="981.098810646113" calcext:value-type="float">
            <text:p>981.0988106461</text:p>
          </table:table-cell>
          <table:table-cell office:value-type="float" office:value="967.003667114259" calcext:value-type="float">
            <text:p>967.0036671143</text:p>
          </table:table-cell>
          <table:table-cell office:value-type="float" office:value="949.488722531199" calcext:value-type="float">
            <text:p>949.4887225312</text:p>
          </table:table-cell>
          <table:table-cell office:value-type="float" office:value="945.778718866284" calcext:value-type="float">
            <text:p>945.7787188663</text:p>
          </table:table-cell>
          <table:table-cell office:value-type="float" office:value="972.519381676581" calcext:value-type="float">
            <text:p>972.5193816766</text:p>
          </table:table-cell>
          <table:table-cell office:value-type="float" office:value="962.368967818468" calcext:value-type="float">
            <text:p>962.3689678185</text:p>
          </table:table-cell>
          <table:table-cell office:value-type="float" office:value="978.539496109128" calcext:value-type="float">
            <text:p>978.5394961091</text:p>
          </table:table-cell>
          <table:table-cell office:value-type="float" office:value="963.292652367471" calcext:value-type="float">
            <text:p>963.2926523675</text:p>
          </table:table-cell>
          <table:table-cell office:value-type="float" office:value="968.580126025436" calcext:value-type="float">
            <text:p>968.5801260254</text:p>
          </table:table-cell>
          <table:table-cell office:value-type="float" office:value="967.375336672217" calcext:value-type="float">
            <text:p>967.3753366722</text:p>
          </table:table-cell>
          <table:table-cell office:value-type="float" office:value="964.109528755323" calcext:value-type="float">
            <text:p>964.1095287553</text:p>
          </table:table-cell>
          <table:table-cell office:value-type="float" office:value="969.03518538605" calcext:value-type="float">
            <text:p>969.0351853861</text:p>
          </table:table-cell>
          <table:table-cell office:value-type="float" office:value="948.604123670626" calcext:value-type="float">
            <text:p>948.6041236706</text:p>
          </table:table-cell>
          <table:table-cell office:value-type="float" office:value="960.893670602833" calcext:value-type="float">
            <text:p>960.8936706028</text:p>
          </table:table-cell>
          <table:table-cell office:value-type="float" office:value="970.543950209402" calcext:value-type="float">
            <text:p>970.5439502094</text:p>
          </table:table-cell>
          <table:table-cell office:value-type="float" office:value="980.807629100996" calcext:value-type="float">
            <text:p>980.807629101</text:p>
          </table:table-cell>
          <table:table-cell office:value-type="float" office:value="969.063636992726" calcext:value-type="float">
            <text:p>969.0636369927</text:p>
          </table:table-cell>
          <table:table-cell office:value-type="float" office:value="979.765330657571" calcext:value-type="float">
            <text:p>979.7653306576</text:p>
          </table:table-cell>
        </table:table-row>
        <table:table-row table:style-name="ro1">
          <table:table-cell office:value-type="float" office:value="973.181668351007" calcext:value-type="float">
            <text:p>973.181668351</text:p>
          </table:table-cell>
          <table:table-cell office:value-type="float" office:value="951.594576227673" calcext:value-type="float">
            <text:p>951.5945762277</text:p>
          </table:table-cell>
          <table:table-cell office:value-type="float" office:value="973.955251440537" calcext:value-type="float">
            <text:p>973.9552514405</text:p>
          </table:table-cell>
          <table:table-cell office:value-type="float" office:value="966.654117460859" calcext:value-type="float">
            <text:p>966.6541174609</text:p>
          </table:table-cell>
          <table:table-cell office:value-type="float" office:value="960.928205073239" calcext:value-type="float">
            <text:p>960.9282050732</text:p>
          </table:table-cell>
          <table:table-cell office:value-type="float" office:value="944.463084142905" calcext:value-type="float">
            <text:p>944.4630841429</text:p>
          </table:table-cell>
          <table:table-cell office:value-type="float" office:value="972.868600330796" calcext:value-type="float">
            <text:p>972.8686003308</text:p>
          </table:table-cell>
          <table:table-cell office:value-type="float" office:value="962.784970449043" calcext:value-type="float">
            <text:p>962.784970449</text:p>
          </table:table-cell>
          <table:table-cell office:value-type="float" office:value="978.37410655845" calcext:value-type="float">
            <text:p>978.3741065585</text:p>
          </table:table-cell>
          <table:table-cell office:value-type="float" office:value="962.993082778515" calcext:value-type="float">
            <text:p>962.9930827785</text:p>
          </table:table-cell>
          <table:table-cell office:value-type="float" office:value="968.056624625648" calcext:value-type="float">
            <text:p>968.0566246256</text:p>
          </table:table-cell>
          <table:table-cell office:value-type="float" office:value="966.990967641905" calcext:value-type="float">
            <text:p>966.9909676419</text:p>
          </table:table-cell>
          <table:table-cell office:value-type="float" office:value="963.893903003436" calcext:value-type="float">
            <text:p>963.8939030034</text:p>
          </table:table-cell>
          <table:table-cell office:value-type="float" office:value="968.937611143713" calcext:value-type="float">
            <text:p>968.9376111437</text:p>
          </table:table-cell>
          <table:table-cell office:value-type="float" office:value="947.36648512778" calcext:value-type="float">
            <text:p>947.3664851278</text:p>
          </table:table-cell>
          <table:table-cell office:value-type="float" office:value="962.281865413426" calcext:value-type="float">
            <text:p>962.2818654134</text:p>
          </table:table-cell>
          <table:table-cell office:value-type="float" office:value="970.446942514232" calcext:value-type="float">
            <text:p>970.4469425142</text:p>
          </table:table-cell>
          <table:table-cell office:value-type="float" office:value="980.481069233278" calcext:value-type="float">
            <text:p>980.4810692333</text:p>
          </table:table-cell>
          <table:table-cell office:value-type="float" office:value="968.831105253331" calcext:value-type="float">
            <text:p>968.8311052533</text:p>
          </table:table-cell>
          <table:table-cell office:value-type="float" office:value="979.613833536975" calcext:value-type="float">
            <text:p>979.613833537</text:p>
          </table:table-cell>
        </table:table-row>
        <table:table-row table:style-name="ro1">
          <table:table-cell office:value-type="float" office:value="972.455756658516" calcext:value-type="float">
            <text:p>972.4557566585</text:p>
          </table:table-cell>
          <table:table-cell office:value-type="float" office:value="952.625710820948" calcext:value-type="float">
            <text:p>952.6257108209</text:p>
          </table:table-cell>
          <table:table-cell office:value-type="float" office:value="973.672855460164" calcext:value-type="float">
            <text:p>973.6728554602</text:p>
          </table:table-cell>
          <table:table-cell office:value-type="float" office:value="966.400070820878" calcext:value-type="float">
            <text:p>966.4000708209</text:p>
          </table:table-cell>
          <table:table-cell office:value-type="float" office:value="962.326400794067" calcext:value-type="float">
            <text:p>962.3264007941</text:p>
          </table:table-cell>
          <table:table-cell office:value-type="float" office:value="943.438267724683" calcext:value-type="float">
            <text:p>943.4382677247</text:p>
          </table:table-cell>
          <table:table-cell office:value-type="float" office:value="972.270445636035" calcext:value-type="float">
            <text:p>972.270445636</text:p>
          </table:table-cell>
          <table:table-cell office:value-type="float" office:value="963.588820536206" calcext:value-type="float">
            <text:p>963.5888205362</text:p>
          </table:table-cell>
          <table:table-cell office:value-type="float" office:value="978.176830734396" calcext:value-type="float">
            <text:p>978.1768307344</text:p>
          </table:table-cell>
          <table:table-cell office:value-type="float" office:value="962.801950704436" calcext:value-type="float">
            <text:p>962.8019507044</text:p>
          </table:table-cell>
          <table:table-cell office:value-type="float" office:value="967.453715775864" calcext:value-type="float">
            <text:p>967.4537157759</text:p>
          </table:table-cell>
          <table:table-cell office:value-type="float" office:value="966.511924059369" calcext:value-type="float">
            <text:p>966.5119240594</text:p>
          </table:table-cell>
          <table:table-cell office:value-type="float" office:value="963.806521278473" calcext:value-type="float">
            <text:p>963.8065212785</text:p>
          </table:table-cell>
          <table:table-cell office:value-type="float" office:value="963.054139440611" calcext:value-type="float">
            <text:p>963.0541394406</text:p>
          </table:table-cell>
          <table:table-cell office:value-type="float" office:value="933.984631052413" calcext:value-type="float">
            <text:p>933.9846310524</text:p>
          </table:table-cell>
          <table:table-cell office:value-type="float" office:value="963.283189033784" calcext:value-type="float">
            <text:p>963.2831890338</text:p>
          </table:table-cell>
          <table:table-cell office:value-type="float" office:value="961.539562382498" calcext:value-type="float">
            <text:p>961.5395623825</text:p>
          </table:table-cell>
          <table:table-cell office:value-type="float" office:value="980.744999553735" calcext:value-type="float">
            <text:p>980.7449995537</text:p>
          </table:table-cell>
          <table:table-cell office:value-type="float" office:value="968.58606774407" calcext:value-type="float">
            <text:p>968.5860677441</text:p>
          </table:table-cell>
          <table:table-cell office:value-type="float" office:value="985.343564996269" calcext:value-type="float">
            <text:p>985.3435649963</text:p>
          </table:table-cell>
        </table:table-row>
        <table:table-row table:style-name="ro1">
          <table:table-cell office:value-type="float" office:value="972.886660494089" calcext:value-type="float">
            <text:p>972.8866604941</text:p>
          </table:table-cell>
          <table:table-cell office:value-type="float" office:value="954.447591801672" calcext:value-type="float">
            <text:p>954.4475918017</text:p>
          </table:table-cell>
          <table:table-cell office:value-type="float" office:value="963.922629055789" calcext:value-type="float">
            <text:p>963.9226290558</text:p>
          </table:table-cell>
          <table:table-cell office:value-type="float" office:value="966.025850132778" calcext:value-type="float">
            <text:p>966.0258501328</text:p>
          </table:table-cell>
          <table:table-cell office:value-type="float" office:value="963.154235489172" calcext:value-type="float">
            <text:p>963.1542354892</text:p>
          </table:table-cell>
          <table:table-cell office:value-type="float" office:value="942.975079732474" calcext:value-type="float">
            <text:p>942.9750797325</text:p>
          </table:table-cell>
          <table:table-cell office:value-type="float" office:value="971.82501654684" calcext:value-type="float">
            <text:p>971.8250165468</text:p>
          </table:table-cell>
          <table:table-cell office:value-type="float" office:value="964.092390358193" calcext:value-type="float">
            <text:p>964.0923903582</text:p>
          </table:table-cell>
          <table:table-cell office:value-type="float" office:value="967.238322522866" calcext:value-type="float">
            <text:p>967.2383225229</text:p>
          </table:table-cell>
          <table:table-cell office:value-type="float" office:value="962.761933548561" calcext:value-type="float">
            <text:p>962.7619335486</text:p>
          </table:table-cell>
          <table:table-cell office:value-type="float" office:value="966.835050072023" calcext:value-type="float">
            <text:p>966.835050072</text:p>
          </table:table-cell>
          <table:table-cell office:value-type="float" office:value="966.057828606009" calcext:value-type="float">
            <text:p>966.057828606</text:p>
          </table:table-cell>
          <table:table-cell office:value-type="float" office:value="971.003312213129" calcext:value-type="float">
            <text:p>971.0033122131</text:p>
          </table:table-cell>
          <table:table-cell office:value-type="float" office:value="962.821854864956" calcext:value-type="float">
            <text:p>962.821854865</text:p>
          </table:table-cell>
          <table:table-cell office:value-type="float" office:value="933.163604102229" calcext:value-type="float">
            <text:p>933.1636041022</text:p>
          </table:table-cell>
          <table:table-cell office:value-type="float" office:value="963.849488494315" calcext:value-type="float">
            <text:p>963.8494884943</text:p>
          </table:table-cell>
          <table:table-cell office:value-type="float" office:value="961.040398589638" calcext:value-type="float">
            <text:p>961.0403985896</text:p>
          </table:table-cell>
          <table:table-cell office:value-type="float" office:value="980.93163120262" calcext:value-type="float">
            <text:p>980.9316312026</text:p>
          </table:table-cell>
          <table:table-cell office:value-type="float" office:value="961.306312527462" calcext:value-type="float">
            <text:p>961.3063125275</text:p>
          </table:table-cell>
          <table:table-cell office:value-type="float" office:value="985.299387318794" calcext:value-type="float">
            <text:p>985.2993873188</text:p>
          </table:table-cell>
        </table:table-row>
        <table:table-row table:style-name="ro1">
          <table:table-cell office:value-type="float" office:value="961.640883783891" calcext:value-type="float">
            <text:p>961.6408837839</text:p>
          </table:table-cell>
          <table:table-cell office:value-type="float" office:value="952.264488551348" calcext:value-type="float">
            <text:p>952.2644885513</text:p>
          </table:table-cell>
          <table:table-cell office:value-type="float" office:value="963.339706177086" calcext:value-type="float">
            <text:p>963.3397061771</text:p>
          </table:table-cell>
          <table:table-cell office:value-type="float" office:value="965.680687699079" calcext:value-type="float">
            <text:p>965.6806876991</text:p>
          </table:table-cell>
          <table:table-cell office:value-type="float" office:value="969.694360570738" calcext:value-type="float">
            <text:p>969.6943605707</text:p>
          </table:table-cell>
          <table:table-cell office:value-type="float" office:value="943.861736171402" calcext:value-type="float">
            <text:p>943.8617361714</text:p>
          </table:table-cell>
          <table:table-cell office:value-type="float" office:value="960.691069813832" calcext:value-type="float">
            <text:p>960.6910698138</text:p>
          </table:table-cell>
          <table:table-cell office:value-type="float" office:value="970.636889696606" calcext:value-type="float">
            <text:p>970.6368896966</text:p>
          </table:table-cell>
          <table:table-cell office:value-type="float" office:value="966.787783529627" calcext:value-type="float">
            <text:p>966.7877835296</text:p>
          </table:table-cell>
          <table:table-cell office:value-type="float" office:value="952.535725826594" calcext:value-type="float">
            <text:p>952.5357258266</text:p>
          </table:table-cell>
          <table:table-cell office:value-type="float" office:value="954.964390034749" calcext:value-type="float">
            <text:p>954.9643900347</text:p>
          </table:table-cell>
          <table:table-cell office:value-type="float" office:value="966.756083391453" calcext:value-type="float">
            <text:p>966.7560833915</text:p>
          </table:table-cell>
          <table:table-cell office:value-type="float" office:value="970.863020029232" calcext:value-type="float">
            <text:p>970.8630200292</text:p>
          </table:table-cell>
          <table:table-cell office:value-type="float" office:value="962.536066546573" calcext:value-type="float">
            <text:p>962.5360665466</text:p>
          </table:table-cell>
          <table:table-cell office:value-type="float" office:value="932.170170782817" calcext:value-type="float">
            <text:p>932.1701707828</text:p>
          </table:table-cell>
          <table:table-cell office:value-type="float" office:value="963.235607721616" calcext:value-type="float">
            <text:p>963.2356077216</text:p>
          </table:table-cell>
          <table:table-cell office:value-type="float" office:value="960.629934347452" calcext:value-type="float">
            <text:p>960.6299343475</text:p>
          </table:table-cell>
          <table:table-cell office:value-type="float" office:value="981.052363557496" calcext:value-type="float">
            <text:p>981.0523635575</text:p>
          </table:table-cell>
          <table:table-cell office:value-type="float" office:value="960.509680115508" calcext:value-type="float">
            <text:p>960.5096801155</text:p>
          </table:table-cell>
          <table:table-cell office:value-type="float" office:value="985.351920009009" calcext:value-type="float">
            <text:p>985.351920009</text:p>
          </table:table-cell>
        </table:table-row>
        <table:table-row table:style-name="ro1">
          <table:table-cell office:value-type="float" office:value="960.325036370859" calcext:value-type="float">
            <text:p>960.3250363709</text:p>
          </table:table-cell>
          <table:table-cell office:value-type="float" office:value="950.421356329643" calcext:value-type="float">
            <text:p>950.4213563296</text:p>
          </table:table-cell>
          <table:table-cell office:value-type="float" office:value="962.945421312703" calcext:value-type="float">
            <text:p>962.9454213127</text:p>
          </table:table-cell>
          <table:table-cell office:value-type="float" office:value="958.436627798482" calcext:value-type="float">
            <text:p>958.4366277985</text:p>
          </table:table-cell>
          <table:table-cell office:value-type="float" office:value="969.650423991492" calcext:value-type="float">
            <text:p>969.6504239915</text:p>
          </table:table-cell>
          <table:table-cell office:value-type="float" office:value="945.856157345383" calcext:value-type="float">
            <text:p>945.8561573454</text:p>
          </table:table-cell>
          <table:table-cell office:value-type="float" office:value="960.008098454717" calcext:value-type="float">
            <text:p>960.0080984547</text:p>
          </table:table-cell>
          <table:table-cell office:value-type="float" office:value="970.364121496905" calcext:value-type="float">
            <text:p>970.3641214969</text:p>
          </table:table-cell>
          <table:table-cell office:value-type="float" office:value="967.437446202945" calcext:value-type="float">
            <text:p>967.4374462029</text:p>
          </table:table-cell>
          <table:table-cell office:value-type="float" office:value="952.851313124561" calcext:value-type="float">
            <text:p>952.8513131246</text:p>
          </table:table-cell>
          <table:table-cell office:value-type="float" office:value="953.926576972836" calcext:value-type="float">
            <text:p>953.9265769728</text:p>
          </table:table-cell>
          <table:table-cell office:value-type="float" office:value="954.503636002911" calcext:value-type="float">
            <text:p>954.5036360029</text:p>
          </table:table-cell>
          <table:table-cell office:value-type="float" office:value="970.698146165267" calcext:value-type="float">
            <text:p>970.6981461653</text:p>
          </table:table-cell>
          <table:table-cell office:value-type="float" office:value="962.180715628478" calcext:value-type="float">
            <text:p>962.1807156285</text:p>
          </table:table-cell>
          <table:table-cell office:value-type="float" office:value="933.328765371157" calcext:value-type="float">
            <text:p>933.3287653712</text:p>
          </table:table-cell>
          <table:table-cell office:value-type="float" office:value="943.491626084458" calcext:value-type="float">
            <text:p>943.4916260845</text:p>
          </table:table-cell>
          <table:table-cell office:value-type="float" office:value="960.107530688374" calcext:value-type="float">
            <text:p>960.1075306884</text:p>
          </table:table-cell>
          <table:table-cell office:value-type="float" office:value="981.114204905186" calcext:value-type="float">
            <text:p>981.1142049052</text:p>
          </table:table-cell>
          <table:table-cell office:value-type="float" office:value="959.71417051626" calcext:value-type="float">
            <text:p>959.7141705163</text:p>
          </table:table-cell>
          <table:table-cell office:value-type="float" office:value="985.283695135833" calcext:value-type="float">
            <text:p>985.2836951358</text:p>
          </table:table-cell>
        </table:table-row>
        <table:table-row table:style-name="ro1">
          <table:table-cell office:value-type="float" office:value="959.145114407982" calcext:value-type="float">
            <text:p>959.145114408</text:p>
          </table:table-cell>
          <table:table-cell office:value-type="float" office:value="948.96543360088" calcext:value-type="float">
            <text:p>948.9654336009</text:p>
          </table:table-cell>
          <table:table-cell office:value-type="float" office:value="952.570642289337" calcext:value-type="float">
            <text:p>952.5706422893</text:p>
          </table:table-cell>
          <table:table-cell office:value-type="float" office:value="957.950077963429" calcext:value-type="float">
            <text:p>957.9500779634</text:p>
          </table:table-cell>
          <table:table-cell office:value-type="float" office:value="966.56742832882" calcext:value-type="float">
            <text:p>966.5674283288</text:p>
          </table:table-cell>
          <table:table-cell office:value-type="float" office:value="943.450813831305" calcext:value-type="float">
            <text:p>943.4508138313</text:p>
          </table:table-cell>
          <table:table-cell office:value-type="float" office:value="959.358552726246" calcext:value-type="float">
            <text:p>959.3585527262</text:p>
          </table:table-cell>
          <table:table-cell office:value-type="float" office:value="969.10641604397" calcext:value-type="float">
            <text:p>969.106416044</text:p>
          </table:table-cell>
          <table:table-cell office:value-type="float" office:value="966.480012260946" calcext:value-type="float">
            <text:p>966.4800122609</text:p>
          </table:table-cell>
          <table:table-cell office:value-type="float" office:value="953.838212225268" calcext:value-type="float">
            <text:p>953.8382122253</text:p>
          </table:table-cell>
          <table:table-cell office:value-type="float" office:value="952.74079915569" calcext:value-type="float">
            <text:p>952.7407991557</text:p>
          </table:table-cell>
          <table:table-cell office:value-type="float" office:value="952.956755370713" calcext:value-type="float">
            <text:p>952.9567553707</text:p>
          </table:table-cell>
          <table:table-cell office:value-type="float" office:value="979.893911697338" calcext:value-type="float">
            <text:p>979.8939116973</text:p>
          </table:table-cell>
          <table:table-cell office:value-type="float" office:value="961.762020525665" calcext:value-type="float">
            <text:p>961.7620205257</text:p>
          </table:table-cell>
          <table:table-cell office:value-type="float" office:value="931.294903015954" calcext:value-type="float">
            <text:p>931.294903016</text:p>
          </table:table-cell>
          <table:table-cell office:value-type="float" office:value="944.160493545161" calcext:value-type="float">
            <text:p>944.1604935452</text:p>
          </table:table-cell>
          <table:table-cell office:value-type="float" office:value="960.660048253573" calcext:value-type="float">
            <text:p>960.6600482536</text:p>
          </table:table-cell>
          <table:table-cell office:value-type="float" office:value="981.009610619064" calcext:value-type="float">
            <text:p>981.0096106191</text:p>
          </table:table-cell>
          <table:table-cell office:value-type="float" office:value="958.913743769655" calcext:value-type="float">
            <text:p>958.9137437697</text:p>
          </table:table-cell>
          <table:table-cell office:value-type="float" office:value="985.220952379103" calcext:value-type="float">
            <text:p>985.2209523791</text:p>
          </table:table-cell>
        </table:table-row>
        <table:table-row table:style-name="ro1">
          <table:table-cell office:value-type="float" office:value="947.469151100022" calcext:value-type="float">
            <text:p>947.4691511</text:p>
          </table:table-cell>
          <table:table-cell office:value-type="float" office:value="947.661533368512" calcext:value-type="float">
            <text:p>947.6615333685</text:p>
          </table:table-cell>
          <table:table-cell office:value-type="float" office:value="951.944686014383" calcext:value-type="float">
            <text:p>951.9446860144</text:p>
          </table:table-cell>
          <table:table-cell office:value-type="float" office:value="950.264097457378" calcext:value-type="float">
            <text:p>950.2640974574</text:p>
          </table:table-cell>
          <table:table-cell office:value-type="float" office:value="965.822191430898" calcext:value-type="float">
            <text:p>965.8221914309</text:p>
          </table:table-cell>
          <table:table-cell office:value-type="float" office:value="957.814573804301" calcext:value-type="float">
            <text:p>957.8145738043</text:p>
          </table:table-cell>
          <table:table-cell office:value-type="float" office:value="947.535027548389" calcext:value-type="float">
            <text:p>947.5350275484</text:p>
          </table:table-cell>
          <table:table-cell office:value-type="float" office:value="968.321081084263" calcext:value-type="float">
            <text:p>968.3210810843</text:p>
          </table:table-cell>
          <table:table-cell office:value-type="float" office:value="965.634383165954" calcext:value-type="float">
            <text:p>965.634383166</text:p>
          </table:table-cell>
          <table:table-cell office:value-type="float" office:value="954.996984913442" calcext:value-type="float">
            <text:p>954.9969849134</text:p>
          </table:table-cell>
          <table:table-cell office:value-type="float" office:value="953.738161769381" calcext:value-type="float">
            <text:p>953.7381617694</text:p>
          </table:table-cell>
          <table:table-cell office:value-type="float" office:value="951.609395136992" calcext:value-type="float">
            <text:p>951.609395137</text:p>
          </table:table-cell>
          <table:table-cell office:value-type="float" office:value="979.945442193426" calcext:value-type="float">
            <text:p>979.9454421934</text:p>
          </table:table-cell>
          <table:table-cell office:value-type="float" office:value="961.253606357482" calcext:value-type="float">
            <text:p>961.2536063575</text:p>
          </table:table-cell>
          <table:table-cell office:value-type="float" office:value="933.299549352941" calcext:value-type="float">
            <text:p>933.2995493529</text:p>
          </table:table-cell>
          <table:table-cell office:value-type="float" office:value="942.982747471536" calcext:value-type="float">
            <text:p>942.9827474715</text:p>
          </table:table-cell>
          <table:table-cell office:value-type="float" office:value="960.848408288224" calcext:value-type="float">
            <text:p>960.8484082882</text:p>
          </table:table-cell>
          <table:table-cell office:value-type="float" office:value="981.129937647404" calcext:value-type="float">
            <text:p>981.1299376474</text:p>
          </table:table-cell>
          <table:table-cell office:value-type="float" office:value="958.111202836562" calcext:value-type="float">
            <text:p>958.1112028366</text:p>
          </table:table-cell>
          <table:table-cell office:value-type="float" office:value="985.163205670393" calcext:value-type="float">
            <text:p>985.1632056704</text:p>
          </table:table-cell>
        </table:table-row>
        <table:table-row table:style-name="ro1">
          <table:table-cell office:value-type="float" office:value="948.8261654045" calcext:value-type="float">
            <text:p>948.8261654045</text:p>
          </table:table-cell>
          <table:table-cell office:value-type="float" office:value="934.377886327132" calcext:value-type="float">
            <text:p>934.3778863271</text:p>
          </table:table-cell>
          <table:table-cell office:value-type="float" office:value="941.95314850519" calcext:value-type="float">
            <text:p>941.9531485052</text:p>
          </table:table-cell>
          <table:table-cell office:value-type="float" office:value="949.548769360702" calcext:value-type="float">
            <text:p>949.5487693607</text:p>
          </table:table-cell>
          <table:table-cell office:value-type="float" office:value="965.132708199073" calcext:value-type="float">
            <text:p>965.1327081991</text:p>
          </table:table-cell>
          <table:table-cell office:value-type="float" office:value="959.147629282297" calcext:value-type="float">
            <text:p>959.1476292823</text:p>
          </table:table-cell>
          <table:table-cell office:value-type="float" office:value="947.042835304868" calcext:value-type="float">
            <text:p>947.0428353049</text:p>
          </table:table-cell>
          <table:table-cell office:value-type="float" office:value="968.437752168892" calcext:value-type="float">
            <text:p>968.4377521689</text:p>
          </table:table-cell>
          <table:table-cell office:value-type="float" office:value="965.103896669172" calcext:value-type="float">
            <text:p>965.1038966692</text:p>
          </table:table-cell>
          <table:table-cell office:value-type="float" office:value="933.058984020595" calcext:value-type="float">
            <text:p>933.0589840206</text:p>
          </table:table-cell>
          <table:table-cell office:value-type="float" office:value="952.266688974404" calcext:value-type="float">
            <text:p>952.2666889744</text:p>
          </table:table-cell>
          <table:table-cell office:value-type="float" office:value="939.513154988965" calcext:value-type="float">
            <text:p>939.513154989</text:p>
          </table:table-cell>
          <table:table-cell office:value-type="float" office:value="979.982147109635" calcext:value-type="float">
            <text:p>979.9821471096</text:p>
          </table:table-cell>
          <table:table-cell office:value-type="float" office:value="960.713271388764" calcext:value-type="float">
            <text:p>960.7132713888</text:p>
          </table:table-cell>
          <table:table-cell office:value-type="float" office:value="930.52515037156" calcext:value-type="float">
            <text:p>930.5251503716</text:p>
          </table:table-cell>
          <table:table-cell office:value-type="float" office:value="943.883899302329" calcext:value-type="float">
            <text:p>943.8838993023</text:p>
          </table:table-cell>
          <table:table-cell office:value-type="float" office:value="953.317484901999" calcext:value-type="float">
            <text:p>953.317484902</text:p>
          </table:table-cell>
          <table:table-cell office:value-type="float" office:value="969.40195332539" calcext:value-type="float">
            <text:p>969.4019533254</text:p>
          </table:table-cell>
          <table:table-cell office:value-type="float" office:value="947.550933542335" calcext:value-type="float">
            <text:p>947.5509335423</text:p>
          </table:table-cell>
          <table:table-cell office:value-type="float" office:value="985.217220374703" calcext:value-type="float">
            <text:p>985.2172203747</text:p>
          </table:table-cell>
        </table:table-row>
        <table:table-row table:style-name="ro1">
          <table:table-cell office:value-type="float" office:value="936.374905535903" calcext:value-type="float">
            <text:p>936.3749055359</text:p>
          </table:table-cell>
          <table:table-cell office:value-type="float" office:value="936.113909836118" calcext:value-type="float">
            <text:p>936.1139098361</text:p>
          </table:table-cell>
          <table:table-cell office:value-type="float" office:value="941.026401159782" calcext:value-type="float">
            <text:p>941.0264011598</text:p>
          </table:table-cell>
          <table:table-cell office:value-type="float" office:value="948.767648684443" calcext:value-type="float">
            <text:p>948.7676486844</text:p>
          </table:table-cell>
          <table:table-cell office:value-type="float" office:value="964.587357622651" calcext:value-type="float">
            <text:p>964.5873576227</text:p>
          </table:table-cell>
          <table:table-cell office:value-type="float" office:value="960.254534373627" calcext:value-type="float">
            <text:p>960.2545343736</text:p>
          </table:table-cell>
          <table:table-cell office:value-type="float" office:value="946.421620055353" calcext:value-type="float">
            <text:p>946.4216200554</text:p>
          </table:table-cell>
          <table:table-cell office:value-type="float" office:value="967.542325488121" calcext:value-type="float">
            <text:p>967.5423254881</text:p>
          </table:table-cell>
          <table:table-cell office:value-type="float" office:value="965.90433479326" calcext:value-type="float">
            <text:p>965.9043347933</text:p>
          </table:table-cell>
          <table:table-cell office:value-type="float" office:value="932.040987229409" calcext:value-type="float">
            <text:p>932.0409872294</text:p>
          </table:table-cell>
          <table:table-cell office:value-type="float" office:value="940.685415574712" calcext:value-type="float">
            <text:p>940.6854155747</text:p>
          </table:table-cell>
          <table:table-cell office:value-type="float" office:value="937.669865175574" calcext:value-type="float">
            <text:p>937.6698651756</text:p>
          </table:table-cell>
          <table:table-cell office:value-type="float" office:value="980.021925324843" calcext:value-type="float">
            <text:p>980.0219253248</text:p>
          </table:table-cell>
          <table:table-cell office:value-type="float" office:value="960.184524818256" calcext:value-type="float">
            <text:p>960.1845248183</text:p>
          </table:table-cell>
          <table:table-cell office:value-type="float" office:value="927.830925644899" calcext:value-type="float">
            <text:p>927.8309256449</text:p>
          </table:table-cell>
          <table:table-cell office:value-type="float" office:value="944.298799652319" calcext:value-type="float">
            <text:p>944.2987996523</text:p>
          </table:table-cell>
          <table:table-cell office:value-type="float" office:value="951.681935255231" calcext:value-type="float">
            <text:p>951.6819352552</text:p>
          </table:table-cell>
          <table:table-cell office:value-type="float" office:value="969.081125924471" calcext:value-type="float">
            <text:p>969.0811259245</text:p>
          </table:table-cell>
          <table:table-cell office:value-type="float" office:value="946.199045068178" calcext:value-type="float">
            <text:p>946.1990450682</text:p>
          </table:table-cell>
          <table:table-cell office:value-type="float" office:value="985.142451385981" calcext:value-type="float">
            <text:p>985.142451386</text:p>
          </table:table-cell>
        </table:table-row>
        <table:table-row table:style-name="ro1">
          <table:table-cell office:value-type="float" office:value="933.858449485404" calcext:value-type="float">
            <text:p>933.8584494854</text:p>
          </table:table-cell>
          <table:table-cell office:value-type="float" office:value="938.693592752267" calcext:value-type="float">
            <text:p>938.6935927523</text:p>
          </table:table-cell>
          <table:table-cell office:value-type="float" office:value="939.954147376674" calcext:value-type="float">
            <text:p>939.9541473767</text:p>
          </table:table-cell>
          <table:table-cell office:value-type="float" office:value="947.90564510889" calcext:value-type="float">
            <text:p>947.9056451089</text:p>
          </table:table-cell>
          <table:table-cell office:value-type="float" office:value="965.081438457059" calcext:value-type="float">
            <text:p>965.0814384571</text:p>
          </table:table-cell>
          <table:table-cell office:value-type="float" office:value="960.908476466883" calcext:value-type="float">
            <text:p>960.9084764669</text:p>
          </table:table-cell>
          <table:table-cell office:value-type="float" office:value="945.848232112721" calcext:value-type="float">
            <text:p>945.8482321127</text:p>
          </table:table-cell>
          <table:table-cell office:value-type="float" office:value="966.283335337783" calcext:value-type="float">
            <text:p>966.2833353378</text:p>
          </table:table-cell>
          <table:table-cell office:value-type="float" office:value="966.911828202417" calcext:value-type="float">
            <text:p>966.9118282024</text:p>
          </table:table-cell>
          <table:table-cell office:value-type="float" office:value="941.07097433858" calcext:value-type="float">
            <text:p>941.0709743386</text:p>
          </table:table-cell>
          <table:table-cell office:value-type="float" office:value="939.154259031819" calcext:value-type="float">
            <text:p>939.1542590318</text:p>
          </table:table-cell>
          <table:table-cell office:value-type="float" office:value="936.438663688371" calcext:value-type="float">
            <text:p>936.4386636884</text:p>
          </table:table-cell>
          <table:table-cell office:value-type="float" office:value="980.064268404583" calcext:value-type="float">
            <text:p>980.0642684046</text:p>
          </table:table-cell>
          <table:table-cell office:value-type="float" office:value="959.713353406107" calcext:value-type="float">
            <text:p>959.7133534061</text:p>
          </table:table-cell>
          <table:table-cell office:value-type="float" office:value="925.553866252362" calcext:value-type="float">
            <text:p>925.5538662524</text:p>
          </table:table-cell>
          <table:table-cell office:value-type="float" office:value="957.293787398048" calcext:value-type="float">
            <text:p>957.293787398</text:p>
          </table:table-cell>
          <table:table-cell office:value-type="float" office:value="950.559006758166" calcext:value-type="float">
            <text:p>950.5590067582</text:p>
          </table:table-cell>
          <table:table-cell office:value-type="float" office:value="968.77912719687" calcext:value-type="float">
            <text:p>968.7791271969</text:p>
          </table:table-cell>
          <table:table-cell office:value-type="float" office:value="944.847143419626" calcext:value-type="float">
            <text:p>944.8471434196</text:p>
          </table:table-cell>
          <table:table-cell office:value-type="float" office:value="985.11264696401" calcext:value-type="float">
            <text:p>985.112646964</text:p>
          </table:table-cell>
        </table:table-row>
        <table:table-row table:style-name="ro1">
          <table:table-cell office:value-type="float" office:value="931.87656452123" calcext:value-type="float">
            <text:p>931.8765645212</text:p>
          </table:table-cell>
          <table:table-cell office:value-type="float" office:value="939.093099745186" calcext:value-type="float">
            <text:p>939.0930997452</text:p>
          </table:table-cell>
          <table:table-cell office:value-type="float" office:value="938.771904007451" calcext:value-type="float">
            <text:p>938.7719040075</text:p>
          </table:table-cell>
          <table:table-cell office:value-type="float" office:value="947.355095001004" calcext:value-type="float">
            <text:p>947.355095001</text:p>
          </table:table-cell>
          <table:table-cell office:value-type="float" office:value="958.165947121509" calcext:value-type="float">
            <text:p>958.1659471215</text:p>
          </table:table-cell>
          <table:table-cell office:value-type="float" office:value="961.339409780482" calcext:value-type="float">
            <text:p>961.3394097805</text:p>
          </table:table-cell>
          <table:table-cell office:value-type="float" office:value="945.239005670424" calcext:value-type="float">
            <text:p>945.2390056704</text:p>
          </table:table-cell>
          <table:table-cell office:value-type="float" office:value="965.48669469008" calcext:value-type="float">
            <text:p>965.4866946901</text:p>
          </table:table-cell>
          <table:table-cell office:value-type="float" office:value="961.228895958006" calcext:value-type="float">
            <text:p>961.228895958</text:p>
          </table:table-cell>
          <table:table-cell office:value-type="float" office:value="940.366384331078" calcext:value-type="float">
            <text:p>940.3663843311</text:p>
          </table:table-cell>
          <table:table-cell office:value-type="float" office:value="937.634208882113" calcext:value-type="float">
            <text:p>937.6342088821</text:p>
          </table:table-cell>
          <table:table-cell office:value-type="float" office:value="935.043195155303" calcext:value-type="float">
            <text:p>935.0431951553</text:p>
          </table:table-cell>
          <table:table-cell office:value-type="float" office:value="979.913359594434" calcext:value-type="float">
            <text:p>979.9133595944</text:p>
          </table:table-cell>
          <table:table-cell office:value-type="float" office:value="959.309622048752" calcext:value-type="float">
            <text:p>959.3096220488</text:p>
          </table:table-cell>
          <table:table-cell office:value-type="float" office:value="943.585657651596" calcext:value-type="float">
            <text:p>943.5856576516</text:p>
          </table:table-cell>
          <table:table-cell office:value-type="float" office:value="957.386073643478" calcext:value-type="float">
            <text:p>957.3860736435</text:p>
          </table:table-cell>
          <table:table-cell office:value-type="float" office:value="951.180104435032" calcext:value-type="float">
            <text:p>951.180104435</text:p>
          </table:table-cell>
          <table:table-cell office:value-type="float" office:value="968.560177908481" calcext:value-type="float">
            <text:p>968.5601779085</text:p>
          </table:table-cell>
          <table:table-cell office:value-type="float" office:value="943.802795250536" calcext:value-type="float">
            <text:p>943.8027952505</text:p>
          </table:table-cell>
          <table:table-cell office:value-type="float" office:value="985.092720856966" calcext:value-type="float">
            <text:p>985.092720857</text:p>
          </table:table-cell>
        </table:table-row>
        <table:table-row table:style-name="ro1">
          <table:table-cell office:value-type="float" office:value="920.944846588293" calcext:value-type="float">
            <text:p>920.9448465883</text:p>
          </table:table-cell>
          <table:table-cell office:value-type="float" office:value="945.074289805823" calcext:value-type="float">
            <text:p>945.0742898058</text:p>
          </table:table-cell>
          <table:table-cell office:value-type="float" office:value="938.180330434617" calcext:value-type="float">
            <text:p>938.1803304346</text:p>
          </table:table-cell>
          <table:table-cell office:value-type="float" office:value="960.604185985667" calcext:value-type="float">
            <text:p>960.6041859857</text:p>
          </table:table-cell>
          <table:table-cell office:value-type="float" office:value="956.761348186158" calcext:value-type="float">
            <text:p>956.7613481862</text:p>
          </table:table-cell>
          <table:table-cell office:value-type="float" office:value="961.671163410016" calcext:value-type="float">
            <text:p>961.67116341</text:p>
          </table:table-cell>
          <table:table-cell office:value-type="float" office:value="944.488537186342" calcext:value-type="float">
            <text:p>944.4885371863</text:p>
          </table:table-cell>
          <table:table-cell office:value-type="float" office:value="972.052054216755" calcext:value-type="float">
            <text:p>972.0520542168</text:p>
          </table:table-cell>
          <table:table-cell office:value-type="float" office:value="960.30226799031" calcext:value-type="float">
            <text:p>960.3022679903</text:p>
          </table:table-cell>
          <table:table-cell office:value-type="float" office:value="941.047411725318" calcext:value-type="float">
            <text:p>941.0474117253</text:p>
          </table:table-cell>
          <table:table-cell office:value-type="float" office:value="936.161091347588" calcext:value-type="float">
            <text:p>936.1610913476</text:p>
          </table:table-cell>
          <table:table-cell office:value-type="float" office:value="933.981992509744" calcext:value-type="float">
            <text:p>933.9819925097</text:p>
          </table:table-cell>
          <table:table-cell office:value-type="float" office:value="980.034107909396" calcext:value-type="float">
            <text:p>980.0341079094</text:p>
          </table:table-cell>
          <table:table-cell office:value-type="float" office:value="959.066064342172" calcext:value-type="float">
            <text:p>959.0660643422</text:p>
          </table:table-cell>
          <table:table-cell office:value-type="float" office:value="942.414373369003" calcext:value-type="float">
            <text:p>942.414373369</text:p>
          </table:table-cell>
          <table:table-cell office:value-type="float" office:value="958.625751118767" calcext:value-type="float">
            <text:p>958.6257511188</text:p>
          </table:table-cell>
          <table:table-cell office:value-type="float" office:value="951.194738402505" calcext:value-type="float">
            <text:p>951.1947384025</text:p>
          </table:table-cell>
          <table:table-cell office:value-type="float" office:value="968.363536860873" calcext:value-type="float">
            <text:p>968.3635368609</text:p>
          </table:table-cell>
          <table:table-cell office:value-type="float" office:value="932.688868053461" calcext:value-type="float">
            <text:p>932.6888680535</text:p>
          </table:table-cell>
          <table:table-cell office:value-type="float" office:value="980.789252339882" calcext:value-type="float">
            <text:p>980.7892523399</text:p>
          </table:table-cell>
        </table:table-row>
        <table:table-row table:style-name="ro1">
          <table:table-cell office:value-type="float" office:value="919.429332568879" calcext:value-type="float">
            <text:p>919.4293325689</text:p>
          </table:table-cell>
          <table:table-cell office:value-type="float" office:value="945.470195002011" calcext:value-type="float">
            <text:p>945.470195002</text:p>
          </table:table-cell>
          <table:table-cell office:value-type="float" office:value="938.028343055752" calcext:value-type="float">
            <text:p>938.0283430558</text:p>
          </table:table-cell>
          <table:table-cell office:value-type="float" office:value="961.127349708762" calcext:value-type="float">
            <text:p>961.1273497088</text:p>
          </table:table-cell>
          <table:table-cell office:value-type="float" office:value="949.111746717845" calcext:value-type="float">
            <text:p>949.1117467178</text:p>
          </table:table-cell>
          <table:table-cell office:value-type="float" office:value="966.689254745483" calcext:value-type="float">
            <text:p>966.6892547455</text:p>
          </table:table-cell>
          <table:table-cell office:value-type="float" office:value="943.706958123667" calcext:value-type="float">
            <text:p>943.7069581237</text:p>
          </table:table-cell>
          <table:table-cell office:value-type="float" office:value="971.42573653277" calcext:value-type="float">
            <text:p>971.4257365328</text:p>
          </table:table-cell>
          <table:table-cell office:value-type="float" office:value="959.580628040879" calcext:value-type="float">
            <text:p>959.5806280409</text:p>
          </table:table-cell>
          <table:table-cell office:value-type="float" office:value="929.384191597049" calcext:value-type="float">
            <text:p>929.384191597</text:p>
          </table:table-cell>
          <table:table-cell office:value-type="float" office:value="934.694553761867" calcext:value-type="float">
            <text:p>934.6945537619</text:p>
          </table:table-cell>
          <table:table-cell office:value-type="float" office:value="932.954219660986" calcext:value-type="float">
            <text:p>932.954219661</text:p>
          </table:table-cell>
          <table:table-cell office:value-type="float" office:value="980.113256115718" calcext:value-type="float">
            <text:p>980.1132561157</text:p>
          </table:table-cell>
          <table:table-cell office:value-type="float" office:value="958.725054850101" calcext:value-type="float">
            <text:p>958.7250548501</text:p>
          </table:table-cell>
          <table:table-cell office:value-type="float" office:value="943.551851007611" calcext:value-type="float">
            <text:p>943.5518510076</text:p>
          </table:table-cell>
          <table:table-cell office:value-type="float" office:value="958.985717653948" calcext:value-type="float">
            <text:p>958.9857176539</text:p>
          </table:table-cell>
          <table:table-cell office:value-type="float" office:value="951.692421835426" calcext:value-type="float">
            <text:p>951.6924218354</text:p>
          </table:table-cell>
          <table:table-cell office:value-type="float" office:value="968.167039876589" calcext:value-type="float">
            <text:p>968.1670398766</text:p>
          </table:table-cell>
          <table:table-cell office:value-type="float" office:value="934.167677447917" calcext:value-type="float">
            <text:p>934.1676774479</text:p>
          </table:table-cell>
          <table:table-cell office:value-type="float" office:value="980.792700962295" calcext:value-type="float">
            <text:p>980.7927009623</text:p>
          </table:table-cell>
        </table:table-row>
        <table:table-row table:style-name="ro1">
          <table:table-cell office:value-type="float" office:value="936.637259229565" calcext:value-type="float">
            <text:p>936.6372592296</text:p>
          </table:table-cell>
          <table:table-cell office:value-type="float" office:value="945.476231709424" calcext:value-type="float">
            <text:p>945.4762317094</text:p>
          </table:table-cell>
          <table:table-cell office:value-type="float" office:value="928.051415710197" calcext:value-type="float">
            <text:p>928.0514157102</text:p>
          </table:table-cell>
          <table:table-cell office:value-type="float" office:value="960.174310641637" calcext:value-type="float">
            <text:p>960.1743106416</text:p>
          </table:table-cell>
          <table:table-cell office:value-type="float" office:value="947.334126334412" calcext:value-type="float">
            <text:p>947.3341263344</text:p>
          </table:table-cell>
          <table:table-cell office:value-type="float" office:value="966.72081081939" calcext:value-type="float">
            <text:p>966.7208108194</text:p>
          </table:table-cell>
          <table:table-cell office:value-type="float" office:value="942.854770247784" calcext:value-type="float">
            <text:p>942.8547702478</text:p>
          </table:table-cell>
          <table:table-cell office:value-type="float" office:value="970.965802644701" calcext:value-type="float">
            <text:p>970.9658026447</text:p>
          </table:table-cell>
          <table:table-cell office:value-type="float" office:value="949.464014605679" calcext:value-type="float">
            <text:p>949.4640146057</text:p>
          </table:table-cell>
          <table:table-cell office:value-type="float" office:value="928.249141761801" calcext:value-type="float">
            <text:p>928.2491417618</text:p>
          </table:table-cell>
          <table:table-cell office:value-type="float" office:value="933.262472727713" calcext:value-type="float">
            <text:p>933.2624727277</text:p>
          </table:table-cell>
          <table:table-cell office:value-type="float" office:value="920.943531108434" calcext:value-type="float">
            <text:p>920.9435311084</text:p>
          </table:table-cell>
          <table:table-cell office:value-type="float" office:value="980.166447774567" calcext:value-type="float">
            <text:p>980.1664477746</text:p>
          </table:table-cell>
          <table:table-cell office:value-type="float" office:value="958.246834483447" calcext:value-type="float">
            <text:p>958.2468344834</text:p>
          </table:table-cell>
          <table:table-cell office:value-type="float" office:value="944.446072889727" calcext:value-type="float">
            <text:p>944.4460728897</text:p>
          </table:table-cell>
          <table:table-cell office:value-type="float" office:value="958.535421210414" calcext:value-type="float">
            <text:p>958.5354212104</text:p>
          </table:table-cell>
          <table:table-cell office:value-type="float" office:value="951.42218185084" calcext:value-type="float">
            <text:p>951.4221818508</text:p>
          </table:table-cell>
          <table:table-cell office:value-type="float" office:value="968.050112270428" calcext:value-type="float">
            <text:p>968.0501122704</text:p>
          </table:table-cell>
          <table:table-cell office:value-type="float" office:value="931.528185472002" calcext:value-type="float">
            <text:p>931.528185472</text:p>
          </table:table-cell>
          <table:table-cell office:value-type="float" office:value="980.797738556297" calcext:value-type="float">
            <text:p>980.7977385563</text:p>
          </table:table-cell>
        </table:table-row>
        <table:table-row table:style-name="ro1">
          <table:table-cell office:value-type="float" office:value="935.828232290037" calcext:value-type="float">
            <text:p>935.82823229</text:p>
          </table:table-cell>
          <table:table-cell office:value-type="float" office:value="945.412748512199" calcext:value-type="float">
            <text:p>945.4127485122</text:p>
          </table:table-cell>
          <table:table-cell office:value-type="float" office:value="927.9880144057" calcext:value-type="float">
            <text:p>927.9880144057</text:p>
          </table:table-cell>
          <table:table-cell office:value-type="float" office:value="960.775349957338" calcext:value-type="float">
            <text:p>960.7753499573</text:p>
          </table:table-cell>
          <table:table-cell office:value-type="float" office:value="945.621262923703" calcext:value-type="float">
            <text:p>945.6212629237</text:p>
          </table:table-cell>
          <table:table-cell office:value-type="float" office:value="968.514953998362" calcext:value-type="float">
            <text:p>968.5149539984</text:p>
          </table:table-cell>
          <table:table-cell office:value-type="float" office:value="930.397682839958" calcext:value-type="float">
            <text:p>930.39768284</text:p>
          </table:table-cell>
          <table:table-cell office:value-type="float" office:value="970.437634445541" calcext:value-type="float">
            <text:p>970.4376344455</text:p>
          </table:table-cell>
          <table:table-cell office:value-type="float" office:value="948.245014480284" calcext:value-type="float">
            <text:p>948.2450144803</text:p>
          </table:table-cell>
          <table:table-cell office:value-type="float" office:value="927.484166837049" calcext:value-type="float">
            <text:p>927.484166837</text:p>
          </table:table-cell>
          <table:table-cell office:value-type="float" office:value="931.812160598644" calcext:value-type="float">
            <text:p>931.8121605986</text:p>
          </table:table-cell>
          <table:table-cell office:value-type="float" office:value="919.445886668407" calcext:value-type="float">
            <text:p>919.4458866684</text:p>
          </table:table-cell>
          <table:table-cell office:value-type="float" office:value="978.767075219289" calcext:value-type="float">
            <text:p>978.7670752193</text:p>
          </table:table-cell>
          <table:table-cell office:value-type="float" office:value="957.64057306171" calcext:value-type="float">
            <text:p>957.6405730617</text:p>
          </table:table-cell>
          <table:table-cell office:value-type="float" office:value="945.83133736804" calcext:value-type="float">
            <text:p>945.831337368</text:p>
          </table:table-cell>
          <table:table-cell office:value-type="float" office:value="955.208549459275" calcext:value-type="float">
            <text:p>955.2085494593</text:p>
          </table:table-cell>
          <table:table-cell office:value-type="float" office:value="940.974823956898" calcext:value-type="float">
            <text:p>940.9748239569</text:p>
          </table:table-cell>
          <table:table-cell office:value-type="float" office:value="967.902283620107" calcext:value-type="float">
            <text:p>967.9022836201</text:p>
          </table:table-cell>
          <table:table-cell office:value-type="float" office:value="929.506528130205" calcext:value-type="float">
            <text:p>929.5065281302</text:p>
          </table:table-cell>
          <table:table-cell office:value-type="float" office:value="980.804370568298" calcext:value-type="float">
            <text:p>980.8043705683</text:p>
          </table:table-cell>
        </table:table-row>
        <table:table-row table:style-name="ro1">
          <table:table-cell office:value-type="float" office:value="934.941787350951" calcext:value-type="float">
            <text:p>934.941787351</text:p>
          </table:table-cell>
          <table:table-cell office:value-type="float" office:value="939.197379654374" calcext:value-type="float">
            <text:p>939.1973796544</text:p>
          </table:table-cell>
          <table:table-cell office:value-type="float" office:value="927.787312963067" calcext:value-type="float">
            <text:p>927.7873129631</text:p>
          </table:table-cell>
          <table:table-cell office:value-type="float" office:value="959.67939263229" calcext:value-type="float">
            <text:p>959.6793926323</text:p>
          </table:table-cell>
          <table:table-cell office:value-type="float" office:value="937.664006363938" calcext:value-type="float">
            <text:p>937.6640063639</text:p>
          </table:table-cell>
          <table:table-cell office:value-type="float" office:value="968.643474935167" calcext:value-type="float">
            <text:p>968.6434749352</text:p>
          </table:table-cell>
          <table:table-cell office:value-type="float" office:value="929.7109623525" calcext:value-type="float">
            <text:p>929.7109623525</text:p>
          </table:table-cell>
          <table:table-cell office:value-type="float" office:value="970.898808181778" calcext:value-type="float">
            <text:p>970.8988081818</text:p>
          </table:table-cell>
          <table:table-cell office:value-type="float" office:value="949.346117978056" calcext:value-type="float">
            <text:p>949.3461179781</text:p>
          </table:table-cell>
          <table:table-cell office:value-type="float" office:value="928.637336304641" calcext:value-type="float">
            <text:p>928.6373363046</text:p>
          </table:table-cell>
          <table:table-cell office:value-type="float" office:value="919.808476983472" calcext:value-type="float">
            <text:p>919.8084769835</text:p>
          </table:table-cell>
          <table:table-cell office:value-type="float" office:value="918.417167950317" calcext:value-type="float">
            <text:p>918.4171679503</text:p>
          </table:table-cell>
          <table:table-cell office:value-type="float" office:value="978.848267356546" calcext:value-type="float">
            <text:p>978.8482673565</text:p>
          </table:table-cell>
          <table:table-cell office:value-type="float" office:value="948.449939486925" calcext:value-type="float">
            <text:p>948.4499394869</text:p>
          </table:table-cell>
          <table:table-cell office:value-type="float" office:value="946.627222382899" calcext:value-type="float">
            <text:p>946.6272223829</text:p>
          </table:table-cell>
          <table:table-cell office:value-type="float" office:value="954.324793512519" calcext:value-type="float">
            <text:p>954.3247935125</text:p>
          </table:table-cell>
          <table:table-cell office:value-type="float" office:value="938.856099700741" calcext:value-type="float">
            <text:p>938.8560997007</text:p>
          </table:table-cell>
          <table:table-cell office:value-type="float" office:value="967.71430916995" calcext:value-type="float">
            <text:p>967.71430917</text:p>
          </table:table-cell>
          <table:table-cell office:value-type="float" office:value="927.626830430042" calcext:value-type="float">
            <text:p>927.62683043</text:p>
          </table:table-cell>
          <table:table-cell office:value-type="float" office:value="971.051404138536" calcext:value-type="float">
            <text:p>971.0514041385</text:p>
          </table:table-cell>
        </table:table-row>
        <table:table-row table:style-name="ro1">
          <table:table-cell office:value-type="float" office:value="924.979914441623" calcext:value-type="float">
            <text:p>924.9799144416</text:p>
          </table:table-cell>
          <table:table-cell office:value-type="float" office:value="938.614880916501" calcext:value-type="float">
            <text:p>938.6148809165</text:p>
          </table:table-cell>
          <table:table-cell office:value-type="float" office:value="927.787312963067" calcext:value-type="float">
            <text:p>927.7873129631</text:p>
          </table:table-cell>
          <table:table-cell office:value-type="float" office:value="951.760830433677" calcext:value-type="float">
            <text:p>951.7608304337</text:p>
          </table:table-cell>
          <table:table-cell office:value-type="float" office:value="935.568909830846" calcext:value-type="float">
            <text:p>935.5689098308</text:p>
          </table:table-cell>
          <table:table-cell office:value-type="float" office:value="968.885144106359" calcext:value-type="float">
            <text:p>968.8851441064</text:p>
          </table:table-cell>
          <table:table-cell office:value-type="float" office:value="928.814907128035" calcext:value-type="float">
            <text:p>928.814907128</text:p>
          </table:table-cell>
          <table:table-cell office:value-type="float" office:value="970.012087227997" calcext:value-type="float">
            <text:p>970.012087228</text:p>
          </table:table-cell>
          <table:table-cell office:value-type="float" office:value="949.530654982478" calcext:value-type="float">
            <text:p>949.5306549825</text:p>
          </table:table-cell>
          <table:table-cell office:value-type="float" office:value="945.276878500745" calcext:value-type="float">
            <text:p>945.2768785007</text:p>
          </table:table-cell>
          <table:table-cell office:value-type="float" office:value="918.045572796357" calcext:value-type="float">
            <text:p>918.0455727964</text:p>
          </table:table-cell>
          <table:table-cell office:value-type="float" office:value="916.998323298033" calcext:value-type="float">
            <text:p>916.998323298</text:p>
          </table:table-cell>
          <table:table-cell office:value-type="float" office:value="972.50893764369" calcext:value-type="float">
            <text:p>972.5089376437</text:p>
          </table:table-cell>
          <table:table-cell office:value-type="float" office:value="947.440983006575" calcext:value-type="float">
            <text:p>947.4409830066</text:p>
          </table:table-cell>
          <table:table-cell office:value-type="float" office:value="947.041439640322" calcext:value-type="float">
            <text:p>947.0414396403</text:p>
          </table:table-cell>
          <table:table-cell office:value-type="float" office:value="955.095687220375" calcext:value-type="float">
            <text:p>955.0956872204</text:p>
          </table:table-cell>
          <table:table-cell office:value-type="float" office:value="927.454767614142" calcext:value-type="float">
            <text:p>927.4547676141</text:p>
          </table:table-cell>
          <table:table-cell office:value-type="float" office:value="949.696564562439" calcext:value-type="float">
            <text:p>949.6965645624</text:p>
          </table:table-cell>
          <table:table-cell office:value-type="float" office:value="916.655931883716" calcext:value-type="float">
            <text:p>916.6559318837</text:p>
          </table:table-cell>
          <table:table-cell office:value-type="float" office:value="971.016351681392" calcext:value-type="float">
            <text:p>971.0163516814</text:p>
          </table:table-cell>
        </table:table-row>
        <table:table-row table:style-name="ro1">
          <table:table-cell office:value-type="float" office:value="923.924339721774" calcext:value-type="float">
            <text:p>923.9243397218</text:p>
          </table:table-cell>
          <table:table-cell office:value-type="float" office:value="938.142241198448" calcext:value-type="float">
            <text:p>938.1422411984</text:p>
          </table:table-cell>
          <table:table-cell office:value-type="float" office:value="927.787280418483" calcext:value-type="float">
            <text:p>927.7872804185</text:p>
          </table:table-cell>
          <table:table-cell office:value-type="float" office:value="950.626381217627" calcext:value-type="float">
            <text:p>950.6263812176</text:p>
          </table:table-cell>
          <table:table-cell office:value-type="float" office:value="940.786546970098" calcext:value-type="float">
            <text:p>940.7865469701</text:p>
          </table:table-cell>
          <table:table-cell office:value-type="float" office:value="957.086315971533" calcext:value-type="float">
            <text:p>957.0863159715</text:p>
          </table:table-cell>
          <table:table-cell office:value-type="float" office:value="928.054138196941" calcext:value-type="float">
            <text:p>928.0541381969</text:p>
          </table:table-cell>
          <table:table-cell office:value-type="float" office:value="969.190206832747" calcext:value-type="float">
            <text:p>969.1902068327</text:p>
          </table:table-cell>
          <table:table-cell office:value-type="float" office:value="948.700054174967" calcext:value-type="float">
            <text:p>948.700054175</text:p>
          </table:table-cell>
          <table:table-cell office:value-type="float" office:value="944.137694016587" calcext:value-type="float">
            <text:p>944.1376940166</text:p>
          </table:table-cell>
          <table:table-cell office:value-type="float" office:value="917.071003871188" calcext:value-type="float">
            <text:p>917.0710038712</text:p>
          </table:table-cell>
          <table:table-cell office:value-type="float" office:value="915.258766299494" calcext:value-type="float">
            <text:p>915.2587662995</text:p>
          </table:table-cell>
          <table:table-cell office:value-type="float" office:value="972.527191440438" calcext:value-type="float">
            <text:p>972.5271914404</text:p>
          </table:table-cell>
          <table:table-cell office:value-type="float" office:value="946.614047016114" calcext:value-type="float">
            <text:p>946.6140470161</text:p>
          </table:table-cell>
          <table:table-cell office:value-type="float" office:value="923.629667476321" calcext:value-type="float">
            <text:p>923.6296674763</text:p>
          </table:table-cell>
          <table:table-cell office:value-type="float" office:value="956.075893272573" calcext:value-type="float">
            <text:p>956.0758932726</text:p>
          </table:table-cell>
          <table:table-cell office:value-type="float" office:value="924.741536153764" calcext:value-type="float">
            <text:p>924.7415361538</text:p>
          </table:table-cell>
          <table:table-cell office:value-type="float" office:value="949.014087741444" calcext:value-type="float">
            <text:p>949.0140877414</text:p>
          </table:table-cell>
          <table:table-cell office:value-type="float" office:value="915.16990693687" calcext:value-type="float">
            <text:p>915.1699069369</text:p>
          </table:table-cell>
          <table:table-cell office:value-type="float" office:value="959.505264432361" calcext:value-type="float">
            <text:p>959.5052644324</text:p>
          </table:table-cell>
        </table:table-row>
        <table:table-row table:style-name="ro1">
          <table:table-cell office:value-type="float" office:value="922.823411431522" calcext:value-type="float">
            <text:p>922.8234114315</text:p>
          </table:table-cell>
          <table:table-cell office:value-type="float" office:value="937.680219387707" calcext:value-type="float">
            <text:p>937.6802193877</text:p>
          </table:table-cell>
          <table:table-cell office:value-type="float" office:value="927.782173159871" calcext:value-type="float">
            <text:p>927.7821731599</text:p>
          </table:table-cell>
          <table:table-cell office:value-type="float" office:value="942.65894862061" calcext:value-type="float">
            <text:p>942.6589486206</text:p>
          </table:table-cell>
          <table:table-cell office:value-type="float" office:value="942.140084203327" calcext:value-type="float">
            <text:p>942.1400842033</text:p>
          </table:table-cell>
          <table:table-cell office:value-type="float" office:value="957.700567062369" calcext:value-type="float">
            <text:p>957.7005670624</text:p>
          </table:table-cell>
          <table:table-cell office:value-type="float" office:value="916.171894578475" calcext:value-type="float">
            <text:p>916.1718945785</text:p>
          </table:table-cell>
          <table:table-cell office:value-type="float" office:value="962.034487388548" calcext:value-type="float">
            <text:p>962.0344873885</text:p>
          </table:table-cell>
          <table:table-cell office:value-type="float" office:value="940.954152161946" calcext:value-type="float">
            <text:p>940.9541521619</text:p>
          </table:table-cell>
          <table:table-cell office:value-type="float" office:value="943.155504452263" calcext:value-type="float">
            <text:p>943.1555044523</text:p>
          </table:table-cell>
          <table:table-cell office:value-type="float" office:value="916.345446124824" calcext:value-type="float">
            <text:p>916.3454461248</text:p>
          </table:table-cell>
          <table:table-cell office:value-type="float" office:value="903.948756595433" calcext:value-type="float">
            <text:p>903.9487565954</text:p>
          </table:table-cell>
          <table:table-cell office:value-type="float" office:value="969.732699360137" calcext:value-type="float">
            <text:p>969.7326993601</text:p>
          </table:table-cell>
          <table:table-cell office:value-type="float" office:value="945.720023661545" calcext:value-type="float">
            <text:p>945.7200236615</text:p>
          </table:table-cell>
          <table:table-cell office:value-type="float" office:value="923.678949210625" calcext:value-type="float">
            <text:p>923.6789492106</text:p>
          </table:table-cell>
          <table:table-cell office:value-type="float" office:value="956.618270353828" calcext:value-type="float">
            <text:p>956.6182703538</text:p>
          </table:table-cell>
          <table:table-cell office:value-type="float" office:value="922.764628499683" calcext:value-type="float">
            <text:p>922.7646284997</text:p>
          </table:table-cell>
          <table:table-cell office:value-type="float" office:value="948.458613759423" calcext:value-type="float">
            <text:p>948.4586137594</text:p>
          </table:table-cell>
          <table:table-cell office:value-type="float" office:value="913.614001467102" calcext:value-type="float">
            <text:p>913.6140014671</text:p>
          </table:table-cell>
          <table:table-cell office:value-type="float" office:value="959.378202160642" calcext:value-type="float">
            <text:p>959.3782021606</text:p>
          </table:table-cell>
        </table:table-row>
        <table:table-row table:style-name="ro1">
          <table:table-cell office:value-type="float" office:value="921.630783720164" calcext:value-type="float">
            <text:p>921.6307837202</text:p>
          </table:table-cell>
          <table:table-cell office:value-type="float" office:value="937.374274902986" calcext:value-type="float">
            <text:p>937.374274903</text:p>
          </table:table-cell>
          <table:table-cell office:value-type="float" office:value="927.782244727574" calcext:value-type="float">
            <text:p>927.7822447276</text:p>
          </table:table-cell>
          <table:table-cell office:value-type="float" office:value="941.537784729414" calcext:value-type="float">
            <text:p>941.5377847294</text:p>
          </table:table-cell>
          <table:table-cell office:value-type="float" office:value="939.941547708292" calcext:value-type="float">
            <text:p>939.9415477083</text:p>
          </table:table-cell>
          <table:table-cell office:value-type="float" office:value="957.81657987854" calcext:value-type="float">
            <text:p>957.8165798785</text:p>
          </table:table-cell>
          <table:table-cell office:value-type="float" office:value="914.972879833442" calcext:value-type="float">
            <text:p>914.9728798334</text:p>
          </table:table-cell>
          <table:table-cell office:value-type="float" office:value="960.870270762507" calcext:value-type="float">
            <text:p>960.8702707625</text:p>
          </table:table-cell>
          <table:table-cell office:value-type="float" office:value="941.659751277536" calcext:value-type="float">
            <text:p>941.6597512775</text:p>
          </table:table-cell>
          <table:table-cell office:value-type="float" office:value="942.293447176705" calcext:value-type="float">
            <text:p>942.2934471767</text:p>
          </table:table-cell>
          <table:table-cell office:value-type="float" office:value="915.233476399448" calcext:value-type="float">
            <text:p>915.2334763994</text:p>
          </table:table-cell>
          <table:table-cell office:value-type="float" office:value="902.346871520769" calcext:value-type="float">
            <text:p>902.3468715208</text:p>
          </table:table-cell>
          <table:table-cell office:value-type="float" office:value="969.458225620228" calcext:value-type="float">
            <text:p>969.4582256202</text:p>
          </table:table-cell>
          <table:table-cell office:value-type="float" office:value="946.609243574177" calcext:value-type="float">
            <text:p>946.6092435742</text:p>
          </table:table-cell>
          <table:table-cell office:value-type="float" office:value="937.242587063045" calcext:value-type="float">
            <text:p>937.242587063</text:p>
          </table:table-cell>
          <table:table-cell office:value-type="float" office:value="956.366270186105" calcext:value-type="float">
            <text:p>956.3662701861</text:p>
          </table:table-cell>
          <table:table-cell office:value-type="float" office:value="921.464181496282" calcext:value-type="float">
            <text:p>921.4641814963</text:p>
          </table:table-cell>
          <table:table-cell office:value-type="float" office:value="955.470067853242" calcext:value-type="float">
            <text:p>955.4700678532</text:p>
          </table:table-cell>
          <table:table-cell office:value-type="float" office:value="911.873314927388" calcext:value-type="float">
            <text:p>911.8733149274</text:p>
          </table:table-cell>
          <table:table-cell office:value-type="float" office:value="965.540803928675" calcext:value-type="float">
            <text:p>965.5408039287</text:p>
          </table:table-cell>
        </table:table-row>
        <table:table-row table:style-name="ro1">
          <table:table-cell office:value-type="float" office:value="920.489346300819" calcext:value-type="float">
            <text:p>920.4893463008</text:p>
          </table:table-cell>
          <table:table-cell office:value-type="float" office:value="937.041652996793" calcext:value-type="float">
            <text:p>937.0416529968</text:p>
          </table:table-cell>
          <table:table-cell office:value-type="float" office:value="927.782238814694" calcext:value-type="float">
            <text:p>927.7822388147</text:p>
          </table:table-cell>
          <table:table-cell office:value-type="float" office:value="942.705382829842" calcext:value-type="float">
            <text:p>942.7053828298</text:p>
          </table:table-cell>
          <table:table-cell office:value-type="float" office:value="938.086578729332" calcext:value-type="float">
            <text:p>938.0865787293</text:p>
          </table:table-cell>
          <table:table-cell office:value-type="float" office:value="957.541858592066" calcext:value-type="float">
            <text:p>957.5418585921</text:p>
          </table:table-cell>
          <table:table-cell office:value-type="float" office:value="913.841407525789" calcext:value-type="float">
            <text:p>913.8414075258</text:p>
          </table:table-cell>
          <table:table-cell office:value-type="float" office:value="959.917041868315" calcext:value-type="float">
            <text:p>959.9170418683</text:p>
          </table:table-cell>
          <table:table-cell office:value-type="float" office:value="940.946173753109" calcext:value-type="float">
            <text:p>940.9461737531</text:p>
          </table:table-cell>
          <table:table-cell office:value-type="float" office:value="941.804410722058" calcext:value-type="float">
            <text:p>941.8044107221</text:p>
          </table:table-cell>
          <table:table-cell office:value-type="float" office:value="904.128470833052" calcext:value-type="float">
            <text:p>904.1284708331</text:p>
          </table:table-cell>
          <table:table-cell office:value-type="float" office:value="900.779225766201" calcext:value-type="float">
            <text:p>900.7792257662</text:p>
          </table:table-cell>
          <table:table-cell office:value-type="float" office:value="969.707856234055" calcext:value-type="float">
            <text:p>969.7078562341</text:p>
          </table:table-cell>
          <table:table-cell office:value-type="float" office:value="948.030115646339" calcext:value-type="float">
            <text:p>948.0301156463</text:p>
          </table:table-cell>
          <table:table-cell office:value-type="float" office:value="937.22226225143" calcext:value-type="float">
            <text:p>937.2222622514</text:p>
          </table:table-cell>
          <table:table-cell office:value-type="float" office:value="956.771744960816" calcext:value-type="float">
            <text:p>956.7717449608</text:p>
          </table:table-cell>
          <table:table-cell office:value-type="float" office:value="920.480948750414" calcext:value-type="float">
            <text:p>920.4809487504</text:p>
          </table:table-cell>
          <table:table-cell office:value-type="float" office:value="955.176730705467" calcext:value-type="float">
            <text:p>955.1767307055</text:p>
          </table:table-cell>
          <table:table-cell office:value-type="float" office:value="913.805452162626" calcext:value-type="float">
            <text:p>913.8054521626</text:p>
          </table:table-cell>
          <table:table-cell office:value-type="float" office:value="965.44404629325" calcext:value-type="float">
            <text:p>965.4440462933</text:p>
          </table:table-cell>
        </table:table-row>
        <table:table-row table:style-name="ro1">
          <table:table-cell office:value-type="float" office:value="919.329960582785" calcext:value-type="float">
            <text:p>919.3299605828</text:p>
          </table:table-cell>
          <table:table-cell office:value-type="float" office:value="951.65046357315" calcext:value-type="float">
            <text:p>951.6504635732</text:p>
          </table:table-cell>
          <table:table-cell office:value-type="float" office:value="927.782194820126" calcext:value-type="float">
            <text:p>927.7821948201</text:p>
          </table:table-cell>
          <table:table-cell office:value-type="float" office:value="944.503649295437" calcext:value-type="float">
            <text:p>944.5036492954</text:p>
          </table:table-cell>
          <table:table-cell office:value-type="float" office:value="939.714738306179" calcext:value-type="float">
            <text:p>939.7147383062</text:p>
          </table:table-cell>
          <table:table-cell office:value-type="float" office:value="957.393854181082" calcext:value-type="float">
            <text:p>957.3938541811</text:p>
          </table:table-cell>
          <table:table-cell office:value-type="float" office:value="913.369410586777" calcext:value-type="float">
            <text:p>913.3694105868</text:p>
          </table:table-cell>
          <table:table-cell office:value-type="float" office:value="960.660592167669" calcext:value-type="float">
            <text:p>960.6605921677</text:p>
          </table:table-cell>
          <table:table-cell office:value-type="float" office:value="940.380808967172" calcext:value-type="float">
            <text:p>940.3808089672</text:p>
          </table:table-cell>
          <table:table-cell office:value-type="float" office:value="941.435562235904" calcext:value-type="float">
            <text:p>941.4355622359</text:p>
          </table:table-cell>
          <table:table-cell office:value-type="float" office:value="906.236748262968" calcext:value-type="float">
            <text:p>906.236748263</text:p>
          </table:table-cell>
          <table:table-cell office:value-type="float" office:value="898.921766734878" calcext:value-type="float">
            <text:p>898.9217667349</text:p>
          </table:table-cell>
          <table:table-cell office:value-type="float" office:value="976.808971976867" calcext:value-type="float">
            <text:p>976.8089719769</text:p>
          </table:table-cell>
          <table:table-cell office:value-type="float" office:value="942.83887315933" calcext:value-type="float">
            <text:p>942.8388731593</text:p>
          </table:table-cell>
          <table:table-cell office:value-type="float" office:value="937.209865496105" calcext:value-type="float">
            <text:p>937.2098654961</text:p>
          </table:table-cell>
          <table:table-cell office:value-type="float" office:value="948.674032577158" calcext:value-type="float">
            <text:p>948.6740325772</text:p>
          </table:table-cell>
          <table:table-cell office:value-type="float" office:value="919.512905734282" calcext:value-type="float">
            <text:p>919.5129057343</text:p>
          </table:table-cell>
          <table:table-cell office:value-type="float" office:value="954.867086277124" calcext:value-type="float">
            <text:p>954.8670862771</text:p>
          </table:table-cell>
          <table:table-cell office:value-type="float" office:value="916.564277372236" calcext:value-type="float">
            <text:p>916.5642773722</text:p>
          </table:table-cell>
          <table:table-cell office:value-type="float" office:value="955.973149184307" calcext:value-type="float">
            <text:p>955.9731491843</text:p>
          </table:table-cell>
        </table:table-row>
        <table:table-row table:style-name="ro1">
          <table:table-cell office:value-type="float" office:value="918.029902054928" calcext:value-type="float">
            <text:p>918.0299020549</text:p>
          </table:table-cell>
          <table:table-cell office:value-type="float" office:value="951.43390998593" calcext:value-type="float">
            <text:p>951.4339099859</text:p>
          </table:table-cell>
          <table:table-cell office:value-type="float" office:value="927.782138014535" calcext:value-type="float">
            <text:p>927.7821380145</text:p>
          </table:table-cell>
          <table:table-cell office:value-type="float" office:value="945.397401781078" calcext:value-type="float">
            <text:p>945.3974017811</text:p>
          </table:table-cell>
          <table:table-cell office:value-type="float" office:value="937.476515632066" calcext:value-type="float">
            <text:p>937.4765156321</text:p>
          </table:table-cell>
          <table:table-cell office:value-type="float" office:value="957.062567454424" calcext:value-type="float">
            <text:p>957.0625674544</text:p>
          </table:table-cell>
          <table:table-cell office:value-type="float" office:value="914.459436084354" calcext:value-type="float">
            <text:p>914.4594360844</text:p>
          </table:table-cell>
          <table:table-cell office:value-type="float" office:value="952.278776043617" calcext:value-type="float">
            <text:p>952.2787760436</text:p>
          </table:table-cell>
          <table:table-cell office:value-type="float" office:value="934.883563237825" calcext:value-type="float">
            <text:p>934.8835632378</text:p>
          </table:table-cell>
          <table:table-cell office:value-type="float" office:value="941.069400176329" calcext:value-type="float">
            <text:p>941.0694001763</text:p>
          </table:table-cell>
          <table:table-cell office:value-type="float" office:value="909.797664365713" calcext:value-type="float">
            <text:p>909.7976643657</text:p>
          </table:table-cell>
          <table:table-cell office:value-type="float" office:value="897.025548498926" calcext:value-type="float">
            <text:p>897.0255484989</text:p>
          </table:table-cell>
          <table:table-cell office:value-type="float" office:value="976.943750631435" calcext:value-type="float">
            <text:p>976.9437506314</text:p>
          </table:table-cell>
          <table:table-cell office:value-type="float" office:value="942.711643797539" calcext:value-type="float">
            <text:p>942.7116437975</text:p>
          </table:table-cell>
          <table:table-cell office:value-type="float" office:value="936.716778243099" calcext:value-type="float">
            <text:p>936.7167782431</text:p>
          </table:table-cell>
          <table:table-cell office:value-type="float" office:value="948.243276811541" calcext:value-type="float">
            <text:p>948.2432768115</text:p>
          </table:table-cell>
          <table:table-cell office:value-type="float" office:value="918.659484522376" calcext:value-type="float">
            <text:p>918.6594845224</text:p>
          </table:table-cell>
          <table:table-cell office:value-type="float" office:value="942.104194425245" calcext:value-type="float">
            <text:p>942.1041944252</text:p>
          </table:table-cell>
          <table:table-cell office:value-type="float" office:value="916.873313526069" calcext:value-type="float">
            <text:p>916.8733135261</text:p>
          </table:table-cell>
          <table:table-cell office:value-type="float" office:value="955.760942541709" calcext:value-type="float">
            <text:p>955.7609425417</text:p>
          </table:table-cell>
        </table:table-row>
        <table:table-row table:style-name="ro1">
          <table:table-cell office:value-type="float" office:value="916.602546609311" calcext:value-type="float">
            <text:p>916.6025466093</text:p>
          </table:table-cell>
          <table:table-cell office:value-type="float" office:value="951.213347423774" calcext:value-type="float">
            <text:p>951.2133474238</text:p>
          </table:table-cell>
          <table:table-cell office:value-type="float" office:value="927.781701554467" calcext:value-type="float">
            <text:p>927.7817015545</text:p>
          </table:table-cell>
          <table:table-cell office:value-type="float" office:value="945.950316450311" calcext:value-type="float">
            <text:p>945.9503164503</text:p>
          </table:table-cell>
          <table:table-cell office:value-type="float" office:value="930.490750049081" calcext:value-type="float">
            <text:p>930.4907500491</text:p>
          </table:table-cell>
          <table:table-cell office:value-type="float" office:value="956.801401618059" calcext:value-type="float">
            <text:p>956.8014016181</text:p>
          </table:table-cell>
          <table:table-cell office:value-type="float" office:value="901.822009544756" calcext:value-type="float">
            <text:p>901.8220095448</text:p>
          </table:table-cell>
          <table:table-cell office:value-type="float" office:value="950.514744599166" calcext:value-type="float">
            <text:p>950.5147445992</text:p>
          </table:table-cell>
          <table:table-cell office:value-type="float" office:value="934.128878053377" calcext:value-type="float">
            <text:p>934.1288780534</text:p>
          </table:table-cell>
          <table:table-cell office:value-type="float" office:value="940.660909666498" calcext:value-type="float">
            <text:p>940.6609096665</text:p>
          </table:table-cell>
          <table:table-cell office:value-type="float" office:value="911.583827032236" calcext:value-type="float">
            <text:p>911.5838270322</text:p>
          </table:table-cell>
          <table:table-cell office:value-type="float" office:value="886.367560809397" calcext:value-type="float">
            <text:p>886.3675608094</text:p>
          </table:table-cell>
          <table:table-cell office:value-type="float" office:value="976.802191843136" calcext:value-type="float">
            <text:p>976.8021918431</text:p>
          </table:table-cell>
          <table:table-cell office:value-type="float" office:value="933.499894775402" calcext:value-type="float">
            <text:p>933.4998947754</text:p>
          </table:table-cell>
          <table:table-cell office:value-type="float" office:value="936.978656095163" calcext:value-type="float">
            <text:p>936.9786560952</text:p>
          </table:table-cell>
          <table:table-cell office:value-type="float" office:value="961.865073448972" calcext:value-type="float">
            <text:p>961.865073449</text:p>
          </table:table-cell>
          <table:table-cell office:value-type="float" office:value="917.574516785915" calcext:value-type="float">
            <text:p>917.5745167859</text:p>
          </table:table-cell>
          <table:table-cell office:value-type="float" office:value="941.526146796501" calcext:value-type="float">
            <text:p>941.5261467965</text:p>
          </table:table-cell>
          <table:table-cell office:value-type="float" office:value="916.201961594131" calcext:value-type="float">
            <text:p>916.2019615941</text:p>
          </table:table-cell>
          <table:table-cell office:value-type="float" office:value="955.510000785198" calcext:value-type="float">
            <text:p>955.5100007852</text:p>
          </table:table-cell>
        </table:table-row>
        <table:table-row table:style-name="ro1">
          <table:table-cell office:value-type="float" office:value="915.449143575394" calcext:value-type="float">
            <text:p>915.4491435754</text:p>
          </table:table-cell>
          <table:table-cell office:value-type="float" office:value="950.972096427017" calcext:value-type="float">
            <text:p>950.972096427</text:p>
          </table:table-cell>
          <table:table-cell office:value-type="float" office:value="927.759268324252" calcext:value-type="float">
            <text:p>927.7592683243</text:p>
          </table:table-cell>
          <table:table-cell office:value-type="float" office:value="946.059947083275" calcext:value-type="float">
            <text:p>946.0599470833</text:p>
          </table:table-cell>
          <table:table-cell office:value-type="float" office:value="928.015132344673" calcext:value-type="float">
            <text:p>928.0151323447</text:p>
          </table:table-cell>
          <table:table-cell office:value-type="float" office:value="956.624291819572" calcext:value-type="float">
            <text:p>956.6242918196</text:p>
          </table:table-cell>
          <table:table-cell office:value-type="float" office:value="899.908074419688" calcext:value-type="float">
            <text:p>899.9080744197</text:p>
          </table:table-cell>
          <table:table-cell office:value-type="float" office:value="951.866305924481" calcext:value-type="float">
            <text:p>951.8663059245</text:p>
          </table:table-cell>
          <table:table-cell office:value-type="float" office:value="933.732544171907" calcext:value-type="float">
            <text:p>933.7325441719</text:p>
          </table:table-cell>
          <table:table-cell office:value-type="float" office:value="940.187690663363" calcext:value-type="float">
            <text:p>940.1876906634</text:p>
          </table:table-cell>
          <table:table-cell office:value-type="float" office:value="908.716566052351" calcext:value-type="float">
            <text:p>908.7165660524</text:p>
          </table:table-cell>
          <table:table-cell office:value-type="float" office:value="884.220588853903" calcext:value-type="float">
            <text:p>884.2205888539</text:p>
          </table:table-cell>
          <table:table-cell office:value-type="float" office:value="977.927056335534" calcext:value-type="float">
            <text:p>977.9270563355</text:p>
          </table:table-cell>
          <table:table-cell office:value-type="float" office:value="932.387709454269" calcext:value-type="float">
            <text:p>932.3877094543</text:p>
          </table:table-cell>
          <table:table-cell office:value-type="float" office:value="936.657500622112" calcext:value-type="float">
            <text:p>936.6575006221</text:p>
          </table:table-cell>
          <table:table-cell office:value-type="float" office:value="961.911457112505" calcext:value-type="float">
            <text:p>961.9114571125</text:p>
          </table:table-cell>
          <table:table-cell office:value-type="float" office:value="916.550546690432" calcext:value-type="float">
            <text:p>916.5505466904</text:p>
          </table:table-cell>
          <table:table-cell office:value-type="float" office:value="941.19338595234" calcext:value-type="float">
            <text:p>941.1933859523</text:p>
          </table:table-cell>
          <table:table-cell office:value-type="float" office:value="916.387452924924" calcext:value-type="float">
            <text:p>916.3874529249</text:p>
          </table:table-cell>
          <table:table-cell office:value-type="float" office:value="955.225163072506" calcext:value-type="float">
            <text:p>955.2251630725</text:p>
          </table:table-cell>
        </table:table-row>
        <table:table-row table:style-name="ro1">
          <table:table-cell office:value-type="float" office:value="914.342418904843" calcext:value-type="float">
            <text:p>914.3424189048</text:p>
          </table:table-cell>
          <table:table-cell office:value-type="float" office:value="953.952713811265" calcext:value-type="float">
            <text:p>953.9527138113</text:p>
          </table:table-cell>
          <table:table-cell office:value-type="float" office:value="927.598961297809" calcext:value-type="float">
            <text:p>927.5989612978</text:p>
          </table:table-cell>
          <table:table-cell office:value-type="float" office:value="946.228953203338" calcext:value-type="float">
            <text:p>946.2289532033</text:p>
          </table:table-cell>
          <table:table-cell office:value-type="float" office:value="926.034848190662" calcext:value-type="float">
            <text:p>926.0348481907</text:p>
          </table:table-cell>
          <table:table-cell office:value-type="float" office:value="956.493353002333" calcext:value-type="float">
            <text:p>956.4933530023</text:p>
          </table:table-cell>
          <table:table-cell office:value-type="float" office:value="899.141620726135" calcext:value-type="float">
            <text:p>899.1416207261</text:p>
          </table:table-cell>
          <table:table-cell office:value-type="float" office:value="957.216534114561" calcext:value-type="float">
            <text:p>957.2165341146</text:p>
          </table:table-cell>
          <table:table-cell office:value-type="float" office:value="926.206410732013" calcext:value-type="float">
            <text:p>926.206410732</text:p>
          </table:table-cell>
          <table:table-cell office:value-type="float" office:value="941.107505631113" calcext:value-type="float">
            <text:p>941.1075056311</text:p>
          </table:table-cell>
          <table:table-cell office:value-type="float" office:value="908.450473697451" calcext:value-type="float">
            <text:p>908.4504736975</text:p>
          </table:table-cell>
          <table:table-cell office:value-type="float" office:value="881.792589352674" calcext:value-type="float">
            <text:p>881.7925893527</text:p>
          </table:table-cell>
          <table:table-cell office:value-type="float" office:value="977.877029984786" calcext:value-type="float">
            <text:p>977.8770299848</text:p>
          </table:table-cell>
          <table:table-cell office:value-type="float" office:value="931.39258066284" calcext:value-type="float">
            <text:p>931.3925806628</text:p>
          </table:table-cell>
          <table:table-cell office:value-type="float" office:value="936.89639584232" calcext:value-type="float">
            <text:p>936.8963958423</text:p>
          </table:table-cell>
          <table:table-cell office:value-type="float" office:value="961.862846924561" calcext:value-type="float">
            <text:p>961.8628469246</text:p>
          </table:table-cell>
          <table:table-cell office:value-type="float" office:value="915.518557710488" calcext:value-type="float">
            <text:p>915.5185577105</text:p>
          </table:table-cell>
          <table:table-cell office:value-type="float" office:value="940.960236210781" calcext:value-type="float">
            <text:p>940.9602362108</text:p>
          </table:table-cell>
          <table:table-cell office:value-type="float" office:value="917.141424042254" calcext:value-type="float">
            <text:p>917.1414240423</text:p>
          </table:table-cell>
          <table:table-cell office:value-type="float" office:value="954.932060751427" calcext:value-type="float">
            <text:p>954.9320607514</text:p>
          </table:table-cell>
        </table:table-row>
        <table:table-row table:style-name="ro1">
          <table:table-cell office:value-type="float" office:value="913.21332140497" calcext:value-type="float">
            <text:p>913.213321405</text:p>
          </table:table-cell>
          <table:table-cell office:value-type="float" office:value="953.605635881169" calcext:value-type="float">
            <text:p>953.6056358812</text:p>
          </table:table-cell>
          <table:table-cell office:value-type="float" office:value="927.598961297809" calcext:value-type="float">
            <text:p>927.5989612978</text:p>
          </table:table-cell>
          <table:table-cell office:value-type="float" office:value="946.411252602029" calcext:value-type="float">
            <text:p>946.411252602</text:p>
          </table:table-cell>
          <table:table-cell office:value-type="float" office:value="924.45176960966" calcext:value-type="float">
            <text:p>924.4517696097</text:p>
          </table:table-cell>
          <table:table-cell office:value-type="float" office:value="956.400184670399" calcext:value-type="float">
            <text:p>956.4001846704</text:p>
          </table:table-cell>
          <table:table-cell office:value-type="float" office:value="898.217810710241" calcext:value-type="float">
            <text:p>898.2178107102</text:p>
          </table:table-cell>
          <table:table-cell office:value-type="float" office:value="958.051208276188" calcext:value-type="float">
            <text:p>958.0512082762</text:p>
          </table:table-cell>
          <table:table-cell office:value-type="float" office:value="927.055665986678" calcext:value-type="float">
            <text:p>927.0556659867</text:p>
          </table:table-cell>
          <table:table-cell office:value-type="float" office:value="941.24925403695" calcext:value-type="float">
            <text:p>941.249254037</text:p>
          </table:table-cell>
          <table:table-cell office:value-type="float" office:value="908.107299890417" calcext:value-type="float">
            <text:p>908.1072998904</text:p>
          </table:table-cell>
          <table:table-cell office:value-type="float" office:value="880.019451566777" calcext:value-type="float">
            <text:p>880.0194515668</text:p>
          </table:table-cell>
          <table:table-cell office:value-type="float" office:value="977.828804026707" calcext:value-type="float">
            <text:p>977.8288040267</text:p>
          </table:table-cell>
          <table:table-cell office:value-type="float" office:value="930.441070513111" calcext:value-type="float">
            <text:p>930.4410705131</text:p>
          </table:table-cell>
          <table:table-cell office:value-type="float" office:value="936.972922843119" calcext:value-type="float">
            <text:p>936.9729228431</text:p>
          </table:table-cell>
          <table:table-cell office:value-type="float" office:value="961.793818157414" calcext:value-type="float">
            <text:p>961.7938181574</text:p>
          </table:table-cell>
          <table:table-cell office:value-type="float" office:value="914.392821604348" calcext:value-type="float">
            <text:p>914.3928216043</text:p>
          </table:table-cell>
          <table:table-cell office:value-type="float" office:value="941.264307148077" calcext:value-type="float">
            <text:p>941.2643071481</text:p>
          </table:table-cell>
          <table:table-cell office:value-type="float" office:value="916.049601687737" calcext:value-type="float">
            <text:p>916.0496016877</text:p>
          </table:table-cell>
          <table:table-cell office:value-type="float" office:value="954.631142976153" calcext:value-type="float">
            <text:p>954.6311429762</text:p>
          </table:table-cell>
        </table:table-row>
        <table:table-row table:style-name="ro1">
          <table:table-cell office:value-type="float" office:value="912.070533973774" calcext:value-type="float">
            <text:p>912.0705339738</text:p>
          </table:table-cell>
          <table:table-cell office:value-type="float" office:value="953.906873474232" calcext:value-type="float">
            <text:p>953.9068734742</text:p>
          </table:table-cell>
          <table:table-cell office:value-type="float" office:value="927.598961297809" calcext:value-type="float">
            <text:p>927.5989612978</text:p>
          </table:table-cell>
          <table:table-cell office:value-type="float" office:value="946.59614489443" calcext:value-type="float">
            <text:p>946.5961448944</text:p>
          </table:table-cell>
          <table:table-cell office:value-type="float" office:value="922.999980257803" calcext:value-type="float">
            <text:p>922.9999802578</text:p>
          </table:table-cell>
          <table:table-cell office:value-type="float" office:value="963.661495089796" calcext:value-type="float">
            <text:p>963.6614950898</text:p>
          </table:table-cell>
          <table:table-cell office:value-type="float" office:value="897.293971721775" calcext:value-type="float">
            <text:p>897.2939717218</text:p>
          </table:table-cell>
          <table:table-cell office:value-type="float" office:value="958.344953959032" calcext:value-type="float">
            <text:p>958.344953959</text:p>
          </table:table-cell>
          <table:table-cell office:value-type="float" office:value="926.125966779572" calcext:value-type="float">
            <text:p>926.1259667796</text:p>
          </table:table-cell>
          <table:table-cell office:value-type="float" office:value="941.613034490729" calcext:value-type="float">
            <text:p>941.6130344907</text:p>
          </table:table-cell>
          <table:table-cell office:value-type="float" office:value="901.732006703187" calcext:value-type="float">
            <text:p>901.7320067032</text:p>
          </table:table-cell>
          <table:table-cell office:value-type="float" office:value="878.45952556215" calcext:value-type="float">
            <text:p>878.4595255622</text:p>
          </table:table-cell>
          <table:table-cell office:value-type="float" office:value="975.515128293078" calcext:value-type="float">
            <text:p>975.5151282931</text:p>
          </table:table-cell>
          <table:table-cell office:value-type="float" office:value="929.45360240688" calcext:value-type="float">
            <text:p>929.4536024069</text:p>
          </table:table-cell>
          <table:table-cell office:value-type="float" office:value="945.233418953296" calcext:value-type="float">
            <text:p>945.2334189533</text:p>
          </table:table-cell>
          <table:table-cell office:value-type="float" office:value="961.728061260765" calcext:value-type="float">
            <text:p>961.7280612608</text:p>
          </table:table-cell>
          <table:table-cell office:value-type="float" office:value="913.16474444311" calcext:value-type="float">
            <text:p>913.1647444431</text:p>
          </table:table-cell>
          <table:table-cell office:value-type="float" office:value="940.720872066887" calcext:value-type="float">
            <text:p>940.7208720669</text:p>
          </table:table-cell>
          <table:table-cell office:value-type="float" office:value="914.940432618288" calcext:value-type="float">
            <text:p>914.9404326183</text:p>
          </table:table-cell>
          <table:table-cell office:value-type="float" office:value="954.31402104262" calcext:value-type="float">
            <text:p>954.3140210426</text:p>
          </table:table-cell>
        </table:table-row>
        <table:table-row table:style-name="ro1">
          <table:table-cell office:value-type="float" office:value="910.834774471142" calcext:value-type="float">
            <text:p>910.8347744711</text:p>
          </table:table-cell>
          <table:table-cell office:value-type="float" office:value="951.693113883634" calcext:value-type="float">
            <text:p>951.6931138836</text:p>
          </table:table-cell>
          <table:table-cell office:value-type="float" office:value="926.636241884391" calcext:value-type="float">
            <text:p>926.6362418844</text:p>
          </table:table-cell>
          <table:table-cell office:value-type="float" office:value="946.754348870285" calcext:value-type="float">
            <text:p>946.7543488703</text:p>
          </table:table-cell>
          <table:table-cell office:value-type="float" office:value="924.357716362668" calcext:value-type="float">
            <text:p>924.3577163627</text:p>
          </table:table-cell>
          <table:table-cell office:value-type="float" office:value="963.540475281461" calcext:value-type="float">
            <text:p>963.5404752815</text:p>
          </table:table-cell>
          <table:table-cell office:value-type="float" office:value="896.265698482003" calcext:value-type="float">
            <text:p>896.265698482</text:p>
          </table:table-cell>
          <table:table-cell office:value-type="float" office:value="958.391697623737" calcext:value-type="float">
            <text:p>958.3916976237</text:p>
          </table:table-cell>
          <table:table-cell office:value-type="float" office:value="925.439738361267" calcext:value-type="float">
            <text:p>925.4397383613</text:p>
          </table:table-cell>
          <table:table-cell office:value-type="float" office:value="941.904839625914" calcext:value-type="float">
            <text:p>941.9048396259</text:p>
          </table:table-cell>
          <table:table-cell office:value-type="float" office:value="900.711432346194" calcext:value-type="float">
            <text:p>900.7114323462</text:p>
          </table:table-cell>
          <table:table-cell office:value-type="float" office:value="876.550541094798" calcext:value-type="float">
            <text:p>876.5505410948</text:p>
          </table:table-cell>
          <table:table-cell office:value-type="float" office:value="975.326343227217" calcext:value-type="float">
            <text:p>975.3263432272</text:p>
          </table:table-cell>
          <table:table-cell office:value-type="float" office:value="928.459677764554" calcext:value-type="float">
            <text:p>928.4596777646</text:p>
          </table:table-cell>
          <table:table-cell office:value-type="float" office:value="945.365205957907" calcext:value-type="float">
            <text:p>945.3652059579</text:p>
          </table:table-cell>
          <table:table-cell office:value-type="float" office:value="961.670460288878" calcext:value-type="float">
            <text:p>961.6704602889</text:p>
          </table:table-cell>
          <table:table-cell office:value-type="float" office:value="912.386586461069" calcext:value-type="float">
            <text:p>912.3865864611</text:p>
          </table:table-cell>
          <table:table-cell office:value-type="float" office:value="940.333631161513" calcext:value-type="float">
            <text:p>940.3336311615</text:p>
          </table:table-cell>
          <table:table-cell office:value-type="float" office:value="914.114345574471" calcext:value-type="float">
            <text:p>914.1143455745</text:p>
          </table:table-cell>
          <table:table-cell office:value-type="float" office:value="953.975403918969" calcext:value-type="float">
            <text:p>953.975403919</text:p>
          </table:table-cell>
        </table:table-row>
        <table:table-row table:style-name="ro1">
          <table:table-cell office:value-type="float" office:value="909.700913666102" calcext:value-type="float">
            <text:p>909.7009136661</text:p>
          </table:table-cell>
          <table:table-cell office:value-type="float" office:value="948.237593766725" calcext:value-type="float">
            <text:p>948.2375937667</text:p>
          </table:table-cell>
          <table:table-cell office:value-type="float" office:value="925.695450818" calcext:value-type="float">
            <text:p>925.695450818</text:p>
          </table:table-cell>
          <table:table-cell office:value-type="float" office:value="946.922532444671" calcext:value-type="float">
            <text:p>946.9225324447</text:p>
          </table:table-cell>
          <table:table-cell office:value-type="float" office:value="922.290546948291" calcext:value-type="float">
            <text:p>922.2905469483</text:p>
          </table:table-cell>
          <table:table-cell office:value-type="float" office:value="952.89700936716" calcext:value-type="float">
            <text:p>952.8970093672</text:p>
          </table:table-cell>
          <table:table-cell office:value-type="float" office:value="894.999062745951" calcext:value-type="float">
            <text:p>894.999062746</text:p>
          </table:table-cell>
          <table:table-cell office:value-type="float" office:value="958.317667171068" calcext:value-type="float">
            <text:p>958.3176671711</text:p>
          </table:table-cell>
          <table:table-cell office:value-type="float" office:value="924.859135182896" calcext:value-type="float">
            <text:p>924.8591351829</text:p>
          </table:table-cell>
          <table:table-cell office:value-type="float" office:value="942.041935348494" calcext:value-type="float">
            <text:p>942.0419353485</text:p>
          </table:table-cell>
          <table:table-cell office:value-type="float" office:value="901.52896514248" calcext:value-type="float">
            <text:p>901.5289651425</text:p>
          </table:table-cell>
          <table:table-cell office:value-type="float" office:value="875.300968995328" calcext:value-type="float">
            <text:p>875.3009689953</text:p>
          </table:table-cell>
          <table:table-cell office:value-type="float" office:value="975.185716311734" calcext:value-type="float">
            <text:p>975.1857163117</text:p>
          </table:table-cell>
          <table:table-cell office:value-type="float" office:value="927.684708104599" calcext:value-type="float">
            <text:p>927.6847081046</text:p>
          </table:table-cell>
          <table:table-cell office:value-type="float" office:value="945.511617927971" calcext:value-type="float">
            <text:p>945.511617928</text:p>
          </table:table-cell>
          <table:table-cell office:value-type="float" office:value="961.616624180795" calcext:value-type="float">
            <text:p>961.6166241808</text:p>
          </table:table-cell>
          <table:table-cell office:value-type="float" office:value="911.476191804581" calcext:value-type="float">
            <text:p>911.4761918046</text:p>
          </table:table-cell>
          <table:table-cell office:value-type="float" office:value="927.109180237276" calcext:value-type="float">
            <text:p>927.1091802373</text:p>
          </table:table-cell>
          <table:table-cell office:value-type="float" office:value="913.462912991433" calcext:value-type="float">
            <text:p>913.4629129914</text:p>
          </table:table-cell>
          <table:table-cell office:value-type="float" office:value="953.655324148576" calcext:value-type="float">
            <text:p>953.6553241486</text:p>
          </table:table-cell>
        </table:table-row>
        <table:table-row table:style-name="ro1">
          <table:table-cell office:value-type="float" office:value="908.555689151264" calcext:value-type="float">
            <text:p>908.5556891513</text:p>
          </table:table-cell>
          <table:table-cell office:value-type="float" office:value="945.815334972504" calcext:value-type="float">
            <text:p>945.8153349725</text:p>
          </table:table-cell>
          <table:table-cell office:value-type="float" office:value="924.60757927083" calcext:value-type="float">
            <text:p>924.6075792708</text:p>
          </table:table-cell>
          <table:table-cell office:value-type="float" office:value="947.067744189813" calcext:value-type="float">
            <text:p>947.0677441898</text:p>
          </table:table-cell>
          <table:table-cell office:value-type="float" office:value="920.739778013599" calcext:value-type="float">
            <text:p>920.7397780136</text:p>
          </table:table-cell>
          <table:table-cell office:value-type="float" office:value="952.652591261558" calcext:value-type="float">
            <text:p>952.6525912616</text:p>
          </table:table-cell>
          <table:table-cell office:value-type="float" office:value="893.46997446431" calcext:value-type="float">
            <text:p>893.4699744643</text:p>
          </table:table-cell>
          <table:table-cell office:value-type="float" office:value="958.219357279607" calcext:value-type="float">
            <text:p>958.2193572796</text:p>
          </table:table-cell>
          <table:table-cell office:value-type="float" office:value="924.201411712306" calcext:value-type="float">
            <text:p>924.2014117123</text:p>
          </table:table-cell>
          <table:table-cell office:value-type="float" office:value="942.085431434314" calcext:value-type="float">
            <text:p>942.0854314343</text:p>
          </table:table-cell>
          <table:table-cell office:value-type="float" office:value="895.807306888978" calcext:value-type="float">
            <text:p>895.807306889</text:p>
          </table:table-cell>
          <table:table-cell office:value-type="float" office:value="873.657224504124" calcext:value-type="float">
            <text:p>873.6572245041</text:p>
          </table:table-cell>
          <table:table-cell office:value-type="float" office:value="975.047818881982" calcext:value-type="float">
            <text:p>975.047818882</text:p>
          </table:table-cell>
          <table:table-cell office:value-type="float" office:value="926.886683359377" calcext:value-type="float">
            <text:p>926.8866833594</text:p>
          </table:table-cell>
          <table:table-cell office:value-type="float" office:value="932.300594211774" calcext:value-type="float">
            <text:p>932.3005942118</text:p>
          </table:table-cell>
          <table:table-cell office:value-type="float" office:value="961.393565293317" calcext:value-type="float">
            <text:p>961.3935652933</text:p>
          </table:table-cell>
          <table:table-cell office:value-type="float" office:value="910.560598670148" calcext:value-type="float">
            <text:p>910.5605986701</text:p>
          </table:table-cell>
          <table:table-cell office:value-type="float" office:value="926.401782533466" calcext:value-type="float">
            <text:p>926.4017825335</text:p>
          </table:table-cell>
          <table:table-cell office:value-type="float" office:value="912.862412641072" calcext:value-type="float">
            <text:p>912.8624126411</text:p>
          </table:table-cell>
          <table:table-cell office:value-type="float" office:value="954.028551055117" calcext:value-type="float">
            <text:p>954.0285510551</text:p>
          </table:table-cell>
        </table:table-row>
        <table:table-row table:style-name="ro1">
          <table:table-cell office:value-type="float" office:value="907.265159592405" calcext:value-type="float">
            <text:p>907.2651595924</text:p>
          </table:table-cell>
          <table:table-cell office:value-type="float" office:value="944.294414002345" calcext:value-type="float">
            <text:p>944.2944140023</text:p>
          </table:table-cell>
          <table:table-cell office:value-type="float" office:value="923.291077725808" calcext:value-type="float">
            <text:p>923.2910777258</text:p>
          </table:table-cell>
          <table:table-cell office:value-type="float" office:value="947.220006924283" calcext:value-type="float">
            <text:p>947.2200069243</text:p>
          </table:table-cell>
          <table:table-cell office:value-type="float" office:value="919.313565825813" calcext:value-type="float">
            <text:p>919.3135658258</text:p>
          </table:table-cell>
          <table:table-cell office:value-type="float" office:value="959.512668127858" calcext:value-type="float">
            <text:p>959.5126681279</text:p>
          </table:table-cell>
          <table:table-cell office:value-type="float" office:value="891.713162241767" calcext:value-type="float">
            <text:p>891.7131622418</text:p>
          </table:table-cell>
          <table:table-cell office:value-type="float" office:value="958.112328927175" calcext:value-type="float">
            <text:p>958.1123289272</text:p>
          </table:table-cell>
          <table:table-cell office:value-type="float" office:value="923.46141858312" calcext:value-type="float">
            <text:p>923.4614185831</text:p>
          </table:table-cell>
          <table:table-cell office:value-type="float" office:value="942.61556226222" calcext:value-type="float">
            <text:p>942.6155622622</text:p>
          </table:table-cell>
          <table:table-cell office:value-type="float" office:value="893.88761120559" calcext:value-type="float">
            <text:p>893.8876112056</text:p>
          </table:table-cell>
          <table:table-cell office:value-type="float" office:value="871.550102308751" calcext:value-type="float">
            <text:p>871.5501023088</text:p>
          </table:table-cell>
          <table:table-cell office:value-type="float" office:value="974.907289014467" calcext:value-type="float">
            <text:p>974.9072890145</text:p>
          </table:table-cell>
          <table:table-cell office:value-type="float" office:value="926.156237990516" calcext:value-type="float">
            <text:p>926.1562379905</text:p>
          </table:table-cell>
          <table:table-cell office:value-type="float" office:value="932.429945947887" calcext:value-type="float">
            <text:p>932.4299459479</text:p>
          </table:table-cell>
          <table:table-cell office:value-type="float" office:value="960.51849488565" calcext:value-type="float">
            <text:p>960.5184948857</text:p>
          </table:table-cell>
          <table:table-cell office:value-type="float" office:value="909.589926734731" calcext:value-type="float">
            <text:p>909.5899267347</text:p>
          </table:table-cell>
          <table:table-cell office:value-type="float" office:value="925.703298415543" calcext:value-type="float">
            <text:p>925.7032984155</text:p>
          </table:table-cell>
          <table:table-cell office:value-type="float" office:value="912.35606885121" calcext:value-type="float">
            <text:p>912.3560688512</text:p>
          </table:table-cell>
          <table:table-cell office:value-type="float" office:value="953.426173997951" calcext:value-type="float">
            <text:p>953.426173998</text:p>
          </table:table-cell>
        </table:table-row>
        <table:table-row table:style-name="ro1">
          <table:table-cell office:value-type="float" office:value="908.674323863349" calcext:value-type="float">
            <text:p>908.6743238633</text:p>
          </table:table-cell>
          <table:table-cell office:value-type="float" office:value="942.97842004963" calcext:value-type="float">
            <text:p>942.9784200496</text:p>
          </table:table-cell>
          <table:table-cell office:value-type="float" office:value="921.99803604052" calcext:value-type="float">
            <text:p>921.9980360405</text:p>
          </table:table-cell>
          <table:table-cell office:value-type="float" office:value="947.390194187231" calcext:value-type="float">
            <text:p>947.3901941872</text:p>
          </table:table-cell>
          <table:table-cell office:value-type="float" office:value="917.924563270205" calcext:value-type="float">
            <text:p>917.9245632702</text:p>
          </table:table-cell>
          <table:table-cell office:value-type="float" office:value="959.507205623126" calcext:value-type="float">
            <text:p>959.5072056231</text:p>
          </table:table-cell>
          <table:table-cell office:value-type="float" office:value="890.527166846468" calcext:value-type="float">
            <text:p>890.5271668465</text:p>
          </table:table-cell>
          <table:table-cell office:value-type="float" office:value="958.209140249827" calcext:value-type="float">
            <text:p>958.2091402498</text:p>
          </table:table-cell>
          <table:table-cell office:value-type="float" office:value="922.637731918405" calcext:value-type="float">
            <text:p>922.6377319184</text:p>
          </table:table-cell>
          <table:table-cell office:value-type="float" office:value="943.238791020959" calcext:value-type="float">
            <text:p>943.238791021</text:p>
          </table:table-cell>
          <table:table-cell office:value-type="float" office:value="895.33001091841" calcext:value-type="float">
            <text:p>895.3300109184</text:p>
          </table:table-cell>
          <table:table-cell office:value-type="float" office:value="869.023120178824" calcext:value-type="float">
            <text:p>869.0231201788</text:p>
          </table:table-cell>
          <table:table-cell office:value-type="float" office:value="974.757127299257" calcext:value-type="float">
            <text:p>974.7571272993</text:p>
          </table:table-cell>
          <table:table-cell office:value-type="float" office:value="925.399610977576" calcext:value-type="float">
            <text:p>925.3996109776</text:p>
          </table:table-cell>
          <table:table-cell office:value-type="float" office:value="932.533068105755" calcext:value-type="float">
            <text:p>932.5330681058</text:p>
          </table:table-cell>
          <table:table-cell office:value-type="float" office:value="959.312559940948" calcext:value-type="float">
            <text:p>959.3125599409</text:p>
          </table:table-cell>
          <table:table-cell office:value-type="float" office:value="908.43548579709" calcext:value-type="float">
            <text:p>908.4354857971</text:p>
          </table:table-cell>
          <table:table-cell office:value-type="float" office:value="913.05448799768" calcext:value-type="float">
            <text:p>913.0544879977</text:p>
          </table:table-cell>
          <table:table-cell office:value-type="float" office:value="899.934691976346" calcext:value-type="float">
            <text:p>899.9346919763</text:p>
          </table:table-cell>
          <table:table-cell office:value-type="float" office:value="953.781603427934" calcext:value-type="float">
            <text:p>953.7816034279</text:p>
          </table:table-cell>
        </table:table-row>
        <table:table-row table:style-name="ro1">
          <table:table-cell office:value-type="float" office:value="911.234579228854" calcext:value-type="float">
            <text:p>911.2345792289</text:p>
          </table:table-cell>
          <table:table-cell office:value-type="float" office:value="944.919985804721" calcext:value-type="float">
            <text:p>944.9199858047</text:p>
          </table:table-cell>
          <table:table-cell office:value-type="float" office:value="923.529749341079" calcext:value-type="float">
            <text:p>923.5297493411</text:p>
          </table:table-cell>
          <table:table-cell office:value-type="float" office:value="947.576624946396" calcext:value-type="float">
            <text:p>947.5766249464</text:p>
          </table:table-cell>
          <table:table-cell office:value-type="float" office:value="916.539343127183" calcext:value-type="float">
            <text:p>916.5393431272</text:p>
          </table:table-cell>
          <table:table-cell office:value-type="float" office:value="959.19746493113" calcext:value-type="float">
            <text:p>959.1974649311</text:p>
          </table:table-cell>
          <table:table-cell office:value-type="float" office:value="889.555919317486" calcext:value-type="float">
            <text:p>889.5559193175</text:p>
          </table:table-cell>
          <table:table-cell office:value-type="float" office:value="958.032197844717" calcext:value-type="float">
            <text:p>958.0321978447</text:p>
          </table:table-cell>
          <table:table-cell office:value-type="float" office:value="921.750835833948" calcext:value-type="float">
            <text:p>921.7508358339</text:p>
          </table:table-cell>
          <table:table-cell office:value-type="float" office:value="943.614418646222" calcext:value-type="float">
            <text:p>943.6144186462</text:p>
          </table:table-cell>
          <table:table-cell office:value-type="float" office:value="892.717911901469" calcext:value-type="float">
            <text:p>892.7179119015</text:p>
          </table:table-cell>
          <table:table-cell office:value-type="float" office:value="866.940364091021" calcext:value-type="float">
            <text:p>866.940364091</text:p>
          </table:table-cell>
          <table:table-cell office:value-type="float" office:value="974.594510568568" calcext:value-type="float">
            <text:p>974.5945105686</text:p>
          </table:table-cell>
          <table:table-cell office:value-type="float" office:value="924.639788901563" calcext:value-type="float">
            <text:p>924.6397889016</text:p>
          </table:table-cell>
          <table:table-cell office:value-type="float" office:value="932.636365166694" calcext:value-type="float">
            <text:p>932.6363651667</text:p>
          </table:table-cell>
          <table:table-cell office:value-type="float" office:value="958.379369750245" calcext:value-type="float">
            <text:p>958.3793697502</text:p>
          </table:table-cell>
          <table:table-cell office:value-type="float" office:value="907.072948328844" calcext:value-type="float">
            <text:p>907.0729483288</text:p>
          </table:table-cell>
          <table:table-cell office:value-type="float" office:value="912.025079000559" calcext:value-type="float">
            <text:p>912.0250790006</text:p>
          </table:table-cell>
          <table:table-cell office:value-type="float" office:value="899.187919737907" calcext:value-type="float">
            <text:p>899.1879197379</text:p>
          </table:table-cell>
          <table:table-cell office:value-type="float" office:value="954.390160255829" calcext:value-type="float">
            <text:p>954.3901602558</text:p>
          </table:table-cell>
        </table:table-row>
        <table:table-row table:style-name="ro1">
          <table:table-cell office:value-type="float" office:value="908.204521423026" calcext:value-type="float">
            <text:p>908.204521423</text:p>
          </table:table-cell>
          <table:table-cell office:value-type="float" office:value="948.306123489782" calcext:value-type="float">
            <text:p>948.3061234898</text:p>
          </table:table-cell>
          <table:table-cell office:value-type="float" office:value="926.199156456111" calcext:value-type="float">
            <text:p>926.1991564561</text:p>
          </table:table-cell>
          <table:table-cell office:value-type="float" office:value="947.77100041705" calcext:value-type="float">
            <text:p>947.7710004171</text:p>
          </table:table-cell>
          <table:table-cell office:value-type="float" office:value="918.174721997101" calcext:value-type="float">
            <text:p>918.1747219971</text:p>
          </table:table-cell>
          <table:table-cell office:value-type="float" office:value="959.334501304831" calcext:value-type="float">
            <text:p>959.3345013048</text:p>
          </table:table-cell>
          <table:table-cell office:value-type="float" office:value="888.589237267854" calcext:value-type="float">
            <text:p>888.5892372679</text:p>
          </table:table-cell>
          <table:table-cell office:value-type="float" office:value="955.883519999326" calcext:value-type="float">
            <text:p>955.8835199993</text:p>
          </table:table-cell>
          <table:table-cell office:value-type="float" office:value="922.947213638617" calcext:value-type="float">
            <text:p>922.9472136386</text:p>
          </table:table-cell>
          <table:table-cell office:value-type="float" office:value="943.886882868852" calcext:value-type="float">
            <text:p>943.8868828689</text:p>
          </table:table-cell>
          <table:table-cell office:value-type="float" office:value="890.435087142128" calcext:value-type="float">
            <text:p>890.4350871421</text:p>
          </table:table-cell>
          <table:table-cell office:value-type="float" office:value="864.675383497684" calcext:value-type="float">
            <text:p>864.6753834977</text:p>
          </table:table-cell>
          <table:table-cell office:value-type="float" office:value="974.467185403106" calcext:value-type="float">
            <text:p>974.4671854031</text:p>
          </table:table-cell>
          <table:table-cell office:value-type="float" office:value="923.865928259034" calcext:value-type="float">
            <text:p>923.865928259</text:p>
          </table:table-cell>
          <table:table-cell office:value-type="float" office:value="932.745084181758" calcext:value-type="float">
            <text:p>932.7450841818</text:p>
          </table:table-cell>
          <table:table-cell office:value-type="float" office:value="957.676498541497" calcext:value-type="float">
            <text:p>957.6764985415</text:p>
          </table:table-cell>
          <table:table-cell office:value-type="float" office:value="905.51269807725" calcext:value-type="float">
            <text:p>905.5126980773</text:p>
          </table:table-cell>
          <table:table-cell office:value-type="float" office:value="910.817791946989" calcext:value-type="float">
            <text:p>910.817791947</text:p>
          </table:table-cell>
          <table:table-cell office:value-type="float" office:value="898.57112512936" calcext:value-type="float">
            <text:p>898.5711251294</text:p>
          </table:table-cell>
          <table:table-cell office:value-type="float" office:value="954.813942587256" calcext:value-type="float">
            <text:p>954.8139425873</text:p>
          </table:table-cell>
        </table:table-row>
        <table:table-row table:style-name="ro1">
          <table:table-cell office:value-type="float" office:value="905.306484959131" calcext:value-type="float">
            <text:p>905.3064849591</text:p>
          </table:table-cell>
          <table:table-cell office:value-type="float" office:value="949.432078908457" calcext:value-type="float">
            <text:p>949.4320789085</text:p>
          </table:table-cell>
          <table:table-cell office:value-type="float" office:value="927.72206543795" calcext:value-type="float">
            <text:p>927.722065438</text:p>
          </table:table-cell>
          <table:table-cell office:value-type="float" office:value="947.078154117662" calcext:value-type="float">
            <text:p>947.0781541177</text:p>
          </table:table-cell>
          <table:table-cell office:value-type="float" office:value="919.250997858616" calcext:value-type="float">
            <text:p>919.2509978586</text:p>
          </table:table-cell>
          <table:table-cell office:value-type="float" office:value="959.37408564921" calcext:value-type="float">
            <text:p>959.3740856492</text:p>
          </table:table-cell>
          <table:table-cell office:value-type="float" office:value="887.375943214777" calcext:value-type="float">
            <text:p>887.3759432148</text:p>
          </table:table-cell>
          <table:table-cell office:value-type="float" office:value="953.67902859348" calcext:value-type="float">
            <text:p>953.6790285935</text:p>
          </table:table-cell>
          <table:table-cell office:value-type="float" office:value="921.148112671522" calcext:value-type="float">
            <text:p>921.1481126715</text:p>
          </table:table-cell>
          <table:table-cell office:value-type="float" office:value="944.132678748151" calcext:value-type="float">
            <text:p>944.1326787482</text:p>
          </table:table-cell>
          <table:table-cell office:value-type="float" office:value="888.557999750657" calcext:value-type="float">
            <text:p>888.5579997507</text:p>
          </table:table-cell>
          <table:table-cell office:value-type="float" office:value="862.222245746077" calcext:value-type="float">
            <text:p>862.2222457461</text:p>
          </table:table-cell>
          <table:table-cell office:value-type="float" office:value="974.333481705709" calcext:value-type="float">
            <text:p>974.3334817057</text:p>
          </table:table-cell>
          <table:table-cell office:value-type="float" office:value="923.041267217845" calcext:value-type="float">
            <text:p>923.0412672178</text:p>
          </table:table-cell>
          <table:table-cell office:value-type="float" office:value="932.865075308112" calcext:value-type="float">
            <text:p>932.8650753081</text:p>
          </table:table-cell>
          <table:table-cell office:value-type="float" office:value="957.086517644617" calcext:value-type="float">
            <text:p>957.0865176446</text:p>
          </table:table-cell>
          <table:table-cell office:value-type="float" office:value="907.060810308283" calcext:value-type="float">
            <text:p>907.0608103083</text:p>
          </table:table-cell>
          <table:table-cell office:value-type="float" office:value="898.874701595864" calcext:value-type="float">
            <text:p>898.8747015959</text:p>
          </table:table-cell>
          <table:table-cell office:value-type="float" office:value="897.945963503983" calcext:value-type="float">
            <text:p>897.945963504</text:p>
          </table:table-cell>
          <table:table-cell office:value-type="float" office:value="954.937446376546" calcext:value-type="float">
            <text:p>954.9374463765</text:p>
          </table:table-cell>
        </table:table-row>
        <table:table-row table:style-name="ro1">
          <table:table-cell office:value-type="float" office:value="903.187868133983" calcext:value-type="float">
            <text:p>903.187868134</text:p>
          </table:table-cell>
          <table:table-cell office:value-type="float" office:value="949.244157180252" calcext:value-type="float">
            <text:p>949.2441571803</text:p>
          </table:table-cell>
          <table:table-cell office:value-type="float" office:value="928.420628235978" calcext:value-type="float">
            <text:p>928.420628236</text:p>
          </table:table-cell>
          <table:table-cell office:value-type="float" office:value="944.974771319894" calcext:value-type="float">
            <text:p>944.9747713199</text:p>
          </table:table-cell>
          <table:table-cell office:value-type="float" office:value="918.440453596905" calcext:value-type="float">
            <text:p>918.4404535969</text:p>
          </table:table-cell>
          <table:table-cell office:value-type="float" office:value="959.378847362472" calcext:value-type="float">
            <text:p>959.3788473625</text:p>
          </table:table-cell>
          <table:table-cell office:value-type="float" office:value="885.955261632447" calcext:value-type="float">
            <text:p>885.9552616324</text:p>
          </table:table-cell>
          <table:table-cell office:value-type="float" office:value="952.047666415452" calcext:value-type="float">
            <text:p>952.0476664155</text:p>
          </table:table-cell>
          <table:table-cell office:value-type="float" office:value="919.808448730484" calcext:value-type="float">
            <text:p>919.8084487305</text:p>
          </table:table-cell>
          <table:table-cell office:value-type="float" office:value="944.378299445089" calcext:value-type="float">
            <text:p>944.3782994451</text:p>
          </table:table-cell>
          <table:table-cell office:value-type="float" office:value="886.886298169174" calcext:value-type="float">
            <text:p>886.8862981692</text:p>
          </table:table-cell>
          <table:table-cell office:value-type="float" office:value="859.55796744059" calcext:value-type="float">
            <text:p>859.5579674406</text:p>
          </table:table-cell>
          <table:table-cell office:value-type="float" office:value="974.213947529026" calcext:value-type="float">
            <text:p>974.213947529</text:p>
          </table:table-cell>
          <table:table-cell office:value-type="float" office:value="924.163262632934" calcext:value-type="float">
            <text:p>924.1632626329</text:p>
          </table:table-cell>
          <table:table-cell office:value-type="float" office:value="932.06979731888" calcext:value-type="float">
            <text:p>932.0697973189</text:p>
          </table:table-cell>
          <table:table-cell office:value-type="float" office:value="956.547485547081" calcext:value-type="float">
            <text:p>956.5474855471</text:p>
          </table:table-cell>
          <table:table-cell office:value-type="float" office:value="904.701509925034" calcext:value-type="float">
            <text:p>904.701509925</text:p>
          </table:table-cell>
          <table:table-cell office:value-type="float" office:value="897.241769695247" calcext:value-type="float">
            <text:p>897.2417696952</text:p>
          </table:table-cell>
          <table:table-cell office:value-type="float" office:value="897.317450966678" calcext:value-type="float">
            <text:p>897.3174509667</text:p>
          </table:table-cell>
          <table:table-cell office:value-type="float" office:value="955.088929080789" calcext:value-type="float">
            <text:p>955.0889290808</text:p>
          </table:table-cell>
        </table:table-row>
        <table:table-row table:style-name="ro1">
          <table:table-cell office:value-type="float" office:value="901.527263610623" calcext:value-type="float">
            <text:p>901.5272636106</text:p>
          </table:table-cell>
          <table:table-cell office:value-type="float" office:value="948.754013474691" calcext:value-type="float">
            <text:p>948.7540134747</text:p>
          </table:table-cell>
          <table:table-cell office:value-type="float" office:value="928.791818506481" calcext:value-type="float">
            <text:p>928.7918185065</text:p>
          </table:table-cell>
          <table:table-cell office:value-type="float" office:value="942.83865488312" calcext:value-type="float">
            <text:p>942.8386548831</text:p>
          </table:table-cell>
          <table:table-cell office:value-type="float" office:value="917.728643610311" calcext:value-type="float">
            <text:p>917.7286436103</text:p>
          </table:table-cell>
          <table:table-cell office:value-type="float" office:value="959.376812905009" calcext:value-type="float">
            <text:p>959.376812905</text:p>
          </table:table-cell>
          <table:table-cell office:value-type="float" office:value="884.278000637962" calcext:value-type="float">
            <text:p>884.278000638</text:p>
          </table:table-cell>
          <table:table-cell office:value-type="float" office:value="950.724078647022" calcext:value-type="float">
            <text:p>950.724078647</text:p>
          </table:table-cell>
          <table:table-cell office:value-type="float" office:value="918.775586735785" calcext:value-type="float">
            <text:p>918.7755867358</text:p>
          </table:table-cell>
          <table:table-cell office:value-type="float" office:value="944.624179357882" calcext:value-type="float">
            <text:p>944.6241793579</text:p>
          </table:table-cell>
          <table:table-cell office:value-type="float" office:value="885.238899888378" calcext:value-type="float">
            <text:p>885.2388998884</text:p>
          </table:table-cell>
          <table:table-cell office:value-type="float" office:value="856.712478863855" calcext:value-type="float">
            <text:p>856.7124788639</text:p>
          </table:table-cell>
          <table:table-cell office:value-type="float" office:value="974.08877543896" calcext:value-type="float">
            <text:p>974.088775439</text:p>
          </table:table-cell>
          <table:table-cell office:value-type="float" office:value="925.816559618783" calcext:value-type="float">
            <text:p>925.8165596188</text:p>
          </table:table-cell>
          <table:table-cell office:value-type="float" office:value="932.615647179442" calcext:value-type="float">
            <text:p>932.6156471794</text:p>
          </table:table-cell>
          <table:table-cell office:value-type="float" office:value="956.009493794541" calcext:value-type="float">
            <text:p>956.0094937945</text:p>
          </table:table-cell>
          <table:table-cell office:value-type="float" office:value="906.600243714981" calcext:value-type="float">
            <text:p>906.600243715</text:p>
          </table:table-cell>
          <table:table-cell office:value-type="float" office:value="886.211569313617" calcext:value-type="float">
            <text:p>886.2115693136</text:p>
          </table:table-cell>
          <table:table-cell office:value-type="float" office:value="896.871789202426" calcext:value-type="float">
            <text:p>896.8717892024</text:p>
          </table:table-cell>
          <table:table-cell office:value-type="float" office:value="955.203022425374" calcext:value-type="float">
            <text:p>955.2030224254</text:p>
          </table:table-cell>
        </table:table-row>
        <table:table-row table:style-name="ro1">
          <table:table-cell office:value-type="float" office:value="899.988816205984" calcext:value-type="float">
            <text:p>899.988816206</text:p>
          </table:table-cell>
          <table:table-cell office:value-type="float" office:value="948.287186118656" calcext:value-type="float">
            <text:p>948.2871861187</text:p>
          </table:table-cell>
          <table:table-cell office:value-type="float" office:value="929.001008094334" calcext:value-type="float">
            <text:p>929.0010080943</text:p>
          </table:table-cell>
          <table:table-cell office:value-type="float" office:value="941.273031635543" calcext:value-type="float">
            <text:p>941.2730316355</text:p>
          </table:table-cell>
          <table:table-cell office:value-type="float" office:value="917.365050939628" calcext:value-type="float">
            <text:p>917.3650509396</text:p>
          </table:table-cell>
          <table:table-cell office:value-type="float" office:value="959.69338426708" calcext:value-type="float">
            <text:p>959.6933842671</text:p>
          </table:table-cell>
          <table:table-cell office:value-type="float" office:value="882.387563870025" calcext:value-type="float">
            <text:p>882.38756387</text:p>
          </table:table-cell>
          <table:table-cell office:value-type="float" office:value="951.510013199046" calcext:value-type="float">
            <text:p>951.510013199</text:p>
          </table:table-cell>
          <table:table-cell office:value-type="float" office:value="917.836999504634" calcext:value-type="float">
            <text:p>917.8369995046</text:p>
          </table:table-cell>
          <table:table-cell office:value-type="float" office:value="944.870059274054" calcext:value-type="float">
            <text:p>944.8700592741</text:p>
          </table:table-cell>
          <table:table-cell office:value-type="float" office:value="886.979462077541" calcext:value-type="float">
            <text:p>886.9794620775</text:p>
          </table:table-cell>
          <table:table-cell office:value-type="float" office:value="859.705077953586" calcext:value-type="float">
            <text:p>859.7050779536</text:p>
          </table:table-cell>
          <table:table-cell office:value-type="float" office:value="973.96415051954" calcext:value-type="float">
            <text:p>973.9641505195</text:p>
          </table:table-cell>
          <table:table-cell office:value-type="float" office:value="925.386322005717" calcext:value-type="float">
            <text:p>925.3863220057</text:p>
          </table:table-cell>
          <table:table-cell office:value-type="float" office:value="932.977709178775" calcext:value-type="float">
            <text:p>932.9777091788</text:p>
          </table:table-cell>
          <table:table-cell office:value-type="float" office:value="956.648652915664" calcext:value-type="float">
            <text:p>956.6486529157</text:p>
          </table:table-cell>
          <table:table-cell office:value-type="float" office:value="907.465260886507" calcext:value-type="float">
            <text:p>907.4652608865</text:p>
          </table:table-cell>
          <table:table-cell office:value-type="float" office:value="884.349043792158" calcext:value-type="float">
            <text:p>884.3490437922</text:p>
          </table:table-cell>
          <table:table-cell office:value-type="float" office:value="896.457646825885" calcext:value-type="float">
            <text:p>896.4576468259</text:p>
          </table:table-cell>
          <table:table-cell office:value-type="float" office:value="955.309617074693" calcext:value-type="float">
            <text:p>955.3096170747</text:p>
          </table:table-cell>
        </table:table-row>
        <table:table-row table:style-name="ro1">
          <table:table-cell office:value-type="float" office:value="898.464232412173" calcext:value-type="float">
            <text:p>898.4642324122</text:p>
          </table:table-cell>
          <table:table-cell office:value-type="float" office:value="947.878048492862" calcext:value-type="float">
            <text:p>947.8780484929</text:p>
          </table:table-cell>
          <table:table-cell office:value-type="float" office:value="929.311891416251" calcext:value-type="float">
            <text:p>929.3118914163</text:p>
          </table:table-cell>
          <table:table-cell office:value-type="float" office:value="940.007229592907" calcext:value-type="float">
            <text:p>940.0072295929</text:p>
          </table:table-cell>
          <table:table-cell office:value-type="float" office:value="0" calcext:value-type="float">
            <text:p>0</text:p>
          </table:table-cell>
          <table:table-cell office:value-type="float" office:value="959.530604067368" calcext:value-type="float">
            <text:p>959.5306040674</text:p>
          </table:table-cell>
          <table:table-cell office:value-type="float" office:value="880.853293865383" calcext:value-type="float">
            <text:p>880.8532938654</text:p>
          </table:table-cell>
          <table:table-cell office:value-type="float" office:value="952.452386147809" calcext:value-type="float">
            <text:p>952.4523861478</text:p>
          </table:table-cell>
          <table:table-cell office:value-type="float" office:value="917.009815656366" calcext:value-type="float">
            <text:p>917.0098156564</text:p>
          </table:table-cell>
          <table:table-cell office:value-type="float" office:value="945.115939190248" calcext:value-type="float">
            <text:p>945.1159391902</text:p>
          </table:table-cell>
          <table:table-cell office:value-type="float" office:value="884.173509282609" calcext:value-type="float">
            <text:p>884.1735092826</text:p>
          </table:table-cell>
          <table:table-cell office:value-type="float" office:value="855.588472071364" calcext:value-type="float">
            <text:p>855.5884720714</text:p>
          </table:table-cell>
          <table:table-cell office:value-type="float" office:value="974.141914876312" calcext:value-type="float">
            <text:p>974.1419148763</text:p>
          </table:table-cell>
          <table:table-cell office:value-type="float" office:value="926.568923213676" calcext:value-type="float">
            <text:p>926.5689232137</text:p>
          </table:table-cell>
          <table:table-cell office:value-type="float" office:value="933.172777463828" calcext:value-type="float">
            <text:p>933.1727774638</text:p>
          </table:table-cell>
          <table:table-cell office:value-type="float" office:value="955.87813995015" calcext:value-type="float">
            <text:p>955.8781399502</text:p>
          </table:table-cell>
          <table:table-cell office:value-type="float" office:value="908.528345558151" calcext:value-type="float">
            <text:p>908.5283455582</text:p>
          </table:table-cell>
          <table:table-cell office:value-type="float" office:value="883.037718358853" calcext:value-type="float">
            <text:p>883.0377183589</text:p>
          </table:table-cell>
          <table:table-cell office:value-type="float" office:value="895.983404478434" calcext:value-type="float">
            <text:p>895.9834044784</text:p>
          </table:table-cell>
          <table:table-cell office:value-type="float" office:value="955.418072849431" calcext:value-type="float">
            <text:p>955.4180728494</text:p>
          </table:table-cell>
        </table:table-row>
        <table:table-row table:style-name="ro1">
          <table:table-cell office:value-type="float" office:value="896.941783972407" calcext:value-type="float">
            <text:p>896.9417839724</text:p>
          </table:table-cell>
          <table:table-cell office:value-type="float" office:value="947.528912821748" calcext:value-type="float">
            <text:p>947.5289128217</text:p>
          </table:table-cell>
          <table:table-cell office:value-type="float" office:value="929.616124103419" calcext:value-type="float">
            <text:p>929.6161241034</text:p>
          </table:table-cell>
          <table:table-cell office:value-type="float" office:value="941.148101406273" calcext:value-type="float">
            <text:p>941.1481014063</text:p>
          </table:table-cell>
          <table:table-cell office:value-type="float" office:value="0" calcext:value-type="float">
            <text:p>0</text:p>
          </table:table-cell>
          <table:table-cell office:value-type="float" office:value="959.4313442314" calcext:value-type="float">
            <text:p>959.4313442314</text:p>
          </table:table-cell>
          <table:table-cell office:value-type="float" office:value="879.255719480229" calcext:value-type="float">
            <text:p>879.2557194802</text:p>
          </table:table-cell>
          <table:table-cell office:value-type="float" office:value="952.732134047717" calcext:value-type="float">
            <text:p>952.7321340477</text:p>
          </table:table-cell>
          <table:table-cell office:value-type="float" office:value="916.165472624297" calcext:value-type="float">
            <text:p>916.1654726243</text:p>
          </table:table-cell>
          <table:table-cell office:value-type="float" office:value="945.361819106441" calcext:value-type="float">
            <text:p>945.3618191064</text:p>
          </table:table-cell>
          <table:table-cell office:value-type="float" office:value="881.661365472212" calcext:value-type="float">
            <text:p>881.6613654722</text:p>
          </table:table-cell>
          <table:table-cell office:value-type="float" office:value="857.641537604767" calcext:value-type="float">
            <text:p>857.6415376048</text:p>
          </table:table-cell>
          <table:table-cell office:value-type="float" office:value="973.921617219721" calcext:value-type="float">
            <text:p>973.9216172197</text:p>
          </table:table-cell>
          <table:table-cell office:value-type="float" office:value="925.752203909486" calcext:value-type="float">
            <text:p>925.7522039095</text:p>
          </table:table-cell>
          <table:table-cell office:value-type="float" office:value="933.330951223349" calcext:value-type="float">
            <text:p>933.3309512233</text:p>
          </table:table-cell>
          <table:table-cell office:value-type="float" office:value="955.350738835498" calcext:value-type="float">
            <text:p>955.3507388355</text:p>
          </table:table-cell>
          <table:table-cell office:value-type="float" office:value="909.210430382433" calcext:value-type="float">
            <text:p>909.2104303824</text:p>
          </table:table-cell>
          <table:table-cell office:value-type="float" office:value="884.221347652008" calcext:value-type="float">
            <text:p>884.221347652</text:p>
          </table:table-cell>
          <table:table-cell office:value-type="float" office:value="895.441601843795" calcext:value-type="float">
            <text:p>895.4416018438</text:p>
          </table:table-cell>
          <table:table-cell office:value-type="float" office:value="955.501911054342" calcext:value-type="float">
            <text:p>955.5019110543</text:p>
          </table:table-cell>
        </table:table-row>
        <table:table-row table:style-name="ro1">
          <table:table-cell office:value-type="float" office:value="898.327198815994" calcext:value-type="float">
            <text:p>898.327198816</text:p>
          </table:table-cell>
          <table:table-cell office:value-type="float" office:value="947.864374024779" calcext:value-type="float">
            <text:p>947.8643740248</text:p>
          </table:table-cell>
          <table:table-cell office:value-type="float" office:value="929.906320446313" calcext:value-type="float">
            <text:p>929.9063204463</text:p>
          </table:table-cell>
          <table:table-cell office:value-type="float" office:value="939.32816712348" calcext:value-type="float">
            <text:p>939.3281671235</text:p>
          </table:table-cell>
          <table:table-cell office:value-type="float" office:value="0" calcext:value-type="float">
            <text:p>0</text:p>
          </table:table-cell>
          <table:table-cell office:value-type="float" office:value="959.38500148814" calcext:value-type="float">
            <text:p>959.3850014881</text:p>
          </table:table-cell>
          <table:table-cell office:value-type="float" office:value="877.770787141052" calcext:value-type="float">
            <text:p>877.7707871411</text:p>
          </table:table-cell>
          <table:table-cell office:value-type="float" office:value="952.711213134435" calcext:value-type="float">
            <text:p>952.7112131344</text:p>
          </table:table-cell>
          <table:table-cell office:value-type="float" office:value="915.238649283423" calcext:value-type="float">
            <text:p>915.2386492834</text:p>
          </table:table-cell>
          <table:table-cell office:value-type="float" office:value="945.607699022635" calcext:value-type="float">
            <text:p>945.6076990226</text:p>
          </table:table-cell>
          <table:table-cell office:value-type="float" office:value="879.746254792484" calcext:value-type="float">
            <text:p>879.7462547925</text:p>
          </table:table-cell>
          <table:table-cell office:value-type="float" office:value="859.668465913583" calcext:value-type="float">
            <text:p>859.6684659136</text:p>
          </table:table-cell>
          <table:table-cell office:value-type="float" office:value="973.786365436913" calcext:value-type="float">
            <text:p>973.7863654369</text:p>
          </table:table-cell>
          <table:table-cell office:value-type="float" office:value="923.646241039916" calcext:value-type="float">
            <text:p>923.6462410399</text:p>
          </table:table-cell>
          <table:table-cell office:value-type="float" office:value="933.476336159974" calcext:value-type="float">
            <text:p>933.47633616</text:p>
          </table:table-cell>
          <table:table-cell office:value-type="float" office:value="954.858047267339" calcext:value-type="float">
            <text:p>954.8580472673</text:p>
          </table:table-cell>
          <table:table-cell office:value-type="float" office:value="909.689340323227" calcext:value-type="float">
            <text:p>909.6893403232</text:p>
          </table:table-cell>
          <table:table-cell office:value-type="float" office:value="882.198606278145" calcext:value-type="float">
            <text:p>882.1986062781</text:p>
          </table:table-cell>
          <table:table-cell office:value-type="float" office:value="895.079624509193" calcext:value-type="float">
            <text:p>895.0796245092</text:p>
          </table:table-cell>
          <table:table-cell office:value-type="float" office:value="955.572519129139" calcext:value-type="float">
            <text:p>955.5725191291</text:p>
          </table:table-cell>
        </table:table-row>
        <table:table-row table:style-name="ro1">
          <table:table-cell office:value-type="float" office:value="900.2894422485" calcext:value-type="float">
            <text:p>900.2894422485</text:p>
          </table:table-cell>
          <table:table-cell office:value-type="float" office:value="947.461644316217" calcext:value-type="float">
            <text:p>947.4616443162</text:p>
          </table:table-cell>
          <table:table-cell office:value-type="float" office:value="930.11554132088" calcext:value-type="float">
            <text:p>930.1155413209</text:p>
          </table:table-cell>
          <table:table-cell office:value-type="float" office:value="940.760310602646" calcext:value-type="float">
            <text:p>940.7603106026</text:p>
          </table:table-cell>
          <table:table-cell office:value-type="float" office:value="0" calcext:value-type="float">
            <text:p>0</text:p>
          </table:table-cell>
          <table:table-cell office:value-type="float" office:value="959.367927149095" calcext:value-type="float">
            <text:p>959.3679271491</text:p>
          </table:table-cell>
          <table:table-cell office:value-type="float" office:value="876.239968851314" calcext:value-type="float">
            <text:p>876.2399688513</text:p>
          </table:table-cell>
          <table:table-cell office:value-type="float" office:value="952.635940515994" calcext:value-type="float">
            <text:p>952.635940516</text:p>
          </table:table-cell>
          <table:table-cell office:value-type="float" office:value="915.813239339454" calcext:value-type="float">
            <text:p>915.8132393395</text:p>
          </table:table-cell>
          <table:table-cell office:value-type="float" office:value="945.853578938829" calcext:value-type="float">
            <text:p>945.8535789388</text:p>
          </table:table-cell>
          <table:table-cell office:value-type="float" office:value="878.67583450897" calcext:value-type="float">
            <text:p>878.675834509</text:p>
          </table:table-cell>
          <table:table-cell office:value-type="float" office:value="860.988774320955" calcext:value-type="float">
            <text:p>860.988774321</text:p>
          </table:table-cell>
          <table:table-cell office:value-type="float" office:value="973.701787787042" calcext:value-type="float">
            <text:p>973.701787787</text:p>
          </table:table-cell>
          <table:table-cell office:value-type="float" office:value="921.904208914168" calcext:value-type="float">
            <text:p>921.9042089142</text:p>
          </table:table-cell>
          <table:table-cell office:value-type="float" office:value="933.624837912646" calcext:value-type="float">
            <text:p>933.6248379126</text:p>
          </table:table-cell>
          <table:table-cell office:value-type="float" office:value="954.546215131321" calcext:value-type="float">
            <text:p>954.5462151313</text:p>
          </table:table-cell>
          <table:table-cell office:value-type="float" office:value="910.006433803298" calcext:value-type="float">
            <text:p>910.0064338033</text:p>
          </table:table-cell>
          <table:table-cell office:value-type="float" office:value="881.126287239072" calcext:value-type="float">
            <text:p>881.1262872391</text:p>
          </table:table-cell>
          <table:table-cell office:value-type="float" office:value="894.665117828595" calcext:value-type="float">
            <text:p>894.6651178286</text:p>
          </table:table-cell>
          <table:table-cell office:value-type="float" office:value="955.650250325943" calcext:value-type="float">
            <text:p>955.6502503259</text:p>
          </table:table-cell>
        </table:table-row>
        <table:table-row table:style-name="ro1">
          <table:table-cell office:value-type="float" office:value="897.758077106463" calcext:value-type="float">
            <text:p>897.7580771065</text:p>
          </table:table-cell>
          <table:table-cell office:value-type="float" office:value="946.997400532051" calcext:value-type="float">
            <text:p>946.9974005321</text:p>
          </table:table-cell>
          <table:table-cell office:value-type="float" office:value="930.403314179572" calcext:value-type="float">
            <text:p>930.4033141796</text:p>
          </table:table-cell>
          <table:table-cell office:value-type="float" office:value="939.278039659606" calcext:value-type="float">
            <text:p>939.2780396596</text:p>
          </table:table-cell>
          <table:table-cell office:value-type="float" office:value="0" calcext:value-type="float">
            <text:p>0</text:p>
          </table:table-cell>
          <table:table-cell office:value-type="float" office:value="959.24372337435" calcext:value-type="float">
            <text:p>959.2437233744</text:p>
          </table:table-cell>
          <table:table-cell office:value-type="float" office:value="878.151783629882" calcext:value-type="float">
            <text:p>878.1517836299</text:p>
          </table:table-cell>
          <table:table-cell office:value-type="float" office:value="952.597045645733" calcext:value-type="float">
            <text:p>952.5970456457</text:p>
          </table:table-cell>
          <table:table-cell office:value-type="float" office:value="914.454826241112" calcext:value-type="float">
            <text:p>914.4548262411</text:p>
          </table:table-cell>
          <table:table-cell office:value-type="float" office:value="946.056364108488" calcext:value-type="float">
            <text:p>946.0563641085</text:p>
          </table:table-cell>
          <table:table-cell office:value-type="float" office:value="878.191261182032" calcext:value-type="float">
            <text:p>878.191261182</text:p>
          </table:table-cell>
          <table:table-cell office:value-type="float" office:value="861.762468714369" calcext:value-type="float">
            <text:p>861.7624687144</text:p>
          </table:table-cell>
          <table:table-cell office:value-type="float" office:value="973.658168884288" calcext:value-type="float">
            <text:p>973.6581688843</text:p>
          </table:table-cell>
          <table:table-cell office:value-type="float" office:value="920.673045390117" calcext:value-type="float">
            <text:p>920.6730453901</text:p>
          </table:table-cell>
          <table:table-cell office:value-type="float" office:value="933.996445738995" calcext:value-type="float">
            <text:p>933.996445739</text:p>
          </table:table-cell>
          <table:table-cell office:value-type="float" office:value="954.39597701973" calcext:value-type="float">
            <text:p>954.3959770197</text:p>
          </table:table-cell>
          <table:table-cell office:value-type="float" office:value="910.322266246134" calcext:value-type="float">
            <text:p>910.3222662461</text:p>
          </table:table-cell>
          <table:table-cell office:value-type="float" office:value="880.643240245376" calcext:value-type="float">
            <text:p>880.6432402454</text:p>
          </table:table-cell>
          <table:table-cell office:value-type="float" office:value="895.411430732642" calcext:value-type="float">
            <text:p>895.4114307326</text:p>
          </table:table-cell>
          <table:table-cell office:value-type="float" office:value="955.736663488352" calcext:value-type="float">
            <text:p>955.7366634884</text:p>
          </table:table-cell>
        </table:table-row>
        <table:table-row table:style-name="ro1">
          <table:table-cell office:value-type="float" office:value="894.518880466631" calcext:value-type="float">
            <text:p>894.5188804666</text:p>
          </table:table-cell>
          <table:table-cell office:value-type="float" office:value="947.188110924481" calcext:value-type="float">
            <text:p>947.1881109245</text:p>
          </table:table-cell>
          <table:table-cell office:value-type="float" office:value="929.091565799168" calcext:value-type="float">
            <text:p>929.0915657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4.994437420253" calcext:value-type="float">
            <text:p>874.9944374203</text:p>
          </table:table-cell>
          <table:table-cell office:value-type="float" office:value="0" calcext:value-type="float">
            <text:p>0</text:p>
          </table:table-cell>
          <table:table-cell office:value-type="float" office:value="914.656999623061" calcext:value-type="float">
            <text:p>914.6569996231</text:p>
          </table:table-cell>
          <table:table-cell office:value-type="float" office:value="946.179452207745" calcext:value-type="float">
            <text:p>946.1794522077</text:p>
          </table:table-cell>
          <table:table-cell office:value-type="float" office:value="0" calcext:value-type="float">
            <text:p>0</text:p>
          </table:table-cell>
          <table:table-cell office:value-type="float" office:value="862.260407242497" calcext:value-type="float">
            <text:p>862.2604072425</text:p>
          </table:table-cell>
          <table:table-cell office:value-type="float" office:value="0" calcext:value-type="float">
            <text:p>0</text:p>
          </table:table-cell>
          <table:table-cell office:value-type="float" office:value="919.665746675112" calcext:value-type="float">
            <text:p>919.6657466751</text:p>
          </table:table-cell>
          <table:table-cell office:value-type="float" office:value="933.945771324539" calcext:value-type="float">
            <text:p>933.9457713245</text:p>
          </table:table-cell>
          <table:table-cell office:value-type="float" office:value="0" calcext:value-type="float">
            <text:p>0</text:p>
          </table:table-cell>
          <table:table-cell office:value-type="float" office:value="910.58866648325" calcext:value-type="float">
            <text:p>910.5886664833</text:p>
          </table:table-cell>
          <table:table-cell office:value-type="float" office:value="0" calcext:value-type="float">
            <text:p>0</text:p>
          </table:table-cell>
          <table:table-cell office:value-type="float" office:value="895.865131827229" calcext:value-type="float">
            <text:p>895.8651318272</text:p>
          </table:table-cell>
          <table:table-cell office:value-type="float" office:value="955.828060139236" calcext:value-type="float">
            <text:p>955.8280601392</text:p>
          </table:table-cell>
        </table:table-row>
        <table:table-row table:style-name="ro1">
          <table:table-cell office:value-type="float" office:value="892.834527636155" calcext:value-type="float">
            <text:p>892.8345276362</text:p>
          </table:table-cell>
          <table:table-cell office:value-type="float" office:value="946.51313730443" calcext:value-type="float">
            <text:p>946.5131373044</text:p>
          </table:table-cell>
          <table:table-cell office:value-type="float" office:value="930.428644704059" calcext:value-type="float">
            <text:p>930.4286447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2.126574079216" calcext:value-type="float">
            <text:p>872.1265740792</text:p>
          </table:table-cell>
          <table:table-cell office:value-type="float" office:value="0" calcext:value-type="float">
            <text:p>0</text:p>
          </table:table-cell>
          <table:table-cell office:value-type="float" office:value="912.975928578649" calcext:value-type="float">
            <text:p>912.9759285786</text:p>
          </table:table-cell>
          <table:table-cell office:value-type="float" office:value="946.234192648937" calcext:value-type="float">
            <text:p>946.2341926489</text:p>
          </table:table-cell>
          <table:table-cell office:value-type="float" office:value="0" calcext:value-type="float">
            <text:p>0</text:p>
          </table:table-cell>
          <table:table-cell office:value-type="float" office:value="862.404877478577" calcext:value-type="float">
            <text:p>862.4048774786</text:p>
          </table:table-cell>
          <table:table-cell office:value-type="float" office:value="0" calcext:value-type="float">
            <text:p>0</text:p>
          </table:table-cell>
          <table:table-cell office:value-type="float" office:value="918.70937166722" calcext:value-type="float">
            <text:p>918.7093716672</text:p>
          </table:table-cell>
          <table:table-cell office:value-type="float" office:value="933.949890773721" calcext:value-type="float">
            <text:p>933.9498907737</text:p>
          </table:table-cell>
          <table:table-cell office:value-type="float" office:value="0" calcext:value-type="float">
            <text:p>0</text:p>
          </table:table-cell>
          <table:table-cell office:value-type="float" office:value="910.8781779521" calcext:value-type="float">
            <text:p>910.8781779521</text:p>
          </table:table-cell>
          <table:table-cell office:value-type="float" office:value="0" calcext:value-type="float">
            <text:p>0</text:p>
          </table:table-cell>
          <table:table-cell office:value-type="float" office:value="894.687213970786" calcext:value-type="float">
            <text:p>894.6872139708</text:p>
          </table:table-cell>
          <table:table-cell office:value-type="float" office:value="955.879805797978" calcext:value-type="float">
            <text:p>955.879805798</text:p>
          </table:table-cell>
        </table:table-row>
        <table:table-row table:style-name="ro1">
          <table:table-cell office:value-type="float" office:value="892.220762064521" calcext:value-type="float">
            <text:p>892.2207620645</text:p>
          </table:table-cell>
          <table:table-cell office:value-type="float" office:value="945.899504527683" calcext:value-type="float">
            <text:p>945.8995045277</text:p>
          </table:table-cell>
          <table:table-cell office:value-type="float" office:value="927.734018094667" calcext:value-type="float">
            <text:p>927.7340180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9.620597033646" calcext:value-type="float">
            <text:p>869.6205970336</text:p>
          </table:table-cell>
          <table:table-cell office:value-type="float" office:value="0" calcext:value-type="float">
            <text:p>0</text:p>
          </table:table-cell>
          <table:table-cell office:value-type="float" office:value="911.256770518801" calcext:value-type="float">
            <text:p>911.2567705188</text:p>
          </table:table-cell>
          <table:table-cell office:value-type="float" office:value="946.258215294684" calcext:value-type="float">
            <text:p>946.2582152947</text:p>
          </table:table-cell>
          <table:table-cell office:value-type="float" office:value="0" calcext:value-type="float">
            <text:p>0</text:p>
          </table:table-cell>
          <table:table-cell office:value-type="float" office:value="862.959934637175" calcext:value-type="float">
            <text:p>862.9599346372</text:p>
          </table:table-cell>
          <table:table-cell office:value-type="float" office:value="0" calcext:value-type="float">
            <text:p>0</text:p>
          </table:table-cell>
          <table:table-cell office:value-type="float" office:value="917.757694612698" calcext:value-type="float">
            <text:p>917.7576946127</text:p>
          </table:table-cell>
          <table:table-cell office:value-type="float" office:value="934.096696213476" calcext:value-type="float">
            <text:p>934.0966962135</text:p>
          </table:table-cell>
          <table:table-cell office:value-type="float" office:value="0" calcext:value-type="float">
            <text:p>0</text:p>
          </table:table-cell>
          <table:table-cell office:value-type="float" office:value="911.145421844046" calcext:value-type="float">
            <text:p>911.145421844</text:p>
          </table:table-cell>
          <table:table-cell office:value-type="float" office:value="0" calcext:value-type="float">
            <text:p>0</text:p>
          </table:table-cell>
          <table:table-cell office:value-type="float" office:value="893.682206350569" calcext:value-type="float">
            <text:p>893.6822063506</text:p>
          </table:table-cell>
          <table:table-cell office:value-type="float" office:value="955.902958153727" calcext:value-type="float">
            <text:p>955.9029581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5.480050132471" calcext:value-type="float">
            <text:p>945.4800501325</text:p>
          </table:table-cell>
          <table:table-cell office:value-type="float" office:value="923.813150647368" calcext:value-type="float">
            <text:p>923.8131506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7.430876593845" calcext:value-type="float">
            <text:p>867.4308765938</text:p>
          </table:table-cell>
          <table:table-cell office:value-type="float" office:value="0" calcext:value-type="float">
            <text:p>0</text:p>
          </table:table-cell>
          <table:table-cell office:value-type="float" office:value="909.849103066284" calcext:value-type="float">
            <text:p>909.8491030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2.383629904391" calcext:value-type="float">
            <text:p>862.3836299044</text:p>
          </table:table-cell>
          <table:table-cell office:value-type="float" office:value="0" calcext:value-type="float">
            <text:p>0</text:p>
          </table:table-cell>
          <table:table-cell office:value-type="float" office:value="916.80405196383" calcext:value-type="float">
            <text:p>916.8040519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0.360940180057" calcext:value-type="float">
            <text:p>910.3609401801</text:p>
          </table:table-cell>
          <table:table-cell office:value-type="float" office:value="0" calcext:value-type="float">
            <text:p>0</text:p>
          </table:table-cell>
          <table:table-cell office:value-type="float" office:value="892.82829182058" calcext:value-type="float">
            <text:p>892.8282918206</text:p>
          </table:table-cell>
          <table:table-cell office:value-type="float" office:value="955.927584663337" calcext:value-type="float">
            <text:p>955.9275846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5.217743818307" calcext:value-type="float">
            <text:p>945.2177438183</text:p>
          </table:table-cell>
          <table:table-cell office:value-type="float" office:value="920.93617711898" calcext:value-type="float">
            <text:p>920.936177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5.466516968428" calcext:value-type="float">
            <text:p>865.4665169684</text:p>
          </table:table-cell>
          <table:table-cell office:value-type="float" office:value="0" calcext:value-type="float">
            <text:p>0</text:p>
          </table:table-cell>
          <table:table-cell office:value-type="float" office:value="908.68344355773" calcext:value-type="float">
            <text:p>908.6834435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3.210317207016" calcext:value-type="float">
            <text:p>863.210317207</text:p>
          </table:table-cell>
          <table:table-cell office:value-type="float" office:value="0" calcext:value-type="float">
            <text:p>0</text:p>
          </table:table-cell>
          <table:table-cell office:value-type="float" office:value="915.881377234997" calcext:value-type="float">
            <text:p>915.881377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1.147437779477" calcext:value-type="float">
            <text:p>911.1474377795</text:p>
          </table:table-cell>
          <table:table-cell office:value-type="float" office:value="0" calcext:value-type="float">
            <text:p>0</text:p>
          </table:table-cell>
          <table:table-cell office:value-type="float" office:value="893.409213016208" calcext:value-type="float">
            <text:p>893.4092130162</text:p>
          </table:table-cell>
          <table:table-cell office:value-type="float" office:value="955.965739898068" calcext:value-type="float">
            <text:p>955.9657398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5.086644209216" calcext:value-type="float">
            <text:p>945.0866442092</text:p>
          </table:table-cell>
          <table:table-cell office:value-type="float" office:value="918.803548892845" calcext:value-type="float">
            <text:p>918.8035488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3.874680288195" calcext:value-type="float">
            <text:p>863.8746802882</text:p>
          </table:table-cell>
          <table:table-cell office:value-type="float" office:value="0" calcext:value-type="float">
            <text:p>0</text:p>
          </table:table-cell>
          <table:table-cell office:value-type="float" office:value="907.712590260144" calcext:value-type="float">
            <text:p>907.7125902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3.180089738093" calcext:value-type="float">
            <text:p>863.1800897381</text:p>
          </table:table-cell>
          <table:table-cell office:value-type="float" office:value="0" calcext:value-type="float">
            <text:p>0</text:p>
          </table:table-cell>
          <table:table-cell office:value-type="float" office:value="915.097075029072" calcext:value-type="float">
            <text:p>915.0970750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1.647265875019" calcext:value-type="float">
            <text:p>911.647265875</text:p>
          </table:table-cell>
          <table:table-cell office:value-type="float" office:value="0" calcext:value-type="float">
            <text:p>0</text:p>
          </table:table-cell>
          <table:table-cell office:value-type="float" office:value="892.16547988118" calcext:value-type="float">
            <text:p>892.1654798812</text:p>
          </table:table-cell>
          <table:table-cell office:value-type="float" office:value="956.019771336779" calcext:value-type="float">
            <text:p>956.01977133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5.248032822508" calcext:value-type="float">
            <text:p>945.2480328225</text:p>
          </table:table-cell>
          <table:table-cell office:value-type="float" office:value="920.680081579229" calcext:value-type="float">
            <text:p>920.6800815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5.422043372579" calcext:value-type="float">
            <text:p>865.4220433726</text:p>
          </table:table-cell>
          <table:table-cell office:value-type="float" office:value="0" calcext:value-type="float">
            <text:p>0</text:p>
          </table:table-cell>
          <table:table-cell office:value-type="float" office:value="908.6140117648" calcext:value-type="float">
            <text:p>908.6140117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3.435076467904" calcext:value-type="float">
            <text:p>863.4350764679</text:p>
          </table:table-cell>
          <table:table-cell office:value-type="float" office:value="0" calcext:value-type="float">
            <text:p>0</text:p>
          </table:table-cell>
          <table:table-cell office:value-type="float" office:value="914.610155332732" calcext:value-type="float">
            <text:p>914.6101553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2.040109449328" calcext:value-type="float">
            <text:p>912.0401094493</text:p>
          </table:table-cell>
          <table:table-cell office:value-type="float" office:value="0" calcext:value-type="float">
            <text:p>0</text:p>
          </table:table-cell>
          <table:table-cell office:value-type="float" office:value="893.316467540498" calcext:value-type="float">
            <text:p>893.3164675405</text:p>
          </table:table-cell>
          <table:table-cell office:value-type="float" office:value="956.083938456317" calcext:value-type="float">
            <text:p>956.08393845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4.987961251234" calcext:value-type="float">
            <text:p>944.9879612512</text:p>
          </table:table-cell>
          <table:table-cell office:value-type="float" office:value="923.07308539354" calcext:value-type="float">
            <text:p>923.07308539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3.638565478497" calcext:value-type="float">
            <text:p>863.6385654785</text:p>
          </table:table-cell>
          <table:table-cell office:value-type="float" office:value="0" calcext:value-type="float">
            <text:p>0</text:p>
          </table:table-cell>
          <table:table-cell office:value-type="float" office:value="909.914369657167" calcext:value-type="float">
            <text:p>909.9143696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3.630226848773" calcext:value-type="float">
            <text:p>863.6302268488</text:p>
          </table:table-cell>
          <table:table-cell office:value-type="float" office:value="0" calcext:value-type="float">
            <text:p>0</text:p>
          </table:table-cell>
          <table:table-cell office:value-type="float" office:value="914.373125338606" calcext:value-type="float">
            <text:p>914.3731253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2.353139635028" calcext:value-type="float">
            <text:p>912.353139635</text:p>
          </table:table-cell>
          <table:table-cell office:value-type="float" office:value="0" calcext:value-type="float">
            <text:p>0</text:p>
          </table:table-cell>
          <table:table-cell office:value-type="float" office:value="890.571988176331" calcext:value-type="float">
            <text:p>890.5719881763</text:p>
          </table:table-cell>
          <table:table-cell office:value-type="float" office:value="956.152856702931" calcext:value-type="float">
            <text:p>956.15285670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24.151926354341" calcext:value-type="float">
            <text:p>924.151926354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12.567978110832" calcext:value-type="float">
            <text:p>912.56797811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24.47707581927" calcext:value-type="float">
            <text:p>924.477075819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12.681928610105" calcext:value-type="float">
            <text:p>912.68192861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24.53520175503" calcext:value-type="float">
            <text:p>924.53520175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12.736463042109" calcext:value-type="float">
            <text:p>912.73646304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formula="of:=AVERAGE([.A64];[.B69];[.C72];[.D61];[.E56];[.F61];[.G69];[.H61];[.I69];[.J64];[.K61];[.L69];[.M61];[.N69];[.O64];[.P61];[.Q72];[.R61];[.S69];[.T69])" office:value-type="float" office:value="920.424446938705" calcext:value-type="float">
            <text:p>920.4244469387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float" office:value="12.245867" calcext:value-type="float">
            <text:p>12.245867</text:p>
          </table:table-cell>
          <table:table-cell office:value-type="float" office:value="16.437487" calcext:value-type="float">
            <text:p>16.437487</text:p>
          </table:table-cell>
          <table:table-cell office:value-type="float" office:value="12.776501" calcext:value-type="float">
            <text:p>12.776501</text:p>
          </table:table-cell>
          <table:table-cell office:value-type="float" office:value="14.114383" calcext:value-type="float">
            <text:p>14.114383</text:p>
          </table:table-cell>
          <table:table-cell office:value-type="float" office:value="11.248871" calcext:value-type="float">
            <text:p>11.248871</text:p>
          </table:table-cell>
          <table:table-cell office:value-type="float" office:value="15.561608" calcext:value-type="float">
            <text:p>15.561608</text:p>
          </table:table-cell>
          <table:table-cell office:value-type="float" office:value="12.404022" calcext:value-type="float">
            <text:p>12.404022</text:p>
          </table:table-cell>
          <table:table-cell office:value-type="float" office:value="18.188037" calcext:value-type="float">
            <text:p>18.188037</text:p>
          </table:table-cell>
          <table:table-cell office:value-type="float" office:value="15.428422" calcext:value-type="float">
            <text:p>15.428422</text:p>
          </table:table-cell>
          <table:table-cell office:value-type="float" office:value="12.428523" calcext:value-type="float">
            <text:p>12.428523</text:p>
          </table:table-cell>
          <table:table-cell office:value-type="float" office:value="14.574725" calcext:value-type="float">
            <text:p>14.574725</text:p>
          </table:table-cell>
          <table:table-cell office:value-type="float" office:value="16.606221" calcext:value-type="float">
            <text:p>16.606221</text:p>
          </table:table-cell>
          <table:table-cell office:value-type="float" office:value="13.653066" calcext:value-type="float">
            <text:p>13.653066</text:p>
          </table:table-cell>
          <table:table-cell office:value-type="float" office:value="14.909277" calcext:value-type="float">
            <text:p>14.909277</text:p>
          </table:table-cell>
          <table:table-cell office:value-type="float" office:value="14.157441" calcext:value-type="float">
            <text:p>14.157441</text:p>
          </table:table-cell>
          <table:table-cell office:value-type="float" office:value="17.059795" calcext:value-type="float">
            <text:p>17.059795</text:p>
          </table:table-cell>
          <table:table-cell office:value-type="float" office:value="12.640965" calcext:value-type="float">
            <text:p>12.640965</text:p>
          </table:table-cell>
          <table:table-cell office:value-type="float" office:value="15.559161" calcext:value-type="float">
            <text:p>15.559161</text:p>
          </table:table-cell>
          <table:table-cell office:value-type="float" office:value="16.447182" calcext:value-type="float">
            <text:p>16.447182</text:p>
          </table:table-cell>
          <table:table-cell office:value-type="float" office:value="14.649931" calcext:value-type="float">
            <text:p>14.649931</text:p>
          </table:table-cell>
        </table:table-row>
        <table:table-row table:style-name="ro1">
          <table:table-cell office:value-type="float" office:value="7.311343" calcext:value-type="float">
            <text:p>7.311343</text:p>
          </table:table-cell>
          <table:table-cell office:value-type="float" office:value="9.167338" calcext:value-type="float">
            <text:p>9.167338</text:p>
          </table:table-cell>
          <table:table-cell office:value-type="float" office:value="10.140106" calcext:value-type="float">
            <text:p>10.140106</text:p>
          </table:table-cell>
          <table:table-cell office:value-type="float" office:value="10.939197" calcext:value-type="float">
            <text:p>10.939197</text:p>
          </table:table-cell>
          <table:table-cell office:value-type="float" office:value="9.622303" calcext:value-type="float">
            <text:p>9.622303</text:p>
          </table:table-cell>
          <table:table-cell office:value-type="float" office:value="10.540314" calcext:value-type="float">
            <text:p>10.540314</text:p>
          </table:table-cell>
          <table:table-cell office:value-type="float" office:value="9.077886" calcext:value-type="float">
            <text:p>9.077886</text:p>
          </table:table-cell>
          <table:table-cell office:value-type="float" office:value="10.462716" calcext:value-type="float">
            <text:p>10.462716</text:p>
          </table:table-cell>
          <table:table-cell office:value-type="float" office:value="12.931337" calcext:value-type="float">
            <text:p>12.931337</text:p>
          </table:table-cell>
          <table:table-cell office:value-type="float" office:value="11.097109" calcext:value-type="float">
            <text:p>11.097109</text:p>
          </table:table-cell>
          <table:table-cell office:value-type="float" office:value="8.702501" calcext:value-type="float">
            <text:p>8.702501</text:p>
          </table:table-cell>
          <table:table-cell office:value-type="float" office:value="9.195828" calcext:value-type="float">
            <text:p>9.195828</text:p>
          </table:table-cell>
          <table:table-cell office:value-type="float" office:value="10.932741" calcext:value-type="float">
            <text:p>10.932741</text:p>
          </table:table-cell>
          <table:table-cell office:value-type="float" office:value="8.963922" calcext:value-type="float">
            <text:p>8.963922</text:p>
          </table:table-cell>
          <table:table-cell office:value-type="float" office:value="9.460676" calcext:value-type="float">
            <text:p>9.460676</text:p>
          </table:table-cell>
          <table:table-cell office:value-type="float" office:value="12.351001" calcext:value-type="float">
            <text:p>12.351001</text:p>
          </table:table-cell>
          <table:table-cell office:value-type="float" office:value="9.185724" calcext:value-type="float">
            <text:p>9.185724</text:p>
          </table:table-cell>
          <table:table-cell office:value-type="float" office:value="7.929271" calcext:value-type="float">
            <text:p>7.929271</text:p>
          </table:table-cell>
          <table:table-cell office:value-type="float" office:value="9.879158" calcext:value-type="float">
            <text:p>9.879158</text:p>
          </table:table-cell>
          <table:table-cell office:value-type="float" office:value="8.382035" calcext:value-type="float">
            <text:p>8.382035</text:p>
          </table:table-cell>
        </table:table-row>
        <table:table-row table:style-name="ro1">
          <table:table-cell office:value-type="float" office:value="8.145665" calcext:value-type="float">
            <text:p>8.145665</text:p>
          </table:table-cell>
          <table:table-cell office:value-type="float" office:value="5.395274" calcext:value-type="float">
            <text:p>5.395274</text:p>
          </table:table-cell>
          <table:table-cell office:value-type="float" office:value="8.362217" calcext:value-type="float">
            <text:p>8.362217</text:p>
          </table:table-cell>
          <table:table-cell office:value-type="float" office:value="9.326928" calcext:value-type="float">
            <text:p>9.326928</text:p>
          </table:table-cell>
          <table:table-cell office:value-type="float" office:value="8.528423" calcext:value-type="float">
            <text:p>8.528423</text:p>
          </table:table-cell>
          <table:table-cell office:value-type="float" office:value="6.537806" calcext:value-type="float">
            <text:p>6.537806</text:p>
          </table:table-cell>
          <table:table-cell office:value-type="float" office:value="7.17077" calcext:value-type="float">
            <text:p>7.17077</text:p>
          </table:table-cell>
          <table:table-cell office:value-type="float" office:value="9.712653" calcext:value-type="float">
            <text:p>9.712653</text:p>
          </table:table-cell>
          <table:table-cell office:value-type="float" office:value="7.683026" calcext:value-type="float">
            <text:p>7.683026</text:p>
          </table:table-cell>
          <table:table-cell office:value-type="float" office:value="6.125565" calcext:value-type="float">
            <text:p>6.125565</text:p>
          </table:table-cell>
          <table:table-cell office:value-type="float" office:value="8.231992" calcext:value-type="float">
            <text:p>8.231992</text:p>
          </table:table-cell>
          <table:table-cell office:value-type="float" office:value="9.182114" calcext:value-type="float">
            <text:p>9.182114</text:p>
          </table:table-cell>
          <table:table-cell office:value-type="float" office:value="9.171988" calcext:value-type="float">
            <text:p>9.171988</text:p>
          </table:table-cell>
          <table:table-cell office:value-type="float" office:value="7.50657" calcext:value-type="float">
            <text:p>7.50657</text:p>
          </table:table-cell>
          <table:table-cell office:value-type="float" office:value="9.772234" calcext:value-type="float">
            <text:p>9.772234</text:p>
          </table:table-cell>
          <table:table-cell office:value-type="float" office:value="9.667685" calcext:value-type="float">
            <text:p>9.667685</text:p>
          </table:table-cell>
          <table:table-cell office:value-type="float" office:value="7.856237" calcext:value-type="float">
            <text:p>7.856237</text:p>
          </table:table-cell>
          <table:table-cell office:value-type="float" office:value="8.15137" calcext:value-type="float">
            <text:p>8.15137</text:p>
          </table:table-cell>
          <table:table-cell office:value-type="float" office:value="10.433019" calcext:value-type="float">
            <text:p>10.433019</text:p>
          </table:table-cell>
          <table:table-cell office:value-type="float" office:value="9.306465" calcext:value-type="float">
            <text:p>9.306465</text:p>
          </table:table-cell>
        </table:table-row>
        <table:table-row table:style-name="ro1">
          <table:table-cell office:value-type="float" office:value="9.808545" calcext:value-type="float">
            <text:p>9.808545</text:p>
          </table:table-cell>
          <table:table-cell office:value-type="float" office:value="9.720546" calcext:value-type="float">
            <text:p>9.720546</text:p>
          </table:table-cell>
          <table:table-cell office:value-type="float" office:value="4.461625" calcext:value-type="float">
            <text:p>4.461625</text:p>
          </table:table-cell>
          <table:table-cell office:value-type="float" office:value="8.726165" calcext:value-type="float">
            <text:p>8.726165</text:p>
          </table:table-cell>
          <table:table-cell office:value-type="float" office:value="6.422451" calcext:value-type="float">
            <text:p>6.422451</text:p>
          </table:table-cell>
          <table:table-cell office:value-type="float" office:value="8.452812" calcext:value-type="float">
            <text:p>8.452812</text:p>
          </table:table-cell>
          <table:table-cell office:value-type="float" office:value="8.416715" calcext:value-type="float">
            <text:p>8.416715</text:p>
          </table:table-cell>
          <table:table-cell office:value-type="float" office:value="7.716963" calcext:value-type="float">
            <text:p>7.716963</text:p>
          </table:table-cell>
          <table:table-cell office:value-type="float" office:value="9.66096" calcext:value-type="float">
            <text:p>9.66096</text:p>
          </table:table-cell>
          <table:table-cell office:value-type="float" office:value="9.261634" calcext:value-type="float">
            <text:p>9.261634</text:p>
          </table:table-cell>
          <table:table-cell office:value-type="float" office:value="9.559911" calcext:value-type="float">
            <text:p>9.559911</text:p>
          </table:table-cell>
          <table:table-cell office:value-type="float" office:value="8.920642" calcext:value-type="float">
            <text:p>8.920642</text:p>
          </table:table-cell>
          <table:table-cell office:value-type="float" office:value="6.510276" calcext:value-type="float">
            <text:p>6.510276</text:p>
          </table:table-cell>
          <table:table-cell office:value-type="float" office:value="9.369101" calcext:value-type="float">
            <text:p>9.369101</text:p>
          </table:table-cell>
          <table:table-cell office:value-type="float" office:value="7.150313" calcext:value-type="float">
            <text:p>7.150313</text:p>
          </table:table-cell>
          <table:table-cell office:value-type="float" office:value="4.560933" calcext:value-type="float">
            <text:p>4.560933</text:p>
          </table:table-cell>
          <table:table-cell office:value-type="float" office:value="7.508485" calcext:value-type="float">
            <text:p>7.508485</text:p>
          </table:table-cell>
          <table:table-cell office:value-type="float" office:value="13.429915" calcext:value-type="float">
            <text:p>13.429915</text:p>
          </table:table-cell>
          <table:table-cell office:value-type="float" office:value="6.195203" calcext:value-type="float">
            <text:p>6.195203</text:p>
          </table:table-cell>
          <table:table-cell office:value-type="float" office:value="10.58025" calcext:value-type="float">
            <text:p>10.58025</text:p>
          </table:table-cell>
        </table:table-row>
        <table:table-row table:style-name="ro1">
          <table:table-cell office:value-type="float" office:value="10.360614" calcext:value-type="float">
            <text:p>10.360614</text:p>
          </table:table-cell>
          <table:table-cell office:value-type="float" office:value="7.024585" calcext:value-type="float">
            <text:p>7.024585</text:p>
          </table:table-cell>
          <table:table-cell office:value-type="float" office:value="4.669189" calcext:value-type="float">
            <text:p>4.669189</text:p>
          </table:table-cell>
          <table:table-cell office:value-type="float" office:value="9.476686" calcext:value-type="float">
            <text:p>9.476686</text:p>
          </table:table-cell>
          <table:table-cell office:value-type="float" office:value="7.618887" calcext:value-type="float">
            <text:p>7.618887</text:p>
          </table:table-cell>
          <table:table-cell office:value-type="float" office:value="11.701406" calcext:value-type="float">
            <text:p>11.701406</text:p>
          </table:table-cell>
          <table:table-cell office:value-type="float" office:value="6.913132" calcext:value-type="float">
            <text:p>6.913132</text:p>
          </table:table-cell>
          <table:table-cell office:value-type="float" office:value="9.563145" calcext:value-type="float">
            <text:p>9.563145</text:p>
          </table:table-cell>
          <table:table-cell office:value-type="float" office:value="10.011186" calcext:value-type="float">
            <text:p>10.011186</text:p>
          </table:table-cell>
          <table:table-cell office:value-type="float" office:value="9.920513" calcext:value-type="float">
            <text:p>9.920513</text:p>
          </table:table-cell>
          <table:table-cell office:value-type="float" office:value="10.907132" calcext:value-type="float">
            <text:p>10.907132</text:p>
          </table:table-cell>
          <table:table-cell office:value-type="float" office:value="8.84891" calcext:value-type="float">
            <text:p>8.84891</text:p>
          </table:table-cell>
          <table:table-cell office:value-type="float" office:value="8.167214" calcext:value-type="float">
            <text:p>8.167214</text:p>
          </table:table-cell>
          <table:table-cell office:value-type="float" office:value="9.738124" calcext:value-type="float">
            <text:p>9.738124</text:p>
          </table:table-cell>
          <table:table-cell office:value-type="float" office:value="7.37704" calcext:value-type="float">
            <text:p>7.37704</text:p>
          </table:table-cell>
          <table:table-cell office:value-type="float" office:value="9.487718" calcext:value-type="float">
            <text:p>9.487718</text:p>
          </table:table-cell>
          <table:table-cell office:value-type="float" office:value="6.757236" calcext:value-type="float">
            <text:p>6.757236</text:p>
          </table:table-cell>
          <table:table-cell office:value-type="float" office:value="7.859533" calcext:value-type="float">
            <text:p>7.859533</text:p>
          </table:table-cell>
          <table:table-cell office:value-type="float" office:value="11.831722" calcext:value-type="float">
            <text:p>11.831722</text:p>
          </table:table-cell>
          <table:table-cell office:value-type="float" office:value="5.985189" calcext:value-type="float">
            <text:p>5.985189</text:p>
          </table:table-cell>
        </table:table-row>
        <table:table-row table:style-name="ro1">
          <table:table-cell office:value-type="float" office:value="6.485767" calcext:value-type="float">
            <text:p>6.485767</text:p>
          </table:table-cell>
          <table:table-cell office:value-type="float" office:value="7.27958" calcext:value-type="float">
            <text:p>7.27958</text:p>
          </table:table-cell>
          <table:table-cell office:value-type="float" office:value="7.020911" calcext:value-type="float">
            <text:p>7.020911</text:p>
          </table:table-cell>
          <table:table-cell office:value-type="float" office:value="4.767474" calcext:value-type="float">
            <text:p>4.767474</text:p>
          </table:table-cell>
          <table:table-cell office:value-type="float" office:value="8.079063" calcext:value-type="float">
            <text:p>8.079063</text:p>
          </table:table-cell>
          <table:table-cell office:value-type="float" office:value="8.226387" calcext:value-type="float">
            <text:p>8.226387</text:p>
          </table:table-cell>
          <table:table-cell office:value-type="float" office:value="9.487577" calcext:value-type="float">
            <text:p>9.487577</text:p>
          </table:table-cell>
          <table:table-cell office:value-type="float" office:value="9.300493" calcext:value-type="float">
            <text:p>9.300493</text:p>
          </table:table-cell>
          <table:table-cell office:value-type="float" office:value="11.05407" calcext:value-type="float">
            <text:p>11.05407</text:p>
          </table:table-cell>
          <table:table-cell office:value-type="float" office:value="9.357677" calcext:value-type="float">
            <text:p>9.357677</text:p>
          </table:table-cell>
          <table:table-cell office:value-type="float" office:value="5.946344" calcext:value-type="float">
            <text:p>5.946344</text:p>
          </table:table-cell>
          <table:table-cell office:value-type="float" office:value="9.410479" calcext:value-type="float">
            <text:p>9.410479</text:p>
          </table:table-cell>
          <table:table-cell office:value-type="float" office:value="7.355005" calcext:value-type="float">
            <text:p>7.355005</text:p>
          </table:table-cell>
          <table:table-cell office:value-type="float" office:value="7.99367" calcext:value-type="float">
            <text:p>7.99367</text:p>
          </table:table-cell>
          <table:table-cell office:value-type="float" office:value="8.887678" calcext:value-type="float">
            <text:p>8.887678</text:p>
          </table:table-cell>
          <table:table-cell office:value-type="float" office:value="9.174109" calcext:value-type="float">
            <text:p>9.174109</text:p>
          </table:table-cell>
          <table:table-cell office:value-type="float" office:value="9.120285" calcext:value-type="float">
            <text:p>9.120285</text:p>
          </table:table-cell>
          <table:table-cell office:value-type="float" office:value="5.684206" calcext:value-type="float">
            <text:p>5.684206</text:p>
          </table:table-cell>
          <table:table-cell office:value-type="float" office:value="8.485328" calcext:value-type="float">
            <text:p>8.485328</text:p>
          </table:table-cell>
          <table:table-cell office:value-type="float" office:value="5.973212" calcext:value-type="float">
            <text:p>5.973212</text:p>
          </table:table-cell>
        </table:table-row>
        <table:table-row table:style-name="ro1">
          <table:table-cell office:value-type="float" office:value="7.872429" calcext:value-type="float">
            <text:p>7.872429</text:p>
          </table:table-cell>
          <table:table-cell office:value-type="float" office:value="7.926355" calcext:value-type="float">
            <text:p>7.926355</text:p>
          </table:table-cell>
          <table:table-cell office:value-type="float" office:value="8.81892" calcext:value-type="float">
            <text:p>8.81892</text:p>
          </table:table-cell>
          <table:table-cell office:value-type="float" office:value="4.704027" calcext:value-type="float">
            <text:p>4.704027</text:p>
          </table:table-cell>
          <table:table-cell office:value-type="float" office:value="8.601644" calcext:value-type="float">
            <text:p>8.601644</text:p>
          </table:table-cell>
          <table:table-cell office:value-type="float" office:value="6.999119" calcext:value-type="float">
            <text:p>6.999119</text:p>
          </table:table-cell>
          <table:table-cell office:value-type="float" office:value="5.705779" calcext:value-type="float">
            <text:p>5.705779</text:p>
          </table:table-cell>
          <table:table-cell office:value-type="float" office:value="6.732285" calcext:value-type="float">
            <text:p>6.732285</text:p>
          </table:table-cell>
          <table:table-cell office:value-type="float" office:value="7.647209" calcext:value-type="float">
            <text:p>7.647209</text:p>
          </table:table-cell>
          <table:table-cell office:value-type="float" office:value="13.477277" calcext:value-type="float">
            <text:p>13.477277</text:p>
          </table:table-cell>
          <table:table-cell office:value-type="float" office:value="8.218825" calcext:value-type="float">
            <text:p>8.218825</text:p>
          </table:table-cell>
          <table:table-cell office:value-type="float" office:value="6.932552" calcext:value-type="float">
            <text:p>6.932552</text:p>
          </table:table-cell>
          <table:table-cell office:value-type="float" office:value="8.316834" calcext:value-type="float">
            <text:p>8.316834</text:p>
          </table:table-cell>
          <table:table-cell office:value-type="float" office:value="10.154726" calcext:value-type="float">
            <text:p>10.154726</text:p>
          </table:table-cell>
          <table:table-cell office:value-type="float" office:value="8.87979" calcext:value-type="float">
            <text:p>8.87979</text:p>
          </table:table-cell>
          <table:table-cell office:value-type="float" office:value="8.613264" calcext:value-type="float">
            <text:p>8.613264</text:p>
          </table:table-cell>
          <table:table-cell office:value-type="float" office:value="7.32735" calcext:value-type="float">
            <text:p>7.32735</text:p>
          </table:table-cell>
          <table:table-cell office:value-type="float" office:value="4.717246" calcext:value-type="float">
            <text:p>4.717246</text:p>
          </table:table-cell>
          <table:table-cell office:value-type="float" office:value="8.414615" calcext:value-type="float">
            <text:p>8.414615</text:p>
          </table:table-cell>
          <table:table-cell office:value-type="float" office:value="7.043738" calcext:value-type="float">
            <text:p>7.043738</text:p>
          </table:table-cell>
        </table:table-row>
        <table:table-row table:style-name="ro1">
          <table:table-cell office:value-type="float" office:value="5.820185" calcext:value-type="float">
            <text:p>5.820185</text:p>
          </table:table-cell>
          <table:table-cell office:value-type="float" office:value="9.640744" calcext:value-type="float">
            <text:p>9.640744</text:p>
          </table:table-cell>
          <table:table-cell office:value-type="float" office:value="9.419683" calcext:value-type="float">
            <text:p>9.419683</text:p>
          </table:table-cell>
          <table:table-cell office:value-type="float" office:value="8.086513" calcext:value-type="float">
            <text:p>8.086513</text:p>
          </table:table-cell>
          <table:table-cell office:value-type="float" office:value="9.460271" calcext:value-type="float">
            <text:p>9.460271</text:p>
          </table:table-cell>
          <table:table-cell office:value-type="float" office:value="9.084005" calcext:value-type="float">
            <text:p>9.084005</text:p>
          </table:table-cell>
          <table:table-cell office:value-type="float" office:value="9.5389" calcext:value-type="float">
            <text:p>9.5389</text:p>
          </table:table-cell>
          <table:table-cell office:value-type="float" office:value="8.862158" calcext:value-type="float">
            <text:p>8.862158</text:p>
          </table:table-cell>
          <table:table-cell office:value-type="float" office:value="8.812724" calcext:value-type="float">
            <text:p>8.812724</text:p>
          </table:table-cell>
          <table:table-cell office:value-type="float" office:value="6.598401" calcext:value-type="float">
            <text:p>6.598401</text:p>
          </table:table-cell>
          <table:table-cell office:value-type="float" office:value="7.580005" calcext:value-type="float">
            <text:p>7.580005</text:p>
          </table:table-cell>
          <table:table-cell office:value-type="float" office:value="8.749633" calcext:value-type="float">
            <text:p>8.749633</text:p>
          </table:table-cell>
          <table:table-cell office:value-type="float" office:value="7.283241" calcext:value-type="float">
            <text:p>7.283241</text:p>
          </table:table-cell>
          <table:table-cell office:value-type="float" office:value="8.735084" calcext:value-type="float">
            <text:p>8.735084</text:p>
          </table:table-cell>
          <table:table-cell office:value-type="float" office:value="8.500033" calcext:value-type="float">
            <text:p>8.500033</text:p>
          </table:table-cell>
          <table:table-cell office:value-type="float" office:value="8.137527" calcext:value-type="float">
            <text:p>8.137527</text:p>
          </table:table-cell>
          <table:table-cell office:value-type="float" office:value="8.304329" calcext:value-type="float">
            <text:p>8.304329</text:p>
          </table:table-cell>
          <table:table-cell office:value-type="float" office:value="6.516479" calcext:value-type="float">
            <text:p>6.516479</text:p>
          </table:table-cell>
          <table:table-cell office:value-type="float" office:value="10.80292" calcext:value-type="float">
            <text:p>10.80292</text:p>
          </table:table-cell>
          <table:table-cell office:value-type="float" office:value="8.343094" calcext:value-type="float">
            <text:p>8.343094</text:p>
          </table:table-cell>
        </table:table-row>
        <table:table-row table:style-name="ro1">
          <table:table-cell office:value-type="float" office:value="7.428366" calcext:value-type="float">
            <text:p>7.428366</text:p>
          </table:table-cell>
          <table:table-cell office:value-type="float" office:value="6.821032" calcext:value-type="float">
            <text:p>6.821032</text:p>
          </table:table-cell>
          <table:table-cell office:value-type="float" office:value="9.603217" calcext:value-type="float">
            <text:p>9.603217</text:p>
          </table:table-cell>
          <table:table-cell office:value-type="float" office:value="3.748956" calcext:value-type="float">
            <text:p>3.748956</text:p>
          </table:table-cell>
          <table:table-cell office:value-type="float" office:value="7.353515" calcext:value-type="float">
            <text:p>7.353515</text:p>
          </table:table-cell>
          <table:table-cell office:value-type="float" office:value="8.82429" calcext:value-type="float">
            <text:p>8.82429</text:p>
          </table:table-cell>
          <table:table-cell office:value-type="float" office:value="6.626058" calcext:value-type="float">
            <text:p>6.626058</text:p>
          </table:table-cell>
          <table:table-cell office:value-type="float" office:value="6.784148" calcext:value-type="float">
            <text:p>6.784148</text:p>
          </table:table-cell>
          <table:table-cell office:value-type="float" office:value="9.215993" calcext:value-type="float">
            <text:p>9.215993</text:p>
          </table:table-cell>
          <table:table-cell office:value-type="float" office:value="10.7123" calcext:value-type="float">
            <text:p>10.7123</text:p>
          </table:table-cell>
          <table:table-cell office:value-type="float" office:value="9.637032" calcext:value-type="float">
            <text:p>9.637032</text:p>
          </table:table-cell>
          <table:table-cell office:value-type="float" office:value="9.277658" calcext:value-type="float">
            <text:p>9.277658</text:p>
          </table:table-cell>
          <table:table-cell office:value-type="float" office:value="7.547005" calcext:value-type="float">
            <text:p>7.547005</text:p>
          </table:table-cell>
          <table:table-cell office:value-type="float" office:value="8.682044" calcext:value-type="float">
            <text:p>8.682044</text:p>
          </table:table-cell>
          <table:table-cell office:value-type="float" office:value="8.149122" calcext:value-type="float">
            <text:p>8.149122</text:p>
          </table:table-cell>
          <table:table-cell office:value-type="float" office:value="6.909174" calcext:value-type="float">
            <text:p>6.909174</text:p>
          </table:table-cell>
          <table:table-cell office:value-type="float" office:value="9.030632" calcext:value-type="float">
            <text:p>9.030632</text:p>
          </table:table-cell>
          <table:table-cell office:value-type="float" office:value="11.271469" calcext:value-type="float">
            <text:p>11.271469</text:p>
          </table:table-cell>
          <table:table-cell office:value-type="float" office:value="7.767505" calcext:value-type="float">
            <text:p>7.767505</text:p>
          </table:table-cell>
          <table:table-cell office:value-type="float" office:value="4.400199" calcext:value-type="float">
            <text:p>4.400199</text:p>
          </table:table-cell>
        </table:table-row>
        <table:table-row table:style-name="ro1">
          <table:table-cell office:value-type="float" office:value="8.75995" calcext:value-type="float">
            <text:p>8.75995</text:p>
          </table:table-cell>
          <table:table-cell office:value-type="float" office:value="6.837249" calcext:value-type="float">
            <text:p>6.837249</text:p>
          </table:table-cell>
          <table:table-cell office:value-type="float" office:value="9.208261" calcext:value-type="float">
            <text:p>9.208261</text:p>
          </table:table-cell>
          <table:table-cell office:value-type="float" office:value="6.889106" calcext:value-type="float">
            <text:p>6.889106</text:p>
          </table:table-cell>
          <table:table-cell office:value-type="float" office:value="8.714204" calcext:value-type="float">
            <text:p>8.714204</text:p>
          </table:table-cell>
          <table:table-cell office:value-type="float" office:value="4.874249" calcext:value-type="float">
            <text:p>4.874249</text:p>
          </table:table-cell>
          <table:table-cell office:value-type="float" office:value="8.484204" calcext:value-type="float">
            <text:p>8.484204</text:p>
          </table:table-cell>
          <table:table-cell office:value-type="float" office:value="6.718519" calcext:value-type="float">
            <text:p>6.718519</text:p>
          </table:table-cell>
          <table:table-cell office:value-type="float" office:value="11.87803" calcext:value-type="float">
            <text:p>11.87803</text:p>
          </table:table-cell>
          <table:table-cell office:value-type="float" office:value="6.966523" calcext:value-type="float">
            <text:p>6.966523</text:p>
          </table:table-cell>
          <table:table-cell office:value-type="float" office:value="9.323691" calcext:value-type="float">
            <text:p>9.323691</text:p>
          </table:table-cell>
          <table:table-cell office:value-type="float" office:value="8.881744" calcext:value-type="float">
            <text:p>8.881744</text:p>
          </table:table-cell>
          <table:table-cell office:value-type="float" office:value="7.625757" calcext:value-type="float">
            <text:p>7.625757</text:p>
          </table:table-cell>
          <table:table-cell office:value-type="float" office:value="8.220454" calcext:value-type="float">
            <text:p>8.220454</text:p>
          </table:table-cell>
          <table:table-cell office:value-type="float" office:value="9.958356" calcext:value-type="float">
            <text:p>9.958356</text:p>
          </table:table-cell>
          <table:table-cell office:value-type="float" office:value="6.662173" calcext:value-type="float">
            <text:p>6.662173</text:p>
          </table:table-cell>
          <table:table-cell office:value-type="float" office:value="8.92218" calcext:value-type="float">
            <text:p>8.92218</text:p>
          </table:table-cell>
          <table:table-cell office:value-type="float" office:value="6.502798" calcext:value-type="float">
            <text:p>6.502798</text:p>
          </table:table-cell>
          <table:table-cell office:value-type="float" office:value="7.737112" calcext:value-type="float">
            <text:p>7.737112</text:p>
          </table:table-cell>
          <table:table-cell office:value-type="float" office:value="10.207894" calcext:value-type="float">
            <text:p>10.207894</text:p>
          </table:table-cell>
        </table:table-row>
        <table:table-row table:style-name="ro1">
          <table:table-cell office:value-type="float" office:value="6.694961" calcext:value-type="float">
            <text:p>6.694961</text:p>
          </table:table-cell>
          <table:table-cell office:value-type="float" office:value="6.529372" calcext:value-type="float">
            <text:p>6.529372</text:p>
          </table:table-cell>
          <table:table-cell office:value-type="float" office:value="5.595455" calcext:value-type="float">
            <text:p>5.595455</text:p>
          </table:table-cell>
          <table:table-cell office:value-type="float" office:value="9.588066" calcext:value-type="float">
            <text:p>9.588066</text:p>
          </table:table-cell>
          <table:table-cell office:value-type="float" office:value="8.012914" calcext:value-type="float">
            <text:p>8.012914</text:p>
          </table:table-cell>
          <table:table-cell office:value-type="float" office:value="5.80288" calcext:value-type="float">
            <text:p>5.80288</text:p>
          </table:table-cell>
          <table:table-cell office:value-type="float" office:value="5.693151" calcext:value-type="float">
            <text:p>5.693151</text:p>
          </table:table-cell>
          <table:table-cell office:value-type="float" office:value="5.153868" calcext:value-type="float">
            <text:p>5.153868</text:p>
          </table:table-cell>
          <table:table-cell office:value-type="float" office:value="6.32615" calcext:value-type="float">
            <text:p>6.32615</text:p>
          </table:table-cell>
          <table:table-cell office:value-type="float" office:value="5.053821" calcext:value-type="float">
            <text:p>5.053821</text:p>
          </table:table-cell>
          <table:table-cell office:value-type="float" office:value="6.655803" calcext:value-type="float">
            <text:p>6.655803</text:p>
          </table:table-cell>
          <table:table-cell office:value-type="float" office:value="5.626245" calcext:value-type="float">
            <text:p>5.626245</text:p>
          </table:table-cell>
          <table:table-cell office:value-type="float" office:value="8.030334" calcext:value-type="float">
            <text:p>8.030334</text:p>
          </table:table-cell>
          <table:table-cell office:value-type="float" office:value="7.462697" calcext:value-type="float">
            <text:p>7.462697</text:p>
          </table:table-cell>
          <table:table-cell office:value-type="float" office:value="7.883131" calcext:value-type="float">
            <text:p>7.883131</text:p>
          </table:table-cell>
          <table:table-cell office:value-type="float" office:value="7.74253" calcext:value-type="float">
            <text:p>7.74253</text:p>
          </table:table-cell>
          <table:table-cell office:value-type="float" office:value="7.753049" calcext:value-type="float">
            <text:p>7.753049</text:p>
          </table:table-cell>
          <table:table-cell office:value-type="float" office:value="7.871502" calcext:value-type="float">
            <text:p>7.871502</text:p>
          </table:table-cell>
          <table:table-cell office:value-type="float" office:value="6.539094" calcext:value-type="float">
            <text:p>6.539094</text:p>
          </table:table-cell>
          <table:table-cell office:value-type="float" office:value="9.540434" calcext:value-type="float">
            <text:p>9.540434</text:p>
          </table:table-cell>
        </table:table-row>
        <table:table-row table:style-name="ro1">
          <table:table-cell office:value-type="float" office:value="5.687578" calcext:value-type="float">
            <text:p>5.687578</text:p>
          </table:table-cell>
          <table:table-cell office:value-type="float" office:value="7.623763" calcext:value-type="float">
            <text:p>7.623763</text:p>
          </table:table-cell>
          <table:table-cell office:value-type="float" office:value="6.232015" calcext:value-type="float">
            <text:p>6.232015</text:p>
          </table:table-cell>
          <table:table-cell office:value-type="float" office:value="6.175959" calcext:value-type="float">
            <text:p>6.175959</text:p>
          </table:table-cell>
          <table:table-cell office:value-type="float" office:value="6.551697" calcext:value-type="float">
            <text:p>6.551697</text:p>
          </table:table-cell>
          <table:table-cell office:value-type="float" office:value="7.955225" calcext:value-type="float">
            <text:p>7.955225</text:p>
          </table:table-cell>
          <table:table-cell office:value-type="float" office:value="8.467325" calcext:value-type="float">
            <text:p>8.467325</text:p>
          </table:table-cell>
          <table:table-cell office:value-type="float" office:value="5.215022" calcext:value-type="float">
            <text:p>5.215022</text:p>
          </table:table-cell>
          <table:table-cell office:value-type="float" office:value="5.990367" calcext:value-type="float">
            <text:p>5.990367</text:p>
          </table:table-cell>
          <table:table-cell office:value-type="float" office:value="6.374585" calcext:value-type="float">
            <text:p>6.374585</text:p>
          </table:table-cell>
          <table:table-cell office:value-type="float" office:value="8.091555" calcext:value-type="float">
            <text:p>8.091555</text:p>
          </table:table-cell>
          <table:table-cell office:value-type="float" office:value="7.038403" calcext:value-type="float">
            <text:p>7.038403</text:p>
          </table:table-cell>
          <table:table-cell office:value-type="float" office:value="9.135553" calcext:value-type="float">
            <text:p>9.135553</text:p>
          </table:table-cell>
          <table:table-cell office:value-type="float" office:value="7.470232" calcext:value-type="float">
            <text:p>7.470232</text:p>
          </table:table-cell>
          <table:table-cell office:value-type="float" office:value="8.808015" calcext:value-type="float">
            <text:p>8.808015</text:p>
          </table:table-cell>
          <table:table-cell office:value-type="float" office:value="5.512096" calcext:value-type="float">
            <text:p>5.512096</text:p>
          </table:table-cell>
          <table:table-cell office:value-type="float" office:value="4.511505" calcext:value-type="float">
            <text:p>4.511505</text:p>
          </table:table-cell>
          <table:table-cell office:value-type="float" office:value="7.502697" calcext:value-type="float">
            <text:p>7.502697</text:p>
          </table:table-cell>
          <table:table-cell office:value-type="float" office:value="8.723461" calcext:value-type="float">
            <text:p>8.723461</text:p>
          </table:table-cell>
          <table:table-cell office:value-type="float" office:value="9.123591" calcext:value-type="float">
            <text:p>9.123591</text:p>
          </table:table-cell>
        </table:table-row>
        <table:table-row table:style-name="ro1">
          <table:table-cell office:value-type="float" office:value="8.116619" calcext:value-type="float">
            <text:p>8.116619</text:p>
          </table:table-cell>
          <table:table-cell office:value-type="float" office:value="7.026002" calcext:value-type="float">
            <text:p>7.026002</text:p>
          </table:table-cell>
          <table:table-cell office:value-type="float" office:value="7.192962" calcext:value-type="float">
            <text:p>7.192962</text:p>
          </table:table-cell>
          <table:table-cell office:value-type="float" office:value="8.925885" calcext:value-type="float">
            <text:p>8.925885</text:p>
          </table:table-cell>
          <table:table-cell office:value-type="float" office:value="6.504364" calcext:value-type="float">
            <text:p>6.504364</text:p>
          </table:table-cell>
          <table:table-cell office:value-type="float" office:value="5.41127" calcext:value-type="float">
            <text:p>5.41127</text:p>
          </table:table-cell>
          <table:table-cell office:value-type="float" office:value="7.969816" calcext:value-type="float">
            <text:p>7.969816</text:p>
          </table:table-cell>
          <table:table-cell office:value-type="float" office:value="3.474025" calcext:value-type="float">
            <text:p>3.474025</text:p>
          </table:table-cell>
          <table:table-cell office:value-type="float" office:value="6.665278" calcext:value-type="float">
            <text:p>6.665278</text:p>
          </table:table-cell>
          <table:table-cell office:value-type="float" office:value="4.404273" calcext:value-type="float">
            <text:p>4.404273</text:p>
          </table:table-cell>
          <table:table-cell office:value-type="float" office:value="7.89299" calcext:value-type="float">
            <text:p>7.89299</text:p>
          </table:table-cell>
          <table:table-cell office:value-type="float" office:value="4.653116" calcext:value-type="float">
            <text:p>4.653116</text:p>
          </table:table-cell>
          <table:table-cell office:value-type="float" office:value="4.521434" calcext:value-type="float">
            <text:p>4.521434</text:p>
          </table:table-cell>
          <table:table-cell office:value-type="float" office:value="6.568619" calcext:value-type="float">
            <text:p>6.568619</text:p>
          </table:table-cell>
          <table:table-cell office:value-type="float" office:value="7.686874" calcext:value-type="float">
            <text:p>7.686874</text:p>
          </table:table-cell>
          <table:table-cell office:value-type="float" office:value="6.462605" calcext:value-type="float">
            <text:p>6.462605</text:p>
          </table:table-cell>
          <table:table-cell office:value-type="float" office:value="7.237567" calcext:value-type="float">
            <text:p>7.237567</text:p>
          </table:table-cell>
          <table:table-cell office:value-type="float" office:value="7.089627" calcext:value-type="float">
            <text:p>7.089627</text:p>
          </table:table-cell>
          <table:table-cell office:value-type="float" office:value="8.056" calcext:value-type="float">
            <text:p>8.056</text:p>
          </table:table-cell>
          <table:table-cell office:value-type="float" office:value="6.191798" calcext:value-type="float">
            <text:p>6.191798</text:p>
          </table:table-cell>
        </table:table-row>
        <table:table-row table:style-name="ro1">
          <table:table-cell office:value-type="float" office:value="7.706675" calcext:value-type="float">
            <text:p>7.706675</text:p>
          </table:table-cell>
          <table:table-cell office:value-type="float" office:value="4.859052" calcext:value-type="float">
            <text:p>4.859052</text:p>
          </table:table-cell>
          <table:table-cell office:value-type="float" office:value="7.434809" calcext:value-type="float">
            <text:p>7.434809</text:p>
          </table:table-cell>
          <table:table-cell office:value-type="float" office:value="4.657673" calcext:value-type="float">
            <text:p>4.657673</text:p>
          </table:table-cell>
          <table:table-cell office:value-type="float" office:value="10.201106" calcext:value-type="float">
            <text:p>10.201106</text:p>
          </table:table-cell>
          <table:table-cell office:value-type="float" office:value="8.572687" calcext:value-type="float">
            <text:p>8.572687</text:p>
          </table:table-cell>
          <table:table-cell office:value-type="float" office:value="6.999602" calcext:value-type="float">
            <text:p>6.999602</text:p>
          </table:table-cell>
          <table:table-cell office:value-type="float" office:value="6.046962" calcext:value-type="float">
            <text:p>6.046962</text:p>
          </table:table-cell>
          <table:table-cell office:value-type="float" office:value="9.283784" calcext:value-type="float">
            <text:p>9.283784</text:p>
          </table:table-cell>
          <table:table-cell office:value-type="float" office:value="3.882681" calcext:value-type="float">
            <text:p>3.882681</text:p>
          </table:table-cell>
          <table:table-cell office:value-type="float" office:value="10.026701" calcext:value-type="float">
            <text:p>10.026701</text:p>
          </table:table-cell>
          <table:table-cell office:value-type="float" office:value="6.929473" calcext:value-type="float">
            <text:p>6.929473</text:p>
          </table:table-cell>
          <table:table-cell office:value-type="float" office:value="8.996965" calcext:value-type="float">
            <text:p>8.996965</text:p>
          </table:table-cell>
          <table:table-cell office:value-type="float" office:value="3.147366" calcext:value-type="float">
            <text:p>3.147366</text:p>
          </table:table-cell>
          <table:table-cell office:value-type="float" office:value="7.613597" calcext:value-type="float">
            <text:p>7.613597</text:p>
          </table:table-cell>
          <table:table-cell office:value-type="float" office:value="6.656697" calcext:value-type="float">
            <text:p>6.656697</text:p>
          </table:table-cell>
          <table:table-cell office:value-type="float" office:value="8.288443" calcext:value-type="float">
            <text:p>8.288443</text:p>
          </table:table-cell>
          <table:table-cell office:value-type="float" office:value="7.831753" calcext:value-type="float">
            <text:p>7.831753</text:p>
          </table:table-cell>
          <table:table-cell office:value-type="float" office:value="6.603836" calcext:value-type="float">
            <text:p>6.603836</text:p>
          </table:table-cell>
          <table:table-cell office:value-type="float" office:value="6.429043" calcext:value-type="float">
            <text:p>6.429043</text:p>
          </table:table-cell>
        </table:table-row>
        <table:table-row table:style-name="ro1">
          <table:table-cell office:value-type="float" office:value="7.808325" calcext:value-type="float">
            <text:p>7.808325</text:p>
          </table:table-cell>
          <table:table-cell office:value-type="float" office:value="4.096277" calcext:value-type="float">
            <text:p>4.096277</text:p>
          </table:table-cell>
          <table:table-cell office:value-type="float" office:value="3.926062" calcext:value-type="float">
            <text:p>3.926062</text:p>
          </table:table-cell>
          <table:table-cell office:value-type="float" office:value="8.19875" calcext:value-type="float">
            <text:p>8.19875</text:p>
          </table:table-cell>
          <table:table-cell office:value-type="float" office:value="7.578047" calcext:value-type="float">
            <text:p>7.578047</text:p>
          </table:table-cell>
          <table:table-cell office:value-type="float" office:value="10.143964" calcext:value-type="float">
            <text:p>10.143964</text:p>
          </table:table-cell>
          <table:table-cell office:value-type="float" office:value="8.856808" calcext:value-type="float">
            <text:p>8.856808</text:p>
          </table:table-cell>
          <table:table-cell office:value-type="float" office:value="6.487791" calcext:value-type="float">
            <text:p>6.487791</text:p>
          </table:table-cell>
          <table:table-cell office:value-type="float" office:value="6.14398" calcext:value-type="float">
            <text:p>6.14398</text:p>
          </table:table-cell>
          <table:table-cell office:value-type="float" office:value="5.349865" calcext:value-type="float">
            <text:p>5.349865</text:p>
          </table:table-cell>
          <table:table-cell office:value-type="float" office:value="5.805988" calcext:value-type="float">
            <text:p>5.805988</text:p>
          </table:table-cell>
          <table:table-cell office:value-type="float" office:value="8.093456" calcext:value-type="float">
            <text:p>8.093456</text:p>
          </table:table-cell>
          <table:table-cell office:value-type="float" office:value="7.116626" calcext:value-type="float">
            <text:p>7.116626</text:p>
          </table:table-cell>
          <table:table-cell office:value-type="float" office:value="3.608755" calcext:value-type="float">
            <text:p>3.608755</text:p>
          </table:table-cell>
          <table:table-cell office:value-type="float" office:value="6.349345" calcext:value-type="float">
            <text:p>6.349345</text:p>
          </table:table-cell>
          <table:table-cell office:value-type="float" office:value="8.669749" calcext:value-type="float">
            <text:p>8.669749</text:p>
          </table:table-cell>
          <table:table-cell office:value-type="float" office:value="6.257866" calcext:value-type="float">
            <text:p>6.257866</text:p>
          </table:table-cell>
          <table:table-cell office:value-type="float" office:value="3.658518" calcext:value-type="float">
            <text:p>3.658518</text:p>
          </table:table-cell>
          <table:table-cell office:value-type="float" office:value="7.721043" calcext:value-type="float">
            <text:p>7.721043</text:p>
          </table:table-cell>
          <table:table-cell office:value-type="float" office:value="7.649475" calcext:value-type="float">
            <text:p>7.649475</text:p>
          </table:table-cell>
        </table:table-row>
        <table:table-row table:style-name="ro1">
          <table:table-cell office:value-type="float" office:value="6.634451" calcext:value-type="float">
            <text:p>6.634451</text:p>
          </table:table-cell>
          <table:table-cell office:value-type="float" office:value="6.121643" calcext:value-type="float">
            <text:p>6.121643</text:p>
          </table:table-cell>
          <table:table-cell office:value-type="float" office:value="4.302328" calcext:value-type="float">
            <text:p>4.302328</text:p>
          </table:table-cell>
          <table:table-cell office:value-type="float" office:value="5.718302" calcext:value-type="float">
            <text:p>5.718302</text:p>
          </table:table-cell>
          <table:table-cell office:value-type="float" office:value="5.797577" calcext:value-type="float">
            <text:p>5.797577</text:p>
          </table:table-cell>
          <table:table-cell office:value-type="float" office:value="7.128455" calcext:value-type="float">
            <text:p>7.128455</text:p>
          </table:table-cell>
          <table:table-cell office:value-type="float" office:value="7.413741" calcext:value-type="float">
            <text:p>7.413741</text:p>
          </table:table-cell>
          <table:table-cell office:value-type="float" office:value="4.848842" calcext:value-type="float">
            <text:p>4.848842</text:p>
          </table:table-cell>
          <table:table-cell office:value-type="float" office:value="4.639024" calcext:value-type="float">
            <text:p>4.639024</text:p>
          </table:table-cell>
          <table:table-cell office:value-type="float" office:value="6.514491" calcext:value-type="float">
            <text:p>6.514491</text:p>
          </table:table-cell>
          <table:table-cell office:value-type="float" office:value="3.725384" calcext:value-type="float">
            <text:p>3.725384</text:p>
          </table:table-cell>
          <table:table-cell office:value-type="float" office:value="5.445506" calcext:value-type="float">
            <text:p>5.445506</text:p>
          </table:table-cell>
          <table:table-cell office:value-type="float" office:value="5.279473" calcext:value-type="float">
            <text:p>5.279473</text:p>
          </table:table-cell>
          <table:table-cell office:value-type="float" office:value="3.868647" calcext:value-type="float">
            <text:p>3.868647</text:p>
          </table:table-cell>
          <table:table-cell office:value-type="float" office:value="6.636848" calcext:value-type="float">
            <text:p>6.636848</text:p>
          </table:table-cell>
          <table:table-cell office:value-type="float" office:value="4.454856" calcext:value-type="float">
            <text:p>4.454856</text:p>
          </table:table-cell>
          <table:table-cell office:value-type="float" office:value="6.202015" calcext:value-type="float">
            <text:p>6.202015</text:p>
          </table:table-cell>
          <table:table-cell office:value-type="float" office:value="9.408481" calcext:value-type="float">
            <text:p>9.408481</text:p>
          </table:table-cell>
          <table:table-cell office:value-type="float" office:value="6.791389" calcext:value-type="float">
            <text:p>6.791389</text:p>
          </table:table-cell>
          <table:table-cell office:value-type="float" office:value="7.810866" calcext:value-type="float">
            <text:p>7.810866</text:p>
          </table:table-cell>
        </table:table-row>
        <table:table-row table:style-name="ro1">
          <table:table-cell office:value-type="float" office:value="10.565269" calcext:value-type="float">
            <text:p>10.565269</text:p>
          </table:table-cell>
          <table:table-cell office:value-type="float" office:value="4.2346" calcext:value-type="float">
            <text:p>4.2346</text:p>
          </table:table-cell>
          <table:table-cell office:value-type="float" office:value="3.771837" calcext:value-type="float">
            <text:p>3.771837</text:p>
          </table:table-cell>
          <table:table-cell office:value-type="float" office:value="4.12106" calcext:value-type="float">
            <text:p>4.12106</text:p>
          </table:table-cell>
          <table:table-cell office:value-type="float" office:value="5.265367" calcext:value-type="float">
            <text:p>5.265367</text:p>
          </table:table-cell>
          <table:table-cell office:value-type="float" office:value="7.146148" calcext:value-type="float">
            <text:p>7.146148</text:p>
          </table:table-cell>
          <table:table-cell office:value-type="float" office:value="6.682163" calcext:value-type="float">
            <text:p>6.682163</text:p>
          </table:table-cell>
          <table:table-cell office:value-type="float" office:value="7.228724" calcext:value-type="float">
            <text:p>7.228724</text:p>
          </table:table-cell>
          <table:table-cell office:value-type="float" office:value="8.669091" calcext:value-type="float">
            <text:p>8.669091</text:p>
          </table:table-cell>
          <table:table-cell office:value-type="float" office:value="3.601541" calcext:value-type="float">
            <text:p>3.601541</text:p>
          </table:table-cell>
          <table:table-cell office:value-type="float" office:value="6.931521" calcext:value-type="float">
            <text:p>6.931521</text:p>
          </table:table-cell>
          <table:table-cell office:value-type="float" office:value="3.130475" calcext:value-type="float">
            <text:p>3.130475</text:p>
          </table:table-cell>
          <table:table-cell office:value-type="float" office:value="4.580776" calcext:value-type="float">
            <text:p>4.580776</text:p>
          </table:table-cell>
          <table:table-cell office:value-type="float" office:value="3.308944" calcext:value-type="float">
            <text:p>3.308944</text:p>
          </table:table-cell>
          <table:table-cell office:value-type="float" office:value="7.355787" calcext:value-type="float">
            <text:p>7.355787</text:p>
          </table:table-cell>
          <table:table-cell office:value-type="float" office:value="6.738067" calcext:value-type="float">
            <text:p>6.738067</text:p>
          </table:table-cell>
          <table:table-cell office:value-type="float" office:value="3.240541" calcext:value-type="float">
            <text:p>3.240541</text:p>
          </table:table-cell>
          <table:table-cell office:value-type="float" office:value="7.710083" calcext:value-type="float">
            <text:p>7.710083</text:p>
          </table:table-cell>
          <table:table-cell office:value-type="float" office:value="8.293476" calcext:value-type="float">
            <text:p>8.293476</text:p>
          </table:table-cell>
          <table:table-cell office:value-type="float" office:value="5.300503" calcext:value-type="float">
            <text:p>5.300503</text:p>
          </table:table-cell>
        </table:table-row>
        <table:table-row table:style-name="ro1">
          <table:table-cell office:value-type="float" office:value="8.500748" calcext:value-type="float">
            <text:p>8.500748</text:p>
          </table:table-cell>
          <table:table-cell office:value-type="float" office:value="5.694914" calcext:value-type="float">
            <text:p>5.694914</text:p>
          </table:table-cell>
          <table:table-cell office:value-type="float" office:value="3.588115" calcext:value-type="float">
            <text:p>3.588115</text:p>
          </table:table-cell>
          <table:table-cell office:value-type="float" office:value="4.576795" calcext:value-type="float">
            <text:p>4.576795</text:p>
          </table:table-cell>
          <table:table-cell office:value-type="float" office:value="7.627352" calcext:value-type="float">
            <text:p>7.627352</text:p>
          </table:table-cell>
          <table:table-cell office:value-type="float" office:value="6.530627" calcext:value-type="float">
            <text:p>6.530627</text:p>
          </table:table-cell>
          <table:table-cell office:value-type="float" office:value="5.819121" calcext:value-type="float">
            <text:p>5.819121</text:p>
          </table:table-cell>
          <table:table-cell office:value-type="float" office:value="6.090092" calcext:value-type="float">
            <text:p>6.090092</text:p>
          </table:table-cell>
          <table:table-cell office:value-type="float" office:value="8.15881" calcext:value-type="float">
            <text:p>8.15881</text:p>
          </table:table-cell>
          <table:table-cell office:value-type="float" office:value="2.915743" calcext:value-type="float">
            <text:p>2.915743</text:p>
          </table:table-cell>
          <table:table-cell office:value-type="float" office:value="5.976692" calcext:value-type="float">
            <text:p>5.976692</text:p>
          </table:table-cell>
          <table:table-cell office:value-type="float" office:value="5.459316" calcext:value-type="float">
            <text:p>5.459316</text:p>
          </table:table-cell>
          <table:table-cell office:value-type="float" office:value="7.675372" calcext:value-type="float">
            <text:p>7.675372</text:p>
          </table:table-cell>
          <table:table-cell office:value-type="float" office:value="3.050712" calcext:value-type="float">
            <text:p>3.050712</text:p>
          </table:table-cell>
          <table:table-cell office:value-type="float" office:value="4.790061" calcext:value-type="float">
            <text:p>4.790061</text:p>
          </table:table-cell>
          <table:table-cell office:value-type="float" office:value="6.482271" calcext:value-type="float">
            <text:p>6.482271</text:p>
          </table:table-cell>
          <table:table-cell office:value-type="float" office:value="3.717216" calcext:value-type="float">
            <text:p>3.717216</text:p>
          </table:table-cell>
          <table:table-cell office:value-type="float" office:value="9.115689" calcext:value-type="float">
            <text:p>9.115689</text:p>
          </table:table-cell>
          <table:table-cell office:value-type="float" office:value="7.857143" calcext:value-type="float">
            <text:p>7.857143</text:p>
          </table:table-cell>
          <table:table-cell office:value-type="float" office:value="4.8204" calcext:value-type="float">
            <text:p>4.8204</text:p>
          </table:table-cell>
        </table:table-row>
        <table:table-row table:style-name="ro1">
          <table:table-cell office:value-type="float" office:value="6.157425" calcext:value-type="float">
            <text:p>6.157425</text:p>
          </table:table-cell>
          <table:table-cell office:value-type="float" office:value="5.309606" calcext:value-type="float">
            <text:p>5.309606</text:p>
          </table:table-cell>
          <table:table-cell office:value-type="float" office:value="2.190574" calcext:value-type="float">
            <text:p>2.190574</text:p>
          </table:table-cell>
          <table:table-cell office:value-type="float" office:value="5.819118" calcext:value-type="float">
            <text:p>5.819118</text:p>
          </table:table-cell>
          <table:table-cell office:value-type="float" office:value="7.399288" calcext:value-type="float">
            <text:p>7.399288</text:p>
          </table:table-cell>
          <table:table-cell office:value-type="float" office:value="2.828373" calcext:value-type="float">
            <text:p>2.828373</text:p>
          </table:table-cell>
          <table:table-cell office:value-type="float" office:value="5.869984" calcext:value-type="float">
            <text:p>5.869984</text:p>
          </table:table-cell>
          <table:table-cell office:value-type="float" office:value="5.898956" calcext:value-type="float">
            <text:p>5.898956</text:p>
          </table:table-cell>
          <table:table-cell office:value-type="float" office:value="6.181942" calcext:value-type="float">
            <text:p>6.181942</text:p>
          </table:table-cell>
          <table:table-cell office:value-type="float" office:value="1.036471" calcext:value-type="float">
            <text:p>1.036471</text:p>
          </table:table-cell>
          <table:table-cell office:value-type="float" office:value="6.342967" calcext:value-type="float">
            <text:p>6.342967</text:p>
          </table:table-cell>
          <table:table-cell office:value-type="float" office:value="6.038723" calcext:value-type="float">
            <text:p>6.038723</text:p>
          </table:table-cell>
          <table:table-cell office:value-type="float" office:value="4.426423" calcext:value-type="float">
            <text:p>4.426423</text:p>
          </table:table-cell>
          <table:table-cell office:value-type="float" office:value="6.882692" calcext:value-type="float">
            <text:p>6.882692</text:p>
          </table:table-cell>
          <table:table-cell office:value-type="float" office:value="4.801225" calcext:value-type="float">
            <text:p>4.801225</text:p>
          </table:table-cell>
          <table:table-cell office:value-type="float" office:value="7.328598" calcext:value-type="float">
            <text:p>7.328598</text:p>
          </table:table-cell>
          <table:table-cell office:value-type="float" office:value="6.349786" calcext:value-type="float">
            <text:p>6.349786</text:p>
          </table:table-cell>
          <table:table-cell office:value-type="float" office:value="7.423414" calcext:value-type="float">
            <text:p>7.423414</text:p>
          </table:table-cell>
          <table:table-cell office:value-type="float" office:value="7.568306" calcext:value-type="float">
            <text:p>7.568306</text:p>
          </table:table-cell>
          <table:table-cell office:value-type="float" office:value="7.35048" calcext:value-type="float">
            <text:p>7.35048</text:p>
          </table:table-cell>
        </table:table-row>
        <table:table-row table:style-name="ro1">
          <table:table-cell office:value-type="float" office:value="6.454808" calcext:value-type="float">
            <text:p>6.454808</text:p>
          </table:table-cell>
          <table:table-cell office:value-type="float" office:value="4.92304" calcext:value-type="float">
            <text:p>4.92304</text:p>
          </table:table-cell>
          <table:table-cell office:value-type="float" office:value="4.32483" calcext:value-type="float">
            <text:p>4.32483</text:p>
          </table:table-cell>
          <table:table-cell office:value-type="float" office:value="5.710802" calcext:value-type="float">
            <text:p>5.710802</text:p>
          </table:table-cell>
          <table:table-cell office:value-type="float" office:value="5.159078" calcext:value-type="float">
            <text:p>5.159078</text:p>
          </table:table-cell>
          <table:table-cell office:value-type="float" office:value="4.208642" calcext:value-type="float">
            <text:p>4.208642</text:p>
          </table:table-cell>
          <table:table-cell office:value-type="float" office:value="5.526899" calcext:value-type="float">
            <text:p>5.526899</text:p>
          </table:table-cell>
          <table:table-cell office:value-type="float" office:value="5.544503" calcext:value-type="float">
            <text:p>5.544503</text:p>
          </table:table-cell>
          <table:table-cell office:value-type="float" office:value="4.372156" calcext:value-type="float">
            <text:p>4.372156</text:p>
          </table:table-cell>
          <table:table-cell office:value-type="float" office:value="0.975911" calcext:value-type="float">
            <text:p>0.975911</text:p>
          </table:table-cell>
          <table:table-cell office:value-type="float" office:value="4.868607" calcext:value-type="float">
            <text:p>4.868607</text:p>
          </table:table-cell>
          <table:table-cell office:value-type="float" office:value="5.87045" calcext:value-type="float">
            <text:p>5.87045</text:p>
          </table:table-cell>
          <table:table-cell office:value-type="float" office:value="7.975817" calcext:value-type="float">
            <text:p>7.975817</text:p>
          </table:table-cell>
          <table:table-cell office:value-type="float" office:value="5.264274" calcext:value-type="float">
            <text:p>5.264274</text:p>
          </table:table-cell>
          <table:table-cell office:value-type="float" office:value="6.824019" calcext:value-type="float">
            <text:p>6.824019</text:p>
          </table:table-cell>
          <table:table-cell office:value-type="float" office:value="6.363304" calcext:value-type="float">
            <text:p>6.363304</text:p>
          </table:table-cell>
          <table:table-cell office:value-type="float" office:value="4.299672" calcext:value-type="float">
            <text:p>4.299672</text:p>
          </table:table-cell>
          <table:table-cell office:value-type="float" office:value="6.087152" calcext:value-type="float">
            <text:p>6.087152</text:p>
          </table:table-cell>
          <table:table-cell office:value-type="float" office:value="5.866723" calcext:value-type="float">
            <text:p>5.866723</text:p>
          </table:table-cell>
          <table:table-cell office:value-type="float" office:value="7.45774" calcext:value-type="float">
            <text:p>7.45774</text:p>
          </table:table-cell>
        </table:table-row>
        <table:table-row table:style-name="ro1">
          <table:table-cell office:value-type="float" office:value="5.543502" calcext:value-type="float">
            <text:p>5.543502</text:p>
          </table:table-cell>
          <table:table-cell office:value-type="float" office:value="6.08621" calcext:value-type="float">
            <text:p>6.08621</text:p>
          </table:table-cell>
          <table:table-cell office:value-type="float" office:value="2.553527" calcext:value-type="float">
            <text:p>2.553527</text:p>
          </table:table-cell>
          <table:table-cell office:value-type="float" office:value="5.131574" calcext:value-type="float">
            <text:p>5.131574</text:p>
          </table:table-cell>
          <table:table-cell office:value-type="float" office:value="8.311253" calcext:value-type="float">
            <text:p>8.311253</text:p>
          </table:table-cell>
          <table:table-cell office:value-type="float" office:value="3.803006" calcext:value-type="float">
            <text:p>3.803006</text:p>
          </table:table-cell>
          <table:table-cell office:value-type="float" office:value="4.896874" calcext:value-type="float">
            <text:p>4.896874</text:p>
          </table:table-cell>
          <table:table-cell office:value-type="float" office:value="6.298265" calcext:value-type="float">
            <text:p>6.298265</text:p>
          </table:table-cell>
          <table:table-cell office:value-type="float" office:value="5.644446" calcext:value-type="float">
            <text:p>5.644446</text:p>
          </table:table-cell>
          <table:table-cell office:value-type="float" office:value="1.451377" calcext:value-type="float">
            <text:p>1.451377</text:p>
          </table:table-cell>
          <table:table-cell office:value-type="float" office:value="9.419579" calcext:value-type="float">
            <text:p>9.419579</text:p>
          </table:table-cell>
          <table:table-cell office:value-type="float" office:value="5.691979" calcext:value-type="float">
            <text:p>5.691979</text:p>
          </table:table-cell>
          <table:table-cell office:value-type="float" office:value="8.191401" calcext:value-type="float">
            <text:p>8.191401</text:p>
          </table:table-cell>
          <table:table-cell office:value-type="float" office:value="5.806546" calcext:value-type="float">
            <text:p>5.806546</text:p>
          </table:table-cell>
          <table:table-cell office:value-type="float" office:value="6.796711" calcext:value-type="float">
            <text:p>6.796711</text:p>
          </table:table-cell>
          <table:table-cell office:value-type="float" office:value="6.687316" calcext:value-type="float">
            <text:p>6.687316</text:p>
          </table:table-cell>
          <table:table-cell office:value-type="float" office:value="5.641201" calcext:value-type="float">
            <text:p>5.641201</text:p>
          </table:table-cell>
          <table:table-cell office:value-type="float" office:value="6.378685" calcext:value-type="float">
            <text:p>6.378685</text:p>
          </table:table-cell>
          <table:table-cell office:value-type="float" office:value="7.625905" calcext:value-type="float">
            <text:p>7.625905</text:p>
          </table:table-cell>
          <table:table-cell office:value-type="float" office:value="10.003138" calcext:value-type="float">
            <text:p>10.003138</text:p>
          </table:table-cell>
        </table:table-row>
        <table:table-row table:style-name="ro1">
          <table:table-cell office:value-type="float" office:value="8.878379" calcext:value-type="float">
            <text:p>8.878379</text:p>
          </table:table-cell>
          <table:table-cell office:value-type="float" office:value="8.12661" calcext:value-type="float">
            <text:p>8.12661</text:p>
          </table:table-cell>
          <table:table-cell office:value-type="float" office:value="3.236712" calcext:value-type="float">
            <text:p>3.236712</text:p>
          </table:table-cell>
          <table:table-cell office:value-type="float" office:value="6.909958" calcext:value-type="float">
            <text:p>6.909958</text:p>
          </table:table-cell>
          <table:table-cell office:value-type="float" office:value="5.180116" calcext:value-type="float">
            <text:p>5.180116</text:p>
          </table:table-cell>
          <table:table-cell office:value-type="float" office:value="6.106372" calcext:value-type="float">
            <text:p>6.106372</text:p>
          </table:table-cell>
          <table:table-cell office:value-type="float" office:value="7.371436" calcext:value-type="float">
            <text:p>7.371436</text:p>
          </table:table-cell>
          <table:table-cell office:value-type="float" office:value="5.735607" calcext:value-type="float">
            <text:p>5.735607</text:p>
          </table:table-cell>
          <table:table-cell office:value-type="float" office:value="5.85952" calcext:value-type="float">
            <text:p>5.85952</text:p>
          </table:table-cell>
          <table:table-cell office:value-type="float" office:value="1.940388" calcext:value-type="float">
            <text:p>1.940388</text:p>
          </table:table-cell>
          <table:table-cell office:value-type="float" office:value="6.388116" calcext:value-type="float">
            <text:p>6.388116</text:p>
          </table:table-cell>
          <table:table-cell office:value-type="float" office:value="6.852232" calcext:value-type="float">
            <text:p>6.852232</text:p>
          </table:table-cell>
          <table:table-cell office:value-type="float" office:value="4.618004" calcext:value-type="float">
            <text:p>4.618004</text:p>
          </table:table-cell>
          <table:table-cell office:value-type="float" office:value="6.348032" calcext:value-type="float">
            <text:p>6.348032</text:p>
          </table:table-cell>
          <table:table-cell office:value-type="float" office:value="6.1148" calcext:value-type="float">
            <text:p>6.1148</text:p>
          </table:table-cell>
          <table:table-cell office:value-type="float" office:value="5.675243" calcext:value-type="float">
            <text:p>5.675243</text:p>
          </table:table-cell>
          <table:table-cell office:value-type="float" office:value="4.50417" calcext:value-type="float">
            <text:p>4.50417</text:p>
          </table:table-cell>
          <table:table-cell office:value-type="float" office:value="8.153793" calcext:value-type="float">
            <text:p>8.153793</text:p>
          </table:table-cell>
          <table:table-cell office:value-type="float" office:value="7.870019" calcext:value-type="float">
            <text:p>7.870019</text:p>
          </table:table-cell>
          <table:table-cell office:value-type="float" office:value="5.830797" calcext:value-type="float">
            <text:p>5.830797</text:p>
          </table:table-cell>
        </table:table-row>
        <table:table-row table:style-name="ro1">
          <table:table-cell office:value-type="float" office:value="6.957904" calcext:value-type="float">
            <text:p>6.957904</text:p>
          </table:table-cell>
          <table:table-cell office:value-type="float" office:value="8.511616" calcext:value-type="float">
            <text:p>8.511616</text:p>
          </table:table-cell>
          <table:table-cell office:value-type="float" office:value="3.934024" calcext:value-type="float">
            <text:p>3.934024</text:p>
          </table:table-cell>
          <table:table-cell office:value-type="float" office:value="4.882891" calcext:value-type="float">
            <text:p>4.882891</text:p>
          </table:table-cell>
          <table:table-cell office:value-type="float" office:value="6.003816" calcext:value-type="float">
            <text:p>6.003816</text:p>
          </table:table-cell>
          <table:table-cell office:value-type="float" office:value="4.864746" calcext:value-type="float">
            <text:p>4.864746</text:p>
          </table:table-cell>
          <table:table-cell office:value-type="float" office:value="6.19283" calcext:value-type="float">
            <text:p>6.19283</text:p>
          </table:table-cell>
          <table:table-cell office:value-type="float" office:value="7.55101" calcext:value-type="float">
            <text:p>7.55101</text:p>
          </table:table-cell>
          <table:table-cell office:value-type="float" office:value="5.834421" calcext:value-type="float">
            <text:p>5.834421</text:p>
          </table:table-cell>
          <table:table-cell office:value-type="float" office:value="4.15903" calcext:value-type="float">
            <text:p>4.15903</text:p>
          </table:table-cell>
          <table:table-cell office:value-type="float" office:value="5.403376" calcext:value-type="float">
            <text:p>5.403376</text:p>
          </table:table-cell>
          <table:table-cell office:value-type="float" office:value="5.666304" calcext:value-type="float">
            <text:p>5.666304</text:p>
          </table:table-cell>
          <table:table-cell office:value-type="float" office:value="7.425312" calcext:value-type="float">
            <text:p>7.425312</text:p>
          </table:table-cell>
          <table:table-cell office:value-type="float" office:value="9.226228" calcext:value-type="float">
            <text:p>9.226228</text:p>
          </table:table-cell>
          <table:table-cell office:value-type="float" office:value="5.866991" calcext:value-type="float">
            <text:p>5.866991</text:p>
          </table:table-cell>
          <table:table-cell office:value-type="float" office:value="6.421084" calcext:value-type="float">
            <text:p>6.421084</text:p>
          </table:table-cell>
          <table:table-cell office:value-type="float" office:value="5.257066" calcext:value-type="float">
            <text:p>5.257066</text:p>
          </table:table-cell>
          <table:table-cell office:value-type="float" office:value="6.71472" calcext:value-type="float">
            <text:p>6.71472</text:p>
          </table:table-cell>
          <table:table-cell office:value-type="float" office:value="7.511199" calcext:value-type="float">
            <text:p>7.511199</text:p>
          </table:table-cell>
          <table:table-cell office:value-type="float" office:value="6.670783" calcext:value-type="float">
            <text:p>6.670783</text:p>
          </table:table-cell>
        </table:table-row>
        <table:table-row table:style-name="ro1">
          <table:table-cell office:value-type="float" office:value="7.033271" calcext:value-type="float">
            <text:p>7.033271</text:p>
          </table:table-cell>
          <table:table-cell office:value-type="float" office:value="6.677525" calcext:value-type="float">
            <text:p>6.677525</text:p>
          </table:table-cell>
          <table:table-cell office:value-type="float" office:value="3.775778" calcext:value-type="float">
            <text:p>3.775778</text:p>
          </table:table-cell>
          <table:table-cell office:value-type="float" office:value="5.146964" calcext:value-type="float">
            <text:p>5.146964</text:p>
          </table:table-cell>
          <table:table-cell office:value-type="float" office:value="7.315198" calcext:value-type="float">
            <text:p>7.315198</text:p>
          </table:table-cell>
          <table:table-cell office:value-type="float" office:value="6.994368" calcext:value-type="float">
            <text:p>6.994368</text:p>
          </table:table-cell>
          <table:table-cell office:value-type="float" office:value="5.118096" calcext:value-type="float">
            <text:p>5.118096</text:p>
          </table:table-cell>
          <table:table-cell office:value-type="float" office:value="5.42644" calcext:value-type="float">
            <text:p>5.42644</text:p>
          </table:table-cell>
          <table:table-cell office:value-type="float" office:value="4.913308" calcext:value-type="float">
            <text:p>4.913308</text:p>
          </table:table-cell>
          <table:table-cell office:value-type="float" office:value="3.934074" calcext:value-type="float">
            <text:p>3.934074</text:p>
          </table:table-cell>
          <table:table-cell office:value-type="float" office:value="6.037558" calcext:value-type="float">
            <text:p>6.037558</text:p>
          </table:table-cell>
          <table:table-cell office:value-type="float" office:value="5.484905" calcext:value-type="float">
            <text:p>5.484905</text:p>
          </table:table-cell>
          <table:table-cell office:value-type="float" office:value="5.201485" calcext:value-type="float">
            <text:p>5.201485</text:p>
          </table:table-cell>
          <table:table-cell office:value-type="float" office:value="6.727962" calcext:value-type="float">
            <text:p>6.727962</text:p>
          </table:table-cell>
          <table:table-cell office:value-type="float" office:value="5.397756" calcext:value-type="float">
            <text:p>5.397756</text:p>
          </table:table-cell>
          <table:table-cell office:value-type="float" office:value="5.918581" calcext:value-type="float">
            <text:p>5.918581</text:p>
          </table:table-cell>
          <table:table-cell office:value-type="float" office:value="4.262617" calcext:value-type="float">
            <text:p>4.262617</text:p>
          </table:table-cell>
          <table:table-cell office:value-type="float" office:value="6.864087" calcext:value-type="float">
            <text:p>6.864087</text:p>
          </table:table-cell>
          <table:table-cell office:value-type="float" office:value="5.757724" calcext:value-type="float">
            <text:p>5.757724</text:p>
          </table:table-cell>
          <table:table-cell office:value-type="float" office:value="4.199426" calcext:value-type="float">
            <text:p>4.199426</text:p>
          </table:table-cell>
        </table:table-row>
        <table:table-row table:style-name="ro1">
          <table:table-cell office:value-type="float" office:value="4.959853" calcext:value-type="float">
            <text:p>4.959853</text:p>
          </table:table-cell>
          <table:table-cell office:value-type="float" office:value="7.467408" calcext:value-type="float">
            <text:p>7.467408</text:p>
          </table:table-cell>
          <table:table-cell office:value-type="float" office:value="6.145106" calcext:value-type="float">
            <text:p>6.145106</text:p>
          </table:table-cell>
          <table:table-cell office:value-type="float" office:value="5.994668" calcext:value-type="float">
            <text:p>5.994668</text:p>
          </table:table-cell>
          <table:table-cell office:value-type="float" office:value="4.179398" calcext:value-type="float">
            <text:p>4.179398</text:p>
          </table:table-cell>
          <table:table-cell office:value-type="float" office:value="4.835984" calcext:value-type="float">
            <text:p>4.835984</text:p>
          </table:table-cell>
          <table:table-cell office:value-type="float" office:value="5.973406" calcext:value-type="float">
            <text:p>5.973406</text:p>
          </table:table-cell>
          <table:table-cell office:value-type="float" office:value="7.945907" calcext:value-type="float">
            <text:p>7.945907</text:p>
          </table:table-cell>
          <table:table-cell office:value-type="float" office:value="5.757804" calcext:value-type="float">
            <text:p>5.757804</text:p>
          </table:table-cell>
          <table:table-cell office:value-type="float" office:value="5.015938" calcext:value-type="float">
            <text:p>5.015938</text:p>
          </table:table-cell>
          <table:table-cell office:value-type="float" office:value="4.719736" calcext:value-type="float">
            <text:p>4.719736</text:p>
          </table:table-cell>
          <table:table-cell office:value-type="float" office:value="6.557597" calcext:value-type="float">
            <text:p>6.557597</text:p>
          </table:table-cell>
          <table:table-cell office:value-type="float" office:value="6.542243" calcext:value-type="float">
            <text:p>6.542243</text:p>
          </table:table-cell>
          <table:table-cell office:value-type="float" office:value="6.382627" calcext:value-type="float">
            <text:p>6.382627</text:p>
          </table:table-cell>
          <table:table-cell office:value-type="float" office:value="6.781523" calcext:value-type="float">
            <text:p>6.781523</text:p>
          </table:table-cell>
          <table:table-cell office:value-type="float" office:value="6.181066" calcext:value-type="float">
            <text:p>6.181066</text:p>
          </table:table-cell>
          <table:table-cell office:value-type="float" office:value="4.760404" calcext:value-type="float">
            <text:p>4.760404</text:p>
          </table:table-cell>
          <table:table-cell office:value-type="float" office:value="7.759109" calcext:value-type="float">
            <text:p>7.759109</text:p>
          </table:table-cell>
          <table:table-cell office:value-type="float" office:value="5.961309" calcext:value-type="float">
            <text:p>5.961309</text:p>
          </table:table-cell>
          <table:table-cell office:value-type="float" office:value="6.930583" calcext:value-type="float">
            <text:p>6.930583</text:p>
          </table:table-cell>
        </table:table-row>
        <table:table-row table:style-name="ro1">
          <table:table-cell office:value-type="float" office:value="8.042287" calcext:value-type="float">
            <text:p>8.042287</text:p>
          </table:table-cell>
          <table:table-cell office:value-type="float" office:value="6.328761" calcext:value-type="float">
            <text:p>6.328761</text:p>
          </table:table-cell>
          <table:table-cell office:value-type="float" office:value="5.563575" calcext:value-type="float">
            <text:p>5.563575</text:p>
          </table:table-cell>
          <table:table-cell office:value-type="float" office:value="5.354842" calcext:value-type="float">
            <text:p>5.354842</text:p>
          </table:table-cell>
          <table:table-cell office:value-type="float" office:value="7.18934" calcext:value-type="float">
            <text:p>7.18934</text:p>
          </table:table-cell>
          <table:table-cell office:value-type="float" office:value="7.162296" calcext:value-type="float">
            <text:p>7.162296</text:p>
          </table:table-cell>
          <table:table-cell office:value-type="float" office:value="5.52079" calcext:value-type="float">
            <text:p>5.52079</text:p>
          </table:table-cell>
          <table:table-cell office:value-type="float" office:value="6.663135" calcext:value-type="float">
            <text:p>6.663135</text:p>
          </table:table-cell>
          <table:table-cell office:value-type="float" office:value="6.88428" calcext:value-type="float">
            <text:p>6.88428</text:p>
          </table:table-cell>
          <table:table-cell office:value-type="float" office:value="2.761035" calcext:value-type="float">
            <text:p>2.761035</text:p>
          </table:table-cell>
          <table:table-cell office:value-type="float" office:value="4.928186" calcext:value-type="float">
            <text:p>4.928186</text:p>
          </table:table-cell>
          <table:table-cell office:value-type="float" office:value="4.083996" calcext:value-type="float">
            <text:p>4.083996</text:p>
          </table:table-cell>
          <table:table-cell office:value-type="float" office:value="6.592484" calcext:value-type="float">
            <text:p>6.592484</text:p>
          </table:table-cell>
          <table:table-cell office:value-type="float" office:value="6.224994" calcext:value-type="float">
            <text:p>6.224994</text:p>
          </table:table-cell>
          <table:table-cell office:value-type="float" office:value="6.793875" calcext:value-type="float">
            <text:p>6.793875</text:p>
          </table:table-cell>
          <table:table-cell office:value-type="float" office:value="4.609331" calcext:value-type="float">
            <text:p>4.609331</text:p>
          </table:table-cell>
          <table:table-cell office:value-type="float" office:value="4.22452" calcext:value-type="float">
            <text:p>4.22452</text:p>
          </table:table-cell>
          <table:table-cell office:value-type="float" office:value="6.77057" calcext:value-type="float">
            <text:p>6.77057</text:p>
          </table:table-cell>
          <table:table-cell office:value-type="float" office:value="7.471739" calcext:value-type="float">
            <text:p>7.471739</text:p>
          </table:table-cell>
          <table:table-cell office:value-type="float" office:value="3.124597" calcext:value-type="float">
            <text:p>3.124597</text:p>
          </table:table-cell>
        </table:table-row>
        <table:table-row table:style-name="ro1">
          <table:table-cell office:value-type="float" office:value="7.370454" calcext:value-type="float">
            <text:p>7.370454</text:p>
          </table:table-cell>
          <table:table-cell office:value-type="float" office:value="6.635109" calcext:value-type="float">
            <text:p>6.635109</text:p>
          </table:table-cell>
          <table:table-cell office:value-type="float" office:value="4.229892" calcext:value-type="float">
            <text:p>4.229892</text:p>
          </table:table-cell>
          <table:table-cell office:value-type="float" office:value="4.231806" calcext:value-type="float">
            <text:p>4.231806</text:p>
          </table:table-cell>
          <table:table-cell office:value-type="float" office:value="3.935587" calcext:value-type="float">
            <text:p>3.935587</text:p>
          </table:table-cell>
          <table:table-cell office:value-type="float" office:value="6.152559" calcext:value-type="float">
            <text:p>6.152559</text:p>
          </table:table-cell>
          <table:table-cell office:value-type="float" office:value="4.924444" calcext:value-type="float">
            <text:p>4.924444</text:p>
          </table:table-cell>
          <table:table-cell office:value-type="float" office:value="6.052887" calcext:value-type="float">
            <text:p>6.052887</text:p>
          </table:table-cell>
          <table:table-cell office:value-type="float" office:value="6.458787" calcext:value-type="float">
            <text:p>6.458787</text:p>
          </table:table-cell>
          <table:table-cell office:value-type="float" office:value="3.451343" calcext:value-type="float">
            <text:p>3.451343</text:p>
          </table:table-cell>
          <table:table-cell office:value-type="float" office:value="4.727106" calcext:value-type="float">
            <text:p>4.727106</text:p>
          </table:table-cell>
          <table:table-cell office:value-type="float" office:value="4.95787" calcext:value-type="float">
            <text:p>4.95787</text:p>
          </table:table-cell>
          <table:table-cell office:value-type="float" office:value="5.675662" calcext:value-type="float">
            <text:p>5.675662</text:p>
          </table:table-cell>
          <table:table-cell office:value-type="float" office:value="5.896347" calcext:value-type="float">
            <text:p>5.896347</text:p>
          </table:table-cell>
          <table:table-cell office:value-type="float" office:value="5.576421" calcext:value-type="float">
            <text:p>5.576421</text:p>
          </table:table-cell>
          <table:table-cell office:value-type="float" office:value="6.952037" calcext:value-type="float">
            <text:p>6.952037</text:p>
          </table:table-cell>
          <table:table-cell office:value-type="float" office:value="4.043725" calcext:value-type="float">
            <text:p>4.043725</text:p>
          </table:table-cell>
          <table:table-cell office:value-type="float" office:value="4.995787" calcext:value-type="float">
            <text:p>4.995787</text:p>
          </table:table-cell>
          <table:table-cell office:value-type="float" office:value="4.661513" calcext:value-type="float">
            <text:p>4.661513</text:p>
          </table:table-cell>
          <table:table-cell office:value-type="float" office:value="4.247727" calcext:value-type="float">
            <text:p>4.247727</text:p>
          </table:table-cell>
        </table:table-row>
        <table:table-row table:style-name="ro1">
          <table:table-cell office:value-type="float" office:value="4.958141" calcext:value-type="float">
            <text:p>4.958141</text:p>
          </table:table-cell>
          <table:table-cell office:value-type="float" office:value="5.41626" calcext:value-type="float">
            <text:p>5.41626</text:p>
          </table:table-cell>
          <table:table-cell office:value-type="float" office:value="3.05542" calcext:value-type="float">
            <text:p>3.05542</text:p>
          </table:table-cell>
          <table:table-cell office:value-type="float" office:value="2.666047" calcext:value-type="float">
            <text:p>2.666047</text:p>
          </table:table-cell>
          <table:table-cell office:value-type="float" office:value="6.684564" calcext:value-type="float">
            <text:p>6.684564</text:p>
          </table:table-cell>
          <table:table-cell office:value-type="float" office:value="6.578174" calcext:value-type="float">
            <text:p>6.578174</text:p>
          </table:table-cell>
          <table:table-cell office:value-type="float" office:value="5.498562" calcext:value-type="float">
            <text:p>5.498562</text:p>
          </table:table-cell>
          <table:table-cell office:value-type="float" office:value="7.10148" calcext:value-type="float">
            <text:p>7.10148</text:p>
          </table:table-cell>
          <table:table-cell office:value-type="float" office:value="5.155855" calcext:value-type="float">
            <text:p>5.155855</text:p>
          </table:table-cell>
          <table:table-cell office:value-type="float" office:value="3.635666" calcext:value-type="float">
            <text:p>3.635666</text:p>
          </table:table-cell>
          <table:table-cell office:value-type="float" office:value="6.275162" calcext:value-type="float">
            <text:p>6.275162</text:p>
          </table:table-cell>
          <table:table-cell office:value-type="float" office:value="5.293854" calcext:value-type="float">
            <text:p>5.293854</text:p>
          </table:table-cell>
          <table:table-cell office:value-type="float" office:value="7.208589" calcext:value-type="float">
            <text:p>7.208589</text:p>
          </table:table-cell>
          <table:table-cell office:value-type="float" office:value="4.264142" calcext:value-type="float">
            <text:p>4.264142</text:p>
          </table:table-cell>
          <table:table-cell office:value-type="float" office:value="6.085524" calcext:value-type="float">
            <text:p>6.085524</text:p>
          </table:table-cell>
          <table:table-cell office:value-type="float" office:value="4.779387" calcext:value-type="float">
            <text:p>4.779387</text:p>
          </table:table-cell>
          <table:table-cell office:value-type="float" office:value="5.373664" calcext:value-type="float">
            <text:p>5.373664</text:p>
          </table:table-cell>
          <table:table-cell office:value-type="float" office:value="4.80663" calcext:value-type="float">
            <text:p>4.80663</text:p>
          </table:table-cell>
          <table:table-cell office:value-type="float" office:value="4.653038" calcext:value-type="float">
            <text:p>4.653038</text:p>
          </table:table-cell>
          <table:table-cell office:value-type="float" office:value="3.860481" calcext:value-type="float">
            <text:p>3.860481</text:p>
          </table:table-cell>
        </table:table-row>
        <table:table-row table:style-name="ro1">
          <table:table-cell office:value-type="float" office:value="6.172334" calcext:value-type="float">
            <text:p>6.172334</text:p>
          </table:table-cell>
          <table:table-cell office:value-type="float" office:value="7.362058" calcext:value-type="float">
            <text:p>7.362058</text:p>
          </table:table-cell>
          <table:table-cell office:value-type="float" office:value="1.047875" calcext:value-type="float">
            <text:p>1.047875</text:p>
          </table:table-cell>
          <table:table-cell office:value-type="float" office:value="5.271356" calcext:value-type="float">
            <text:p>5.271356</text:p>
          </table:table-cell>
          <table:table-cell office:value-type="float" office:value="4.138035" calcext:value-type="float">
            <text:p>4.138035</text:p>
          </table:table-cell>
          <table:table-cell office:value-type="float" office:value="4.424902" calcext:value-type="float">
            <text:p>4.424902</text:p>
          </table:table-cell>
          <table:table-cell office:value-type="float" office:value="5.951212" calcext:value-type="float">
            <text:p>5.951212</text:p>
          </table:table-cell>
          <table:table-cell office:value-type="float" office:value="6.744892" calcext:value-type="float">
            <text:p>6.744892</text:p>
          </table:table-cell>
          <table:table-cell office:value-type="float" office:value="4.533899" calcext:value-type="float">
            <text:p>4.533899</text:p>
          </table:table-cell>
          <table:table-cell office:value-type="float" office:value="3.661923" calcext:value-type="float">
            <text:p>3.661923</text:p>
          </table:table-cell>
          <table:table-cell office:value-type="float" office:value="6.036684" calcext:value-type="float">
            <text:p>6.036684</text:p>
          </table:table-cell>
          <table:table-cell office:value-type="float" office:value="6.497702" calcext:value-type="float">
            <text:p>6.497702</text:p>
          </table:table-cell>
          <table:table-cell office:value-type="float" office:value="6.088449" calcext:value-type="float">
            <text:p>6.088449</text:p>
          </table:table-cell>
          <table:table-cell office:value-type="float" office:value="6.80071" calcext:value-type="float">
            <text:p>6.80071</text:p>
          </table:table-cell>
          <table:table-cell office:value-type="float" office:value="6.61808" calcext:value-type="float">
            <text:p>6.61808</text:p>
          </table:table-cell>
          <table:table-cell office:value-type="float" office:value="6.461492" calcext:value-type="float">
            <text:p>6.461492</text:p>
          </table:table-cell>
          <table:table-cell office:value-type="float" office:value="5.7683" calcext:value-type="float">
            <text:p>5.7683</text:p>
          </table:table-cell>
          <table:table-cell office:value-type="float" office:value="4.580828" calcext:value-type="float">
            <text:p>4.580828</text:p>
          </table:table-cell>
          <table:table-cell office:value-type="float" office:value="5.581038" calcext:value-type="float">
            <text:p>5.581038</text:p>
          </table:table-cell>
          <table:table-cell office:value-type="float" office:value="4.748784" calcext:value-type="float">
            <text:p>4.748784</text:p>
          </table:table-cell>
        </table:table-row>
        <table:table-row table:style-name="ro1">
          <table:table-cell office:value-type="float" office:value="4.878487" calcext:value-type="float">
            <text:p>4.878487</text:p>
          </table:table-cell>
          <table:table-cell office:value-type="float" office:value="7.933238" calcext:value-type="float">
            <text:p>7.933238</text:p>
          </table:table-cell>
          <table:table-cell office:value-type="float" office:value="0.748899" calcext:value-type="float">
            <text:p>0.748899</text:p>
          </table:table-cell>
          <table:table-cell office:value-type="float" office:value="6.971843" calcext:value-type="float">
            <text:p>6.971843</text:p>
          </table:table-cell>
          <table:table-cell office:value-type="float" office:value="5.169058" calcext:value-type="float">
            <text:p>5.169058</text:p>
          </table:table-cell>
          <table:table-cell office:value-type="float" office:value="4.643586" calcext:value-type="float">
            <text:p>4.643586</text:p>
          </table:table-cell>
          <table:table-cell office:value-type="float" office:value="5.469765" calcext:value-type="float">
            <text:p>5.469765</text:p>
          </table:table-cell>
          <table:table-cell office:value-type="float" office:value="7.070622" calcext:value-type="float">
            <text:p>7.070622</text:p>
          </table:table-cell>
          <table:table-cell office:value-type="float" office:value="4.576358" calcext:value-type="float">
            <text:p>4.576358</text:p>
          </table:table-cell>
          <table:table-cell office:value-type="float" office:value="5.054548" calcext:value-type="float">
            <text:p>5.054548</text:p>
          </table:table-cell>
          <table:table-cell office:value-type="float" office:value="5.781376" calcext:value-type="float">
            <text:p>5.781376</text:p>
          </table:table-cell>
          <table:table-cell office:value-type="float" office:value="3.942725" calcext:value-type="float">
            <text:p>3.942725</text:p>
          </table:table-cell>
          <table:table-cell office:value-type="float" office:value="5.857527" calcext:value-type="float">
            <text:p>5.857527</text:p>
          </table:table-cell>
          <table:table-cell office:value-type="float" office:value="7.24114" calcext:value-type="float">
            <text:p>7.24114</text:p>
          </table:table-cell>
          <table:table-cell office:value-type="float" office:value="3.52184" calcext:value-type="float">
            <text:p>3.52184</text:p>
          </table:table-cell>
          <table:table-cell office:value-type="float" office:value="4.278578" calcext:value-type="float">
            <text:p>4.278578</text:p>
          </table:table-cell>
          <table:table-cell office:value-type="float" office:value="5.778028" calcext:value-type="float">
            <text:p>5.778028</text:p>
          </table:table-cell>
          <table:table-cell office:value-type="float" office:value="4.291926" calcext:value-type="float">
            <text:p>4.291926</text:p>
          </table:table-cell>
          <table:table-cell office:value-type="float" office:value="5.583096" calcext:value-type="float">
            <text:p>5.583096</text:p>
          </table:table-cell>
          <table:table-cell office:value-type="float" office:value="6.233995" calcext:value-type="float">
            <text:p>6.233995</text:p>
          </table:table-cell>
        </table:table-row>
        <table:table-row table:style-name="ro1">
          <table:table-cell office:value-type="float" office:value="7.993158" calcext:value-type="float">
            <text:p>7.993158</text:p>
          </table:table-cell>
          <table:table-cell office:value-type="float" office:value="7.192473" calcext:value-type="float">
            <text:p>7.192473</text:p>
          </table:table-cell>
          <table:table-cell office:value-type="float" office:value="0.824089" calcext:value-type="float">
            <text:p>0.824089</text:p>
          </table:table-cell>
          <table:table-cell office:value-type="float" office:value="6.447221" calcext:value-type="float">
            <text:p>6.447221</text:p>
          </table:table-cell>
          <table:table-cell office:value-type="float" office:value="5.118668" calcext:value-type="float">
            <text:p>5.118668</text:p>
          </table:table-cell>
          <table:table-cell office:value-type="float" office:value="3.885361" calcext:value-type="float">
            <text:p>3.885361</text:p>
          </table:table-cell>
          <table:table-cell office:value-type="float" office:value="5.218038" calcext:value-type="float">
            <text:p>5.218038</text:p>
          </table:table-cell>
          <table:table-cell office:value-type="float" office:value="6.916028" calcext:value-type="float">
            <text:p>6.916028</text:p>
          </table:table-cell>
          <table:table-cell office:value-type="float" office:value="6.187341" calcext:value-type="float">
            <text:p>6.187341</text:p>
          </table:table-cell>
          <table:table-cell office:value-type="float" office:value="6.570921" calcext:value-type="float">
            <text:p>6.570921</text:p>
          </table:table-cell>
          <table:table-cell office:value-type="float" office:value="4.814228" calcext:value-type="float">
            <text:p>4.814228</text:p>
          </table:table-cell>
          <table:table-cell office:value-type="float" office:value="4.936199" calcext:value-type="float">
            <text:p>4.936199</text:p>
          </table:table-cell>
          <table:table-cell office:value-type="float" office:value="6.711811" calcext:value-type="float">
            <text:p>6.711811</text:p>
          </table:table-cell>
          <table:table-cell office:value-type="float" office:value="8.261115" calcext:value-type="float">
            <text:p>8.261115</text:p>
          </table:table-cell>
          <table:table-cell office:value-type="float" office:value="6.738573" calcext:value-type="float">
            <text:p>6.738573</text:p>
          </table:table-cell>
          <table:table-cell office:value-type="float" office:value="3.511199" calcext:value-type="float">
            <text:p>3.511199</text:p>
          </table:table-cell>
          <table:table-cell office:value-type="float" office:value="4.842977" calcext:value-type="float">
            <text:p>4.842977</text:p>
          </table:table-cell>
          <table:table-cell office:value-type="float" office:value="5.992814" calcext:value-type="float">
            <text:p>5.992814</text:p>
          </table:table-cell>
          <table:table-cell office:value-type="float" office:value="4.499459" calcext:value-type="float">
            <text:p>4.499459</text:p>
          </table:table-cell>
          <table:table-cell office:value-type="float" office:value="6.923252" calcext:value-type="float">
            <text:p>6.923252</text:p>
          </table:table-cell>
        </table:table-row>
        <table:table-row table:style-name="ro1">
          <table:table-cell office:value-type="float" office:value="7.44051" calcext:value-type="float">
            <text:p>7.44051</text:p>
          </table:table-cell>
          <table:table-cell office:value-type="float" office:value="5.075935" calcext:value-type="float">
            <text:p>5.075935</text:p>
          </table:table-cell>
          <table:table-cell office:value-type="float" office:value="0.148967" calcext:value-type="float">
            <text:p>0.148967</text:p>
          </table:table-cell>
          <table:table-cell office:value-type="float" office:value="3.812218" calcext:value-type="float">
            <text:p>3.812218</text:p>
          </table:table-cell>
          <table:table-cell office:value-type="float" office:value="3.666705" calcext:value-type="float">
            <text:p>3.666705</text:p>
          </table:table-cell>
          <table:table-cell office:value-type="float" office:value="5.260554" calcext:value-type="float">
            <text:p>5.260554</text:p>
          </table:table-cell>
          <table:table-cell office:value-type="float" office:value="5.127198" calcext:value-type="float">
            <text:p>5.127198</text:p>
          </table:table-cell>
          <table:table-cell office:value-type="float" office:value="5.058587" calcext:value-type="float">
            <text:p>5.058587</text:p>
          </table:table-cell>
          <table:table-cell office:value-type="float" office:value="8.03512" calcext:value-type="float">
            <text:p>8.03512</text:p>
          </table:table-cell>
          <table:table-cell office:value-type="float" office:value="7.952218" calcext:value-type="float">
            <text:p>7.952218</text:p>
          </table:table-cell>
          <table:table-cell office:value-type="float" office:value="3.764011" calcext:value-type="float">
            <text:p>3.764011</text:p>
          </table:table-cell>
          <table:table-cell office:value-type="float" office:value="4.989682" calcext:value-type="float">
            <text:p>4.989682</text:p>
          </table:table-cell>
          <table:table-cell office:value-type="float" office:value="5.463456" calcext:value-type="float">
            <text:p>5.463456</text:p>
          </table:table-cell>
          <table:table-cell office:value-type="float" office:value="6.256198" calcext:value-type="float">
            <text:p>6.256198</text:p>
          </table:table-cell>
          <table:table-cell office:value-type="float" office:value="4.894331" calcext:value-type="float">
            <text:p>4.894331</text:p>
          </table:table-cell>
          <table:table-cell office:value-type="float" office:value="4.322679" calcext:value-type="float">
            <text:p>4.322679</text:p>
          </table:table-cell>
          <table:table-cell office:value-type="float" office:value="5.345533" calcext:value-type="float">
            <text:p>5.345533</text:p>
          </table:table-cell>
          <table:table-cell office:value-type="float" office:value="7.653148" calcext:value-type="float">
            <text:p>7.653148</text:p>
          </table:table-cell>
          <table:table-cell office:value-type="float" office:value="4.533502" calcext:value-type="float">
            <text:p>4.533502</text:p>
          </table:table-cell>
          <table:table-cell office:value-type="float" office:value="4.724659" calcext:value-type="float">
            <text:p>4.724659</text:p>
          </table:table-cell>
        </table:table-row>
        <table:table-row table:style-name="ro1">
          <table:table-cell office:value-type="float" office:value="13.727781" calcext:value-type="float">
            <text:p>13.727781</text:p>
          </table:table-cell>
          <table:table-cell office:value-type="float" office:value="4.984341" calcext:value-type="float">
            <text:p>4.984341</text:p>
          </table:table-cell>
          <table:table-cell office:value-type="float" office:value="1.140395" calcext:value-type="float">
            <text:p>1.140395</text:p>
          </table:table-cell>
          <table:table-cell office:value-type="float" office:value="2.641717" calcext:value-type="float">
            <text:p>2.641717</text:p>
          </table:table-cell>
          <table:table-cell office:value-type="float" office:value="4.915532" calcext:value-type="float">
            <text:p>4.915532</text:p>
          </table:table-cell>
          <table:table-cell office:value-type="float" office:value="6.300245" calcext:value-type="float">
            <text:p>6.300245</text:p>
          </table:table-cell>
          <table:table-cell office:value-type="float" office:value="5.75552" calcext:value-type="float">
            <text:p>5.75552</text:p>
          </table:table-cell>
          <table:table-cell office:value-type="float" office:value="5.40596" calcext:value-type="float">
            <text:p>5.40596</text:p>
          </table:table-cell>
          <table:table-cell office:value-type="float" office:value="7.343748" calcext:value-type="float">
            <text:p>7.343748</text:p>
          </table:table-cell>
          <table:table-cell office:value-type="float" office:value="12.524651" calcext:value-type="float">
            <text:p>12.524651</text:p>
          </table:table-cell>
          <table:table-cell office:value-type="float" office:value="6.424743" calcext:value-type="float">
            <text:p>6.424743</text:p>
          </table:table-cell>
          <table:table-cell office:value-type="float" office:value="5.360866" calcext:value-type="float">
            <text:p>5.360866</text:p>
          </table:table-cell>
          <table:table-cell office:value-type="float" office:value="5.075205" calcext:value-type="float">
            <text:p>5.075205</text:p>
          </table:table-cell>
          <table:table-cell office:value-type="float" office:value="9.146916" calcext:value-type="float">
            <text:p>9.146916</text:p>
          </table:table-cell>
          <table:table-cell office:value-type="float" office:value="4.702193" calcext:value-type="float">
            <text:p>4.702193</text:p>
          </table:table-cell>
          <table:table-cell office:value-type="float" office:value="3.581398" calcext:value-type="float">
            <text:p>3.581398</text:p>
          </table:table-cell>
          <table:table-cell office:value-type="float" office:value="4.83065" calcext:value-type="float">
            <text:p>4.83065</text:p>
          </table:table-cell>
          <table:table-cell office:value-type="float" office:value="4.857446" calcext:value-type="float">
            <text:p>4.857446</text:p>
          </table:table-cell>
          <table:table-cell office:value-type="float" office:value="3.737534" calcext:value-type="float">
            <text:p>3.737534</text:p>
          </table:table-cell>
          <table:table-cell office:value-type="float" office:value="2.495048" calcext:value-type="float">
            <text:p>2.495048</text:p>
          </table:table-cell>
        </table:table-row>
        <table:table-row table:style-name="ro1">
          <table:table-cell office:value-type="float" office:value="13.336445" calcext:value-type="float">
            <text:p>13.336445</text:p>
          </table:table-cell>
          <table:table-cell office:value-type="float" office:value="4.852945" calcext:value-type="float">
            <text:p>4.852945</text:p>
          </table:table-cell>
          <table:table-cell office:value-type="float" office:value="1.606061" calcext:value-type="float">
            <text:p>1.606061</text:p>
          </table:table-cell>
          <table:table-cell office:value-type="float" office:value="4.820616" calcext:value-type="float">
            <text:p>4.820616</text:p>
          </table:table-cell>
          <table:table-cell office:value-type="float" office:value="3.437812" calcext:value-type="float">
            <text:p>3.437812</text:p>
          </table:table-cell>
          <table:table-cell office:value-type="float" office:value="3.615038" calcext:value-type="float">
            <text:p>3.615038</text:p>
          </table:table-cell>
          <table:table-cell office:value-type="float" office:value="5.854033" calcext:value-type="float">
            <text:p>5.854033</text:p>
          </table:table-cell>
          <table:table-cell office:value-type="float" office:value="6.856946" calcext:value-type="float">
            <text:p>6.856946</text:p>
          </table:table-cell>
          <table:table-cell office:value-type="float" office:value="5.823647" calcext:value-type="float">
            <text:p>5.823647</text:p>
          </table:table-cell>
          <table:table-cell office:value-type="float" office:value="13.335558" calcext:value-type="float">
            <text:p>13.335558</text:p>
          </table:table-cell>
          <table:table-cell office:value-type="float" office:value="3.203631" calcext:value-type="float">
            <text:p>3.203631</text:p>
          </table:table-cell>
          <table:table-cell office:value-type="float" office:value="6.756242" calcext:value-type="float">
            <text:p>6.756242</text:p>
          </table:table-cell>
          <table:table-cell office:value-type="float" office:value="4.892523" calcext:value-type="float">
            <text:p>4.892523</text:p>
          </table:table-cell>
          <table:table-cell office:value-type="float" office:value="6.832777" calcext:value-type="float">
            <text:p>6.832777</text:p>
          </table:table-cell>
          <table:table-cell office:value-type="float" office:value="4.006515" calcext:value-type="float">
            <text:p>4.006515</text:p>
          </table:table-cell>
          <table:table-cell office:value-type="float" office:value="4.096666" calcext:value-type="float">
            <text:p>4.096666</text:p>
          </table:table-cell>
          <table:table-cell office:value-type="float" office:value="7.703816" calcext:value-type="float">
            <text:p>7.703816</text:p>
          </table:table-cell>
          <table:table-cell office:value-type="float" office:value="6.283849" calcext:value-type="float">
            <text:p>6.283849</text:p>
          </table:table-cell>
          <table:table-cell office:value-type="float" office:value="3.950647" calcext:value-type="float">
            <text:p>3.950647</text:p>
          </table:table-cell>
          <table:table-cell office:value-type="float" office:value="1.816072" calcext:value-type="float">
            <text:p>1.816072</text:p>
          </table:table-cell>
        </table:table-row>
        <table:table-row table:style-name="ro1">
          <table:table-cell office:value-type="float" office:value="12.882646" calcext:value-type="float">
            <text:p>12.882646</text:p>
          </table:table-cell>
          <table:table-cell office:value-type="float" office:value="5.410635" calcext:value-type="float">
            <text:p>5.410635</text:p>
          </table:table-cell>
          <table:table-cell office:value-type="float" office:value="0.736016" calcext:value-type="float">
            <text:p>0.736016</text:p>
          </table:table-cell>
          <table:table-cell office:value-type="float" office:value="3.817472" calcext:value-type="float">
            <text:p>3.817472</text:p>
          </table:table-cell>
          <table:table-cell office:value-type="float" office:value="3.873638" calcext:value-type="float">
            <text:p>3.873638</text:p>
          </table:table-cell>
          <table:table-cell office:value-type="float" office:value="5.344785" calcext:value-type="float">
            <text:p>5.344785</text:p>
          </table:table-cell>
          <table:table-cell office:value-type="float" office:value="4.465412" calcext:value-type="float">
            <text:p>4.465412</text:p>
          </table:table-cell>
          <table:table-cell office:value-type="float" office:value="5.143317" calcext:value-type="float">
            <text:p>5.143317</text:p>
          </table:table-cell>
          <table:table-cell office:value-type="float" office:value="5.812622" calcext:value-type="float">
            <text:p>5.812622</text:p>
          </table:table-cell>
          <table:table-cell office:value-type="float" office:value="12.880246" calcext:value-type="float">
            <text:p>12.880246</text:p>
          </table:table-cell>
          <table:table-cell office:value-type="float" office:value="2.469674" calcext:value-type="float">
            <text:p>2.469674</text:p>
          </table:table-cell>
          <table:table-cell office:value-type="float" office:value="5.657745" calcext:value-type="float">
            <text:p>5.657745</text:p>
          </table:table-cell>
          <table:table-cell office:value-type="float" office:value="4.155482" calcext:value-type="float">
            <text:p>4.155482</text:p>
          </table:table-cell>
          <table:table-cell office:value-type="float" office:value="7.32518" calcext:value-type="float">
            <text:p>7.32518</text:p>
          </table:table-cell>
          <table:table-cell office:value-type="float" office:value="4.52082" calcext:value-type="float">
            <text:p>4.52082</text:p>
          </table:table-cell>
          <table:table-cell office:value-type="float" office:value="3.593975" calcext:value-type="float">
            <text:p>3.593975</text:p>
          </table:table-cell>
          <table:table-cell office:value-type="float" office:value="6.203597" calcext:value-type="float">
            <text:p>6.203597</text:p>
          </table:table-cell>
          <table:table-cell office:value-type="float" office:value="5.050272" calcext:value-type="float">
            <text:p>5.050272</text:p>
          </table:table-cell>
          <table:table-cell office:value-type="float" office:value="5.147666" calcext:value-type="float">
            <text:p>5.147666</text:p>
          </table:table-cell>
          <table:table-cell office:value-type="float" office:value="6.326723" calcext:value-type="float">
            <text:p>6.326723</text:p>
          </table:table-cell>
        </table:table-row>
        <table:table-row table:style-name="ro1">
          <table:table-cell office:value-type="float" office:value="12.377108" calcext:value-type="float">
            <text:p>12.377108</text:p>
          </table:table-cell>
          <table:table-cell office:value-type="float" office:value="4.642685" calcext:value-type="float">
            <text:p>4.642685</text:p>
          </table:table-cell>
          <table:table-cell office:value-type="float" office:value="0.754862" calcext:value-type="float">
            <text:p>0.754862</text:p>
          </table:table-cell>
          <table:table-cell office:value-type="float" office:value="6.266382" calcext:value-type="float">
            <text:p>6.266382</text:p>
          </table:table-cell>
          <table:table-cell office:value-type="float" office:value="3.665052" calcext:value-type="float">
            <text:p>3.665052</text:p>
          </table:table-cell>
          <table:table-cell office:value-type="float" office:value="4.584598" calcext:value-type="float">
            <text:p>4.584598</text:p>
          </table:table-cell>
          <table:table-cell office:value-type="float" office:value="3.865121" calcext:value-type="float">
            <text:p>3.865121</text:p>
          </table:table-cell>
          <table:table-cell office:value-type="float" office:value="6.043991" calcext:value-type="float">
            <text:p>6.043991</text:p>
          </table:table-cell>
          <table:table-cell office:value-type="float" office:value="6.808987" calcext:value-type="float">
            <text:p>6.808987</text:p>
          </table:table-cell>
          <table:table-cell office:value-type="float" office:value="12.424107" calcext:value-type="float">
            <text:p>12.424107</text:p>
          </table:table-cell>
          <table:table-cell office:value-type="float" office:value="4.894822" calcext:value-type="float">
            <text:p>4.894822</text:p>
          </table:table-cell>
          <table:table-cell office:value-type="float" office:value="4.675287" calcext:value-type="float">
            <text:p>4.675287</text:p>
          </table:table-cell>
          <table:table-cell office:value-type="float" office:value="5.57082" calcext:value-type="float">
            <text:p>5.57082</text:p>
          </table:table-cell>
          <table:table-cell office:value-type="float" office:value="6.853015" calcext:value-type="float">
            <text:p>6.853015</text:p>
          </table:table-cell>
          <table:table-cell office:value-type="float" office:value="4.520362" calcext:value-type="float">
            <text:p>4.520362</text:p>
          </table:table-cell>
          <table:table-cell office:value-type="float" office:value="4.44752" calcext:value-type="float">
            <text:p>4.44752</text:p>
          </table:table-cell>
          <table:table-cell office:value-type="float" office:value="5.799294" calcext:value-type="float">
            <text:p>5.799294</text:p>
          </table:table-cell>
          <table:table-cell office:value-type="float" office:value="2.678291" calcext:value-type="float">
            <text:p>2.678291</text:p>
          </table:table-cell>
          <table:table-cell office:value-type="float" office:value="5.17042" calcext:value-type="float">
            <text:p>5.17042</text:p>
          </table:table-cell>
          <table:table-cell office:value-type="float" office:value="5.442599" calcext:value-type="float">
            <text:p>5.442599</text:p>
          </table:table-cell>
        </table:table-row>
        <table:table-row table:style-name="ro1">
          <table:table-cell office:value-type="float" office:value="11.921375" calcext:value-type="float">
            <text:p>11.921375</text:p>
          </table:table-cell>
          <table:table-cell office:value-type="float" office:value="5.964456" calcext:value-type="float">
            <text:p>5.964456</text:p>
          </table:table-cell>
          <table:table-cell office:value-type="float" office:value="0.889701" calcext:value-type="float">
            <text:p>0.889701</text:p>
          </table:table-cell>
          <table:table-cell office:value-type="float" office:value="10.583427" calcext:value-type="float">
            <text:p>10.583427</text:p>
          </table:table-cell>
          <table:table-cell office:value-type="float" office:value="2.929482" calcext:value-type="float">
            <text:p>2.929482</text:p>
          </table:table-cell>
          <table:table-cell office:value-type="float" office:value="3.979389" calcext:value-type="float">
            <text:p>3.979389</text:p>
          </table:table-cell>
          <table:table-cell office:value-type="float" office:value="3.787567" calcext:value-type="float">
            <text:p>3.787567</text:p>
          </table:table-cell>
          <table:table-cell office:value-type="float" office:value="6.266314" calcext:value-type="float">
            <text:p>6.266314</text:p>
          </table:table-cell>
          <table:table-cell office:value-type="float" office:value="7.202042" calcext:value-type="float">
            <text:p>7.202042</text:p>
          </table:table-cell>
          <table:table-cell office:value-type="float" office:value="11.971123" calcext:value-type="float">
            <text:p>11.971123</text:p>
          </table:table-cell>
          <table:table-cell office:value-type="float" office:value="5.035811" calcext:value-type="float">
            <text:p>5.035811</text:p>
          </table:table-cell>
          <table:table-cell office:value-type="float" office:value="5.613937" calcext:value-type="float">
            <text:p>5.613937</text:p>
          </table:table-cell>
          <table:table-cell office:value-type="float" office:value="4.672433" calcext:value-type="float">
            <text:p>4.672433</text:p>
          </table:table-cell>
          <table:table-cell office:value-type="float" office:value="7.881241" calcext:value-type="float">
            <text:p>7.881241</text:p>
          </table:table-cell>
          <table:table-cell office:value-type="float" office:value="5.276735" calcext:value-type="float">
            <text:p>5.276735</text:p>
          </table:table-cell>
          <table:table-cell office:value-type="float" office:value="4.738502" calcext:value-type="float">
            <text:p>4.738502</text:p>
          </table:table-cell>
          <table:table-cell office:value-type="float" office:value="7.655362" calcext:value-type="float">
            <text:p>7.655362</text:p>
          </table:table-cell>
          <table:table-cell office:value-type="float" office:value="4.56933" calcext:value-type="float">
            <text:p>4.56933</text:p>
          </table:table-cell>
          <table:table-cell office:value-type="float" office:value="4.363534" calcext:value-type="float">
            <text:p>4.363534</text:p>
          </table:table-cell>
          <table:table-cell office:value-type="float" office:value="7.136969" calcext:value-type="float">
            <text:p>7.136969</text:p>
          </table:table-cell>
        </table:table-row>
        <table:table-row table:style-name="ro1">
          <table:table-cell office:value-type="float" office:value="11.469877" calcext:value-type="float">
            <text:p>11.469877</text:p>
          </table:table-cell>
          <table:table-cell office:value-type="float" office:value="4.595843" calcext:value-type="float">
            <text:p>4.595843</text:p>
          </table:table-cell>
          <table:table-cell office:value-type="float" office:value="0.980999" calcext:value-type="float">
            <text:p>0.980999</text:p>
          </table:table-cell>
          <table:table-cell office:value-type="float" office:value="10.127248" calcext:value-type="float">
            <text:p>10.127248</text:p>
          </table:table-cell>
          <table:table-cell office:value-type="float" office:value="3.247062" calcext:value-type="float">
            <text:p>3.247062</text:p>
          </table:table-cell>
          <table:table-cell office:value-type="float" office:value="4.062061" calcext:value-type="float">
            <text:p>4.062061</text:p>
          </table:table-cell>
          <table:table-cell office:value-type="float" office:value="1.709951" calcext:value-type="float">
            <text:p>1.709951</text:p>
          </table:table-cell>
          <table:table-cell office:value-type="float" office:value="5.549895" calcext:value-type="float">
            <text:p>5.549895</text:p>
          </table:table-cell>
          <table:table-cell office:value-type="float" office:value="6.347362" calcext:value-type="float">
            <text:p>6.347362</text:p>
          </table:table-cell>
          <table:table-cell office:value-type="float" office:value="11.510987" calcext:value-type="float">
            <text:p>11.510987</text:p>
          </table:table-cell>
          <table:table-cell office:value-type="float" office:value="5.658655" calcext:value-type="float">
            <text:p>5.658655</text:p>
          </table:table-cell>
          <table:table-cell office:value-type="float" office:value="4.810622" calcext:value-type="float">
            <text:p>4.810622</text:p>
          </table:table-cell>
          <table:table-cell office:value-type="float" office:value="2.845976" calcext:value-type="float">
            <text:p>2.845976</text:p>
          </table:table-cell>
          <table:table-cell office:value-type="float" office:value="6.658198" calcext:value-type="float">
            <text:p>6.658198</text:p>
          </table:table-cell>
          <table:table-cell office:value-type="float" office:value="5.567831" calcext:value-type="float">
            <text:p>5.567831</text:p>
          </table:table-cell>
          <table:table-cell office:value-type="float" office:value="4.280361" calcext:value-type="float">
            <text:p>4.280361</text:p>
          </table:table-cell>
          <table:table-cell office:value-type="float" office:value="8.051842" calcext:value-type="float">
            <text:p>8.051842</text:p>
          </table:table-cell>
          <table:table-cell office:value-type="float" office:value="4.886203" calcext:value-type="float">
            <text:p>4.886203</text:p>
          </table:table-cell>
          <table:table-cell office:value-type="float" office:value="3.608434" calcext:value-type="float">
            <text:p>3.608434</text:p>
          </table:table-cell>
          <table:table-cell office:value-type="float" office:value="13.869833" calcext:value-type="float">
            <text:p>13.869833</text:p>
          </table:table-cell>
        </table:table-row>
        <table:table-row table:style-name="ro1">
          <table:table-cell office:value-type="float" office:value="11.040309" calcext:value-type="float">
            <text:p>11.040309</text:p>
          </table:table-cell>
          <table:table-cell office:value-type="float" office:value="5.627069" calcext:value-type="float">
            <text:p>5.627069</text:p>
          </table:table-cell>
          <table:table-cell office:value-type="float" office:value="0.586839" calcext:value-type="float">
            <text:p>0.586839</text:p>
          </table:table-cell>
          <table:table-cell office:value-type="float" office:value="9.668647" calcext:value-type="float">
            <text:p>9.668647</text:p>
          </table:table-cell>
          <table:table-cell office:value-type="float" office:value="2.91447" calcext:value-type="float">
            <text:p>2.91447</text:p>
          </table:table-cell>
          <table:table-cell office:value-type="float" office:value="4.648364" calcext:value-type="float">
            <text:p>4.648364</text:p>
          </table:table-cell>
          <table:table-cell office:value-type="float" office:value="4.445457" calcext:value-type="float">
            <text:p>4.445457</text:p>
          </table:table-cell>
          <table:table-cell office:value-type="float" office:value="4.873051" calcext:value-type="float">
            <text:p>4.873051</text:p>
          </table:table-cell>
          <table:table-cell office:value-type="float" office:value="5.871713" calcext:value-type="float">
            <text:p>5.871713</text:p>
          </table:table-cell>
          <table:table-cell office:value-type="float" office:value="11.044531" calcext:value-type="float">
            <text:p>11.044531</text:p>
          </table:table-cell>
          <table:table-cell office:value-type="float" office:value="4.853887" calcext:value-type="float">
            <text:p>4.853887</text:p>
          </table:table-cell>
          <table:table-cell office:value-type="float" office:value="4.490763" calcext:value-type="float">
            <text:p>4.490763</text:p>
          </table:table-cell>
          <table:table-cell office:value-type="float" office:value="3.679301" calcext:value-type="float">
            <text:p>3.679301</text:p>
          </table:table-cell>
          <table:table-cell office:value-type="float" office:value="9.008026" calcext:value-type="float">
            <text:p>9.008026</text:p>
          </table:table-cell>
          <table:table-cell office:value-type="float" office:value="4.527195" calcext:value-type="float">
            <text:p>4.527195</text:p>
          </table:table-cell>
          <table:table-cell office:value-type="float" office:value="3.297216" calcext:value-type="float">
            <text:p>3.297216</text:p>
          </table:table-cell>
          <table:table-cell office:value-type="float" office:value="7.621432" calcext:value-type="float">
            <text:p>7.621432</text:p>
          </table:table-cell>
          <table:table-cell office:value-type="float" office:value="3.967967" calcext:value-type="float">
            <text:p>3.967967</text:p>
          </table:table-cell>
          <table:table-cell office:value-type="float" office:value="3.484316" calcext:value-type="float">
            <text:p>3.484316</text:p>
          </table:table-cell>
          <table:table-cell office:value-type="float" office:value="13.405533" calcext:value-type="float">
            <text:p>13.405533</text:p>
          </table:table-cell>
        </table:table-row>
        <table:table-row table:style-name="ro1">
          <table:table-cell office:value-type="float" office:value="10.57959" calcext:value-type="float">
            <text:p>10.57959</text:p>
          </table:table-cell>
          <table:table-cell office:value-type="float" office:value="4.44979" calcext:value-type="float">
            <text:p>4.44979</text:p>
          </table:table-cell>
          <table:table-cell office:value-type="float" office:value="0.527684" calcext:value-type="float">
            <text:p>0.527684</text:p>
          </table:table-cell>
          <table:table-cell office:value-type="float" office:value="9.222214" calcext:value-type="float">
            <text:p>9.222214</text:p>
          </table:table-cell>
          <table:table-cell office:value-type="float" office:value="2.46817" calcext:value-type="float">
            <text:p>2.46817</text:p>
          </table:table-cell>
          <table:table-cell office:value-type="float" office:value="4.50699" calcext:value-type="float">
            <text:p>4.50699</text:p>
          </table:table-cell>
          <table:table-cell office:value-type="float" office:value="2.834027" calcext:value-type="float">
            <text:p>2.834027</text:p>
          </table:table-cell>
          <table:table-cell office:value-type="float" office:value="6.459601" calcext:value-type="float">
            <text:p>6.459601</text:p>
          </table:table-cell>
          <table:table-cell office:value-type="float" office:value="4.928435" calcext:value-type="float">
            <text:p>4.928435</text:p>
          </table:table-cell>
          <table:table-cell office:value-type="float" office:value="10.595992" calcext:value-type="float">
            <text:p>10.595992</text:p>
          </table:table-cell>
          <table:table-cell office:value-type="float" office:value="4.04655" calcext:value-type="float">
            <text:p>4.04655</text:p>
          </table:table-cell>
          <table:table-cell office:value-type="float" office:value="5.321199" calcext:value-type="float">
            <text:p>5.321199</text:p>
          </table:table-cell>
          <table:table-cell office:value-type="float" office:value="2.592414" calcext:value-type="float">
            <text:p>2.592414</text:p>
          </table:table-cell>
          <table:table-cell office:value-type="float" office:value="12.835132" calcext:value-type="float">
            <text:p>12.835132</text:p>
          </table:table-cell>
          <table:table-cell office:value-type="float" office:value="4.8912" calcext:value-type="float">
            <text:p>4.8912</text:p>
          </table:table-cell>
          <table:table-cell office:value-type="float" office:value="2.900806" calcext:value-type="float">
            <text:p>2.900806</text:p>
          </table:table-cell>
          <table:table-cell office:value-type="float" office:value="7.575754" calcext:value-type="float">
            <text:p>7.575754</text:p>
          </table:table-cell>
          <table:table-cell office:value-type="float" office:value="4.454696" calcext:value-type="float">
            <text:p>4.454696</text:p>
          </table:table-cell>
          <table:table-cell office:value-type="float" office:value="4.452959" calcext:value-type="float">
            <text:p>4.452959</text:p>
          </table:table-cell>
          <table:table-cell office:value-type="float" office:value="12.946585" calcext:value-type="float">
            <text:p>12.946585</text:p>
          </table:table-cell>
        </table:table-row>
        <table:table-row table:style-name="ro1">
          <table:table-cell office:value-type="float" office:value="10.128035" calcext:value-type="float">
            <text:p>10.128035</text:p>
          </table:table-cell>
          <table:table-cell office:value-type="float" office:value="6.332765" calcext:value-type="float">
            <text:p>6.332765</text:p>
          </table:table-cell>
          <table:table-cell office:value-type="float" office:value="0.407741" calcext:value-type="float">
            <text:p>0.407741</text:p>
          </table:table-cell>
          <table:table-cell office:value-type="float" office:value="8.766785" calcext:value-type="float">
            <text:p>8.766785</text:p>
          </table:table-cell>
          <table:table-cell office:value-type="float" office:value="3.088248" calcext:value-type="float">
            <text:p>3.088248</text:p>
          </table:table-cell>
          <table:table-cell office:value-type="float" office:value="3.752233" calcext:value-type="float">
            <text:p>3.752233</text:p>
          </table:table-cell>
          <table:table-cell office:value-type="float" office:value="4.84275" calcext:value-type="float">
            <text:p>4.84275</text:p>
          </table:table-cell>
          <table:table-cell office:value-type="float" office:value="5.945614" calcext:value-type="float">
            <text:p>5.945614</text:p>
          </table:table-cell>
          <table:table-cell office:value-type="float" office:value="2.540868" calcext:value-type="float">
            <text:p>2.540868</text:p>
          </table:table-cell>
          <table:table-cell office:value-type="float" office:value="10.173239" calcext:value-type="float">
            <text:p>10.173239</text:p>
          </table:table-cell>
          <table:table-cell office:value-type="float" office:value="3.736758" calcext:value-type="float">
            <text:p>3.736758</text:p>
          </table:table-cell>
          <table:table-cell office:value-type="float" office:value="5.190194" calcext:value-type="float">
            <text:p>5.190194</text:p>
          </table:table-cell>
          <table:table-cell office:value-type="float" office:value="1.89425" calcext:value-type="float">
            <text:p>1.89425</text:p>
          </table:table-cell>
          <table:table-cell office:value-type="float" office:value="12.367414" calcext:value-type="float">
            <text:p>12.367414</text:p>
          </table:table-cell>
          <table:table-cell office:value-type="float" office:value="3.291351" calcext:value-type="float">
            <text:p>3.291351</text:p>
          </table:table-cell>
          <table:table-cell office:value-type="float" office:value="3.830459" calcext:value-type="float">
            <text:p>3.830459</text:p>
          </table:table-cell>
          <table:table-cell office:value-type="float" office:value="7.055057" calcext:value-type="float">
            <text:p>7.055057</text:p>
          </table:table-cell>
          <table:table-cell office:value-type="float" office:value="2.968443" calcext:value-type="float">
            <text:p>2.968443</text:p>
          </table:table-cell>
          <table:table-cell office:value-type="float" office:value="4.231179" calcext:value-type="float">
            <text:p>4.231179</text:p>
          </table:table-cell>
          <table:table-cell office:value-type="float" office:value="12.510692" calcext:value-type="float">
            <text:p>12.510692</text:p>
          </table:table-cell>
        </table:table-row>
        <table:table-row table:style-name="ro1">
          <table:table-cell office:value-type="float" office:value="9.655304" calcext:value-type="float">
            <text:p>9.655304</text:p>
          </table:table-cell>
          <table:table-cell office:value-type="float" office:value="5.911158" calcext:value-type="float">
            <text:p>5.911158</text:p>
          </table:table-cell>
          <table:table-cell office:value-type="float" office:value="0.145586" calcext:value-type="float">
            <text:p>0.145586</text:p>
          </table:table-cell>
          <table:table-cell office:value-type="float" office:value="8.312875" calcext:value-type="float">
            <text:p>8.312875</text:p>
          </table:table-cell>
          <table:table-cell office:value-type="float" office:value="3.547717" calcext:value-type="float">
            <text:p>3.547717</text:p>
          </table:table-cell>
          <table:table-cell office:value-type="float" office:value="3.956557" calcext:value-type="float">
            <text:p>3.956557</text:p>
          </table:table-cell>
          <table:table-cell office:value-type="float" office:value="1.283717" calcext:value-type="float">
            <text:p>1.283717</text:p>
          </table:table-cell>
          <table:table-cell office:value-type="float" office:value="8.319109" calcext:value-type="float">
            <text:p>8.319109</text:p>
          </table:table-cell>
          <table:table-cell office:value-type="float" office:value="4.054048" calcext:value-type="float">
            <text:p>4.054048</text:p>
          </table:table-cell>
          <table:table-cell office:value-type="float" office:value="9.68669" calcext:value-type="float">
            <text:p>9.68669</text:p>
          </table:table-cell>
          <table:table-cell office:value-type="float" office:value="4.199788" calcext:value-type="float">
            <text:p>4.199788</text:p>
          </table:table-cell>
          <table:table-cell office:value-type="float" office:value="6.301594" calcext:value-type="float">
            <text:p>6.301594</text:p>
          </table:table-cell>
          <table:table-cell office:value-type="float" office:value="4.083488" calcext:value-type="float">
            <text:p>4.083488</text:p>
          </table:table-cell>
          <table:table-cell office:value-type="float" office:value="11.920293" calcext:value-type="float">
            <text:p>11.920293</text:p>
          </table:table-cell>
          <table:table-cell office:value-type="float" office:value="4.61297" calcext:value-type="float">
            <text:p>4.61297</text:p>
          </table:table-cell>
          <table:table-cell office:value-type="float" office:value="4.229341" calcext:value-type="float">
            <text:p>4.229341</text:p>
          </table:table-cell>
          <table:table-cell office:value-type="float" office:value="7.112598" calcext:value-type="float">
            <text:p>7.112598</text:p>
          </table:table-cell>
          <table:table-cell office:value-type="float" office:value="2.878649" calcext:value-type="float">
            <text:p>2.878649</text:p>
          </table:table-cell>
          <table:table-cell office:value-type="float" office:value="3.980806" calcext:value-type="float">
            <text:p>3.980806</text:p>
          </table:table-cell>
          <table:table-cell office:value-type="float" office:value="12.058738" calcext:value-type="float">
            <text:p>12.058738</text:p>
          </table:table-cell>
        </table:table-row>
        <table:table-row table:style-name="ro1">
          <table:table-cell office:value-type="float" office:value="9.208675" calcext:value-type="float">
            <text:p>9.208675</text:p>
          </table:table-cell>
          <table:table-cell office:value-type="float" office:value="6.151733" calcext:value-type="float">
            <text:p>6.151733</text:p>
          </table:table-cell>
          <table:table-cell office:value-type="float" office:value="0.138947" calcext:value-type="float">
            <text:p>0.138947</text:p>
          </table:table-cell>
          <table:table-cell office:value-type="float" office:value="7.852859" calcext:value-type="float">
            <text:p>7.852859</text:p>
          </table:table-cell>
          <table:table-cell office:value-type="float" office:value="5.561481" calcext:value-type="float">
            <text:p>5.561481</text:p>
          </table:table-cell>
          <table:table-cell office:value-type="float" office:value="3.446159" calcext:value-type="float">
            <text:p>3.446159</text:p>
          </table:table-cell>
          <table:table-cell office:value-type="float" office:value="3.330854" calcext:value-type="float">
            <text:p>3.330854</text:p>
          </table:table-cell>
          <table:table-cell office:value-type="float" office:value="7.86989" calcext:value-type="float">
            <text:p>7.86989</text:p>
          </table:table-cell>
          <table:table-cell office:value-type="float" office:value="5.72695" calcext:value-type="float">
            <text:p>5.72695</text:p>
          </table:table-cell>
          <table:table-cell office:value-type="float" office:value="9.240469" calcext:value-type="float">
            <text:p>9.240469</text:p>
          </table:table-cell>
          <table:table-cell office:value-type="float" office:value="4.229153" calcext:value-type="float">
            <text:p>4.229153</text:p>
          </table:table-cell>
          <table:table-cell office:value-type="float" office:value="4.792478" calcext:value-type="float">
            <text:p>4.792478</text:p>
          </table:table-cell>
          <table:table-cell office:value-type="float" office:value="3.348798" calcext:value-type="float">
            <text:p>3.348798</text:p>
          </table:table-cell>
          <table:table-cell office:value-type="float" office:value="11.497657" calcext:value-type="float">
            <text:p>11.497657</text:p>
          </table:table-cell>
          <table:table-cell office:value-type="float" office:value="5.467961" calcext:value-type="float">
            <text:p>5.467961</text:p>
          </table:table-cell>
          <table:table-cell office:value-type="float" office:value="3.983574" calcext:value-type="float">
            <text:p>3.983574</text:p>
          </table:table-cell>
          <table:table-cell office:value-type="float" office:value="6.609544" calcext:value-type="float">
            <text:p>6.609544</text:p>
          </table:table-cell>
          <table:table-cell office:value-type="float" office:value="3.508638" calcext:value-type="float">
            <text:p>3.508638</text:p>
          </table:table-cell>
          <table:table-cell office:value-type="float" office:value="3.404457" calcext:value-type="float">
            <text:p>3.404457</text:p>
          </table:table-cell>
          <table:table-cell office:value-type="float" office:value="11.587079" calcext:value-type="float">
            <text:p>11.587079</text:p>
          </table:table-cell>
        </table:table-row>
        <table:table-row table:style-name="ro1">
          <table:table-cell office:value-type="float" office:value="8.742402" calcext:value-type="float">
            <text:p>8.742402</text:p>
          </table:table-cell>
          <table:table-cell office:value-type="float" office:value="5.903242" calcext:value-type="float">
            <text:p>5.903242</text:p>
          </table:table-cell>
          <table:table-cell office:value-type="float" office:value="12.501112" calcext:value-type="float">
            <text:p>12.501112</text:p>
          </table:table-cell>
          <table:table-cell office:value-type="float" office:value="7.440135" calcext:value-type="float">
            <text:p>7.440135</text:p>
          </table:table-cell>
          <table:table-cell office:value-type="float" office:value="5.106355" calcext:value-type="float">
            <text:p>5.106355</text:p>
          </table:table-cell>
          <table:table-cell office:value-type="float" office:value="1.82171" calcext:value-type="float">
            <text:p>1.82171</text:p>
          </table:table-cell>
          <table:table-cell office:value-type="float" office:value="5.956233" calcext:value-type="float">
            <text:p>5.956233</text:p>
          </table:table-cell>
          <table:table-cell office:value-type="float" office:value="7.395436" calcext:value-type="float">
            <text:p>7.395436</text:p>
          </table:table-cell>
          <table:table-cell office:value-type="float" office:value="6.484689" calcext:value-type="float">
            <text:p>6.484689</text:p>
          </table:table-cell>
          <table:table-cell office:value-type="float" office:value="8.732339" calcext:value-type="float">
            <text:p>8.732339</text:p>
          </table:table-cell>
          <table:table-cell office:value-type="float" office:value="3.249453" calcext:value-type="float">
            <text:p>3.249453</text:p>
          </table:table-cell>
          <table:table-cell office:value-type="float" office:value="5.64656" calcext:value-type="float">
            <text:p>5.64656</text:p>
          </table:table-cell>
          <table:table-cell office:value-type="float" office:value="3.708143" calcext:value-type="float">
            <text:p>3.708143</text:p>
          </table:table-cell>
          <table:table-cell office:value-type="float" office:value="11.032707" calcext:value-type="float">
            <text:p>11.032707</text:p>
          </table:table-cell>
          <table:table-cell office:value-type="float" office:value="4.732529" calcext:value-type="float">
            <text:p>4.732529</text:p>
          </table:table-cell>
          <table:table-cell office:value-type="float" office:value="4.154219" calcext:value-type="float">
            <text:p>4.154219</text:p>
          </table:table-cell>
          <table:table-cell office:value-type="float" office:value="6.636896" calcext:value-type="float">
            <text:p>6.636896</text:p>
          </table:table-cell>
          <table:table-cell office:value-type="float" office:value="2.392305" calcext:value-type="float">
            <text:p>2.392305</text:p>
          </table:table-cell>
          <table:table-cell office:value-type="float" office:value="3.498132" calcext:value-type="float">
            <text:p>3.498132</text:p>
          </table:table-cell>
          <table:table-cell office:value-type="float" office:value="11.203202" calcext:value-type="float">
            <text:p>11.203202</text:p>
          </table:table-cell>
        </table:table-row>
        <table:table-row table:style-name="ro1">
          <table:table-cell office:value-type="float" office:value="8.281011" calcext:value-type="float">
            <text:p>8.281011</text:p>
          </table:table-cell>
          <table:table-cell office:value-type="float" office:value="5.865919" calcext:value-type="float">
            <text:p>5.865919</text:p>
          </table:table-cell>
          <table:table-cell office:value-type="float" office:value="12.030676" calcext:value-type="float">
            <text:p>12.030676</text:p>
          </table:table-cell>
          <table:table-cell office:value-type="float" office:value="6.937839" calcext:value-type="float">
            <text:p>6.937839</text:p>
          </table:table-cell>
          <table:table-cell office:value-type="float" office:value="4.638669" calcext:value-type="float">
            <text:p>4.638669</text:p>
          </table:table-cell>
          <table:table-cell office:value-type="float" office:value="3.89625" calcext:value-type="float">
            <text:p>3.89625</text:p>
          </table:table-cell>
          <table:table-cell office:value-type="float" office:value="9.274801" calcext:value-type="float">
            <text:p>9.274801</text:p>
          </table:table-cell>
          <table:table-cell office:value-type="float" office:value="6.93054" calcext:value-type="float">
            <text:p>6.93054</text:p>
          </table:table-cell>
          <table:table-cell office:value-type="float" office:value="10.630258" calcext:value-type="float">
            <text:p>10.630258</text:p>
          </table:table-cell>
          <table:table-cell office:value-type="float" office:value="8.293253" calcext:value-type="float">
            <text:p>8.293253</text:p>
          </table:table-cell>
          <table:table-cell office:value-type="float" office:value="4.860075" calcext:value-type="float">
            <text:p>4.860075</text:p>
          </table:table-cell>
          <table:table-cell office:value-type="float" office:value="5.5354" calcext:value-type="float">
            <text:p>5.5354</text:p>
          </table:table-cell>
          <table:table-cell office:value-type="float" office:value="3.496783" calcext:value-type="float">
            <text:p>3.496783</text:p>
          </table:table-cell>
          <table:table-cell office:value-type="float" office:value="10.603901" calcext:value-type="float">
            <text:p>10.603901</text:p>
          </table:table-cell>
          <table:table-cell office:value-type="float" office:value="5.333724" calcext:value-type="float">
            <text:p>5.333724</text:p>
          </table:table-cell>
          <table:table-cell office:value-type="float" office:value="3.436447" calcext:value-type="float">
            <text:p>3.436447</text:p>
          </table:table-cell>
          <table:table-cell office:value-type="float" office:value="7.23003" calcext:value-type="float">
            <text:p>7.23003</text:p>
          </table:table-cell>
          <table:table-cell office:value-type="float" office:value="3.064013" calcext:value-type="float">
            <text:p>3.064013</text:p>
          </table:table-cell>
          <table:table-cell office:value-type="float" office:value="3.309292" calcext:value-type="float">
            <text:p>3.309292</text:p>
          </table:table-cell>
          <table:table-cell office:value-type="float" office:value="10.664017" calcext:value-type="float">
            <text:p>10.664017</text:p>
          </table:table-cell>
        </table:table-row>
        <table:table-row table:style-name="ro1">
          <table:table-cell office:value-type="float" office:value="7.831734" calcext:value-type="float">
            <text:p>7.831734</text:p>
          </table:table-cell>
          <table:table-cell office:value-type="float" office:value="5.620052" calcext:value-type="float">
            <text:p>5.620052</text:p>
          </table:table-cell>
          <table:table-cell office:value-type="float" office:value="11.500545" calcext:value-type="float">
            <text:p>11.500545</text:p>
          </table:table-cell>
          <table:table-cell office:value-type="float" office:value="6.491725" calcext:value-type="float">
            <text:p>6.491725</text:p>
          </table:table-cell>
          <table:table-cell office:value-type="float" office:value="4.198171" calcext:value-type="float">
            <text:p>4.198171</text:p>
          </table:table-cell>
          <table:table-cell office:value-type="float" office:value="2.453931" calcext:value-type="float">
            <text:p>2.453931</text:p>
          </table:table-cell>
          <table:table-cell office:value-type="float" office:value="10.179984" calcext:value-type="float">
            <text:p>10.179984</text:p>
          </table:table-cell>
          <table:table-cell office:value-type="float" office:value="6.480942" calcext:value-type="float">
            <text:p>6.480942</text:p>
          </table:table-cell>
          <table:table-cell office:value-type="float" office:value="10.153931" calcext:value-type="float">
            <text:p>10.153931</text:p>
          </table:table-cell>
          <table:table-cell office:value-type="float" office:value="7.822936" calcext:value-type="float">
            <text:p>7.822936</text:p>
          </table:table-cell>
          <table:table-cell office:value-type="float" office:value="4.690742" calcext:value-type="float">
            <text:p>4.690742</text:p>
          </table:table-cell>
          <table:table-cell office:value-type="float" office:value="3.874157" calcext:value-type="float">
            <text:p>3.874157</text:p>
          </table:table-cell>
          <table:table-cell office:value-type="float" office:value="2.381459" calcext:value-type="float">
            <text:p>2.381459</text:p>
          </table:table-cell>
          <table:table-cell office:value-type="float" office:value="10.132697" calcext:value-type="float">
            <text:p>10.132697</text:p>
          </table:table-cell>
          <table:table-cell office:value-type="float" office:value="4.833489" calcext:value-type="float">
            <text:p>4.833489</text:p>
          </table:table-cell>
          <table:table-cell office:value-type="float" office:value="3.00087" calcext:value-type="float">
            <text:p>3.00087</text:p>
          </table:table-cell>
          <table:table-cell office:value-type="float" office:value="11.531287" calcext:value-type="float">
            <text:p>11.531287</text:p>
          </table:table-cell>
          <table:table-cell office:value-type="float" office:value="2.187477" calcext:value-type="float">
            <text:p>2.187477</text:p>
          </table:table-cell>
          <table:table-cell office:value-type="float" office:value="3.511943" calcext:value-type="float">
            <text:p>3.511943</text:p>
          </table:table-cell>
          <table:table-cell office:value-type="float" office:value="10.229126" calcext:value-type="float">
            <text:p>10.229126</text:p>
          </table:table-cell>
        </table:table-row>
        <table:table-row table:style-name="ro1">
          <table:table-cell office:value-type="float" office:value="7.373209" calcext:value-type="float">
            <text:p>7.373209</text:p>
          </table:table-cell>
          <table:table-cell office:value-type="float" office:value="5.189797" calcext:value-type="float">
            <text:p>5.189797</text:p>
          </table:table-cell>
          <table:table-cell office:value-type="float" office:value="11.024845" calcext:value-type="float">
            <text:p>11.024845</text:p>
          </table:table-cell>
          <table:table-cell office:value-type="float" office:value="6.014953" calcext:value-type="float">
            <text:p>6.014953</text:p>
          </table:table-cell>
          <table:table-cell office:value-type="float" office:value="3.73776" calcext:value-type="float">
            <text:p>3.73776</text:p>
          </table:table-cell>
          <table:table-cell office:value-type="float" office:value="2.776039" calcext:value-type="float">
            <text:p>2.776039</text:p>
          </table:table-cell>
          <table:table-cell office:value-type="float" office:value="9.76889" calcext:value-type="float">
            <text:p>9.76889</text:p>
          </table:table-cell>
          <table:table-cell office:value-type="float" office:value="6.016103" calcext:value-type="float">
            <text:p>6.016103</text:p>
          </table:table-cell>
          <table:table-cell office:value-type="float" office:value="9.697721" calcext:value-type="float">
            <text:p>9.697721</text:p>
          </table:table-cell>
          <table:table-cell office:value-type="float" office:value="7.350167" calcext:value-type="float">
            <text:p>7.350167</text:p>
          </table:table-cell>
          <table:table-cell office:value-type="float" office:value="6.082073" calcext:value-type="float">
            <text:p>6.082073</text:p>
          </table:table-cell>
          <table:table-cell office:value-type="float" office:value="4.88914" calcext:value-type="float">
            <text:p>4.88914</text:p>
          </table:table-cell>
          <table:table-cell office:value-type="float" office:value="2.988827" calcext:value-type="float">
            <text:p>2.988827</text:p>
          </table:table-cell>
          <table:table-cell office:value-type="float" office:value="9.653372" calcext:value-type="float">
            <text:p>9.653372</text:p>
          </table:table-cell>
          <table:table-cell office:value-type="float" office:value="7.409296" calcext:value-type="float">
            <text:p>7.409296</text:p>
          </table:table-cell>
          <table:table-cell office:value-type="float" office:value="2.99963" calcext:value-type="float">
            <text:p>2.99963</text:p>
          </table:table-cell>
          <table:table-cell office:value-type="float" office:value="11.179777" calcext:value-type="float">
            <text:p>11.179777</text:p>
          </table:table-cell>
          <table:table-cell office:value-type="float" office:value="3.251674" calcext:value-type="float">
            <text:p>3.251674</text:p>
          </table:table-cell>
          <table:table-cell office:value-type="float" office:value="3.974971" calcext:value-type="float">
            <text:p>3.974971</text:p>
          </table:table-cell>
          <table:table-cell office:value-type="float" office:value="9.754041" calcext:value-type="float">
            <text:p>9.754041</text:p>
          </table:table-cell>
        </table:table-row>
        <table:table-row table:style-name="ro1">
          <table:table-cell office:value-type="float" office:value="6.913478" calcext:value-type="float">
            <text:p>6.913478</text:p>
          </table:table-cell>
          <table:table-cell office:value-type="float" office:value="5.212408" calcext:value-type="float">
            <text:p>5.212408</text:p>
          </table:table-cell>
          <table:table-cell office:value-type="float" office:value="10.552502" calcext:value-type="float">
            <text:p>10.552502</text:p>
          </table:table-cell>
          <table:table-cell office:value-type="float" office:value="5.558297" calcext:value-type="float">
            <text:p>5.558297</text:p>
          </table:table-cell>
          <table:table-cell office:value-type="float" office:value="3.257825" calcext:value-type="float">
            <text:p>3.257825</text:p>
          </table:table-cell>
          <table:table-cell office:value-type="float" office:value="1.870464" calcext:value-type="float">
            <text:p>1.870464</text:p>
          </table:table-cell>
          <table:table-cell office:value-type="float" office:value="9.274369" calcext:value-type="float">
            <text:p>9.274369</text:p>
          </table:table-cell>
          <table:table-cell office:value-type="float" office:value="5.554911" calcext:value-type="float">
            <text:p>5.554911</text:p>
          </table:table-cell>
          <table:table-cell office:value-type="float" office:value="9.236722" calcext:value-type="float">
            <text:p>9.236722</text:p>
          </table:table-cell>
          <table:table-cell office:value-type="float" office:value="6.873721" calcext:value-type="float">
            <text:p>6.873721</text:p>
          </table:table-cell>
          <table:table-cell office:value-type="float" office:value="5.622026" calcext:value-type="float">
            <text:p>5.622026</text:p>
          </table:table-cell>
          <table:table-cell office:value-type="float" office:value="5.187632" calcext:value-type="float">
            <text:p>5.187632</text:p>
          </table:table-cell>
          <table:table-cell office:value-type="float" office:value="2.987644" calcext:value-type="float">
            <text:p>2.987644</text:p>
          </table:table-cell>
          <table:table-cell office:value-type="float" office:value="9.195852" calcext:value-type="float">
            <text:p>9.195852</text:p>
          </table:table-cell>
          <table:table-cell office:value-type="float" office:value="6.953378" calcext:value-type="float">
            <text:p>6.953378</text:p>
          </table:table-cell>
          <table:table-cell office:value-type="float" office:value="2.834317" calcext:value-type="float">
            <text:p>2.834317</text:p>
          </table:table-cell>
          <table:table-cell office:value-type="float" office:value="10.556416" calcext:value-type="float">
            <text:p>10.556416</text:p>
          </table:table-cell>
          <table:table-cell office:value-type="float" office:value="3.5519" calcext:value-type="float">
            <text:p>3.5519</text:p>
          </table:table-cell>
          <table:table-cell office:value-type="float" office:value="4.638607" calcext:value-type="float">
            <text:p>4.638607</text:p>
          </table:table-cell>
          <table:table-cell office:value-type="float" office:value="9.297488" calcext:value-type="float">
            <text:p>9.297488</text:p>
          </table:table-cell>
        </table:table-row>
        <table:table-row table:style-name="ro1">
          <table:table-cell office:value-type="float" office:value="6.478727" calcext:value-type="float">
            <text:p>6.478727</text:p>
          </table:table-cell>
          <table:table-cell office:value-type="float" office:value="8.747287" calcext:value-type="float">
            <text:p>8.747287</text:p>
          </table:table-cell>
          <table:table-cell office:value-type="float" office:value="10.111539" calcext:value-type="float">
            <text:p>10.111539</text:p>
          </table:table-cell>
          <table:table-cell office:value-type="float" office:value="5.096566" calcext:value-type="float">
            <text:p>5.096566</text:p>
          </table:table-cell>
          <table:table-cell office:value-type="float" office:value="2.81417" calcext:value-type="float">
            <text:p>2.81417</text:p>
          </table:table-cell>
          <table:table-cell office:value-type="float" office:value="0.655059" calcext:value-type="float">
            <text:p>0.655059</text:p>
          </table:table-cell>
          <table:table-cell office:value-type="float" office:value="8.781226" calcext:value-type="float">
            <text:p>8.781226</text:p>
          </table:table-cell>
          <table:table-cell office:value-type="float" office:value="5.108728" calcext:value-type="float">
            <text:p>5.108728</text:p>
          </table:table-cell>
          <table:table-cell office:value-type="float" office:value="8.796749" calcext:value-type="float">
            <text:p>8.796749</text:p>
          </table:table-cell>
          <table:table-cell office:value-type="float" office:value="6.453607" calcext:value-type="float">
            <text:p>6.453607</text:p>
          </table:table-cell>
          <table:table-cell office:value-type="float" office:value="5.155904" calcext:value-type="float">
            <text:p>5.155904</text:p>
          </table:table-cell>
          <table:table-cell office:value-type="float" office:value="5.111367" calcext:value-type="float">
            <text:p>5.111367</text:p>
          </table:table-cell>
          <table:table-cell office:value-type="float" office:value="2.939788" calcext:value-type="float">
            <text:p>2.939788</text:p>
          </table:table-cell>
          <table:table-cell office:value-type="float" office:value="8.739727" calcext:value-type="float">
            <text:p>8.739727</text:p>
          </table:table-cell>
          <table:table-cell office:value-type="float" office:value="6.496445" calcext:value-type="float">
            <text:p>6.496445</text:p>
          </table:table-cell>
          <table:table-cell office:value-type="float" office:value="1.887316" calcext:value-type="float">
            <text:p>1.887316</text:p>
          </table:table-cell>
          <table:table-cell office:value-type="float" office:value="10.146001" calcext:value-type="float">
            <text:p>10.146001</text:p>
          </table:table-cell>
          <table:table-cell office:value-type="float" office:value="2.430949" calcext:value-type="float">
            <text:p>2.430949</text:p>
          </table:table-cell>
          <table:table-cell office:value-type="float" office:value="4.582598" calcext:value-type="float">
            <text:p>4.582598</text:p>
          </table:table-cell>
          <table:table-cell office:value-type="float" office:value="8.847618" calcext:value-type="float">
            <text:p>8.847618</text:p>
          </table:table-cell>
        </table:table-row>
        <table:table-row table:style-name="ro1">
          <table:table-cell office:value-type="float" office:value="6.004073" calcext:value-type="float">
            <text:p>6.004073</text:p>
          </table:table-cell>
          <table:table-cell office:value-type="float" office:value="8.303093" calcext:value-type="float">
            <text:p>8.303093</text:p>
          </table:table-cell>
          <table:table-cell office:value-type="float" office:value="9.65362" calcext:value-type="float">
            <text:p>9.65362</text:p>
          </table:table-cell>
          <table:table-cell office:value-type="float" office:value="4.656328" calcext:value-type="float">
            <text:p>4.656328</text:p>
          </table:table-cell>
          <table:table-cell office:value-type="float" office:value="2.353758" calcext:value-type="float">
            <text:p>2.353758</text:p>
          </table:table-cell>
          <table:table-cell office:value-type="float" office:value="1.490437" calcext:value-type="float">
            <text:p>1.490437</text:p>
          </table:table-cell>
          <table:table-cell office:value-type="float" office:value="8.324861" calcext:value-type="float">
            <text:p>8.324861</text:p>
          </table:table-cell>
          <table:table-cell office:value-type="float" office:value="4.638601" calcext:value-type="float">
            <text:p>4.638601</text:p>
          </table:table-cell>
          <table:table-cell office:value-type="float" office:value="8.400557" calcext:value-type="float">
            <text:p>8.400557</text:p>
          </table:table-cell>
          <table:table-cell office:value-type="float" office:value="6.008879" calcext:value-type="float">
            <text:p>6.008879</text:p>
          </table:table-cell>
          <table:table-cell office:value-type="float" office:value="4.694989" calcext:value-type="float">
            <text:p>4.694989</text:p>
          </table:table-cell>
          <table:table-cell office:value-type="float" office:value="5.41707" calcext:value-type="float">
            <text:p>5.41707</text:p>
          </table:table-cell>
          <table:table-cell office:value-type="float" office:value="2.692431" calcext:value-type="float">
            <text:p>2.692431</text:p>
          </table:table-cell>
          <table:table-cell office:value-type="float" office:value="8.280966" calcext:value-type="float">
            <text:p>8.280966</text:p>
          </table:table-cell>
          <table:table-cell office:value-type="float" office:value="6.043542" calcext:value-type="float">
            <text:p>6.043542</text:p>
          </table:table-cell>
          <table:table-cell office:value-type="float" office:value="1.675243" calcext:value-type="float">
            <text:p>1.675243</text:p>
          </table:table-cell>
          <table:table-cell office:value-type="float" office:value="9.67934" calcext:value-type="float">
            <text:p>9.67934</text:p>
          </table:table-cell>
          <table:table-cell office:value-type="float" office:value="3.073936" calcext:value-type="float">
            <text:p>3.073936</text:p>
          </table:table-cell>
          <table:table-cell office:value-type="float" office:value="5.037147" calcext:value-type="float">
            <text:p>5.037147</text:p>
          </table:table-cell>
          <table:table-cell office:value-type="float" office:value="8.377249" calcext:value-type="float">
            <text:p>8.377249</text:p>
          </table:table-cell>
        </table:table-row>
        <table:table-row table:style-name="ro1">
          <table:table-cell office:value-type="float" office:value="5.561883" calcext:value-type="float">
            <text:p>5.561883</text:p>
          </table:table-cell>
          <table:table-cell office:value-type="float" office:value="7.844334" calcext:value-type="float">
            <text:p>7.844334</text:p>
          </table:table-cell>
          <table:table-cell office:value-type="float" office:value="9.194087" calcext:value-type="float">
            <text:p>9.194087</text:p>
          </table:table-cell>
          <table:table-cell office:value-type="float" office:value="4.185478" calcext:value-type="float">
            <text:p>4.185478</text:p>
          </table:table-cell>
          <table:table-cell office:value-type="float" office:value="1.903823" calcext:value-type="float">
            <text:p>1.903823</text:p>
          </table:table-cell>
          <table:table-cell office:value-type="float" office:value="2.31022" calcext:value-type="float">
            <text:p>2.31022</text:p>
          </table:table-cell>
          <table:table-cell office:value-type="float" office:value="7.891197" calcext:value-type="float">
            <text:p>7.891197</text:p>
          </table:table-cell>
          <table:table-cell office:value-type="float" office:value="4.180594" calcext:value-type="float">
            <text:p>4.180594</text:p>
          </table:table-cell>
          <table:table-cell office:value-type="float" office:value="7.872377" calcext:value-type="float">
            <text:p>7.872377</text:p>
          </table:table-cell>
          <table:table-cell office:value-type="float" office:value="5.534253" calcext:value-type="float">
            <text:p>5.534253</text:p>
          </table:table-cell>
          <table:table-cell office:value-type="float" office:value="4.25291" calcext:value-type="float">
            <text:p>4.25291</text:p>
          </table:table-cell>
          <table:table-cell office:value-type="float" office:value="7.929429" calcext:value-type="float">
            <text:p>7.929429</text:p>
          </table:table-cell>
          <table:table-cell office:value-type="float" office:value="2.356258" calcext:value-type="float">
            <text:p>2.356258</text:p>
          </table:table-cell>
          <table:table-cell office:value-type="float" office:value="7.835692" calcext:value-type="float">
            <text:p>7.835692</text:p>
          </table:table-cell>
          <table:table-cell office:value-type="float" office:value="5.577681" calcext:value-type="float">
            <text:p>5.577681</text:p>
          </table:table-cell>
          <table:table-cell office:value-type="float" office:value="2.128821" calcext:value-type="float">
            <text:p>2.128821</text:p>
          </table:table-cell>
          <table:table-cell office:value-type="float" office:value="9.224267" calcext:value-type="float">
            <text:p>9.224267</text:p>
          </table:table-cell>
          <table:table-cell office:value-type="float" office:value="3.241759" calcext:value-type="float">
            <text:p>3.241759</text:p>
          </table:table-cell>
          <table:table-cell office:value-type="float" office:value="7.87898" calcext:value-type="float">
            <text:p>7.87898</text:p>
          </table:table-cell>
          <table:table-cell office:value-type="float" office:value="7.928399" calcext:value-type="float">
            <text:p>7.928399</text:p>
          </table:table-cell>
        </table:table-row>
        <table:table-row table:style-name="ro1">
          <table:table-cell office:value-type="float" office:value="5.095329" calcext:value-type="float">
            <text:p>5.095329</text:p>
          </table:table-cell>
          <table:table-cell office:value-type="float" office:value="7.394249" calcext:value-type="float">
            <text:p>7.394249</text:p>
          </table:table-cell>
          <table:table-cell office:value-type="float" office:value="8.752494" calcext:value-type="float">
            <text:p>8.752494</text:p>
          </table:table-cell>
          <table:table-cell office:value-type="float" office:value="3.728693" calcext:value-type="float">
            <text:p>3.728693</text:p>
          </table:table-cell>
          <table:table-cell office:value-type="float" office:value="1.445285" calcext:value-type="float">
            <text:p>1.445285</text:p>
          </table:table-cell>
          <table:table-cell office:value-type="float" office:value="3.75378" calcext:value-type="float">
            <text:p>3.75378</text:p>
          </table:table-cell>
          <table:table-cell office:value-type="float" office:value="7.431273" calcext:value-type="float">
            <text:p>7.431273</text:p>
          </table:table-cell>
          <table:table-cell office:value-type="float" office:value="3.726536" calcext:value-type="float">
            <text:p>3.726536</text:p>
          </table:table-cell>
          <table:table-cell office:value-type="float" office:value="7.399445" calcext:value-type="float">
            <text:p>7.399445</text:p>
          </table:table-cell>
          <table:table-cell office:value-type="float" office:value="5.071016" calcext:value-type="float">
            <text:p>5.071016</text:p>
          </table:table-cell>
          <table:table-cell office:value-type="float" office:value="3.766799" calcext:value-type="float">
            <text:p>3.766799</text:p>
          </table:table-cell>
          <table:table-cell office:value-type="float" office:value="7.463899" calcext:value-type="float">
            <text:p>7.463899</text:p>
          </table:table-cell>
          <table:table-cell office:value-type="float" office:value="2.126675" calcext:value-type="float">
            <text:p>2.126675</text:p>
          </table:table-cell>
          <table:table-cell office:value-type="float" office:value="7.378309" calcext:value-type="float">
            <text:p>7.378309</text:p>
          </table:table-cell>
          <table:table-cell office:value-type="float" office:value="5.124881" calcext:value-type="float">
            <text:p>5.124881</text:p>
          </table:table-cell>
          <table:table-cell office:value-type="float" office:value="2.15897" calcext:value-type="float">
            <text:p>2.15897</text:p>
          </table:table-cell>
          <table:table-cell office:value-type="float" office:value="8.779014" calcext:value-type="float">
            <text:p>8.779014</text:p>
          </table:table-cell>
          <table:table-cell office:value-type="float" office:value="2.246347" calcext:value-type="float">
            <text:p>2.246347</text:p>
          </table:table-cell>
          <table:table-cell office:value-type="float" office:value="7.393341" calcext:value-type="float">
            <text:p>7.393341</text:p>
          </table:table-cell>
          <table:table-cell office:value-type="float" office:value="7.443325" calcext:value-type="float">
            <text:p>7.443325</text:p>
          </table:table-cell>
        </table:table-row>
        <table:table-row table:style-name="ro1">
          <table:table-cell office:value-type="float" office:value="4.640564" calcext:value-type="float">
            <text:p>4.640564</text:p>
          </table:table-cell>
          <table:table-cell office:value-type="float" office:value="6.91729" calcext:value-type="float">
            <text:p>6.91729</text:p>
          </table:table-cell>
          <table:table-cell office:value-type="float" office:value="8.295593" calcext:value-type="float">
            <text:p>8.295593</text:p>
          </table:table-cell>
          <table:table-cell office:value-type="float" office:value="3.275252" calcext:value-type="float">
            <text:p>3.275252</text:p>
          </table:table-cell>
          <table:table-cell office:value-type="float" office:value="0.986636" calcext:value-type="float">
            <text:p>0.986636</text:p>
          </table:table-cell>
          <table:table-cell office:value-type="float" office:value="3.298939" calcext:value-type="float">
            <text:p>3.298939</text:p>
          </table:table-cell>
          <table:table-cell office:value-type="float" office:value="6.945748" calcext:value-type="float">
            <text:p>6.945748</text:p>
          </table:table-cell>
          <table:table-cell office:value-type="float" office:value="3.273655" calcext:value-type="float">
            <text:p>3.273655</text:p>
          </table:table-cell>
          <table:table-cell office:value-type="float" office:value="6.935011" calcext:value-type="float">
            <text:p>6.935011</text:p>
          </table:table-cell>
          <table:table-cell office:value-type="float" office:value="4.625988" calcext:value-type="float">
            <text:p>4.625988</text:p>
          </table:table-cell>
          <table:table-cell office:value-type="float" office:value="3.312095" calcext:value-type="float">
            <text:p>3.312095</text:p>
          </table:table-cell>
          <table:table-cell office:value-type="float" office:value="6.987352" calcext:value-type="float">
            <text:p>6.987352</text:p>
          </table:table-cell>
          <table:table-cell office:value-type="float" office:value="1.337313" calcext:value-type="float">
            <text:p>1.337313</text:p>
          </table:table-cell>
          <table:table-cell office:value-type="float" office:value="6.927723" calcext:value-type="float">
            <text:p>6.927723</text:p>
          </table:table-cell>
          <table:table-cell office:value-type="float" office:value="4.663765" calcext:value-type="float">
            <text:p>4.663765</text:p>
          </table:table-cell>
          <table:table-cell office:value-type="float" office:value="1.814667" calcext:value-type="float">
            <text:p>1.814667</text:p>
          </table:table-cell>
          <table:table-cell office:value-type="float" office:value="8.333004" calcext:value-type="float">
            <text:p>8.333004</text:p>
          </table:table-cell>
          <table:table-cell office:value-type="float" office:value="2.419013" calcext:value-type="float">
            <text:p>2.419013</text:p>
          </table:table-cell>
          <table:table-cell office:value-type="float" office:value="6.925514" calcext:value-type="float">
            <text:p>6.925514</text:p>
          </table:table-cell>
          <table:table-cell office:value-type="float" office:value="6.995251" calcext:value-type="float">
            <text:p>6.995251</text:p>
          </table:table-cell>
        </table:table-row>
        <table:table-row table:style-name="ro1">
          <table:table-cell office:value-type="float" office:value="4.178991" calcext:value-type="float">
            <text:p>4.178991</text:p>
          </table:table-cell>
          <table:table-cell office:value-type="float" office:value="6.471358" calcext:value-type="float">
            <text:p>6.471358</text:p>
          </table:table-cell>
          <table:table-cell office:value-type="float" office:value="7.825349" calcext:value-type="float">
            <text:p>7.825349</text:p>
          </table:table-cell>
          <table:table-cell office:value-type="float" office:value="2.815533" calcext:value-type="float">
            <text:p>2.815533</text:p>
          </table:table-cell>
          <table:table-cell office:value-type="float" office:value="0.535336" calcext:value-type="float">
            <text:p>0.535336</text:p>
          </table:table-cell>
          <table:table-cell office:value-type="float" office:value="2.808775" calcext:value-type="float">
            <text:p>2.808775</text:p>
          </table:table-cell>
          <table:table-cell office:value-type="float" office:value="6.491481" calcext:value-type="float">
            <text:p>6.491481</text:p>
          </table:table-cell>
          <table:table-cell office:value-type="float" office:value="2.819427" calcext:value-type="float">
            <text:p>2.819427</text:p>
          </table:table-cell>
          <table:table-cell office:value-type="float" office:value="6.476794" calcext:value-type="float">
            <text:p>6.476794</text:p>
          </table:table-cell>
          <table:table-cell office:value-type="float" office:value="4.174061" calcext:value-type="float">
            <text:p>4.174061</text:p>
          </table:table-cell>
          <table:table-cell office:value-type="float" office:value="2.848929" calcext:value-type="float">
            <text:p>2.848929</text:p>
          </table:table-cell>
          <table:table-cell office:value-type="float" office:value="6.515811" calcext:value-type="float">
            <text:p>6.515811</text:p>
          </table:table-cell>
          <table:table-cell office:value-type="float" office:value="1.507229" calcext:value-type="float">
            <text:p>1.507229</text:p>
          </table:table-cell>
          <table:table-cell office:value-type="float" office:value="6.469401" calcext:value-type="float">
            <text:p>6.469401</text:p>
          </table:table-cell>
          <table:table-cell office:value-type="float" office:value="4.202673" calcext:value-type="float">
            <text:p>4.202673</text:p>
          </table:table-cell>
          <table:table-cell office:value-type="float" office:value="2.815908" calcext:value-type="float">
            <text:p>2.815908</text:p>
          </table:table-cell>
          <table:table-cell office:value-type="float" office:value="7.979303" calcext:value-type="float">
            <text:p>7.979303</text:p>
          </table:table-cell>
          <table:table-cell office:value-type="float" office:value="2.859588" calcext:value-type="float">
            <text:p>2.859588</text:p>
          </table:table-cell>
          <table:table-cell office:value-type="float" office:value="6.469344" calcext:value-type="float">
            <text:p>6.469344</text:p>
          </table:table-cell>
          <table:table-cell office:value-type="float" office:value="6.53595" calcext:value-type="float">
            <text:p>6.53595</text:p>
          </table:table-cell>
        </table:table-row>
        <table:table-row table:style-name="ro1">
          <table:table-cell office:value-type="float" office:value="3.74032" calcext:value-type="float">
            <text:p>3.74032</text:p>
          </table:table-cell>
          <table:table-cell office:value-type="float" office:value="6.013836" calcext:value-type="float">
            <text:p>6.013836</text:p>
          </table:table-cell>
          <table:table-cell office:value-type="float" office:value="7.377419" calcext:value-type="float">
            <text:p>7.377419</text:p>
          </table:table-cell>
          <table:table-cell office:value-type="float" office:value="2.356502" calcext:value-type="float">
            <text:p>2.356502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2.365528" calcext:value-type="float">
            <text:p>2.365528</text:p>
          </table:table-cell>
          <table:table-cell office:value-type="float" office:value="6.03142" calcext:value-type="float">
            <text:p>6.03142</text:p>
          </table:table-cell>
          <table:table-cell office:value-type="float" office:value="2.359203" calcext:value-type="float">
            <text:p>2.359203</text:p>
          </table:table-cell>
          <table:table-cell office:value-type="float" office:value="6.006869" calcext:value-type="float">
            <text:p>6.006869</text:p>
          </table:table-cell>
          <table:table-cell office:value-type="float" office:value="3.707412" calcext:value-type="float">
            <text:p>3.707412</text:p>
          </table:table-cell>
          <table:table-cell office:value-type="float" office:value="2.386406" calcext:value-type="float">
            <text:p>2.386406</text:p>
          </table:table-cell>
          <table:table-cell office:value-type="float" office:value="6.062247" calcext:value-type="float">
            <text:p>6.062247</text:p>
          </table:table-cell>
          <table:table-cell office:value-type="float" office:value="1.29373" calcext:value-type="float">
            <text:p>1.29373</text:p>
          </table:table-cell>
          <table:table-cell office:value-type="float" office:value="6.01706" calcext:value-type="float">
            <text:p>6.01706</text:p>
          </table:table-cell>
          <table:table-cell office:value-type="float" office:value="3.745676" calcext:value-type="float">
            <text:p>3.745676</text:p>
          </table:table-cell>
          <table:table-cell office:value-type="float" office:value="2.361615" calcext:value-type="float">
            <text:p>2.361615</text:p>
          </table:table-cell>
          <table:table-cell office:value-type="float" office:value="7.4228" calcext:value-type="float">
            <text:p>7.4228</text:p>
          </table:table-cell>
          <table:table-cell office:value-type="float" office:value="2.394347" calcext:value-type="float">
            <text:p>2.394347</text:p>
          </table:table-cell>
          <table:table-cell office:value-type="float" office:value="6.021221" calcext:value-type="float">
            <text:p>6.021221</text:p>
          </table:table-cell>
          <table:table-cell office:value-type="float" office:value="6.071344" calcext:value-type="float">
            <text:p>6.071344</text:p>
          </table:table-cell>
        </table:table-row>
        <table:table-row table:style-name="ro1">
          <table:table-cell office:value-type="float" office:value="3.356989" calcext:value-type="float">
            <text:p>3.356989</text:p>
          </table:table-cell>
          <table:table-cell office:value-type="float" office:value="5.566016" calcext:value-type="float">
            <text:p>5.566016</text:p>
          </table:table-cell>
          <table:table-cell office:value-type="float" office:value="6.921871" calcext:value-type="float">
            <text:p>6.921871</text:p>
          </table:table-cell>
          <table:table-cell office:value-type="float" office:value="1.901819" calcext:value-type="float">
            <text:p>1.901819</text:p>
          </table:table-cell>
          <table:table-cell office:value-type="float" office:value="0" calcext:value-type="float">
            <text:p>0</text:p>
          </table:table-cell>
          <table:table-cell office:value-type="float" office:value="1.90182" calcext:value-type="float">
            <text:p>1.90182</text:p>
          </table:table-cell>
          <table:table-cell office:value-type="float" office:value="5.58181" calcext:value-type="float">
            <text:p>5.58181</text:p>
          </table:table-cell>
          <table:table-cell office:value-type="float" office:value="1.901499" calcext:value-type="float">
            <text:p>1.901499</text:p>
          </table:table-cell>
          <table:table-cell office:value-type="float" office:value="5.554604" calcext:value-type="float">
            <text:p>5.554604</text:p>
          </table:table-cell>
          <table:table-cell office:value-type="float" office:value="3.256672" calcext:value-type="float">
            <text:p>3.256672</text:p>
          </table:table-cell>
          <table:table-cell office:value-type="float" office:value="1.922869" calcext:value-type="float">
            <text:p>1.922869</text:p>
          </table:table-cell>
          <table:table-cell office:value-type="float" office:value="5.601323" calcext:value-type="float">
            <text:p>5.601323</text:p>
          </table:table-cell>
          <table:table-cell office:value-type="float" office:value="1.924892" calcext:value-type="float">
            <text:p>1.924892</text:p>
          </table:table-cell>
          <table:table-cell office:value-type="float" office:value="5.553444" calcext:value-type="float">
            <text:p>5.553444</text:p>
          </table:table-cell>
          <table:table-cell office:value-type="float" office:value="3.276274" calcext:value-type="float">
            <text:p>3.276274</text:p>
          </table:table-cell>
          <table:table-cell office:value-type="float" office:value="1.896723" calcext:value-type="float">
            <text:p>1.896723</text:p>
          </table:table-cell>
          <table:table-cell office:value-type="float" office:value="6.946939" calcext:value-type="float">
            <text:p>6.946939</text:p>
          </table:table-cell>
          <table:table-cell office:value-type="float" office:value="1.929065" calcext:value-type="float">
            <text:p>1.929065</text:p>
          </table:table-cell>
          <table:table-cell office:value-type="float" office:value="5.570211" calcext:value-type="float">
            <text:p>5.570211</text:p>
          </table:table-cell>
          <table:table-cell office:value-type="float" office:value="5.590549" calcext:value-type="float">
            <text:p>5.590549</text:p>
          </table:table-cell>
        </table:table-row>
        <table:table-row table:style-name="ro1">
          <table:table-cell office:value-type="float" office:value="2.871564" calcext:value-type="float">
            <text:p>2.871564</text:p>
          </table:table-cell>
          <table:table-cell office:value-type="float" office:value="5.097937" calcext:value-type="float">
            <text:p>5.097937</text:p>
          </table:table-cell>
          <table:table-cell office:value-type="float" office:value="6.463212" calcext:value-type="float">
            <text:p>6.463212</text:p>
          </table:table-cell>
          <table:table-cell office:value-type="float" office:value="1.443908" calcext:value-type="float">
            <text:p>1.443908</text:p>
          </table:table-cell>
          <table:table-cell office:value-type="float" office:value="0" calcext:value-type="float">
            <text:p>0</text:p>
          </table:table-cell>
          <table:table-cell office:value-type="float" office:value="1.440657" calcext:value-type="float">
            <text:p>1.440657</text:p>
          </table:table-cell>
          <table:table-cell office:value-type="float" office:value="5.131231" calcext:value-type="float">
            <text:p>5.131231</text:p>
          </table:table-cell>
          <table:table-cell office:value-type="float" office:value="1.450261" calcext:value-type="float">
            <text:p>1.450261</text:p>
          </table:table-cell>
          <table:table-cell office:value-type="float" office:value="5.097137" calcext:value-type="float">
            <text:p>5.097137</text:p>
          </table:table-cell>
          <table:table-cell office:value-type="float" office:value="2.801167" calcext:value-type="float">
            <text:p>2.801167</text:p>
          </table:table-cell>
          <table:table-cell office:value-type="float" office:value="1.461495" calcext:value-type="float">
            <text:p>1.461495</text:p>
          </table:table-cell>
          <table:table-cell office:value-type="float" office:value="5.140087" calcext:value-type="float">
            <text:p>5.140087</text:p>
          </table:table-cell>
          <table:table-cell office:value-type="float" office:value="1.475506" calcext:value-type="float">
            <text:p>1.475506</text:p>
          </table:table-cell>
          <table:table-cell office:value-type="float" office:value="5.091124" calcext:value-type="float">
            <text:p>5.091124</text:p>
          </table:table-cell>
          <table:table-cell office:value-type="float" office:value="2.831018" calcext:value-type="float">
            <text:p>2.831018</text:p>
          </table:table-cell>
          <table:table-cell office:value-type="float" office:value="1.446523" calcext:value-type="float">
            <text:p>1.446523</text:p>
          </table:table-cell>
          <table:table-cell office:value-type="float" office:value="6.488915" calcext:value-type="float">
            <text:p>6.488915</text:p>
          </table:table-cell>
          <table:table-cell office:value-type="float" office:value="1.460178" calcext:value-type="float">
            <text:p>1.460178</text:p>
          </table:table-cell>
          <table:table-cell office:value-type="float" office:value="5.113961" calcext:value-type="float">
            <text:p>5.113961</text:p>
          </table:table-cell>
          <table:table-cell office:value-type="float" office:value="5.142802" calcext:value-type="float">
            <text:p>5.142802</text:p>
          </table:table-cell>
        </table:table-row>
        <table:table-row table:style-name="ro1">
          <table:table-cell office:value-type="float" office:value="2.402986" calcext:value-type="float">
            <text:p>2.402986</text:p>
          </table:table-cell>
          <table:table-cell office:value-type="float" office:value="4.659354" calcext:value-type="float">
            <text:p>4.659354</text:p>
          </table:table-cell>
          <table:table-cell office:value-type="float" office:value="6.022078" calcext:value-type="float">
            <text:p>6.022078</text:p>
          </table:table-cell>
          <table:table-cell office:value-type="float" office:value="0.999787" calcext:value-type="float">
            <text:p>0.999787</text:p>
          </table:table-cell>
          <table:table-cell office:value-type="float" office:value="0" calcext:value-type="float">
            <text:p>0</text:p>
          </table:table-cell>
          <table:table-cell office:value-type="float" office:value="0.990005" calcext:value-type="float">
            <text:p>0.990005</text:p>
          </table:table-cell>
          <table:table-cell office:value-type="float" office:value="4.68198" calcext:value-type="float">
            <text:p>4.68198</text:p>
          </table:table-cell>
          <table:table-cell office:value-type="float" office:value="0.990234" calcext:value-type="float">
            <text:p>0.990234</text:p>
          </table:table-cell>
          <table:table-cell office:value-type="float" office:value="4.636602" calcext:value-type="float">
            <text:p>4.636602</text:p>
          </table:table-cell>
          <table:table-cell office:value-type="float" office:value="2.353455" calcext:value-type="float">
            <text:p>2.353455</text:p>
          </table:table-cell>
          <table:table-cell office:value-type="float" office:value="0.998862" calcext:value-type="float">
            <text:p>0.998862</text:p>
          </table:table-cell>
          <table:table-cell office:value-type="float" office:value="4.666756" calcext:value-type="float">
            <text:p>4.666756</text:p>
          </table:table-cell>
          <table:table-cell office:value-type="float" office:value="1.007189" calcext:value-type="float">
            <text:p>1.007189</text:p>
          </table:table-cell>
          <table:table-cell office:value-type="float" office:value="4.638771" calcext:value-type="float">
            <text:p>4.638771</text:p>
          </table:table-cell>
          <table:table-cell office:value-type="float" office:value="2.362858" calcext:value-type="float">
            <text:p>2.362858</text:p>
          </table:table-cell>
          <table:table-cell office:value-type="float" office:value="0.985304" calcext:value-type="float">
            <text:p>0.985304</text:p>
          </table:table-cell>
          <table:table-cell office:value-type="float" office:value="6.042447" calcext:value-type="float">
            <text:p>6.042447</text:p>
          </table:table-cell>
          <table:table-cell office:value-type="float" office:value="1.000113" calcext:value-type="float">
            <text:p>1.000113</text:p>
          </table:table-cell>
          <table:table-cell office:value-type="float" office:value="4.739849" calcext:value-type="float">
            <text:p>4.739849</text:p>
          </table:table-cell>
          <table:table-cell office:value-type="float" office:value="4.681193" calcext:value-type="float">
            <text:p>4.681193</text:p>
          </table:table-cell>
        </table:table-row>
        <table:table-row table:style-name="ro1">
          <table:table-cell office:value-type="float" office:value="1.92598" calcext:value-type="float">
            <text:p>1.92598</text:p>
          </table:table-cell>
          <table:table-cell office:value-type="float" office:value="4.202873" calcext:value-type="float">
            <text:p>4.202873</text:p>
          </table:table-cell>
          <table:table-cell office:value-type="float" office:value="5.553183" calcext:value-type="float">
            <text:p>5.553183</text:p>
          </table:table-cell>
          <table:table-cell office:value-type="float" office:value="0.553423" calcext:value-type="float">
            <text:p>0.553423</text:p>
          </table:table-cell>
          <table:table-cell office:value-type="float" office:value="0" calcext:value-type="float">
            <text:p>0</text:p>
          </table:table-cell>
          <table:table-cell office:value-type="float" office:value="0.532973" calcext:value-type="float">
            <text:p>0.532973</text:p>
          </table:table-cell>
          <table:table-cell office:value-type="float" office:value="4.191469" calcext:value-type="float">
            <text:p>4.191469</text:p>
          </table:table-cell>
          <table:table-cell office:value-type="float" office:value="0.537693" calcext:value-type="float">
            <text:p>0.537693</text:p>
          </table:table-cell>
          <table:table-cell office:value-type="float" office:value="4.179217" calcext:value-type="float">
            <text:p>4.179217</text:p>
          </table:table-cell>
          <table:table-cell office:value-type="float" office:value="1.88436" calcext:value-type="float">
            <text:p>1.88436</text:p>
          </table:table-cell>
          <table:table-cell office:value-type="float" office:value="0.541643" calcext:value-type="float">
            <text:p>0.541643</text:p>
          </table:table-cell>
          <table:table-cell office:value-type="float" office:value="4.213504" calcext:value-type="float">
            <text:p>4.213504</text:p>
          </table:table-cell>
          <table:table-cell office:value-type="float" office:value="0.546953" calcext:value-type="float">
            <text:p>0.546953</text:p>
          </table:table-cell>
          <table:table-cell office:value-type="float" office:value="4.177017" calcext:value-type="float">
            <text:p>4.177017</text:p>
          </table:table-cell>
          <table:table-cell office:value-type="float" office:value="1.90828" calcext:value-type="float">
            <text:p>1.90828</text:p>
          </table:table-cell>
          <table:table-cell office:value-type="float" office:value="0.532127" calcext:value-type="float">
            <text:p>0.532127</text:p>
          </table:table-cell>
          <table:table-cell office:value-type="float" office:value="5.575256" calcext:value-type="float">
            <text:p>5.575256</text:p>
          </table:table-cell>
          <table:table-cell office:value-type="float" office:value="0.548496" calcext:value-type="float">
            <text:p>0.548496</text:p>
          </table:table-cell>
          <table:table-cell office:value-type="float" office:value="4.187311" calcext:value-type="float">
            <text:p>4.187311</text:p>
          </table:table-cell>
          <table:table-cell office:value-type="float" office:value="4.223888" calcext:value-type="float">
            <text:p>4.223888</text:p>
          </table:table-cell>
        </table:table-row>
        <table:table-row table:style-name="ro1">
          <table:table-cell office:value-type="float" office:value="1.467665" calcext:value-type="float">
            <text:p>1.467665</text:p>
          </table:table-cell>
          <table:table-cell office:value-type="float" office:value="3.733543" calcext:value-type="float">
            <text:p>3.733543</text:p>
          </table:table-cell>
          <table:table-cell office:value-type="float" office:value="5.090313" calcext:value-type="float">
            <text:p>5.090313</text:p>
          </table:table-cell>
          <table:table-cell office:value-type="float" office:value="0.000584" calcext:value-type="float">
            <text:p>0.000584</text:p>
          </table:table-cell>
          <table:table-cell office:value-type="float" office:value="0" calcext:value-type="float">
            <text:p>0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3.738546" calcext:value-type="float">
            <text:p>3.738546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3.72826" calcext:value-type="float">
            <text:p>3.72826</text:p>
          </table:table-cell>
          <table:table-cell office:value-type="float" office:value="1.437096" calcext:value-type="float">
            <text:p>1.437096</text:p>
          </table:table-cell>
          <table:table-cell office:value-type="float" office:value="0.000561" calcext:value-type="float">
            <text:p>0.000561</text:p>
          </table:table-cell>
          <table:table-cell office:value-type="float" office:value="3.770268" calcext:value-type="float">
            <text:p>3.770268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3.725277" calcext:value-type="float">
            <text:p>3.725277</text:p>
          </table:table-cell>
          <table:table-cell office:value-type="float" office:value="1.452979" calcext:value-type="float">
            <text:p>1.452979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5.121975" calcext:value-type="float">
            <text:p>5.121975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3.732874" calcext:value-type="float">
            <text:p>3.732874</text:p>
          </table:table-cell>
          <table:table-cell office:value-type="float" office:value="3.753849" calcext:value-type="float">
            <text:p>3.753849</text:p>
          </table:table-cell>
        </table:table-row>
        <table:table-row table:style-name="ro1">
          <table:table-cell office:value-type="float" office:value="1.022402" calcext:value-type="float">
            <text:p>1.022402</text:p>
          </table:table-cell>
          <table:table-cell office:value-type="float" office:value="3.26864" calcext:value-type="float">
            <text:p>3.26864</text:p>
          </table:table-cell>
          <table:table-cell office:value-type="float" office:value="4.635874" calcext:value-type="float">
            <text:p>4.6358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79631" calcext:value-type="float">
            <text:p>3.279631</text:p>
          </table:table-cell>
          <table:table-cell office:value-type="float" office:value="0" calcext:value-type="float">
            <text:p>0</text:p>
          </table:table-cell>
          <table:table-cell office:value-type="float" office:value="3.283775" calcext:value-type="float">
            <text:p>3.283775</text:p>
          </table:table-cell>
          <table:table-cell office:value-type="float" office:value="0.984718" calcext:value-type="float">
            <text:p>0.984718</text:p>
          </table:table-cell>
          <table:table-cell office:value-type="float" office:value="0" calcext:value-type="float">
            <text:p>0</text:p>
          </table:table-cell>
          <table:table-cell office:value-type="float" office:value="3.299194" calcext:value-type="float">
            <text:p>3.299194</text:p>
          </table:table-cell>
          <table:table-cell office:value-type="float" office:value="0" calcext:value-type="float">
            <text:p>0</text:p>
          </table:table-cell>
          <table:table-cell office:value-type="float" office:value="3.268095" calcext:value-type="float">
            <text:p>3.268095</text:p>
          </table:table-cell>
          <table:table-cell office:value-type="float" office:value="0.994787" calcext:value-type="float">
            <text:p>0.994787</text:p>
          </table:table-cell>
          <table:table-cell office:value-type="float" office:value="0" calcext:value-type="float">
            <text:p>0</text:p>
          </table:table-cell>
          <table:table-cell office:value-type="float" office:value="4.659597" calcext:value-type="float">
            <text:p>4.659597</text:p>
          </table:table-cell>
          <table:table-cell office:value-type="float" office:value="0" calcext:value-type="float">
            <text:p>0</text:p>
          </table:table-cell>
          <table:table-cell office:value-type="float" office:value="3.269562" calcext:value-type="float">
            <text:p>3.269562</text:p>
          </table:table-cell>
          <table:table-cell office:value-type="float" office:value="3.285809" calcext:value-type="float">
            <text:p>3.285809</text:p>
          </table:table-cell>
        </table:table-row>
        <table:table-row table:style-name="ro1">
          <table:table-cell office:value-type="float" office:value="0.586885" calcext:value-type="float">
            <text:p>0.586885</text:p>
          </table:table-cell>
          <table:table-cell office:value-type="float" office:value="2.814514" calcext:value-type="float">
            <text:p>2.814514</text:p>
          </table:table-cell>
          <table:table-cell office:value-type="float" office:value="4.18151" calcext:value-type="float">
            <text:p>4.181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23661" calcext:value-type="float">
            <text:p>2.823661</text:p>
          </table:table-cell>
          <table:table-cell office:value-type="float" office:value="0" calcext:value-type="float">
            <text:p>0</text:p>
          </table:table-cell>
          <table:table-cell office:value-type="float" office:value="2.817223" calcext:value-type="float">
            <text:p>2.817223</text:p>
          </table:table-cell>
          <table:table-cell office:value-type="float" office:value="0.53395" calcext:value-type="float">
            <text:p>0.53395</text:p>
          </table:table-cell>
          <table:table-cell office:value-type="float" office:value="0" calcext:value-type="float">
            <text:p>0</text:p>
          </table:table-cell>
          <table:table-cell office:value-type="float" office:value="2.840373" calcext:value-type="float">
            <text:p>2.840373</text:p>
          </table:table-cell>
          <table:table-cell office:value-type="float" office:value="0" calcext:value-type="float">
            <text:p>0</text:p>
          </table:table-cell>
          <table:table-cell office:value-type="float" office:value="2.811676" calcext:value-type="float">
            <text:p>2.811676</text:p>
          </table:table-cell>
          <table:table-cell office:value-type="float" office:value="0.536191" calcext:value-type="float">
            <text:p>0.536191</text:p>
          </table:table-cell>
          <table:table-cell office:value-type="float" office:value="0" calcext:value-type="float">
            <text:p>0</text:p>
          </table:table-cell>
          <table:table-cell office:value-type="float" office:value="4.206901" calcext:value-type="float">
            <text:p>4.206901</text:p>
          </table:table-cell>
          <table:table-cell office:value-type="float" office:value="0" calcext:value-type="float">
            <text:p>0</text:p>
          </table:table-cell>
          <table:table-cell office:value-type="float" office:value="2.805212" calcext:value-type="float">
            <text:p>2.805212</text:p>
          </table:table-cell>
          <table:table-cell office:value-type="float" office:value="2.829376" calcext:value-type="float">
            <text:p>2.829376</text:p>
          </table:table-cell>
        </table:table-row>
        <table:table-row table:style-name="ro1">
          <table:table-cell office:value-type="float" office:value="0.001673" calcext:value-type="float">
            <text:p>0.001673</text:p>
          </table:table-cell>
          <table:table-cell office:value-type="float" office:value="2.3539" calcext:value-type="float">
            <text:p>2.3539</text:p>
          </table:table-cell>
          <table:table-cell office:value-type="float" office:value="3.723751" calcext:value-type="float">
            <text:p>3.7237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64206" calcext:value-type="float">
            <text:p>2.364206</text:p>
          </table:table-cell>
          <table:table-cell office:value-type="float" office:value="0" calcext:value-type="float">
            <text:p>0</text:p>
          </table:table-cell>
          <table:table-cell office:value-type="float" office:value="2.35874" calcext:value-type="float">
            <text:p>2.35874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" calcext:value-type="float">
            <text:p>0</text:p>
          </table:table-cell>
          <table:table-cell office:value-type="float" office:value="2.383208" calcext:value-type="float">
            <text:p>2.383208</text:p>
          </table:table-cell>
          <table:table-cell office:value-type="float" office:value="0" calcext:value-type="float">
            <text:p>0</text:p>
          </table:table-cell>
          <table:table-cell office:value-type="float" office:value="2.355008" calcext:value-type="float">
            <text:p>2.355008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" calcext:value-type="float">
            <text:p>0</text:p>
          </table:table-cell>
          <table:table-cell office:value-type="float" office:value="3.743976" calcext:value-type="float">
            <text:p>3.743976</text:p>
          </table:table-cell>
          <table:table-cell office:value-type="float" office:value="0" calcext:value-type="float">
            <text:p>0</text:p>
          </table:table-cell>
          <table:table-cell office:value-type="float" office:value="2.457955" calcext:value-type="float">
            <text:p>2.457955</text:p>
          </table:table-cell>
          <table:table-cell office:value-type="float" office:value="2.369327" calcext:value-type="float">
            <text:p>2.3693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97815" calcext:value-type="float">
            <text:p>1.897815</text:p>
          </table:table-cell>
          <table:table-cell office:value-type="float" office:value="3.264628" calcext:value-type="float">
            <text:p>3.264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06766" calcext:value-type="float">
            <text:p>1.906766</text:p>
          </table:table-cell>
          <table:table-cell office:value-type="float" office:value="0" calcext:value-type="float">
            <text:p>0</text:p>
          </table:table-cell>
          <table:table-cell office:value-type="float" office:value="1.897733" calcext:value-type="float">
            <text:p>1.897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2859" calcext:value-type="float">
            <text:p>1.912859</text:p>
          </table:table-cell>
          <table:table-cell office:value-type="float" office:value="0" calcext:value-type="float">
            <text:p>0</text:p>
          </table:table-cell>
          <table:table-cell office:value-type="float" office:value="1.891549" calcext:value-type="float">
            <text:p>1.891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91184" calcext:value-type="float">
            <text:p>3.291184</text:p>
          </table:table-cell>
          <table:table-cell office:value-type="float" office:value="0" calcext:value-type="float">
            <text:p>0</text:p>
          </table:table-cell>
          <table:table-cell office:value-type="float" office:value="2.12886" calcext:value-type="float">
            <text:p>2.12886</text:p>
          </table:table-cell>
          <table:table-cell office:value-type="float" office:value="1.913904" calcext:value-type="float">
            <text:p>1.913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39004" calcext:value-type="float">
            <text:p>1.439004</text:p>
          </table:table-cell>
          <table:table-cell office:value-type="float" office:value="2.807491" calcext:value-type="float">
            <text:p>2.807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47703" calcext:value-type="float">
            <text:p>1.447703</text:p>
          </table:table-cell>
          <table:table-cell office:value-type="float" office:value="0" calcext:value-type="float">
            <text:p>0</text:p>
          </table:table-cell>
          <table:table-cell office:value-type="float" office:value="1.446118" calcext:value-type="float">
            <text:p>1.446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6969" calcext:value-type="float">
            <text:p>1.456969</text:p>
          </table:table-cell>
          <table:table-cell office:value-type="float" office:value="0" calcext:value-type="float">
            <text:p>0</text:p>
          </table:table-cell>
          <table:table-cell office:value-type="float" office:value="1.441458" calcext:value-type="float">
            <text:p>1.441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30946" calcext:value-type="float">
            <text:p>2.830946</text:p>
          </table:table-cell>
          <table:table-cell office:value-type="float" office:value="0" calcext:value-type="float">
            <text:p>0</text:p>
          </table:table-cell>
          <table:table-cell office:value-type="float" office:value="1.617634" calcext:value-type="float">
            <text:p>1.617634</text:p>
          </table:table-cell>
          <table:table-cell office:value-type="float" office:value="1.450304" calcext:value-type="float">
            <text:p>1.450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86875" calcext:value-type="float">
            <text:p>0.986875</text:p>
          </table:table-cell>
          <table:table-cell office:value-type="float" office:value="2.352632" calcext:value-type="float">
            <text:p>2.352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1578" calcext:value-type="float">
            <text:p>0.991578</text:p>
          </table:table-cell>
          <table:table-cell office:value-type="float" office:value="0" calcext:value-type="float">
            <text:p>0</text:p>
          </table:table-cell>
          <table:table-cell office:value-type="float" office:value="0.990765" calcext:value-type="float">
            <text:p>0.99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8761" calcext:value-type="float">
            <text:p>0.998761</text:p>
          </table:table-cell>
          <table:table-cell office:value-type="float" office:value="0" calcext:value-type="float">
            <text:p>0</text:p>
          </table:table-cell>
          <table:table-cell office:value-type="float" office:value="0.982308" calcext:value-type="float">
            <text:p>0.982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8258" calcext:value-type="float">
            <text:p>2.368258</text:p>
          </table:table-cell>
          <table:table-cell office:value-type="float" office:value="0" calcext:value-type="float">
            <text:p>0</text:p>
          </table:table-cell>
          <table:table-cell office:value-type="float" office:value="1.120444" calcext:value-type="float">
            <text:p>1.120444</text:p>
          </table:table-cell>
          <table:table-cell office:value-type="float" office:value="0.999736" calcext:value-type="float">
            <text:p>0.9997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378" calcext:value-type="float">
            <text:p>0.53378</text:p>
          </table:table-cell>
          <table:table-cell office:value-type="float" office:value="1.89429" calcext:value-type="float">
            <text:p>1.894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41436" calcext:value-type="float">
            <text:p>0.541436</text:p>
          </table:table-cell>
          <table:table-cell office:value-type="float" office:value="0" calcext:value-type="float">
            <text:p>0</text:p>
          </table:table-cell>
          <table:table-cell office:value-type="float" office:value="0.546303" calcext:value-type="float">
            <text:p>0.546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5124" calcext:value-type="float">
            <text:p>0.545124</text:p>
          </table:table-cell>
          <table:table-cell office:value-type="float" office:value="0" calcext:value-type="float">
            <text:p>0</text:p>
          </table:table-cell>
          <table:table-cell office:value-type="float" office:value="0.531538" calcext:value-type="float">
            <text:p>0.531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5665" calcext:value-type="float">
            <text:p>1.905665</text:p>
          </table:table-cell>
          <table:table-cell office:value-type="float" office:value="0" calcext:value-type="float">
            <text:p>0</text:p>
          </table:table-cell>
          <table:table-cell office:value-type="float" office:value="0.603466" calcext:value-type="float">
            <text:p>0.603466</text:p>
          </table:table-cell>
          <table:table-cell office:value-type="float" office:value="0.541543" calcext:value-type="float">
            <text:p>0.5415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52" calcext:value-type="float">
            <text:p>0.000352</text:p>
          </table:table-cell>
          <table:table-cell office:value-type="float" office:value="1.443639" calcext:value-type="float">
            <text:p>1.4436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0" calcext:value-type="float">
            <text:p>0</text:p>
          </table:table-cell>
          <table:table-cell office:value-type="float" office:value="0.00038" calcext:value-type="float">
            <text:p>0.00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" calcext:value-type="float">
            <text:p>0</text:p>
          </table:table-cell>
          <table:table-cell office:value-type="float" office:value="0.000258" calcext:value-type="float">
            <text:p>0.000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8235" calcext:value-type="float">
            <text:p>1.448235</text:p>
          </table:table-cell>
          <table:table-cell office:value-type="float" office:value="0" calcext:value-type="float">
            <text:p>0</text:p>
          </table:table-cell>
          <table:table-cell office:value-type="float" office:value="0.000549" calcext:value-type="float">
            <text:p>0.000549</text:p>
          </table:table-cell>
          <table:table-cell office:value-type="float" office:value="0.000305" calcext:value-type="float">
            <text:p>0.00030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90068" calcext:value-type="float">
            <text:p>0.99006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990381" calcext:value-type="float">
            <text:p>0.9903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34242" calcext:value-type="float">
            <text:p>0.53424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533667" calcext:value-type="float">
            <text:p>0.5336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538" calcext:value-type="float">
            <text:p>0.00053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00287" calcext:value-type="float">
            <text:p>0.0002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4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float" office:value="0.379322434065052" calcext:value-type="float">
            <text:p>0.3793224341</text:p>
          </table:table-cell>
          <table:table-cell office:value-type="float" office:value="0.151703607504931" calcext:value-type="float">
            <text:p>0.1517036075</text:p>
          </table:table-cell>
          <table:table-cell office:value-type="float" office:value="0.34149349906575" calcext:value-type="float">
            <text:p>0.3414934991</text:p>
          </table:table-cell>
          <table:table-cell office:value-type="float" office:value="0.325946470382629" calcext:value-type="float">
            <text:p>0.3259464704</text:p>
          </table:table-cell>
          <table:table-cell office:value-type="float" office:value="0.189653912573272" calcext:value-type="float">
            <text:p>0.1896539126</text:p>
          </table:table-cell>
          <table:table-cell office:value-type="float" office:value="0.417706311388904" calcext:value-type="float">
            <text:p>0.4177063114</text:p>
          </table:table-cell>
          <table:table-cell office:value-type="float" office:value="0.102403368222991" calcext:value-type="float">
            <text:p>0.1024033682</text:p>
          </table:table-cell>
          <table:table-cell office:value-type="float" office:value="0.300672443128496" calcext:value-type="float">
            <text:p>0.3006724431</text:p>
          </table:table-cell>
          <table:table-cell office:value-type="float" office:value="0.331498125708319" calcext:value-type="float">
            <text:p>0.3314981257</text:p>
          </table:table-cell>
          <table:table-cell office:value-type="float" office:value="0.29834537282369" calcext:value-type="float">
            <text:p>0.2983453728</text:p>
          </table:table-cell>
          <table:table-cell office:value-type="float" office:value="0.336745677993989" calcext:value-type="float">
            <text:p>0.336745678</text:p>
          </table:table-cell>
          <table:table-cell office:value-type="float" office:value="0.110797114296974" calcext:value-type="float">
            <text:p>0.1107971143</text:p>
          </table:table-cell>
          <table:table-cell office:value-type="float" office:value="0.309669387549443" calcext:value-type="float">
            <text:p>0.3096693875</text:p>
          </table:table-cell>
          <table:table-cell office:value-type="float" office:value="0.180169313803251" calcext:value-type="float">
            <text:p>0.1801693138</text:p>
          </table:table-cell>
          <table:table-cell office:value-type="float" office:value="0.284802794400195" calcext:value-type="float">
            <text:p>0.2848027944</text:p>
          </table:table-cell>
          <table:table-cell office:value-type="float" office:value="0.257802508421249" calcext:value-type="float">
            <text:p>0.2578025084</text:p>
          </table:table-cell>
          <table:table-cell office:value-type="float" office:value="0.149861513076026" calcext:value-type="float">
            <text:p>0.1498615131</text:p>
          </table:table-cell>
          <table:table-cell office:value-type="float" office:value="0.324538552841293" calcext:value-type="float">
            <text:p>0.3245385528</text:p>
          </table:table-cell>
          <table:table-cell office:value-type="float" office:value="0.13988936474564" calcext:value-type="float">
            <text:p>0.1398893647</text:p>
          </table:table-cell>
          <table:table-cell office:value-type="float" office:value="0.393809904031262" calcext:value-type="float">
            <text:p>0.393809904</text:p>
          </table:table-cell>
        </table:table-row>
        <table:table-row table:style-name="ro1">
          <table:table-cell office:value-type="float" office:value="0.340589103058306" calcext:value-type="float">
            <text:p>0.3405891031</text:p>
          </table:table-cell>
          <table:table-cell office:value-type="float" office:value="0.424583864781257" calcext:value-type="float">
            <text:p>0.4245838648</text:p>
          </table:table-cell>
          <table:table-cell office:value-type="float" office:value="0.34149349906575" calcext:value-type="float">
            <text:p>0.3414934991</text:p>
          </table:table-cell>
          <table:table-cell office:value-type="float" office:value="0.238034076369126" calcext:value-type="float">
            <text:p>0.2380340764</text:p>
          </table:table-cell>
          <table:table-cell office:value-type="float" office:value="0.327076280486562" calcext:value-type="float">
            <text:p>0.3270762805</text:p>
          </table:table-cell>
          <table:table-cell office:value-type="float" office:value="0.243737953500001" calcext:value-type="float">
            <text:p>0.2437379535</text:p>
          </table:table-cell>
          <table:table-cell office:value-type="float" office:value="0.305944808658877" calcext:value-type="float">
            <text:p>0.3059448087</text:p>
          </table:table-cell>
          <table:table-cell office:value-type="float" office:value="0.214869517006471" calcext:value-type="float">
            <text:p>0.214869517</text:p>
          </table:table-cell>
          <table:table-cell office:value-type="float" office:value="0.184044343244859" calcext:value-type="float">
            <text:p>0.1840443432</text:p>
          </table:table-cell>
          <table:table-cell office:value-type="float" office:value="0.271334595494281" calcext:value-type="float">
            <text:p>0.2713345955</text:p>
          </table:table-cell>
          <table:table-cell office:value-type="float" office:value="0.124277742694804" calcext:value-type="float">
            <text:p>0.1242777427</text:p>
          </table:table-cell>
          <table:table-cell office:value-type="float" office:value="0.466049390258328" calcext:value-type="float">
            <text:p>0.4660493903</text:p>
          </table:table-cell>
          <table:table-cell office:value-type="float" office:value="0.25556619600289" calcext:value-type="float">
            <text:p>0.255566196</text:p>
          </table:table-cell>
          <table:table-cell office:value-type="float" office:value="0.13359631138287" calcext:value-type="float">
            <text:p>0.1335963114</text:p>
          </table:table-cell>
          <table:table-cell office:value-type="float" office:value="0.239147539786538" calcext:value-type="float">
            <text:p>0.2391475398</text:p>
          </table:table-cell>
          <table:table-cell office:value-type="float" office:value="0.244442369702822" calcext:value-type="float">
            <text:p>0.2444423697</text:p>
          </table:table-cell>
          <table:table-cell office:value-type="float" office:value="0.182522008841812" calcext:value-type="float">
            <text:p>0.1825220088</text:p>
          </table:table-cell>
          <table:table-cell office:value-type="float" office:value="0.416792991872146" calcext:value-type="float">
            <text:p>0.4167929919</text:p>
          </table:table-cell>
          <table:table-cell office:value-type="float" office:value="0.345581629419593" calcext:value-type="float">
            <text:p>0.3455816294</text:p>
          </table:table-cell>
          <table:table-cell office:value-type="float" office:value="0.386215542200491" calcext:value-type="float">
            <text:p>0.3862155422</text:p>
          </table:table-cell>
        </table:table-row>
        <table:table-row table:style-name="ro1">
          <table:table-cell office:value-type="float" office:value="0.66444488274729" calcext:value-type="float">
            <text:p>0.6644448827</text:p>
          </table:table-cell>
          <table:table-cell office:value-type="float" office:value="0.318540734670631" calcext:value-type="float">
            <text:p>0.3185407347</text:p>
          </table:table-cell>
          <table:table-cell office:value-type="float" office:value="0.682350961824075" calcext:value-type="float">
            <text:p>0.6823509618</text:p>
          </table:table-cell>
          <table:table-cell office:value-type="float" office:value="0.326084465403885" calcext:value-type="float">
            <text:p>0.3260844654</text:p>
          </table:table-cell>
          <table:table-cell office:value-type="float" office:value="0.585220317771014" calcext:value-type="float">
            <text:p>0.5852203178</text:p>
          </table:table-cell>
          <table:table-cell office:value-type="float" office:value="0.568350910212922" calcext:value-type="float">
            <text:p>0.5683509102</text:p>
          </table:table-cell>
          <table:table-cell office:value-type="float" office:value="0.327210163690749" calcext:value-type="float">
            <text:p>0.3272101637</text:p>
          </table:table-cell>
          <table:table-cell office:value-type="float" office:value="0.571706984232268" calcext:value-type="float">
            <text:p>0.5717069842</text:p>
          </table:table-cell>
          <table:table-cell office:value-type="float" office:value="0.602998494846639" calcext:value-type="float">
            <text:p>0.6029984948</text:p>
          </table:table-cell>
          <table:table-cell office:value-type="float" office:value="0.281994369294721" calcext:value-type="float">
            <text:p>0.2819943693</text:p>
          </table:table-cell>
          <table:table-cell office:value-type="float" office:value="0.691774079970514" calcext:value-type="float">
            <text:p>0.69177408</text:p>
          </table:table-cell>
          <table:table-cell office:value-type="float" office:value="0.340342918218454" calcext:value-type="float">
            <text:p>0.3403429182</text:p>
          </table:table-cell>
          <table:table-cell office:value-type="float" office:value="0.489807221343953" calcext:value-type="float">
            <text:p>0.4898072213</text:p>
          </table:table-cell>
          <table:table-cell office:value-type="float" office:value="0.322473594198798" calcext:value-type="float">
            <text:p>0.3224735942</text:p>
          </table:table-cell>
          <table:table-cell office:value-type="float" office:value="0.334115454261787" calcext:value-type="float">
            <text:p>0.3341154543</text:p>
          </table:table-cell>
          <table:table-cell office:value-type="float" office:value="0.581294560988077" calcext:value-type="float">
            <text:p>0.581294561</text:p>
          </table:table-cell>
          <table:table-cell office:value-type="float" office:value="0.315694293699081" calcext:value-type="float">
            <text:p>0.3156942937</text:p>
          </table:table-cell>
          <table:table-cell office:value-type="float" office:value="0.717322260225043" calcext:value-type="float">
            <text:p>0.7173222602</text:p>
          </table:table-cell>
          <table:table-cell office:value-type="float" office:value="0.641003604545969" calcext:value-type="float">
            <text:p>0.6410036045</text:p>
          </table:table-cell>
          <table:table-cell office:value-type="float" office:value="0.513669316415391" calcext:value-type="float">
            <text:p>0.5136693164</text:p>
          </table:table-cell>
        </table:table-row>
        <table:table-row table:style-name="ro1">
          <table:table-cell office:value-type="float" office:value="0.311445140675533" calcext:value-type="float">
            <text:p>0.3114451407</text:p>
          </table:table-cell>
          <table:table-cell office:value-type="float" office:value="0.158968832940268" calcext:value-type="float">
            <text:p>0.1589688329</text:p>
          </table:table-cell>
          <table:table-cell office:value-type="float" office:value="0.327765551542953" calcext:value-type="float">
            <text:p>0.3277655515</text:p>
          </table:table-cell>
          <table:table-cell office:value-type="float" office:value="0.347441784311144" calcext:value-type="float">
            <text:p>0.3474417843</text:p>
          </table:table-cell>
          <table:table-cell office:value-type="float" office:value="0.132481242108158" calcext:value-type="float">
            <text:p>0.1324812421</text:p>
          </table:table-cell>
          <table:table-cell office:value-type="float" office:value="0.286941685387892" calcext:value-type="float">
            <text:p>0.2869416854</text:p>
          </table:table-cell>
          <table:table-cell office:value-type="float" office:value="0.189264043740119" calcext:value-type="float">
            <text:p>0.1892640437</text:p>
          </table:table-cell>
          <table:table-cell office:value-type="float" office:value="0.27454481339903" calcext:value-type="float">
            <text:p>0.2745448134</text:p>
          </table:table-cell>
          <table:table-cell office:value-type="float" office:value="0.345923553907805" calcext:value-type="float">
            <text:p>0.3459235539</text:p>
          </table:table-cell>
          <table:table-cell office:value-type="float" office:value="0.329270267460184" calcext:value-type="float">
            <text:p>0.3292702675</text:p>
          </table:table-cell>
          <table:table-cell office:value-type="float" office:value="0.337336964742546" calcext:value-type="float">
            <text:p>0.3373369647</text:p>
          </table:table-cell>
          <table:table-cell office:value-type="float" office:value="0.108238014608298" calcext:value-type="float">
            <text:p>0.1082380146</text:p>
          </table:table-cell>
          <table:table-cell office:value-type="float" office:value="0.312794830622906" calcext:value-type="float">
            <text:p>0.3127948306</text:p>
          </table:table-cell>
          <table:table-cell office:value-type="float" office:value="0.203410121640201" calcext:value-type="float">
            <text:p>0.2034101216</text:p>
          </table:table-cell>
          <table:table-cell office:value-type="float" office:value="0.427026350851361" calcext:value-type="float">
            <text:p>0.4270263509</text:p>
          </table:table-cell>
          <table:table-cell office:value-type="float" office:value="0.195471477941763" calcext:value-type="float">
            <text:p>0.1954714779</text:p>
          </table:table-cell>
          <table:table-cell office:value-type="float" office:value="0.158901902880058" calcext:value-type="float">
            <text:p>0.1589019029</text:p>
          </table:table-cell>
          <table:table-cell office:value-type="float" office:value="0.366121205260727" calcext:value-type="float">
            <text:p>0.3661212053</text:p>
          </table:table-cell>
          <table:table-cell office:value-type="float" office:value="0.132571054767911" calcext:value-type="float">
            <text:p>0.1325710548</text:p>
          </table:table-cell>
          <table:table-cell office:value-type="float" office:value="0.304397623231568" calcext:value-type="float">
            <text:p>0.3043976232</text:p>
          </table:table-cell>
        </table:table-row>
        <table:table-row table:style-name="ro1">
          <table:table-cell office:value-type="float" office:value="0.331108621076655" calcext:value-type="float">
            <text:p>0.3311086211</text:p>
          </table:table-cell>
          <table:table-cell office:value-type="float" office:value="0.412460886936109" calcext:value-type="float">
            <text:p>0.4124608869</text:p>
          </table:table-cell>
          <table:table-cell office:value-type="float" office:value="0.327765551542953" calcext:value-type="float">
            <text:p>0.3277655515</text:p>
          </table:table-cell>
          <table:table-cell office:value-type="float" office:value="0.612744525474055" calcext:value-type="float">
            <text:p>0.6127445255</text:p>
          </table:table-cell>
          <table:table-cell office:value-type="float" office:value="0.319090749247899" calcext:value-type="float">
            <text:p>0.3190907492</text:p>
          </table:table-cell>
          <table:table-cell office:value-type="float" office:value="0.381715283251264" calcext:value-type="float">
            <text:p>0.3817152833</text:p>
          </table:table-cell>
          <table:table-cell office:value-type="float" office:value="0.309203974797756" calcext:value-type="float">
            <text:p>0.3092039748</text:p>
          </table:table-cell>
          <table:table-cell office:value-type="float" office:value="0.570397059375887" calcext:value-type="float">
            <text:p>0.5703970594</text:p>
          </table:table-cell>
          <table:table-cell office:value-type="float" office:value="0.635276668185231" calcext:value-type="float">
            <text:p>0.6352766682</text:p>
          </table:table-cell>
          <table:table-cell office:value-type="float" office:value="0.571147971223035" calcext:value-type="float">
            <text:p>0.5711479712</text:p>
          </table:table-cell>
          <table:table-cell office:value-type="float" office:value="0.75721787630352" calcext:value-type="float">
            <text:p>0.7572178763</text:p>
          </table:table-cell>
          <table:table-cell office:value-type="float" office:value="0.254672224520838" calcext:value-type="float">
            <text:p>0.2546722245</text:p>
          </table:table-cell>
          <table:table-cell office:value-type="float" office:value="0.431944127871434" calcext:value-type="float">
            <text:p>0.4319441279</text:p>
          </table:table-cell>
          <table:table-cell office:value-type="float" office:value="0.587209355528371" calcext:value-type="float">
            <text:p>0.5872093555</text:p>
          </table:table-cell>
          <table:table-cell office:value-type="float" office:value="0.624949906512299" calcext:value-type="float">
            <text:p>0.6249499065</text:p>
          </table:table-cell>
          <table:table-cell office:value-type="float" office:value="0.362220962878556" calcext:value-type="float">
            <text:p>0.3622209629</text:p>
          </table:table-cell>
          <table:table-cell office:value-type="float" office:value="0.498880214149053" calcext:value-type="float">
            <text:p>0.4988802141</text:p>
          </table:table-cell>
          <table:table-cell office:value-type="float" office:value="0.368135972463487" calcext:value-type="float">
            <text:p>0.3681359725</text:p>
          </table:table-cell>
          <table:table-cell office:value-type="float" office:value="0.322316962883302" calcext:value-type="float">
            <text:p>0.3223169629</text:p>
          </table:table-cell>
          <table:table-cell office:value-type="float" office:value="0.308228928322381" calcext:value-type="float">
            <text:p>0.3082289283</text:p>
          </table:table-cell>
        </table:table-row>
        <table:table-row table:style-name="ro1">
          <table:table-cell office:value-type="float" office:value="0.1622260032507" calcext:value-type="float">
            <text:p>0.1622260033</text:p>
          </table:table-cell>
          <table:table-cell office:value-type="float" office:value="0.361392516976924" calcext:value-type="float">
            <text:p>0.361392517</text:p>
          </table:table-cell>
          <table:table-cell office:value-type="float" office:value="0.110098092642207" calcext:value-type="float">
            <text:p>0.1100980926</text:p>
          </table:table-cell>
          <table:table-cell office:value-type="float" office:value="0.3471655126131" calcext:value-type="float">
            <text:p>0.3471655126</text:p>
          </table:table-cell>
          <table:table-cell office:value-type="float" office:value="0.253023035302726" calcext:value-type="float">
            <text:p>0.2530230353</text:p>
          </table:table-cell>
          <table:table-cell office:value-type="float" office:value="0.274282120675194" calcext:value-type="float">
            <text:p>0.2742821207</text:p>
          </table:table-cell>
          <table:table-cell office:value-type="float" office:value="0.330861232970009" calcext:value-type="float">
            <text:p>0.330861233</text:p>
          </table:table-cell>
          <table:table-cell office:value-type="float" office:value="0.113467446079569" calcext:value-type="float">
            <text:p>0.1134674461</text:p>
          </table:table-cell>
          <table:table-cell office:value-type="float" office:value="0.263980187612753" calcext:value-type="float">
            <text:p>0.2639801876</text:p>
          </table:table-cell>
          <table:table-cell office:value-type="float" office:value="0.459085088608307" calcext:value-type="float">
            <text:p>0.4590850886</text:p>
          </table:table-cell>
          <table:table-cell office:value-type="float" office:value="0.156133214155378" calcext:value-type="float">
            <text:p>0.1561332142</text:p>
          </table:table-cell>
          <table:table-cell office:value-type="float" office:value="0.323450754767116" calcext:value-type="float">
            <text:p>0.3234507548</text:p>
          </table:table-cell>
          <table:table-cell office:value-type="float" office:value="0.2407589173172" calcext:value-type="float">
            <text:p>0.2407589173</text:p>
          </table:table-cell>
          <table:table-cell office:value-type="float" office:value="0.332008390590065" calcext:value-type="float">
            <text:p>0.3320083906</text:p>
          </table:table-cell>
          <table:table-cell office:value-type="float" office:value="0.338200369475239" calcext:value-type="float">
            <text:p>0.3382003695</text:p>
          </table:table-cell>
          <table:table-cell office:value-type="float" office:value="0.260530330194309" calcext:value-type="float">
            <text:p>0.2605303302</text:p>
          </table:table-cell>
          <table:table-cell office:value-type="float" office:value="0.320741493758126" calcext:value-type="float">
            <text:p>0.3207414938</text:p>
          </table:table-cell>
          <table:table-cell office:value-type="float" office:value="0.18242641351022" calcext:value-type="float">
            <text:p>0.1824264135</text:p>
          </table:table-cell>
          <table:table-cell office:value-type="float" office:value="0.177799329557399" calcext:value-type="float">
            <text:p>0.1777993296</text:p>
          </table:table-cell>
          <table:table-cell office:value-type="float" office:value="0.288407169883216" calcext:value-type="float">
            <text:p>0.2884071699</text:p>
          </table:table-cell>
        </table:table-row>
        <table:table-row table:style-name="ro1">
          <table:table-cell office:value-type="float" office:value="0.309232425259415" calcext:value-type="float">
            <text:p>0.3092324253</text:p>
          </table:table-cell>
          <table:table-cell office:value-type="float" office:value="0.689327559554801" calcext:value-type="float">
            <text:p>0.6893275596</text:p>
          </table:table-cell>
          <table:table-cell office:value-type="float" office:value="0.330740949391298" calcext:value-type="float">
            <text:p>0.3307409494</text:p>
          </table:table-cell>
          <table:table-cell office:value-type="float" office:value="0.326611745306226" calcext:value-type="float">
            <text:p>0.3266117453</text:p>
          </table:table-cell>
          <table:table-cell office:value-type="float" office:value="0.67786484531857" calcext:value-type="float">
            <text:p>0.6778648453</text:p>
          </table:table-cell>
          <table:table-cell office:value-type="float" office:value="0.295352003223205" calcext:value-type="float">
            <text:p>0.2953520032</text:p>
          </table:table-cell>
          <table:table-cell office:value-type="float" office:value="0.708332588036891" calcext:value-type="float">
            <text:p>0.708332588</text:p>
          </table:table-cell>
          <table:table-cell office:value-type="float" office:value="0.424782743472474" calcext:value-type="float">
            <text:p>0.4247827435</text:p>
          </table:table-cell>
          <table:table-cell office:value-type="float" office:value="0.322578320383876" calcext:value-type="float">
            <text:p>0.3225783204</text:p>
          </table:table-cell>
          <table:table-cell office:value-type="float" office:value="0.372384359716126" calcext:value-type="float">
            <text:p>0.3723843597</text:p>
          </table:table-cell>
          <table:table-cell office:value-type="float" office:value="0.325917357263465" calcext:value-type="float">
            <text:p>0.3259173573</text:p>
          </table:table-cell>
          <table:table-cell office:value-type="float" office:value="0.780964871094729" calcext:value-type="float">
            <text:p>0.7809648711</text:p>
          </table:table-cell>
          <table:table-cell office:value-type="float" office:value="0.377535781827651" calcext:value-type="float">
            <text:p>0.3775357818</text:p>
          </table:table-cell>
          <table:table-cell office:value-type="float" office:value="0.616420564556547" calcext:value-type="float">
            <text:p>0.6164205646</text:p>
          </table:table-cell>
          <table:table-cell office:value-type="float" office:value="0.288170854748444" calcext:value-type="float">
            <text:p>0.2881708547</text:p>
          </table:table-cell>
          <table:table-cell office:value-type="float" office:value="0.546726013636988" calcext:value-type="float">
            <text:p>0.5467260136</text:p>
          </table:table-cell>
          <table:table-cell office:value-type="float" office:value="0.691236584043916" calcext:value-type="float">
            <text:p>0.691236584</text:p>
          </table:table-cell>
          <table:table-cell office:value-type="float" office:value="0.309340241897981" calcext:value-type="float">
            <text:p>0.3093402419</text:p>
          </table:table-cell>
          <table:table-cell office:value-type="float" office:value="0.727539580486449" calcext:value-type="float">
            <text:p>0.7275395805</text:p>
          </table:table-cell>
          <table:table-cell office:value-type="float" office:value="0.30179247273717" calcext:value-type="float">
            <text:p>0.3017924727</text:p>
          </table:table-cell>
        </table:table-row>
        <table:table-row table:style-name="ro1">
          <table:table-cell office:value-type="float" office:value="0.328302275865039" calcext:value-type="float">
            <text:p>0.3283022759</text:p>
          </table:table-cell>
          <table:table-cell office:value-type="float" office:value="0.162955248282635" calcext:value-type="float">
            <text:p>0.1629552483</text:p>
          </table:table-cell>
          <table:table-cell office:value-type="float" office:value="0.330740949391298" calcext:value-type="float">
            <text:p>0.3307409494</text:p>
          </table:table-cell>
          <table:table-cell office:value-type="float" office:value="0.149221398156819" calcext:value-type="float">
            <text:p>0.1492213982</text:p>
          </table:table-cell>
          <table:table-cell office:value-type="float" office:value="0.353832970265538" calcext:value-type="float">
            <text:p>0.3538329703</text:p>
          </table:table-cell>
          <table:table-cell office:value-type="float" office:value="0.374546763248735" calcext:value-type="float">
            <text:p>0.3745467632</text:p>
          </table:table-cell>
          <table:table-cell office:value-type="float" office:value="0.384851216543366" calcext:value-type="float">
            <text:p>0.3848512165</text:p>
          </table:table-cell>
          <table:table-cell office:value-type="float" office:value="0.214733423617641" calcext:value-type="float">
            <text:p>0.2147334236</text:p>
          </table:table-cell>
          <table:table-cell office:value-type="float" office:value="0.18067898856991" calcext:value-type="float">
            <text:p>0.1806789886</text:p>
          </table:table-cell>
          <table:table-cell office:value-type="float" office:value="0.157517433282685" calcext:value-type="float">
            <text:p>0.1575174333</text:p>
          </table:table-cell>
          <table:table-cell office:value-type="float" office:value="0.118504381001676" calcext:value-type="float">
            <text:p>0.118504381</text:p>
          </table:table-cell>
          <table:table-cell office:value-type="float" office:value="0.279278385220834" calcext:value-type="float">
            <text:p>0.2792783852</text:p>
          </table:table-cell>
          <table:table-cell office:value-type="float" office:value="0.312489676125677" calcext:value-type="float">
            <text:p>0.3124896761</text:p>
          </table:table-cell>
          <table:table-cell office:value-type="float" office:value="0.279194333088759" calcext:value-type="float">
            <text:p>0.2791943331</text:p>
          </table:table-cell>
          <table:table-cell office:value-type="float" office:value="0.135902553701163" calcext:value-type="float">
            <text:p>0.1359025537</text:p>
          </table:table-cell>
          <table:table-cell office:value-type="float" office:value="0.393336667418623" calcext:value-type="float">
            <text:p>0.3933366674</text:p>
          </table:table-cell>
          <table:table-cell office:value-type="float" office:value="0.318597777009135" calcext:value-type="float">
            <text:p>0.318597777</text:p>
          </table:table-cell>
          <table:table-cell office:value-type="float" office:value="0.215071035664367" calcext:value-type="float">
            <text:p>0.2150710357</text:p>
          </table:table-cell>
          <table:table-cell office:value-type="float" office:value="0.332101407697105" calcext:value-type="float">
            <text:p>0.3321014077</text:p>
          </table:table-cell>
          <table:table-cell office:value-type="float" office:value="0.305555529477128" calcext:value-type="float">
            <text:p>0.3055555295</text:p>
          </table:table-cell>
        </table:table-row>
        <table:table-row table:style-name="ro1">
          <table:table-cell office:value-type="float" office:value="0.17332911400201" calcext:value-type="float">
            <text:p>0.173329114</text:p>
          </table:table-cell>
          <table:table-cell office:value-type="float" office:value="0.320066748352445" calcext:value-type="float">
            <text:p>0.3200667484</text:p>
          </table:table-cell>
          <table:table-cell office:value-type="float" office:value="0.207550945533718" calcext:value-type="float">
            <text:p>0.2075509455</text:p>
          </table:table-cell>
          <table:table-cell office:value-type="float" office:value="0.326750021983015" calcext:value-type="float">
            <text:p>0.326750022</text:p>
          </table:table-cell>
          <table:table-cell office:value-type="float" office:value="0.16175664692626" calcext:value-type="float">
            <text:p>0.1617566469</text:p>
          </table:table-cell>
          <table:table-cell office:value-type="float" office:value="0.157366969111884" calcext:value-type="float">
            <text:p>0.1573669691</text:p>
          </table:table-cell>
          <table:table-cell office:value-type="float" office:value="0.341928603339242" calcext:value-type="float">
            <text:p>0.3419286033</text:p>
          </table:table-cell>
          <table:table-cell office:value-type="float" office:value="0.314825569688163" calcext:value-type="float">
            <text:p>0.3148255697</text:p>
          </table:table-cell>
          <table:table-cell office:value-type="float" office:value="0.133021317540608" calcext:value-type="float">
            <text:p>0.1330213175</text:p>
          </table:table-cell>
          <table:table-cell office:value-type="float" office:value="0.258920542096972" calcext:value-type="float">
            <text:p>0.2589205421</text:p>
          </table:table-cell>
          <table:table-cell office:value-type="float" office:value="0.152092705874108" calcext:value-type="float">
            <text:p>0.1520927059</text:p>
          </table:table-cell>
          <table:table-cell office:value-type="float" office:value="0.33620632701443" calcext:value-type="float">
            <text:p>0.336206327</text:p>
          </table:table-cell>
          <table:table-cell office:value-type="float" office:value="0.269433861338847" calcext:value-type="float">
            <text:p>0.2694338613</text:p>
          </table:table-cell>
          <table:table-cell office:value-type="float" office:value="0.345518015211137" calcext:value-type="float">
            <text:p>0.3455180152</text:p>
          </table:table-cell>
          <table:table-cell office:value-type="float" office:value="0.327684176262974" calcext:value-type="float">
            <text:p>0.3276841763</text:p>
          </table:table-cell>
          <table:table-cell office:value-type="float" office:value="0.158175108817615" calcext:value-type="float">
            <text:p>0.1581751088</text:p>
          </table:table-cell>
          <table:table-cell office:value-type="float" office:value="0.363564212542793" calcext:value-type="float">
            <text:p>0.3635642125</text:p>
          </table:table-cell>
          <table:table-cell office:value-type="float" office:value="0.100251326264737" calcext:value-type="float">
            <text:p>0.1002513263</text:p>
          </table:table-cell>
          <table:table-cell office:value-type="float" office:value="0.181197065896631" calcext:value-type="float">
            <text:p>0.1811970659</text:p>
          </table:table-cell>
          <table:table-cell office:value-type="float" office:value="0.197923513701394" calcext:value-type="float">
            <text:p>0.1979235137</text:p>
          </table:table-cell>
        </table:table-row>
      </table:table>
      <table:table table:name="Sheet5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Informed rollout policy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0" office:value-type="float" office:value="200.000000000004" calcext:value-type="float">
            <text:p>200</text:p>
          </table:table-cell>
        </table:table-row>
        <table:table-row table:style-name="ro1">
          <table:table-cell office:value-type="float" office:value="195.440889507251" calcext:value-type="float">
            <text:p>195.4408895073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3.511306013504" calcext:value-type="float">
            <text:p>193.5113060135</text:p>
          </table:table-cell>
          <table:table-cell table:number-columns-repeated="2" office:value-type="float" office:value="200.000000000004" calcext:value-type="float">
            <text:p>200</text:p>
          </table:table-cell>
          <table:table-cell office:value-type="float" office:value="204.588595792773" calcext:value-type="float">
            <text:p>204.5885957928</text:p>
          </table:table-cell>
          <table:table-cell table:number-columns-repeated="2" office:value-type="float" office:value="200.000000000004" calcext:value-type="float">
            <text:p>200</text:p>
          </table:table-cell>
          <table:table-cell office:value-type="float" office:value="186.658633499052" calcext:value-type="float">
            <text:p>186.6586334991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2.94278021509" calcext:value-type="float">
            <text:p>192.9427802151</text:p>
          </table:table-cell>
          <table:table-cell office:value-type="float" office:value="200.457333020755" calcext:value-type="float">
            <text:p>200.4573330208</text:p>
          </table:table-cell>
          <table:table-cell office:value-type="float" office:value="200.574332066282" calcext:value-type="float">
            <text:p>200.5743320663</text:p>
          </table:table-cell>
          <table:table-cell office:value-type="float" office:value="189.024294985995" calcext:value-type="float">
            <text:p>189.024294986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9.901779928878" calcext:value-type="float">
            <text:p>199.9017799289</text:p>
          </table:table-cell>
          <table:table-cell table:number-columns-repeated="2" office:value-type="float" office:value="200.000000000004" calcext:value-type="float">
            <text:p>200</text:p>
          </table:table-cell>
          <table:table-cell office:value-type="float" office:value="213.768449489145" calcext:value-type="float">
            <text:p>213.7684494891</text:p>
          </table:table-cell>
          <table:table-cell office:value-type="float" office:value="200.000000000004" calcext:value-type="float">
            <text:p>200</text:p>
          </table:table-cell>
        </table:table-row>
        <table:table-row table:style-name="ro1">
          <table:table-cell office:value-type="float" office:value="195.525938901316" calcext:value-type="float">
            <text:p>195.5259389013</text:p>
          </table:table-cell>
          <table:table-cell office:value-type="float" office:value="197.309683077781" calcext:value-type="float">
            <text:p>197.3096830778</text:p>
          </table:table-cell>
          <table:table-cell office:value-type="float" office:value="193.075330963218" calcext:value-type="float">
            <text:p>193.0753309632</text:p>
          </table:table-cell>
          <table:table-cell table:number-columns-repeated="2" office:value-type="float" office:value="200.000000000004" calcext:value-type="float">
            <text:p>200</text:p>
          </table:table-cell>
          <table:table-cell office:value-type="float" office:value="204.916957231353" calcext:value-type="float">
            <text:p>204.9169572314</text:p>
          </table:table-cell>
          <table:table-cell office:value-type="float" office:value="187.309782101466" calcext:value-type="float">
            <text:p>187.3097821015</text:p>
          </table:table-cell>
          <table:table-cell office:value-type="float" office:value="193.525460851547" calcext:value-type="float">
            <text:p>193.5254608515</text:p>
          </table:table-cell>
          <table:table-cell office:value-type="float" office:value="186.346814813073" calcext:value-type="float">
            <text:p>186.3468148131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2.536736081151" calcext:value-type="float">
            <text:p>192.5367360812</text:p>
          </table:table-cell>
          <table:table-cell office:value-type="float" office:value="200.658344739687" calcext:value-type="float">
            <text:p>200.6583447397</text:p>
          </table:table-cell>
          <table:table-cell office:value-type="float" office:value="200.117148164889" calcext:value-type="float">
            <text:p>200.1171481649</text:p>
          </table:table-cell>
          <table:table-cell office:value-type="float" office:value="189.123764335468" calcext:value-type="float">
            <text:p>189.1237643355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9.712684340649" calcext:value-type="float">
            <text:p>199.7126843406</text:p>
          </table:table-cell>
          <table:table-cell office:value-type="float" office:value="197.767647193997" calcext:value-type="float">
            <text:p>197.767647194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214.152328611987" calcext:value-type="float">
            <text:p>214.152328612</text:p>
          </table:table-cell>
          <table:table-cell office:value-type="float" office:value="200.000000000004" calcext:value-type="float">
            <text:p>200</text:p>
          </table:table-cell>
        </table:table-row>
        <table:table-row table:style-name="ro1">
          <table:table-cell office:value-type="float" office:value="195.280788056593" calcext:value-type="float">
            <text:p>195.2807880566</text:p>
          </table:table-cell>
          <table:table-cell office:value-type="float" office:value="197.477982983895" calcext:value-type="float">
            <text:p>197.4779829839</text:p>
          </table:table-cell>
          <table:table-cell office:value-type="float" office:value="192.877988586878" calcext:value-type="float">
            <text:p>192.8779885869</text:p>
          </table:table-cell>
          <table:table-cell table:number-columns-repeated="2" office:value-type="float" office:value="200.000000000004" calcext:value-type="float">
            <text:p>200</text:p>
          </table:table-cell>
          <table:table-cell office:value-type="float" office:value="205.109340072049" calcext:value-type="float">
            <text:p>205.109340072</text:p>
          </table:table-cell>
          <table:table-cell office:value-type="float" office:value="186.918211443419" calcext:value-type="float">
            <text:p>186.9182114434</text:p>
          </table:table-cell>
          <table:table-cell office:value-type="float" office:value="193.698483282742" calcext:value-type="float">
            <text:p>193.6984832827</text:p>
          </table:table-cell>
          <table:table-cell office:value-type="float" office:value="179.228622340714" calcext:value-type="float">
            <text:p>179.2286223407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2.285981984448" calcext:value-type="float">
            <text:p>192.2859819844</text:p>
          </table:table-cell>
          <table:table-cell office:value-type="float" office:value="200.929049964847" calcext:value-type="float">
            <text:p>200.9290499648</text:p>
          </table:table-cell>
          <table:table-cell office:value-type="float" office:value="199.862181800066" calcext:value-type="float">
            <text:p>199.8621818001</text:p>
          </table:table-cell>
          <table:table-cell office:value-type="float" office:value="183.839866245252" calcext:value-type="float">
            <text:p>183.8398662453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9.631253922142" calcext:value-type="float">
            <text:p>199.6312539221</text:p>
          </table:table-cell>
          <table:table-cell office:value-type="float" office:value="197.55002955418" calcext:value-type="float">
            <text:p>197.5500295542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214.473704333354" calcext:value-type="float">
            <text:p>214.4737043334</text:p>
          </table:table-cell>
          <table:table-cell office:value-type="float" office:value="213.806678341937" calcext:value-type="float">
            <text:p>213.8066783419</text:p>
          </table:table-cell>
        </table:table-row>
        <table:table-row table:style-name="ro1">
          <table:table-cell office:value-type="float" office:value="195.29500565312" calcext:value-type="float">
            <text:p>195.2950056531</text:p>
          </table:table-cell>
          <table:table-cell office:value-type="float" office:value="197.339738150279" calcext:value-type="float">
            <text:p>197.3397381503</text:p>
          </table:table-cell>
          <table:table-cell office:value-type="float" office:value="192.728732925263" calcext:value-type="float">
            <text:p>192.7287329253</text:p>
          </table:table-cell>
          <table:table-cell table:number-columns-repeated="2" office:value-type="float" office:value="200.000000000004" calcext:value-type="float">
            <text:p>200</text:p>
          </table:table-cell>
          <table:table-cell office:value-type="float" office:value="211.517319250626" calcext:value-type="float">
            <text:p>211.5173192506</text:p>
          </table:table-cell>
          <table:table-cell office:value-type="float" office:value="186.530605048024" calcext:value-type="float">
            <text:p>186.530605048</text:p>
          </table:table-cell>
          <table:table-cell office:value-type="float" office:value="193.831045379208" calcext:value-type="float">
            <text:p>193.8310453792</text:p>
          </table:table-cell>
          <table:table-cell office:value-type="float" office:value="178.849100894659" calcext:value-type="float">
            <text:p>178.8491008947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2.08116977489" calcext:value-type="float">
            <text:p>192.0811697749</text:p>
          </table:table-cell>
          <table:table-cell office:value-type="float" office:value="201.080034869373" calcext:value-type="float">
            <text:p>201.0800348694</text:p>
          </table:table-cell>
          <table:table-cell office:value-type="float" office:value="199.778962362664" calcext:value-type="float">
            <text:p>199.7789623627</text:p>
          </table:table-cell>
          <table:table-cell office:value-type="float" office:value="184.103719567025" calcext:value-type="float">
            <text:p>184.103719567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201.040772385025" calcext:value-type="float">
            <text:p>201.040772385</text:p>
          </table:table-cell>
          <table:table-cell office:value-type="float" office:value="197.300560084038" calcext:value-type="float">
            <text:p>197.300560084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9.913833447931" calcext:value-type="float">
            <text:p>199.9138334479</text:p>
          </table:table-cell>
          <table:table-cell office:value-type="float" office:value="213.899579941719" calcext:value-type="float">
            <text:p>213.8995799417</text:p>
          </table:table-cell>
        </table:table-row>
        <table:table-row table:style-name="ro1">
          <table:table-cell office:value-type="float" office:value="195.155100731467" calcext:value-type="float">
            <text:p>195.1551007315</text:p>
          </table:table-cell>
          <table:table-cell office:value-type="float" office:value="197.186926319646" calcext:value-type="float">
            <text:p>197.1869263196</text:p>
          </table:table-cell>
          <table:table-cell office:value-type="float" office:value="189.752964235188" calcext:value-type="float">
            <text:p>189.7529642352</text:p>
          </table:table-cell>
          <table:table-cell office:value-type="float" office:value="191.853095768311" calcext:value-type="float">
            <text:p>191.8530957683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211.669861056763" calcext:value-type="float">
            <text:p>211.6698610568</text:p>
          </table:table-cell>
          <table:table-cell office:value-type="float" office:value="186.129824877974" calcext:value-type="float">
            <text:p>186.129824878</text:p>
          </table:table-cell>
          <table:table-cell office:value-type="float" office:value="193.935664607657" calcext:value-type="float">
            <text:p>193.9356646077</text:p>
          </table:table-cell>
          <table:table-cell office:value-type="float" office:value="178.763060330541" calcext:value-type="float">
            <text:p>178.7630603305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1.895769532215" calcext:value-type="float">
            <text:p>191.8957695322</text:p>
          </table:table-cell>
          <table:table-cell office:value-type="float" office:value="203.128577700732" calcext:value-type="float">
            <text:p>203.1285777007</text:p>
          </table:table-cell>
          <table:table-cell office:value-type="float" office:value="201.31737465161" calcext:value-type="float">
            <text:p>201.3173746516</text:p>
          </table:table-cell>
          <table:table-cell office:value-type="float" office:value="183.733499005741" calcext:value-type="float">
            <text:p>183.7334990057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200.902539660557" calcext:value-type="float">
            <text:p>200.9025396606</text:p>
          </table:table-cell>
          <table:table-cell office:value-type="float" office:value="197.236021469262" calcext:value-type="float">
            <text:p>197.2360214693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199.658143097147" calcext:value-type="float">
            <text:p>199.6581430971</text:p>
          </table:table-cell>
          <table:table-cell office:value-type="float" office:value="195.106852315543" calcext:value-type="float">
            <text:p>195.1068523155</text:p>
          </table:table-cell>
        </table:table-row>
        <table:table-row table:style-name="ro1">
          <table:table-cell office:value-type="float" office:value="195.063379496537" calcext:value-type="float">
            <text:p>195.0633794965</text:p>
          </table:table-cell>
          <table:table-cell office:value-type="float" office:value="196.889284322961" calcext:value-type="float">
            <text:p>196.889284323</text:p>
          </table:table-cell>
          <table:table-cell office:value-type="float" office:value="189.656275319676" calcext:value-type="float">
            <text:p>189.6562753197</text:p>
          </table:table-cell>
          <table:table-cell office:value-type="float" office:value="191.504715858561" calcext:value-type="float">
            <text:p>191.5047158586</text:p>
          </table:table-cell>
          <table:table-cell office:value-type="float" office:value="200.393450083507" calcext:value-type="float">
            <text:p>200.3934500835</text:p>
          </table:table-cell>
          <table:table-cell office:value-type="float" office:value="211.855823557124" calcext:value-type="float">
            <text:p>211.8558235571</text:p>
          </table:table-cell>
          <table:table-cell office:value-type="float" office:value="185.73749354757" calcext:value-type="float">
            <text:p>185.7374935476</text:p>
          </table:table-cell>
          <table:table-cell office:value-type="float" office:value="194.040786181555" calcext:value-type="float">
            <text:p>194.0407861816</text:p>
          </table:table-cell>
          <table:table-cell office:value-type="float" office:value="178.863914359723" calcext:value-type="float">
            <text:p>178.8639143597</text:p>
          </table:table-cell>
          <table:table-cell office:value-type="float" office:value="204.243108124795" calcext:value-type="float">
            <text:p>204.2431081248</text:p>
          </table:table-cell>
          <table:table-cell office:value-type="float" office:value="188.455753317922" calcext:value-type="float">
            <text:p>188.4557533179</text:p>
          </table:table-cell>
          <table:table-cell office:value-type="float" office:value="203.043659686866" calcext:value-type="float">
            <text:p>203.0436596869</text:p>
          </table:table-cell>
          <table:table-cell office:value-type="float" office:value="201.536942185155" calcext:value-type="float">
            <text:p>201.5369421852</text:p>
          </table:table-cell>
          <table:table-cell office:value-type="float" office:value="182.982219197382" calcext:value-type="float">
            <text:p>182.9822191974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201.124778009823" calcext:value-type="float">
            <text:p>201.1247780098</text:p>
          </table:table-cell>
          <table:table-cell office:value-type="float" office:value="196.952858664927" calcext:value-type="float">
            <text:p>196.9528586649</text:p>
          </table:table-cell>
          <table:table-cell office:value-type="float" office:value="192.465906605609" calcext:value-type="float">
            <text:p>192.4659066056</text:p>
          </table:table-cell>
          <table:table-cell office:value-type="float" office:value="200.078248984767" calcext:value-type="float">
            <text:p>200.0782489848</text:p>
          </table:table-cell>
          <table:table-cell office:value-type="float" office:value="195.089912098204" calcext:value-type="float">
            <text:p>195.0899120982</text:p>
          </table:table-cell>
        </table:table-row>
        <table:table-row table:style-name="ro1">
          <table:table-cell office:value-type="float" office:value="193.644930943088" calcext:value-type="float">
            <text:p>193.6449309431</text:p>
          </table:table-cell>
          <table:table-cell office:value-type="float" office:value="196.717991336979" calcext:value-type="float">
            <text:p>196.717991337</text:p>
          </table:table-cell>
          <table:table-cell office:value-type="float" office:value="189.501047909236" calcext:value-type="float">
            <text:p>189.5010479092</text:p>
          </table:table-cell>
          <table:table-cell office:value-type="float" office:value="187.883502622496" calcext:value-type="float">
            <text:p>187.8835026225</text:p>
          </table:table-cell>
          <table:table-cell office:value-type="float" office:value="200.157418460931" calcext:value-type="float">
            <text:p>200.1574184609</text:p>
          </table:table-cell>
          <table:table-cell office:value-type="float" office:value="212.091092793516" calcext:value-type="float">
            <text:p>212.0910927935</text:p>
          </table:table-cell>
          <table:table-cell office:value-type="float" office:value="185.429532818437" calcext:value-type="float">
            <text:p>185.4295328184</text:p>
          </table:table-cell>
          <table:table-cell office:value-type="float" office:value="194.15004224219" calcext:value-type="float">
            <text:p>194.1500422422</text:p>
          </table:table-cell>
          <table:table-cell office:value-type="float" office:value="178.950890753272" calcext:value-type="float">
            <text:p>178.9508907533</text:p>
          </table:table-cell>
          <table:table-cell office:value-type="float" office:value="204.218287955685" calcext:value-type="float">
            <text:p>204.2182879557</text:p>
          </table:table-cell>
          <table:table-cell office:value-type="float" office:value="188.16285775663" calcext:value-type="float">
            <text:p>188.1628577566</text:p>
          </table:table-cell>
          <table:table-cell office:value-type="float" office:value="203.06929697978" calcext:value-type="float">
            <text:p>203.0692969798</text:p>
          </table:table-cell>
          <table:table-cell office:value-type="float" office:value="201.409115089868" calcext:value-type="float">
            <text:p>201.4091150899</text:p>
          </table:table-cell>
          <table:table-cell office:value-type="float" office:value="182.479516731686" calcext:value-type="float">
            <text:p>182.4795167317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200.726254098046" calcext:value-type="float">
            <text:p>200.726254098</text:p>
          </table:table-cell>
          <table:table-cell office:value-type="float" office:value="196.686444735244" calcext:value-type="float">
            <text:p>196.6864447352</text:p>
          </table:table-cell>
          <table:table-cell office:value-type="float" office:value="192.743627302872" calcext:value-type="float">
            <text:p>192.7436273029</text:p>
          </table:table-cell>
          <table:table-cell office:value-type="float" office:value="200.472547879375" calcext:value-type="float">
            <text:p>200.4725478794</text:p>
          </table:table-cell>
          <table:table-cell office:value-type="float" office:value="195.042107346155" calcext:value-type="float">
            <text:p>195.0421073462</text:p>
          </table:table-cell>
        </table:table-row>
        <table:table-row table:style-name="ro1">
          <table:table-cell office:value-type="float" office:value="193.571603094585" calcext:value-type="float">
            <text:p>193.5716030946</text:p>
          </table:table-cell>
          <table:table-cell office:value-type="float" office:value="196.627420000704" calcext:value-type="float">
            <text:p>196.6274200007</text:p>
          </table:table-cell>
          <table:table-cell office:value-type="float" office:value="188.252834363736" calcext:value-type="float">
            <text:p>188.2528343637</text:p>
          </table:table-cell>
          <table:table-cell office:value-type="float" office:value="187.361362297056" calcext:value-type="float">
            <text:p>187.3613622971</text:p>
          </table:table-cell>
          <table:table-cell office:value-type="float" office:value="202.104816201151" calcext:value-type="float">
            <text:p>202.1048162012</text:p>
          </table:table-cell>
          <table:table-cell office:value-type="float" office:value="212.232647759549" calcext:value-type="float">
            <text:p>212.2326477595</text:p>
          </table:table-cell>
          <table:table-cell office:value-type="float" office:value="185.110889841675" calcext:value-type="float">
            <text:p>185.1108898417</text:p>
          </table:table-cell>
          <table:table-cell office:value-type="float" office:value="193.990982347536" calcext:value-type="float">
            <text:p>193.9909823475</text:p>
          </table:table-cell>
          <table:table-cell office:value-type="float" office:value="179.046100628011" calcext:value-type="float">
            <text:p>179.046100628</text:p>
          </table:table-cell>
          <table:table-cell office:value-type="float" office:value="203.444511107158" calcext:value-type="float">
            <text:p>203.4445111072</text:p>
          </table:table-cell>
          <table:table-cell office:value-type="float" office:value="188.459524846124" calcext:value-type="float">
            <text:p>188.4595248461</text:p>
          </table:table-cell>
          <table:table-cell office:value-type="float" office:value="203.100398222766" calcext:value-type="float">
            <text:p>203.1003982228</text:p>
          </table:table-cell>
          <table:table-cell office:value-type="float" office:value="201.721693870849" calcext:value-type="float">
            <text:p>201.7216938708</text:p>
          </table:table-cell>
          <table:table-cell office:value-type="float" office:value="182.272044627807" calcext:value-type="float">
            <text:p>182.2720446278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202.466828636777" calcext:value-type="float">
            <text:p>202.4668286368</text:p>
          </table:table-cell>
          <table:table-cell office:value-type="float" office:value="197.342946405587" calcext:value-type="float">
            <text:p>197.3429464056</text:p>
          </table:table-cell>
          <table:table-cell office:value-type="float" office:value="192.39106714132" calcext:value-type="float">
            <text:p>192.3910671413</text:p>
          </table:table-cell>
          <table:table-cell office:value-type="float" office:value="200.758580303596" calcext:value-type="float">
            <text:p>200.7585803036</text:p>
          </table:table-cell>
          <table:table-cell office:value-type="float" office:value="194.963247973838" calcext:value-type="float">
            <text:p>194.9632479738</text:p>
          </table:table-cell>
        </table:table-row>
        <table:table-row table:style-name="ro1">
          <table:table-cell office:value-type="float" office:value="193.488351178663" calcext:value-type="float">
            <text:p>193.4883511787</text:p>
          </table:table-cell>
          <table:table-cell office:value-type="float" office:value="203.717379851188" calcext:value-type="float">
            <text:p>203.7173798512</text:p>
          </table:table-cell>
          <table:table-cell office:value-type="float" office:value="188.140156996863" calcext:value-type="float">
            <text:p>188.1401569969</text:p>
          </table:table-cell>
          <table:table-cell office:value-type="float" office:value="186.862971422857" calcext:value-type="float">
            <text:p>186.8629714229</text:p>
          </table:table-cell>
          <table:table-cell office:value-type="float" office:value="201.896724253833" calcext:value-type="float">
            <text:p>201.8967242538</text:p>
          </table:table-cell>
          <table:table-cell office:value-type="float" office:value="212.435130855313" calcext:value-type="float">
            <text:p>212.4351308553</text:p>
          </table:table-cell>
          <table:table-cell office:value-type="float" office:value="177.647933590489" calcext:value-type="float">
            <text:p>177.6479335905</text:p>
          </table:table-cell>
          <table:table-cell office:value-type="float" office:value="194.242480577525" calcext:value-type="float">
            <text:p>194.2424805775</text:p>
          </table:table-cell>
          <table:table-cell office:value-type="float" office:value="179.067711378714" calcext:value-type="float">
            <text:p>179.0677113787</text:p>
          </table:table-cell>
          <table:table-cell office:value-type="float" office:value="203.454260586498" calcext:value-type="float">
            <text:p>203.4542605865</text:p>
          </table:table-cell>
          <table:table-cell office:value-type="float" office:value="186.884446394848" calcext:value-type="float">
            <text:p>186.8844463948</text:p>
          </table:table-cell>
          <table:table-cell office:value-type="float" office:value="206.083078436712" calcext:value-type="float">
            <text:p>206.0830784367</text:p>
          </table:table-cell>
          <table:table-cell office:value-type="float" office:value="203.869270541394" calcext:value-type="float">
            <text:p>203.8692705414</text:p>
          </table:table-cell>
          <table:table-cell office:value-type="float" office:value="182.336027174754" calcext:value-type="float">
            <text:p>182.3360271748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202.635220028397" calcext:value-type="float">
            <text:p>202.6352200284</text:p>
          </table:table-cell>
          <table:table-cell office:value-type="float" office:value="197.0054826681" calcext:value-type="float">
            <text:p>197.0054826681</text:p>
          </table:table-cell>
          <table:table-cell office:value-type="float" office:value="192.277000824923" calcext:value-type="float">
            <text:p>192.2770008249</text:p>
          </table:table-cell>
          <table:table-cell office:value-type="float" office:value="211.476165156914" calcext:value-type="float">
            <text:p>211.4761651569</text:p>
          </table:table-cell>
          <table:table-cell office:value-type="float" office:value="194.911770115789" calcext:value-type="float">
            <text:p>194.9117701158</text:p>
          </table:table-cell>
        </table:table-row>
        <table:table-row table:style-name="ro1">
          <table:table-cell office:value-type="float" office:value="193.704578315326" calcext:value-type="float">
            <text:p>193.7045783153</text:p>
          </table:table-cell>
          <table:table-cell office:value-type="float" office:value="203.965805798426" calcext:value-type="float">
            <text:p>203.9658057984</text:p>
          </table:table-cell>
          <table:table-cell office:value-type="float" office:value="187.99183986578" calcext:value-type="float">
            <text:p>187.9918398658</text:p>
          </table:table-cell>
          <table:table-cell office:value-type="float" office:value="185.038330740174" calcext:value-type="float">
            <text:p>185.0383307402</text:p>
          </table:table-cell>
          <table:table-cell office:value-type="float" office:value="202.086421361715" calcext:value-type="float">
            <text:p>202.0864213617</text:p>
          </table:table-cell>
          <table:table-cell office:value-type="float" office:value="199.859955881494" calcext:value-type="float">
            <text:p>199.8599558815</text:p>
          </table:table-cell>
          <table:table-cell office:value-type="float" office:value="177.210362440732" calcext:value-type="float">
            <text:p>177.2103624407</text:p>
          </table:table-cell>
          <table:table-cell office:value-type="float" office:value="194.2729406156" calcext:value-type="float">
            <text:p>194.2729406156</text:p>
          </table:table-cell>
          <table:table-cell office:value-type="float" office:value="179.153263659096" calcext:value-type="float">
            <text:p>179.1532636591</text:p>
          </table:table-cell>
          <table:table-cell office:value-type="float" office:value="203.412187230447" calcext:value-type="float">
            <text:p>203.4121872304</text:p>
          </table:table-cell>
          <table:table-cell office:value-type="float" office:value="186.357306714123" calcext:value-type="float">
            <text:p>186.3573067141</text:p>
          </table:table-cell>
          <table:table-cell office:value-type="float" office:value="206.043955416657" calcext:value-type="float">
            <text:p>206.0439554167</text:p>
          </table:table-cell>
          <table:table-cell office:value-type="float" office:value="204.643116661032" calcext:value-type="float">
            <text:p>204.643116661</text:p>
          </table:table-cell>
          <table:table-cell office:value-type="float" office:value="182.161486938355" calcext:value-type="float">
            <text:p>182.1614869384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202.43683252164" calcext:value-type="float">
            <text:p>202.4368325216</text:p>
          </table:table-cell>
          <table:table-cell office:value-type="float" office:value="196.623275332307" calcext:value-type="float">
            <text:p>196.6232753323</text:p>
          </table:table-cell>
          <table:table-cell office:value-type="float" office:value="192.381680904541" calcext:value-type="float">
            <text:p>192.3816809045</text:p>
          </table:table-cell>
          <table:table-cell office:value-type="float" office:value="211.859940276087" calcext:value-type="float">
            <text:p>211.8599402761</text:p>
          </table:table-cell>
          <table:table-cell office:value-type="float" office:value="194.829723032657" calcext:value-type="float">
            <text:p>194.8297230327</text:p>
          </table:table-cell>
        </table:table-row>
        <table:table-row table:style-name="ro1">
          <table:table-cell office:value-type="float" office:value="194.179338385455" calcext:value-type="float">
            <text:p>194.1793383855</text:p>
          </table:table-cell>
          <table:table-cell office:value-type="float" office:value="197.345263321587" calcext:value-type="float">
            <text:p>197.3452633216</text:p>
          </table:table-cell>
          <table:table-cell office:value-type="float" office:value="187.846581825082" calcext:value-type="float">
            <text:p>187.8465818251</text:p>
          </table:table-cell>
          <table:table-cell office:value-type="float" office:value="185.584629132719" calcext:value-type="float">
            <text:p>185.5846291327</text:p>
          </table:table-cell>
          <table:table-cell office:value-type="float" office:value="204.880475371327" calcext:value-type="float">
            <text:p>204.8804753713</text:p>
          </table:table-cell>
          <table:table-cell office:value-type="float" office:value="199.860201610784" calcext:value-type="float">
            <text:p>199.8602016108</text:p>
          </table:table-cell>
          <table:table-cell office:value-type="float" office:value="172.94050062161" calcext:value-type="float">
            <text:p>172.9405006216</text:p>
          </table:table-cell>
          <table:table-cell office:value-type="float" office:value="194.27588859723" calcext:value-type="float">
            <text:p>194.2758885972</text:p>
          </table:table-cell>
          <table:table-cell office:value-type="float" office:value="175.28159615244" calcext:value-type="float">
            <text:p>175.2815961524</text:p>
          </table:table-cell>
          <table:table-cell office:value-type="float" office:value="199.513631491036" calcext:value-type="float">
            <text:p>199.513631491</text:p>
          </table:table-cell>
          <table:table-cell office:value-type="float" office:value="185.73704488561" calcext:value-type="float">
            <text:p>185.7370448856</text:p>
          </table:table-cell>
          <table:table-cell office:value-type="float" office:value="206.062163801929" calcext:value-type="float">
            <text:p>206.0621638019</text:p>
          </table:table-cell>
          <table:table-cell office:value-type="float" office:value="204.301248201673" calcext:value-type="float">
            <text:p>204.3012482017</text:p>
          </table:table-cell>
          <table:table-cell office:value-type="float" office:value="183.867622625993" calcext:value-type="float">
            <text:p>183.867622626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202.619696737949" calcext:value-type="float">
            <text:p>202.6196967379</text:p>
          </table:table-cell>
          <table:table-cell office:value-type="float" office:value="196.863011512646" calcext:value-type="float">
            <text:p>196.8630115126</text:p>
          </table:table-cell>
          <table:table-cell office:value-type="float" office:value="189.569225870278" calcext:value-type="float">
            <text:p>189.5692258703</text:p>
          </table:table-cell>
          <table:table-cell office:value-type="float" office:value="209.530611469933" calcext:value-type="float">
            <text:p>209.5306114699</text:p>
          </table:table-cell>
          <table:table-cell office:value-type="float" office:value="194.907048318021" calcext:value-type="float">
            <text:p>194.907048318</text:p>
          </table:table-cell>
        </table:table-row>
        <table:table-row table:style-name="ro1">
          <table:table-cell office:value-type="float" office:value="194.261232930431" calcext:value-type="float">
            <text:p>194.2612329304</text:p>
          </table:table-cell>
          <table:table-cell office:value-type="float" office:value="197.313260012354" calcext:value-type="float">
            <text:p>197.3132600124</text:p>
          </table:table-cell>
          <table:table-cell office:value-type="float" office:value="187.681781400467" calcext:value-type="float">
            <text:p>187.6817814005</text:p>
          </table:table-cell>
          <table:table-cell office:value-type="float" office:value="189.799621958709" calcext:value-type="float">
            <text:p>189.7996219587</text:p>
          </table:table-cell>
          <table:table-cell office:value-type="float" office:value="204.650502119528" calcext:value-type="float">
            <text:p>204.6505021195</text:p>
          </table:table-cell>
          <table:table-cell office:value-type="float" office:value="191.619706182463" calcext:value-type="float">
            <text:p>191.6197061825</text:p>
          </table:table-cell>
          <table:table-cell office:value-type="float" office:value="172.43998557278" calcext:value-type="float">
            <text:p>172.4399855728</text:p>
          </table:table-cell>
          <table:table-cell office:value-type="float" office:value="194.678085580184" calcext:value-type="float">
            <text:p>194.6780855802</text:p>
          </table:table-cell>
          <table:table-cell office:value-type="float" office:value="175.827543048314" calcext:value-type="float">
            <text:p>175.8275430483</text:p>
          </table:table-cell>
          <table:table-cell office:value-type="float" office:value="199.523171466375" calcext:value-type="float">
            <text:p>199.5231714664</text:p>
          </table:table-cell>
          <table:table-cell office:value-type="float" office:value="185.445789405206" calcext:value-type="float">
            <text:p>185.4457894052</text:p>
          </table:table-cell>
          <table:table-cell office:value-type="float" office:value="205.940294418323" calcext:value-type="float">
            <text:p>205.9402944183</text:p>
          </table:table-cell>
          <table:table-cell office:value-type="float" office:value="203.622356551005" calcext:value-type="float">
            <text:p>203.622356551</text:p>
          </table:table-cell>
          <table:table-cell office:value-type="float" office:value="183.843583262603" calcext:value-type="float">
            <text:p>183.8435832626</text:p>
          </table:table-cell>
          <table:table-cell office:value-type="float" office:value="200.000000000004" calcext:value-type="float">
            <text:p>200</text:p>
          </table:table-cell>
          <table:table-cell office:value-type="float" office:value="202.973162881786" calcext:value-type="float">
            <text:p>202.9731628818</text:p>
          </table:table-cell>
          <table:table-cell office:value-type="float" office:value="198.137730893038" calcext:value-type="float">
            <text:p>198.137730893</text:p>
          </table:table-cell>
          <table:table-cell office:value-type="float" office:value="189.529384774452" calcext:value-type="float">
            <text:p>189.5293847745</text:p>
          </table:table-cell>
          <table:table-cell office:value-type="float" office:value="209.689587283509" calcext:value-type="float">
            <text:p>209.6895872835</text:p>
          </table:table-cell>
          <table:table-cell office:value-type="float" office:value="194.767049068722" calcext:value-type="float">
            <text:p>194.7670490687</text:p>
          </table:table-cell>
        </table:table-row>
        <table:table-row table:style-name="ro1">
          <table:table-cell office:value-type="float" office:value="194.179516001276" calcext:value-type="float">
            <text:p>194.1795160013</text:p>
          </table:table-cell>
          <table:table-cell office:value-type="float" office:value="194.076633553927" calcext:value-type="float">
            <text:p>194.0766335539</text:p>
          </table:table-cell>
          <table:table-cell office:value-type="float" office:value="187.587663095978" calcext:value-type="float">
            <text:p>187.587663096</text:p>
          </table:table-cell>
          <table:table-cell office:value-type="float" office:value="188.889432560935" calcext:value-type="float">
            <text:p>188.8894325609</text:p>
          </table:table-cell>
          <table:table-cell office:value-type="float" office:value="204.672488689999" calcext:value-type="float">
            <text:p>204.67248869</text:p>
          </table:table-cell>
          <table:table-cell office:value-type="float" office:value="191.525769500701" calcext:value-type="float">
            <text:p>191.5257695007</text:p>
          </table:table-cell>
          <table:table-cell office:value-type="float" office:value="171.936197244723" calcext:value-type="float">
            <text:p>171.9361972447</text:p>
          </table:table-cell>
          <table:table-cell office:value-type="float" office:value="194.615928134036" calcext:value-type="float">
            <text:p>194.615928134</text:p>
          </table:table-cell>
          <table:table-cell office:value-type="float" office:value="175.958604352696" calcext:value-type="float">
            <text:p>175.9586043527</text:p>
          </table:table-cell>
          <table:table-cell office:value-type="float" office:value="199.513299629216" calcext:value-type="float">
            <text:p>199.5132996292</text:p>
          </table:table-cell>
          <table:table-cell office:value-type="float" office:value="185.458790444132" calcext:value-type="float">
            <text:p>185.4587904441</text:p>
          </table:table-cell>
          <table:table-cell office:value-type="float" office:value="205.844121792186" calcext:value-type="float">
            <text:p>205.8441217922</text:p>
          </table:table-cell>
          <table:table-cell office:value-type="float" office:value="193.708039523665" calcext:value-type="float">
            <text:p>193.7080395237</text:p>
          </table:table-cell>
          <table:table-cell office:value-type="float" office:value="183.87667978416" calcext:value-type="float">
            <text:p>183.8766797842</text:p>
          </table:table-cell>
          <table:table-cell office:value-type="float" office:value="203.299952145758" calcext:value-type="float">
            <text:p>203.2999521458</text:p>
          </table:table-cell>
          <table:table-cell office:value-type="float" office:value="204.862748332155" calcext:value-type="float">
            <text:p>204.8627483322</text:p>
          </table:table-cell>
          <table:table-cell office:value-type="float" office:value="197.577172796698" calcext:value-type="float">
            <text:p>197.5771727967</text:p>
          </table:table-cell>
          <table:table-cell office:value-type="float" office:value="188.508089696936" calcext:value-type="float">
            <text:p>188.5080896969</text:p>
          </table:table-cell>
          <table:table-cell office:value-type="float" office:value="209.804661544731" calcext:value-type="float">
            <text:p>209.8046615447</text:p>
          </table:table-cell>
          <table:table-cell office:value-type="float" office:value="194.919386752413" calcext:value-type="float">
            <text:p>194.9193867524</text:p>
          </table:table-cell>
        </table:table-row>
        <table:table-row table:style-name="ro1">
          <table:table-cell office:value-type="float" office:value="194.884949004099" calcext:value-type="float">
            <text:p>194.8849490041</text:p>
          </table:table-cell>
          <table:table-cell office:value-type="float" office:value="194.325902596409" calcext:value-type="float">
            <text:p>194.3259025964</text:p>
          </table:table-cell>
          <table:table-cell office:value-type="float" office:value="187.435621261546" calcext:value-type="float">
            <text:p>187.4356212615</text:p>
          </table:table-cell>
          <table:table-cell office:value-type="float" office:value="188.205670166603" calcext:value-type="float">
            <text:p>188.2056701666</text:p>
          </table:table-cell>
          <table:table-cell office:value-type="float" office:value="204.616722146756" calcext:value-type="float">
            <text:p>204.6167221468</text:p>
          </table:table-cell>
          <table:table-cell office:value-type="float" office:value="185.971133604049" calcext:value-type="float">
            <text:p>185.971133604</text:p>
          </table:table-cell>
          <table:table-cell office:value-type="float" office:value="171.425511239754" calcext:value-type="float">
            <text:p>171.4255112398</text:p>
          </table:table-cell>
          <table:table-cell office:value-type="float" office:value="194.684031649697" calcext:value-type="float">
            <text:p>194.6840316497</text:p>
          </table:table-cell>
          <table:table-cell office:value-type="float" office:value="176.238121429599" calcext:value-type="float">
            <text:p>176.2381214296</text:p>
          </table:table-cell>
          <table:table-cell office:value-type="float" office:value="199.497568939792" calcext:value-type="float">
            <text:p>199.4975689398</text:p>
          </table:table-cell>
          <table:table-cell office:value-type="float" office:value="185.556682882089" calcext:value-type="float">
            <text:p>185.5566828821</text:p>
          </table:table-cell>
          <table:table-cell office:value-type="float" office:value="208.715070604732" calcext:value-type="float">
            <text:p>208.7150706047</text:p>
          </table:table-cell>
          <table:table-cell office:value-type="float" office:value="193.219588631865" calcext:value-type="float">
            <text:p>193.2195886319</text:p>
          </table:table-cell>
          <table:table-cell office:value-type="float" office:value="184.095016163692" calcext:value-type="float">
            <text:p>184.0950161637</text:p>
          </table:table-cell>
          <table:table-cell office:value-type="float" office:value="203.015894255789" calcext:value-type="float">
            <text:p>203.0158942558</text:p>
          </table:table-cell>
          <table:table-cell office:value-type="float" office:value="204.297629429389" calcext:value-type="float">
            <text:p>204.2976294294</text:p>
          </table:table-cell>
          <table:table-cell office:value-type="float" office:value="197.186469186879" calcext:value-type="float">
            <text:p>197.1864691869</text:p>
          </table:table-cell>
          <table:table-cell office:value-type="float" office:value="188.448349960788" calcext:value-type="float">
            <text:p>188.4483499608</text:p>
          </table:table-cell>
          <table:table-cell office:value-type="float" office:value="209.936039265524" calcext:value-type="float">
            <text:p>209.9360392655</text:p>
          </table:table-cell>
          <table:table-cell office:value-type="float" office:value="194.67783230094" calcext:value-type="float">
            <text:p>194.6778323009</text:p>
          </table:table-cell>
        </table:table-row>
        <table:table-row table:style-name="ro1">
          <table:table-cell office:value-type="float" office:value="195.057689162405" calcext:value-type="float">
            <text:p>195.0576891624</text:p>
          </table:table-cell>
          <table:table-cell office:value-type="float" office:value="194.206508423875" calcext:value-type="float">
            <text:p>194.2065084239</text:p>
          </table:table-cell>
          <table:table-cell office:value-type="float" office:value="187.296609279911" calcext:value-type="float">
            <text:p>187.2966092799</text:p>
          </table:table-cell>
          <table:table-cell office:value-type="float" office:value="187.681222096742" calcext:value-type="float">
            <text:p>187.6812220967</text:p>
          </table:table-cell>
          <table:table-cell office:value-type="float" office:value="205.036039197962" calcext:value-type="float">
            <text:p>205.036039198</text:p>
          </table:table-cell>
          <table:table-cell office:value-type="float" office:value="186.171506882885" calcext:value-type="float">
            <text:p>186.1715068829</text:p>
          </table:table-cell>
          <table:table-cell office:value-type="float" office:value="170.933428267257" calcext:value-type="float">
            <text:p>170.9334282673</text:p>
          </table:table-cell>
          <table:table-cell office:value-type="float" office:value="194.575210931551" calcext:value-type="float">
            <text:p>194.5752109316</text:p>
          </table:table-cell>
          <table:table-cell office:value-type="float" office:value="175.807288593066" calcext:value-type="float">
            <text:p>175.8072885931</text:p>
          </table:table-cell>
          <table:table-cell office:value-type="float" office:value="199.516410230618" calcext:value-type="float">
            <text:p>199.5164102306</text:p>
          </table:table-cell>
          <table:table-cell office:value-type="float" office:value="185.854632271867" calcext:value-type="float">
            <text:p>185.8546322719</text:p>
          </table:table-cell>
          <table:table-cell office:value-type="float" office:value="208.523728704519" calcext:value-type="float">
            <text:p>208.5237287045</text:p>
          </table:table-cell>
          <table:table-cell office:value-type="float" office:value="187.670699086269" calcext:value-type="float">
            <text:p>187.6706990863</text:p>
          </table:table-cell>
          <table:table-cell office:value-type="float" office:value="184.157833440133" calcext:value-type="float">
            <text:p>184.1578334401</text:p>
          </table:table-cell>
          <table:table-cell office:value-type="float" office:value="198.35497848176" calcext:value-type="float">
            <text:p>198.3549784818</text:p>
          </table:table-cell>
          <table:table-cell office:value-type="float" office:value="197.365054895033" calcext:value-type="float">
            <text:p>197.365054895</text:p>
          </table:table-cell>
          <table:table-cell office:value-type="float" office:value="196.799364131813" calcext:value-type="float">
            <text:p>196.7993641318</text:p>
          </table:table-cell>
          <table:table-cell office:value-type="float" office:value="188.598127662484" calcext:value-type="float">
            <text:p>188.5981276625</text:p>
          </table:table-cell>
          <table:table-cell office:value-type="float" office:value="210.082870668958" calcext:value-type="float">
            <text:p>210.082870669</text:p>
          </table:table-cell>
          <table:table-cell office:value-type="float" office:value="194.478840716212" calcext:value-type="float">
            <text:p>194.4788407162</text:p>
          </table:table-cell>
        </table:table-row>
        <table:table-row table:style-name="ro1">
          <table:table-cell office:value-type="float" office:value="194.616896315513" calcext:value-type="float">
            <text:p>194.6168963155</text:p>
          </table:table-cell>
          <table:table-cell office:value-type="float" office:value="194.185229881113" calcext:value-type="float">
            <text:p>194.1852298811</text:p>
          </table:table-cell>
          <table:table-cell office:value-type="float" office:value="186.853907742265" calcext:value-type="float">
            <text:p>186.8539077423</text:p>
          </table:table-cell>
          <table:table-cell office:value-type="float" office:value="187.312451966194" calcext:value-type="float">
            <text:p>187.3124519662</text:p>
          </table:table-cell>
          <table:table-cell office:value-type="float" office:value="205.744003319133" calcext:value-type="float">
            <text:p>205.7440033191</text:p>
          </table:table-cell>
          <table:table-cell office:value-type="float" office:value="185.825720946825" calcext:value-type="float">
            <text:p>185.8257209468</text:p>
          </table:table-cell>
          <table:table-cell office:value-type="float" office:value="170.667535984697" calcext:value-type="float">
            <text:p>170.6675359847</text:p>
          </table:table-cell>
          <table:table-cell office:value-type="float" office:value="194.476822878" calcext:value-type="float">
            <text:p>194.476822878</text:p>
          </table:table-cell>
          <table:table-cell office:value-type="float" office:value="174.878781079271" calcext:value-type="float">
            <text:p>174.8787810793</text:p>
          </table:table-cell>
          <table:table-cell office:value-type="float" office:value="199.543100503044" calcext:value-type="float">
            <text:p>199.543100503</text:p>
          </table:table-cell>
          <table:table-cell office:value-type="float" office:value="186.046130874689" calcext:value-type="float">
            <text:p>186.0461308747</text:p>
          </table:table-cell>
          <table:table-cell office:value-type="float" office:value="211.055214891211" calcext:value-type="float">
            <text:p>211.0552148912</text:p>
          </table:table-cell>
          <table:table-cell office:value-type="float" office:value="187.565839370059" calcext:value-type="float">
            <text:p>187.5658393701</text:p>
          </table:table-cell>
          <table:table-cell office:value-type="float" office:value="184.404321146413" calcext:value-type="float">
            <text:p>184.4043211464</text:p>
          </table:table-cell>
          <table:table-cell office:value-type="float" office:value="198.449597986381" calcext:value-type="float">
            <text:p>198.4495979864</text:p>
          </table:table-cell>
          <table:table-cell office:value-type="float" office:value="196.372676429622" calcext:value-type="float">
            <text:p>196.3726764296</text:p>
          </table:table-cell>
          <table:table-cell office:value-type="float" office:value="197.763277177213" calcext:value-type="float">
            <text:p>197.7632771772</text:p>
          </table:table-cell>
          <table:table-cell office:value-type="float" office:value="188.798905478989" calcext:value-type="float">
            <text:p>188.798905479</text:p>
          </table:table-cell>
          <table:table-cell office:value-type="float" office:value="209.216233495955" calcext:value-type="float">
            <text:p>209.216233496</text:p>
          </table:table-cell>
          <table:table-cell office:value-type="float" office:value="181.625978047256" calcext:value-type="float">
            <text:p>181.6259780473</text:p>
          </table:table-cell>
        </table:table-row>
        <table:table-row table:style-name="ro1">
          <table:table-cell office:value-type="float" office:value="193.570038314653" calcext:value-type="float">
            <text:p>193.5700383147</text:p>
          </table:table-cell>
          <table:table-cell office:value-type="float" office:value="192.710637658838" calcext:value-type="float">
            <text:p>192.7106376588</text:p>
          </table:table-cell>
          <table:table-cell office:value-type="float" office:value="186.982901041568" calcext:value-type="float">
            <text:p>186.9829010416</text:p>
          </table:table-cell>
          <table:table-cell office:value-type="float" office:value="186.999798758138" calcext:value-type="float">
            <text:p>186.9997987581</text:p>
          </table:table-cell>
          <table:table-cell office:value-type="float" office:value="205.067816700405" calcext:value-type="float">
            <text:p>205.0678167004</text:p>
          </table:table-cell>
          <table:table-cell office:value-type="float" office:value="188.899795915733" calcext:value-type="float">
            <text:p>188.8997959157</text:p>
          </table:table-cell>
          <table:table-cell office:value-type="float" office:value="167.925194861649" calcext:value-type="float">
            <text:p>167.9251948616</text:p>
          </table:table-cell>
          <table:table-cell office:value-type="float" office:value="196.214028323615" calcext:value-type="float">
            <text:p>196.2140283236</text:p>
          </table:table-cell>
          <table:table-cell office:value-type="float" office:value="174.216941939648" calcext:value-type="float">
            <text:p>174.2169419396</text:p>
          </table:table-cell>
          <table:table-cell office:value-type="float" office:value="199.663759837432" calcext:value-type="float">
            <text:p>199.6637598374</text:p>
          </table:table-cell>
          <table:table-cell office:value-type="float" office:value="186.354395948939" calcext:value-type="float">
            <text:p>186.3543959489</text:p>
          </table:table-cell>
          <table:table-cell office:value-type="float" office:value="210.760468179847" calcext:value-type="float">
            <text:p>210.7604681798</text:p>
          </table:table-cell>
          <table:table-cell office:value-type="float" office:value="187.620402624835" calcext:value-type="float">
            <text:p>187.6204026248</text:p>
          </table:table-cell>
          <table:table-cell office:value-type="float" office:value="187.915318728529" calcext:value-type="float">
            <text:p>187.9153187285</text:p>
          </table:table-cell>
          <table:table-cell office:value-type="float" office:value="201.828473747338" calcext:value-type="float">
            <text:p>201.8284737473</text:p>
          </table:table-cell>
          <table:table-cell office:value-type="float" office:value="195.621313043778" calcext:value-type="float">
            <text:p>195.6213130438</text:p>
          </table:table-cell>
          <table:table-cell office:value-type="float" office:value="197.297598849151" calcext:value-type="float">
            <text:p>197.2975988492</text:p>
          </table:table-cell>
          <table:table-cell office:value-type="float" office:value="188.664624750214" calcext:value-type="float">
            <text:p>188.6646247502</text:p>
          </table:table-cell>
          <table:table-cell office:value-type="float" office:value="209.07857104772" calcext:value-type="float">
            <text:p>209.0785710477</text:p>
          </table:table-cell>
          <table:table-cell office:value-type="float" office:value="181.196529703086" calcext:value-type="float">
            <text:p>181.1965297031</text:p>
          </table:table-cell>
        </table:table-row>
        <table:table-row table:style-name="ro1">
          <table:table-cell office:value-type="float" office:value="192.961272488514" calcext:value-type="float">
            <text:p>192.9612724885</text:p>
          </table:table-cell>
          <table:table-cell office:value-type="float" office:value="192.700345773163" calcext:value-type="float">
            <text:p>192.7003457732</text:p>
          </table:table-cell>
          <table:table-cell office:value-type="float" office:value="186.990420311269" calcext:value-type="float">
            <text:p>186.9904203113</text:p>
          </table:table-cell>
          <table:table-cell office:value-type="float" office:value="186.639705475444" calcext:value-type="float">
            <text:p>186.6397054754</text:p>
          </table:table-cell>
          <table:table-cell office:value-type="float" office:value="204.207155801899" calcext:value-type="float">
            <text:p>204.2071558019</text:p>
          </table:table-cell>
          <table:table-cell office:value-type="float" office:value="188.693470874159" calcext:value-type="float">
            <text:p>188.6934708742</text:p>
          </table:table-cell>
          <table:table-cell office:value-type="float" office:value="167.583308942505" calcext:value-type="float">
            <text:p>167.5833089425</text:p>
          </table:table-cell>
          <table:table-cell office:value-type="float" office:value="196.210775353426" calcext:value-type="float">
            <text:p>196.2107753534</text:p>
          </table:table-cell>
          <table:table-cell office:value-type="float" office:value="173.291683696134" calcext:value-type="float">
            <text:p>173.2916836961</text:p>
          </table:table-cell>
          <table:table-cell office:value-type="float" office:value="200.064243508418" calcext:value-type="float">
            <text:p>200.0642435084</text:p>
          </table:table-cell>
          <table:table-cell office:value-type="float" office:value="186.48562611389" calcext:value-type="float">
            <text:p>186.4856261139</text:p>
          </table:table-cell>
          <table:table-cell office:value-type="float" office:value="210.49376559272" calcext:value-type="float">
            <text:p>210.4937655927</text:p>
          </table:table-cell>
          <table:table-cell office:value-type="float" office:value="184.855273198402" calcext:value-type="float">
            <text:p>184.8552731984</text:p>
          </table:table-cell>
          <table:table-cell office:value-type="float" office:value="188.054052063533" calcext:value-type="float">
            <text:p>188.0540520635</text:p>
          </table:table-cell>
          <table:table-cell office:value-type="float" office:value="201.428563082589" calcext:value-type="float">
            <text:p>201.4285630826</text:p>
          </table:table-cell>
          <table:table-cell office:value-type="float" office:value="195.197523553742" calcext:value-type="float">
            <text:p>195.1975235537</text:p>
          </table:table-cell>
          <table:table-cell office:value-type="float" office:value="196.869865824177" calcext:value-type="float">
            <text:p>196.8698658242</text:p>
          </table:table-cell>
          <table:table-cell office:value-type="float" office:value="188.75246850467" calcext:value-type="float">
            <text:p>188.7524685047</text:p>
          </table:table-cell>
          <table:table-cell office:value-type="float" office:value="208.755225523431" calcext:value-type="float">
            <text:p>208.7552255234</text:p>
          </table:table-cell>
          <table:table-cell office:value-type="float" office:value="180.830131785932" calcext:value-type="float">
            <text:p>180.8301317859</text:p>
          </table:table-cell>
        </table:table-row>
        <table:table-row table:style-name="ro1">
          <table:table-cell office:value-type="float" office:value="191.845348910657" calcext:value-type="float">
            <text:p>191.8453489107</text:p>
          </table:table-cell>
          <table:table-cell office:value-type="float" office:value="192.142858030645" calcext:value-type="float">
            <text:p>192.1428580306</text:p>
          </table:table-cell>
          <table:table-cell office:value-type="float" office:value="186.964959397157" calcext:value-type="float">
            <text:p>186.9649593972</text:p>
          </table:table-cell>
          <table:table-cell office:value-type="float" office:value="186.461626053674" calcext:value-type="float">
            <text:p>186.4616260537</text:p>
          </table:table-cell>
          <table:table-cell office:value-type="float" office:value="204.228968466475" calcext:value-type="float">
            <text:p>204.2289684665</text:p>
          </table:table-cell>
          <table:table-cell office:value-type="float" office:value="184.460368268568" calcext:value-type="float">
            <text:p>184.4603682686</text:p>
          </table:table-cell>
          <table:table-cell office:value-type="float" office:value="167.277106028669" calcext:value-type="float">
            <text:p>167.2771060287</text:p>
          </table:table-cell>
          <table:table-cell office:value-type="float" office:value="196.2329255681" calcext:value-type="float">
            <text:p>196.2329255681</text:p>
          </table:table-cell>
          <table:table-cell office:value-type="float" office:value="172.78698974188" calcext:value-type="float">
            <text:p>172.7869897419</text:p>
          </table:table-cell>
          <table:table-cell office:value-type="float" office:value="199.409378498533" calcext:value-type="float">
            <text:p>199.4093784985</text:p>
          </table:table-cell>
          <table:table-cell office:value-type="float" office:value="186.693110499999" calcext:value-type="float">
            <text:p>186.6931105</text:p>
          </table:table-cell>
          <table:table-cell office:value-type="float" office:value="210.113331189903" calcext:value-type="float">
            <text:p>210.1133311899</text:p>
          </table:table-cell>
          <table:table-cell office:value-type="float" office:value="185.138114643077" calcext:value-type="float">
            <text:p>185.1381146431</text:p>
          </table:table-cell>
          <table:table-cell office:value-type="float" office:value="187.572216563809" calcext:value-type="float">
            <text:p>187.5722165638</text:p>
          </table:table-cell>
          <table:table-cell office:value-type="float" office:value="204.138184872111" calcext:value-type="float">
            <text:p>204.1381848721</text:p>
          </table:table-cell>
          <table:table-cell office:value-type="float" office:value="200.54405565603" calcext:value-type="float">
            <text:p>200.544055656</text:p>
          </table:table-cell>
          <table:table-cell office:value-type="float" office:value="196.353762969689" calcext:value-type="float">
            <text:p>196.3537629697</text:p>
          </table:table-cell>
          <table:table-cell office:value-type="float" office:value="188.22532669155" calcext:value-type="float">
            <text:p>188.2253266916</text:p>
          </table:table-cell>
          <table:table-cell office:value-type="float" office:value="193.592736108333" calcext:value-type="float">
            <text:p>193.5927361083</text:p>
          </table:table-cell>
          <table:table-cell office:value-type="float" office:value="180.501845558356" calcext:value-type="float">
            <text:p>180.5018455584</text:p>
          </table:table-cell>
        </table:table-row>
        <table:table-row table:style-name="ro1">
          <table:table-cell office:value-type="float" office:value="191.062513598712" calcext:value-type="float">
            <text:p>191.0625135987</text:p>
          </table:table-cell>
          <table:table-cell office:value-type="float" office:value="192.043821196524" calcext:value-type="float">
            <text:p>192.0438211965</text:p>
          </table:table-cell>
          <table:table-cell office:value-type="float" office:value="187.214748619533" calcext:value-type="float">
            <text:p>187.2147486195</text:p>
          </table:table-cell>
          <table:table-cell office:value-type="float" office:value="186.344533379498" calcext:value-type="float">
            <text:p>186.3445333795</text:p>
          </table:table-cell>
          <table:table-cell office:value-type="float" office:value="205.624894030481" calcext:value-type="float">
            <text:p>205.6248940305</text:p>
          </table:table-cell>
          <table:table-cell office:value-type="float" office:value="184.235152537135" calcext:value-type="float">
            <text:p>184.2351525371</text:p>
          </table:table-cell>
          <table:table-cell office:value-type="float" office:value="166.882049551872" calcext:value-type="float">
            <text:p>166.8820495519</text:p>
          </table:table-cell>
          <table:table-cell office:value-type="float" office:value="196.320764771628" calcext:value-type="float">
            <text:p>196.3207647716</text:p>
          </table:table-cell>
          <table:table-cell office:value-type="float" office:value="173.575363202486" calcext:value-type="float">
            <text:p>173.5753632025</text:p>
          </table:table-cell>
          <table:table-cell office:value-type="float" office:value="199.440354008961" calcext:value-type="float">
            <text:p>199.440354009</text:p>
          </table:table-cell>
          <table:table-cell office:value-type="float" office:value="186.780066458983" calcext:value-type="float">
            <text:p>186.780066459</text:p>
          </table:table-cell>
          <table:table-cell office:value-type="float" office:value="209.943208134953" calcext:value-type="float">
            <text:p>209.943208135</text:p>
          </table:table-cell>
          <table:table-cell office:value-type="float" office:value="184.988009405604" calcext:value-type="float">
            <text:p>184.9880094056</text:p>
          </table:table-cell>
          <table:table-cell office:value-type="float" office:value="187.433234610835" calcext:value-type="float">
            <text:p>187.4332346108</text:p>
          </table:table-cell>
          <table:table-cell office:value-type="float" office:value="203.60159580004" calcext:value-type="float">
            <text:p>203.6015958</text:p>
          </table:table-cell>
          <table:table-cell office:value-type="float" office:value="200.482398830641" calcext:value-type="float">
            <text:p>200.4823988306</text:p>
          </table:table-cell>
          <table:table-cell office:value-type="float" office:value="195.949599829522" calcext:value-type="float">
            <text:p>195.9495998295</text:p>
          </table:table-cell>
          <table:table-cell office:value-type="float" office:value="187.767345177116" calcext:value-type="float">
            <text:p>187.7673451771</text:p>
          </table:table-cell>
          <table:table-cell office:value-type="float" office:value="193.069211098296" calcext:value-type="float">
            <text:p>193.0692110983</text:p>
          </table:table-cell>
          <table:table-cell office:value-type="float" office:value="180.198058601532" calcext:value-type="float">
            <text:p>180.1980586015</text:p>
          </table:table-cell>
        </table:table-row>
        <table:table-row table:style-name="ro1">
          <table:table-cell office:value-type="float" office:value="191.248028329688" calcext:value-type="float">
            <text:p>191.2480283297</text:p>
          </table:table-cell>
          <table:table-cell office:value-type="float" office:value="191.900187104606" calcext:value-type="float">
            <text:p>191.9001871046</text:p>
          </table:table-cell>
          <table:table-cell office:value-type="float" office:value="185.553636592913" calcext:value-type="float">
            <text:p>185.5536365929</text:p>
          </table:table-cell>
          <table:table-cell office:value-type="float" office:value="186.2457051138" calcext:value-type="float">
            <text:p>186.2457051138</text:p>
          </table:table-cell>
          <table:table-cell office:value-type="float" office:value="207.231966007637" calcext:value-type="float">
            <text:p>207.2319660076</text:p>
          </table:table-cell>
          <table:table-cell office:value-type="float" office:value="184.068651642896" calcext:value-type="float">
            <text:p>184.0686516429</text:p>
          </table:table-cell>
          <table:table-cell office:value-type="float" office:value="166.348719900168" calcext:value-type="float">
            <text:p>166.3487199002</text:p>
          </table:table-cell>
          <table:table-cell office:value-type="float" office:value="196.457040019895" calcext:value-type="float">
            <text:p>196.4570400199</text:p>
          </table:table-cell>
          <table:table-cell office:value-type="float" office:value="173.780354093734" calcext:value-type="float">
            <text:p>173.7803540937</text:p>
          </table:table-cell>
          <table:table-cell office:value-type="float" office:value="199.465702390795" calcext:value-type="float">
            <text:p>199.4657023908</text:p>
          </table:table-cell>
          <table:table-cell office:value-type="float" office:value="186.790997476319" calcext:value-type="float">
            <text:p>186.7909974763</text:p>
          </table:table-cell>
          <table:table-cell office:value-type="float" office:value="212.098484436731" calcext:value-type="float">
            <text:p>212.0984844367</text:p>
          </table:table-cell>
          <table:table-cell office:value-type="float" office:value="184.62362768093" calcext:value-type="float">
            <text:p>184.6236276809</text:p>
          </table:table-cell>
          <table:table-cell office:value-type="float" office:value="187.108876959482" calcext:value-type="float">
            <text:p>187.1088769595</text:p>
          </table:table-cell>
          <table:table-cell office:value-type="float" office:value="206.071743079139" calcext:value-type="float">
            <text:p>206.0717430791</text:p>
          </table:table-cell>
          <table:table-cell office:value-type="float" office:value="200.637854619232" calcext:value-type="float">
            <text:p>200.6378546192</text:p>
          </table:table-cell>
          <table:table-cell office:value-type="float" office:value="195.660220752624" calcext:value-type="float">
            <text:p>195.6602207526</text:p>
          </table:table-cell>
          <table:table-cell office:value-type="float" office:value="187.799619972911" calcext:value-type="float">
            <text:p>187.7996199729</text:p>
          </table:table-cell>
          <table:table-cell office:value-type="float" office:value="192.745959083779" calcext:value-type="float">
            <text:p>192.7459590838</text:p>
          </table:table-cell>
          <table:table-cell office:value-type="float" office:value="179.904633138592" calcext:value-type="float">
            <text:p>179.9046331386</text:p>
          </table:table-cell>
        </table:table-row>
        <table:table-row table:style-name="ro1">
          <table:table-cell office:value-type="float" office:value="192.446534421727" calcext:value-type="float">
            <text:p>192.4465344217</text:p>
          </table:table-cell>
          <table:table-cell office:value-type="float" office:value="191.690846075162" calcext:value-type="float">
            <text:p>191.6908460752</text:p>
          </table:table-cell>
          <table:table-cell office:value-type="float" office:value="185.312039016176" calcext:value-type="float">
            <text:p>185.3120390162</text:p>
          </table:table-cell>
          <table:table-cell office:value-type="float" office:value="186.08216066563" calcext:value-type="float">
            <text:p>186.0821606656</text:p>
          </table:table-cell>
          <table:table-cell office:value-type="float" office:value="205.428739908309" calcext:value-type="float">
            <text:p>205.4287399083</text:p>
          </table:table-cell>
          <table:table-cell office:value-type="float" office:value="180.88022713594" calcext:value-type="float">
            <text:p>180.8802271359</text:p>
          </table:table-cell>
          <table:table-cell office:value-type="float" office:value="165.738969736859" calcext:value-type="float">
            <text:p>165.7389697369</text:p>
          </table:table-cell>
          <table:table-cell office:value-type="float" office:value="187.805742086204" calcext:value-type="float">
            <text:p>187.8057420862</text:p>
          </table:table-cell>
          <table:table-cell office:value-type="float" office:value="174.12573342672" calcext:value-type="float">
            <text:p>174.1257334267</text:p>
          </table:table-cell>
          <table:table-cell office:value-type="float" office:value="199.44234197063" calcext:value-type="float">
            <text:p>199.4423419706</text:p>
          </table:table-cell>
          <table:table-cell office:value-type="float" office:value="186.76818825922" calcext:value-type="float">
            <text:p>186.7681882592</text:p>
          </table:table-cell>
          <table:table-cell office:value-type="float" office:value="211.802174351528" calcext:value-type="float">
            <text:p>211.8021743515</text:p>
          </table:table-cell>
          <table:table-cell office:value-type="float" office:value="183.236884387279" calcext:value-type="float">
            <text:p>183.2368843873</text:p>
          </table:table-cell>
          <table:table-cell office:value-type="float" office:value="186.878690208521" calcext:value-type="float">
            <text:p>186.8786902085</text:p>
          </table:table-cell>
          <table:table-cell office:value-type="float" office:value="205.580778705017" calcext:value-type="float">
            <text:p>205.580778705</text:p>
          </table:table-cell>
          <table:table-cell office:value-type="float" office:value="200.813816032022" calcext:value-type="float">
            <text:p>200.813816032</text:p>
          </table:table-cell>
          <table:table-cell office:value-type="float" office:value="189.764203184072" calcext:value-type="float">
            <text:p>189.7642031841</text:p>
          </table:table-cell>
          <table:table-cell office:value-type="float" office:value="188.00754830023" calcext:value-type="float">
            <text:p>188.0075483002</text:p>
          </table:table-cell>
          <table:table-cell office:value-type="float" office:value="181.851600658917" calcext:value-type="float">
            <text:p>181.8516006589</text:p>
          </table:table-cell>
          <table:table-cell office:value-type="float" office:value="179.69436305384" calcext:value-type="float">
            <text:p>179.6943630538</text:p>
          </table:table-cell>
        </table:table-row>
        <table:table-row table:style-name="ro1">
          <table:table-cell office:value-type="float" office:value="192.160939869752" calcext:value-type="float">
            <text:p>192.1609398698</text:p>
          </table:table-cell>
          <table:table-cell office:value-type="float" office:value="191.41586157705" calcext:value-type="float">
            <text:p>191.4158615771</text:p>
          </table:table-cell>
          <table:table-cell office:value-type="float" office:value="185.879423696323" calcext:value-type="float">
            <text:p>185.8794236963</text:p>
          </table:table-cell>
          <table:table-cell office:value-type="float" office:value="185.845619695165" calcext:value-type="float">
            <text:p>185.8456196952</text:p>
          </table:table-cell>
          <table:table-cell office:value-type="float" office:value="206.748735152957" calcext:value-type="float">
            <text:p>206.748735153</text:p>
          </table:table-cell>
          <table:table-cell office:value-type="float" office:value="180.73766724568" calcext:value-type="float">
            <text:p>180.7376672457</text:p>
          </table:table-cell>
          <table:table-cell office:value-type="float" office:value="165.262701402431" calcext:value-type="float">
            <text:p>165.2627014024</text:p>
          </table:table-cell>
          <table:table-cell office:value-type="float" office:value="187.601525612463" calcext:value-type="float">
            <text:p>187.6015256125</text:p>
          </table:table-cell>
          <table:table-cell office:value-type="float" office:value="174.801692212282" calcext:value-type="float">
            <text:p>174.8016922123</text:p>
          </table:table-cell>
          <table:table-cell office:value-type="float" office:value="199.347230523406" calcext:value-type="float">
            <text:p>199.3472305234</text:p>
          </table:table-cell>
          <table:table-cell office:value-type="float" office:value="187.096462219328" calcext:value-type="float">
            <text:p>187.0964622193</text:p>
          </table:table-cell>
          <table:table-cell office:value-type="float" office:value="211.513592939154" calcext:value-type="float">
            <text:p>211.5135929392</text:p>
          </table:table-cell>
          <table:table-cell office:value-type="float" office:value="183.105493438746" calcext:value-type="float">
            <text:p>183.1054934387</text:p>
          </table:table-cell>
          <table:table-cell office:value-type="float" office:value="186.586206648626" calcext:value-type="float">
            <text:p>186.5862066486</text:p>
          </table:table-cell>
          <table:table-cell office:value-type="float" office:value="205.142627160522" calcext:value-type="float">
            <text:p>205.1426271605</text:p>
          </table:table-cell>
          <table:table-cell office:value-type="float" office:value="201.009623136061" calcext:value-type="float">
            <text:p>201.0096231361</text:p>
          </table:table-cell>
          <table:table-cell office:value-type="float" office:value="189.492801456829" calcext:value-type="float">
            <text:p>189.4928014568</text:p>
          </table:table-cell>
          <table:table-cell office:value-type="float" office:value="187.728176334854" calcext:value-type="float">
            <text:p>187.7281763349</text:p>
          </table:table-cell>
          <table:table-cell office:value-type="float" office:value="181.551570073876" calcext:value-type="float">
            <text:p>181.5515700739</text:p>
          </table:table-cell>
          <table:table-cell office:value-type="float" office:value="170.61140701904" calcext:value-type="float">
            <text:p>170.611407019</text:p>
          </table:table-cell>
        </table:table-row>
        <table:table-row table:style-name="ro1">
          <table:table-cell office:value-type="float" office:value="192.132603226519" calcext:value-type="float">
            <text:p>192.1326032265</text:p>
          </table:table-cell>
          <table:table-cell office:value-type="float" office:value="191.102793671073" calcext:value-type="float">
            <text:p>191.1027936711</text:p>
          </table:table-cell>
          <table:table-cell office:value-type="float" office:value="185.143378028878" calcext:value-type="float">
            <text:p>185.1433780289</text:p>
          </table:table-cell>
          <table:table-cell office:value-type="float" office:value="185.692869938158" calcext:value-type="float">
            <text:p>185.6928699382</text:p>
          </table:table-cell>
          <table:table-cell office:value-type="float" office:value="205.208620969007" calcext:value-type="float">
            <text:p>205.208620969</text:p>
          </table:table-cell>
          <table:table-cell office:value-type="float" office:value="180.902262515489" calcext:value-type="float">
            <text:p>180.9022625155</text:p>
          </table:table-cell>
          <table:table-cell office:value-type="float" office:value="165.069457804945" calcext:value-type="float">
            <text:p>165.0694578049</text:p>
          </table:table-cell>
          <table:table-cell office:value-type="float" office:value="187.363886359063" calcext:value-type="float">
            <text:p>187.3638863591</text:p>
          </table:table-cell>
          <table:table-cell office:value-type="float" office:value="175.581655338028" calcext:value-type="float">
            <text:p>175.581655338</text:p>
          </table:table-cell>
          <table:table-cell office:value-type="float" office:value="199.255707167279" calcext:value-type="float">
            <text:p>199.2557071673</text:p>
          </table:table-cell>
          <table:table-cell office:value-type="float" office:value="187.557378624442" calcext:value-type="float">
            <text:p>187.5573786244</text:p>
          </table:table-cell>
          <table:table-cell office:value-type="float" office:value="211.181321566482" calcext:value-type="float">
            <text:p>211.1813215665</text:p>
          </table:table-cell>
          <table:table-cell office:value-type="float" office:value="185.203934449752" calcext:value-type="float">
            <text:p>185.2039344498</text:p>
          </table:table-cell>
          <table:table-cell office:value-type="float" office:value="191.522437687621" calcext:value-type="float">
            <text:p>191.5224376876</text:p>
          </table:table-cell>
          <table:table-cell office:value-type="float" office:value="204.797368605773" calcext:value-type="float">
            <text:p>204.7973686058</text:p>
          </table:table-cell>
          <table:table-cell office:value-type="float" office:value="201.174415841877" calcext:value-type="float">
            <text:p>201.1744158419</text:p>
          </table:table-cell>
          <table:table-cell office:value-type="float" office:value="189.093527096816" calcext:value-type="float">
            <text:p>189.0935270968</text:p>
          </table:table-cell>
          <table:table-cell office:value-type="float" office:value="187.039438156236" calcext:value-type="float">
            <text:p>187.0394381562</text:p>
          </table:table-cell>
          <table:table-cell office:value-type="float" office:value="181.198851970542" calcext:value-type="float">
            <text:p>181.1988519705</text:p>
          </table:table-cell>
          <table:table-cell office:value-type="float" office:value="170.337698458277" calcext:value-type="float">
            <text:p>170.3376984583</text:p>
          </table:table-cell>
        </table:table-row>
        <table:table-row table:style-name="ro1">
          <table:table-cell office:value-type="float" office:value="192.545873804273" calcext:value-type="float">
            <text:p>192.5458738043</text:p>
          </table:table-cell>
          <table:table-cell office:value-type="float" office:value="191.410690972759" calcext:value-type="float">
            <text:p>191.4106909728</text:p>
          </table:table-cell>
          <table:table-cell office:value-type="float" office:value="184.413032050121" calcext:value-type="float">
            <text:p>184.4130320501</text:p>
          </table:table-cell>
          <table:table-cell office:value-type="float" office:value="185.55825625325" calcext:value-type="float">
            <text:p>185.5582562533</text:p>
          </table:table-cell>
          <table:table-cell office:value-type="float" office:value="204.434407230542" calcext:value-type="float">
            <text:p>204.4344072305</text:p>
          </table:table-cell>
          <table:table-cell office:value-type="float" office:value="180.731427370091" calcext:value-type="float">
            <text:p>180.7314273701</text:p>
          </table:table-cell>
          <table:table-cell office:value-type="float" office:value="165.408792555122" calcext:value-type="float">
            <text:p>165.4087925551</text:p>
          </table:table-cell>
          <table:table-cell office:value-type="float" office:value="182.936634450586" calcext:value-type="float">
            <text:p>182.9366344506</text:p>
          </table:table-cell>
          <table:table-cell office:value-type="float" office:value="177.428485875747" calcext:value-type="float">
            <text:p>177.4284858757</text:p>
          </table:table-cell>
          <table:table-cell office:value-type="float" office:value="199.152183703357" calcext:value-type="float">
            <text:p>199.1521837034</text:p>
          </table:table-cell>
          <table:table-cell office:value-type="float" office:value="186.985689851128" calcext:value-type="float">
            <text:p>186.9856898511</text:p>
          </table:table-cell>
          <table:table-cell office:value-type="float" office:value="213.039973063816" calcext:value-type="float">
            <text:p>213.0399730638</text:p>
          </table:table-cell>
          <table:table-cell office:value-type="float" office:value="185.039258097392" calcext:value-type="float">
            <text:p>185.0392580974</text:p>
          </table:table-cell>
          <table:table-cell office:value-type="float" office:value="191.357133451951" calcext:value-type="float">
            <text:p>191.357133452</text:p>
          </table:table-cell>
          <table:table-cell office:value-type="float" office:value="206.984015106459" calcext:value-type="float">
            <text:p>206.9840151065</text:p>
          </table:table-cell>
          <table:table-cell office:value-type="float" office:value="192.635222608971" calcext:value-type="float">
            <text:p>192.635222609</text:p>
          </table:table-cell>
          <table:table-cell office:value-type="float" office:value="188.639533472512" calcext:value-type="float">
            <text:p>188.6395334725</text:p>
          </table:table-cell>
          <table:table-cell office:value-type="float" office:value="186.772211506164" calcext:value-type="float">
            <text:p>186.7722115062</text:p>
          </table:table-cell>
          <table:table-cell office:value-type="float" office:value="180.892217297424" calcext:value-type="float">
            <text:p>180.8922172974</text:p>
          </table:table-cell>
          <table:table-cell office:value-type="float" office:value="169.979200676033" calcext:value-type="float">
            <text:p>169.979200676</text:p>
          </table:table-cell>
        </table:table-row>
        <table:table-row table:style-name="ro1">
          <table:table-cell office:value-type="float" office:value="192.867886148965" calcext:value-type="float">
            <text:p>192.867886149</text:p>
          </table:table-cell>
          <table:table-cell office:value-type="float" office:value="191.605636373776" calcext:value-type="float">
            <text:p>191.6056363738</text:p>
          </table:table-cell>
          <table:table-cell office:value-type="float" office:value="184.397868623427" calcext:value-type="float">
            <text:p>184.3978686234</text:p>
          </table:table-cell>
          <table:table-cell office:value-type="float" office:value="185.396068916074" calcext:value-type="float">
            <text:p>185.3960689161</text:p>
          </table:table-cell>
          <table:table-cell office:value-type="float" office:value="198.291561173917" calcext:value-type="float">
            <text:p>198.2915611739</text:p>
          </table:table-cell>
          <table:table-cell office:value-type="float" office:value="180.627991223179" calcext:value-type="float">
            <text:p>180.6279912232</text:p>
          </table:table-cell>
          <table:table-cell office:value-type="float" office:value="164.950569968197" calcext:value-type="float">
            <text:p>164.9505699682</text:p>
          </table:table-cell>
          <table:table-cell office:value-type="float" office:value="183.337915191551" calcext:value-type="float">
            <text:p>183.3379151916</text:p>
          </table:table-cell>
          <table:table-cell office:value-type="float" office:value="178.400454577214" calcext:value-type="float">
            <text:p>178.4004545772</text:p>
          </table:table-cell>
          <table:table-cell office:value-type="float" office:value="199.268227666499" calcext:value-type="float">
            <text:p>199.2682276665</text:p>
          </table:table-cell>
          <table:table-cell office:value-type="float" office:value="182.86945465092" calcext:value-type="float">
            <text:p>182.8694546509</text:p>
          </table:table-cell>
          <table:table-cell office:value-type="float" office:value="212.963560143175" calcext:value-type="float">
            <text:p>212.9635601432</text:p>
          </table:table-cell>
          <table:table-cell office:value-type="float" office:value="185.12201449475" calcext:value-type="float">
            <text:p>185.1220144948</text:p>
          </table:table-cell>
          <table:table-cell office:value-type="float" office:value="191.227727765205" calcext:value-type="float">
            <text:p>191.2277277652</text:p>
          </table:table-cell>
          <table:table-cell office:value-type="float" office:value="206.630764830336" calcext:value-type="float">
            <text:p>206.6307648303</text:p>
          </table:table-cell>
          <table:table-cell office:value-type="float" office:value="192.81851578594" calcext:value-type="float">
            <text:p>192.8185157859</text:p>
          </table:table-cell>
          <table:table-cell office:value-type="float" office:value="188.379888292684" calcext:value-type="float">
            <text:p>188.3798882927</text:p>
          </table:table-cell>
          <table:table-cell office:value-type="float" office:value="197.750159468986" calcext:value-type="float">
            <text:p>197.750159469</text:p>
          </table:table-cell>
          <table:table-cell office:value-type="float" office:value="174.286761451523" calcext:value-type="float">
            <text:p>174.2867614515</text:p>
          </table:table-cell>
          <table:table-cell office:value-type="float" office:value="169.628113375264" calcext:value-type="float">
            <text:p>169.6281133753</text:p>
          </table:table-cell>
        </table:table-row>
        <table:table-row table:style-name="ro1">
          <table:table-cell office:value-type="float" office:value="192.603569261409" calcext:value-type="float">
            <text:p>192.6035692614</text:p>
          </table:table-cell>
          <table:table-cell office:value-type="float" office:value="191.075446686536" calcext:value-type="float">
            <text:p>191.0754466865</text:p>
          </table:table-cell>
          <table:table-cell office:value-type="float" office:value="184.225521503124" calcext:value-type="float">
            <text:p>184.2255215031</text:p>
          </table:table-cell>
          <table:table-cell office:value-type="float" office:value="183.418528045415" calcext:value-type="float">
            <text:p>183.4185280454</text:p>
          </table:table-cell>
          <table:table-cell office:value-type="float" office:value="197.825555045721" calcext:value-type="float">
            <text:p>197.8255550457</text:p>
          </table:table-cell>
          <table:table-cell office:value-type="float" office:value="178.228220126855" calcext:value-type="float">
            <text:p>178.2282201269</text:p>
          </table:table-cell>
          <table:table-cell office:value-type="float" office:value="164.62814599311" calcext:value-type="float">
            <text:p>164.6281459931</text:p>
          </table:table-cell>
          <table:table-cell office:value-type="float" office:value="182.542576216704" calcext:value-type="float">
            <text:p>182.5425762167</text:p>
          </table:table-cell>
          <table:table-cell office:value-type="float" office:value="180.340487030938" calcext:value-type="float">
            <text:p>180.3404870309</text:p>
          </table:table-cell>
          <table:table-cell office:value-type="float" office:value="199.103375764718" calcext:value-type="float">
            <text:p>199.1033757647</text:p>
          </table:table-cell>
          <table:table-cell office:value-type="float" office:value="183.429685255071" calcext:value-type="float">
            <text:p>183.4296852551</text:p>
          </table:table-cell>
          <table:table-cell office:value-type="float" office:value="212.965330431927" calcext:value-type="float">
            <text:p>212.9653304319</text:p>
          </table:table-cell>
          <table:table-cell office:value-type="float" office:value="183.776199319379" calcext:value-type="float">
            <text:p>183.7761993194</text:p>
          </table:table-cell>
          <table:table-cell office:value-type="float" office:value="191.139810052651" calcext:value-type="float">
            <text:p>191.1398100527</text:p>
          </table:table-cell>
          <table:table-cell office:value-type="float" office:value="206.198026669663" calcext:value-type="float">
            <text:p>206.1980266697</text:p>
          </table:table-cell>
          <table:table-cell office:value-type="float" office:value="193.122084908385" calcext:value-type="float">
            <text:p>193.1220849084</text:p>
          </table:table-cell>
          <table:table-cell office:value-type="float" office:value="188.264228321733" calcext:value-type="float">
            <text:p>188.2642283217</text:p>
          </table:table-cell>
          <table:table-cell office:value-type="float" office:value="198.314345831448" calcext:value-type="float">
            <text:p>198.3143458314</text:p>
          </table:table-cell>
          <table:table-cell office:value-type="float" office:value="174.589605921846" calcext:value-type="float">
            <text:p>174.5896059218</text:p>
          </table:table-cell>
          <table:table-cell office:value-type="float" office:value="169.30429992641" calcext:value-type="float">
            <text:p>169.3042999264</text:p>
          </table:table-cell>
        </table:table-row>
        <table:table-row table:style-name="ro1">
          <table:table-cell office:value-type="float" office:value="191.889881957839" calcext:value-type="float">
            <text:p>191.8898819578</text:p>
          </table:table-cell>
          <table:table-cell office:value-type="float" office:value="191.324543617067" calcext:value-type="float">
            <text:p>191.3245436171</text:p>
          </table:table-cell>
          <table:table-cell office:value-type="float" office:value="184.274428239275" calcext:value-type="float">
            <text:p>184.2744282393</text:p>
          </table:table-cell>
          <table:table-cell office:value-type="float" office:value="183.184088198816" calcext:value-type="float">
            <text:p>183.1840881988</text:p>
          </table:table-cell>
          <table:table-cell office:value-type="float" office:value="197.465818878567" calcext:value-type="float">
            <text:p>197.4658188786</text:p>
          </table:table-cell>
          <table:table-cell office:value-type="float" office:value="178.057812041213" calcext:value-type="float">
            <text:p>178.0578120412</text:p>
          </table:table-cell>
          <table:table-cell office:value-type="float" office:value="162.788368565026" calcext:value-type="float">
            <text:p>162.788368565</text:p>
          </table:table-cell>
          <table:table-cell office:value-type="float" office:value="180.153273024282" calcext:value-type="float">
            <text:p>180.1532730243</text:p>
          </table:table-cell>
          <table:table-cell office:value-type="float" office:value="181.449055893554" calcext:value-type="float">
            <text:p>181.4490558936</text:p>
          </table:table-cell>
          <table:table-cell office:value-type="float" office:value="198.978557363609" calcext:value-type="float">
            <text:p>198.9785573636</text:p>
          </table:table-cell>
          <table:table-cell office:value-type="float" office:value="183.677502122099" calcext:value-type="float">
            <text:p>183.6775021221</text:p>
          </table:table-cell>
          <table:table-cell office:value-type="float" office:value="214.616218212712" calcext:value-type="float">
            <text:p>214.6162182127</text:p>
          </table:table-cell>
          <table:table-cell office:value-type="float" office:value="183.942577015556" calcext:value-type="float">
            <text:p>183.9425770156</text:p>
          </table:table-cell>
          <table:table-cell office:value-type="float" office:value="190.937267608667" calcext:value-type="float">
            <text:p>190.9372676087</text:p>
          </table:table-cell>
          <table:table-cell office:value-type="float" office:value="208.172491569898" calcext:value-type="float">
            <text:p>208.1724915699</text:p>
          </table:table-cell>
          <table:table-cell office:value-type="float" office:value="193.225940940826" calcext:value-type="float">
            <text:p>193.2259409408</text:p>
          </table:table-cell>
          <table:table-cell office:value-type="float" office:value="188.484255855554" calcext:value-type="float">
            <text:p>188.4842558556</text:p>
          </table:table-cell>
          <table:table-cell office:value-type="float" office:value="198.836689077907" calcext:value-type="float">
            <text:p>198.8366890779</text:p>
          </table:table-cell>
          <table:table-cell office:value-type="float" office:value="169.481966815673" calcext:value-type="float">
            <text:p>169.4819668157</text:p>
          </table:table-cell>
          <table:table-cell office:value-type="float" office:value="168.941776678468" calcext:value-type="float">
            <text:p>168.9417766785</text:p>
          </table:table-cell>
        </table:table-row>
        <table:table-row table:style-name="ro1">
          <table:table-cell office:value-type="float" office:value="193.331396946698" calcext:value-type="float">
            <text:p>193.3313969467</text:p>
          </table:table-cell>
          <table:table-cell office:value-type="float" office:value="191.083154053161" calcext:value-type="float">
            <text:p>191.0831540532</text:p>
          </table:table-cell>
          <table:table-cell office:value-type="float" office:value="184.376328144362" calcext:value-type="float">
            <text:p>184.3763281444</text:p>
          </table:table-cell>
          <table:table-cell office:value-type="float" office:value="182.864424827679" calcext:value-type="float">
            <text:p>182.8644248277</text:p>
          </table:table-cell>
          <table:table-cell office:value-type="float" office:value="197.219071037634" calcext:value-type="float">
            <text:p>197.2190710376</text:p>
          </table:table-cell>
          <table:table-cell office:value-type="float" office:value="177.804131212311" calcext:value-type="float">
            <text:p>177.8041312123</text:p>
          </table:table-cell>
          <table:table-cell office:value-type="float" office:value="162.328374392942" calcext:value-type="float">
            <text:p>162.3283743929</text:p>
          </table:table-cell>
          <table:table-cell office:value-type="float" office:value="179.50878649618" calcext:value-type="float">
            <text:p>179.5087864962</text:p>
          </table:table-cell>
          <table:table-cell office:value-type="float" office:value="182.576633826345" calcext:value-type="float">
            <text:p>182.5766338263</text:p>
          </table:table-cell>
          <table:table-cell office:value-type="float" office:value="198.858394198802" calcext:value-type="float">
            <text:p>198.8583941988</text:p>
          </table:table-cell>
          <table:table-cell office:value-type="float" office:value="182.793890444533" calcext:value-type="float">
            <text:p>182.7938904445</text:p>
          </table:table-cell>
          <table:table-cell office:value-type="float" office:value="214.487502705719" calcext:value-type="float">
            <text:p>214.4875027057</text:p>
          </table:table-cell>
          <table:table-cell office:value-type="float" office:value="184.080486106818" calcext:value-type="float">
            <text:p>184.0804861068</text:p>
          </table:table-cell>
          <table:table-cell office:value-type="float" office:value="190.732051158182" calcext:value-type="float">
            <text:p>190.7320511582</text:p>
          </table:table-cell>
          <table:table-cell office:value-type="float" office:value="207.711607008165" calcext:value-type="float">
            <text:p>207.7116070082</text:p>
          </table:table-cell>
          <table:table-cell office:value-type="float" office:value="193.150233224869" calcext:value-type="float">
            <text:p>193.1502332249</text:p>
          </table:table-cell>
          <table:table-cell office:value-type="float" office:value="188.062848827818" calcext:value-type="float">
            <text:p>188.0628488278</text:p>
          </table:table-cell>
          <table:table-cell office:value-type="float" office:value="199.311853351141" calcext:value-type="float">
            <text:p>199.3118533511</text:p>
          </table:table-cell>
          <table:table-cell office:value-type="float" office:value="168.781925555609" calcext:value-type="float">
            <text:p>168.7819255556</text:p>
          </table:table-cell>
          <table:table-cell office:value-type="float" office:value="169.299375997264" calcext:value-type="float">
            <text:p>169.2993759973</text:p>
          </table:table-cell>
        </table:table-row>
        <table:table-row table:style-name="ro1">
          <table:table-cell office:value-type="float" office:value="193.368180856643" calcext:value-type="float">
            <text:p>193.3681808566</text:p>
          </table:table-cell>
          <table:table-cell office:value-type="float" office:value="191.100298432703" calcext:value-type="float">
            <text:p>191.1002984327</text:p>
          </table:table-cell>
          <table:table-cell office:value-type="float" office:value="184.200373749272" calcext:value-type="float">
            <text:p>184.2003737493</text:p>
          </table:table-cell>
          <table:table-cell office:value-type="float" office:value="182.761705910366" calcext:value-type="float">
            <text:p>182.7617059104</text:p>
          </table:table-cell>
          <table:table-cell office:value-type="float" office:value="198.606570550031" calcext:value-type="float">
            <text:p>198.60657055</text:p>
          </table:table-cell>
          <table:table-cell office:value-type="float" office:value="177.468808754996" calcext:value-type="float">
            <text:p>177.468808755</text:p>
          </table:table-cell>
          <table:table-cell office:value-type="float" office:value="161.780531265795" calcext:value-type="float">
            <text:p>161.7805312658</text:p>
          </table:table-cell>
          <table:table-cell office:value-type="float" office:value="178.136436653073" calcext:value-type="float">
            <text:p>178.1364366531</text:p>
          </table:table-cell>
          <table:table-cell office:value-type="float" office:value="174.755335057668" calcext:value-type="float">
            <text:p>174.7553350577</text:p>
          </table:table-cell>
          <table:table-cell office:value-type="float" office:value="198.757185894761" calcext:value-type="float">
            <text:p>198.7571858948</text:p>
          </table:table-cell>
          <table:table-cell office:value-type="float" office:value="181.935590506024" calcext:value-type="float">
            <text:p>181.935590506</text:p>
          </table:table-cell>
          <table:table-cell office:value-type="float" office:value="216.76247438652" calcext:value-type="float">
            <text:p>216.7624743865</text:p>
          </table:table-cell>
          <table:table-cell office:value-type="float" office:value="184.136387000722" calcext:value-type="float">
            <text:p>184.1363870007</text:p>
          </table:table-cell>
          <table:table-cell office:value-type="float" office:value="191.178556226895" calcext:value-type="float">
            <text:p>191.1785562269</text:p>
          </table:table-cell>
          <table:table-cell office:value-type="float" office:value="203.786496380707" calcext:value-type="float">
            <text:p>203.7864963807</text:p>
          </table:table-cell>
          <table:table-cell office:value-type="float" office:value="192.98728161917" calcext:value-type="float">
            <text:p>192.9872816192</text:p>
          </table:table-cell>
          <table:table-cell office:value-type="float" office:value="187.83781085765" calcext:value-type="float">
            <text:p>187.8378108577</text:p>
          </table:table-cell>
          <table:table-cell office:value-type="float" office:value="198.508458448511" calcext:value-type="float">
            <text:p>198.5084584485</text:p>
          </table:table-cell>
          <table:table-cell office:value-type="float" office:value="168.156074368144" calcext:value-type="float">
            <text:p>168.1560743681</text:p>
          </table:table-cell>
          <table:table-cell office:value-type="float" office:value="162.124064584212" calcext:value-type="float">
            <text:p>162.1240645842</text:p>
          </table:table-cell>
        </table:table-row>
        <table:table-row table:style-name="ro1">
          <table:table-cell office:value-type="float" office:value="193.834955501182" calcext:value-type="float">
            <text:p>193.8349555012</text:p>
          </table:table-cell>
          <table:table-cell office:value-type="float" office:value="191.280802793352" calcext:value-type="float">
            <text:p>191.2808027934</text:p>
          </table:table-cell>
          <table:table-cell office:value-type="float" office:value="183.819188038182" calcext:value-type="float">
            <text:p>183.8191880382</text:p>
          </table:table-cell>
          <table:table-cell office:value-type="float" office:value="181.640045860684" calcext:value-type="float">
            <text:p>181.6400458607</text:p>
          </table:table-cell>
          <table:table-cell office:value-type="float" office:value="198.194448969108" calcext:value-type="float">
            <text:p>198.1944489691</text:p>
          </table:table-cell>
          <table:table-cell office:value-type="float" office:value="177.046348200812" calcext:value-type="float">
            <text:p>177.0463482008</text:p>
          </table:table-cell>
          <table:table-cell office:value-type="float" office:value="161.417584380669" calcext:value-type="float">
            <text:p>161.4175843807</text:p>
          </table:table-cell>
          <table:table-cell office:value-type="float" office:value="177.589659526267" calcext:value-type="float">
            <text:p>177.5896595263</text:p>
          </table:table-cell>
          <table:table-cell office:value-type="float" office:value="173.923171410356" calcext:value-type="float">
            <text:p>173.9231714104</text:p>
          </table:table-cell>
          <table:table-cell office:value-type="float" office:value="198.842691297185" calcext:value-type="float">
            <text:p>198.8426912972</text:p>
          </table:table-cell>
          <table:table-cell office:value-type="float" office:value="181.385619064123" calcext:value-type="float">
            <text:p>181.3856190641</text:p>
          </table:table-cell>
          <table:table-cell office:value-type="float" office:value="217.216172065035" calcext:value-type="float">
            <text:p>217.216172065</text:p>
          </table:table-cell>
          <table:table-cell office:value-type="float" office:value="184.158443198837" calcext:value-type="float">
            <text:p>184.1584431988</text:p>
          </table:table-cell>
          <table:table-cell office:value-type="float" office:value="190.888232390998" calcext:value-type="float">
            <text:p>190.888232391</text:p>
          </table:table-cell>
          <table:table-cell office:value-type="float" office:value="203.57127991534" calcext:value-type="float">
            <text:p>203.5712799153</text:p>
          </table:table-cell>
          <table:table-cell office:value-type="float" office:value="192.99130492537" calcext:value-type="float">
            <text:p>192.9913049254</text:p>
          </table:table-cell>
          <table:table-cell office:value-type="float" office:value="188.076050512769" calcext:value-type="float">
            <text:p>188.0760505128</text:p>
          </table:table-cell>
          <table:table-cell office:value-type="float" office:value="196.978777537066" calcext:value-type="float">
            <text:p>196.9787775371</text:p>
          </table:table-cell>
          <table:table-cell office:value-type="float" office:value="167.723025098045" calcext:value-type="float">
            <text:p>167.723025098</text:p>
          </table:table-cell>
          <table:table-cell office:value-type="float" office:value="162.714034102859" calcext:value-type="float">
            <text:p>162.7140341029</text:p>
          </table:table-cell>
        </table:table-row>
        <table:table-row table:style-name="ro1">
          <table:table-cell office:value-type="float" office:value="194.600210809948" calcext:value-type="float">
            <text:p>194.6002108099</text:p>
          </table:table-cell>
          <table:table-cell office:value-type="float" office:value="191.54742058538" calcext:value-type="float">
            <text:p>191.5474205854</text:p>
          </table:table-cell>
          <table:table-cell office:value-type="float" office:value="184.113033688988" calcext:value-type="float">
            <text:p>184.113033689</text:p>
          </table:table-cell>
          <table:table-cell office:value-type="float" office:value="181.852641499312" calcext:value-type="float">
            <text:p>181.8526414993</text:p>
          </table:table-cell>
          <table:table-cell office:value-type="float" office:value="197.690469783785" calcext:value-type="float">
            <text:p>197.6904697838</text:p>
          </table:table-cell>
          <table:table-cell office:value-type="float" office:value="176.736067437688" calcext:value-type="float">
            <text:p>176.7360674377</text:p>
          </table:table-cell>
          <table:table-cell office:value-type="float" office:value="161.151284125527" calcext:value-type="float">
            <text:p>161.1512841255</text:p>
          </table:table-cell>
          <table:table-cell office:value-type="float" office:value="178.191438228474" calcext:value-type="float">
            <text:p>178.1914382285</text:p>
          </table:table-cell>
          <table:table-cell office:value-type="float" office:value="169.083035441438" calcext:value-type="float">
            <text:p>169.0830354414</text:p>
          </table:table-cell>
          <table:table-cell office:value-type="float" office:value="198.702585059046" calcext:value-type="float">
            <text:p>198.702585059</text:p>
          </table:table-cell>
          <table:table-cell office:value-type="float" office:value="181.001712471329" calcext:value-type="float">
            <text:p>181.0017124713</text:p>
          </table:table-cell>
          <table:table-cell office:value-type="float" office:value="218.559346642641" calcext:value-type="float">
            <text:p>218.5593466426</text:p>
          </table:table-cell>
          <table:table-cell office:value-type="float" office:value="183.482080007955" calcext:value-type="float">
            <text:p>183.482080008</text:p>
          </table:table-cell>
          <table:table-cell office:value-type="float" office:value="190.929633861553" calcext:value-type="float">
            <text:p>190.9296338616</text:p>
          </table:table-cell>
          <table:table-cell office:value-type="float" office:value="203.436045031485" calcext:value-type="float">
            <text:p>203.4360450315</text:p>
          </table:table-cell>
          <table:table-cell office:value-type="float" office:value="193.178776669268" calcext:value-type="float">
            <text:p>193.1787766693</text:p>
          </table:table-cell>
          <table:table-cell office:value-type="float" office:value="184.023764228138" calcext:value-type="float">
            <text:p>184.0237642281</text:p>
          </table:table-cell>
          <table:table-cell office:value-type="float" office:value="195.789801950881" calcext:value-type="float">
            <text:p>195.7898019509</text:p>
          </table:table-cell>
          <table:table-cell office:value-type="float" office:value="167.380276814356" calcext:value-type="float">
            <text:p>167.3802768144</text:p>
          </table:table-cell>
          <table:table-cell office:value-type="float" office:value="161.639731520791" calcext:value-type="float">
            <text:p>161.6397315208</text:p>
          </table:table-cell>
        </table:table-row>
        <table:table-row table:style-name="ro1">
          <table:table-cell office:value-type="float" office:value="196.452167930443" calcext:value-type="float">
            <text:p>196.4521679304</text:p>
          </table:table-cell>
          <table:table-cell office:value-type="float" office:value="189.318639911367" calcext:value-type="float">
            <text:p>189.3186399114</text:p>
          </table:table-cell>
          <table:table-cell office:value-type="float" office:value="183.782851975211" calcext:value-type="float">
            <text:p>183.7828519752</text:p>
          </table:table-cell>
          <table:table-cell office:value-type="float" office:value="182.140527051432" calcext:value-type="float">
            <text:p>182.1405270514</text:p>
          </table:table-cell>
          <table:table-cell office:value-type="float" office:value="197.08714580464" calcext:value-type="float">
            <text:p>197.0871458046</text:p>
          </table:table-cell>
          <table:table-cell office:value-type="float" office:value="177.015943197304" calcext:value-type="float">
            <text:p>177.0159431973</text:p>
          </table:table-cell>
          <table:table-cell office:value-type="float" office:value="160.809277455854" calcext:value-type="float">
            <text:p>160.8092774559</text:p>
          </table:table-cell>
          <table:table-cell office:value-type="float" office:value="177.056302984248" calcext:value-type="float">
            <text:p>177.0563029842</text:p>
          </table:table-cell>
          <table:table-cell office:value-type="float" office:value="167.37799495635" calcext:value-type="float">
            <text:p>167.3779949564</text:p>
          </table:table-cell>
          <table:table-cell office:value-type="float" office:value="198.237863618025" calcext:value-type="float">
            <text:p>198.237863618</text:p>
          </table:table-cell>
          <table:table-cell office:value-type="float" office:value="180.766260050524" calcext:value-type="float">
            <text:p>180.7662600505</text:p>
          </table:table-cell>
          <table:table-cell office:value-type="float" office:value="219.351793656457" calcext:value-type="float">
            <text:p>219.3517936565</text:p>
          </table:table-cell>
          <table:table-cell office:value-type="float" office:value="181.973302202927" calcext:value-type="float">
            <text:p>181.9733022029</text:p>
          </table:table-cell>
          <table:table-cell office:value-type="float" office:value="190.537392448544" calcext:value-type="float">
            <text:p>190.5373924485</text:p>
          </table:table-cell>
          <table:table-cell office:value-type="float" office:value="205.012704429069" calcext:value-type="float">
            <text:p>205.0127044291</text:p>
          </table:table-cell>
          <table:table-cell office:value-type="float" office:value="188.318971764089" calcext:value-type="float">
            <text:p>188.3189717641</text:p>
          </table:table-cell>
          <table:table-cell office:value-type="float" office:value="184.054076827052" calcext:value-type="float">
            <text:p>184.0540768271</text:p>
          </table:table-cell>
          <table:table-cell office:value-type="float" office:value="194.973044706694" calcext:value-type="float">
            <text:p>194.9730447067</text:p>
          </table:table-cell>
          <table:table-cell office:value-type="float" office:value="166.94730639442" calcext:value-type="float">
            <text:p>166.9473063944</text:p>
          </table:table-cell>
          <table:table-cell office:value-type="float" office:value="160.93275578194" calcext:value-type="float">
            <text:p>160.9327557819</text:p>
          </table:table-cell>
        </table:table-row>
        <table:table-row table:style-name="ro1">
          <table:table-cell office:value-type="float" office:value="196.955667554213" calcext:value-type="float">
            <text:p>196.9556675542</text:p>
          </table:table-cell>
          <table:table-cell office:value-type="float" office:value="189.734311569211" calcext:value-type="float">
            <text:p>189.7343115692</text:p>
          </table:table-cell>
          <table:table-cell office:value-type="float" office:value="183.636969170348" calcext:value-type="float">
            <text:p>183.6369691703</text:p>
          </table:table-cell>
          <table:table-cell office:value-type="float" office:value="181.605716967616" calcext:value-type="float">
            <text:p>181.6057169676</text:p>
          </table:table-cell>
          <table:table-cell office:value-type="float" office:value="196.516190719321" calcext:value-type="float">
            <text:p>196.5161907193</text:p>
          </table:table-cell>
          <table:table-cell office:value-type="float" office:value="181.738692207888" calcext:value-type="float">
            <text:p>181.7386922079</text:p>
          </table:table-cell>
          <table:table-cell office:value-type="float" office:value="159.579453792197" calcext:value-type="float">
            <text:p>159.5794537922</text:p>
          </table:table-cell>
          <table:table-cell office:value-type="float" office:value="176.242307081955" calcext:value-type="float">
            <text:p>176.242307082</text:p>
          </table:table-cell>
          <table:table-cell office:value-type="float" office:value="164.615580746238" calcext:value-type="float">
            <text:p>164.6155807462</text:p>
          </table:table-cell>
          <table:table-cell office:value-type="float" office:value="197.954558095983" calcext:value-type="float">
            <text:p>197.954558096</text:p>
          </table:table-cell>
          <table:table-cell office:value-type="float" office:value="180.697670438492" calcext:value-type="float">
            <text:p>180.6976704385</text:p>
          </table:table-cell>
          <table:table-cell office:value-type="float" office:value="220.317898150588" calcext:value-type="float">
            <text:p>220.3178981506</text:p>
          </table:table-cell>
          <table:table-cell office:value-type="float" office:value="180.895144031493" calcext:value-type="float">
            <text:p>180.8951440315</text:p>
          </table:table-cell>
          <table:table-cell office:value-type="float" office:value="190.516286745652" calcext:value-type="float">
            <text:p>190.5162867457</text:p>
          </table:table-cell>
          <table:table-cell office:value-type="float" office:value="205.147699633913" calcext:value-type="float">
            <text:p>205.1476996339</text:p>
          </table:table-cell>
          <table:table-cell office:value-type="float" office:value="188.725426079583" calcext:value-type="float">
            <text:p>188.7254260796</text:p>
          </table:table-cell>
          <table:table-cell office:value-type="float" office:value="184.185665504763" calcext:value-type="float">
            <text:p>184.1856655048</text:p>
          </table:table-cell>
          <table:table-cell office:value-type="float" office:value="194.438073979017" calcext:value-type="float">
            <text:p>194.438073979</text:p>
          </table:table-cell>
          <table:table-cell office:value-type="float" office:value="167.31945391705" calcext:value-type="float">
            <text:p>167.3194539171</text:p>
          </table:table-cell>
          <table:table-cell office:value-type="float" office:value="160.338049342126" calcext:value-type="float">
            <text:p>160.3380493421</text:p>
          </table:table-cell>
        </table:table-row>
        <table:table-row table:style-name="ro1">
          <table:table-cell office:value-type="float" office:value="196.42918100029" calcext:value-type="float">
            <text:p>196.4291810003</text:p>
          </table:table-cell>
          <table:table-cell office:value-type="float" office:value="189.240074401778" calcext:value-type="float">
            <text:p>189.2400744018</text:p>
          </table:table-cell>
          <table:table-cell office:value-type="float" office:value="183.191185673329" calcext:value-type="float">
            <text:p>183.1911856733</text:p>
          </table:table-cell>
          <table:table-cell office:value-type="float" office:value="182.204825350659" calcext:value-type="float">
            <text:p>182.2048253507</text:p>
          </table:table-cell>
          <table:table-cell office:value-type="float" office:value="196.770873043842" calcext:value-type="float">
            <text:p>196.7708730438</text:p>
          </table:table-cell>
          <table:table-cell office:value-type="float" office:value="181.121734308686" calcext:value-type="float">
            <text:p>181.1217343087</text:p>
          </table:table-cell>
          <table:table-cell office:value-type="float" office:value="159.962209492461" calcext:value-type="float">
            <text:p>159.9622094925</text:p>
          </table:table-cell>
          <table:table-cell office:value-type="float" office:value="175.839340824977" calcext:value-type="float">
            <text:p>175.839340825</text:p>
          </table:table-cell>
          <table:table-cell office:value-type="float" office:value="163.13129684589" calcext:value-type="float">
            <text:p>163.1312968459</text:p>
          </table:table-cell>
          <table:table-cell office:value-type="float" office:value="197.717898812848" calcext:value-type="float">
            <text:p>197.7178988128</text:p>
          </table:table-cell>
          <table:table-cell office:value-type="float" office:value="180.418431456066" calcext:value-type="float">
            <text:p>180.4184314561</text:p>
          </table:table-cell>
          <table:table-cell office:value-type="float" office:value="219.592014664118" calcext:value-type="float">
            <text:p>219.5920146641</text:p>
          </table:table-cell>
          <table:table-cell office:value-type="float" office:value="180.710706676868" calcext:value-type="float">
            <text:p>180.7107066769</text:p>
          </table:table-cell>
          <table:table-cell office:value-type="float" office:value="190.402220060052" calcext:value-type="float">
            <text:p>190.4022200601</text:p>
          </table:table-cell>
          <table:table-cell office:value-type="float" office:value="204.786778178805" calcext:value-type="float">
            <text:p>204.7867781788</text:p>
          </table:table-cell>
          <table:table-cell office:value-type="float" office:value="186.555958792481" calcext:value-type="float">
            <text:p>186.5559587925</text:p>
          </table:table-cell>
          <table:table-cell office:value-type="float" office:value="184.277596133656" calcext:value-type="float">
            <text:p>184.2775961337</text:p>
          </table:table-cell>
          <table:table-cell office:value-type="float" office:value="194.104783493487" calcext:value-type="float">
            <text:p>194.1047834935</text:p>
          </table:table-cell>
          <table:table-cell office:value-type="float" office:value="166.491658516311" calcext:value-type="float">
            <text:p>166.4916585163</text:p>
          </table:table-cell>
          <table:table-cell office:value-type="float" office:value="159.929194559439" calcext:value-type="float">
            <text:p>159.9291945594</text:p>
          </table:table-cell>
        </table:table-row>
        <table:table-row table:style-name="ro1">
          <table:table-cell office:value-type="float" office:value="193.820132984859" calcext:value-type="float">
            <text:p>193.8201329849</text:p>
          </table:table-cell>
          <table:table-cell office:value-type="float" office:value="189.963800504695" calcext:value-type="float">
            <text:p>189.9638005047</text:p>
          </table:table-cell>
          <table:table-cell office:value-type="float" office:value="183.442657025755" calcext:value-type="float">
            <text:p>183.4426570258</text:p>
          </table:table-cell>
          <table:table-cell office:value-type="float" office:value="182.631253585954" calcext:value-type="float">
            <text:p>182.631253586</text:p>
          </table:table-cell>
          <table:table-cell office:value-type="float" office:value="196.207957971323" calcext:value-type="float">
            <text:p>196.2079579713</text:p>
          </table:table-cell>
          <table:table-cell office:value-type="float" office:value="180.537686192986" calcext:value-type="float">
            <text:p>180.537686193</text:p>
          </table:table-cell>
          <table:table-cell office:value-type="float" office:value="159.211250070733" calcext:value-type="float">
            <text:p>159.2112500707</text:p>
          </table:table-cell>
          <table:table-cell office:value-type="float" office:value="175.436850220922" calcext:value-type="float">
            <text:p>175.4368502209</text:p>
          </table:table-cell>
          <table:table-cell office:value-type="float" office:value="162.16555515497" calcext:value-type="float">
            <text:p>162.165555155</text:p>
          </table:table-cell>
          <table:table-cell office:value-type="float" office:value="197.640152393456" calcext:value-type="float">
            <text:p>197.6401523935</text:p>
          </table:table-cell>
          <table:table-cell office:value-type="float" office:value="180.17565705229" calcext:value-type="float">
            <text:p>180.1756570523</text:p>
          </table:table-cell>
          <table:table-cell office:value-type="float" office:value="218.128482469413" calcext:value-type="float">
            <text:p>218.1284824694</text:p>
          </table:table-cell>
          <table:table-cell office:value-type="float" office:value="181.282936992659" calcext:value-type="float">
            <text:p>181.2829369927</text:p>
          </table:table-cell>
          <table:table-cell office:value-type="float" office:value="190.306827754477" calcext:value-type="float">
            <text:p>190.3068277545</text:p>
          </table:table-cell>
          <table:table-cell office:value-type="float" office:value="204.509418436019" calcext:value-type="float">
            <text:p>204.509418436</text:p>
          </table:table-cell>
          <table:table-cell office:value-type="float" office:value="186.9055353485" calcext:value-type="float">
            <text:p>186.9055353485</text:p>
          </table:table-cell>
          <table:table-cell office:value-type="float" office:value="184.41783431082" calcext:value-type="float">
            <text:p>184.4178343108</text:p>
          </table:table-cell>
          <table:table-cell office:value-type="float" office:value="193.955830250826" calcext:value-type="float">
            <text:p>193.9558302508</text:p>
          </table:table-cell>
          <table:table-cell office:value-type="float" office:value="163.495171966914" calcext:value-type="float">
            <text:p>163.4951719669</text:p>
          </table:table-cell>
          <table:table-cell office:value-type="float" office:value="159.67033254558" calcext:value-type="float">
            <text:p>159.6703325456</text:p>
          </table:table-cell>
        </table:table-row>
        <table:table-row table:style-name="ro1">
          <table:table-cell office:value-type="float" office:value="192.592543589758" calcext:value-type="float">
            <text:p>192.5925435898</text:p>
          </table:table-cell>
          <table:table-cell office:value-type="float" office:value="189.047845337493" calcext:value-type="float">
            <text:p>189.0478453375</text:p>
          </table:table-cell>
          <table:table-cell office:value-type="float" office:value="182.981106689714" calcext:value-type="float">
            <text:p>182.9811066897</text:p>
          </table:table-cell>
          <table:table-cell office:value-type="float" office:value="182.21774195126" calcext:value-type="float">
            <text:p>182.2177419513</text:p>
          </table:table-cell>
          <table:table-cell office:value-type="float" office:value="196.036086478518" calcext:value-type="float">
            <text:p>196.0360864785</text:p>
          </table:table-cell>
          <table:table-cell office:value-type="float" office:value="180.22797065779" calcext:value-type="float">
            <text:p>180.2279706578</text:p>
          </table:table-cell>
          <table:table-cell office:value-type="float" office:value="159.950884442136" calcext:value-type="float">
            <text:p>159.9508844421</text:p>
          </table:table-cell>
          <table:table-cell office:value-type="float" office:value="175.92941932087" calcext:value-type="float">
            <text:p>175.9294193209</text:p>
          </table:table-cell>
          <table:table-cell office:value-type="float" office:value="160.423961323118" calcext:value-type="float">
            <text:p>160.4239613231</text:p>
          </table:table-cell>
          <table:table-cell office:value-type="float" office:value="197.773106807983" calcext:value-type="float">
            <text:p>197.773106808</text:p>
          </table:table-cell>
          <table:table-cell office:value-type="float" office:value="179.752085759404" calcext:value-type="float">
            <text:p>179.7520857594</text:p>
          </table:table-cell>
          <table:table-cell office:value-type="float" office:value="217.005335483917" calcext:value-type="float">
            <text:p>217.0053354839</text:p>
          </table:table-cell>
          <table:table-cell office:value-type="float" office:value="181.987698169735" calcext:value-type="float">
            <text:p>181.9876981697</text:p>
          </table:table-cell>
          <table:table-cell office:value-type="float" office:value="190.472111472533" calcext:value-type="float">
            <text:p>190.4721114725</text:p>
          </table:table-cell>
          <table:table-cell office:value-type="float" office:value="204.329388875968" calcext:value-type="float">
            <text:p>204.329388876</text:p>
          </table:table-cell>
          <table:table-cell office:value-type="float" office:value="187.273804479326" calcext:value-type="float">
            <text:p>187.2738044793</text:p>
          </table:table-cell>
          <table:table-cell office:value-type="float" office:value="184.443982876297" calcext:value-type="float">
            <text:p>184.4439828763</text:p>
          </table:table-cell>
          <table:table-cell office:value-type="float" office:value="193.972450612668" calcext:value-type="float">
            <text:p>193.9724506127</text:p>
          </table:table-cell>
          <table:table-cell office:value-type="float" office:value="162.643179431559" calcext:value-type="float">
            <text:p>162.6431794316</text:p>
          </table:table-cell>
          <table:table-cell office:value-type="float" office:value="159.427829597641" calcext:value-type="float">
            <text:p>159.4278295976</text:p>
          </table:table-cell>
        </table:table-row>
        <table:table-row table:style-name="ro1">
          <table:table-cell office:value-type="float" office:value="191.610491409915" calcext:value-type="float">
            <text:p>191.6104914099</text:p>
          </table:table-cell>
          <table:table-cell office:value-type="float" office:value="189.979550582817" calcext:value-type="float">
            <text:p>189.9795505828</text:p>
          </table:table-cell>
          <table:table-cell office:value-type="float" office:value="182.668890155628" calcext:value-type="float">
            <text:p>182.6688901556</text:p>
          </table:table-cell>
          <table:table-cell office:value-type="float" office:value="181.775234398638" calcext:value-type="float">
            <text:p>181.7752343986</text:p>
          </table:table-cell>
          <table:table-cell office:value-type="float" office:value="197.543699998802" calcext:value-type="float">
            <text:p>197.5436999988</text:p>
          </table:table-cell>
          <table:table-cell office:value-type="float" office:value="180.044290116373" calcext:value-type="float">
            <text:p>180.0442901164</text:p>
          </table:table-cell>
          <table:table-cell office:value-type="float" office:value="158.808409903274" calcext:value-type="float">
            <text:p>158.8084099033</text:p>
          </table:table-cell>
          <table:table-cell office:value-type="float" office:value="174.922418483775" calcext:value-type="float">
            <text:p>174.9224184838</text:p>
          </table:table-cell>
          <table:table-cell office:value-type="float" office:value="159.608428369361" calcext:value-type="float">
            <text:p>159.6084283694</text:p>
          </table:table-cell>
          <table:table-cell office:value-type="float" office:value="198.011868304046" calcext:value-type="float">
            <text:p>198.011868304</text:p>
          </table:table-cell>
          <table:table-cell office:value-type="float" office:value="179.317154899254" calcext:value-type="float">
            <text:p>179.3171548993</text:p>
          </table:table-cell>
          <table:table-cell office:value-type="float" office:value="216.453724375595" calcext:value-type="float">
            <text:p>216.4537243756</text:p>
          </table:table-cell>
          <table:table-cell office:value-type="float" office:value="182.5756765511" calcext:value-type="float">
            <text:p>182.5756765511</text:p>
          </table:table-cell>
          <table:table-cell office:value-type="float" office:value="190.504876697565" calcext:value-type="float">
            <text:p>190.5048766976</text:p>
          </table:table-cell>
          <table:table-cell office:value-type="float" office:value="205.835076129504" calcext:value-type="float">
            <text:p>205.8350761295</text:p>
          </table:table-cell>
          <table:table-cell office:value-type="float" office:value="187.321440998088" calcext:value-type="float">
            <text:p>187.3214409981</text:p>
          </table:table-cell>
          <table:table-cell office:value-type="float" office:value="184.377999437588" calcext:value-type="float">
            <text:p>184.3779994376</text:p>
          </table:table-cell>
          <table:table-cell office:value-type="float" office:value="194.178788817552" calcext:value-type="float">
            <text:p>194.1787888176</text:p>
          </table:table-cell>
          <table:table-cell office:value-type="float" office:value="161.850749364453" calcext:value-type="float">
            <text:p>161.8507493645</text:p>
          </table:table-cell>
          <table:table-cell office:value-type="float" office:value="159.311038125666" calcext:value-type="float">
            <text:p>159.3110381257</text:p>
          </table:table-cell>
        </table:table-row>
        <table:table-row table:style-name="ro1">
          <table:table-cell office:value-type="float" office:value="191.059133626493" calcext:value-type="float">
            <text:p>191.0591336265</text:p>
          </table:table-cell>
          <table:table-cell office:value-type="float" office:value="191.285352467502" calcext:value-type="float">
            <text:p>191.2853524675</text:p>
          </table:table-cell>
          <table:table-cell office:value-type="float" office:value="182.340761629186" calcext:value-type="float">
            <text:p>182.3407616292</text:p>
          </table:table-cell>
          <table:table-cell office:value-type="float" office:value="181.005748278286" calcext:value-type="float">
            <text:p>181.0057482783</text:p>
          </table:table-cell>
          <table:table-cell office:value-type="float" office:value="197.769299352477" calcext:value-type="float">
            <text:p>197.7692993525</text:p>
          </table:table-cell>
          <table:table-cell office:value-type="float" office:value="180.236500777666" calcext:value-type="float">
            <text:p>180.2365007777</text:p>
          </table:table-cell>
          <table:table-cell office:value-type="float" office:value="158.022208305159" calcext:value-type="float">
            <text:p>158.0222083052</text:p>
          </table:table-cell>
          <table:table-cell office:value-type="float" office:value="174.061631811922" calcext:value-type="float">
            <text:p>174.0616318119</text:p>
          </table:table-cell>
          <table:table-cell office:value-type="float" office:value="162.356081514642" calcext:value-type="float">
            <text:p>162.3560815146</text:p>
          </table:table-cell>
          <table:table-cell office:value-type="float" office:value="198.330408905087" calcext:value-type="float">
            <text:p>198.3304089051</text:p>
          </table:table-cell>
          <table:table-cell office:value-type="float" office:value="179.930480238494" calcext:value-type="float">
            <text:p>179.9304802385</text:p>
          </table:table-cell>
          <table:table-cell office:value-type="float" office:value="216.126094379333" calcext:value-type="float">
            <text:p>216.1260943793</text:p>
          </table:table-cell>
          <table:table-cell office:value-type="float" office:value="183.518419679662" calcext:value-type="float">
            <text:p>183.5184196797</text:p>
          </table:table-cell>
          <table:table-cell office:value-type="float" office:value="190.595107136741" calcext:value-type="float">
            <text:p>190.5951071367</text:p>
          </table:table-cell>
          <table:table-cell office:value-type="float" office:value="205.829170453219" calcext:value-type="float">
            <text:p>205.8291704532</text:p>
          </table:table-cell>
          <table:table-cell office:value-type="float" office:value="187.42684620748" calcext:value-type="float">
            <text:p>187.4268462075</text:p>
          </table:table-cell>
          <table:table-cell office:value-type="float" office:value="185.410612326123" calcext:value-type="float">
            <text:p>185.4106123261</text:p>
          </table:table-cell>
          <table:table-cell office:value-type="float" office:value="193.445791922943" calcext:value-type="float">
            <text:p>193.4457919229</text:p>
          </table:table-cell>
          <table:table-cell office:value-type="float" office:value="161.181278039157" calcext:value-type="float">
            <text:p>161.1812780392</text:p>
          </table:table-cell>
          <table:table-cell office:value-type="float" office:value="163.995125287685" calcext:value-type="float">
            <text:p>163.9951252877</text:p>
          </table:table-cell>
        </table:table-row>
        <table:table-row table:style-name="ro1">
          <table:table-cell office:value-type="float" office:value="190.659155654879" calcext:value-type="float">
            <text:p>190.6591556549</text:p>
          </table:table-cell>
          <table:table-cell office:value-type="float" office:value="190.102806115916" calcext:value-type="float">
            <text:p>190.1028061159</text:p>
          </table:table-cell>
          <table:table-cell office:value-type="float" office:value="182.027470933116" calcext:value-type="float">
            <text:p>182.0274709331</text:p>
          </table:table-cell>
          <table:table-cell office:value-type="float" office:value="179.139978225487" calcext:value-type="float">
            <text:p>179.1399782255</text:p>
          </table:table-cell>
          <table:table-cell office:value-type="float" office:value="198.091273426105" calcext:value-type="float">
            <text:p>198.0912734261</text:p>
          </table:table-cell>
          <table:table-cell office:value-type="float" office:value="179.797054609346" calcext:value-type="float">
            <text:p>179.7970546093</text:p>
          </table:table-cell>
          <table:table-cell office:value-type="float" office:value="157.488694530732" calcext:value-type="float">
            <text:p>157.4886945307</text:p>
          </table:table-cell>
          <table:table-cell office:value-type="float" office:value="173.599664799577" calcext:value-type="float">
            <text:p>173.5996647996</text:p>
          </table:table-cell>
          <table:table-cell office:value-type="float" office:value="161.665780224783" calcext:value-type="float">
            <text:p>161.6657802248</text:p>
          </table:table-cell>
          <table:table-cell office:value-type="float" office:value="198.677722265181" calcext:value-type="float">
            <text:p>198.6777222652</text:p>
          </table:table-cell>
          <table:table-cell office:value-type="float" office:value="179.388497441291" calcext:value-type="float">
            <text:p>179.3884974413</text:p>
          </table:table-cell>
          <table:table-cell office:value-type="float" office:value="215.896639362122" calcext:value-type="float">
            <text:p>215.8966393621</text:p>
          </table:table-cell>
          <table:table-cell office:value-type="float" office:value="184.010203675476" calcext:value-type="float">
            <text:p>184.0102036755</text:p>
          </table:table-cell>
          <table:table-cell office:value-type="float" office:value="190.673942303131" calcext:value-type="float">
            <text:p>190.6739423031</text:p>
          </table:table-cell>
          <table:table-cell office:value-type="float" office:value="205.948464034157" calcext:value-type="float">
            <text:p>205.9484640342</text:p>
          </table:table-cell>
          <table:table-cell office:value-type="float" office:value="187.528218837105" calcext:value-type="float">
            <text:p>187.5282188371</text:p>
          </table:table-cell>
          <table:table-cell office:value-type="float" office:value="185.428536528087" calcext:value-type="float">
            <text:p>185.4285365281</text:p>
          </table:table-cell>
          <table:table-cell office:value-type="float" office:value="193.294288156445" calcext:value-type="float">
            <text:p>193.2942881564</text:p>
          </table:table-cell>
          <table:table-cell office:value-type="float" office:value="160.625289003546" calcext:value-type="float">
            <text:p>160.6252890035</text:p>
          </table:table-cell>
          <table:table-cell office:value-type="float" office:value="163.936421401585" calcext:value-type="float">
            <text:p>163.9364214016</text:p>
          </table:table-cell>
        </table:table-row>
        <table:table-row table:style-name="ro1">
          <table:table-cell office:value-type="float" office:value="190.230197576558" calcext:value-type="float">
            <text:p>190.2301975766</text:p>
          </table:table-cell>
          <table:table-cell office:value-type="float" office:value="189.251234922654" calcext:value-type="float">
            <text:p>189.2512349227</text:p>
          </table:table-cell>
          <table:table-cell office:value-type="float" office:value="181.84205030411" calcext:value-type="float">
            <text:p>181.8420503041</text:p>
          </table:table-cell>
          <table:table-cell office:value-type="float" office:value="178.075055201047" calcext:value-type="float">
            <text:p>178.075055201</text:p>
          </table:table-cell>
          <table:table-cell office:value-type="float" office:value="197.819015716152" calcext:value-type="float">
            <text:p>197.8190157162</text:p>
          </table:table-cell>
          <table:table-cell office:value-type="float" office:value="179.326228478056" calcext:value-type="float">
            <text:p>179.3262284781</text:p>
          </table:table-cell>
          <table:table-cell office:value-type="float" office:value="157.415805937304" calcext:value-type="float">
            <text:p>157.4158059373</text:p>
          </table:table-cell>
          <table:table-cell office:value-type="float" office:value="172.6934591043" calcext:value-type="float">
            <text:p>172.6934591043</text:p>
          </table:table-cell>
          <table:table-cell office:value-type="float" office:value="161.019864208672" calcext:value-type="float">
            <text:p>161.0198642087</text:p>
          </table:table-cell>
          <table:table-cell office:value-type="float" office:value="199.471982765012" calcext:value-type="float">
            <text:p>199.471982765</text:p>
          </table:table-cell>
          <table:table-cell office:value-type="float" office:value="179.431139058068" calcext:value-type="float">
            <text:p>179.4311390581</text:p>
          </table:table-cell>
          <table:table-cell office:value-type="float" office:value="215.696656642544" calcext:value-type="float">
            <text:p>215.6966566425</text:p>
          </table:table-cell>
          <table:table-cell office:value-type="float" office:value="182.860964770762" calcext:value-type="float">
            <text:p>182.8609647708</text:p>
          </table:table-cell>
          <table:table-cell office:value-type="float" office:value="197.040311039759" calcext:value-type="float">
            <text:p>197.0403110398</text:p>
          </table:table-cell>
          <table:table-cell office:value-type="float" office:value="205.749973835118" calcext:value-type="float">
            <text:p>205.7499738351</text:p>
          </table:table-cell>
          <table:table-cell office:value-type="float" office:value="187.472836801272" calcext:value-type="float">
            <text:p>187.4728368013</text:p>
          </table:table-cell>
          <table:table-cell office:value-type="float" office:value="187.097448288474" calcext:value-type="float">
            <text:p>187.0974482885</text:p>
          </table:table-cell>
          <table:table-cell office:value-type="float" office:value="193.092729467377" calcext:value-type="float">
            <text:p>193.0927294674</text:p>
          </table:table-cell>
          <table:table-cell office:value-type="float" office:value="160.210278306103" calcext:value-type="float">
            <text:p>160.2102783061</text:p>
          </table:table-cell>
          <table:table-cell office:value-type="float" office:value="163.95176491363" calcext:value-type="float">
            <text:p>163.9517649136</text:p>
          </table:table-cell>
        </table:table-row>
        <table:table-row table:style-name="ro1">
          <table:table-cell office:value-type="float" office:value="189.803681414073" calcext:value-type="float">
            <text:p>189.8036814141</text:p>
          </table:table-cell>
          <table:table-cell office:value-type="float" office:value="188.59827547605" calcext:value-type="float">
            <text:p>188.5982754761</text:p>
          </table:table-cell>
          <table:table-cell office:value-type="float" office:value="181.653045551636" calcext:value-type="float">
            <text:p>181.6530455516</text:p>
          </table:table-cell>
          <table:table-cell office:value-type="float" office:value="178.108631734044" calcext:value-type="float">
            <text:p>178.108631734</text:p>
          </table:table-cell>
          <table:table-cell office:value-type="float" office:value="197.258080598568" calcext:value-type="float">
            <text:p>197.2580805986</text:p>
          </table:table-cell>
          <table:table-cell office:value-type="float" office:value="178.812932412521" calcext:value-type="float">
            <text:p>178.8129324125</text:p>
          </table:table-cell>
          <table:table-cell office:value-type="float" office:value="157.816652566061" calcext:value-type="float">
            <text:p>157.8166525661</text:p>
          </table:table-cell>
          <table:table-cell office:value-type="float" office:value="172.292438912014" calcext:value-type="float">
            <text:p>172.292438912</text:p>
          </table:table-cell>
          <table:table-cell office:value-type="float" office:value="160.479317720938" calcext:value-type="float">
            <text:p>160.4793177209</text:p>
          </table:table-cell>
          <table:table-cell office:value-type="float" office:value="199.057350005407" calcext:value-type="float">
            <text:p>199.0573500054</text:p>
          </table:table-cell>
          <table:table-cell office:value-type="float" office:value="179.7118219522" calcext:value-type="float">
            <text:p>179.7118219522</text:p>
          </table:table-cell>
          <table:table-cell office:value-type="float" office:value="215.476449352452" calcext:value-type="float">
            <text:p>215.4764493525</text:p>
          </table:table-cell>
          <table:table-cell office:value-type="float" office:value="180.287879387446" calcext:value-type="float">
            <text:p>180.2878793874</text:p>
          </table:table-cell>
          <table:table-cell office:value-type="float" office:value="196.813875523282" calcext:value-type="float">
            <text:p>196.8138755233</text:p>
          </table:table-cell>
          <table:table-cell office:value-type="float" office:value="205.584848495323" calcext:value-type="float">
            <text:p>205.5848484953</text:p>
          </table:table-cell>
          <table:table-cell office:value-type="float" office:value="187.329807142879" calcext:value-type="float">
            <text:p>187.3298071429</text:p>
          </table:table-cell>
          <table:table-cell office:value-type="float" office:value="187.293711902435" calcext:value-type="float">
            <text:p>187.2937119024</text:p>
          </table:table-cell>
          <table:table-cell office:value-type="float" office:value="193.844958529878" calcext:value-type="float">
            <text:p>193.8449585299</text:p>
          </table:table-cell>
          <table:table-cell office:value-type="float" office:value="159.741193844043" calcext:value-type="float">
            <text:p>159.741193844</text:p>
          </table:table-cell>
          <table:table-cell office:value-type="float" office:value="164.0092433579" calcext:value-type="float">
            <text:p>164.0092433579</text:p>
          </table:table-cell>
        </table:table-row>
        <table:table-row table:style-name="ro1">
          <table:table-cell office:value-type="float" office:value="189.445473463909" calcext:value-type="float">
            <text:p>189.4454734639</text:p>
          </table:table-cell>
          <table:table-cell office:value-type="float" office:value="188.243447347133" calcext:value-type="float">
            <text:p>188.2434473471</text:p>
          </table:table-cell>
          <table:table-cell office:value-type="float" office:value="181.493732837778" calcext:value-type="float">
            <text:p>181.4937328378</text:p>
          </table:table-cell>
          <table:table-cell office:value-type="float" office:value="179.747219984596" calcext:value-type="float">
            <text:p>179.7472199846</text:p>
          </table:table-cell>
          <table:table-cell office:value-type="float" office:value="196.788497218599" calcext:value-type="float">
            <text:p>196.7884972186</text:p>
          </table:table-cell>
          <table:table-cell office:value-type="float" office:value="179.31104475838" calcext:value-type="float">
            <text:p>179.3110447584</text:p>
          </table:table-cell>
          <table:table-cell office:value-type="float" office:value="158.588040378735" calcext:value-type="float">
            <text:p>158.5880403787</text:p>
          </table:table-cell>
          <table:table-cell office:value-type="float" office:value="172.040554454572" calcext:value-type="float">
            <text:p>172.0405544546</text:p>
          </table:table-cell>
          <table:table-cell office:value-type="float" office:value="161.072163303518" calcext:value-type="float">
            <text:p>161.0721633035</text:p>
          </table:table-cell>
          <table:table-cell office:value-type="float" office:value="196.436874943386" calcext:value-type="float">
            <text:p>196.4368749434</text:p>
          </table:table-cell>
          <table:table-cell office:value-type="float" office:value="179.13279474024" calcext:value-type="float">
            <text:p>179.1327947402</text:p>
          </table:table-cell>
          <table:table-cell office:value-type="float" office:value="215.270192195105" calcext:value-type="float">
            <text:p>215.2701921951</text:p>
          </table:table-cell>
          <table:table-cell office:value-type="float" office:value="179.271081832792" calcext:value-type="float">
            <text:p>179.2710818328</text:p>
          </table:table-cell>
          <table:table-cell office:value-type="float" office:value="202.149973231082" calcext:value-type="float">
            <text:p>202.1499732311</text:p>
          </table:table-cell>
          <table:table-cell office:value-type="float" office:value="205.532049352812" calcext:value-type="float">
            <text:p>205.5320493528</text:p>
          </table:table-cell>
          <table:table-cell office:value-type="float" office:value="187.290615081284" calcext:value-type="float">
            <text:p>187.2906150813</text:p>
          </table:table-cell>
          <table:table-cell office:value-type="float" office:value="187.563846591347" calcext:value-type="float">
            <text:p>187.5638465913</text:p>
          </table:table-cell>
          <table:table-cell office:value-type="float" office:value="193.27152934584" calcext:value-type="float">
            <text:p>193.2715293458</text:p>
          </table:table-cell>
          <table:table-cell office:value-type="float" office:value="159.146826065348" calcext:value-type="float">
            <text:p>159.1468260653</text:p>
          </table:table-cell>
          <table:table-cell office:value-type="float" office:value="164.111353549958" calcext:value-type="float">
            <text:p>164.11135355</text:p>
          </table:table-cell>
        </table:table-row>
        <table:table-row table:style-name="ro1">
          <table:table-cell office:value-type="float" office:value="189.074233572602" calcext:value-type="float">
            <text:p>189.0742335726</text:p>
          </table:table-cell>
          <table:table-cell office:value-type="float" office:value="187.976957035139" calcext:value-type="float">
            <text:p>187.9769570351</text:p>
          </table:table-cell>
          <table:table-cell office:value-type="float" office:value="181.249574868316" calcext:value-type="float">
            <text:p>181.2495748683</text:p>
          </table:table-cell>
          <table:table-cell office:value-type="float" office:value="178.131410762241" calcext:value-type="float">
            <text:p>178.1314107622</text:p>
          </table:table-cell>
          <table:table-cell office:value-type="float" office:value="197.902795732918" calcext:value-type="float">
            <text:p>197.9027957329</text:p>
          </table:table-cell>
          <table:table-cell office:value-type="float" office:value="178.548876761776" calcext:value-type="float">
            <text:p>178.5488767618</text:p>
          </table:table-cell>
          <table:table-cell office:value-type="float" office:value="159.58809309057" calcext:value-type="float">
            <text:p>159.5880930906</text:p>
          </table:table-cell>
          <table:table-cell office:value-type="float" office:value="171.701582481987" calcext:value-type="float">
            <text:p>171.701582482</text:p>
          </table:table-cell>
          <table:table-cell office:value-type="float" office:value="160.156577908054" calcext:value-type="float">
            <text:p>160.1565779081</text:p>
          </table:table-cell>
          <table:table-cell office:value-type="float" office:value="196.021373666027" calcext:value-type="float">
            <text:p>196.021373666</text:p>
          </table:table-cell>
          <table:table-cell office:value-type="float" office:value="177.980146392571" calcext:value-type="float">
            <text:p>177.9801463926</text:p>
          </table:table-cell>
          <table:table-cell office:value-type="float" office:value="215.047396109809" calcext:value-type="float">
            <text:p>215.0473961098</text:p>
          </table:table-cell>
          <table:table-cell office:value-type="float" office:value="178.783674790012" calcext:value-type="float">
            <text:p>178.78367479</text:p>
          </table:table-cell>
          <table:table-cell office:value-type="float" office:value="202.122531815101" calcext:value-type="float">
            <text:p>202.1225318151</text:p>
          </table:table-cell>
          <table:table-cell office:value-type="float" office:value="205.657539333406" calcext:value-type="float">
            <text:p>205.6575393334</text:p>
          </table:table-cell>
          <table:table-cell office:value-type="float" office:value="185.925962614542" calcext:value-type="float">
            <text:p>185.9259626145</text:p>
          </table:table-cell>
          <table:table-cell office:value-type="float" office:value="187.194808367191" calcext:value-type="float">
            <text:p>187.1948083672</text:p>
          </table:table-cell>
          <table:table-cell office:value-type="float" office:value="193.006596751534" calcext:value-type="float">
            <text:p>193.0065967515</text:p>
          </table:table-cell>
          <table:table-cell office:value-type="float" office:value="158.521926542658" calcext:value-type="float">
            <text:p>158.5219265427</text:p>
          </table:table-cell>
          <table:table-cell office:value-type="float" office:value="164.016348415661" calcext:value-type="float">
            <text:p>164.0163484157</text:p>
          </table:table-cell>
        </table:table-row>
        <table:table-row table:style-name="ro1">
          <table:table-cell office:value-type="float" office:value="188.704370657131" calcext:value-type="float">
            <text:p>188.7043706571</text:p>
          </table:table-cell>
          <table:table-cell office:value-type="float" office:value="187.869293765501" calcext:value-type="float">
            <text:p>187.8692937655</text:p>
          </table:table-cell>
          <table:table-cell office:value-type="float" office:value="180.940641267117" calcext:value-type="float">
            <text:p>180.9406412671</text:p>
          </table:table-cell>
          <table:table-cell office:value-type="float" office:value="177.488801052678" calcext:value-type="float">
            <text:p>177.4888010527</text:p>
          </table:table-cell>
          <table:table-cell office:value-type="float" office:value="197.290329094937" calcext:value-type="float">
            <text:p>197.2903290949</text:p>
          </table:table-cell>
          <table:table-cell office:value-type="float" office:value="177.877498476992" calcext:value-type="float">
            <text:p>177.877498477</text:p>
          </table:table-cell>
          <table:table-cell office:value-type="float" office:value="158.48811171948" calcext:value-type="float">
            <text:p>158.4881117195</text:p>
          </table:table-cell>
          <table:table-cell office:value-type="float" office:value="171.215894413043" calcext:value-type="float">
            <text:p>171.215894413</text:p>
          </table:table-cell>
          <table:table-cell office:value-type="float" office:value="159.472209905055" calcext:value-type="float">
            <text:p>159.4722099051</text:p>
          </table:table-cell>
          <table:table-cell office:value-type="float" office:value="196.021373666027" calcext:value-type="float">
            <text:p>196.021373666</text:p>
          </table:table-cell>
          <table:table-cell office:value-type="float" office:value="177.245840376906" calcext:value-type="float">
            <text:p>177.2458403769</text:p>
          </table:table-cell>
          <table:table-cell office:value-type="float" office:value="214.784459531311" calcext:value-type="float">
            <text:p>214.7844595313</text:p>
          </table:table-cell>
          <table:table-cell office:value-type="float" office:value="178.88020739181" calcext:value-type="float">
            <text:p>178.8802073918</text:p>
          </table:table-cell>
          <table:table-cell office:value-type="float" office:value="206.520979518836" calcext:value-type="float">
            <text:p>206.5209795188</text:p>
          </table:table-cell>
          <table:table-cell office:value-type="float" office:value="205.986430297729" calcext:value-type="float">
            <text:p>205.9864302977</text:p>
          </table:table-cell>
          <table:table-cell office:value-type="float" office:value="185.929005849061" calcext:value-type="float">
            <text:p>185.9290058491</text:p>
          </table:table-cell>
          <table:table-cell office:value-type="float" office:value="186.301432784767" calcext:value-type="float">
            <text:p>186.3014327848</text:p>
          </table:table-cell>
          <table:table-cell office:value-type="float" office:value="193.217780377909" calcext:value-type="float">
            <text:p>193.2177803779</text:p>
          </table:table-cell>
          <table:table-cell office:value-type="float" office:value="157.859129721573" calcext:value-type="float">
            <text:p>157.8591297216</text:p>
          </table:table-cell>
          <table:table-cell office:value-type="float" office:value="164.135421617363" calcext:value-type="float">
            <text:p>164.1354216174</text:p>
          </table:table-cell>
        </table:table-row>
        <table:table-row table:style-name="ro1">
          <table:table-cell office:value-type="float" office:value="189.438306384556" calcext:value-type="float">
            <text:p>189.4383063846</text:p>
          </table:table-cell>
          <table:table-cell office:value-type="float" office:value="187.998158298755" calcext:value-type="float">
            <text:p>187.9981582988</text:p>
          </table:table-cell>
          <table:table-cell office:value-type="float" office:value="180.723554837575" calcext:value-type="float">
            <text:p>180.7235548376</text:p>
          </table:table-cell>
          <table:table-cell office:value-type="float" office:value="177.277159783339" calcext:value-type="float">
            <text:p>177.2771597833</text:p>
          </table:table-cell>
          <table:table-cell office:value-type="float" office:value="196.949202108374" calcext:value-type="float">
            <text:p>196.9492021084</text:p>
          </table:table-cell>
          <table:table-cell office:value-type="float" office:value="177.424839652505" calcext:value-type="float">
            <text:p>177.4248396525</text:p>
          </table:table-cell>
          <table:table-cell office:value-type="float" office:value="157.08025099464" calcext:value-type="float">
            <text:p>157.0802509946</text:p>
          </table:table-cell>
          <table:table-cell office:value-type="float" office:value="170.940084712982" calcext:value-type="float">
            <text:p>170.940084713</text:p>
          </table:table-cell>
          <table:table-cell office:value-type="float" office:value="159.038915752074" calcext:value-type="float">
            <text:p>159.0389157521</text:p>
          </table:table-cell>
          <table:table-cell office:value-type="float" office:value="196.021373666027" calcext:value-type="float">
            <text:p>196.021373666</text:p>
          </table:table-cell>
          <table:table-cell office:value-type="float" office:value="176.775298023023" calcext:value-type="float">
            <text:p>176.775298023</text:p>
          </table:table-cell>
          <table:table-cell office:value-type="float" office:value="216.127538287329" calcext:value-type="float">
            <text:p>216.1275382873</text:p>
          </table:table-cell>
          <table:table-cell office:value-type="float" office:value="178.954558172752" calcext:value-type="float">
            <text:p>178.9545581728</text:p>
          </table:table-cell>
          <table:table-cell office:value-type="float" office:value="206.838609951515" calcext:value-type="float">
            <text:p>206.8386099515</text:p>
          </table:table-cell>
          <table:table-cell office:value-type="float" office:value="206.508422482084" calcext:value-type="float">
            <text:p>206.5084224821</text:p>
          </table:table-cell>
          <table:table-cell office:value-type="float" office:value="185.611776469417" calcext:value-type="float">
            <text:p>185.6117764694</text:p>
          </table:table-cell>
          <table:table-cell office:value-type="float" office:value="185.61692921857" calcext:value-type="float">
            <text:p>185.6169292186</text:p>
          </table:table-cell>
          <table:table-cell office:value-type="float" office:value="202.234234810048" calcext:value-type="float">
            <text:p>202.23423481</text:p>
          </table:table-cell>
          <table:table-cell office:value-type="float" office:value="157.225708503067" calcext:value-type="float">
            <text:p>157.2257085031</text:p>
          </table:table-cell>
          <table:table-cell office:value-type="float" office:value="163.924435902838" calcext:value-type="float">
            <text:p>163.9244359028</text:p>
          </table:table-cell>
        </table:table-row>
        <table:table-row table:style-name="ro1">
          <table:table-cell office:value-type="float" office:value="188.584070508315" calcext:value-type="float">
            <text:p>188.5840705083</text:p>
          </table:table-cell>
          <table:table-cell office:value-type="float" office:value="188.193413779398" calcext:value-type="float">
            <text:p>188.1934137794</text:p>
          </table:table-cell>
          <table:table-cell office:value-type="float" office:value="180.570453572201" calcext:value-type="float">
            <text:p>180.5704535722</text:p>
          </table:table-cell>
          <table:table-cell office:value-type="float" office:value="177.390436449636" calcext:value-type="float">
            <text:p>177.3904364496</text:p>
          </table:table-cell>
          <table:table-cell office:value-type="float" office:value="196.750079351548" calcext:value-type="float">
            <text:p>196.7500793515</text:p>
          </table:table-cell>
          <table:table-cell office:value-type="float" office:value="177.851113350501" calcext:value-type="float">
            <text:p>177.8511133505</text:p>
          </table:table-cell>
          <table:table-cell office:value-type="float" office:value="156.717342644838" calcext:value-type="float">
            <text:p>156.7173426448</text:p>
          </table:table-cell>
          <table:table-cell office:value-type="float" office:value="170.604664219065" calcext:value-type="float">
            <text:p>170.6046642191</text:p>
          </table:table-cell>
          <table:table-cell office:value-type="float" office:value="159.069193674112" calcext:value-type="float">
            <text:p>159.0691936741</text:p>
          </table:table-cell>
          <table:table-cell office:value-type="float" office:value="196.021373666027" calcext:value-type="float">
            <text:p>196.021373666</text:p>
          </table:table-cell>
          <table:table-cell office:value-type="float" office:value="176.384857996586" calcext:value-type="float">
            <text:p>176.3848579966</text:p>
          </table:table-cell>
          <table:table-cell office:value-type="float" office:value="218.915716888439" calcext:value-type="float">
            <text:p>218.9157168884</text:p>
          </table:table-cell>
          <table:table-cell office:value-type="float" office:value="178.962101334378" calcext:value-type="float">
            <text:p>178.9621013344</text:p>
          </table:table-cell>
          <table:table-cell office:value-type="float" office:value="210.907930652606" calcext:value-type="float">
            <text:p>210.9079306526</text:p>
          </table:table-cell>
          <table:table-cell office:value-type="float" office:value="207.135677895491" calcext:value-type="float">
            <text:p>207.1356778955</text:p>
          </table:table-cell>
          <table:table-cell office:value-type="float" office:value="184.696687101627" calcext:value-type="float">
            <text:p>184.6966871016</text:p>
          </table:table-cell>
          <table:table-cell office:value-type="float" office:value="185.473072196761" calcext:value-type="float">
            <text:p>185.4730721968</text:p>
          </table:table-cell>
          <table:table-cell office:value-type="float" office:value="202.846660829766" calcext:value-type="float">
            <text:p>202.8466608298</text:p>
          </table:table-cell>
          <table:table-cell office:value-type="float" office:value="156.695223266407" calcext:value-type="float">
            <text:p>156.6952232664</text:p>
          </table:table-cell>
          <table:table-cell office:value-type="float" office:value="164.296770067754" calcext:value-type="float">
            <text:p>164.2967700678</text:p>
          </table:table-cell>
        </table:table-row>
        <table:table-row table:style-name="ro1">
          <table:table-cell office:value-type="float" office:value="187.975836806595" calcext:value-type="float">
            <text:p>187.9758368066</text:p>
          </table:table-cell>
          <table:table-cell office:value-type="float" office:value="188.366841531438" calcext:value-type="float">
            <text:p>188.3668415314</text:p>
          </table:table-cell>
          <table:table-cell office:value-type="float" office:value="180.49347178691" calcext:value-type="float">
            <text:p>180.4934717869</text:p>
          </table:table-cell>
          <table:table-cell office:value-type="float" office:value="177.575517826587" calcext:value-type="float">
            <text:p>177.5755178266</text:p>
          </table:table-cell>
          <table:table-cell office:value-type="float" office:value="196.567129668464" calcext:value-type="float">
            <text:p>196.5671296685</text:p>
          </table:table-cell>
          <table:table-cell office:value-type="float" office:value="177.087662763907" calcext:value-type="float">
            <text:p>177.0876627639</text:p>
          </table:table-cell>
          <table:table-cell office:value-type="float" office:value="157.798683603383" calcext:value-type="float">
            <text:p>157.7986836034</text:p>
          </table:table-cell>
          <table:table-cell office:value-type="float" office:value="170.888513767891" calcext:value-type="float">
            <text:p>170.8885137679</text:p>
          </table:table-cell>
          <table:table-cell office:value-type="float" office:value="159.463343438902" calcext:value-type="float">
            <text:p>159.4633434389</text:p>
          </table:table-cell>
          <table:table-cell office:value-type="float" office:value="196.127532394627" calcext:value-type="float">
            <text:p>196.1275323946</text:p>
          </table:table-cell>
          <table:table-cell office:value-type="float" office:value="176.842889504199" calcext:value-type="float">
            <text:p>176.8428895042</text:p>
          </table:table-cell>
          <table:table-cell office:value-type="float" office:value="216.658207066234" calcext:value-type="float">
            <text:p>216.6582070662</text:p>
          </table:table-cell>
          <table:table-cell office:value-type="float" office:value="178.988285801971" calcext:value-type="float">
            <text:p>178.988285802</text:p>
          </table:table-cell>
          <table:table-cell office:value-type="float" office:value="211.288022021689" calcext:value-type="float">
            <text:p>211.2880220217</text:p>
          </table:table-cell>
          <table:table-cell office:value-type="float" office:value="206.475949111708" calcext:value-type="float">
            <text:p>206.4759491117</text:p>
          </table:table-cell>
          <table:table-cell office:value-type="float" office:value="184.57934595269" calcext:value-type="float">
            <text:p>184.5793459527</text:p>
          </table:table-cell>
          <table:table-cell office:value-type="float" office:value="185.113785039468" calcext:value-type="float">
            <text:p>185.1137850395</text:p>
          </table:table-cell>
          <table:table-cell office:value-type="float" office:value="203.277690593029" calcext:value-type="float">
            <text:p>203.277690593</text:p>
          </table:table-cell>
          <table:table-cell office:value-type="float" office:value="156.116235026599" calcext:value-type="float">
            <text:p>156.1162350266</text:p>
          </table:table-cell>
          <table:table-cell office:value-type="float" office:value="163.858367941593" calcext:value-type="float">
            <text:p>163.8583679416</text:p>
          </table:table-cell>
        </table:table-row>
        <table:table-row table:style-name="ro1">
          <table:table-cell office:value-type="float" office:value="187.473018571943" calcext:value-type="float">
            <text:p>187.4730185719</text:p>
          </table:table-cell>
          <table:table-cell office:value-type="float" office:value="188.062240328266" calcext:value-type="float">
            <text:p>188.0622403283</text:p>
          </table:table-cell>
          <table:table-cell office:value-type="float" office:value="180.291317582223" calcext:value-type="float">
            <text:p>180.2913175822</text:p>
          </table:table-cell>
          <table:table-cell office:value-type="float" office:value="177.943437389259" calcext:value-type="float">
            <text:p>177.9434373893</text:p>
          </table:table-cell>
          <table:table-cell office:value-type="float" office:value="196.337035103366" calcext:value-type="float">
            <text:p>196.3370351034</text:p>
          </table:table-cell>
          <table:table-cell office:value-type="float" office:value="176.521646936878" calcext:value-type="float">
            <text:p>176.5216469369</text:p>
          </table:table-cell>
          <table:table-cell office:value-type="float" office:value="158.713036641505" calcext:value-type="float">
            <text:p>158.7130366415</text:p>
          </table:table-cell>
          <table:table-cell office:value-type="float" office:value="170.195013472734" calcext:value-type="float">
            <text:p>170.1950134727</text:p>
          </table:table-cell>
          <table:table-cell office:value-type="float" office:value="159.882369687044" calcext:value-type="float">
            <text:p>159.882369687</text:p>
          </table:table-cell>
          <table:table-cell office:value-type="float" office:value="196.185492891951" calcext:value-type="float">
            <text:p>196.185492892</text:p>
          </table:table-cell>
          <table:table-cell office:value-type="float" office:value="176.081895107789" calcext:value-type="float">
            <text:p>176.0818951078</text:p>
          </table:table-cell>
          <table:table-cell office:value-type="float" office:value="215.321571063781" calcext:value-type="float">
            <text:p>215.3215710638</text:p>
          </table:table-cell>
          <table:table-cell office:value-type="float" office:value="179.155516301333" calcext:value-type="float">
            <text:p>179.1555163013</text:p>
          </table:table-cell>
          <table:table-cell office:value-type="float" office:value="214.430628137325" calcext:value-type="float">
            <text:p>214.4306281373</text:p>
          </table:table-cell>
          <table:table-cell office:value-type="float" office:value="206.086287317876" calcext:value-type="float">
            <text:p>206.0862873179</text:p>
          </table:table-cell>
          <table:table-cell office:value-type="float" office:value="184.828234220299" calcext:value-type="float">
            <text:p>184.8282342203</text:p>
          </table:table-cell>
          <table:table-cell office:value-type="float" office:value="184.765718011638" calcext:value-type="float">
            <text:p>184.7657180116</text:p>
          </table:table-cell>
          <table:table-cell office:value-type="float" office:value="210.800326146146" calcext:value-type="float">
            <text:p>210.8003261461</text:p>
          </table:table-cell>
          <table:table-cell office:value-type="float" office:value="155.541020956626" calcext:value-type="float">
            <text:p>155.5410209566</text:p>
          </table:table-cell>
          <table:table-cell office:value-type="float" office:value="163.749267008701" calcext:value-type="float">
            <text:p>163.7492670087</text:p>
          </table:table-cell>
        </table:table-row>
        <table:table-row table:style-name="ro1">
          <table:table-cell office:value-type="float" office:value="187.05989434635" calcext:value-type="float">
            <text:p>187.0598943464</text:p>
          </table:table-cell>
          <table:table-cell office:value-type="float" office:value="187.570556763348" calcext:value-type="float">
            <text:p>187.5705567633</text:p>
          </table:table-cell>
          <table:table-cell office:value-type="float" office:value="179.940296523315" calcext:value-type="float">
            <text:p>179.9402965233</text:p>
          </table:table-cell>
          <table:table-cell office:value-type="float" office:value="177.122493789943" calcext:value-type="float">
            <text:p>177.1224937899</text:p>
          </table:table-cell>
          <table:table-cell office:value-type="float" office:value="196.054643742052" calcext:value-type="float">
            <text:p>196.0546437421</text:p>
          </table:table-cell>
          <table:table-cell office:value-type="float" office:value="176.044888554942" calcext:value-type="float">
            <text:p>176.0448885549</text:p>
          </table:table-cell>
          <table:table-cell office:value-type="float" office:value="159.385926958437" calcext:value-type="float">
            <text:p>159.3859269584</text:p>
          </table:table-cell>
          <table:table-cell office:value-type="float" office:value="169.456069417155" calcext:value-type="float">
            <text:p>169.4560694172</text:p>
          </table:table-cell>
          <table:table-cell office:value-type="float" office:value="159.389766183884" calcext:value-type="float">
            <text:p>159.3897661839</text:p>
          </table:table-cell>
          <table:table-cell office:value-type="float" office:value="196.2753354249" calcext:value-type="float">
            <text:p>196.2753354249</text:p>
          </table:table-cell>
          <table:table-cell office:value-type="float" office:value="175.611964823177" calcext:value-type="float">
            <text:p>175.6119648232</text:p>
          </table:table-cell>
          <table:table-cell office:value-type="float" office:value="214.541343445391" calcext:value-type="float">
            <text:p>214.5413434454</text:p>
          </table:table-cell>
          <table:table-cell office:value-type="float" office:value="178.806507768216" calcext:value-type="float">
            <text:p>178.8065077682</text:p>
          </table:table-cell>
          <table:table-cell office:value-type="float" office:value="215.199866958462" calcext:value-type="float">
            <text:p>215.1998669585</text:p>
          </table:table-cell>
          <table:table-cell office:value-type="float" office:value="205.411856694244" calcext:value-type="float">
            <text:p>205.4118566942</text:p>
          </table:table-cell>
          <table:table-cell office:value-type="float" office:value="184.956048418133" calcext:value-type="float">
            <text:p>184.9560484181</text:p>
          </table:table-cell>
          <table:table-cell office:value-type="float" office:value="184.514709039847" calcext:value-type="float">
            <text:p>184.5147090398</text:p>
          </table:table-cell>
          <table:table-cell office:value-type="float" office:value="211.301678415747" calcext:value-type="float">
            <text:p>211.3016784157</text:p>
          </table:table-cell>
          <table:table-cell office:value-type="float" office:value="155.117039919678" calcext:value-type="float">
            <text:p>155.1170399197</text:p>
          </table:table-cell>
          <table:table-cell office:value-type="float" office:value="163.690140703738" calcext:value-type="float">
            <text:p>163.6901407037</text:p>
          </table:table-cell>
        </table:table-row>
        <table:table-row table:style-name="ro1">
          <table:table-cell office:value-type="float" office:value="186.77447290514" calcext:value-type="float">
            <text:p>186.7744729051</text:p>
          </table:table-cell>
          <table:table-cell office:value-type="float" office:value="187.222748976959" calcext:value-type="float">
            <text:p>187.222748977</text:p>
          </table:table-cell>
          <table:table-cell office:value-type="float" office:value="179.708746322276" calcext:value-type="float">
            <text:p>179.7087463223</text:p>
          </table:table-cell>
          <table:table-cell office:value-type="float" office:value="177.497504656398" calcext:value-type="float">
            <text:p>177.4975046564</text:p>
          </table:table-cell>
          <table:table-cell office:value-type="float" office:value="195.929216191295" calcext:value-type="float">
            <text:p>195.9292161913</text:p>
          </table:table-cell>
          <table:table-cell office:value-type="float" office:value="175.604653459656" calcext:value-type="float">
            <text:p>175.6046534597</text:p>
          </table:table-cell>
          <table:table-cell office:value-type="float" office:value="160.366643107166" calcext:value-type="float">
            <text:p>160.3666431072</text:p>
          </table:table-cell>
          <table:table-cell office:value-type="float" office:value="168.95236332658" calcext:value-type="float">
            <text:p>168.9523633266</text:p>
          </table:table-cell>
          <table:table-cell office:value-type="float" office:value="158.549941904078" calcext:value-type="float">
            <text:p>158.5499419041</text:p>
          </table:table-cell>
          <table:table-cell office:value-type="float" office:value="196.436485454262" calcext:value-type="float">
            <text:p>196.4364854543</text:p>
          </table:table-cell>
          <table:table-cell office:value-type="float" office:value="175.396672210936" calcext:value-type="float">
            <text:p>175.3966722109</text:p>
          </table:table-cell>
          <table:table-cell office:value-type="float" office:value="214.084338806892" calcext:value-type="float">
            <text:p>214.0843388069</text:p>
          </table:table-cell>
          <table:table-cell office:value-type="float" office:value="178.666352403983" calcext:value-type="float">
            <text:p>178.666352404</text:p>
          </table:table-cell>
          <table:table-cell office:value-type="float" office:value="213.694339346635" calcext:value-type="float">
            <text:p>213.6943393466</text:p>
          </table:table-cell>
          <table:table-cell office:value-type="float" office:value="204.916553977064" calcext:value-type="float">
            <text:p>204.9165539771</text:p>
          </table:table-cell>
          <table:table-cell office:value-type="float" office:value="185.037614321331" calcext:value-type="float">
            <text:p>185.0376143213</text:p>
          </table:table-cell>
          <table:table-cell office:value-type="float" office:value="184.330687405866" calcext:value-type="float">
            <text:p>184.3306874059</text:p>
          </table:table-cell>
          <table:table-cell office:value-type="float" office:value="197.475085201595" calcext:value-type="float">
            <text:p>197.4750852016</text:p>
          </table:table-cell>
          <table:table-cell office:value-type="float" office:value="154.729505843988" calcext:value-type="float">
            <text:p>154.729505844</text:p>
          </table:table-cell>
          <table:table-cell office:value-type="float" office:value="163.748897626025" calcext:value-type="float">
            <text:p>163.748897626</text:p>
          </table:table-cell>
        </table:table-row>
        <table:table-row table:style-name="ro1">
          <table:table-cell office:value-type="float" office:value="186.602983321404" calcext:value-type="float">
            <text:p>186.6029833214</text:p>
          </table:table-cell>
          <table:table-cell office:value-type="float" office:value="186.947578119429" calcext:value-type="float">
            <text:p>186.9475781194</text:p>
          </table:table-cell>
          <table:table-cell office:value-type="float" office:value="179.605745051604" calcext:value-type="float">
            <text:p>179.6057450516</text:p>
          </table:table-cell>
          <table:table-cell office:value-type="float" office:value="175.69131931994" calcext:value-type="float">
            <text:p>175.6913193199</text:p>
          </table:table-cell>
          <table:table-cell office:value-type="float" office:value="195.448988611908" calcext:value-type="float">
            <text:p>195.4489886119</text:p>
          </table:table-cell>
          <table:table-cell office:value-type="float" office:value="175.275024864664" calcext:value-type="float">
            <text:p>175.2750248647</text:p>
          </table:table-cell>
          <table:table-cell office:value-type="float" office:value="162.713009719493" calcext:value-type="float">
            <text:p>162.7130097195</text:p>
          </table:table-cell>
          <table:table-cell office:value-type="float" office:value="168.459895179184" calcext:value-type="float">
            <text:p>168.4598951792</text:p>
          </table:table-cell>
          <table:table-cell office:value-type="float" office:value="0" calcext:value-type="float">
            <text:p>0</text:p>
          </table:table-cell>
          <table:table-cell office:value-type="float" office:value="196.702060643736" calcext:value-type="float">
            <text:p>196.7020606437</text:p>
          </table:table-cell>
          <table:table-cell office:value-type="float" office:value="175.594725703941" calcext:value-type="float">
            <text:p>175.5947257039</text:p>
          </table:table-cell>
          <table:table-cell office:value-type="float" office:value="213.755459202908" calcext:value-type="float">
            <text:p>213.7554592029</text:p>
          </table:table-cell>
          <table:table-cell office:value-type="float" office:value="178.650047644506" calcext:value-type="float">
            <text:p>178.6500476445</text:p>
          </table:table-cell>
          <table:table-cell office:value-type="float" office:value="211.813893594072" calcext:value-type="float">
            <text:p>211.8138935941</text:p>
          </table:table-cell>
          <table:table-cell office:value-type="float" office:value="204.599604313401" calcext:value-type="float">
            <text:p>204.5996043134</text:p>
          </table:table-cell>
          <table:table-cell office:value-type="float" office:value="185.299783622152" calcext:value-type="float">
            <text:p>185.2997836222</text:p>
          </table:table-cell>
          <table:table-cell office:value-type="float" office:value="184.163043578703" calcext:value-type="float">
            <text:p>184.1630435787</text:p>
          </table:table-cell>
          <table:table-cell office:value-type="float" office:value="197.459789370288" calcext:value-type="float">
            <text:p>197.4597893703</text:p>
          </table:table-cell>
          <table:table-cell office:value-type="float" office:value="155.281212231334" calcext:value-type="float">
            <text:p>155.2812122313</text:p>
          </table:table-cell>
          <table:table-cell office:value-type="float" office:value="163.733627548845" calcext:value-type="float">
            <text:p>163.7336275488</text:p>
          </table:table-cell>
        </table:table-row>
        <table:table-row table:style-name="ro1">
          <table:table-cell office:value-type="float" office:value="186.336055637007" calcext:value-type="float">
            <text:p>186.336055637</text:p>
          </table:table-cell>
          <table:table-cell office:value-type="float" office:value="186.645550840572" calcext:value-type="float">
            <text:p>186.6455508406</text:p>
          </table:table-cell>
          <table:table-cell office:value-type="float" office:value="179.672401670309" calcext:value-type="float">
            <text:p>179.6724016703</text:p>
          </table:table-cell>
          <table:table-cell office:value-type="float" office:value="174.2651612432" calcext:value-type="float">
            <text:p>174.2651612432</text:p>
          </table:table-cell>
          <table:table-cell office:value-type="float" office:value="194.646283135465" calcext:value-type="float">
            <text:p>194.6462831355</text:p>
          </table:table-cell>
          <table:table-cell office:value-type="float" office:value="174.926214552321" calcext:value-type="float">
            <text:p>174.9262145523</text:p>
          </table:table-cell>
          <table:table-cell office:value-type="float" office:value="161.558356592963" calcext:value-type="float">
            <text:p>161.558356593</text:p>
          </table:table-cell>
          <table:table-cell office:value-type="float" office:value="167.943911028834" calcext:value-type="float">
            <text:p>167.9439110288</text:p>
          </table:table-cell>
          <table:table-cell office:value-type="float" office:value="0" calcext:value-type="float">
            <text:p>0</text:p>
          </table:table-cell>
          <table:table-cell office:value-type="float" office:value="196.421425642654" calcext:value-type="float">
            <text:p>196.4214256427</text:p>
          </table:table-cell>
          <table:table-cell office:value-type="float" office:value="175.05645229317" calcext:value-type="float">
            <text:p>175.0564522932</text:p>
          </table:table-cell>
          <table:table-cell office:value-type="float" office:value="213.449643239911" calcext:value-type="float">
            <text:p>213.4496432399</text:p>
          </table:table-cell>
          <table:table-cell office:value-type="float" office:value="178.841653587321" calcext:value-type="float">
            <text:p>178.8416535873</text:p>
          </table:table-cell>
          <table:table-cell office:value-type="float" office:value="210.998243111765" calcext:value-type="float">
            <text:p>210.9982431118</text:p>
          </table:table-cell>
          <table:table-cell office:value-type="float" office:value="204.386046178136" calcext:value-type="float">
            <text:p>204.3860461781</text:p>
          </table:table-cell>
          <table:table-cell office:value-type="float" office:value="184.759043913099" calcext:value-type="float">
            <text:p>184.7590439131</text:p>
          </table:table-cell>
          <table:table-cell office:value-type="float" office:value="184.000366799084" calcext:value-type="float">
            <text:p>184.0003667991</text:p>
          </table:table-cell>
          <table:table-cell office:value-type="float" office:value="197.028793313188" calcext:value-type="float">
            <text:p>197.0287933132</text:p>
          </table:table-cell>
          <table:table-cell office:value-type="float" office:value="154.422295406654" calcext:value-type="float">
            <text:p>154.4222954067</text:p>
          </table:table-cell>
          <table:table-cell office:value-type="float" office:value="163.696555283549" calcext:value-type="float">
            <text:p>163.6965552835</text:p>
          </table:table-cell>
        </table:table-row>
        <table:table-row table:style-name="ro1">
          <table:table-cell office:value-type="float" office:value="186.157806280921" calcext:value-type="float">
            <text:p>186.1578062809</text:p>
          </table:table-cell>
          <table:table-cell office:value-type="float" office:value="186.219538935192" calcext:value-type="float">
            <text:p>186.2195389352</text:p>
          </table:table-cell>
          <table:table-cell office:value-type="float" office:value="179.6073651912" calcext:value-type="float">
            <text:p>179.6073651912</text:p>
          </table:table-cell>
          <table:table-cell office:value-type="float" office:value="173.372723128107" calcext:value-type="float">
            <text:p>173.3727231281</text:p>
          </table:table-cell>
          <table:table-cell office:value-type="float" office:value="195.174477458131" calcext:value-type="float">
            <text:p>195.1744774581</text:p>
          </table:table-cell>
          <table:table-cell office:value-type="float" office:value="175.340205612878" calcext:value-type="float">
            <text:p>175.3402056129</text:p>
          </table:table-cell>
          <table:table-cell office:value-type="float" office:value="160.016578388104" calcext:value-type="float">
            <text:p>160.0165783881</text:p>
          </table:table-cell>
          <table:table-cell office:value-type="float" office:value="167.461224902044" calcext:value-type="float">
            <text:p>167.461224902</text:p>
          </table:table-cell>
          <table:table-cell office:value-type="float" office:value="0" calcext:value-type="float">
            <text:p>0</text:p>
          </table:table-cell>
          <table:table-cell office:value-type="float" office:value="196.007502504195" calcext:value-type="float">
            <text:p>196.0075025042</text:p>
          </table:table-cell>
          <table:table-cell office:value-type="float" office:value="174.856262990196" calcext:value-type="float">
            <text:p>174.8562629902</text:p>
          </table:table-cell>
          <table:table-cell office:value-type="float" office:value="213.140392047622" calcext:value-type="float">
            <text:p>213.1403920476</text:p>
          </table:table-cell>
          <table:table-cell office:value-type="float" office:value="178.682720665754" calcext:value-type="float">
            <text:p>178.6827206658</text:p>
          </table:table-cell>
          <table:table-cell office:value-type="float" office:value="210.67336232279" calcext:value-type="float">
            <text:p>210.6733623228</text:p>
          </table:table-cell>
          <table:table-cell office:value-type="float" office:value="204.15561068165" calcext:value-type="float">
            <text:p>204.1556106817</text:p>
          </table:table-cell>
          <table:table-cell office:value-type="float" office:value="184.292685387968" calcext:value-type="float">
            <text:p>184.292685388</text:p>
          </table:table-cell>
          <table:table-cell office:value-type="float" office:value="183.819655425125" calcext:value-type="float">
            <text:p>183.8196554251</text:p>
          </table:table-cell>
          <table:table-cell office:value-type="float" office:value="197.172870914521" calcext:value-type="float">
            <text:p>197.1728709145</text:p>
          </table:table-cell>
          <table:table-cell office:value-type="float" office:value="153.990477762627" calcext:value-type="float">
            <text:p>153.9904777626</text:p>
          </table:table-cell>
          <table:table-cell office:value-type="float" office:value="163.526425601278" calcext:value-type="float">
            <text:p>163.5264256013</text:p>
          </table:table-cell>
        </table:table-row>
        <table:table-row table:style-name="ro1">
          <table:table-cell office:value-type="float" office:value="185.820213829157" calcext:value-type="float">
            <text:p>185.8202138292</text:p>
          </table:table-cell>
          <table:table-cell office:value-type="float" office:value="185.685227626681" calcext:value-type="float">
            <text:p>185.6852276267</text:p>
          </table:table-cell>
          <table:table-cell office:value-type="float" office:value="179.404705442496" calcext:value-type="float">
            <text:p>179.4047054425</text:p>
          </table:table-cell>
          <table:table-cell office:value-type="float" office:value="172.734708432347" calcext:value-type="float">
            <text:p>172.7347084323</text:p>
          </table:table-cell>
          <table:table-cell office:value-type="float" office:value="194.790911949235" calcext:value-type="float">
            <text:p>194.7909119492</text:p>
          </table:table-cell>
          <table:table-cell office:value-type="float" office:value="174.544820375391" calcext:value-type="float">
            <text:p>174.5448203754</text:p>
          </table:table-cell>
          <table:table-cell office:value-type="float" office:value="159.039896208879" calcext:value-type="float">
            <text:p>159.0398962089</text:p>
          </table:table-cell>
          <table:table-cell office:value-type="float" office:value="167.172324148578" calcext:value-type="float">
            <text:p>167.1723241486</text:p>
          </table:table-cell>
          <table:table-cell office:value-type="float" office:value="0" calcext:value-type="float">
            <text:p>0</text:p>
          </table:table-cell>
          <table:table-cell office:value-type="float" office:value="195.740903173714" calcext:value-type="float">
            <text:p>195.7409031737</text:p>
          </table:table-cell>
          <table:table-cell office:value-type="float" office:value="174.59619885082" calcext:value-type="float">
            <text:p>174.5961988508</text:p>
          </table:table-cell>
          <table:table-cell office:value-type="float" office:value="212.830790484864" calcext:value-type="float">
            <text:p>212.8307904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.889614973245" calcext:value-type="float">
            <text:p>203.8896149732</text:p>
          </table:table-cell>
          <table:table-cell office:value-type="float" office:value="184.07915604132" calcext:value-type="float">
            <text:p>184.0791560413</text:p>
          </table:table-cell>
          <table:table-cell office:value-type="float" office:value="183.624529941626" calcext:value-type="float">
            <text:p>183.6245299416</text:p>
          </table:table-cell>
          <table:table-cell office:value-type="float" office:value="197.345465640435" calcext:value-type="float">
            <text:p>197.3454656404</text:p>
          </table:table-cell>
          <table:table-cell office:value-type="float" office:value="154.29938812754" calcext:value-type="float">
            <text:p>154.2993881275</text:p>
          </table:table-cell>
          <table:table-cell office:value-type="float" office:value="163.3206691928" calcext:value-type="float">
            <text:p>163.3206691928</text:p>
          </table:table-cell>
        </table:table-row>
        <table:table-row table:style-name="ro1">
          <table:table-cell office:value-type="float" office:value="185.402938779312" calcext:value-type="float">
            <text:p>185.4029387793</text:p>
          </table:table-cell>
          <table:table-cell office:value-type="float" office:value="185.212939943478" calcext:value-type="float">
            <text:p>185.2129399435</text:p>
          </table:table-cell>
          <table:table-cell office:value-type="float" office:value="179.32046384414" calcext:value-type="float">
            <text:p>179.3204638441</text:p>
          </table:table-cell>
          <table:table-cell office:value-type="float" office:value="172.352572138744" calcext:value-type="float">
            <text:p>172.3525721387</text:p>
          </table:table-cell>
          <table:table-cell office:value-type="float" office:value="195.236497027704" calcext:value-type="float">
            <text:p>195.2364970277</text:p>
          </table:table-cell>
          <table:table-cell office:value-type="float" office:value="173.898551141166" calcext:value-type="float">
            <text:p>173.8985511412</text:p>
          </table:table-cell>
          <table:table-cell office:value-type="float" office:value="158.444853164755" calcext:value-type="float">
            <text:p>158.4448531648</text:p>
          </table:table-cell>
          <table:table-cell office:value-type="float" office:value="166.883098890611" calcext:value-type="float">
            <text:p>166.8830988906</text:p>
          </table:table-cell>
          <table:table-cell office:value-type="float" office:value="0" calcext:value-type="float">
            <text:p>0</text:p>
          </table:table-cell>
          <table:table-cell office:value-type="float" office:value="195.52109353995" calcext:value-type="float">
            <text:p>195.52109354</text:p>
          </table:table-cell>
          <table:table-cell office:value-type="float" office:value="174.683296880189" calcext:value-type="float">
            <text:p>174.6832968802</text:p>
          </table:table-cell>
          <table:table-cell office:value-type="float" office:value="212.549988698729" calcext:value-type="float">
            <text:p>212.5499886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.64421221304" calcext:value-type="float">
            <text:p>203.644212213</text:p>
          </table:table-cell>
          <table:table-cell office:value-type="float" office:value="183.937296059956" calcext:value-type="float">
            <text:p>183.93729606</text:p>
          </table:table-cell>
          <table:table-cell office:value-type="float" office:value="183.427102407766" calcext:value-type="float">
            <text:p>183.4271024078</text:p>
          </table:table-cell>
          <table:table-cell office:value-type="float" office:value="196.806777621584" calcext:value-type="float">
            <text:p>196.8067776216</text:p>
          </table:table-cell>
          <table:table-cell office:value-type="float" office:value="153.607415905437" calcext:value-type="float">
            <text:p>153.6074159054</text:p>
          </table:table-cell>
          <table:table-cell office:value-type="float" office:value="163.138829175166" calcext:value-type="float">
            <text:p>163.1388291752</text:p>
          </table:table-cell>
        </table:table-row>
        <table:table-row table:style-name="ro1">
          <table:table-cell office:value-type="float" office:value="185.024853886962" calcext:value-type="float">
            <text:p>185.024853887</text:p>
          </table:table-cell>
          <table:table-cell office:value-type="float" office:value="184.942830997193" calcext:value-type="float">
            <text:p>184.9428309972</text:p>
          </table:table-cell>
          <table:table-cell office:value-type="float" office:value="179.368079271107" calcext:value-type="float">
            <text:p>179.3680792711</text:p>
          </table:table-cell>
          <table:table-cell office:value-type="float" office:value="172.172712095997" calcext:value-type="float">
            <text:p>172.172712096</text:p>
          </table:table-cell>
          <table:table-cell office:value-type="float" office:value="195.212471566959" calcext:value-type="float">
            <text:p>195.212471567</text:p>
          </table:table-cell>
          <table:table-cell office:value-type="float" office:value="173.508160329097" calcext:value-type="float">
            <text:p>173.5081603291</text:p>
          </table:table-cell>
          <table:table-cell office:value-type="float" office:value="158.246398417151" calcext:value-type="float">
            <text:p>158.2463984172</text:p>
          </table:table-cell>
          <table:table-cell office:value-type="float" office:value="166.566428838123" calcext:value-type="float">
            <text:p>166.5664288381</text:p>
          </table:table-cell>
          <table:table-cell office:value-type="float" office:value="0" calcext:value-type="float">
            <text:p>0</text:p>
          </table:table-cell>
          <table:table-cell office:value-type="float" office:value="195.309042372084" calcext:value-type="float">
            <text:p>195.3090423721</text:p>
          </table:table-cell>
          <table:table-cell office:value-type="float" office:value="175.056816369886" calcext:value-type="float">
            <text:p>175.0568163699</text:p>
          </table:table-cell>
          <table:table-cell office:value-type="float" office:value="212.336746722367" calcext:value-type="float">
            <text:p>212.3367467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.469215064483" calcext:value-type="float">
            <text:p>203.4692150645</text:p>
          </table:table-cell>
          <table:table-cell office:value-type="float" office:value="183.8262480669" calcext:value-type="float">
            <text:p>183.8262480669</text:p>
          </table:table-cell>
          <table:table-cell office:value-type="float" office:value="183.23054786949" calcext:value-type="float">
            <text:p>183.2305478695</text:p>
          </table:table-cell>
          <table:table-cell office:value-type="float" office:value="197.59896623099" calcext:value-type="float">
            <text:p>197.598966231</text:p>
          </table:table-cell>
          <table:table-cell office:value-type="float" office:value="154.246596893926" calcext:value-type="float">
            <text:p>154.2465968939</text:p>
          </table:table-cell>
          <table:table-cell office:value-type="float" office:value="163.081299003161" calcext:value-type="float">
            <text:p>163.0812990032</text:p>
          </table:table-cell>
        </table:table-row>
        <table:table-row table:style-name="ro1">
          <table:table-cell office:value-type="float" office:value="184.789848553124" calcext:value-type="float">
            <text:p>184.7898485531</text:p>
          </table:table-cell>
          <table:table-cell office:value-type="float" office:value="185.206226691477" calcext:value-type="float">
            <text:p>185.2062266915</text:p>
          </table:table-cell>
          <table:table-cell office:value-type="float" office:value="179.347065334862" calcext:value-type="float">
            <text:p>179.3470653349</text:p>
          </table:table-cell>
          <table:table-cell office:value-type="float" office:value="172.328076130443" calcext:value-type="float">
            <text:p>172.3280761304</text:p>
          </table:table-cell>
          <table:table-cell office:value-type="float" office:value="194.337160843164" calcext:value-type="float">
            <text:p>194.3371608432</text:p>
          </table:table-cell>
          <table:table-cell office:value-type="float" office:value="173.338836050677" calcext:value-type="float">
            <text:p>173.3388360507</text:p>
          </table:table-cell>
          <table:table-cell office:value-type="float" office:value="157.868839593961" calcext:value-type="float">
            <text:p>157.868839594</text:p>
          </table:table-cell>
          <table:table-cell office:value-type="float" office:value="166.258294906479" calcext:value-type="float">
            <text:p>166.2582949065</text:p>
          </table:table-cell>
          <table:table-cell office:value-type="float" office:value="0" calcext:value-type="float">
            <text:p>0</text:p>
          </table:table-cell>
          <table:table-cell office:value-type="float" office:value="195.112754285044" calcext:value-type="float">
            <text:p>195.112754285</text:p>
          </table:table-cell>
          <table:table-cell office:value-type="float" office:value="174.543846963108" calcext:value-type="float">
            <text:p>174.5438469631</text:p>
          </table:table-cell>
          <table:table-cell office:value-type="float" office:value="212.215555154921" calcext:value-type="float">
            <text:p>212.2155551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.378724690136" calcext:value-type="float">
            <text:p>203.3787246901</text:p>
          </table:table-cell>
          <table:table-cell office:value-type="float" office:value="183.81286894477" calcext:value-type="float">
            <text:p>183.8128689448</text:p>
          </table:table-cell>
          <table:table-cell office:value-type="float" office:value="183.032550267234" calcext:value-type="float">
            <text:p>183.0325502672</text:p>
          </table:table-cell>
          <table:table-cell office:value-type="float" office:value="197.357430752539" calcext:value-type="float">
            <text:p>197.3574307525</text:p>
          </table:table-cell>
          <table:table-cell office:value-type="float" office:value="153.519520390651" calcext:value-type="float">
            <text:p>153.5195203907</text:p>
          </table:table-cell>
          <table:table-cell office:value-type="float" office:value="163.117885843525" calcext:value-type="float">
            <text:p>163.1178858435</text:p>
          </table:table-cell>
        </table:table-row>
        <table:table-row table:style-name="ro1">
          <table:table-cell office:value-type="float" office:value="184.673269804959" calcext:value-type="float">
            <text:p>184.673269805</text:p>
          </table:table-cell>
          <table:table-cell office:value-type="float" office:value="184.881693215516" calcext:value-type="float">
            <text:p>184.8816932155</text:p>
          </table:table-cell>
          <table:table-cell office:value-type="float" office:value="179.223121758868" calcext:value-type="float">
            <text:p>179.2231217589</text:p>
          </table:table-cell>
          <table:table-cell office:value-type="float" office:value="172.65285549648" calcext:value-type="float">
            <text:p>172.6528554965</text:p>
          </table:table-cell>
          <table:table-cell office:value-type="float" office:value="193.848374827188" calcext:value-type="float">
            <text:p>193.8483748272</text:p>
          </table:table-cell>
          <table:table-cell office:value-type="float" office:value="173.276910353869" calcext:value-type="float">
            <text:p>173.2769103539</text:p>
          </table:table-cell>
          <table:table-cell office:value-type="float" office:value="157.524483013594" calcext:value-type="float">
            <text:p>157.5244830136</text:p>
          </table:table-cell>
          <table:table-cell office:value-type="float" office:value="165.905304033491" calcext:value-type="float">
            <text:p>165.9053040335</text:p>
          </table:table-cell>
          <table:table-cell office:value-type="float" office:value="0" calcext:value-type="float">
            <text:p>0</text:p>
          </table:table-cell>
          <table:table-cell office:value-type="float" office:value="194.928071861439" calcext:value-type="float">
            <text:p>194.9280718614</text:p>
          </table:table-cell>
          <table:table-cell office:value-type="float" office:value="173.790848896196" calcext:value-type="float">
            <text:p>173.7908488962</text:p>
          </table:table-cell>
          <table:table-cell office:value-type="float" office:value="212.157920065642" calcext:value-type="float">
            <text:p>212.1579200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.338613003702" calcext:value-type="float">
            <text:p>203.3386130037</text:p>
          </table:table-cell>
          <table:table-cell office:value-type="float" office:value="183.847939294413" calcext:value-type="float">
            <text:p>183.8479392944</text:p>
          </table:table-cell>
          <table:table-cell office:value-type="float" office:value="182.865370466815" calcext:value-type="float">
            <text:p>182.8653704668</text:p>
          </table:table-cell>
          <table:table-cell office:value-type="float" office:value="198.656358888606" calcext:value-type="float">
            <text:p>198.6563588886</text:p>
          </table:table-cell>
          <table:table-cell office:value-type="float" office:value="153.948369982014" calcext:value-type="float">
            <text:p>153.948369982</text:p>
          </table:table-cell>
          <table:table-cell office:value-type="float" office:value="163.197761464056" calcext:value-type="float">
            <text:p>163.197761464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8.968008240576" calcext:value-type="float">
            <text:p>178.9680082406</text:p>
          </table:table-cell>
          <table:table-cell office:value-type="float" office:value="172.997871611227" calcext:value-type="float">
            <text:p>172.9978716112</text:p>
          </table:table-cell>
          <table:table-cell office:value-type="float" office:value="193.867329034014" calcext:value-type="float">
            <text:p>193.867329034</text:p>
          </table:table-cell>
          <table:table-cell office:value-type="float" office:value="0" calcext:value-type="float">
            <text:p>0</text:p>
          </table:table-cell>
          <table:table-cell office:value-type="float" office:value="157.109468733207" calcext:value-type="float">
            <text:p>157.1094687332</text:p>
          </table:table-cell>
          <table:table-cell office:value-type="float" office:value="165.679253841684" calcext:value-type="float">
            <text:p>165.6792538417</text:p>
          </table:table-cell>
          <table:table-cell office:value-type="float" office:value="0" calcext:value-type="float">
            <text:p>0</text:p>
          </table:table-cell>
          <table:table-cell office:value-type="float" office:value="194.757696702099" calcext:value-type="float">
            <text:p>194.7576967021</text:p>
          </table:table-cell>
          <table:table-cell office:value-type="float" office:value="173.79664365983" calcext:value-type="float">
            <text:p>173.79664365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2.749021025676" calcext:value-type="float">
            <text:p>182.7490210257</text:p>
          </table:table-cell>
          <table:table-cell office:value-type="float" office:value="197.609848363859" calcext:value-type="float">
            <text:p>197.6098483639</text:p>
          </table:table-cell>
          <table:table-cell office:value-type="float" office:value="0" calcext:value-type="float">
            <text:p>0</text:p>
          </table:table-cell>
          <table:table-cell office:value-type="float" office:value="163.322570685524" calcext:value-type="float">
            <text:p>163.322570685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8.921414494018" calcext:value-type="float">
            <text:p>178.921414494</text:p>
          </table:table-cell>
          <table:table-cell office:value-type="float" office:value="172.606888873755" calcext:value-type="float">
            <text:p>172.6068888738</text:p>
          </table:table-cell>
          <table:table-cell office:value-type="float" office:value="194.242322528257" calcext:value-type="float">
            <text:p>194.2423225283</text:p>
          </table:table-cell>
          <table:table-cell office:value-type="float" office:value="0" calcext:value-type="float">
            <text:p>0</text:p>
          </table:table-cell>
          <table:table-cell office:value-type="float" office:value="156.733892077347" calcext:value-type="float">
            <text:p>156.7338920773</text:p>
          </table:table-cell>
          <table:table-cell office:value-type="float" office:value="165.571092986548" calcext:value-type="float">
            <text:p>165.5710929865</text:p>
          </table:table-cell>
          <table:table-cell office:value-type="float" office:value="0" calcext:value-type="float">
            <text:p>0</text:p>
          </table:table-cell>
          <table:table-cell office:value-type="float" office:value="194.593935133684" calcext:value-type="float">
            <text:p>194.5939351337</text:p>
          </table:table-cell>
          <table:table-cell office:value-type="float" office:value="173.226187562669" calcext:value-type="float">
            <text:p>173.22618756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2.684366958367" calcext:value-type="float">
            <text:p>182.6843669584</text:p>
          </table:table-cell>
          <table:table-cell office:value-type="float" office:value="197.657727004266" calcext:value-type="float">
            <text:p>197.6577270043</text:p>
          </table:table-cell>
          <table:table-cell office:value-type="float" office:value="0" calcext:value-type="float">
            <text:p>0</text:p>
          </table:table-cell>
          <table:table-cell office:value-type="float" office:value="163.477748929265" calcext:value-type="float">
            <text:p>163.47774892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8.815496468221" calcext:value-type="float">
            <text:p>178.8154964682</text:p>
          </table:table-cell>
          <table:table-cell office:value-type="float" office:value="171.955161800687" calcext:value-type="float">
            <text:p>171.9551618007</text:p>
          </table:table-cell>
          <table:table-cell office:value-type="float" office:value="195.529509846779" calcext:value-type="float">
            <text:p>195.5295098468</text:p>
          </table:table-cell>
          <table:table-cell office:value-type="float" office:value="0" calcext:value-type="float">
            <text:p>0</text:p>
          </table:table-cell>
          <table:table-cell office:value-type="float" office:value="156.347342833019" calcext:value-type="float">
            <text:p>156.347342833</text:p>
          </table:table-cell>
          <table:table-cell office:value-type="float" office:value="165.518145238223" calcext:value-type="float">
            <text:p>165.5181452382</text:p>
          </table:table-cell>
          <table:table-cell office:value-type="float" office:value="0" calcext:value-type="float">
            <text:p>0</text:p>
          </table:table-cell>
          <table:table-cell office:value-type="float" office:value="194.427370637072" calcext:value-type="float">
            <text:p>194.4273706371</text:p>
          </table:table-cell>
          <table:table-cell office:value-type="float" office:value="172.772784202692" calcext:value-type="float">
            <text:p>172.77278420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2.648974313085" calcext:value-type="float">
            <text:p>182.6489743131</text:p>
          </table:table-cell>
          <table:table-cell office:value-type="float" office:value="197.660086048895" calcext:value-type="float">
            <text:p>197.6600860489</text:p>
          </table:table-cell>
          <table:table-cell office:value-type="float" office:value="0" calcext:value-type="float">
            <text:p>0</text:p>
          </table:table-cell>
          <table:table-cell office:value-type="float" office:value="163.147373084753" calcext:value-type="float">
            <text:p>163.147373084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8.507551963809" calcext:value-type="float">
            <text:p>178.5075519638</text:p>
          </table:table-cell>
          <table:table-cell office:value-type="float" office:value="0" calcext:value-type="float">
            <text:p>0</text:p>
          </table:table-cell>
          <table:table-cell office:value-type="float" office:value="193.722611628571" calcext:value-type="float">
            <text:p>193.7226116286</text:p>
          </table:table-cell>
          <table:table-cell office:value-type="float" office:value="0" calcext:value-type="float">
            <text:p>0</text:p>
          </table:table-cell>
          <table:table-cell office:value-type="float" office:value="155.986743715966" calcext:value-type="float">
            <text:p>155.986743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.245960117292" calcext:value-type="float">
            <text:p>194.2459601173</text:p>
          </table:table-cell>
          <table:table-cell office:value-type="float" office:value="172.414617502886" calcext:value-type="float">
            <text:p>172.41461750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2.497068074103" calcext:value-type="float">
            <text:p>162.497068074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8.649833994333" calcext:value-type="float">
            <text:p>178.6498339943</text:p>
          </table:table-cell>
          <table:table-cell office:value-type="float" office:value="0" calcext:value-type="float">
            <text:p>0</text:p>
          </table:table-cell>
          <table:table-cell office:value-type="float" office:value="191.865630441174" calcext:value-type="float">
            <text:p>191.8656304412</text:p>
          </table:table-cell>
          <table:table-cell office:value-type="float" office:value="0" calcext:value-type="float">
            <text:p>0</text:p>
          </table:table-cell>
          <table:table-cell office:value-type="float" office:value="155.635510920561" calcext:value-type="float">
            <text:p>155.6355109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.07414780835" calcext:value-type="float">
            <text:p>194.0741478084</text:p>
          </table:table-cell>
          <table:table-cell office:value-type="float" office:value="172.181162585199" calcext:value-type="float">
            <text:p>172.18116258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1.988710208544" calcext:value-type="float">
            <text:p>161.988710208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8.193352485351" calcext:value-type="float">
            <text:p>178.1933524854</text:p>
          </table:table-cell>
          <table:table-cell office:value-type="float" office:value="0" calcext:value-type="float">
            <text:p>0</text:p>
          </table:table-cell>
          <table:table-cell office:value-type="float" office:value="191.096241916204" calcext:value-type="float">
            <text:p>191.0962419162</text:p>
          </table:table-cell>
          <table:table-cell office:value-type="float" office:value="0" calcext:value-type="float">
            <text:p>0</text:p>
          </table:table-cell>
          <table:table-cell office:value-type="float" office:value="155.36904944344" calcext:value-type="float">
            <text:p>155.3690494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.951233878844" calcext:value-type="float">
            <text:p>193.9512338788</text:p>
          </table:table-cell>
          <table:table-cell office:value-type="float" office:value="172.033592696873" calcext:value-type="float">
            <text:p>172.03359269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1.538616072192" calcext:value-type="float">
            <text:p>161.53861607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7.913992497885" calcext:value-type="float">
            <text:p>177.9139924979</text:p>
          </table:table-cell>
          <table:table-cell office:value-type="float" office:value="0" calcext:value-type="float">
            <text:p>0</text:p>
          </table:table-cell>
          <table:table-cell office:value-type="float" office:value="190.775480041887" calcext:value-type="float">
            <text:p>190.7754800419</text:p>
          </table:table-cell>
          <table:table-cell office:value-type="float" office:value="0" calcext:value-type="float">
            <text:p>0</text:p>
          </table:table-cell>
          <table:table-cell office:value-type="float" office:value="155.237308010822" calcext:value-type="float">
            <text:p>155.2373080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.884372587408" calcext:value-type="float">
            <text:p>193.8843725874</text:p>
          </table:table-cell>
          <table:table-cell office:value-type="float" office:value="171.951945708927" calcext:value-type="float">
            <text:p>171.95194570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1.116721275016" calcext:value-type="float">
            <text:p>161.11672127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7.823210709735" calcext:value-type="float">
            <text:p>177.8232107097</text:p>
          </table:table-cell>
          <table:table-cell office:value-type="float" office:value="0" calcext:value-type="float">
            <text:p>0</text:p>
          </table:table-cell>
          <table:table-cell office:value-type="float" office:value="190.623629343767" calcext:value-type="float">
            <text:p>190.6236293438</text:p>
          </table:table-cell>
          <table:table-cell office:value-type="float" office:value="0" calcext:value-type="float">
            <text:p>0</text:p>
          </table:table-cell>
          <table:table-cell office:value-type="float" office:value="155.194599034726" calcext:value-type="float">
            <text:p>155.1945990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.854638741434" calcext:value-type="float">
            <text:p>193.8546387414</text:p>
          </table:table-cell>
          <table:table-cell office:value-type="float" office:value="171.928342842379" calcext:value-type="float">
            <text:p>171.92834284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0.790730799123" calcext:value-type="float">
            <text:p>160.79073079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7.742939938341" calcext:value-type="float">
            <text:p>177.74293993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1.950697096366" calcext:value-type="float">
            <text:p>171.95069709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0.483238611837" calcext:value-type="float">
            <text:p>160.48323861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7.65370261487" calcext:value-type="float">
            <text:p>177.65370261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1.99200219391" calcext:value-type="float">
            <text:p>171.99200219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0.219781516966" calcext:value-type="float">
            <text:p>160.2197815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7.599841362178" calcext:value-type="float">
            <text:p>177.59984136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2.023251096117" calcext:value-type="float">
            <text:p>172.02325109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9.966855375302" calcext:value-type="float">
            <text:p>159.9668553753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159.791016091237" calcext:value-type="float">
            <text:p>159.7910160912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160.034672746918" calcext:value-type="float">
            <text:p>160.0346727469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159.548948249452" calcext:value-type="float">
            <text:p>159.5489482495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159.88427759563" calcext:value-type="float">
            <text:p>159.8842775956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159.985375695532" calcext:value-type="float">
            <text:p>159.9853756955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formula="of:=AVERAGE([.A62];[.B62];[.C73];[.D65];[.E70];[.F62];[.G70];[.H65];[.I54];[.J70];[.K73];[.L62];[.M57];[.N57];[.O62];[.P62];[.Q65];[.R65];[.S62];[.T78])" office:value-type="float" office:value="180.554722164369" calcext:value-type="float">
            <text:p>180.554722164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6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20" office:value-type="float" office:value="988.751059801321" calcext:value-type="float">
            <text:p>988.7510598013</text:p>
          </table:table-cell>
        </table:table-row>
        <table:table-row table:style-name="ro1">
          <table:table-cell office:value-type="float" office:value="981.713224872642" calcext:value-type="float">
            <text:p>981.7132248726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1.713224872642" calcext:value-type="float">
            <text:p>981.7132248726</text:p>
          </table:table-cell>
          <table:table-cell table:number-columns-repeated="2" office:value-type="float" office:value="988.751059801321" calcext:value-type="float">
            <text:p>988.7510598013</text:p>
          </table:table-cell>
          <table:table-cell office:value-type="float" office:value="981.713224872642" calcext:value-type="float">
            <text:p>981.7132248726</text:p>
          </table:table-cell>
          <table:table-cell table:number-columns-repeated="2" office:value-type="float" office:value="988.751059801321" calcext:value-type="float">
            <text:p>988.7510598013</text:p>
          </table:table-cell>
          <table:table-cell office:value-type="float" office:value="981.713224872642" calcext:value-type="float">
            <text:p>981.7132248726</text:p>
          </table:table-cell>
          <table:table-cell office:value-type="float" office:value="988.751059801321" calcext:value-type="float">
            <text:p>988.7510598013</text:p>
          </table:table-cell>
          <table:table-cell table:number-columns-repeated="4" office:value-type="float" office:value="981.713224872642" calcext:value-type="float">
            <text:p>981.7132248726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1.713224872642" calcext:value-type="float">
            <text:p>981.7132248726</text:p>
          </table:table-cell>
          <table:table-cell table:number-columns-repeated="2" office:value-type="float" office:value="988.751059801321" calcext:value-type="float">
            <text:p>988.7510598013</text:p>
          </table:table-cell>
          <table:table-cell office:value-type="float" office:value="981.713224872642" calcext:value-type="float">
            <text:p>981.7132248726</text:p>
          </table:table-cell>
          <table:table-cell office:value-type="float" office:value="988.751059801321" calcext:value-type="float">
            <text:p>988.7510598013</text:p>
          </table:table-cell>
        </table:table-row>
        <table:table-row table:style-name="ro1">
          <table:table-cell office:value-type="float" office:value="981.974569968747" calcext:value-type="float">
            <text:p>981.9745699687</text:p>
          </table:table-cell>
          <table:table-cell office:value-type="float" office:value="981.590966484468" calcext:value-type="float">
            <text:p>981.5909664845</text:p>
          </table:table-cell>
          <table:table-cell office:value-type="float" office:value="981.264837137512" calcext:value-type="float">
            <text:p>981.2648371375</text:p>
          </table:table-cell>
          <table:table-cell table:number-columns-repeated="2" office:value-type="float" office:value="988.751059801321" calcext:value-type="float">
            <text:p>988.7510598013</text:p>
          </table:table-cell>
          <table:table-cell office:value-type="float" office:value="981.371767440762" calcext:value-type="float">
            <text:p>981.3717674408</text:p>
          </table:table-cell>
          <table:table-cell office:value-type="float" office:value="981.590966484468" calcext:value-type="float">
            <text:p>981.5909664845</text:p>
          </table:table-cell>
          <table:table-cell office:value-type="float" office:value="981.715435186289" calcext:value-type="float">
            <text:p>981.7154351863</text:p>
          </table:table-cell>
          <table:table-cell office:value-type="float" office:value="981.371767440762" calcext:value-type="float">
            <text:p>981.3717674408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1.264837137512" calcext:value-type="float">
            <text:p>981.2648371375</text:p>
          </table:table-cell>
          <table:table-cell office:value-type="float" office:value="981.974569968747" calcext:value-type="float">
            <text:p>981.9745699687</text:p>
          </table:table-cell>
          <table:table-cell office:value-type="float" office:value="981.264837137512" calcext:value-type="float">
            <text:p>981.2648371375</text:p>
          </table:table-cell>
          <table:table-cell office:value-type="float" office:value="981.371767440762" calcext:value-type="float">
            <text:p>981.3717674408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1.371767440762" calcext:value-type="float">
            <text:p>981.3717674408</text:p>
          </table:table-cell>
          <table:table-cell office:value-type="float" office:value="981.715435186289" calcext:value-type="float">
            <text:p>981.7154351863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1.264837137512" calcext:value-type="float">
            <text:p>981.2648371375</text:p>
          </table:table-cell>
          <table:table-cell office:value-type="float" office:value="988.751059801321" calcext:value-type="float">
            <text:p>988.7510598013</text:p>
          </table:table-cell>
        </table:table-row>
        <table:table-row table:style-name="ro1">
          <table:table-cell office:value-type="float" office:value="981.452662252645" calcext:value-type="float">
            <text:p>981.4526622526</text:p>
          </table:table-cell>
          <table:table-cell office:value-type="float" office:value="981.263514763115" calcext:value-type="float">
            <text:p>981.2635147631</text:p>
          </table:table-cell>
          <table:table-cell office:value-type="float" office:value="980.986537535776" calcext:value-type="float">
            <text:p>980.9865375358</text:p>
          </table:table-cell>
          <table:table-cell table:number-columns-repeated="2" office:value-type="float" office:value="988.751059801321" calcext:value-type="float">
            <text:p>988.7510598013</text:p>
          </table:table-cell>
          <table:table-cell office:value-type="float" office:value="981.148176031278" calcext:value-type="float">
            <text:p>981.1481760313</text:p>
          </table:table-cell>
          <table:table-cell office:value-type="float" office:value="981.167743811717" calcext:value-type="float">
            <text:p>981.1677438117</text:p>
          </table:table-cell>
          <table:table-cell office:value-type="float" office:value="981.45255032938" calcext:value-type="float">
            <text:p>981.4525503294</text:p>
          </table:table-cell>
          <table:table-cell office:value-type="float" office:value="969.725700947925" calcext:value-type="float">
            <text:p>969.7257009479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0.986537535776" calcext:value-type="float">
            <text:p>980.9865375358</text:p>
          </table:table-cell>
          <table:table-cell office:value-type="float" office:value="982.132089069041" calcext:value-type="float">
            <text:p>982.132089069</text:p>
          </table:table-cell>
          <table:table-cell office:value-type="float" office:value="980.90418503003" calcext:value-type="float">
            <text:p>980.90418503</text:p>
          </table:table-cell>
          <table:table-cell office:value-type="float" office:value="969.725700947925" calcext:value-type="float">
            <text:p>969.7257009479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1.073419258006" calcext:value-type="float">
            <text:p>981.073419258</text:p>
          </table:table-cell>
          <table:table-cell office:value-type="float" office:value="981.45255032938" calcext:value-type="float">
            <text:p>981.4525503294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0.90418503003" calcext:value-type="float">
            <text:p>980.90418503</text:p>
          </table:table-cell>
          <table:table-cell office:value-type="float" office:value="981.264138571395" calcext:value-type="float">
            <text:p>981.2641385714</text:p>
          </table:table-cell>
        </table:table-row>
        <table:table-row table:style-name="ro1">
          <table:table-cell office:value-type="float" office:value="981.858096974254" calcext:value-type="float">
            <text:p>981.8580969743</text:p>
          </table:table-cell>
          <table:table-cell office:value-type="float" office:value="981.575105654234" calcext:value-type="float">
            <text:p>981.5751056542</text:p>
          </table:table-cell>
          <table:table-cell office:value-type="float" office:value="980.780382191252" calcext:value-type="float">
            <text:p>980.7803821913</text:p>
          </table:table-cell>
          <table:table-cell table:number-columns-repeated="2" office:value-type="float" office:value="988.751059801321" calcext:value-type="float">
            <text:p>988.7510598013</text:p>
          </table:table-cell>
          <table:table-cell office:value-type="float" office:value="982.381983018876" calcext:value-type="float">
            <text:p>982.3819830189</text:p>
          </table:table-cell>
          <table:table-cell office:value-type="float" office:value="980.802862226039" calcext:value-type="float">
            <text:p>980.802862226</text:p>
          </table:table-cell>
          <table:table-cell office:value-type="float" office:value="981.247101437216" calcext:value-type="float">
            <text:p>981.2471014372</text:p>
          </table:table-cell>
          <table:table-cell office:value-type="float" office:value="968.865792922469" calcext:value-type="float">
            <text:p>968.8657929225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0.731267288267" calcext:value-type="float">
            <text:p>980.7312672883</text:p>
          </table:table-cell>
          <table:table-cell office:value-type="float" office:value="982.229778542557" calcext:value-type="float">
            <text:p>982.2297785426</text:p>
          </table:table-cell>
          <table:table-cell office:value-type="float" office:value="980.592766172259" calcext:value-type="float">
            <text:p>980.5927661723</text:p>
          </table:table-cell>
          <table:table-cell office:value-type="float" office:value="968.865792922469" calcext:value-type="float">
            <text:p>968.8657929225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68.867168874195" calcext:value-type="float">
            <text:p>968.8671688742</text:p>
          </table:table-cell>
          <table:table-cell office:value-type="float" office:value="981.192677609003" calcext:value-type="float">
            <text:p>981.192677609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2.186228618205" calcext:value-type="float">
            <text:p>982.1862286182</text:p>
          </table:table-cell>
          <table:table-cell office:value-type="float" office:value="981.137509012298" calcext:value-type="float">
            <text:p>981.1375090123</text:p>
          </table:table-cell>
        </table:table-row>
        <table:table-row table:style-name="ro1">
          <table:table-cell office:value-type="float" office:value="981.275221783113" calcext:value-type="float">
            <text:p>981.2752217831</text:p>
          </table:table-cell>
          <table:table-cell office:value-type="float" office:value="981.787070068526" calcext:value-type="float">
            <text:p>981.7870700685</text:p>
          </table:table-cell>
          <table:table-cell office:value-type="float" office:value="968.023721783323" calcext:value-type="float">
            <text:p>968.0237217833</text:p>
          </table:table-cell>
          <table:table-cell office:value-type="float" office:value="980.90802254044" calcext:value-type="float">
            <text:p>980.9080225404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2.24018947145" calcext:value-type="float">
            <text:p>982.2401894715</text:p>
          </table:table-cell>
          <table:table-cell office:value-type="float" office:value="980.459031713131" calcext:value-type="float">
            <text:p>980.4590317131</text:p>
          </table:table-cell>
          <table:table-cell office:value-type="float" office:value="981.054549927009" calcext:value-type="float">
            <text:p>981.054549927</text:p>
          </table:table-cell>
          <table:table-cell office:value-type="float" office:value="968.307222972809" calcext:value-type="float">
            <text:p>968.3072229728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0.480536967701" calcext:value-type="float">
            <text:p>980.4805369677</text:p>
          </table:table-cell>
          <table:table-cell office:value-type="float" office:value="964.961599724724" calcext:value-type="float">
            <text:p>964.9615997247</text:p>
          </table:table-cell>
          <table:table-cell office:value-type="float" office:value="967.484521215797" calcext:value-type="float">
            <text:p>967.4845212158</text:p>
          </table:table-cell>
          <table:table-cell office:value-type="float" office:value="969.512912250422" calcext:value-type="float">
            <text:p>969.5129122504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68.261263790333" calcext:value-type="float">
            <text:p>968.2612637903</text:p>
          </table:table-cell>
          <table:table-cell office:value-type="float" office:value="969.327703685811" calcext:value-type="float">
            <text:p>969.3277036858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82.39375125853" calcext:value-type="float">
            <text:p>982.3937512585</text:p>
          </table:table-cell>
          <table:table-cell office:value-type="float" office:value="982.411168996903" calcext:value-type="float">
            <text:p>982.4111689969</text:p>
          </table:table-cell>
        </table:table-row>
        <table:table-row table:style-name="ro1">
          <table:table-cell office:value-type="float" office:value="980.756895870861" calcext:value-type="float">
            <text:p>980.7568958709</text:p>
          </table:table-cell>
          <table:table-cell office:value-type="float" office:value="982.091251593716" calcext:value-type="float">
            <text:p>982.0912515937</text:p>
          </table:table-cell>
          <table:table-cell office:value-type="float" office:value="967.784047750349" calcext:value-type="float">
            <text:p>967.7840477503</text:p>
          </table:table-cell>
          <table:table-cell office:value-type="float" office:value="980.602314760659" calcext:value-type="float">
            <text:p>980.6023147607</text:p>
          </table:table-cell>
          <table:table-cell office:value-type="float" office:value="980.676125822183" calcext:value-type="float">
            <text:p>980.6761258222</text:p>
          </table:table-cell>
          <table:table-cell office:value-type="float" office:value="982.084653940466" calcext:value-type="float">
            <text:p>982.0846539405</text:p>
          </table:table-cell>
          <table:table-cell office:value-type="float" office:value="980.118547864717" calcext:value-type="float">
            <text:p>980.1185478647</text:p>
          </table:table-cell>
          <table:table-cell office:value-type="float" office:value="980.840765417567" calcext:value-type="float">
            <text:p>980.8407654176</text:p>
          </table:table-cell>
          <table:table-cell office:value-type="float" office:value="967.848557771963" calcext:value-type="float">
            <text:p>967.848557772</text:p>
          </table:table-cell>
          <table:table-cell office:value-type="float" office:value="980.62714658763" calcext:value-type="float">
            <text:p>980.6271465876</text:p>
          </table:table-cell>
          <table:table-cell office:value-type="float" office:value="967.160547376091" calcext:value-type="float">
            <text:p>967.1605473761</text:p>
          </table:table-cell>
          <table:table-cell office:value-type="float" office:value="964.745553619462" calcext:value-type="float">
            <text:p>964.7455536195</text:p>
          </table:table-cell>
          <table:table-cell office:value-type="float" office:value="968.1940404281" calcext:value-type="float">
            <text:p>968.1940404281</text:p>
          </table:table-cell>
          <table:table-cell office:value-type="float" office:value="970.518317695132" calcext:value-type="float">
            <text:p>970.5183176951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68.855713677465" calcext:value-type="float">
            <text:p>968.8557136775</text:p>
          </table:table-cell>
          <table:table-cell office:value-type="float" office:value="968.755252415688" calcext:value-type="float">
            <text:p>968.7552524157</text:p>
          </table:table-cell>
          <table:table-cell office:value-type="float" office:value="980.384618502683" calcext:value-type="float">
            <text:p>980.3846185027</text:p>
          </table:table-cell>
          <table:table-cell office:value-type="float" office:value="982.035958726356" calcext:value-type="float">
            <text:p>982.0359587264</text:p>
          </table:table-cell>
          <table:table-cell office:value-type="float" office:value="982.326043572068" calcext:value-type="float">
            <text:p>982.3260435721</text:p>
          </table:table-cell>
        </table:table-row>
        <table:table-row table:style-name="ro1">
          <table:table-cell office:value-type="float" office:value="967.962022179175" calcext:value-type="float">
            <text:p>967.9620221792</text:p>
          </table:table-cell>
          <table:table-cell office:value-type="float" office:value="982.23988058255" calcext:value-type="float">
            <text:p>982.2398805826</text:p>
          </table:table-cell>
          <table:table-cell office:value-type="float" office:value="967.496756095571" calcext:value-type="float">
            <text:p>967.4967560956</text:p>
          </table:table-cell>
          <table:table-cell office:value-type="float" office:value="967.77540821517" calcext:value-type="float">
            <text:p>967.7754082152</text:p>
          </table:table-cell>
          <table:table-cell office:value-type="float" office:value="980.443932322139" calcext:value-type="float">
            <text:p>980.4439323221</text:p>
          </table:table-cell>
          <table:table-cell office:value-type="float" office:value="981.914426077053" calcext:value-type="float">
            <text:p>981.9144260771</text:p>
          </table:table-cell>
          <table:table-cell office:value-type="float" office:value="979.859164379499" calcext:value-type="float">
            <text:p>979.8591643795</text:p>
          </table:table-cell>
          <table:table-cell office:value-type="float" office:value="980.634159186717" calcext:value-type="float">
            <text:p>980.6341591867</text:p>
          </table:table-cell>
          <table:table-cell office:value-type="float" office:value="967.316709609101" calcext:value-type="float">
            <text:p>967.3167096091</text:p>
          </table:table-cell>
          <table:table-cell office:value-type="float" office:value="980.386327316523" calcext:value-type="float">
            <text:p>980.3863273165</text:p>
          </table:table-cell>
          <table:table-cell office:value-type="float" office:value="966.396257610682" calcext:value-type="float">
            <text:p>966.3962576107</text:p>
          </table:table-cell>
          <table:table-cell office:value-type="float" office:value="964.595491184665" calcext:value-type="float">
            <text:p>964.5954911847</text:p>
          </table:table-cell>
          <table:table-cell office:value-type="float" office:value="966.969000330702" calcext:value-type="float">
            <text:p>966.9690003307</text:p>
          </table:table-cell>
          <table:table-cell office:value-type="float" office:value="971.128257944139" calcext:value-type="float">
            <text:p>971.1282579441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67.808446846649" calcext:value-type="float">
            <text:p>967.8084468466</text:p>
          </table:table-cell>
          <table:table-cell office:value-type="float" office:value="968.19294627246" calcext:value-type="float">
            <text:p>968.1929462725</text:p>
          </table:table-cell>
          <table:table-cell office:value-type="float" office:value="980.669166501443" calcext:value-type="float">
            <text:p>980.6691665014</text:p>
          </table:table-cell>
          <table:table-cell office:value-type="float" office:value="981.770640898867" calcext:value-type="float">
            <text:p>981.7706408989</text:p>
          </table:table-cell>
          <table:table-cell office:value-type="float" office:value="982.216966287581" calcext:value-type="float">
            <text:p>982.2169662876</text:p>
          </table:table-cell>
        </table:table-row>
        <table:table-row table:style-name="ro1">
          <table:table-cell office:value-type="float" office:value="966.890406529266" calcext:value-type="float">
            <text:p>966.8904065293</text:p>
          </table:table-cell>
          <table:table-cell office:value-type="float" office:value="982.309966194023" calcext:value-type="float">
            <text:p>982.309966194</text:p>
          </table:table-cell>
          <table:table-cell office:value-type="float" office:value="955.039329652782" calcext:value-type="float">
            <text:p>955.0393296528</text:p>
          </table:table-cell>
          <table:table-cell office:value-type="float" office:value="967.003849667051" calcext:value-type="float">
            <text:p>967.0038496671</text:p>
          </table:table-cell>
          <table:table-cell office:value-type="float" office:value="967.358758372248" calcext:value-type="float">
            <text:p>967.3587583722</text:p>
          </table:table-cell>
          <table:table-cell office:value-type="float" office:value="981.752447918928" calcext:value-type="float">
            <text:p>981.7524479189</text:p>
          </table:table-cell>
          <table:table-cell office:value-type="float" office:value="979.614827656962" calcext:value-type="float">
            <text:p>979.614827657</text:p>
          </table:table-cell>
          <table:table-cell office:value-type="float" office:value="980.898216690046" calcext:value-type="float">
            <text:p>980.89821669</text:p>
          </table:table-cell>
          <table:table-cell office:value-type="float" office:value="966.699667729038" calcext:value-type="float">
            <text:p>966.699667729</text:p>
          </table:table-cell>
          <table:table-cell office:value-type="float" office:value="981.856520415488" calcext:value-type="float">
            <text:p>981.8565204155</text:p>
          </table:table-cell>
          <table:table-cell office:value-type="float" office:value="967.097761516632" calcext:value-type="float">
            <text:p>967.0977615166</text:p>
          </table:table-cell>
          <table:table-cell office:value-type="float" office:value="964.422576466756" calcext:value-type="float">
            <text:p>964.4225764668</text:p>
          </table:table-cell>
          <table:table-cell office:value-type="float" office:value="965.947788036515" calcext:value-type="float">
            <text:p>965.9477880365</text:p>
          </table:table-cell>
          <table:table-cell office:value-type="float" office:value="971.475009724777" calcext:value-type="float">
            <text:p>971.4750097248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55.551150255896" calcext:value-type="float">
            <text:p>955.5511502559</text:p>
          </table:table-cell>
          <table:table-cell office:value-type="float" office:value="956.21864282" calcext:value-type="float">
            <text:p>956.21864282</text:p>
          </table:table-cell>
          <table:table-cell office:value-type="float" office:value="980.21318072543" calcext:value-type="float">
            <text:p>980.2131807254</text:p>
          </table:table-cell>
          <table:table-cell office:value-type="float" office:value="981.536834569335" calcext:value-type="float">
            <text:p>981.5368345693</text:p>
          </table:table-cell>
          <table:table-cell office:value-type="float" office:value="982.077542498838" calcext:value-type="float">
            <text:p>982.0775424988</text:p>
          </table:table-cell>
        </table:table-row>
        <table:table-row table:style-name="ro1">
          <table:table-cell office:value-type="float" office:value="954.053356654757" calcext:value-type="float">
            <text:p>954.0533566548</text:p>
          </table:table-cell>
          <table:table-cell office:value-type="float" office:value="979.724848875252" calcext:value-type="float">
            <text:p>979.7248488753</text:p>
          </table:table-cell>
          <table:table-cell office:value-type="float" office:value="954.461891593158" calcext:value-type="float">
            <text:p>954.4618915932</text:p>
          </table:table-cell>
          <table:table-cell office:value-type="float" office:value="966.318487012225" calcext:value-type="float">
            <text:p>966.3184870122</text:p>
          </table:table-cell>
          <table:table-cell office:value-type="float" office:value="966.749212854468" calcext:value-type="float">
            <text:p>966.7492128545</text:p>
          </table:table-cell>
          <table:table-cell office:value-type="float" office:value="981.577078228384" calcext:value-type="float">
            <text:p>981.5770782284</text:p>
          </table:table-cell>
          <table:table-cell office:value-type="float" office:value="965.177069505764" calcext:value-type="float">
            <text:p>965.1770695058</text:p>
          </table:table-cell>
          <table:table-cell office:value-type="float" office:value="980.438660717568" calcext:value-type="float">
            <text:p>980.4386607176</text:p>
          </table:table-cell>
          <table:table-cell office:value-type="float" office:value="967.432106790905" calcext:value-type="float">
            <text:p>967.4321067909</text:p>
          </table:table-cell>
          <table:table-cell office:value-type="float" office:value="981.664900459654" calcext:value-type="float">
            <text:p>981.6649004597</text:p>
          </table:table-cell>
          <table:table-cell office:value-type="float" office:value="952.852695870363" calcext:value-type="float">
            <text:p>952.8526958704</text:p>
          </table:table-cell>
          <table:table-cell office:value-type="float" office:value="945.883370102164" calcext:value-type="float">
            <text:p>945.8833701022</text:p>
          </table:table-cell>
          <table:table-cell office:value-type="float" office:value="952.507358576767" calcext:value-type="float">
            <text:p>952.5073585768</text:p>
          </table:table-cell>
          <table:table-cell office:value-type="float" office:value="972.551230607851" calcext:value-type="float">
            <text:p>972.5512306079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56.780547087715" calcext:value-type="float">
            <text:p>956.7805470877</text:p>
          </table:table-cell>
          <table:table-cell office:value-type="float" office:value="955.235366113885" calcext:value-type="float">
            <text:p>955.2353661139</text:p>
          </table:table-cell>
          <table:table-cell office:value-type="float" office:value="979.842420766627" calcext:value-type="float">
            <text:p>979.8424207666</text:p>
          </table:table-cell>
          <table:table-cell office:value-type="float" office:value="974.304499490918" calcext:value-type="float">
            <text:p>974.3044994909</text:p>
          </table:table-cell>
          <table:table-cell office:value-type="float" office:value="981.977996268408" calcext:value-type="float">
            <text:p>981.9779962684</text:p>
          </table:table-cell>
        </table:table-row>
        <table:table-row table:style-name="ro1">
          <table:table-cell office:value-type="float" office:value="952.737058815282" calcext:value-type="float">
            <text:p>952.7370588153</text:p>
          </table:table-cell>
          <table:table-cell office:value-type="float" office:value="979.421164671014" calcext:value-type="float">
            <text:p>979.421164671</text:p>
          </table:table-cell>
          <table:table-cell office:value-type="float" office:value="953.80442703511" calcext:value-type="float">
            <text:p>953.8044270351</text:p>
          </table:table-cell>
          <table:table-cell office:value-type="float" office:value="953.229785385374" calcext:value-type="float">
            <text:p>953.2297853854</text:p>
          </table:table-cell>
          <table:table-cell office:value-type="float" office:value="967.412210412289" calcext:value-type="float">
            <text:p>967.4122104123</text:p>
          </table:table-cell>
          <table:table-cell office:value-type="float" office:value="986.296836855785" calcext:value-type="float">
            <text:p>986.2968368558</text:p>
          </table:table-cell>
          <table:table-cell office:value-type="float" office:value="964.51566377945" calcext:value-type="float">
            <text:p>964.5156637795</text:p>
          </table:table-cell>
          <table:table-cell office:value-type="float" office:value="980.177910567313" calcext:value-type="float">
            <text:p>980.1779105673</text:p>
          </table:table-cell>
          <table:table-cell office:value-type="float" office:value="966.119554304235" calcext:value-type="float">
            <text:p>966.1195543042</text:p>
          </table:table-cell>
          <table:table-cell office:value-type="float" office:value="981.480509272274" calcext:value-type="float">
            <text:p>981.4805092723</text:p>
          </table:table-cell>
          <table:table-cell office:value-type="float" office:value="951.143722649333" calcext:value-type="float">
            <text:p>951.1437226493</text:p>
          </table:table-cell>
          <table:table-cell office:value-type="float" office:value="945.471917417374" calcext:value-type="float">
            <text:p>945.4719174174</text:p>
          </table:table-cell>
          <table:table-cell office:value-type="float" office:value="951.004577326902" calcext:value-type="float">
            <text:p>951.0045773269</text:p>
          </table:table-cell>
          <table:table-cell office:value-type="float" office:value="972.364287819349" calcext:value-type="float">
            <text:p>972.3642878193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54.896972159618" calcext:value-type="float">
            <text:p>954.8969721596</text:p>
          </table:table-cell>
          <table:table-cell office:value-type="float" office:value="954.174097617808" calcext:value-type="float">
            <text:p>954.1740976178</text:p>
          </table:table-cell>
          <table:table-cell office:value-type="float" office:value="980.139364303739" calcext:value-type="float">
            <text:p>980.1393643037</text:p>
          </table:table-cell>
          <table:table-cell office:value-type="float" office:value="973.856465821156" calcext:value-type="float">
            <text:p>973.8564658212</text:p>
          </table:table-cell>
          <table:table-cell office:value-type="float" office:value="981.841256215759" calcext:value-type="float">
            <text:p>981.8412562158</text:p>
          </table:table-cell>
        </table:table-row>
        <table:table-row table:style-name="ro1">
          <table:table-cell office:value-type="float" office:value="941.088737579407" calcext:value-type="float">
            <text:p>941.0887375794</text:p>
          </table:table-cell>
          <table:table-cell office:value-type="float" office:value="984.349759190443" calcext:value-type="float">
            <text:p>984.3497591904</text:p>
          </table:table-cell>
          <table:table-cell office:value-type="float" office:value="953.036722663984" calcext:value-type="float">
            <text:p>953.036722664</text:p>
          </table:table-cell>
          <table:table-cell office:value-type="float" office:value="954.39090855093" calcext:value-type="float">
            <text:p>954.3909085509</text:p>
          </table:table-cell>
          <table:table-cell office:value-type="float" office:value="953.485793477284" calcext:value-type="float">
            <text:p>953.4857934773</text:p>
          </table:table-cell>
          <table:table-cell office:value-type="float" office:value="986.296839115741" calcext:value-type="float">
            <text:p>986.2968391157</text:p>
          </table:table-cell>
          <table:table-cell office:value-type="float" office:value="950.353969018832" calcext:value-type="float">
            <text:p>950.3539690188</text:p>
          </table:table-cell>
          <table:table-cell office:value-type="float" office:value="980.400613193643" calcext:value-type="float">
            <text:p>980.4006131936</text:p>
          </table:table-cell>
          <table:table-cell office:value-type="float" office:value="952.753193090275" calcext:value-type="float">
            <text:p>952.7531930903</text:p>
          </table:table-cell>
          <table:table-cell office:value-type="float" office:value="986.327376358536" calcext:value-type="float">
            <text:p>986.3273763585</text:p>
          </table:table-cell>
          <table:table-cell office:value-type="float" office:value="938.887426568005" calcext:value-type="float">
            <text:p>938.887426568</text:p>
          </table:table-cell>
          <table:table-cell office:value-type="float" office:value="944.985757091083" calcext:value-type="float">
            <text:p>944.9857570911</text:p>
          </table:table-cell>
          <table:table-cell office:value-type="float" office:value="952.172633321665" calcext:value-type="float">
            <text:p>952.1726333217</text:p>
          </table:table-cell>
          <table:table-cell office:value-type="float" office:value="965.104177101572" calcext:value-type="float">
            <text:p>965.1041771016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53.775754000347" calcext:value-type="float">
            <text:p>953.7757540003</text:p>
          </table:table-cell>
          <table:table-cell office:value-type="float" office:value="955.11121661168" calcext:value-type="float">
            <text:p>955.1112166117</text:p>
          </table:table-cell>
          <table:table-cell office:value-type="float" office:value="965.655255443315" calcext:value-type="float">
            <text:p>965.6552554433</text:p>
          </table:table-cell>
          <table:table-cell office:value-type="float" office:value="981.917052648752" calcext:value-type="float">
            <text:p>981.9170526488</text:p>
          </table:table-cell>
          <table:table-cell office:value-type="float" office:value="982.007792654029" calcext:value-type="float">
            <text:p>982.007792654</text:p>
          </table:table-cell>
        </table:table-row>
        <table:table-row table:style-name="ro1">
          <table:table-cell office:value-type="float" office:value="939.558551443986" calcext:value-type="float">
            <text:p>939.558551444</text:p>
          </table:table-cell>
          <table:table-cell office:value-type="float" office:value="984.129650923321" calcext:value-type="float">
            <text:p>984.1296509233</text:p>
          </table:table-cell>
          <table:table-cell office:value-type="float" office:value="952.159947575733" calcext:value-type="float">
            <text:p>952.1599475757</text:p>
          </table:table-cell>
          <table:table-cell office:value-type="float" office:value="964.38473440762" calcext:value-type="float">
            <text:p>964.3847344076</text:p>
          </table:table-cell>
          <table:table-cell office:value-type="float" office:value="952.502848365234" calcext:value-type="float">
            <text:p>952.5028483652</text:p>
          </table:table-cell>
          <table:table-cell office:value-type="float" office:value="983.1578525748" calcext:value-type="float">
            <text:p>983.1578525748</text:p>
          </table:table-cell>
          <table:table-cell office:value-type="float" office:value="949.257733375105" calcext:value-type="float">
            <text:p>949.2577333751</text:p>
          </table:table-cell>
          <table:table-cell office:value-type="float" office:value="981.418912156339" calcext:value-type="float">
            <text:p>981.4189121563</text:p>
          </table:table-cell>
          <table:table-cell office:value-type="float" office:value="950.776301474993" calcext:value-type="float">
            <text:p>950.776301475</text:p>
          </table:table-cell>
          <table:table-cell office:value-type="float" office:value="986.328347476159" calcext:value-type="float">
            <text:p>986.3283474762</text:p>
          </table:table-cell>
          <table:table-cell office:value-type="float" office:value="936.843113362261" calcext:value-type="float">
            <text:p>936.8431133623</text:p>
          </table:table-cell>
          <table:table-cell office:value-type="float" office:value="944.532823517871" calcext:value-type="float">
            <text:p>944.5328235179</text:p>
          </table:table-cell>
          <table:table-cell office:value-type="float" office:value="954.276293004016" calcext:value-type="float">
            <text:p>954.276293004</text:p>
          </table:table-cell>
          <table:table-cell office:value-type="float" office:value="964.271133784826" calcext:value-type="float">
            <text:p>964.2711337848</text:p>
          </table:table-cell>
          <table:table-cell office:value-type="float" office:value="988.751059801321" calcext:value-type="float">
            <text:p>988.7510598013</text:p>
          </table:table-cell>
          <table:table-cell office:value-type="float" office:value="952.860535701536" calcext:value-type="float">
            <text:p>952.8605357015</text:p>
          </table:table-cell>
          <table:table-cell office:value-type="float" office:value="942.434200932053" calcext:value-type="float">
            <text:p>942.4342009321</text:p>
          </table:table-cell>
          <table:table-cell office:value-type="float" office:value="964.356248984444" calcext:value-type="float">
            <text:p>964.3562489844</text:p>
          </table:table-cell>
          <table:table-cell office:value-type="float" office:value="981.80486061158" calcext:value-type="float">
            <text:p>981.8048606116</text:p>
          </table:table-cell>
          <table:table-cell office:value-type="float" office:value="981.75815899472" calcext:value-type="float">
            <text:p>981.7581589947</text:p>
          </table:table-cell>
        </table:table-row>
        <table:table-row table:style-name="ro1">
          <table:table-cell office:value-type="float" office:value="938.007254940357" calcext:value-type="float">
            <text:p>938.0072549404</text:p>
          </table:table-cell>
          <table:table-cell office:value-type="float" office:value="980.220466644914" calcext:value-type="float">
            <text:p>980.2204666449</text:p>
          </table:table-cell>
          <table:table-cell office:value-type="float" office:value="951.76518728571" calcext:value-type="float">
            <text:p>951.7651872857</text:p>
          </table:table-cell>
          <table:table-cell office:value-type="float" office:value="963.09991408676" calcext:value-type="float">
            <text:p>963.0999140868</text:p>
          </table:table-cell>
          <table:table-cell office:value-type="float" office:value="951.619985933769" calcext:value-type="float">
            <text:p>951.6199859338</text:p>
          </table:table-cell>
          <table:table-cell office:value-type="float" office:value="983.111144632117" calcext:value-type="float">
            <text:p>983.1111446321</text:p>
          </table:table-cell>
          <table:table-cell office:value-type="float" office:value="948.187844497209" calcext:value-type="float">
            <text:p>948.1878444972</text:p>
          </table:table-cell>
          <table:table-cell office:value-type="float" office:value="981.287758789403" calcext:value-type="float">
            <text:p>981.2877587894</text:p>
          </table:table-cell>
          <table:table-cell office:value-type="float" office:value="949.466220569475" calcext:value-type="float">
            <text:p>949.4662205695</text:p>
          </table:table-cell>
          <table:table-cell office:value-type="float" office:value="986.327229546333" calcext:value-type="float">
            <text:p>986.3272295463</text:p>
          </table:table-cell>
          <table:table-cell office:value-type="float" office:value="934.887615923683" calcext:value-type="float">
            <text:p>934.8876159237</text:p>
          </table:table-cell>
          <table:table-cell office:value-type="float" office:value="944.310026911327" calcext:value-type="float">
            <text:p>944.3100269113</text:p>
          </table:table-cell>
          <table:table-cell office:value-type="float" office:value="960.645680724064" calcext:value-type="float">
            <text:p>960.6456807241</text:p>
          </table:table-cell>
          <table:table-cell office:value-type="float" office:value="963.639110688514" calcext:value-type="float">
            <text:p>963.6391106885</text:p>
          </table:table-cell>
          <table:table-cell office:value-type="float" office:value="981.776104934005" calcext:value-type="float">
            <text:p>981.776104934</text:p>
          </table:table-cell>
          <table:table-cell office:value-type="float" office:value="941.251524899542" calcext:value-type="float">
            <text:p>941.2515248995</text:p>
          </table:table-cell>
          <table:table-cell office:value-type="float" office:value="940.364794930313" calcext:value-type="float">
            <text:p>940.3647949303</text:p>
          </table:table-cell>
          <table:table-cell office:value-type="float" office:value="949.70781054384" calcext:value-type="float">
            <text:p>949.7078105438</text:p>
          </table:table-cell>
          <table:table-cell office:value-type="float" office:value="981.722249623465" calcext:value-type="float">
            <text:p>981.7222496235</text:p>
          </table:table-cell>
          <table:table-cell office:value-type="float" office:value="982.013124686859" calcext:value-type="float">
            <text:p>982.0131246869</text:p>
          </table:table-cell>
        </table:table-row>
        <table:table-row table:style-name="ro1">
          <table:table-cell office:value-type="float" office:value="927.336256189183" calcext:value-type="float">
            <text:p>927.3362561892</text:p>
          </table:table-cell>
          <table:table-cell office:value-type="float" office:value="980.754645494739" calcext:value-type="float">
            <text:p>980.7546454947</text:p>
          </table:table-cell>
          <table:table-cell office:value-type="float" office:value="951.29137790426" calcext:value-type="float">
            <text:p>951.2913779043</text:p>
          </table:table-cell>
          <table:table-cell office:value-type="float" office:value="961.961223425355" calcext:value-type="float">
            <text:p>961.9612234254</text:p>
          </table:table-cell>
          <table:table-cell office:value-type="float" office:value="952.304403793858" calcext:value-type="float">
            <text:p>952.3044037939</text:p>
          </table:table-cell>
          <table:table-cell office:value-type="float" office:value="976.766770853976" calcext:value-type="float">
            <text:p>976.766770854</text:p>
          </table:table-cell>
          <table:table-cell office:value-type="float" office:value="947.096675838033" calcext:value-type="float">
            <text:p>947.096675838</text:p>
          </table:table-cell>
          <table:table-cell office:value-type="float" office:value="981.426369045936" calcext:value-type="float">
            <text:p>981.4263690459</text:p>
          </table:table-cell>
          <table:table-cell office:value-type="float" office:value="948.255473572414" calcext:value-type="float">
            <text:p>948.2554735724</text:p>
          </table:table-cell>
          <table:table-cell office:value-type="float" office:value="986.326280525721" calcext:value-type="float">
            <text:p>986.3262805257</text:p>
          </table:table-cell>
          <table:table-cell office:value-type="float" office:value="933.367659996344" calcext:value-type="float">
            <text:p>933.3676599963</text:p>
          </table:table-cell>
          <table:table-cell office:value-type="float" office:value="927.250602118279" calcext:value-type="float">
            <text:p>927.2506021183</text:p>
          </table:table-cell>
          <table:table-cell office:value-type="float" office:value="961.192491334314" calcext:value-type="float">
            <text:p>961.1924913343</text:p>
          </table:table-cell>
          <table:table-cell office:value-type="float" office:value="963.095618568343" calcext:value-type="float">
            <text:p>963.0956185683</text:p>
          </table:table-cell>
          <table:table-cell office:value-type="float" office:value="981.305143577071" calcext:value-type="float">
            <text:p>981.3051435771</text:p>
          </table:table-cell>
          <table:table-cell office:value-type="float" office:value="942.629614061706" calcext:value-type="float">
            <text:p>942.6296140617</text:p>
          </table:table-cell>
          <table:table-cell office:value-type="float" office:value="938.957726096628" calcext:value-type="float">
            <text:p>938.9577260966</text:p>
          </table:table-cell>
          <table:table-cell office:value-type="float" office:value="948.298735368492" calcext:value-type="float">
            <text:p>948.2987353685</text:p>
          </table:table-cell>
          <table:table-cell office:value-type="float" office:value="981.62986436195" calcext:value-type="float">
            <text:p>981.629864362</text:p>
          </table:table-cell>
          <table:table-cell office:value-type="float" office:value="981.64938890737" calcext:value-type="float">
            <text:p>981.6493889074</text:p>
          </table:table-cell>
        </table:table-row>
        <table:table-row table:style-name="ro1">
          <table:table-cell office:value-type="float" office:value="925.65058787723" calcext:value-type="float">
            <text:p>925.6505878772</text:p>
          </table:table-cell>
          <table:table-cell office:value-type="float" office:value="980.080205021972" calcext:value-type="float">
            <text:p>980.080205022</text:p>
          </table:table-cell>
          <table:table-cell office:value-type="float" office:value="950.732523135561" calcext:value-type="float">
            <text:p>950.7325231356</text:p>
          </table:table-cell>
          <table:table-cell office:value-type="float" office:value="960.979775858497" calcext:value-type="float">
            <text:p>960.9797758585</text:p>
          </table:table-cell>
          <table:table-cell office:value-type="float" office:value="950.820574739768" calcext:value-type="float">
            <text:p>950.8205747398</text:p>
          </table:table-cell>
          <table:table-cell office:value-type="float" office:value="976.989314753353" calcext:value-type="float">
            <text:p>976.9893147534</text:p>
          </table:table-cell>
          <table:table-cell office:value-type="float" office:value="945.873784634996" calcext:value-type="float">
            <text:p>945.873784635</text:p>
          </table:table-cell>
          <table:table-cell office:value-type="float" office:value="981.227161994473" calcext:value-type="float">
            <text:p>981.2271619945</text:p>
          </table:table-cell>
          <table:table-cell office:value-type="float" office:value="949.489106355671" calcext:value-type="float">
            <text:p>949.4891063557</text:p>
          </table:table-cell>
          <table:table-cell office:value-type="float" office:value="986.327436764429" calcext:value-type="float">
            <text:p>986.3274367644</text:p>
          </table:table-cell>
          <table:table-cell office:value-type="float" office:value="931.924318754471" calcext:value-type="float">
            <text:p>931.9243187545</text:p>
          </table:table-cell>
          <table:table-cell office:value-type="float" office:value="926.699200744856" calcext:value-type="float">
            <text:p>926.6992007449</text:p>
          </table:table-cell>
          <table:table-cell office:value-type="float" office:value="956.390168413305" calcext:value-type="float">
            <text:p>956.3901684133</text:p>
          </table:table-cell>
          <table:table-cell office:value-type="float" office:value="962.490330319311" calcext:value-type="float">
            <text:p>962.4903303193</text:p>
          </table:table-cell>
          <table:table-cell office:value-type="float" office:value="982.521736086784" calcext:value-type="float">
            <text:p>982.5217360868</text:p>
          </table:table-cell>
          <table:table-cell office:value-type="float" office:value="954.515224399489" calcext:value-type="float">
            <text:p>954.5152243995</text:p>
          </table:table-cell>
          <table:table-cell office:value-type="float" office:value="937.742940725885" calcext:value-type="float">
            <text:p>937.7429407259</text:p>
          </table:table-cell>
          <table:table-cell office:value-type="float" office:value="946.950025286318" calcext:value-type="float">
            <text:p>946.9500252863</text:p>
          </table:table-cell>
          <table:table-cell office:value-type="float" office:value="981.528189190534" calcext:value-type="float">
            <text:p>981.5281891905</text:p>
          </table:table-cell>
          <table:table-cell office:value-type="float" office:value="981.319358676754" calcext:value-type="float">
            <text:p>981.3193586768</text:p>
          </table:table-cell>
        </table:table-row>
        <table:table-row table:style-name="ro1">
          <table:table-cell office:value-type="float" office:value="927.495338178006" calcext:value-type="float">
            <text:p>927.495338178</text:p>
          </table:table-cell>
          <table:table-cell office:value-type="float" office:value="979.442674362472" calcext:value-type="float">
            <text:p>979.4426743625</text:p>
          </table:table-cell>
          <table:table-cell office:value-type="float" office:value="938.386734148602" calcext:value-type="float">
            <text:p>938.3867341486</text:p>
          </table:table-cell>
          <table:table-cell office:value-type="float" office:value="960.086546471059" calcext:value-type="float">
            <text:p>960.0865464711</text:p>
          </table:table-cell>
          <table:table-cell office:value-type="float" office:value="949.541073063745" calcext:value-type="float">
            <text:p>949.5410730637</text:p>
          </table:table-cell>
          <table:table-cell office:value-type="float" office:value="976.615019653652" calcext:value-type="float">
            <text:p>976.6150196537</text:p>
          </table:table-cell>
          <table:table-cell office:value-type="float" office:value="945.001939765341" calcext:value-type="float">
            <text:p>945.0019397653</text:p>
          </table:table-cell>
          <table:table-cell office:value-type="float" office:value="981.069756580172" calcext:value-type="float">
            <text:p>981.0697565802</text:p>
          </table:table-cell>
          <table:table-cell office:value-type="float" office:value="951.623284731545" calcext:value-type="float">
            <text:p>951.6232847315</text:p>
          </table:table-cell>
          <table:table-cell office:value-type="float" office:value="986.328643179103" calcext:value-type="float">
            <text:p>986.3286431791</text:p>
          </table:table-cell>
          <table:table-cell office:value-type="float" office:value="930.969113628639" calcext:value-type="float">
            <text:p>930.9691136286</text:p>
          </table:table-cell>
          <table:table-cell office:value-type="float" office:value="912.1535834758" calcext:value-type="float">
            <text:p>912.1535834758</text:p>
          </table:table-cell>
          <table:table-cell office:value-type="float" office:value="955.634049794227" calcext:value-type="float">
            <text:p>955.6340497942</text:p>
          </table:table-cell>
          <table:table-cell office:value-type="float" office:value="961.899905912976" calcext:value-type="float">
            <text:p>961.899905913</text:p>
          </table:table-cell>
          <table:table-cell office:value-type="float" office:value="982.799370148115" calcext:value-type="float">
            <text:p>982.7993701481</text:p>
          </table:table-cell>
          <table:table-cell office:value-type="float" office:value="956.259292855103" calcext:value-type="float">
            <text:p>956.2592928551</text:p>
          </table:table-cell>
          <table:table-cell office:value-type="float" office:value="926.993365962033" calcext:value-type="float">
            <text:p>926.993365962</text:p>
          </table:table-cell>
          <table:table-cell office:value-type="float" office:value="945.67804721153" calcext:value-type="float">
            <text:p>945.6780472115</text:p>
          </table:table-cell>
          <table:table-cell office:value-type="float" office:value="981.986208486593" calcext:value-type="float">
            <text:p>981.9862084866</text:p>
          </table:table-cell>
          <table:table-cell office:value-type="float" office:value="974.399544165923" calcext:value-type="float">
            <text:p>974.3995441659</text:p>
          </table:table-cell>
        </table:table-row>
        <table:table-row table:style-name="ro1">
          <table:table-cell office:value-type="float" office:value="930.668621632676" calcext:value-type="float">
            <text:p>930.6686216327</text:p>
          </table:table-cell>
          <table:table-cell office:value-type="float" office:value="972.176287603575" calcext:value-type="float">
            <text:p>972.1762876036</text:p>
          </table:table-cell>
          <table:table-cell office:value-type="float" office:value="939.555506421764" calcext:value-type="float">
            <text:p>939.5555064218</text:p>
          </table:table-cell>
          <table:table-cell office:value-type="float" office:value="959.21963060887" calcext:value-type="float">
            <text:p>959.2196306089</text:p>
          </table:table-cell>
          <table:table-cell office:value-type="float" office:value="950.832113740505" calcext:value-type="float">
            <text:p>950.8321137405</text:p>
          </table:table-cell>
          <table:table-cell office:value-type="float" office:value="978.492169521301" calcext:value-type="float">
            <text:p>978.4921695213</text:p>
          </table:table-cell>
          <table:table-cell office:value-type="float" office:value="930.842272348025" calcext:value-type="float">
            <text:p>930.842272348</text:p>
          </table:table-cell>
          <table:table-cell office:value-type="float" office:value="973.702736209391" calcext:value-type="float">
            <text:p>973.7027362094</text:p>
          </table:table-cell>
          <table:table-cell office:value-type="float" office:value="953.02069208114" calcext:value-type="float">
            <text:p>953.0206920811</text:p>
          </table:table-cell>
          <table:table-cell office:value-type="float" office:value="980.122038196363" calcext:value-type="float">
            <text:p>980.1220381964</text:p>
          </table:table-cell>
          <table:table-cell office:value-type="float" office:value="929.816207582385" calcext:value-type="float">
            <text:p>929.8162075824</text:p>
          </table:table-cell>
          <table:table-cell office:value-type="float" office:value="911.101116414075" calcext:value-type="float">
            <text:p>911.1011164141</text:p>
          </table:table-cell>
          <table:table-cell office:value-type="float" office:value="954.933133505716" calcext:value-type="float">
            <text:p>954.9331335057</text:p>
          </table:table-cell>
          <table:table-cell office:value-type="float" office:value="974.998633963683" calcext:value-type="float">
            <text:p>974.9986339637</text:p>
          </table:table-cell>
          <table:table-cell office:value-type="float" office:value="975.969034872512" calcext:value-type="float">
            <text:p>975.9690348725</text:p>
          </table:table-cell>
          <table:table-cell office:value-type="float" office:value="957.251439069402" calcext:value-type="float">
            <text:p>957.2514390694</text:p>
          </table:table-cell>
          <table:table-cell office:value-type="float" office:value="925.438107224693" calcext:value-type="float">
            <text:p>925.4381072247</text:p>
          </table:table-cell>
          <table:table-cell office:value-type="float" office:value="944.693393329384" calcext:value-type="float">
            <text:p>944.6933933294</text:p>
          </table:table-cell>
          <table:table-cell office:value-type="float" office:value="982.055659736453" calcext:value-type="float">
            <text:p>982.0556597365</text:p>
          </table:table-cell>
          <table:table-cell office:value-type="float" office:value="973.816576270157" calcext:value-type="float">
            <text:p>973.8165762702</text:p>
          </table:table-cell>
        </table:table-row>
        <table:table-row table:style-name="ro1">
          <table:table-cell office:value-type="float" office:value="939.384943933459" calcext:value-type="float">
            <text:p>939.3849439335</text:p>
          </table:table-cell>
          <table:table-cell office:value-type="float" office:value="971.143332690295" calcext:value-type="float">
            <text:p>971.1433326903</text:p>
          </table:table-cell>
          <table:table-cell office:value-type="float" office:value="927.18656464302" calcext:value-type="float">
            <text:p>927.186564643</text:p>
          </table:table-cell>
          <table:table-cell office:value-type="float" office:value="958.451582878582" calcext:value-type="float">
            <text:p>958.4515828786</text:p>
          </table:table-cell>
          <table:table-cell office:value-type="float" office:value="952.411560733691" calcext:value-type="float">
            <text:p>952.4115607337</text:p>
          </table:table-cell>
          <table:table-cell office:value-type="float" office:value="978.282069295174" calcext:value-type="float">
            <text:p>978.2820692952</text:p>
          </table:table-cell>
          <table:table-cell office:value-type="float" office:value="929.463370853639" calcext:value-type="float">
            <text:p>929.4633708536</text:p>
          </table:table-cell>
          <table:table-cell office:value-type="float" office:value="973.382680219327" calcext:value-type="float">
            <text:p>973.3826802193</text:p>
          </table:table-cell>
          <table:table-cell office:value-type="float" office:value="956.813581612952" calcext:value-type="float">
            <text:p>956.813581613</text:p>
          </table:table-cell>
          <table:table-cell office:value-type="float" office:value="979.650235995857" calcext:value-type="float">
            <text:p>979.6502359959</text:p>
          </table:table-cell>
          <table:table-cell office:value-type="float" office:value="917.232698009659" calcext:value-type="float">
            <text:p>917.2326980097</text:p>
          </table:table-cell>
          <table:table-cell office:value-type="float" office:value="910.11026686923" calcext:value-type="float">
            <text:p>910.1102668692</text:p>
          </table:table-cell>
          <table:table-cell office:value-type="float" office:value="946.66938595443" calcext:value-type="float">
            <text:p>946.6693859544</text:p>
          </table:table-cell>
          <table:table-cell office:value-type="float" office:value="975.505543337514" calcext:value-type="float">
            <text:p>975.5055433375</text:p>
          </table:table-cell>
          <table:table-cell office:value-type="float" office:value="975.268677381709" calcext:value-type="float">
            <text:p>975.2686773817</text:p>
          </table:table-cell>
          <table:table-cell office:value-type="float" office:value="957.83865922883" calcext:value-type="float">
            <text:p>957.8386592288</text:p>
          </table:table-cell>
          <table:table-cell office:value-type="float" office:value="923.867533402857" calcext:value-type="float">
            <text:p>923.8675334029</text:p>
          </table:table-cell>
          <table:table-cell office:value-type="float" office:value="945.785923566061" calcext:value-type="float">
            <text:p>945.7859235661</text:p>
          </table:table-cell>
          <table:table-cell office:value-type="float" office:value="982.186745574998" calcext:value-type="float">
            <text:p>982.186745575</text:p>
          </table:table-cell>
          <table:table-cell office:value-type="float" office:value="973.289325715601" calcext:value-type="float">
            <text:p>973.2893257156</text:p>
          </table:table-cell>
        </table:table-row>
        <table:table-row table:style-name="ro1">
          <table:table-cell office:value-type="float" office:value="940.501499858692" calcext:value-type="float">
            <text:p>940.5014998587</text:p>
          </table:table-cell>
          <table:table-cell office:value-type="float" office:value="962.850412815482" calcext:value-type="float">
            <text:p>962.8504128155</text:p>
          </table:table-cell>
          <table:table-cell office:value-type="float" office:value="924.858868435258" calcext:value-type="float">
            <text:p>924.8588684353</text:p>
          </table:table-cell>
          <table:table-cell office:value-type="float" office:value="958.042410758731" calcext:value-type="float">
            <text:p>958.0424107587</text:p>
          </table:table-cell>
          <table:table-cell office:value-type="float" office:value="957.163513206889" calcext:value-type="float">
            <text:p>957.1635132069</text:p>
          </table:table-cell>
          <table:table-cell office:value-type="float" office:value="972.676085827969" calcext:value-type="float">
            <text:p>972.676085828</text:p>
          </table:table-cell>
          <table:table-cell office:value-type="float" office:value="928.429654514966" calcext:value-type="float">
            <text:p>928.429654515</text:p>
          </table:table-cell>
          <table:table-cell office:value-type="float" office:value="973.765453101156" calcext:value-type="float">
            <text:p>973.7654531012</text:p>
          </table:table-cell>
          <table:table-cell office:value-type="float" office:value="956.810321204997" calcext:value-type="float">
            <text:p>956.810321205</text:p>
          </table:table-cell>
          <table:table-cell office:value-type="float" office:value="980.210939593464" calcext:value-type="float">
            <text:p>980.2109395935</text:p>
          </table:table-cell>
          <table:table-cell office:value-type="float" office:value="916.083319773383" calcext:value-type="float">
            <text:p>916.0833197734</text:p>
          </table:table-cell>
          <table:table-cell office:value-type="float" office:value="908.9187484891" calcext:value-type="float">
            <text:p>908.9187484891</text:p>
          </table:table-cell>
          <table:table-cell office:value-type="float" office:value="945.441824139681" calcext:value-type="float">
            <text:p>945.4418241397</text:p>
          </table:table-cell>
          <table:table-cell office:value-type="float" office:value="974.896734225882" calcext:value-type="float">
            <text:p>974.8967342259</text:p>
          </table:table-cell>
          <table:table-cell office:value-type="float" office:value="966.731628820281" calcext:value-type="float">
            <text:p>966.7316288203</text:p>
          </table:table-cell>
          <table:table-cell office:value-type="float" office:value="965.632473241569" calcext:value-type="float">
            <text:p>965.6324732416</text:p>
          </table:table-cell>
          <table:table-cell office:value-type="float" office:value="922.204946402532" calcext:value-type="float">
            <text:p>922.2049464025</text:p>
          </table:table-cell>
          <table:table-cell office:value-type="float" office:value="944.02200289527" calcext:value-type="float">
            <text:p>944.0220028953</text:p>
          </table:table-cell>
          <table:table-cell office:value-type="float" office:value="982.694209232563" calcext:value-type="float">
            <text:p>982.6942092326</text:p>
          </table:table-cell>
          <table:table-cell office:value-type="float" office:value="972.78117910663" calcext:value-type="float">
            <text:p>972.7811791066</text:p>
          </table:table-cell>
        </table:table-row>
        <table:table-row table:style-name="ro1">
          <table:table-cell office:value-type="float" office:value="940.867171360727" calcext:value-type="float">
            <text:p>940.8671713607</text:p>
          </table:table-cell>
          <table:table-cell office:value-type="float" office:value="961.508360522544" calcext:value-type="float">
            <text:p>961.5083605225</text:p>
          </table:table-cell>
          <table:table-cell office:value-type="float" office:value="922.599284618541" calcext:value-type="float">
            <text:p>922.5992846185</text:p>
          </table:table-cell>
          <table:table-cell office:value-type="float" office:value="957.748599111437" calcext:value-type="float">
            <text:p>957.7485991114</text:p>
          </table:table-cell>
          <table:table-cell office:value-type="float" office:value="956.033778265325" calcext:value-type="float">
            <text:p>956.0337782653</text:p>
          </table:table-cell>
          <table:table-cell office:value-type="float" office:value="972.305778379124" calcext:value-type="float">
            <text:p>972.3057783791</text:p>
          </table:table-cell>
          <table:table-cell office:value-type="float" office:value="927.202937689814" calcext:value-type="float">
            <text:p>927.2029376898</text:p>
          </table:table-cell>
          <table:table-cell office:value-type="float" office:value="974.303570220505" calcext:value-type="float">
            <text:p>974.3035702205</text:p>
          </table:table-cell>
          <table:table-cell office:value-type="float" office:value="951.587925304803" calcext:value-type="float">
            <text:p>951.5879253048</text:p>
          </table:table-cell>
          <table:table-cell office:value-type="float" office:value="979.970599591649" calcext:value-type="float">
            <text:p>979.9705995916</text:p>
          </table:table-cell>
          <table:table-cell office:value-type="float" office:value="915.175395690265" calcext:value-type="float">
            <text:p>915.1753956903</text:p>
          </table:table-cell>
          <table:table-cell office:value-type="float" office:value="908.18024946365" calcext:value-type="float">
            <text:p>908.1802494637</text:p>
          </table:table-cell>
          <table:table-cell office:value-type="float" office:value="944.47208419671" calcext:value-type="float">
            <text:p>944.4720841967</text:p>
          </table:table-cell>
          <table:table-cell office:value-type="float" office:value="974.340180375487" calcext:value-type="float">
            <text:p>974.3401803755</text:p>
          </table:table-cell>
          <table:table-cell office:value-type="float" office:value="965.736343951813" calcext:value-type="float">
            <text:p>965.7363439518</text:p>
          </table:table-cell>
          <table:table-cell office:value-type="float" office:value="965.72666933858" calcext:value-type="float">
            <text:p>965.7266693386</text:p>
          </table:table-cell>
          <table:table-cell office:value-type="float" office:value="920.571795540423" calcext:value-type="float">
            <text:p>920.5717955404</text:p>
          </table:table-cell>
          <table:table-cell office:value-type="float" office:value="942.517545812638" calcext:value-type="float">
            <text:p>942.5175458126</text:p>
          </table:table-cell>
          <table:table-cell office:value-type="float" office:value="982.360611391016" calcext:value-type="float">
            <text:p>982.360611391</text:p>
          </table:table-cell>
          <table:table-cell office:value-type="float" office:value="972.275119213348" calcext:value-type="float">
            <text:p>972.2751192133</text:p>
          </table:table-cell>
        </table:table-row>
        <table:table-row table:style-name="ro1">
          <table:table-cell office:value-type="float" office:value="941.156717268036" calcext:value-type="float">
            <text:p>941.156717268</text:p>
          </table:table-cell>
          <table:table-cell office:value-type="float" office:value="960.233152852272" calcext:value-type="float">
            <text:p>960.2331528523</text:p>
          </table:table-cell>
          <table:table-cell office:value-type="float" office:value="938.759677348868" calcext:value-type="float">
            <text:p>938.7596773489</text:p>
          </table:table-cell>
          <table:table-cell office:value-type="float" office:value="957.420651589322" calcext:value-type="float">
            <text:p>957.4206515893</text:p>
          </table:table-cell>
          <table:table-cell office:value-type="float" office:value="953.938592455565" calcext:value-type="float">
            <text:p>953.9385924556</text:p>
          </table:table-cell>
          <table:table-cell office:value-type="float" office:value="971.957751786384" calcext:value-type="float">
            <text:p>971.9577517864</text:p>
          </table:table-cell>
          <table:table-cell office:value-type="float" office:value="925.743685766865" calcext:value-type="float">
            <text:p>925.7436857669</text:p>
          </table:table-cell>
          <table:table-cell office:value-type="float" office:value="974.607919439752" calcext:value-type="float">
            <text:p>974.6079194398</text:p>
          </table:table-cell>
          <table:table-cell office:value-type="float" office:value="950.99407040937" calcext:value-type="float">
            <text:p>950.9940704094</text:p>
          </table:table-cell>
          <table:table-cell office:value-type="float" office:value="979.756823147884" calcext:value-type="float">
            <text:p>979.7568231479</text:p>
          </table:table-cell>
          <table:table-cell office:value-type="float" office:value="914.663094468303" calcext:value-type="float">
            <text:p>914.6630944683</text:p>
          </table:table-cell>
          <table:table-cell office:value-type="float" office:value="895.029830747153" calcext:value-type="float">
            <text:p>895.0298307472</text:p>
          </table:table-cell>
          <table:table-cell office:value-type="float" office:value="943.610405647065" calcext:value-type="float">
            <text:p>943.6104056471</text:p>
          </table:table-cell>
          <table:table-cell office:value-type="float" office:value="973.800313868056" calcext:value-type="float">
            <text:p>973.8003138681</text:p>
          </table:table-cell>
          <table:table-cell office:value-type="float" office:value="956.755989857722" calcext:value-type="float">
            <text:p>956.7559898577</text:p>
          </table:table-cell>
          <table:table-cell office:value-type="float" office:value="965.951472331899" calcext:value-type="float">
            <text:p>965.9514723319</text:p>
          </table:table-cell>
          <table:table-cell office:value-type="float" office:value="918.900342137664" calcext:value-type="float">
            <text:p>918.9003421377</text:p>
          </table:table-cell>
          <table:table-cell office:value-type="float" office:value="941.593894929507" calcext:value-type="float">
            <text:p>941.5938949295</text:p>
          </table:table-cell>
          <table:table-cell office:value-type="float" office:value="982.099120105588" calcext:value-type="float">
            <text:p>982.0991201056</text:p>
          </table:table-cell>
          <table:table-cell office:value-type="float" office:value="971.769215599309" calcext:value-type="float">
            <text:p>971.7692155993</text:p>
          </table:table-cell>
        </table:table-row>
        <table:table-row table:style-name="ro1">
          <table:table-cell office:value-type="float" office:value="937.652269313833" calcext:value-type="float">
            <text:p>937.6522693138</text:p>
          </table:table-cell>
          <table:table-cell office:value-type="float" office:value="958.97554601976" calcext:value-type="float">
            <text:p>958.9755460198</text:p>
          </table:table-cell>
          <table:table-cell office:value-type="float" office:value="940.024994667568" calcext:value-type="float">
            <text:p>940.0249946676</text:p>
          </table:table-cell>
          <table:table-cell office:value-type="float" office:value="956.935703932582" calcext:value-type="float">
            <text:p>956.9357039326</text:p>
          </table:table-cell>
          <table:table-cell office:value-type="float" office:value="955.90878731943" calcext:value-type="float">
            <text:p>955.9087873194</text:p>
          </table:table-cell>
          <table:table-cell office:value-type="float" office:value="965.303032190447" calcext:value-type="float">
            <text:p>965.3030321904</text:p>
          </table:table-cell>
          <table:table-cell office:value-type="float" office:value="924.064628882004" calcext:value-type="float">
            <text:p>924.064628882</text:p>
          </table:table-cell>
          <table:table-cell office:value-type="float" office:value="968.449096367665" calcext:value-type="float">
            <text:p>968.4490963677</text:p>
          </table:table-cell>
          <table:table-cell office:value-type="float" office:value="950.363884894967" calcext:value-type="float">
            <text:p>950.363884895</text:p>
          </table:table-cell>
          <table:table-cell office:value-type="float" office:value="979.554193107045" calcext:value-type="float">
            <text:p>979.554193107</text:p>
          </table:table-cell>
          <table:table-cell office:value-type="float" office:value="915.789705901554" calcext:value-type="float">
            <text:p>915.7897059016</text:p>
          </table:table-cell>
          <table:table-cell office:value-type="float" office:value="893.861405962303" calcext:value-type="float">
            <text:p>893.8614059623</text:p>
          </table:table-cell>
          <table:table-cell office:value-type="float" office:value="934.345002947333" calcext:value-type="float">
            <text:p>934.3450029473</text:p>
          </table:table-cell>
          <table:table-cell office:value-type="float" office:value="973.442292624415" calcext:value-type="float">
            <text:p>973.4422926244</text:p>
          </table:table-cell>
          <table:table-cell office:value-type="float" office:value="955.616927191746" calcext:value-type="float">
            <text:p>955.6169271917</text:p>
          </table:table-cell>
          <table:table-cell office:value-type="float" office:value="966.051012714932" calcext:value-type="float">
            <text:p>966.0510127149</text:p>
          </table:table-cell>
          <table:table-cell office:value-type="float" office:value="936.192418516218" calcext:value-type="float">
            <text:p>936.1924185162</text:p>
          </table:table-cell>
          <table:table-cell office:value-type="float" office:value="940.85252319658" calcext:value-type="float">
            <text:p>940.8525231966</text:p>
          </table:table-cell>
          <table:table-cell office:value-type="float" office:value="974.239978348263" calcext:value-type="float">
            <text:p>974.2399783483</text:p>
          </table:table-cell>
          <table:table-cell office:value-type="float" office:value="971.38260465228" calcext:value-type="float">
            <text:p>971.3826046523</text:p>
          </table:table-cell>
        </table:table-row>
        <table:table-row table:style-name="ro1">
          <table:table-cell office:value-type="float" office:value="936.982788394552" calcext:value-type="float">
            <text:p>936.9827883946</text:p>
          </table:table-cell>
          <table:table-cell office:value-type="float" office:value="958.002212941286" calcext:value-type="float">
            <text:p>958.0022129413</text:p>
          </table:table-cell>
          <table:table-cell office:value-type="float" office:value="938.471297503443" calcext:value-type="float">
            <text:p>938.4712975034</text:p>
          </table:table-cell>
          <table:table-cell office:value-type="float" office:value="956.280632700767" calcext:value-type="float">
            <text:p>956.2806327008</text:p>
          </table:table-cell>
          <table:table-cell office:value-type="float" office:value="955.381651223883" calcext:value-type="float">
            <text:p>955.3816512239</text:p>
          </table:table-cell>
          <table:table-cell office:value-type="float" office:value="964.806454073287" calcext:value-type="float">
            <text:p>964.8064540733</text:p>
          </table:table-cell>
          <table:table-cell office:value-type="float" office:value="922.668764230303" calcext:value-type="float">
            <text:p>922.6687642303</text:p>
          </table:table-cell>
          <table:table-cell office:value-type="float" office:value="968.293450623841" calcext:value-type="float">
            <text:p>968.2934506238</text:p>
          </table:table-cell>
          <table:table-cell office:value-type="float" office:value="949.752742900207" calcext:value-type="float">
            <text:p>949.7527429002</text:p>
          </table:table-cell>
          <table:table-cell office:value-type="float" office:value="979.340920896372" calcext:value-type="float">
            <text:p>979.3409208964</text:p>
          </table:table-cell>
          <table:table-cell office:value-type="float" office:value="913.925436714558" calcext:value-type="float">
            <text:p>913.9254367146</text:p>
          </table:table-cell>
          <table:table-cell office:value-type="float" office:value="892.828458178072" calcext:value-type="float">
            <text:p>892.8284581781</text:p>
          </table:table-cell>
          <table:table-cell office:value-type="float" office:value="933.082326214984" calcext:value-type="float">
            <text:p>933.082326215</text:p>
          </table:table-cell>
          <table:table-cell office:value-type="float" office:value="973.100019943027" calcext:value-type="float">
            <text:p>973.100019943</text:p>
          </table:table-cell>
          <table:table-cell office:value-type="float" office:value="954.579855607545" calcext:value-type="float">
            <text:p>954.5798556075</text:p>
          </table:table-cell>
          <table:table-cell office:value-type="float" office:value="966.0612750377" calcext:value-type="float">
            <text:p>966.0612750377</text:p>
          </table:table-cell>
          <table:table-cell office:value-type="float" office:value="934.977834018742" calcext:value-type="float">
            <text:p>934.9778340187</text:p>
          </table:table-cell>
          <table:table-cell office:value-type="float" office:value="941.81769957896" calcext:value-type="float">
            <text:p>941.817699579</text:p>
          </table:table-cell>
          <table:table-cell office:value-type="float" office:value="973.481549894596" calcext:value-type="float">
            <text:p>973.4815498946</text:p>
          </table:table-cell>
          <table:table-cell office:value-type="float" office:value="960.069448858609" calcext:value-type="float">
            <text:p>960.0694488586</text:p>
          </table:table-cell>
        </table:table-row>
        <table:table-row table:style-name="ro1">
          <table:table-cell office:value-type="float" office:value="936.449992075368" calcext:value-type="float">
            <text:p>936.4499920754</text:p>
          </table:table-cell>
          <table:table-cell office:value-type="float" office:value="957.119747792816" calcext:value-type="float">
            <text:p>957.1197477928</text:p>
          </table:table-cell>
          <table:table-cell office:value-type="float" office:value="940.212660672199" calcext:value-type="float">
            <text:p>940.2126606722</text:p>
          </table:table-cell>
          <table:table-cell office:value-type="float" office:value="955.469142999921" calcext:value-type="float">
            <text:p>955.4691429999</text:p>
          </table:table-cell>
          <table:table-cell office:value-type="float" office:value="955.548785759525" calcext:value-type="float">
            <text:p>955.5487857595</text:p>
          </table:table-cell>
          <table:table-cell office:value-type="float" office:value="965.365897742304" calcext:value-type="float">
            <text:p>965.3658977423</text:p>
          </table:table-cell>
          <table:table-cell office:value-type="float" office:value="922.030534015387" calcext:value-type="float">
            <text:p>922.0305340154</text:p>
          </table:table-cell>
          <table:table-cell office:value-type="float" office:value="968.156717596814" calcext:value-type="float">
            <text:p>968.1567175968</text:p>
          </table:table-cell>
          <table:table-cell office:value-type="float" office:value="949.197277465434" calcext:value-type="float">
            <text:p>949.1972774654</text:p>
          </table:table-cell>
          <table:table-cell office:value-type="float" office:value="979.171492473067" calcext:value-type="float">
            <text:p>979.1714924731</text:p>
          </table:table-cell>
          <table:table-cell office:value-type="float" office:value="912.80194527378" calcext:value-type="float">
            <text:p>912.8019452738</text:p>
          </table:table-cell>
          <table:table-cell office:value-type="float" office:value="891.738408615824" calcext:value-type="float">
            <text:p>891.7384086158</text:p>
          </table:table-cell>
          <table:table-cell office:value-type="float" office:value="951.244930455525" calcext:value-type="float">
            <text:p>951.2449304555</text:p>
          </table:table-cell>
          <table:table-cell office:value-type="float" office:value="975.162691968707" calcext:value-type="float">
            <text:p>975.1626919687</text:p>
          </table:table-cell>
          <table:table-cell office:value-type="float" office:value="953.519389799689" calcext:value-type="float">
            <text:p>953.5193897997</text:p>
          </table:table-cell>
          <table:table-cell office:value-type="float" office:value="966.019754408831" calcext:value-type="float">
            <text:p>966.0197544088</text:p>
          </table:table-cell>
          <table:table-cell office:value-type="float" office:value="933.675960977532" calcext:value-type="float">
            <text:p>933.6759609775</text:p>
          </table:table-cell>
          <table:table-cell office:value-type="float" office:value="943.905341862161" calcext:value-type="float">
            <text:p>943.9053418622</text:p>
          </table:table-cell>
          <table:table-cell office:value-type="float" office:value="972.831637170009" calcext:value-type="float">
            <text:p>972.83163717</text:p>
          </table:table-cell>
          <table:table-cell office:value-type="float" office:value="959.460382760748" calcext:value-type="float">
            <text:p>959.4603827607</text:p>
          </table:table-cell>
        </table:table-row>
        <table:table-row table:style-name="ro1">
          <table:table-cell office:value-type="float" office:value="936.147774870973" calcext:value-type="float">
            <text:p>936.147774871</text:p>
          </table:table-cell>
          <table:table-cell office:value-type="float" office:value="957.992780846026" calcext:value-type="float">
            <text:p>957.992780846</text:p>
          </table:table-cell>
          <table:table-cell office:value-type="float" office:value="942.093063629895" calcext:value-type="float">
            <text:p>942.0930636299</text:p>
          </table:table-cell>
          <table:table-cell office:value-type="float" office:value="954.874727485758" calcext:value-type="float">
            <text:p>954.8747274858</text:p>
          </table:table-cell>
          <table:table-cell office:value-type="float" office:value="955.060439676411" calcext:value-type="float">
            <text:p>955.0604396764</text:p>
          </table:table-cell>
          <table:table-cell office:value-type="float" office:value="964.496596075662" calcext:value-type="float">
            <text:p>964.4965960757</text:p>
          </table:table-cell>
          <table:table-cell office:value-type="float" office:value="923.278561982793" calcext:value-type="float">
            <text:p>923.2785619828</text:p>
          </table:table-cell>
          <table:table-cell office:value-type="float" office:value="956.698050500431" calcext:value-type="float">
            <text:p>956.6980505004</text:p>
          </table:table-cell>
          <table:table-cell office:value-type="float" office:value="940.48446757337" calcext:value-type="float">
            <text:p>940.4844675734</text:p>
          </table:table-cell>
          <table:table-cell office:value-type="float" office:value="978.989655262912" calcext:value-type="float">
            <text:p>978.9896552629</text:p>
          </table:table-cell>
          <table:table-cell office:value-type="float" office:value="914.317080423915" calcext:value-type="float">
            <text:p>914.3170804239</text:p>
          </table:table-cell>
          <table:table-cell office:value-type="float" office:value="880.022924044187" calcext:value-type="float">
            <text:p>880.0229240442</text:p>
          </table:table-cell>
          <table:table-cell office:value-type="float" office:value="950.376361633783" calcext:value-type="float">
            <text:p>950.3763616338</text:p>
          </table:table-cell>
          <table:table-cell office:value-type="float" office:value="974.767244967378" calcext:value-type="float">
            <text:p>974.7672449674</text:p>
          </table:table-cell>
          <table:table-cell office:value-type="float" office:value="944.185924055774" calcext:value-type="float">
            <text:p>944.1859240558</text:p>
          </table:table-cell>
          <table:table-cell office:value-type="float" office:value="967.776255164462" calcext:value-type="float">
            <text:p>967.7762551645</text:p>
          </table:table-cell>
          <table:table-cell office:value-type="float" office:value="932.227382308999" calcext:value-type="float">
            <text:p>932.227382309</text:p>
          </table:table-cell>
          <table:table-cell office:value-type="float" office:value="945.471593929615" calcext:value-type="float">
            <text:p>945.4715939296</text:p>
          </table:table-cell>
          <table:table-cell office:value-type="float" office:value="972.283712151911" calcext:value-type="float">
            <text:p>972.2837121519</text:p>
          </table:table-cell>
          <table:table-cell office:value-type="float" office:value="958.778634121329" calcext:value-type="float">
            <text:p>958.7786341213</text:p>
          </table:table-cell>
        </table:table-row>
        <table:table-row table:style-name="ro1">
          <table:table-cell office:value-type="float" office:value="935.794719416227" calcext:value-type="float">
            <text:p>935.7947194162</text:p>
          </table:table-cell>
          <table:table-cell office:value-type="float" office:value="947.621066793184" calcext:value-type="float">
            <text:p>947.6210667932</text:p>
          </table:table-cell>
          <table:table-cell office:value-type="float" office:value="943.427208782377" calcext:value-type="float">
            <text:p>943.4272087824</text:p>
          </table:table-cell>
          <table:table-cell office:value-type="float" office:value="954.344171452963" calcext:value-type="float">
            <text:p>954.344171453</text:p>
          </table:table-cell>
          <table:table-cell office:value-type="float" office:value="967.278114009197" calcext:value-type="float">
            <text:p>967.2781140092</text:p>
          </table:table-cell>
          <table:table-cell office:value-type="float" office:value="964.05547296864" calcext:value-type="float">
            <text:p>964.0554729686</text:p>
          </table:table-cell>
          <table:table-cell office:value-type="float" office:value="921.864568275775" calcext:value-type="float">
            <text:p>921.8645682758</text:p>
          </table:table-cell>
          <table:table-cell office:value-type="float" office:value="957.091281931142" calcext:value-type="float">
            <text:p>957.0912819311</text:p>
          </table:table-cell>
          <table:table-cell office:value-type="float" office:value="939.534938549053" calcext:value-type="float">
            <text:p>939.5349385491</text:p>
          </table:table-cell>
          <table:table-cell office:value-type="float" office:value="979.208981357253" calcext:value-type="float">
            <text:p>979.2089813573</text:p>
          </table:table-cell>
          <table:table-cell office:value-type="float" office:value="931.020275513101" calcext:value-type="float">
            <text:p>931.0202755131</text:p>
          </table:table-cell>
          <table:table-cell office:value-type="float" office:value="879.346689708614" calcext:value-type="float">
            <text:p>879.3466897086</text:p>
          </table:table-cell>
          <table:table-cell office:value-type="float" office:value="949.519815359077" calcext:value-type="float">
            <text:p>949.5198153591</text:p>
          </table:table-cell>
          <table:table-cell office:value-type="float" office:value="974.314101490021" calcext:value-type="float">
            <text:p>974.31410149</text:p>
          </table:table-cell>
          <table:table-cell office:value-type="float" office:value="943.017896828799" calcext:value-type="float">
            <text:p>943.0178968288</text:p>
          </table:table-cell>
          <table:table-cell office:value-type="float" office:value="967.698596701243" calcext:value-type="float">
            <text:p>967.6985967012</text:p>
          </table:table-cell>
          <table:table-cell office:value-type="float" office:value="930.666211786126" calcext:value-type="float">
            <text:p>930.6662117861</text:p>
          </table:table-cell>
          <table:table-cell office:value-type="float" office:value="949.589015205433" calcext:value-type="float">
            <text:p>949.5890152054</text:p>
          </table:table-cell>
          <table:table-cell office:value-type="float" office:value="961.809737755817" calcext:value-type="float">
            <text:p>961.8097377558</text:p>
          </table:table-cell>
          <table:table-cell office:value-type="float" office:value="958.136596917363" calcext:value-type="float">
            <text:p>958.1365969174</text:p>
          </table:table-cell>
        </table:table-row>
        <table:table-row table:style-name="ro1">
          <table:table-cell office:value-type="float" office:value="935.832897650787" calcext:value-type="float">
            <text:p>935.8328976508</text:p>
          </table:table-cell>
          <table:table-cell office:value-type="float" office:value="945.724909490375" calcext:value-type="float">
            <text:p>945.7249094904</text:p>
          </table:table-cell>
          <table:table-cell office:value-type="float" office:value="941.57969248684" calcext:value-type="float">
            <text:p>941.5796924868</text:p>
          </table:table-cell>
          <table:table-cell office:value-type="float" office:value="941.433627935274" calcext:value-type="float">
            <text:p>941.4336279353</text:p>
          </table:table-cell>
          <table:table-cell office:value-type="float" office:value="967.000492390674" calcext:value-type="float">
            <text:p>967.0004923907</text:p>
          </table:table-cell>
          <table:table-cell office:value-type="float" office:value="956.791135808311" calcext:value-type="float">
            <text:p>956.7911358083</text:p>
          </table:table-cell>
          <table:table-cell office:value-type="float" office:value="921.140527092143" calcext:value-type="float">
            <text:p>921.1405270921</text:p>
          </table:table-cell>
          <table:table-cell office:value-type="float" office:value="956.256381907312" calcext:value-type="float">
            <text:p>956.2563819073</text:p>
          </table:table-cell>
          <table:table-cell office:value-type="float" office:value="930.880445880457" calcext:value-type="float">
            <text:p>930.8804458805</text:p>
          </table:table-cell>
          <table:table-cell office:value-type="float" office:value="978.919385328932" calcext:value-type="float">
            <text:p>978.9193853289</text:p>
          </table:table-cell>
          <table:table-cell office:value-type="float" office:value="929.655123303879" calcext:value-type="float">
            <text:p>929.6551233039</text:p>
          </table:table-cell>
          <table:table-cell office:value-type="float" office:value="878.24148235504" calcext:value-type="float">
            <text:p>878.241482355</text:p>
          </table:table-cell>
          <table:table-cell office:value-type="float" office:value="941.346167262168" calcext:value-type="float">
            <text:p>941.3461672622</text:p>
          </table:table-cell>
          <table:table-cell office:value-type="float" office:value="973.809907814765" calcext:value-type="float">
            <text:p>973.8099078148</text:p>
          </table:table-cell>
          <table:table-cell office:value-type="float" office:value="941.895463852419" calcext:value-type="float">
            <text:p>941.8954638524</text:p>
          </table:table-cell>
          <table:table-cell office:value-type="float" office:value="967.706787779787" calcext:value-type="float">
            <text:p>967.7067877798</text:p>
          </table:table-cell>
          <table:table-cell office:value-type="float" office:value="929.513348395837" calcext:value-type="float">
            <text:p>929.5133483958</text:p>
          </table:table-cell>
          <table:table-cell office:value-type="float" office:value="949.734003377957" calcext:value-type="float">
            <text:p>949.734003378</text:p>
          </table:table-cell>
          <table:table-cell office:value-type="float" office:value="962.732412269697" calcext:value-type="float">
            <text:p>962.7324122697</text:p>
          </table:table-cell>
          <table:table-cell office:value-type="float" office:value="957.504893497407" calcext:value-type="float">
            <text:p>957.5048934974</text:p>
          </table:table-cell>
        </table:table-row>
        <table:table-row table:style-name="ro1">
          <table:table-cell office:value-type="float" office:value="934.120593158255" calcext:value-type="float">
            <text:p>934.1205931583</text:p>
          </table:table-cell>
          <table:table-cell office:value-type="float" office:value="936.336441763237" calcext:value-type="float">
            <text:p>936.3364417632</text:p>
          </table:table-cell>
          <table:table-cell office:value-type="float" office:value="939.42016540777" calcext:value-type="float">
            <text:p>939.4201654078</text:p>
          </table:table-cell>
          <table:table-cell office:value-type="float" office:value="940.618932915726" calcext:value-type="float">
            <text:p>940.6189329157</text:p>
          </table:table-cell>
          <table:table-cell office:value-type="float" office:value="966.878407129851" calcext:value-type="float">
            <text:p>966.8784071299</text:p>
          </table:table-cell>
          <table:table-cell office:value-type="float" office:value="956.182463110278" calcext:value-type="float">
            <text:p>956.1824631103</text:p>
          </table:table-cell>
          <table:table-cell office:value-type="float" office:value="906.879109339576" calcext:value-type="float">
            <text:p>906.8791093396</text:p>
          </table:table-cell>
          <table:table-cell office:value-type="float" office:value="944.71005176409" calcext:value-type="float">
            <text:p>944.7100517641</text:p>
          </table:table-cell>
          <table:table-cell office:value-type="float" office:value="929.540984432701" calcext:value-type="float">
            <text:p>929.5409844327</text:p>
          </table:table-cell>
          <table:table-cell office:value-type="float" office:value="978.714826442001" calcext:value-type="float">
            <text:p>978.714826442</text:p>
          </table:table-cell>
          <table:table-cell office:value-type="float" office:value="919.080569220039" calcext:value-type="float">
            <text:p>919.08056922</text:p>
          </table:table-cell>
          <table:table-cell office:value-type="float" office:value="867.948626504054" calcext:value-type="float">
            <text:p>867.9486265041</text:p>
          </table:table-cell>
          <table:table-cell office:value-type="float" office:value="940.211979301976" calcext:value-type="float">
            <text:p>940.211979302</text:p>
          </table:table-cell>
          <table:table-cell office:value-type="float" office:value="973.409351372956" calcext:value-type="float">
            <text:p>973.409351373</text:p>
          </table:table-cell>
          <table:table-cell office:value-type="float" office:value="932.900758468974" calcext:value-type="float">
            <text:p>932.900758469</text:p>
          </table:table-cell>
          <table:table-cell office:value-type="float" office:value="967.622271575198" calcext:value-type="float">
            <text:p>967.6222715752</text:p>
          </table:table-cell>
          <table:table-cell office:value-type="float" office:value="930.750756697752" calcext:value-type="float">
            <text:p>930.7507566978</text:p>
          </table:table-cell>
          <table:table-cell office:value-type="float" office:value="949.708640872758" calcext:value-type="float">
            <text:p>949.7086408728</text:p>
          </table:table-cell>
          <table:table-cell office:value-type="float" office:value="952.243601514215" calcext:value-type="float">
            <text:p>952.2436015142</text:p>
          </table:table-cell>
          <table:table-cell office:value-type="float" office:value="956.869078522004" calcext:value-type="float">
            <text:p>956.869078522</text:p>
          </table:table-cell>
        </table:table-row>
        <table:table-row table:style-name="ro1">
          <table:table-cell office:value-type="float" office:value="931.19194713077" calcext:value-type="float">
            <text:p>931.1919471308</text:p>
          </table:table-cell>
          <table:table-cell office:value-type="float" office:value="934.215224135895" calcext:value-type="float">
            <text:p>934.2152241359</text:p>
          </table:table-cell>
          <table:table-cell office:value-type="float" office:value="937.747722910464" calcext:value-type="float">
            <text:p>937.7477229105</text:p>
          </table:table-cell>
          <table:table-cell office:value-type="float" office:value="939.664602068178" calcext:value-type="float">
            <text:p>939.6646020682</text:p>
          </table:table-cell>
          <table:table-cell office:value-type="float" office:value="966.830183444213" calcext:value-type="float">
            <text:p>966.8301834442</text:p>
          </table:table-cell>
          <table:table-cell office:value-type="float" office:value="955.497579371103" calcext:value-type="float">
            <text:p>955.4975793711</text:p>
          </table:table-cell>
          <table:table-cell office:value-type="float" office:value="905.549046401542" calcext:value-type="float">
            <text:p>905.5490464015</text:p>
          </table:table-cell>
          <table:table-cell office:value-type="float" office:value="943.196997763605" calcext:value-type="float">
            <text:p>943.1969977636</text:p>
          </table:table-cell>
          <table:table-cell office:value-type="float" office:value="928.19118922406" calcext:value-type="float">
            <text:p>928.1911892241</text:p>
          </table:table-cell>
          <table:table-cell office:value-type="float" office:value="978.500663862275" calcext:value-type="float">
            <text:p>978.5006638623</text:p>
          </table:table-cell>
          <table:table-cell office:value-type="float" office:value="920.777569079445" calcext:value-type="float">
            <text:p>920.7775690794</text:p>
          </table:table-cell>
          <table:table-cell office:value-type="float" office:value="869.721326430721" calcext:value-type="float">
            <text:p>869.7213264307</text:p>
          </table:table-cell>
          <table:table-cell office:value-type="float" office:value="939.02338402584" calcext:value-type="float">
            <text:p>939.0233840258</text:p>
          </table:table-cell>
          <table:table-cell office:value-type="float" office:value="973.057828672996" calcext:value-type="float">
            <text:p>973.057828673</text:p>
          </table:table-cell>
          <table:table-cell office:value-type="float" office:value="931.39033421963" calcext:value-type="float">
            <text:p>931.3903342196</text:p>
          </table:table-cell>
          <table:table-cell office:value-type="float" office:value="967.502980985929" calcext:value-type="float">
            <text:p>967.5029809859</text:p>
          </table:table-cell>
          <table:table-cell office:value-type="float" office:value="928.680467572496" calcext:value-type="float">
            <text:p>928.6804675725</text:p>
          </table:table-cell>
          <table:table-cell office:value-type="float" office:value="949.635927032726" calcext:value-type="float">
            <text:p>949.6359270327</text:p>
          </table:table-cell>
          <table:table-cell office:value-type="float" office:value="949.998653069701" calcext:value-type="float">
            <text:p>949.9986530697</text:p>
          </table:table-cell>
          <table:table-cell office:value-type="float" office:value="957.594075635029" calcext:value-type="float">
            <text:p>957.594075635</text:p>
          </table:table-cell>
        </table:table-row>
        <table:table-row table:style-name="ro1">
          <table:table-cell office:value-type="float" office:value="928.320480695427" calcext:value-type="float">
            <text:p>928.3204806954</text:p>
          </table:table-cell>
          <table:table-cell office:value-type="float" office:value="932.176464014131" calcext:value-type="float">
            <text:p>932.1764640141</text:p>
          </table:table-cell>
          <table:table-cell office:value-type="float" office:value="936.416743594118" calcext:value-type="float">
            <text:p>936.4167435941</text:p>
          </table:table-cell>
          <table:table-cell office:value-type="float" office:value="938.71818860284" calcext:value-type="float">
            <text:p>938.7181886028</text:p>
          </table:table-cell>
          <table:table-cell office:value-type="float" office:value="961.145056396298" calcext:value-type="float">
            <text:p>961.1450563963</text:p>
          </table:table-cell>
          <table:table-cell office:value-type="float" office:value="954.721964503965" calcext:value-type="float">
            <text:p>954.721964504</text:p>
          </table:table-cell>
          <table:table-cell office:value-type="float" office:value="903.841410719609" calcext:value-type="float">
            <text:p>903.8414107196</text:p>
          </table:table-cell>
          <table:table-cell office:value-type="float" office:value="932.296105199251" calcext:value-type="float">
            <text:p>932.2961051993</text:p>
          </table:table-cell>
          <table:table-cell office:value-type="float" office:value="929.621488307774" calcext:value-type="float">
            <text:p>929.6214883078</text:p>
          </table:table-cell>
          <table:table-cell office:value-type="float" office:value="978.313582022889" calcext:value-type="float">
            <text:p>978.3135820229</text:p>
          </table:table-cell>
          <table:table-cell office:value-type="float" office:value="922.297104397544" calcext:value-type="float">
            <text:p>922.2971043975</text:p>
          </table:table-cell>
          <table:table-cell office:value-type="float" office:value="858.032081790463" calcext:value-type="float">
            <text:p>858.0320817905</text:p>
          </table:table-cell>
          <table:table-cell office:value-type="float" office:value="937.697635197519" calcext:value-type="float">
            <text:p>937.6976351975</text:p>
          </table:table-cell>
          <table:table-cell office:value-type="float" office:value="973.697345689565" calcext:value-type="float">
            <text:p>973.6973456896</text:p>
          </table:table-cell>
          <table:table-cell office:value-type="float" office:value="940.693621863531" calcext:value-type="float">
            <text:p>940.6936218635</text:p>
          </table:table-cell>
          <table:table-cell office:value-type="float" office:value="967.414286630433" calcext:value-type="float">
            <text:p>967.4142866304</text:p>
          </table:table-cell>
          <table:table-cell office:value-type="float" office:value="926.827183294506" calcext:value-type="float">
            <text:p>926.8271832945</text:p>
          </table:table-cell>
          <table:table-cell office:value-type="float" office:value="949.64148004984" calcext:value-type="float">
            <text:p>949.6414800498</text:p>
          </table:table-cell>
          <table:table-cell office:value-type="float" office:value="947.796743473004" calcext:value-type="float">
            <text:p>947.796743473</text:p>
          </table:table-cell>
          <table:table-cell office:value-type="float" office:value="943.993172093538" calcext:value-type="float">
            <text:p>943.9931720935</text:p>
          </table:table-cell>
        </table:table-row>
        <table:table-row table:style-name="ro1">
          <table:table-cell office:value-type="float" office:value="925.947008860619" calcext:value-type="float">
            <text:p>925.9470088606</text:p>
          </table:table-cell>
          <table:table-cell office:value-type="float" office:value="930.233571312367" calcext:value-type="float">
            <text:p>930.2335713124</text:p>
          </table:table-cell>
          <table:table-cell office:value-type="float" office:value="935.104825896632" calcext:value-type="float">
            <text:p>935.1048258966</text:p>
          </table:table-cell>
          <table:table-cell office:value-type="float" office:value="926.14392208743" calcext:value-type="float">
            <text:p>926.1439220874</text:p>
          </table:table-cell>
          <table:table-cell office:value-type="float" office:value="960.702882581205" calcext:value-type="float">
            <text:p>960.7028825812</text:p>
          </table:table-cell>
          <table:table-cell office:value-type="float" office:value="953.88033076069" calcext:value-type="float">
            <text:p>953.8803307607</text:p>
          </table:table-cell>
          <table:table-cell office:value-type="float" office:value="902.460757797709" calcext:value-type="float">
            <text:p>902.4607577977</text:p>
          </table:table-cell>
          <table:table-cell office:value-type="float" office:value="930.678748401566" calcext:value-type="float">
            <text:p>930.6787484016</text:p>
          </table:table-cell>
          <table:table-cell office:value-type="float" office:value="930.323508336411" calcext:value-type="float">
            <text:p>930.3235083364</text:p>
          </table:table-cell>
          <table:table-cell office:value-type="float" office:value="978.507061576472" calcext:value-type="float">
            <text:p>978.5070615765</text:p>
          </table:table-cell>
          <table:table-cell office:value-type="float" office:value="923.384936866743" calcext:value-type="float">
            <text:p>923.3849368667</text:p>
          </table:table-cell>
          <table:table-cell office:value-type="float" office:value="855.927182541279" calcext:value-type="float">
            <text:p>855.9271825413</text:p>
          </table:table-cell>
          <table:table-cell office:value-type="float" office:value="936.259617998356" calcext:value-type="float">
            <text:p>936.2596179984</text:p>
          </table:table-cell>
          <table:table-cell office:value-type="float" office:value="973.023138755901" calcext:value-type="float">
            <text:p>973.0231387559</text:p>
          </table:table-cell>
          <table:table-cell office:value-type="float" office:value="939.315331390246" calcext:value-type="float">
            <text:p>939.3153313902</text:p>
          </table:table-cell>
          <table:table-cell office:value-type="float" office:value="967.309827229694" calcext:value-type="float">
            <text:p>967.3098272297</text:p>
          </table:table-cell>
          <table:table-cell office:value-type="float" office:value="925.293266306013" calcext:value-type="float">
            <text:p>925.293266306</text:p>
          </table:table-cell>
          <table:table-cell office:value-type="float" office:value="948.407187023957" calcext:value-type="float">
            <text:p>948.407187024</text:p>
          </table:table-cell>
          <table:table-cell office:value-type="float" office:value="945.777279895163" calcext:value-type="float">
            <text:p>945.7772798952</text:p>
          </table:table-cell>
          <table:table-cell office:value-type="float" office:value="945.633046153069" calcext:value-type="float">
            <text:p>945.6330461531</text:p>
          </table:table-cell>
        </table:table-row>
        <table:table-row table:style-name="ro1">
          <table:table-cell office:value-type="float" office:value="924.316779368621" calcext:value-type="float">
            <text:p>924.3167793686</text:p>
          </table:table-cell>
          <table:table-cell office:value-type="float" office:value="928.348912483863" calcext:value-type="float">
            <text:p>928.3489124839</text:p>
          </table:table-cell>
          <table:table-cell office:value-type="float" office:value="936.40012923868" calcext:value-type="float">
            <text:p>936.4001292387</text:p>
          </table:table-cell>
          <table:table-cell office:value-type="float" office:value="924.897082854048" calcext:value-type="float">
            <text:p>924.897082854</text:p>
          </table:table-cell>
          <table:table-cell office:value-type="float" office:value="960.20698648081" calcext:value-type="float">
            <text:p>960.2069864808</text:p>
          </table:table-cell>
          <table:table-cell office:value-type="float" office:value="953.239733505026" calcext:value-type="float">
            <text:p>953.239733505</text:p>
          </table:table-cell>
          <table:table-cell office:value-type="float" office:value="901.163363267072" calcext:value-type="float">
            <text:p>901.1633632671</text:p>
          </table:table-cell>
          <table:table-cell office:value-type="float" office:value="932.019378339666" calcext:value-type="float">
            <text:p>932.0193783397</text:p>
          </table:table-cell>
          <table:table-cell office:value-type="float" office:value="924.555465256955" calcext:value-type="float">
            <text:p>924.555465257</text:p>
          </table:table-cell>
          <table:table-cell office:value-type="float" office:value="978.174989471026" calcext:value-type="float">
            <text:p>978.174989471</text:p>
          </table:table-cell>
          <table:table-cell office:value-type="float" office:value="924.284315657617" calcext:value-type="float">
            <text:p>924.2843156576</text:p>
          </table:table-cell>
          <table:table-cell office:value-type="float" office:value="847.878860031365" calcext:value-type="float">
            <text:p>847.8788600314</text:p>
          </table:table-cell>
          <table:table-cell office:value-type="float" office:value="937.764969777031" calcext:value-type="float">
            <text:p>937.764969777</text:p>
          </table:table-cell>
          <table:table-cell office:value-type="float" office:value="973.263029416318" calcext:value-type="float">
            <text:p>973.2630294163</text:p>
          </table:table-cell>
          <table:table-cell office:value-type="float" office:value="938.314384225359" calcext:value-type="float">
            <text:p>938.3143842254</text:p>
          </table:table-cell>
          <table:table-cell office:value-type="float" office:value="967.240281605735" calcext:value-type="float">
            <text:p>967.2402816057</text:p>
          </table:table-cell>
          <table:table-cell office:value-type="float" office:value="936.765028145536" calcext:value-type="float">
            <text:p>936.7650281455</text:p>
          </table:table-cell>
          <table:table-cell office:value-type="float" office:value="945.987044973933" calcext:value-type="float">
            <text:p>945.9870449739</text:p>
          </table:table-cell>
          <table:table-cell office:value-type="float" office:value="944.308111711963" calcext:value-type="float">
            <text:p>944.308111712</text:p>
          </table:table-cell>
          <table:table-cell office:value-type="float" office:value="943.507354607704" calcext:value-type="float">
            <text:p>943.5073546077</text:p>
          </table:table-cell>
        </table:table-row>
        <table:table-row table:style-name="ro1">
          <table:table-cell office:value-type="float" office:value="926.726973317535" calcext:value-type="float">
            <text:p>926.7269733175</text:p>
          </table:table-cell>
          <table:table-cell office:value-type="float" office:value="941.194655739308" calcext:value-type="float">
            <text:p>941.1946557393</text:p>
          </table:table-cell>
          <table:table-cell office:value-type="float" office:value="934.221296159657" calcext:value-type="float">
            <text:p>934.2212961597</text:p>
          </table:table-cell>
          <table:table-cell office:value-type="float" office:value="924.122156296399" calcext:value-type="float">
            <text:p>924.1221562964</text:p>
          </table:table-cell>
          <table:table-cell office:value-type="float" office:value="959.619680226936" calcext:value-type="float">
            <text:p>959.6196802269</text:p>
          </table:table-cell>
          <table:table-cell office:value-type="float" office:value="953.93812818192" calcext:value-type="float">
            <text:p>953.9381281819</text:p>
          </table:table-cell>
          <table:table-cell office:value-type="float" office:value="899.796715960376" calcext:value-type="float">
            <text:p>899.7967159604</text:p>
          </table:table-cell>
          <table:table-cell office:value-type="float" office:value="929.618429842183" calcext:value-type="float">
            <text:p>929.6184298422</text:p>
          </table:table-cell>
          <table:table-cell office:value-type="float" office:value="924.598946738926" calcext:value-type="float">
            <text:p>924.5989467389</text:p>
          </table:table-cell>
          <table:table-cell office:value-type="float" office:value="970.248529735725" calcext:value-type="float">
            <text:p>970.2485297357</text:p>
          </table:table-cell>
          <table:table-cell office:value-type="float" office:value="925.334211293729" calcext:value-type="float">
            <text:p>925.3342112937</text:p>
          </table:table-cell>
          <table:table-cell office:value-type="float" office:value="845.6841032335" calcext:value-type="float">
            <text:p>845.6841032335</text:p>
          </table:table-cell>
          <table:table-cell office:value-type="float" office:value="938.913054386928" calcext:value-type="float">
            <text:p>938.9130543869</text:p>
          </table:table-cell>
          <table:table-cell office:value-type="float" office:value="972.615521816443" calcext:value-type="float">
            <text:p>972.6155218164</text:p>
          </table:table-cell>
          <table:table-cell office:value-type="float" office:value="930.563664869981" calcext:value-type="float">
            <text:p>930.56366487</text:p>
          </table:table-cell>
          <table:table-cell office:value-type="float" office:value="960.437224495055" calcext:value-type="float">
            <text:p>960.4372244951</text:p>
          </table:table-cell>
          <table:table-cell office:value-type="float" office:value="935.658952314192" calcext:value-type="float">
            <text:p>935.6589523142</text:p>
          </table:table-cell>
          <table:table-cell office:value-type="float" office:value="944.133625483751" calcext:value-type="float">
            <text:p>944.1336254838</text:p>
          </table:table-cell>
          <table:table-cell office:value-type="float" office:value="942.99923135689" calcext:value-type="float">
            <text:p>942.9992313569</text:p>
          </table:table-cell>
          <table:table-cell office:value-type="float" office:value="941.925904478979" calcext:value-type="float">
            <text:p>941.925904479</text:p>
          </table:table-cell>
        </table:table-row>
        <table:table-row table:style-name="ro1">
          <table:table-cell office:value-type="float" office:value="925.628739680606" calcext:value-type="float">
            <text:p>925.6287396806</text:p>
          </table:table-cell>
          <table:table-cell office:value-type="float" office:value="940.1830497383" calcext:value-type="float">
            <text:p>940.1830497383</text:p>
          </table:table-cell>
          <table:table-cell office:value-type="float" office:value="943.877405759368" calcext:value-type="float">
            <text:p>943.8774057594</text:p>
          </table:table-cell>
          <table:table-cell office:value-type="float" office:value="912.403103227569" calcext:value-type="float">
            <text:p>912.4031032276</text:p>
          </table:table-cell>
          <table:table-cell office:value-type="float" office:value="958.974546504471" calcext:value-type="float">
            <text:p>958.9745465045</text:p>
          </table:table-cell>
          <table:table-cell office:value-type="float" office:value="962.34070486592" calcext:value-type="float">
            <text:p>962.3407048659</text:p>
          </table:table-cell>
          <table:table-cell office:value-type="float" office:value="886.432212384426" calcext:value-type="float">
            <text:p>886.4322123844</text:p>
          </table:table-cell>
          <table:table-cell office:value-type="float" office:value="927.457895146117" calcext:value-type="float">
            <text:p>927.4578951461</text:p>
          </table:table-cell>
          <table:table-cell office:value-type="float" office:value="914.589121260887" calcext:value-type="float">
            <text:p>914.5891212609</text:p>
          </table:table-cell>
          <table:table-cell office:value-type="float" office:value="969.601051153267" calcext:value-type="float">
            <text:p>969.6010511533</text:p>
          </table:table-cell>
          <table:table-cell office:value-type="float" office:value="926.431975221419" calcext:value-type="float">
            <text:p>926.4319752214</text:p>
          </table:table-cell>
          <table:table-cell office:value-type="float" office:value="843.06609833681" calcext:value-type="float">
            <text:p>843.0660983368</text:p>
          </table:table-cell>
          <table:table-cell office:value-type="float" office:value="937.691175582779" calcext:value-type="float">
            <text:p>937.6911755828</text:p>
          </table:table-cell>
          <table:table-cell office:value-type="float" office:value="972.076567641204" calcext:value-type="float">
            <text:p>972.0765676412</text:p>
          </table:table-cell>
          <table:table-cell office:value-type="float" office:value="932.063595634123" calcext:value-type="float">
            <text:p>932.0635956341</text:p>
          </table:table-cell>
          <table:table-cell office:value-type="float" office:value="960.180728787344" calcext:value-type="float">
            <text:p>960.1807287873</text:p>
          </table:table-cell>
          <table:table-cell office:value-type="float" office:value="934.659023440299" calcext:value-type="float">
            <text:p>934.6590234403</text:p>
          </table:table-cell>
          <table:table-cell office:value-type="float" office:value="942.651079615854" calcext:value-type="float">
            <text:p>942.6510796159</text:p>
          </table:table-cell>
          <table:table-cell office:value-type="float" office:value="944.602400977542" calcext:value-type="float">
            <text:p>944.6024009775</text:p>
          </table:table-cell>
          <table:table-cell office:value-type="float" office:value="940.550085069762" calcext:value-type="float">
            <text:p>940.5500850698</text:p>
          </table:table-cell>
        </table:table-row>
        <table:table-row table:style-name="ro1">
          <table:table-cell office:value-type="float" office:value="926.765916481602" calcext:value-type="float">
            <text:p>926.7659164816</text:p>
          </table:table-cell>
          <table:table-cell office:value-type="float" office:value="941.096715686559" calcext:value-type="float">
            <text:p>941.0967156866</text:p>
          </table:table-cell>
          <table:table-cell office:value-type="float" office:value="942.466145576555" calcext:value-type="float">
            <text:p>942.4661455766</text:p>
          </table:table-cell>
          <table:table-cell office:value-type="float" office:value="911.134236557043" calcext:value-type="float">
            <text:p>911.134236557</text:p>
          </table:table-cell>
          <table:table-cell office:value-type="float" office:value="959.535930491078" calcext:value-type="float">
            <text:p>959.5359304911</text:p>
          </table:table-cell>
          <table:table-cell office:value-type="float" office:value="961.479027756449" calcext:value-type="float">
            <text:p>961.4790277564</text:p>
          </table:table-cell>
          <table:table-cell office:value-type="float" office:value="888.50366624091" calcext:value-type="float">
            <text:p>888.5036662409</text:p>
          </table:table-cell>
          <table:table-cell office:value-type="float" office:value="926.056031671123" calcext:value-type="float">
            <text:p>926.0560316711</text:p>
          </table:table-cell>
          <table:table-cell office:value-type="float" office:value="912.196338224348" calcext:value-type="float">
            <text:p>912.1963382243</text:p>
          </table:table-cell>
          <table:table-cell office:value-type="float" office:value="969.096692430339" calcext:value-type="float">
            <text:p>969.0966924303</text:p>
          </table:table-cell>
          <table:table-cell office:value-type="float" office:value="927.4056412611" calcext:value-type="float">
            <text:p>927.4056412611</text:p>
          </table:table-cell>
          <table:table-cell office:value-type="float" office:value="845.267268633866" calcext:value-type="float">
            <text:p>845.2672686339</text:p>
          </table:table-cell>
          <table:table-cell office:value-type="float" office:value="936.902888882028" calcext:value-type="float">
            <text:p>936.902888882</text:p>
          </table:table-cell>
          <table:table-cell office:value-type="float" office:value="971.518973795609" calcext:value-type="float">
            <text:p>971.5189737956</text:p>
          </table:table-cell>
          <table:table-cell office:value-type="float" office:value="929.874485405537" calcext:value-type="float">
            <text:p>929.8744854055</text:p>
          </table:table-cell>
          <table:table-cell office:value-type="float" office:value="950.725559570518" calcext:value-type="float">
            <text:p>950.7255595705</text:p>
          </table:table-cell>
          <table:table-cell office:value-type="float" office:value="933.663698394872" calcext:value-type="float">
            <text:p>933.6636983949</text:p>
          </table:table-cell>
          <table:table-cell office:value-type="float" office:value="941.483853580701" calcext:value-type="float">
            <text:p>941.4838535807</text:p>
          </table:table-cell>
          <table:table-cell office:value-type="float" office:value="942.170228939531" calcext:value-type="float">
            <text:p>942.1702289395</text:p>
          </table:table-cell>
          <table:table-cell office:value-type="float" office:value="939.42689920629" calcext:value-type="float">
            <text:p>939.4268992063</text:p>
          </table:table-cell>
        </table:table-row>
        <table:table-row table:style-name="ro1">
          <table:table-cell office:value-type="float" office:value="946.233109606994" calcext:value-type="float">
            <text:p>946.233109607</text:p>
          </table:table-cell>
          <table:table-cell office:value-type="float" office:value="939.396998890416" calcext:value-type="float">
            <text:p>939.3969988904</text:p>
          </table:table-cell>
          <table:table-cell office:value-type="float" office:value="943.531102669897" calcext:value-type="float">
            <text:p>943.5311026699</text:p>
          </table:table-cell>
          <table:table-cell office:value-type="float" office:value="910.029435541552" calcext:value-type="float">
            <text:p>910.0294355416</text:p>
          </table:table-cell>
          <table:table-cell office:value-type="float" office:value="958.644940667339" calcext:value-type="float">
            <text:p>958.6449406673</text:p>
          </table:table-cell>
          <table:table-cell office:value-type="float" office:value="960.654601567333" calcext:value-type="float">
            <text:p>960.6546015673</text:p>
          </table:table-cell>
          <table:table-cell office:value-type="float" office:value="885.009670633283" calcext:value-type="float">
            <text:p>885.0096706333</text:p>
          </table:table-cell>
          <table:table-cell office:value-type="float" office:value="924.694224974923" calcext:value-type="float">
            <text:p>924.6942249749</text:p>
          </table:table-cell>
          <table:table-cell office:value-type="float" office:value="909.830370639604" calcext:value-type="float">
            <text:p>909.8303706396</text:p>
          </table:table-cell>
          <table:table-cell office:value-type="float" office:value="968.64258151342" calcext:value-type="float">
            <text:p>968.6425815134</text:p>
          </table:table-cell>
          <table:table-cell office:value-type="float" office:value="928.519390741978" calcext:value-type="float">
            <text:p>928.519390742</text:p>
          </table:table-cell>
          <table:table-cell office:value-type="float" office:value="849.154012480329" calcext:value-type="float">
            <text:p>849.1540124803</text:p>
          </table:table-cell>
          <table:table-cell office:value-type="float" office:value="936.423556886962" calcext:value-type="float">
            <text:p>936.423556887</text:p>
          </table:table-cell>
          <table:table-cell office:value-type="float" office:value="971.107447277739" calcext:value-type="float">
            <text:p>971.1074472777</text:p>
          </table:table-cell>
          <table:table-cell office:value-type="float" office:value="928.126953924245" calcext:value-type="float">
            <text:p>928.1269539242</text:p>
          </table:table-cell>
          <table:table-cell office:value-type="float" office:value="950.148862801699" calcext:value-type="float">
            <text:p>950.1488628017</text:p>
          </table:table-cell>
          <table:table-cell office:value-type="float" office:value="932.611043944474" calcext:value-type="float">
            <text:p>932.6110439445</text:p>
          </table:table-cell>
          <table:table-cell office:value-type="float" office:value="940.396227274074" calcext:value-type="float">
            <text:p>940.3962272741</text:p>
          </table:table-cell>
          <table:table-cell office:value-type="float" office:value="931.077263133581" calcext:value-type="float">
            <text:p>931.0772631336</text:p>
          </table:table-cell>
          <table:table-cell office:value-type="float" office:value="938.567603587089" calcext:value-type="float">
            <text:p>938.5676035871</text:p>
          </table:table-cell>
        </table:table-row>
        <table:table-row table:style-name="ro1">
          <table:table-cell office:value-type="float" office:value="947.800139911636" calcext:value-type="float">
            <text:p>947.8001399116</text:p>
          </table:table-cell>
          <table:table-cell office:value-type="float" office:value="940.847076943292" calcext:value-type="float">
            <text:p>940.8470769433</text:p>
          </table:table-cell>
          <table:table-cell office:value-type="float" office:value="941.49097323498" calcext:value-type="float">
            <text:p>941.490973235</text:p>
          </table:table-cell>
          <table:table-cell office:value-type="float" office:value="930.420165634395" calcext:value-type="float">
            <text:p>930.4201656344</text:p>
          </table:table-cell>
          <table:table-cell office:value-type="float" office:value="957.886474341155" calcext:value-type="float">
            <text:p>957.8864743412</text:p>
          </table:table-cell>
          <table:table-cell office:value-type="float" office:value="959.899678772835" calcext:value-type="float">
            <text:p>959.8996787728</text:p>
          </table:table-cell>
          <table:table-cell office:value-type="float" office:value="888.219184613021" calcext:value-type="float">
            <text:p>888.219184613</text:p>
          </table:table-cell>
          <table:table-cell office:value-type="float" office:value="926.323643167497" calcext:value-type="float">
            <text:p>926.3236431675</text:p>
          </table:table-cell>
          <table:table-cell office:value-type="float" office:value="899.055182434926" calcext:value-type="float">
            <text:p>899.0551824349</text:p>
          </table:table-cell>
          <table:table-cell office:value-type="float" office:value="968.359240254513" calcext:value-type="float">
            <text:p>968.3592402545</text:p>
          </table:table-cell>
          <table:table-cell office:value-type="float" office:value="929.599857390278" calcext:value-type="float">
            <text:p>929.5998573903</text:p>
          </table:table-cell>
          <table:table-cell office:value-type="float" office:value="852.099411591291" calcext:value-type="float">
            <text:p>852.0994115913</text:p>
          </table:table-cell>
          <table:table-cell office:value-type="float" office:value="928.518941920322" calcext:value-type="float">
            <text:p>928.5189419203</text:p>
          </table:table-cell>
          <table:table-cell office:value-type="float" office:value="971.766249626377" calcext:value-type="float">
            <text:p>971.7662496264</text:p>
          </table:table-cell>
          <table:table-cell office:value-type="float" office:value="927.278635363192" calcext:value-type="float">
            <text:p>927.2786353632</text:p>
          </table:table-cell>
          <table:table-cell office:value-type="float" office:value="949.568377725633" calcext:value-type="float">
            <text:p>949.5683777256</text:p>
          </table:table-cell>
          <table:table-cell office:value-type="float" office:value="931.873808595618" calcext:value-type="float">
            <text:p>931.8738085956</text:p>
          </table:table-cell>
          <table:table-cell office:value-type="float" office:value="939.271622978254" calcext:value-type="float">
            <text:p>939.2716229783</text:p>
          </table:table-cell>
          <table:table-cell office:value-type="float" office:value="928.552242987251" calcext:value-type="float">
            <text:p>928.5522429873</text:p>
          </table:table-cell>
          <table:table-cell office:value-type="float" office:value="937.960680628587" calcext:value-type="float">
            <text:p>937.9606806286</text:p>
          </table:table-cell>
        </table:table-row>
        <table:table-row table:style-name="ro1">
          <table:table-cell office:value-type="float" office:value="948.979451491269" calcext:value-type="float">
            <text:p>948.9794514913</text:p>
          </table:table-cell>
          <table:table-cell office:value-type="float" office:value="952.20812099233" calcext:value-type="float">
            <text:p>952.2081209923</text:p>
          </table:table-cell>
          <table:table-cell office:value-type="float" office:value="939.747309100002" calcext:value-type="float">
            <text:p>939.7473091</text:p>
          </table:table-cell>
          <table:table-cell office:value-type="float" office:value="931.497229940695" calcext:value-type="float">
            <text:p>931.4972299407</text:p>
          </table:table-cell>
          <table:table-cell office:value-type="float" office:value="949.226571597889" calcext:value-type="float">
            <text:p>949.2265715979</text:p>
          </table:table-cell>
          <table:table-cell office:value-type="float" office:value="959.331406463706" calcext:value-type="float">
            <text:p>959.3314064637</text:p>
          </table:table-cell>
          <table:table-cell office:value-type="float" office:value="883.603189555638" calcext:value-type="float">
            <text:p>883.6031895556</text:p>
          </table:table-cell>
          <table:table-cell office:value-type="float" office:value="923.706007216419" calcext:value-type="float">
            <text:p>923.7060072164</text:p>
          </table:table-cell>
          <table:table-cell office:value-type="float" office:value="896.587453453015" calcext:value-type="float">
            <text:p>896.587453453</text:p>
          </table:table-cell>
          <table:table-cell office:value-type="float" office:value="968.039085896381" calcext:value-type="float">
            <text:p>968.0390858964</text:p>
          </table:table-cell>
          <table:table-cell office:value-type="float" office:value="930.62146038216" calcext:value-type="float">
            <text:p>930.6214603822</text:p>
          </table:table-cell>
          <table:table-cell office:value-type="float" office:value="853.619474644466" calcext:value-type="float">
            <text:p>853.6194746445</text:p>
          </table:table-cell>
          <table:table-cell office:value-type="float" office:value="927.281127699067" calcext:value-type="float">
            <text:p>927.2811276991</text:p>
          </table:table-cell>
          <table:table-cell office:value-type="float" office:value="971.942770259713" calcext:value-type="float">
            <text:p>971.9427702597</text:p>
          </table:table-cell>
          <table:table-cell office:value-type="float" office:value="919.593974987676" calcext:value-type="float">
            <text:p>919.5939749877</text:p>
          </table:table-cell>
          <table:table-cell office:value-type="float" office:value="949.161912529678" calcext:value-type="float">
            <text:p>949.1619125297</text:p>
          </table:table-cell>
          <table:table-cell office:value-type="float" office:value="931.242672182117" calcext:value-type="float">
            <text:p>931.2426721821</text:p>
          </table:table-cell>
          <table:table-cell office:value-type="float" office:value="938.416091473158" calcext:value-type="float">
            <text:p>938.4160914732</text:p>
          </table:table-cell>
          <table:table-cell office:value-type="float" office:value="926.248106781859" calcext:value-type="float">
            <text:p>926.2481067819</text:p>
          </table:table-cell>
          <table:table-cell office:value-type="float" office:value="937.611576347934" calcext:value-type="float">
            <text:p>937.6115763479</text:p>
          </table:table-cell>
        </table:table-row>
        <table:table-row table:style-name="ro1">
          <table:table-cell office:value-type="float" office:value="949.547058411819" calcext:value-type="float">
            <text:p>949.5470584118</text:p>
          </table:table-cell>
          <table:table-cell office:value-type="float" office:value="950.379488648511" calcext:value-type="float">
            <text:p>950.3794886485</text:p>
          </table:table-cell>
          <table:table-cell office:value-type="float" office:value="938.227454084701" calcext:value-type="float">
            <text:p>938.2274540847</text:p>
          </table:table-cell>
          <table:table-cell office:value-type="float" office:value="933.661432202287" calcext:value-type="float">
            <text:p>933.6614322023</text:p>
          </table:table-cell>
          <table:table-cell office:value-type="float" office:value="948.134767443415" calcext:value-type="float">
            <text:p>948.1347674434</text:p>
          </table:table-cell>
          <table:table-cell office:value-type="float" office:value="959.811538975306" calcext:value-type="float">
            <text:p>959.8115389753</text:p>
          </table:table-cell>
          <table:table-cell office:value-type="float" office:value="879.532940327292" calcext:value-type="float">
            <text:p>879.5329403273</text:p>
          </table:table-cell>
          <table:table-cell office:value-type="float" office:value="921.396403592335" calcext:value-type="float">
            <text:p>921.3964035923</text:p>
          </table:table-cell>
          <table:table-cell office:value-type="float" office:value="905.228998858298" calcext:value-type="float">
            <text:p>905.2289988583</text:p>
          </table:table-cell>
          <table:table-cell office:value-type="float" office:value="967.663741249003" calcext:value-type="float">
            <text:p>967.663741249</text:p>
          </table:table-cell>
          <table:table-cell office:value-type="float" office:value="928.856776889135" calcext:value-type="float">
            <text:p>928.8567768891</text:p>
          </table:table-cell>
          <table:table-cell office:value-type="float" office:value="854.397113325236" calcext:value-type="float">
            <text:p>854.3971133252</text:p>
          </table:table-cell>
          <table:table-cell office:value-type="float" office:value="926.179445967023" calcext:value-type="float">
            <text:p>926.179445967</text:p>
          </table:table-cell>
          <table:table-cell office:value-type="float" office:value="972.198170672783" calcext:value-type="float">
            <text:p>972.1981706728</text:p>
          </table:table-cell>
          <table:table-cell office:value-type="float" office:value="919.192290603112" calcext:value-type="float">
            <text:p>919.1922906031</text:p>
          </table:table-cell>
          <table:table-cell office:value-type="float" office:value="948.640658338072" calcext:value-type="float">
            <text:p>948.6406583381</text:p>
          </table:table-cell>
          <table:table-cell office:value-type="float" office:value="920.221507832051" calcext:value-type="float">
            <text:p>920.2215078321</text:p>
          </table:table-cell>
          <table:table-cell office:value-type="float" office:value="921.662171663423" calcext:value-type="float">
            <text:p>921.6621716634</text:p>
          </table:table-cell>
          <table:table-cell office:value-type="float" office:value="924.086521741182" calcext:value-type="float">
            <text:p>924.0865217412</text:p>
          </table:table-cell>
          <table:table-cell office:value-type="float" office:value="956.567543221695" calcext:value-type="float">
            <text:p>956.5675432217</text:p>
          </table:table-cell>
        </table:table-row>
        <table:table-row table:style-name="ro1">
          <table:table-cell office:value-type="float" office:value="949.825274930822" calcext:value-type="float">
            <text:p>949.8252749308</text:p>
          </table:table-cell>
          <table:table-cell office:value-type="float" office:value="951.844501231032" calcext:value-type="float">
            <text:p>951.844501231</text:p>
          </table:table-cell>
          <table:table-cell office:value-type="float" office:value="936.8740777384" calcext:value-type="float">
            <text:p>936.8740777384</text:p>
          </table:table-cell>
          <table:table-cell office:value-type="float" office:value="940.813306975947" calcext:value-type="float">
            <text:p>940.8133069759</text:p>
          </table:table-cell>
          <table:table-cell office:value-type="float" office:value="947.089715861657" calcext:value-type="float">
            <text:p>947.0897158617</text:p>
          </table:table-cell>
          <table:table-cell office:value-type="float" office:value="959.089571051381" calcext:value-type="float">
            <text:p>959.0895710514</text:p>
          </table:table-cell>
          <table:table-cell office:value-type="float" office:value="876.524306101732" calcext:value-type="float">
            <text:p>876.5243061017</text:p>
          </table:table-cell>
          <table:table-cell office:value-type="float" office:value="919.745560615031" calcext:value-type="float">
            <text:p>919.745560615</text:p>
          </table:table-cell>
          <table:table-cell office:value-type="float" office:value="903.69090614796" calcext:value-type="float">
            <text:p>903.690906148</text:p>
          </table:table-cell>
          <table:table-cell office:value-type="float" office:value="967.363615548115" calcext:value-type="float">
            <text:p>967.3636155481</text:p>
          </table:table-cell>
          <table:table-cell office:value-type="float" office:value="930.665478051493" calcext:value-type="float">
            <text:p>930.6654780515</text:p>
          </table:table-cell>
          <table:table-cell office:value-type="float" office:value="854.869729877276" calcext:value-type="float">
            <text:p>854.8697298773</text:p>
          </table:table-cell>
          <table:table-cell office:value-type="float" office:value="924.973280359321" calcext:value-type="float">
            <text:p>924.9732803593</text:p>
          </table:table-cell>
          <table:table-cell office:value-type="float" office:value="972.407028100649" calcext:value-type="float">
            <text:p>972.4070281006</text:p>
          </table:table-cell>
          <table:table-cell office:value-type="float" office:value="919.950252680445" calcext:value-type="float">
            <text:p>919.9502526804</text:p>
          </table:table-cell>
          <table:table-cell office:value-type="float" office:value="948.021516652966" calcext:value-type="float">
            <text:p>948.021516653</text:p>
          </table:table-cell>
          <table:table-cell office:value-type="float" office:value="921.446799179057" calcext:value-type="float">
            <text:p>921.4467991791</text:p>
          </table:table-cell>
          <table:table-cell office:value-type="float" office:value="923.271155329949" calcext:value-type="float">
            <text:p>923.2711553299</text:p>
          </table:table-cell>
          <table:table-cell office:value-type="float" office:value="921.961829476885" calcext:value-type="float">
            <text:p>921.9618294769</text:p>
          </table:table-cell>
          <table:table-cell office:value-type="float" office:value="956.463089218152" calcext:value-type="float">
            <text:p>956.4630892182</text:p>
          </table:table-cell>
        </table:table-row>
        <table:table-row table:style-name="ro1">
          <table:table-cell office:value-type="float" office:value="950.01349702128" calcext:value-type="float">
            <text:p>950.0134970213</text:p>
          </table:table-cell>
          <table:table-cell office:value-type="float" office:value="952.592345781298" calcext:value-type="float">
            <text:p>952.5923457813</text:p>
          </table:table-cell>
          <table:table-cell office:value-type="float" office:value="935.91033754899" calcext:value-type="float">
            <text:p>935.910337549</text:p>
          </table:table-cell>
          <table:table-cell office:value-type="float" office:value="941.945712122045" calcext:value-type="float">
            <text:p>941.945712122</text:p>
          </table:table-cell>
          <table:table-cell office:value-type="float" office:value="948.000457447768" calcext:value-type="float">
            <text:p>948.0004574478</text:p>
          </table:table-cell>
          <table:table-cell office:value-type="float" office:value="958.496845684577" calcext:value-type="float">
            <text:p>958.4968456846</text:p>
          </table:table-cell>
          <table:table-cell office:value-type="float" office:value="874.095750263118" calcext:value-type="float">
            <text:p>874.0957502631</text:p>
          </table:table-cell>
          <table:table-cell office:value-type="float" office:value="907.174722891015" calcext:value-type="float">
            <text:p>907.174722891</text:p>
          </table:table-cell>
          <table:table-cell office:value-type="float" office:value="902.201598963714" calcext:value-type="float">
            <text:p>902.2015989637</text:p>
          </table:table-cell>
          <table:table-cell office:value-type="float" office:value="955.002574070175" calcext:value-type="float">
            <text:p>955.0025740702</text:p>
          </table:table-cell>
          <table:table-cell office:value-type="float" office:value="931.914677556894" calcext:value-type="float">
            <text:p>931.9146775569</text:p>
          </table:table-cell>
          <table:table-cell office:value-type="float" office:value="855.221356551795" calcext:value-type="float">
            <text:p>855.2213565518</text:p>
          </table:table-cell>
          <table:table-cell office:value-type="float" office:value="926.366485315034" calcext:value-type="float">
            <text:p>926.366485315</text:p>
          </table:table-cell>
          <table:table-cell office:value-type="float" office:value="968.442481505929" calcext:value-type="float">
            <text:p>968.4424815059</text:p>
          </table:table-cell>
          <table:table-cell office:value-type="float" office:value="918.947157322528" calcext:value-type="float">
            <text:p>918.9471573225</text:p>
          </table:table-cell>
          <table:table-cell office:value-type="float" office:value="947.482013297776" calcext:value-type="float">
            <text:p>947.4820132978</text:p>
          </table:table-cell>
          <table:table-cell office:value-type="float" office:value="909.801763729225" calcext:value-type="float">
            <text:p>909.8017637292</text:p>
          </table:table-cell>
          <table:table-cell office:value-type="float" office:value="908.49520517662" calcext:value-type="float">
            <text:p>908.4952051766</text:p>
          </table:table-cell>
          <table:table-cell office:value-type="float" office:value="920.302755563189" calcext:value-type="float">
            <text:p>920.3027555632</text:p>
          </table:table-cell>
          <table:table-cell office:value-type="float" office:value="956.396732929448" calcext:value-type="float">
            <text:p>956.3967329294</text:p>
          </table:table-cell>
        </table:table-row>
        <table:table-row table:style-name="ro1">
          <table:table-cell office:value-type="float" office:value="950.180893770594" calcext:value-type="float">
            <text:p>950.1808937706</text:p>
          </table:table-cell>
          <table:table-cell office:value-type="float" office:value="953.161392368981" calcext:value-type="float">
            <text:p>953.161392369</text:p>
          </table:table-cell>
          <table:table-cell office:value-type="float" office:value="934.974490322864" calcext:value-type="float">
            <text:p>934.9744903229</text:p>
          </table:table-cell>
          <table:table-cell office:value-type="float" office:value="942.254376558996" calcext:value-type="float">
            <text:p>942.254376559</text:p>
          </table:table-cell>
          <table:table-cell office:value-type="float" office:value="949.608997522957" calcext:value-type="float">
            <text:p>949.608997523</text:p>
          </table:table-cell>
          <table:table-cell office:value-type="float" office:value="957.866059180256" calcext:value-type="float">
            <text:p>957.8660591803</text:p>
          </table:table-cell>
          <table:table-cell office:value-type="float" office:value="871.808726133972" calcext:value-type="float">
            <text:p>871.808726134</text:p>
          </table:table-cell>
          <table:table-cell office:value-type="float" office:value="905.356328163823" calcext:value-type="float">
            <text:p>905.3563281638</text:p>
          </table:table-cell>
          <table:table-cell office:value-type="float" office:value="900.717098749331" calcext:value-type="float">
            <text:p>900.7170987493</text:p>
          </table:table-cell>
          <table:table-cell office:value-type="float" office:value="955.566216456224" calcext:value-type="float">
            <text:p>955.5662164562</text:p>
          </table:table-cell>
          <table:table-cell office:value-type="float" office:value="932.674079853552" calcext:value-type="float">
            <text:p>932.6740798536</text:p>
          </table:table-cell>
          <table:table-cell office:value-type="float" office:value="855.577437630549" calcext:value-type="float">
            <text:p>855.5774376305</text:p>
          </table:table-cell>
          <table:table-cell office:value-type="float" office:value="924.492049337424" calcext:value-type="float">
            <text:p>924.4920493374</text:p>
          </table:table-cell>
          <table:table-cell office:value-type="float" office:value="968.113285369402" calcext:value-type="float">
            <text:p>968.1132853694</text:p>
          </table:table-cell>
          <table:table-cell office:value-type="float" office:value="918.254926874226" calcext:value-type="float">
            <text:p>918.2549268742</text:p>
          </table:table-cell>
          <table:table-cell office:value-type="float" office:value="946.968460277961" calcext:value-type="float">
            <text:p>946.968460278</text:p>
          </table:table-cell>
          <table:table-cell office:value-type="float" office:value="908.214376184597" calcext:value-type="float">
            <text:p>908.2143761846</text:p>
          </table:table-cell>
          <table:table-cell office:value-type="float" office:value="905.451200452963" calcext:value-type="float">
            <text:p>905.451200453</text:p>
          </table:table-cell>
          <table:table-cell office:value-type="float" office:value="918.623861614043" calcext:value-type="float">
            <text:p>918.623861614</text:p>
          </table:table-cell>
          <table:table-cell office:value-type="float" office:value="956.292245680601" calcext:value-type="float">
            <text:p>956.2922456806</text:p>
          </table:table-cell>
        </table:table-row>
        <table:table-row table:style-name="ro1">
          <table:table-cell office:value-type="float" office:value="950.304100474832" calcext:value-type="float">
            <text:p>950.3041004748</text:p>
          </table:table-cell>
          <table:table-cell office:value-type="float" office:value="953.448813838092" calcext:value-type="float">
            <text:p>953.4488138381</text:p>
          </table:table-cell>
          <table:table-cell office:value-type="float" office:value="934.255938087992" calcext:value-type="float">
            <text:p>934.255938088</text:p>
          </table:table-cell>
          <table:table-cell office:value-type="float" office:value="941.063939995962" calcext:value-type="float">
            <text:p>941.063939996</text:p>
          </table:table-cell>
          <table:table-cell office:value-type="float" office:value="949.549418079866" calcext:value-type="float">
            <text:p>949.5494180799</text:p>
          </table:table-cell>
          <table:table-cell office:value-type="float" office:value="958.462162710527" calcext:value-type="float">
            <text:p>958.4621627105</text:p>
          </table:table-cell>
          <table:table-cell office:value-type="float" office:value="869.400553637278" calcext:value-type="float">
            <text:p>869.4005536373</text:p>
          </table:table-cell>
          <table:table-cell office:value-type="float" office:value="904.154981598623" calcext:value-type="float">
            <text:p>904.1549815986</text:p>
          </table:table-cell>
          <table:table-cell office:value-type="float" office:value="901.606671167168" calcext:value-type="float">
            <text:p>901.6066711672</text:p>
          </table:table-cell>
          <table:table-cell office:value-type="float" office:value="967.914298860364" calcext:value-type="float">
            <text:p>967.9142988604</text:p>
          </table:table-cell>
          <table:table-cell office:value-type="float" office:value="931.274997381194" calcext:value-type="float">
            <text:p>931.2749973812</text:p>
          </table:table-cell>
          <table:table-cell office:value-type="float" office:value="855.91988183003" calcext:value-type="float">
            <text:p>855.91988183</text:p>
          </table:table-cell>
          <table:table-cell office:value-type="float" office:value="924.66497474339" calcext:value-type="float">
            <text:p>924.6649747434</text:p>
          </table:table-cell>
          <table:table-cell office:value-type="float" office:value="959.30499986976" calcext:value-type="float">
            <text:p>959.3049998698</text:p>
          </table:table-cell>
          <table:table-cell office:value-type="float" office:value="917.606444973832" calcext:value-type="float">
            <text:p>917.6064449738</text:p>
          </table:table-cell>
          <table:table-cell office:value-type="float" office:value="946.37354140504" calcext:value-type="float">
            <text:p>946.373541405</text:p>
          </table:table-cell>
          <table:table-cell office:value-type="float" office:value="907.223597759212" calcext:value-type="float">
            <text:p>907.2235977592</text:p>
          </table:table-cell>
          <table:table-cell office:value-type="float" office:value="908.096404898588" calcext:value-type="float">
            <text:p>908.0964048986</text:p>
          </table:table-cell>
          <table:table-cell office:value-type="float" office:value="916.836698254191" calcext:value-type="float">
            <text:p>916.8366982542</text:p>
          </table:table-cell>
          <table:table-cell office:value-type="float" office:value="956.117579719794" calcext:value-type="float">
            <text:p>956.1175797198</text:p>
          </table:table-cell>
        </table:table-row>
        <table:table-row table:style-name="ro1">
          <table:table-cell office:value-type="float" office:value="950.453503854439" calcext:value-type="float">
            <text:p>950.4535038544</text:p>
          </table:table-cell>
          <table:table-cell office:value-type="float" office:value="953.757444757496" calcext:value-type="float">
            <text:p>953.7574447575</text:p>
          </table:table-cell>
          <table:table-cell office:value-type="float" office:value="933.41858410861" calcext:value-type="float">
            <text:p>933.4185841086</text:p>
          </table:table-cell>
          <table:table-cell office:value-type="float" office:value="941.850304521796" calcext:value-type="float">
            <text:p>941.8503045218</text:p>
          </table:table-cell>
          <table:table-cell office:value-type="float" office:value="948.261728177699" calcext:value-type="float">
            <text:p>948.2617281777</text:p>
          </table:table-cell>
          <table:table-cell office:value-type="float" office:value="957.561385879623" calcext:value-type="float">
            <text:p>957.5613858796</text:p>
          </table:table-cell>
          <table:table-cell office:value-type="float" office:value="866.847217632374" calcext:value-type="float">
            <text:p>866.8472176324</text:p>
          </table:table-cell>
          <table:table-cell office:value-type="float" office:value="902.818293122127" calcext:value-type="float">
            <text:p>902.8182931221</text:p>
          </table:table-cell>
          <table:table-cell office:value-type="float" office:value="899.663667645956" calcext:value-type="float">
            <text:p>899.663667646</text:p>
          </table:table-cell>
          <table:table-cell office:value-type="float" office:value="968.388992768551" calcext:value-type="float">
            <text:p>968.3889927686</text:p>
          </table:table-cell>
          <table:table-cell office:value-type="float" office:value="928.014292849928" calcext:value-type="float">
            <text:p>928.0142928499</text:p>
          </table:table-cell>
          <table:table-cell office:value-type="float" office:value="856.286850321349" calcext:value-type="float">
            <text:p>856.2868503213</text:p>
          </table:table-cell>
          <table:table-cell office:value-type="float" office:value="922.319691634099" calcext:value-type="float">
            <text:p>922.3196916341</text:p>
          </table:table-cell>
          <table:table-cell office:value-type="float" office:value="958.452288623314" calcext:value-type="float">
            <text:p>958.4522886233</text:p>
          </table:table-cell>
          <table:table-cell office:value-type="float" office:value="916.824624502355" calcext:value-type="float">
            <text:p>916.8246245024</text:p>
          </table:table-cell>
          <table:table-cell office:value-type="float" office:value="934.717902956551" calcext:value-type="float">
            <text:p>934.7179029566</text:p>
          </table:table-cell>
          <table:table-cell office:value-type="float" office:value="908.539027819323" calcext:value-type="float">
            <text:p>908.5390278193</text:p>
          </table:table-cell>
          <table:table-cell office:value-type="float" office:value="910.234498151414" calcext:value-type="float">
            <text:p>910.2344981514</text:p>
          </table:table-cell>
          <table:table-cell office:value-type="float" office:value="914.908162000832" calcext:value-type="float">
            <text:p>914.9081620008</text:p>
          </table:table-cell>
          <table:table-cell office:value-type="float" office:value="956.431118945594" calcext:value-type="float">
            <text:p>956.4311189456</text:p>
          </table:table-cell>
        </table:table-row>
        <table:table-row table:style-name="ro1">
          <table:table-cell office:value-type="float" office:value="950.624428037672" calcext:value-type="float">
            <text:p>950.6244280377</text:p>
          </table:table-cell>
          <table:table-cell office:value-type="float" office:value="954.090809214443" calcext:value-type="float">
            <text:p>954.0908092144</text:p>
          </table:table-cell>
          <table:table-cell office:value-type="float" office:value="932.431014198091" calcext:value-type="float">
            <text:p>932.4310141981</text:p>
          </table:table-cell>
          <table:table-cell office:value-type="float" office:value="941.738877197751" calcext:value-type="float">
            <text:p>941.7388771978</text:p>
          </table:table-cell>
          <table:table-cell office:value-type="float" office:value="949.802058834063" calcext:value-type="float">
            <text:p>949.8020588341</text:p>
          </table:table-cell>
          <table:table-cell office:value-type="float" office:value="956.752923189818" calcext:value-type="float">
            <text:p>956.7529231898</text:p>
          </table:table-cell>
          <table:table-cell office:value-type="float" office:value="869.456055316386" calcext:value-type="float">
            <text:p>869.4560553164</text:p>
          </table:table-cell>
          <table:table-cell office:value-type="float" office:value="891.135687605802" calcext:value-type="float">
            <text:p>891.1356876058</text:p>
          </table:table-cell>
          <table:table-cell office:value-type="float" office:value="897.93687312463" calcext:value-type="float">
            <text:p>897.9368731246</text:p>
          </table:table-cell>
          <table:table-cell office:value-type="float" office:value="968.388992768551" calcext:value-type="float">
            <text:p>968.3889927686</text:p>
          </table:table-cell>
          <table:table-cell office:value-type="float" office:value="924.51287035797" calcext:value-type="float">
            <text:p>924.512870358</text:p>
          </table:table-cell>
          <table:table-cell office:value-type="float" office:value="856.699185860051" calcext:value-type="float">
            <text:p>856.6991858601</text:p>
          </table:table-cell>
          <table:table-cell office:value-type="float" office:value="920.277423456599" calcext:value-type="float">
            <text:p>920.2774234566</text:p>
          </table:table-cell>
          <table:table-cell office:value-type="float" office:value="949.130880350129" calcext:value-type="float">
            <text:p>949.1308803501</text:p>
          </table:table-cell>
          <table:table-cell office:value-type="float" office:value="915.803695527989" calcext:value-type="float">
            <text:p>915.803695528</text:p>
          </table:table-cell>
          <table:table-cell office:value-type="float" office:value="934.177106414189" calcext:value-type="float">
            <text:p>934.1771064142</text:p>
          </table:table-cell>
          <table:table-cell office:value-type="float" office:value="911.412283019998" calcext:value-type="float">
            <text:p>911.41228302</text:p>
          </table:table-cell>
          <table:table-cell office:value-type="float" office:value="911.044132071798" calcext:value-type="float">
            <text:p>911.0441320718</text:p>
          </table:table-cell>
          <table:table-cell office:value-type="float" office:value="912.853413743148" calcext:value-type="float">
            <text:p>912.8534137431</text:p>
          </table:table-cell>
          <table:table-cell office:value-type="float" office:value="955.945742832046" calcext:value-type="float">
            <text:p>955.945742832</text:p>
          </table:table-cell>
        </table:table-row>
        <table:table-row table:style-name="ro1">
          <table:table-cell office:value-type="float" office:value="950.222981271342" calcext:value-type="float">
            <text:p>950.2229812713</text:p>
          </table:table-cell>
          <table:table-cell office:value-type="float" office:value="954.419083086459" calcext:value-type="float">
            <text:p>954.4190830865</text:p>
          </table:table-cell>
          <table:table-cell office:value-type="float" office:value="931.55439657558" calcext:value-type="float">
            <text:p>931.5543965756</text:p>
          </table:table-cell>
          <table:table-cell office:value-type="float" office:value="941.525810510336" calcext:value-type="float">
            <text:p>941.5258105103</text:p>
          </table:table-cell>
          <table:table-cell office:value-type="float" office:value="950.43605059546" calcext:value-type="float">
            <text:p>950.4360505955</text:p>
          </table:table-cell>
          <table:table-cell office:value-type="float" office:value="956.13365710731" calcext:value-type="float">
            <text:p>956.1336571073</text:p>
          </table:table-cell>
          <table:table-cell office:value-type="float" office:value="873.252148494067" calcext:value-type="float">
            <text:p>873.2521484941</text:p>
          </table:table-cell>
          <table:table-cell office:value-type="float" office:value="889.699366580864" calcext:value-type="float">
            <text:p>889.6993665809</text:p>
          </table:table-cell>
          <table:table-cell office:value-type="float" office:value="896.325982273458" calcext:value-type="float">
            <text:p>896.3259822735</text:p>
          </table:table-cell>
          <table:table-cell office:value-type="float" office:value="968.388992768551" calcext:value-type="float">
            <text:p>968.3889927686</text:p>
          </table:table-cell>
          <table:table-cell office:value-type="float" office:value="922.337690639919" calcext:value-type="float">
            <text:p>922.3376906399</text:p>
          </table:table-cell>
          <table:table-cell office:value-type="float" office:value="854.43057491275" calcext:value-type="float">
            <text:p>854.4305749128</text:p>
          </table:table-cell>
          <table:table-cell office:value-type="float" office:value="918.646562002636" calcext:value-type="float">
            <text:p>918.6465620026</text:p>
          </table:table-cell>
          <table:table-cell office:value-type="float" office:value="949.866091258106" calcext:value-type="float">
            <text:p>949.8660912581</text:p>
          </table:table-cell>
          <table:table-cell office:value-type="float" office:value="914.488192314931" calcext:value-type="float">
            <text:p>914.4881923149</text:p>
          </table:table-cell>
          <table:table-cell office:value-type="float" office:value="935.194310718987" calcext:value-type="float">
            <text:p>935.194310719</text:p>
          </table:table-cell>
          <table:table-cell office:value-type="float" office:value="913.478868926776" calcext:value-type="float">
            <text:p>913.4788689268</text:p>
          </table:table-cell>
          <table:table-cell office:value-type="float" office:value="907.035220095339" calcext:value-type="float">
            <text:p>907.0352200953</text:p>
          </table:table-cell>
          <table:table-cell office:value-type="float" office:value="910.756745451584" calcext:value-type="float">
            <text:p>910.7567454516</text:p>
          </table:table-cell>
          <table:table-cell office:value-type="float" office:value="956.478051273228" calcext:value-type="float">
            <text:p>956.4780512732</text:p>
          </table:table-cell>
        </table:table-row>
        <table:table-row table:style-name="ro1">
          <table:table-cell office:value-type="float" office:value="950.65075633275" calcext:value-type="float">
            <text:p>950.6507563328</text:p>
          </table:table-cell>
          <table:table-cell office:value-type="float" office:value="954.54742348621" calcext:value-type="float">
            <text:p>954.5474234862</text:p>
          </table:table-cell>
          <table:table-cell office:value-type="float" office:value="930.652407545956" calcext:value-type="float">
            <text:p>930.652407546</text:p>
          </table:table-cell>
          <table:table-cell office:value-type="float" office:value="941.831350092184" calcext:value-type="float">
            <text:p>941.8313500922</text:p>
          </table:table-cell>
          <table:table-cell office:value-type="float" office:value="950.748377790368" calcext:value-type="float">
            <text:p>950.7483777904</text:p>
          </table:table-cell>
          <table:table-cell office:value-type="float" office:value="956.741886101488" calcext:value-type="float">
            <text:p>956.7418861015</text:p>
          </table:table-cell>
          <table:table-cell office:value-type="float" office:value="884.088033080099" calcext:value-type="float">
            <text:p>884.0880330801</text:p>
          </table:table-cell>
          <table:table-cell office:value-type="float" office:value="888.037497324233" calcext:value-type="float">
            <text:p>888.0374973242</text:p>
          </table:table-cell>
          <table:table-cell office:value-type="float" office:value="894.81250055001" calcext:value-type="float">
            <text:p>894.81250055</text:p>
          </table:table-cell>
          <table:table-cell office:value-type="float" office:value="968.388992768551" calcext:value-type="float">
            <text:p>968.3889927686</text:p>
          </table:table-cell>
          <table:table-cell office:value-type="float" office:value="920.654415297026" calcext:value-type="float">
            <text:p>920.654415297</text:p>
          </table:table-cell>
          <table:table-cell office:value-type="float" office:value="848.80230662168" calcext:value-type="float">
            <text:p>848.8023066217</text:p>
          </table:table-cell>
          <table:table-cell office:value-type="float" office:value="917.116264856947" calcext:value-type="float">
            <text:p>917.1162648569</text:p>
          </table:table-cell>
          <table:table-cell office:value-type="float" office:value="941.318827591125" calcext:value-type="float">
            <text:p>941.3188275911</text:p>
          </table:table-cell>
          <table:table-cell office:value-type="float" office:value="912.861536228692" calcext:value-type="float">
            <text:p>912.8615362287</text:p>
          </table:table-cell>
          <table:table-cell office:value-type="float" office:value="935.858764213995" calcext:value-type="float">
            <text:p>935.858764214</text:p>
          </table:table-cell>
          <table:table-cell office:value-type="float" office:value="913.741671835035" calcext:value-type="float">
            <text:p>913.741671835</text:p>
          </table:table-cell>
          <table:table-cell office:value-type="float" office:value="906.580280998656" calcext:value-type="float">
            <text:p>906.5802809987</text:p>
          </table:table-cell>
          <table:table-cell office:value-type="float" office:value="909.171085613961" calcext:value-type="float">
            <text:p>909.171085614</text:p>
          </table:table-cell>
          <table:table-cell office:value-type="float" office:value="955.612744466787" calcext:value-type="float">
            <text:p>955.6127444668</text:p>
          </table:table-cell>
        </table:table-row>
        <table:table-row table:style-name="ro1">
          <table:table-cell office:value-type="float" office:value="950.878213900199" calcext:value-type="float">
            <text:p>950.8782139002</text:p>
          </table:table-cell>
          <table:table-cell office:value-type="float" office:value="954.596436430996" calcext:value-type="float">
            <text:p>954.596436431</text:p>
          </table:table-cell>
          <table:table-cell office:value-type="float" office:value="929.628439162488" calcext:value-type="float">
            <text:p>929.6284391625</text:p>
          </table:table-cell>
          <table:table-cell office:value-type="float" office:value="941.567232018683" calcext:value-type="float">
            <text:p>941.5672320187</text:p>
          </table:table-cell>
          <table:table-cell office:value-type="float" office:value="950.887910580434" calcext:value-type="float">
            <text:p>950.8879105804</text:p>
          </table:table-cell>
          <table:table-cell office:value-type="float" office:value="955.691300848581" calcext:value-type="float">
            <text:p>955.6913008486</text:p>
          </table:table-cell>
          <table:table-cell office:value-type="float" office:value="880.954591491787" calcext:value-type="float">
            <text:p>880.9545914918</text:p>
          </table:table-cell>
          <table:table-cell office:value-type="float" office:value="889.689531646594" calcext:value-type="float">
            <text:p>889.6895316466</text:p>
          </table:table-cell>
          <table:table-cell office:value-type="float" office:value="893.402054661726" calcext:value-type="float">
            <text:p>893.4020546617</text:p>
          </table:table-cell>
          <table:table-cell office:value-type="float" office:value="967.947637603969" calcext:value-type="float">
            <text:p>967.947637604</text:p>
          </table:table-cell>
          <table:table-cell office:value-type="float" office:value="922.55529907675" calcext:value-type="float">
            <text:p>922.5552990768</text:p>
          </table:table-cell>
          <table:table-cell office:value-type="float" office:value="853.473038988146" calcext:value-type="float">
            <text:p>853.4730389881</text:p>
          </table:table-cell>
          <table:table-cell office:value-type="float" office:value="915.541639729714" calcext:value-type="float">
            <text:p>915.5416397297</text:p>
          </table:table-cell>
          <table:table-cell office:value-type="float" office:value="938.760630682784" calcext:value-type="float">
            <text:p>938.7606306828</text:p>
          </table:table-cell>
          <table:table-cell office:value-type="float" office:value="914.835875331928" calcext:value-type="float">
            <text:p>914.8358753319</text:p>
          </table:table-cell>
          <table:table-cell office:value-type="float" office:value="933.995829722798" calcext:value-type="float">
            <text:p>933.9958297228</text:p>
          </table:table-cell>
          <table:table-cell office:value-type="float" office:value="914.447551253985" calcext:value-type="float">
            <text:p>914.447551254</text:p>
          </table:table-cell>
          <table:table-cell office:value-type="float" office:value="906.096835612282" calcext:value-type="float">
            <text:p>906.0968356123</text:p>
          </table:table-cell>
          <table:table-cell office:value-type="float" office:value="907.695033248715" calcext:value-type="float">
            <text:p>907.6950332487</text:p>
          </table:table-cell>
          <table:table-cell office:value-type="float" office:value="956.395622553345" calcext:value-type="float">
            <text:p>956.3956225533</text:p>
          </table:table-cell>
        </table:table-row>
        <table:table-row table:style-name="ro1">
          <table:table-cell office:value-type="float" office:value="951.052559979596" calcext:value-type="float">
            <text:p>951.0525599796</text:p>
          </table:table-cell>
          <table:table-cell office:value-type="float" office:value="954.204879632153" calcext:value-type="float">
            <text:p>954.2048796322</text:p>
          </table:table-cell>
          <table:table-cell office:value-type="float" office:value="928.66373553384" calcext:value-type="float">
            <text:p>928.6637355338</text:p>
          </table:table-cell>
          <table:table-cell office:value-type="float" office:value="941.389432671325" calcext:value-type="float">
            <text:p>941.3894326713</text:p>
          </table:table-cell>
          <table:table-cell office:value-type="float" office:value="951.010165599064" calcext:value-type="float">
            <text:p>951.0101655991</text:p>
          </table:table-cell>
          <table:table-cell office:value-type="float" office:value="954.805060868047" calcext:value-type="float">
            <text:p>954.805060868</text:p>
          </table:table-cell>
          <table:table-cell office:value-type="float" office:value="878.283441437192" calcext:value-type="float">
            <text:p>878.2834414372</text:p>
          </table:table-cell>
          <table:table-cell office:value-type="float" office:value="886.982276974127" calcext:value-type="float">
            <text:p>886.9822769741</text:p>
          </table:table-cell>
          <table:table-cell office:value-type="float" office:value="892.234057530014" calcext:value-type="float">
            <text:p>892.23405753</text:p>
          </table:table-cell>
          <table:table-cell office:value-type="float" office:value="967.62848451019" calcext:value-type="float">
            <text:p>967.6284845102</text:p>
          </table:table-cell>
          <table:table-cell office:value-type="float" office:value="919.618445959244" calcext:value-type="float">
            <text:p>919.6184459592</text:p>
          </table:table-cell>
          <table:table-cell office:value-type="float" office:value="855.747213872203" calcext:value-type="float">
            <text:p>855.7472138722</text:p>
          </table:table-cell>
          <table:table-cell office:value-type="float" office:value="917.035520176882" calcext:value-type="float">
            <text:p>917.0355201769</text:p>
          </table:table-cell>
          <table:table-cell office:value-type="float" office:value="930.966394978015" calcext:value-type="float">
            <text:p>930.966394978</text:p>
          </table:table-cell>
          <table:table-cell office:value-type="float" office:value="915.850234672766" calcext:value-type="float">
            <text:p>915.8502346728</text:p>
          </table:table-cell>
          <table:table-cell office:value-type="float" office:value="932.14067727495" calcext:value-type="float">
            <text:p>932.140677275</text:p>
          </table:table-cell>
          <table:table-cell office:value-type="float" office:value="915.11977782382" calcext:value-type="float">
            <text:p>915.1197778238</text:p>
          </table:table-cell>
          <table:table-cell office:value-type="float" office:value="898.760148041879" calcext:value-type="float">
            <text:p>898.7601480419</text:p>
          </table:table-cell>
          <table:table-cell office:value-type="float" office:value="906.027618185778" calcext:value-type="float">
            <text:p>906.0276181858</text:p>
          </table:table-cell>
          <table:table-cell office:value-type="float" office:value="956.858171541945" calcext:value-type="float">
            <text:p>956.8581715419</text:p>
          </table:table-cell>
        </table:table-row>
        <table:table-row table:style-name="ro1">
          <table:table-cell office:value-type="float" office:value="951.218247658531" calcext:value-type="float">
            <text:p>951.2182476585</text:p>
          </table:table-cell>
          <table:table-cell office:value-type="float" office:value="952.539877480299" calcext:value-type="float">
            <text:p>952.5398774803</text:p>
          </table:table-cell>
          <table:table-cell office:value-type="float" office:value="927.71334078037" calcext:value-type="float">
            <text:p>927.7133407804</text:p>
          </table:table-cell>
          <table:table-cell office:value-type="float" office:value="941.181838734977" calcext:value-type="float">
            <text:p>941.181838735</text:p>
          </table:table-cell>
          <table:table-cell office:value-type="float" office:value="951.140450016403" calcext:value-type="float">
            <text:p>951.1404500164</text:p>
          </table:table-cell>
          <table:table-cell office:value-type="float" office:value="954.015546430356" calcext:value-type="float">
            <text:p>954.0155464304</text:p>
          </table:table-cell>
          <table:table-cell office:value-type="float" office:value="875.653728387259" calcext:value-type="float">
            <text:p>875.6537283873</text:p>
          </table:table-cell>
          <table:table-cell office:value-type="float" office:value="884.608608289877" calcext:value-type="float">
            <text:p>884.6086082899</text:p>
          </table:table-cell>
          <table:table-cell office:value-type="float" office:value="893.071229599667" calcext:value-type="float">
            <text:p>893.0712295997</text:p>
          </table:table-cell>
          <table:table-cell office:value-type="float" office:value="967.282796715053" calcext:value-type="float">
            <text:p>967.2827967151</text:p>
          </table:table-cell>
          <table:table-cell office:value-type="float" office:value="917.298616996982" calcext:value-type="float">
            <text:p>917.298616997</text:p>
          </table:table-cell>
          <table:table-cell office:value-type="float" office:value="857.058546566885" calcext:value-type="float">
            <text:p>857.0585465669</text:p>
          </table:table-cell>
          <table:table-cell office:value-type="float" office:value="914.429636666847" calcext:value-type="float">
            <text:p>914.4296366668</text:p>
          </table:table-cell>
          <table:table-cell office:value-type="float" office:value="927.87357376093" calcext:value-type="float">
            <text:p>927.8735737609</text:p>
          </table:table-cell>
          <table:table-cell office:value-type="float" office:value="917.343593230711" calcext:value-type="float">
            <text:p>917.3435932307</text:p>
          </table:table-cell>
          <table:table-cell office:value-type="float" office:value="930.553814222712" calcext:value-type="float">
            <text:p>930.5538142227</text:p>
          </table:table-cell>
          <table:table-cell office:value-type="float" office:value="915.555956444235" calcext:value-type="float">
            <text:p>915.5559564442</text:p>
          </table:table-cell>
          <table:table-cell office:value-type="float" office:value="897.726965624294" calcext:value-type="float">
            <text:p>897.7269656243</text:p>
          </table:table-cell>
          <table:table-cell office:value-type="float" office:value="904.135206875499" calcext:value-type="float">
            <text:p>904.1352068755</text:p>
          </table:table-cell>
          <table:table-cell office:value-type="float" office:value="957.113403398121" calcext:value-type="float">
            <text:p>957.1134033981</text:p>
          </table:table-cell>
        </table:table-row>
        <table:table-row table:style-name="ro1">
          <table:table-cell office:value-type="float" office:value="951.337920054294" calcext:value-type="float">
            <text:p>951.3379200543</text:p>
          </table:table-cell>
          <table:table-cell office:value-type="float" office:value="950.532664856457" calcext:value-type="float">
            <text:p>950.5326648565</text:p>
          </table:table-cell>
          <table:table-cell office:value-type="float" office:value="926.757977119653" calcext:value-type="float">
            <text:p>926.7579771197</text:p>
          </table:table-cell>
          <table:table-cell office:value-type="float" office:value="941.672687685196" calcext:value-type="float">
            <text:p>941.6726876852</text:p>
          </table:table-cell>
          <table:table-cell office:value-type="float" office:value="951.24011717451" calcext:value-type="float">
            <text:p>951.2401171745</text:p>
          </table:table-cell>
          <table:table-cell office:value-type="float" office:value="953.314992952707" calcext:value-type="float">
            <text:p>953.3149929527</text:p>
          </table:table-cell>
          <table:table-cell office:value-type="float" office:value="873.142873266078" calcext:value-type="float">
            <text:p>873.1428732661</text:p>
          </table:table-cell>
          <table:table-cell office:value-type="float" office:value="882.7202798543" calcext:value-type="float">
            <text:p>882.7202798543</text:p>
          </table:table-cell>
          <table:table-cell office:value-type="float" office:value="893.845501817889" calcext:value-type="float">
            <text:p>893.8455018179</text:p>
          </table:table-cell>
          <table:table-cell office:value-type="float" office:value="966.8804827964" calcext:value-type="float">
            <text:p>966.8804827964</text:p>
          </table:table-cell>
          <table:table-cell office:value-type="float" office:value="915.255868840098" calcext:value-type="float">
            <text:p>915.2558688401</text:p>
          </table:table-cell>
          <table:table-cell office:value-type="float" office:value="857.78116365705" calcext:value-type="float">
            <text:p>857.7811636571</text:p>
          </table:table-cell>
          <table:table-cell office:value-type="float" office:value="912.103765525656" calcext:value-type="float">
            <text:p>912.1037655257</text:p>
          </table:table-cell>
          <table:table-cell office:value-type="float" office:value="930.416263246795" calcext:value-type="float">
            <text:p>930.4162632468</text:p>
          </table:table-cell>
          <table:table-cell office:value-type="float" office:value="918.266726432247" calcext:value-type="float">
            <text:p>918.2667264322</text:p>
          </table:table-cell>
          <table:table-cell office:value-type="float" office:value="929.154107719994" calcext:value-type="float">
            <text:p>929.15410772</text:p>
          </table:table-cell>
          <table:table-cell office:value-type="float" office:value="915.881936649665" calcext:value-type="float">
            <text:p>915.8819366497</text:p>
          </table:table-cell>
          <table:table-cell office:value-type="float" office:value="914.731039341608" calcext:value-type="float">
            <text:p>914.7310393416</text:p>
          </table:table-cell>
          <table:table-cell office:value-type="float" office:value="902.532832315702" calcext:value-type="float">
            <text:p>902.5328323157</text:p>
          </table:table-cell>
          <table:table-cell office:value-type="float" office:value="957.201343441373" calcext:value-type="float">
            <text:p>957.2013434414</text:p>
          </table:table-cell>
        </table:table-row>
        <table:table-row table:style-name="ro1">
          <table:table-cell office:value-type="float" office:value="951.477719788731" calcext:value-type="float">
            <text:p>951.4777197887</text:p>
          </table:table-cell>
          <table:table-cell office:value-type="float" office:value="949.00182099443" calcext:value-type="float">
            <text:p>949.0018209944</text:p>
          </table:table-cell>
          <table:table-cell office:value-type="float" office:value="925.77189007263" calcext:value-type="float">
            <text:p>925.7718900726</text:p>
          </table:table-cell>
          <table:table-cell office:value-type="float" office:value="939.985872903125" calcext:value-type="float">
            <text:p>939.9858729031</text:p>
          </table:table-cell>
          <table:table-cell office:value-type="float" office:value="950.915785090472" calcext:value-type="float">
            <text:p>950.9157850905</text:p>
          </table:table-cell>
          <table:table-cell office:value-type="float" office:value="952.781944563283" calcext:value-type="float">
            <text:p>952.7819445633</text:p>
          </table:table-cell>
          <table:table-cell office:value-type="float" office:value="895.630515443631" calcext:value-type="float">
            <text:p>895.6305154436</text:p>
          </table:table-cell>
          <table:table-cell office:value-type="float" office:value="880.796110074982" calcext:value-type="float">
            <text:p>880.796110075</text:p>
          </table:table-cell>
          <table:table-cell office:value-type="float" office:value="0" calcext:value-type="float">
            <text:p>0</text:p>
          </table:table-cell>
          <table:table-cell office:value-type="float" office:value="966.440700135247" calcext:value-type="float">
            <text:p>966.4407001352</text:p>
          </table:table-cell>
          <table:table-cell office:value-type="float" office:value="916.94572554219" calcext:value-type="float">
            <text:p>916.9457255422</text:p>
          </table:table-cell>
          <table:table-cell office:value-type="float" office:value="858.295694092475" calcext:value-type="float">
            <text:p>858.2956940925</text:p>
          </table:table-cell>
          <table:table-cell office:value-type="float" office:value="910.344279787263" calcext:value-type="float">
            <text:p>910.3442797873</text:p>
          </table:table-cell>
          <table:table-cell office:value-type="float" office:value="931.719813759485" calcext:value-type="float">
            <text:p>931.7198137595</text:p>
          </table:table-cell>
          <table:table-cell office:value-type="float" office:value="918.756229930916" calcext:value-type="float">
            <text:p>918.7562299309</text:p>
          </table:table-cell>
          <table:table-cell office:value-type="float" office:value="927.805032000449" calcext:value-type="float">
            <text:p>927.8050320004</text:p>
          </table:table-cell>
          <table:table-cell office:value-type="float" office:value="916.175203542899" calcext:value-type="float">
            <text:p>916.1752035429</text:p>
          </table:table-cell>
          <table:table-cell office:value-type="float" office:value="914.057889510464" calcext:value-type="float">
            <text:p>914.0578895105</text:p>
          </table:table-cell>
          <table:table-cell office:value-type="float" office:value="904.418855070672" calcext:value-type="float">
            <text:p>904.4188550707</text:p>
          </table:table-cell>
          <table:table-cell office:value-type="float" office:value="957.352335267133" calcext:value-type="float">
            <text:p>957.3523352671</text:p>
          </table:table-cell>
        </table:table-row>
        <table:table-row table:style-name="ro1">
          <table:table-cell office:value-type="float" office:value="951.598685074647" calcext:value-type="float">
            <text:p>951.5986850746</text:p>
          </table:table-cell>
          <table:table-cell office:value-type="float" office:value="947.745970550504" calcext:value-type="float">
            <text:p>947.7459705505</text:p>
          </table:table-cell>
          <table:table-cell office:value-type="float" office:value="924.670034948474" calcext:value-type="float">
            <text:p>924.6700349485</text:p>
          </table:table-cell>
          <table:table-cell office:value-type="float" office:value="936.996607614195" calcext:value-type="float">
            <text:p>936.9966076142</text:p>
          </table:table-cell>
          <table:table-cell office:value-type="float" office:value="949.379449157323" calcext:value-type="float">
            <text:p>949.3794491573</text:p>
          </table:table-cell>
          <table:table-cell office:value-type="float" office:value="952.254284400533" calcext:value-type="float">
            <text:p>952.2542844005</text:p>
          </table:table-cell>
          <table:table-cell office:value-type="float" office:value="897.726203119954" calcext:value-type="float">
            <text:p>897.72620312</text:p>
          </table:table-cell>
          <table:table-cell office:value-type="float" office:value="878.819019934642" calcext:value-type="float">
            <text:p>878.8190199346</text:p>
          </table:table-cell>
          <table:table-cell office:value-type="float" office:value="0" calcext:value-type="float">
            <text:p>0</text:p>
          </table:table-cell>
          <table:table-cell office:value-type="float" office:value="966.916870489402" calcext:value-type="float">
            <text:p>966.9168704894</text:p>
          </table:table-cell>
          <table:table-cell office:value-type="float" office:value="913.852378341067" calcext:value-type="float">
            <text:p>913.8523783411</text:p>
          </table:table-cell>
          <table:table-cell office:value-type="float" office:value="858.762722611319" calcext:value-type="float">
            <text:p>858.7627226113</text:p>
          </table:table-cell>
          <table:table-cell office:value-type="float" office:value="911.65891232496" calcext:value-type="float">
            <text:p>911.658912325</text:p>
          </table:table-cell>
          <table:table-cell office:value-type="float" office:value="931.340472517551" calcext:value-type="float">
            <text:p>931.3404725176</text:p>
          </table:table-cell>
          <table:table-cell office:value-type="float" office:value="919.104860398271" calcext:value-type="float">
            <text:p>919.1048603983</text:p>
          </table:table-cell>
          <table:table-cell office:value-type="float" office:value="929.055068739693" calcext:value-type="float">
            <text:p>929.0550687397</text:p>
          </table:table-cell>
          <table:table-cell office:value-type="float" office:value="916.474797371841" calcext:value-type="float">
            <text:p>916.4747973718</text:p>
          </table:table-cell>
          <table:table-cell office:value-type="float" office:value="914.738246073881" calcext:value-type="float">
            <text:p>914.7382460739</text:p>
          </table:table-cell>
          <table:table-cell office:value-type="float" office:value="901.753027869106" calcext:value-type="float">
            <text:p>901.7530278691</text:p>
          </table:table-cell>
          <table:table-cell office:value-type="float" office:value="957.415319860612" calcext:value-type="float">
            <text:p>957.4153198606</text:p>
          </table:table-cell>
        </table:table-row>
        <table:table-row table:style-name="ro1">
          <table:table-cell office:value-type="float" office:value="951.727862122174" calcext:value-type="float">
            <text:p>951.7278621222</text:p>
          </table:table-cell>
          <table:table-cell office:value-type="float" office:value="946.584694648518" calcext:value-type="float">
            <text:p>946.5846946485</text:p>
          </table:table-cell>
          <table:table-cell office:value-type="float" office:value="923.695207090335" calcext:value-type="float">
            <text:p>923.6952070903</text:p>
          </table:table-cell>
          <table:table-cell office:value-type="float" office:value="934.766384173732" calcext:value-type="float">
            <text:p>934.7663841737</text:p>
          </table:table-cell>
          <table:table-cell office:value-type="float" office:value="950.177863464359" calcext:value-type="float">
            <text:p>950.1778634644</text:p>
          </table:table-cell>
          <table:table-cell office:value-type="float" office:value="952.881991522156" calcext:value-type="float">
            <text:p>952.8819915222</text:p>
          </table:table-cell>
          <table:table-cell office:value-type="float" office:value="899.993004895549" calcext:value-type="float">
            <text:p>899.9930048955</text:p>
          </table:table-cell>
          <table:table-cell office:value-type="float" office:value="876.693694754148" calcext:value-type="float">
            <text:p>876.6936947541</text:p>
          </table:table-cell>
          <table:table-cell office:value-type="float" office:value="0" calcext:value-type="float">
            <text:p>0</text:p>
          </table:table-cell>
          <table:table-cell office:value-type="float" office:value="967.527791474185" calcext:value-type="float">
            <text:p>967.5277914742</text:p>
          </table:table-cell>
          <table:table-cell office:value-type="float" office:value="911.488016546098" calcext:value-type="float">
            <text:p>911.4880165461</text:p>
          </table:table-cell>
          <table:table-cell office:value-type="float" office:value="859.227640921361" calcext:value-type="float">
            <text:p>859.2276409214</text:p>
          </table:table-cell>
          <table:table-cell office:value-type="float" office:value="910.058818025355" calcext:value-type="float">
            <text:p>910.0588180254</text:p>
          </table:table-cell>
          <table:table-cell office:value-type="float" office:value="930.998373172608" calcext:value-type="float">
            <text:p>930.9983731726</text:p>
          </table:table-cell>
          <table:table-cell office:value-type="float" office:value="919.445282481286" calcext:value-type="float">
            <text:p>919.4452824813</text:p>
          </table:table-cell>
          <table:table-cell office:value-type="float" office:value="928.909453567412" calcext:value-type="float">
            <text:p>928.9094535674</text:p>
          </table:table-cell>
          <table:table-cell office:value-type="float" office:value="916.778382923364" calcext:value-type="float">
            <text:p>916.7783829234</text:p>
          </table:table-cell>
          <table:table-cell office:value-type="float" office:value="913.690181576064" calcext:value-type="float">
            <text:p>913.6901815761</text:p>
          </table:table-cell>
          <table:table-cell office:value-type="float" office:value="899.81528725703" calcext:value-type="float">
            <text:p>899.815287257</text:p>
          </table:table-cell>
          <table:table-cell office:value-type="float" office:value="957.538504215802" calcext:value-type="float">
            <text:p>957.5385042158</text:p>
          </table:table-cell>
        </table:table-row>
        <table:table-row table:style-name="ro1">
          <table:table-cell office:value-type="float" office:value="951.853058025796" calcext:value-type="float">
            <text:p>951.8530580258</text:p>
          </table:table-cell>
          <table:table-cell office:value-type="float" office:value="945.435722125017" calcext:value-type="float">
            <text:p>945.435722125</text:p>
          </table:table-cell>
          <table:table-cell office:value-type="float" office:value="922.744797886866" calcext:value-type="float">
            <text:p>922.7447978869</text:p>
          </table:table-cell>
          <table:table-cell office:value-type="float" office:value="933.163061607216" calcext:value-type="float">
            <text:p>933.1630616072</text:p>
          </table:table-cell>
          <table:table-cell office:value-type="float" office:value="948.131685965295" calcext:value-type="float">
            <text:p>948.1316859653</text:p>
          </table:table-cell>
          <table:table-cell office:value-type="float" office:value="951.844185347104" calcext:value-type="float">
            <text:p>951.8441853471</text:p>
          </table:table-cell>
          <table:table-cell office:value-type="float" office:value="901.341242963103" calcext:value-type="float">
            <text:p>901.3412429631</text:p>
          </table:table-cell>
          <table:table-cell office:value-type="float" office:value="874.902587104784" calcext:value-type="float">
            <text:p>874.9025871048</text:p>
          </table:table-cell>
          <table:table-cell office:value-type="float" office:value="0" calcext:value-type="float">
            <text:p>0</text:p>
          </table:table-cell>
          <table:table-cell office:value-type="float" office:value="967.812188777288" calcext:value-type="float">
            <text:p>967.8121887773</text:p>
          </table:table-cell>
          <table:table-cell office:value-type="float" office:value="909.402009351331" calcext:value-type="float">
            <text:p>909.4020093513</text:p>
          </table:table-cell>
          <table:table-cell office:value-type="float" office:value="859.693284791401" calcext:value-type="float">
            <text:p>859.6932847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9.785140692856" calcext:value-type="float">
            <text:p>919.7851406929</text:p>
          </table:table-cell>
          <table:table-cell office:value-type="float" office:value="927.225907746028" calcext:value-type="float">
            <text:p>927.225907746</text:p>
          </table:table-cell>
          <table:table-cell office:value-type="float" office:value="917.083431830399" calcext:value-type="float">
            <text:p>917.0834318304</text:p>
          </table:table-cell>
          <table:table-cell office:value-type="float" office:value="912.792204723211" calcext:value-type="float">
            <text:p>912.7922047232</text:p>
          </table:table-cell>
          <table:table-cell office:value-type="float" office:value="901.216271516555" calcext:value-type="float">
            <text:p>901.2162715166</text:p>
          </table:table-cell>
          <table:table-cell office:value-type="float" office:value="957.667243327585" calcext:value-type="float">
            <text:p>957.6672433276</text:p>
          </table:table-cell>
        </table:table-row>
        <table:table-row table:style-name="ro1">
          <table:table-cell office:value-type="float" office:value="951.96532515756" calcext:value-type="float">
            <text:p>951.9653251576</text:p>
          </table:table-cell>
          <table:table-cell office:value-type="float" office:value="944.333668498917" calcext:value-type="float">
            <text:p>944.3336684989</text:p>
          </table:table-cell>
          <table:table-cell office:value-type="float" office:value="921.789434040017" calcext:value-type="float">
            <text:p>921.78943404</text:p>
          </table:table-cell>
          <table:table-cell office:value-type="float" office:value="931.889176978692" calcext:value-type="float">
            <text:p>931.8891769787</text:p>
          </table:table-cell>
          <table:table-cell office:value-type="float" office:value="946.307910022162" calcext:value-type="float">
            <text:p>946.3079100222</text:p>
          </table:table-cell>
          <table:table-cell office:value-type="float" office:value="950.940358098954" calcext:value-type="float">
            <text:p>950.940358099</text:p>
          </table:table-cell>
          <table:table-cell office:value-type="float" office:value="901.972369365508" calcext:value-type="float">
            <text:p>901.9723693655</text:p>
          </table:table-cell>
          <table:table-cell office:value-type="float" office:value="873.068358713851" calcext:value-type="float">
            <text:p>873.0683587139</text:p>
          </table:table-cell>
          <table:table-cell office:value-type="float" office:value="0" calcext:value-type="float">
            <text:p>0</text:p>
          </table:table-cell>
          <table:table-cell office:value-type="float" office:value="967.931194594558" calcext:value-type="float">
            <text:p>967.9311945946</text:p>
          </table:table-cell>
          <table:table-cell office:value-type="float" office:value="907.642370037351" calcext:value-type="float">
            <text:p>907.6423700374</text:p>
          </table:table-cell>
          <table:table-cell office:value-type="float" office:value="860.112031231235" calcext:value-type="float">
            <text:p>860.1120312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0.076708676809" calcext:value-type="float">
            <text:p>920.0767086768</text:p>
          </table:table-cell>
          <table:table-cell office:value-type="float" office:value="925.693924442026" calcext:value-type="float">
            <text:p>925.693924442</text:p>
          </table:table-cell>
          <table:table-cell office:value-type="float" office:value="917.388648212989" calcext:value-type="float">
            <text:p>917.388648213</text:p>
          </table:table-cell>
          <table:table-cell office:value-type="float" office:value="913.617068063778" calcext:value-type="float">
            <text:p>913.6170680638</text:p>
          </table:table-cell>
          <table:table-cell office:value-type="float" office:value="898.327706970744" calcext:value-type="float">
            <text:p>898.3277069707</text:p>
          </table:table-cell>
          <table:table-cell office:value-type="float" office:value="957.783929881544" calcext:value-type="float">
            <text:p>957.7839298815</text:p>
          </table:table-cell>
        </table:table-row>
        <table:table-row table:style-name="ro1">
          <table:table-cell office:value-type="float" office:value="952.031230668001" calcext:value-type="float">
            <text:p>952.031230668</text:p>
          </table:table-cell>
          <table:table-cell office:value-type="float" office:value="943.407221219816" calcext:value-type="float">
            <text:p>943.4072212198</text:p>
          </table:table-cell>
          <table:table-cell office:value-type="float" office:value="920.803346990701" calcext:value-type="float">
            <text:p>920.8033469907</text:p>
          </table:table-cell>
          <table:table-cell office:value-type="float" office:value="930.776727825092" calcext:value-type="float">
            <text:p>930.7767278251</text:p>
          </table:table-cell>
          <table:table-cell office:value-type="float" office:value="947.197833499673" calcext:value-type="float">
            <text:p>947.1978334997</text:p>
          </table:table-cell>
          <table:table-cell office:value-type="float" office:value="950.268309464703" calcext:value-type="float">
            <text:p>950.2683094647</text:p>
          </table:table-cell>
          <table:table-cell office:value-type="float" office:value="902.4493587852" calcext:value-type="float">
            <text:p>902.4493587852</text:p>
          </table:table-cell>
          <table:table-cell office:value-type="float" office:value="871.354779667118" calcext:value-type="float">
            <text:p>871.3547796671</text:p>
          </table:table-cell>
          <table:table-cell office:value-type="float" office:value="0" calcext:value-type="float">
            <text:p>0</text:p>
          </table:table-cell>
          <table:table-cell office:value-type="float" office:value="967.997738274583" calcext:value-type="float">
            <text:p>967.9977382746</text:p>
          </table:table-cell>
          <table:table-cell office:value-type="float" office:value="905.948681176169" calcext:value-type="float">
            <text:p>905.9486811762</text:p>
          </table:table-cell>
          <table:table-cell office:value-type="float" office:value="860.424529580308" calcext:value-type="float">
            <text:p>860.4245295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0.272445235962" calcext:value-type="float">
            <text:p>920.272445236</text:p>
          </table:table-cell>
          <table:table-cell office:value-type="float" office:value="924.534238444323" calcext:value-type="float">
            <text:p>924.5342384443</text:p>
          </table:table-cell>
          <table:table-cell office:value-type="float" office:value="917.693956286655" calcext:value-type="float">
            <text:p>917.6939562867</text:p>
          </table:table-cell>
          <table:table-cell office:value-type="float" office:value="913.133753405941" calcext:value-type="float">
            <text:p>913.1337534059</text:p>
          </table:table-cell>
          <table:table-cell office:value-type="float" office:value="900.606435452086" calcext:value-type="float">
            <text:p>900.6064354521</text:p>
          </table:table-cell>
          <table:table-cell office:value-type="float" office:value="957.873264212411" calcext:value-type="float">
            <text:p>957.8732642124</text:p>
          </table:table-cell>
        </table:table-row>
        <table:table-row table:style-name="ro1">
          <table:table-cell office:value-type="float" office:value="952.05639415303" calcext:value-type="float">
            <text:p>952.056394153</text:p>
          </table:table-cell>
          <table:table-cell office:value-type="float" office:value="944.365866600283" calcext:value-type="float">
            <text:p>944.3658666003</text:p>
          </table:table-cell>
          <table:table-cell office:value-type="float" office:value="919.840559701567" calcext:value-type="float">
            <text:p>919.8405597016</text:p>
          </table:table-cell>
          <table:table-cell office:value-type="float" office:value="929.67388783826" calcext:value-type="float">
            <text:p>929.6738878383</text:p>
          </table:table-cell>
          <table:table-cell office:value-type="float" office:value="947.543011881332" calcext:value-type="float">
            <text:p>947.5430118813</text:p>
          </table:table-cell>
          <table:table-cell office:value-type="float" office:value="949.905689045412" calcext:value-type="float">
            <text:p>949.9056890454</text:p>
          </table:table-cell>
          <table:table-cell office:value-type="float" office:value="902.531712710778" calcext:value-type="float">
            <text:p>902.5317127108</text:p>
          </table:table-cell>
          <table:table-cell office:value-type="float" office:value="869.598855732421" calcext:value-type="float">
            <text:p>869.5988557324</text:p>
          </table:table-cell>
          <table:table-cell office:value-type="float" office:value="0" calcext:value-type="float">
            <text:p>0</text:p>
          </table:table-cell>
          <table:table-cell office:value-type="float" office:value="968.06109266324" calcext:value-type="float">
            <text:p>968.0610926632</text:p>
          </table:table-cell>
          <table:table-cell office:value-type="float" office:value="907.920443616658" calcext:value-type="float">
            <text:p>907.9204436167</text:p>
          </table:table-cell>
          <table:table-cell office:value-type="float" office:value="860.599441173838" calcext:value-type="float">
            <text:p>860.5994411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0.370974840755" calcext:value-type="float">
            <text:p>920.3709748408</text:p>
          </table:table-cell>
          <table:table-cell office:value-type="float" office:value="923.862766452089" calcext:value-type="float">
            <text:p>923.8627664521</text:p>
          </table:table-cell>
          <table:table-cell office:value-type="float" office:value="917.999264360321" calcext:value-type="float">
            <text:p>917.9992643603</text:p>
          </table:table-cell>
          <table:table-cell office:value-type="float" office:value="913.047808062636" calcext:value-type="float">
            <text:p>913.0478080626</text:p>
          </table:table-cell>
          <table:table-cell office:value-type="float" office:value="897.894404204131" calcext:value-type="float">
            <text:p>897.8944042041</text:p>
          </table:table-cell>
          <table:table-cell office:value-type="float" office:value="957.966820798336" calcext:value-type="float">
            <text:p>957.9668207983</text:p>
          </table:table-cell>
        </table:table-row>
        <table:table-row table:style-name="ro1">
          <table:table-cell office:value-type="float" office:value="952.067009075537" calcext:value-type="float">
            <text:p>952.0670090755</text:p>
          </table:table-cell>
          <table:table-cell office:value-type="float" office:value="943.297887200374" calcext:value-type="float">
            <text:p>943.2978872004</text:p>
          </table:table-cell>
          <table:table-cell office:value-type="float" office:value="918.860724953174" calcext:value-type="float">
            <text:p>918.8607249532</text:p>
          </table:table-cell>
          <table:table-cell office:value-type="float" office:value="928.572665765578" calcext:value-type="float">
            <text:p>928.5726657656</text:p>
          </table:table-cell>
          <table:table-cell office:value-type="float" office:value="945.976199001432" calcext:value-type="float">
            <text:p>945.9761990014</text:p>
          </table:table-cell>
          <table:table-cell office:value-type="float" office:value="949.742358826695" calcext:value-type="float">
            <text:p>949.7423588267</text:p>
          </table:table-cell>
          <table:table-cell office:value-type="float" office:value="902.565380644419" calcext:value-type="float">
            <text:p>902.5653806444</text:p>
          </table:table-cell>
          <table:table-cell office:value-type="float" office:value="867.844978928916" calcext:value-type="float">
            <text:p>867.8449789289</text:p>
          </table:table-cell>
          <table:table-cell office:value-type="float" office:value="0" calcext:value-type="float">
            <text:p>0</text:p>
          </table:table-cell>
          <table:table-cell office:value-type="float" office:value="968.124503776877" calcext:value-type="float">
            <text:p>968.1245037769</text:p>
          </table:table-cell>
          <table:table-cell office:value-type="float" office:value="910.688900335795" calcext:value-type="float">
            <text:p>910.6889003358</text:p>
          </table:table-cell>
          <table:table-cell office:value-type="float" office:value="860.682265659207" calcext:value-type="float">
            <text:p>860.6822656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0.416188897848" calcext:value-type="float">
            <text:p>920.4161888978</text:p>
          </table:table-cell>
          <table:table-cell office:value-type="float" office:value="923.542209739046" calcext:value-type="float">
            <text:p>923.542209739</text:p>
          </table:table-cell>
          <table:table-cell office:value-type="float" office:value="918.264355455005" calcext:value-type="float">
            <text:p>918.264355455</text:p>
          </table:table-cell>
          <table:table-cell office:value-type="float" office:value="911.231702954317" calcext:value-type="float">
            <text:p>911.2317029543</text:p>
          </table:table-cell>
          <table:table-cell office:value-type="float" office:value="899.931813742723" calcext:value-type="float">
            <text:p>899.9318137427</text:p>
          </table:table-cell>
          <table:table-cell office:value-type="float" office:value="958.055032260159" calcext:value-type="float">
            <text:p>958.05503226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17.763684290866" calcext:value-type="float">
            <text:p>917.7636842909</text:p>
          </table:table-cell>
          <table:table-cell office:value-type="float" office:value="927.57173373668" calcext:value-type="float">
            <text:p>927.5717337367</text:p>
          </table:table-cell>
          <table:table-cell office:value-type="float" office:value="947.036445600461" calcext:value-type="float">
            <text:p>947.0364456005</text:p>
          </table:table-cell>
          <table:table-cell office:value-type="float" office:value="0" calcext:value-type="float">
            <text:p>0</text:p>
          </table:table-cell>
          <table:table-cell office:value-type="float" office:value="902.655687755544" calcext:value-type="float">
            <text:p>902.6556877555</text:p>
          </table:table-cell>
          <table:table-cell office:value-type="float" office:value="866.269888792219" calcext:value-type="float">
            <text:p>866.2698887922</text:p>
          </table:table-cell>
          <table:table-cell office:value-type="float" office:value="0" calcext:value-type="float">
            <text:p>0</text:p>
          </table:table-cell>
          <table:table-cell office:value-type="float" office:value="968.1879148911" calcext:value-type="float">
            <text:p>968.1879148911</text:p>
          </table:table-cell>
          <table:table-cell office:value-type="float" office:value="911.03563649905" calcext:value-type="float">
            <text:p>911.03563649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8.447232060741" calcext:value-type="float">
            <text:p>918.4472320607</text:p>
          </table:table-cell>
          <table:table-cell office:value-type="float" office:value="912.929402242976" calcext:value-type="float">
            <text:p>912.929402243</text:p>
          </table:table-cell>
          <table:table-cell office:value-type="float" office:value="0" calcext:value-type="float">
            <text:p>0</text:p>
          </table:table-cell>
          <table:table-cell office:value-type="float" office:value="958.147109756019" calcext:value-type="float">
            <text:p>958.14710975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16.788856428079" calcext:value-type="float">
            <text:p>916.7888564281</text:p>
          </table:table-cell>
          <table:table-cell office:value-type="float" office:value="928.579595733542" calcext:value-type="float">
            <text:p>928.5795957335</text:p>
          </table:table-cell>
          <table:table-cell office:value-type="float" office:value="945.245919849535" calcext:value-type="float">
            <text:p>945.2459198495</text:p>
          </table:table-cell>
          <table:table-cell office:value-type="float" office:value="0" calcext:value-type="float">
            <text:p>0</text:p>
          </table:table-cell>
          <table:table-cell office:value-type="float" office:value="902.65857987916" calcext:value-type="float">
            <text:p>902.6585798792</text:p>
          </table:table-cell>
          <table:table-cell office:value-type="float" office:value="865.255320895572" calcext:value-type="float">
            <text:p>865.2553208956</text:p>
          </table:table-cell>
          <table:table-cell office:value-type="float" office:value="0" calcext:value-type="float">
            <text:p>0</text:p>
          </table:table-cell>
          <table:table-cell office:value-type="float" office:value="968.251326005328" calcext:value-type="float">
            <text:p>968.2513260053</text:p>
          </table:table-cell>
          <table:table-cell office:value-type="float" office:value="911.915348992864" calcext:value-type="float">
            <text:p>911.91534899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8.542071548135" calcext:value-type="float">
            <text:p>918.5420715481</text:p>
          </table:table-cell>
          <table:table-cell office:value-type="float" office:value="911.669345567378" calcext:value-type="float">
            <text:p>911.6693455674</text:p>
          </table:table-cell>
          <table:table-cell office:value-type="float" office:value="0" calcext:value-type="float">
            <text:p>0</text:p>
          </table:table-cell>
          <table:table-cell office:value-type="float" office:value="958.250935071424" calcext:value-type="float">
            <text:p>958.25093507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17.896741808958" calcext:value-type="float">
            <text:p>917.896741809</text:p>
          </table:table-cell>
          <table:table-cell office:value-type="float" office:value="929.982097878257" calcext:value-type="float">
            <text:p>929.9820978783</text:p>
          </table:table-cell>
          <table:table-cell office:value-type="float" office:value="943.284258933508" calcext:value-type="float">
            <text:p>943.2842589335</text:p>
          </table:table-cell>
          <table:table-cell office:value-type="float" office:value="0" calcext:value-type="float">
            <text:p>0</text:p>
          </table:table-cell>
          <table:table-cell office:value-type="float" office:value="902.673997234655" calcext:value-type="float">
            <text:p>902.6739972347</text:p>
          </table:table-cell>
          <table:table-cell office:value-type="float" office:value="864.750347151447" calcext:value-type="float">
            <text:p>864.7503471514</text:p>
          </table:table-cell>
          <table:table-cell office:value-type="float" office:value="0" calcext:value-type="float">
            <text:p>0</text:p>
          </table:table-cell>
          <table:table-cell office:value-type="float" office:value="968.314737119555" calcext:value-type="float">
            <text:p>968.3147371196</text:p>
          </table:table-cell>
          <table:table-cell office:value-type="float" office:value="912.367022322494" calcext:value-type="float">
            <text:p>912.36702232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8.58598659143" calcext:value-type="float">
            <text:p>918.5859865914</text:p>
          </table:table-cell>
          <table:table-cell office:value-type="float" office:value="912.593199975381" calcext:value-type="float">
            <text:p>912.5931999754</text:p>
          </table:table-cell>
          <table:table-cell office:value-type="float" office:value="0" calcext:value-type="float">
            <text:p>0</text:p>
          </table:table-cell>
          <table:table-cell office:value-type="float" office:value="958.001345044591" calcext:value-type="float">
            <text:p>958.00134504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19.798285552002" calcext:value-type="float">
            <text:p>919.798285552</text:p>
          </table:table-cell>
          <table:table-cell office:value-type="float" office:value="0" calcext:value-type="float">
            <text:p>0</text:p>
          </table:table-cell>
          <table:table-cell office:value-type="float" office:value="944.507971656477" calcext:value-type="float">
            <text:p>944.5079716565</text:p>
          </table:table-cell>
          <table:table-cell office:value-type="float" office:value="0" calcext:value-type="float">
            <text:p>0</text:p>
          </table:table-cell>
          <table:table-cell office:value-type="float" office:value="902.67078644114" calcext:value-type="float">
            <text:p>902.6707864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8.378148233783" calcext:value-type="float">
            <text:p>968.3781482338</text:p>
          </table:table-cell>
          <table:table-cell office:value-type="float" office:value="912.69611207185" calcext:value-type="float">
            <text:p>912.69611207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57.066562486928" calcext:value-type="float">
            <text:p>957.066562486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21.055157384612" calcext:value-type="float">
            <text:p>921.0551573846</text:p>
          </table:table-cell>
          <table:table-cell office:value-type="float" office:value="0" calcext:value-type="float">
            <text:p>0</text:p>
          </table:table-cell>
          <table:table-cell office:value-type="float" office:value="943.426565254894" calcext:value-type="float">
            <text:p>943.4265652549</text:p>
          </table:table-cell>
          <table:table-cell office:value-type="float" office:value="0" calcext:value-type="float">
            <text:p>0</text:p>
          </table:table-cell>
          <table:table-cell office:value-type="float" office:value="902.649023291297" calcext:value-type="float">
            <text:p>902.6490232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8.430979801815" calcext:value-type="float">
            <text:p>968.4309798018</text:p>
          </table:table-cell>
          <table:table-cell office:value-type="float" office:value="913.012349951644" calcext:value-type="float">
            <text:p>913.01234995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55.744693281932" calcext:value-type="float">
            <text:p>955.74469328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19.510276197576" calcext:value-type="float">
            <text:p>919.5102761976</text:p>
          </table:table-cell>
          <table:table-cell office:value-type="float" office:value="0" calcext:value-type="float">
            <text:p>0</text:p>
          </table:table-cell>
          <table:table-cell office:value-type="float" office:value="941.863976987437" calcext:value-type="float">
            <text:p>941.8639769874</text:p>
          </table:table-cell>
          <table:table-cell office:value-type="float" office:value="0" calcext:value-type="float">
            <text:p>0</text:p>
          </table:table-cell>
          <table:table-cell office:value-type="float" office:value="902.583809060406" calcext:value-type="float">
            <text:p>902.5838090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8.463854883693" calcext:value-type="float">
            <text:p>968.4638548837</text:p>
          </table:table-cell>
          <table:table-cell office:value-type="float" office:value="913.326620525505" calcext:value-type="float">
            <text:p>913.32662052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54.776295988027" calcext:value-type="float">
            <text:p>954.77629598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16.87880521161" calcext:value-type="float">
            <text:p>916.8788052116</text:p>
          </table:table-cell>
          <table:table-cell office:value-type="float" office:value="0" calcext:value-type="float">
            <text:p>0</text:p>
          </table:table-cell>
          <table:table-cell office:value-type="float" office:value="940.980985039634" calcext:value-type="float">
            <text:p>940.9809850396</text:p>
          </table:table-cell>
          <table:table-cell office:value-type="float" office:value="0" calcext:value-type="float">
            <text:p>0</text:p>
          </table:table-cell>
          <table:table-cell office:value-type="float" office:value="902.519068568359" calcext:value-type="float">
            <text:p>902.5190685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8.478956253101" calcext:value-type="float">
            <text:p>968.4789562531</text:p>
          </table:table-cell>
          <table:table-cell office:value-type="float" office:value="913.640946948749" calcext:value-type="float">
            <text:p>913.64094694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54.025638251299" calcext:value-type="float">
            <text:p>954.025638251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14.841433332677" calcext:value-type="float">
            <text:p>914.8414333327</text:p>
          </table:table-cell>
          <table:table-cell office:value-type="float" office:value="0" calcext:value-type="float">
            <text:p>0</text:p>
          </table:table-cell>
          <table:table-cell office:value-type="float" office:value="940.635646036375" calcext:value-type="float">
            <text:p>940.6356460364</text:p>
          </table:table-cell>
          <table:table-cell office:value-type="float" office:value="0" calcext:value-type="float">
            <text:p>0</text:p>
          </table:table-cell>
          <table:table-cell office:value-type="float" office:value="902.484210631827" calcext:value-type="float">
            <text:p>902.4842106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8.485674843061" calcext:value-type="float">
            <text:p>968.4856748431</text:p>
          </table:table-cell>
          <table:table-cell office:value-type="float" office:value="913.904486950412" calcext:value-type="float">
            <text:p>913.90448695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53.478678296451" calcext:value-type="float">
            <text:p>953.47867829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13.60319389593" calcext:value-type="float">
            <text:p>913.603193895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14.07084521882" calcext:value-type="float">
            <text:p>914.07084521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52.960428169326" calcext:value-type="float">
            <text:p>952.96042816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12.964804681106" calcext:value-type="float">
            <text:p>912.96480468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14.148541001393" calcext:value-type="float">
            <text:p>914.14854100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52.52329248954" calcext:value-type="float">
            <text:p>952.52329248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12.667338316175" calcext:value-type="float">
            <text:p>912.66733831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14.183367964138" calcext:value-type="float">
            <text:p>914.18336796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52.081335498571" calcext:value-type="float">
            <text:p>952.0813354986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951.755626864719" calcext:value-type="float">
            <text:p>951.7556268647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952.187612913411" calcext:value-type="float">
            <text:p>952.1876129134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951.424131047751" calcext:value-type="float">
            <text:p>951.4241310478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952.01293544002" calcext:value-type="float">
            <text:p>952.01293544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952.152189538434" calcext:value-type="float">
            <text:p>952.1521895384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formula="of:=AVERAGE([.A61];[.B61];[.C72];[.D64];[.E69];[.F61];[.G69];[.H64];[.I53];[.J69];[.K72];[.L61];[.M56];[.N56];[.O61];[.P61];[.Q64];[.R64];[.S61];[.T77])" office:value-type="float" office:value="920.05512425419" calcext:value-type="float">
            <text:p>920.0551242542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7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float" office:value="24.380482" calcext:value-type="float">
            <text:p>24.380482</text:p>
          </table:table-cell>
          <table:table-cell office:value-type="float" office:value="22.377251" calcext:value-type="float">
            <text:p>22.377251</text:p>
          </table:table-cell>
          <table:table-cell office:value-type="float" office:value="25.15033" calcext:value-type="float">
            <text:p>25.15033</text:p>
          </table:table-cell>
          <table:table-cell office:value-type="float" office:value="23.496657" calcext:value-type="float">
            <text:p>23.496657</text:p>
          </table:table-cell>
          <table:table-cell office:value-type="float" office:value="23.098019" calcext:value-type="float">
            <text:p>23.098019</text:p>
          </table:table-cell>
          <table:table-cell office:value-type="float" office:value="25.278383" calcext:value-type="float">
            <text:p>25.278383</text:p>
          </table:table-cell>
          <table:table-cell office:value-type="float" office:value="21.847151" calcext:value-type="float">
            <text:p>21.847151</text:p>
          </table:table-cell>
          <table:table-cell office:value-type="float" office:value="24.107014" calcext:value-type="float">
            <text:p>24.107014</text:p>
          </table:table-cell>
          <table:table-cell office:value-type="float" office:value="22.601405" calcext:value-type="float">
            <text:p>22.601405</text:p>
          </table:table-cell>
          <table:table-cell office:value-type="float" office:value="20.081424" calcext:value-type="float">
            <text:p>20.081424</text:p>
          </table:table-cell>
          <table:table-cell office:value-type="float" office:value="25.446073" calcext:value-type="float">
            <text:p>25.446073</text:p>
          </table:table-cell>
          <table:table-cell office:value-type="float" office:value="25.641428" calcext:value-type="float">
            <text:p>25.641428</text:p>
          </table:table-cell>
          <table:table-cell office:value-type="float" office:value="25.810136" calcext:value-type="float">
            <text:p>25.810136</text:p>
          </table:table-cell>
          <table:table-cell office:value-type="float" office:value="25.605166" calcext:value-type="float">
            <text:p>25.605166</text:p>
          </table:table-cell>
          <table:table-cell office:value-type="float" office:value="23.314402" calcext:value-type="float">
            <text:p>23.314402</text:p>
          </table:table-cell>
          <table:table-cell office:value-type="float" office:value="22.298773" calcext:value-type="float">
            <text:p>22.298773</text:p>
          </table:table-cell>
          <table:table-cell office:value-type="float" office:value="23.087675" calcext:value-type="float">
            <text:p>23.087675</text:p>
          </table:table-cell>
          <table:table-cell office:value-type="float" office:value="20.813643" calcext:value-type="float">
            <text:p>20.813643</text:p>
          </table:table-cell>
          <table:table-cell office:value-type="float" office:value="23.972008" calcext:value-type="float">
            <text:p>23.972008</text:p>
          </table:table-cell>
          <table:table-cell office:value-type="float" office:value="22.245209" calcext:value-type="float">
            <text:p>22.245209</text:p>
          </table:table-cell>
        </table:table-row>
        <table:table-row table:style-name="ro1">
          <table:table-cell office:value-type="float" office:value="16.176569" calcext:value-type="float">
            <text:p>16.176569</text:p>
          </table:table-cell>
          <table:table-cell office:value-type="float" office:value="13.673928" calcext:value-type="float">
            <text:p>13.673928</text:p>
          </table:table-cell>
          <table:table-cell office:value-type="float" office:value="17.223501" calcext:value-type="float">
            <text:p>17.223501</text:p>
          </table:table-cell>
          <table:table-cell office:value-type="float" office:value="17.781165" calcext:value-type="float">
            <text:p>17.781165</text:p>
          </table:table-cell>
          <table:table-cell office:value-type="float" office:value="15.035913" calcext:value-type="float">
            <text:p>15.035913</text:p>
          </table:table-cell>
          <table:table-cell office:value-type="float" office:value="14.688336" calcext:value-type="float">
            <text:p>14.688336</text:p>
          </table:table-cell>
          <table:table-cell office:value-type="float" office:value="16.475433" calcext:value-type="float">
            <text:p>16.475433</text:p>
          </table:table-cell>
          <table:table-cell office:value-type="float" office:value="19.431047" calcext:value-type="float">
            <text:p>19.431047</text:p>
          </table:table-cell>
          <table:table-cell office:value-type="float" office:value="14.900265" calcext:value-type="float">
            <text:p>14.900265</text:p>
          </table:table-cell>
          <table:table-cell office:value-type="float" office:value="16.354401" calcext:value-type="float">
            <text:p>16.354401</text:p>
          </table:table-cell>
          <table:table-cell office:value-type="float" office:value="18.640356" calcext:value-type="float">
            <text:p>18.640356</text:p>
          </table:table-cell>
          <table:table-cell office:value-type="float" office:value="15.361034" calcext:value-type="float">
            <text:p>15.361034</text:p>
          </table:table-cell>
          <table:table-cell office:value-type="float" office:value="14.234344" calcext:value-type="float">
            <text:p>14.234344</text:p>
          </table:table-cell>
          <table:table-cell office:value-type="float" office:value="16.758672" calcext:value-type="float">
            <text:p>16.758672</text:p>
          </table:table-cell>
          <table:table-cell office:value-type="float" office:value="13.714125" calcext:value-type="float">
            <text:p>13.714125</text:p>
          </table:table-cell>
          <table:table-cell office:value-type="float" office:value="15.800531" calcext:value-type="float">
            <text:p>15.800531</text:p>
          </table:table-cell>
          <table:table-cell office:value-type="float" office:value="17.341669" calcext:value-type="float">
            <text:p>17.341669</text:p>
          </table:table-cell>
          <table:table-cell office:value-type="float" office:value="17.143063" calcext:value-type="float">
            <text:p>17.143063</text:p>
          </table:table-cell>
          <table:table-cell office:value-type="float" office:value="16.040188" calcext:value-type="float">
            <text:p>16.040188</text:p>
          </table:table-cell>
          <table:table-cell office:value-type="float" office:value="13.436279" calcext:value-type="float">
            <text:p>13.436279</text:p>
          </table:table-cell>
        </table:table-row>
        <table:table-row table:style-name="ro1">
          <table:table-cell office:value-type="float" office:value="16.745487" calcext:value-type="float">
            <text:p>16.745487</text:p>
          </table:table-cell>
          <table:table-cell office:value-type="float" office:value="11.92686" calcext:value-type="float">
            <text:p>11.92686</text:p>
          </table:table-cell>
          <table:table-cell office:value-type="float" office:value="14.877047" calcext:value-type="float">
            <text:p>14.877047</text:p>
          </table:table-cell>
          <table:table-cell office:value-type="float" office:value="17.245492" calcext:value-type="float">
            <text:p>17.245492</text:p>
          </table:table-cell>
          <table:table-cell office:value-type="float" office:value="15.878805" calcext:value-type="float">
            <text:p>15.878805</text:p>
          </table:table-cell>
          <table:table-cell office:value-type="float" office:value="16.342974" calcext:value-type="float">
            <text:p>16.342974</text:p>
          </table:table-cell>
          <table:table-cell office:value-type="float" office:value="13.842185" calcext:value-type="float">
            <text:p>13.842185</text:p>
          </table:table-cell>
          <table:table-cell office:value-type="float" office:value="12.06214" calcext:value-type="float">
            <text:p>12.06214</text:p>
          </table:table-cell>
          <table:table-cell office:value-type="float" office:value="16.481849" calcext:value-type="float">
            <text:p>16.481849</text:p>
          </table:table-cell>
          <table:table-cell office:value-type="float" office:value="15.144337" calcext:value-type="float">
            <text:p>15.144337</text:p>
          </table:table-cell>
          <table:table-cell office:value-type="float" office:value="15.944698" calcext:value-type="float">
            <text:p>15.944698</text:p>
          </table:table-cell>
          <table:table-cell office:value-type="float" office:value="14.005474" calcext:value-type="float">
            <text:p>14.005474</text:p>
          </table:table-cell>
          <table:table-cell office:value-type="float" office:value="13.039269" calcext:value-type="float">
            <text:p>13.039269</text:p>
          </table:table-cell>
          <table:table-cell office:value-type="float" office:value="15.228258" calcext:value-type="float">
            <text:p>15.228258</text:p>
          </table:table-cell>
          <table:table-cell office:value-type="float" office:value="10.728158" calcext:value-type="float">
            <text:p>10.728158</text:p>
          </table:table-cell>
          <table:table-cell office:value-type="float" office:value="13.59038" calcext:value-type="float">
            <text:p>13.59038</text:p>
          </table:table-cell>
          <table:table-cell office:value-type="float" office:value="12.252538" calcext:value-type="float">
            <text:p>12.252538</text:p>
          </table:table-cell>
          <table:table-cell office:value-type="float" office:value="14.567562" calcext:value-type="float">
            <text:p>14.567562</text:p>
          </table:table-cell>
          <table:table-cell office:value-type="float" office:value="13.649528" calcext:value-type="float">
            <text:p>13.649528</text:p>
          </table:table-cell>
          <table:table-cell office:value-type="float" office:value="14.108926" calcext:value-type="float">
            <text:p>14.108926</text:p>
          </table:table-cell>
        </table:table-row>
        <table:table-row table:style-name="ro1">
          <table:table-cell office:value-type="float" office:value="16.53554" calcext:value-type="float">
            <text:p>16.53554</text:p>
          </table:table-cell>
          <table:table-cell office:value-type="float" office:value="11.52442" calcext:value-type="float">
            <text:p>11.52442</text:p>
          </table:table-cell>
          <table:table-cell office:value-type="float" office:value="11.060758" calcext:value-type="float">
            <text:p>11.060758</text:p>
          </table:table-cell>
          <table:table-cell office:value-type="float" office:value="13.206713" calcext:value-type="float">
            <text:p>13.206713</text:p>
          </table:table-cell>
          <table:table-cell office:value-type="float" office:value="14.020965" calcext:value-type="float">
            <text:p>14.020965</text:p>
          </table:table-cell>
          <table:table-cell office:value-type="float" office:value="14.849192" calcext:value-type="float">
            <text:p>14.849192</text:p>
          </table:table-cell>
          <table:table-cell office:value-type="float" office:value="15.386144" calcext:value-type="float">
            <text:p>15.386144</text:p>
          </table:table-cell>
          <table:table-cell office:value-type="float" office:value="16.259732" calcext:value-type="float">
            <text:p>16.259732</text:p>
          </table:table-cell>
          <table:table-cell office:value-type="float" office:value="11.865038" calcext:value-type="float">
            <text:p>11.865038</text:p>
          </table:table-cell>
          <table:table-cell office:value-type="float" office:value="11.427627" calcext:value-type="float">
            <text:p>11.427627</text:p>
          </table:table-cell>
          <table:table-cell office:value-type="float" office:value="10.416432" calcext:value-type="float">
            <text:p>10.416432</text:p>
          </table:table-cell>
          <table:table-cell office:value-type="float" office:value="17.583258" calcext:value-type="float">
            <text:p>17.583258</text:p>
          </table:table-cell>
          <table:table-cell office:value-type="float" office:value="14.862955" calcext:value-type="float">
            <text:p>14.862955</text:p>
          </table:table-cell>
          <table:table-cell office:value-type="float" office:value="11.48652" calcext:value-type="float">
            <text:p>11.48652</text:p>
          </table:table-cell>
          <table:table-cell office:value-type="float" office:value="13.136502" calcext:value-type="float">
            <text:p>13.136502</text:p>
          </table:table-cell>
          <table:table-cell office:value-type="float" office:value="14.228439" calcext:value-type="float">
            <text:p>14.228439</text:p>
          </table:table-cell>
          <table:table-cell office:value-type="float" office:value="14.959591" calcext:value-type="float">
            <text:p>14.959591</text:p>
          </table:table-cell>
          <table:table-cell office:value-type="float" office:value="12.619211" calcext:value-type="float">
            <text:p>12.619211</text:p>
          </table:table-cell>
          <table:table-cell office:value-type="float" office:value="11.22501" calcext:value-type="float">
            <text:p>11.22501</text:p>
          </table:table-cell>
          <table:table-cell office:value-type="float" office:value="12.315358" calcext:value-type="float">
            <text:p>12.315358</text:p>
          </table:table-cell>
        </table:table-row>
        <table:table-row table:style-name="ro1">
          <table:table-cell office:value-type="float" office:value="9.846935" calcext:value-type="float">
            <text:p>9.846935</text:p>
          </table:table-cell>
          <table:table-cell office:value-type="float" office:value="12.686958" calcext:value-type="float">
            <text:p>12.686958</text:p>
          </table:table-cell>
          <table:table-cell office:value-type="float" office:value="10.839127" calcext:value-type="float">
            <text:p>10.839127</text:p>
          </table:table-cell>
          <table:table-cell office:value-type="float" office:value="11.538333" calcext:value-type="float">
            <text:p>11.538333</text:p>
          </table:table-cell>
          <table:table-cell office:value-type="float" office:value="12.637126" calcext:value-type="float">
            <text:p>12.637126</text:p>
          </table:table-cell>
          <table:table-cell office:value-type="float" office:value="9.893278" calcext:value-type="float">
            <text:p>9.893278</text:p>
          </table:table-cell>
          <table:table-cell office:value-type="float" office:value="13.807844" calcext:value-type="float">
            <text:p>13.807844</text:p>
          </table:table-cell>
          <table:table-cell office:value-type="float" office:value="15.309533" calcext:value-type="float">
            <text:p>15.309533</text:p>
          </table:table-cell>
          <table:table-cell office:value-type="float" office:value="15.879913" calcext:value-type="float">
            <text:p>15.879913</text:p>
          </table:table-cell>
          <table:table-cell office:value-type="float" office:value="17.599584" calcext:value-type="float">
            <text:p>17.599584</text:p>
          </table:table-cell>
          <table:table-cell office:value-type="float" office:value="11.061056" calcext:value-type="float">
            <text:p>11.061056</text:p>
          </table:table-cell>
          <table:table-cell office:value-type="float" office:value="13.866737" calcext:value-type="float">
            <text:p>13.866737</text:p>
          </table:table-cell>
          <table:table-cell office:value-type="float" office:value="14.813929" calcext:value-type="float">
            <text:p>14.813929</text:p>
          </table:table-cell>
          <table:table-cell office:value-type="float" office:value="14.530846" calcext:value-type="float">
            <text:p>14.530846</text:p>
          </table:table-cell>
          <table:table-cell office:value-type="float" office:value="10.873986" calcext:value-type="float">
            <text:p>10.873986</text:p>
          </table:table-cell>
          <table:table-cell office:value-type="float" office:value="10.511092" calcext:value-type="float">
            <text:p>10.511092</text:p>
          </table:table-cell>
          <table:table-cell office:value-type="float" office:value="15.776229" calcext:value-type="float">
            <text:p>15.776229</text:p>
          </table:table-cell>
          <table:table-cell office:value-type="float" office:value="11.673742" calcext:value-type="float">
            <text:p>11.673742</text:p>
          </table:table-cell>
          <table:table-cell office:value-type="float" office:value="8.696526" calcext:value-type="float">
            <text:p>8.696526</text:p>
          </table:table-cell>
          <table:table-cell office:value-type="float" office:value="8.111264" calcext:value-type="float">
            <text:p>8.111264</text:p>
          </table:table-cell>
        </table:table-row>
        <table:table-row table:style-name="ro1">
          <table:table-cell office:value-type="float" office:value="8.692064" calcext:value-type="float">
            <text:p>8.692064</text:p>
          </table:table-cell>
          <table:table-cell office:value-type="float" office:value="14.345625" calcext:value-type="float">
            <text:p>14.345625</text:p>
          </table:table-cell>
          <table:table-cell office:value-type="float" office:value="9.112646" calcext:value-type="float">
            <text:p>9.112646</text:p>
          </table:table-cell>
          <table:table-cell office:value-type="float" office:value="10.190907" calcext:value-type="float">
            <text:p>10.190907</text:p>
          </table:table-cell>
          <table:table-cell office:value-type="float" office:value="12.351888" calcext:value-type="float">
            <text:p>12.351888</text:p>
          </table:table-cell>
          <table:table-cell office:value-type="float" office:value="15.082856" calcext:value-type="float">
            <text:p>15.082856</text:p>
          </table:table-cell>
          <table:table-cell office:value-type="float" office:value="16.020577" calcext:value-type="float">
            <text:p>16.020577</text:p>
          </table:table-cell>
          <table:table-cell office:value-type="float" office:value="14.85339" calcext:value-type="float">
            <text:p>14.85339</text:p>
          </table:table-cell>
          <table:table-cell office:value-type="float" office:value="12.076228" calcext:value-type="float">
            <text:p>12.076228</text:p>
          </table:table-cell>
          <table:table-cell office:value-type="float" office:value="11.512016" calcext:value-type="float">
            <text:p>11.512016</text:p>
          </table:table-cell>
          <table:table-cell office:value-type="float" office:value="12.105858" calcext:value-type="float">
            <text:p>12.105858</text:p>
          </table:table-cell>
          <table:table-cell office:value-type="float" office:value="12.043679" calcext:value-type="float">
            <text:p>12.043679</text:p>
          </table:table-cell>
          <table:table-cell office:value-type="float" office:value="9.278249" calcext:value-type="float">
            <text:p>9.278249</text:p>
          </table:table-cell>
          <table:table-cell office:value-type="float" office:value="11.771665" calcext:value-type="float">
            <text:p>11.771665</text:p>
          </table:table-cell>
          <table:table-cell office:value-type="float" office:value="9.683337" calcext:value-type="float">
            <text:p>9.683337</text:p>
          </table:table-cell>
          <table:table-cell office:value-type="float" office:value="12.412703" calcext:value-type="float">
            <text:p>12.412703</text:p>
          </table:table-cell>
          <table:table-cell office:value-type="float" office:value="10.632029" calcext:value-type="float">
            <text:p>10.632029</text:p>
          </table:table-cell>
          <table:table-cell office:value-type="float" office:value="10.050474" calcext:value-type="float">
            <text:p>10.050474</text:p>
          </table:table-cell>
          <table:table-cell office:value-type="float" office:value="12.151783" calcext:value-type="float">
            <text:p>12.151783</text:p>
          </table:table-cell>
          <table:table-cell office:value-type="float" office:value="4.553506" calcext:value-type="float">
            <text:p>4.553506</text:p>
          </table:table-cell>
        </table:table-row>
        <table:table-row table:style-name="ro1">
          <table:table-cell office:value-type="float" office:value="13.414371" calcext:value-type="float">
            <text:p>13.414371</text:p>
          </table:table-cell>
          <table:table-cell office:value-type="float" office:value="10.927621" calcext:value-type="float">
            <text:p>10.927621</text:p>
          </table:table-cell>
          <table:table-cell office:value-type="float" office:value="6.90589" calcext:value-type="float">
            <text:p>6.90589</text:p>
          </table:table-cell>
          <table:table-cell office:value-type="float" office:value="15.125723" calcext:value-type="float">
            <text:p>15.125723</text:p>
          </table:table-cell>
          <table:table-cell office:value-type="float" office:value="7.226252" calcext:value-type="float">
            <text:p>7.226252</text:p>
          </table:table-cell>
          <table:table-cell office:value-type="float" office:value="14.07219" calcext:value-type="float">
            <text:p>14.07219</text:p>
          </table:table-cell>
          <table:table-cell office:value-type="float" office:value="8.907486" calcext:value-type="float">
            <text:p>8.907486</text:p>
          </table:table-cell>
          <table:table-cell office:value-type="float" office:value="12.711929" calcext:value-type="float">
            <text:p>12.711929</text:p>
          </table:table-cell>
          <table:table-cell office:value-type="float" office:value="12.618755" calcext:value-type="float">
            <text:p>12.618755</text:p>
          </table:table-cell>
          <table:table-cell office:value-type="float" office:value="10.234878" calcext:value-type="float">
            <text:p>10.234878</text:p>
          </table:table-cell>
          <table:table-cell office:value-type="float" office:value="10.725391" calcext:value-type="float">
            <text:p>10.725391</text:p>
          </table:table-cell>
          <table:table-cell office:value-type="float" office:value="14.395282" calcext:value-type="float">
            <text:p>14.395282</text:p>
          </table:table-cell>
          <table:table-cell office:value-type="float" office:value="8.389862" calcext:value-type="float">
            <text:p>8.389862</text:p>
          </table:table-cell>
          <table:table-cell office:value-type="float" office:value="9.422967" calcext:value-type="float">
            <text:p>9.422967</text:p>
          </table:table-cell>
          <table:table-cell office:value-type="float" office:value="11.637112" calcext:value-type="float">
            <text:p>11.637112</text:p>
          </table:table-cell>
          <table:table-cell office:value-type="float" office:value="12.935925" calcext:value-type="float">
            <text:p>12.935925</text:p>
          </table:table-cell>
          <table:table-cell office:value-type="float" office:value="14.344293" calcext:value-type="float">
            <text:p>14.344293</text:p>
          </table:table-cell>
          <table:table-cell office:value-type="float" office:value="9.987705" calcext:value-type="float">
            <text:p>9.987705</text:p>
          </table:table-cell>
          <table:table-cell office:value-type="float" office:value="11.649683" calcext:value-type="float">
            <text:p>11.649683</text:p>
          </table:table-cell>
          <table:table-cell office:value-type="float" office:value="13.569488" calcext:value-type="float">
            <text:p>13.569488</text:p>
          </table:table-cell>
        </table:table-row>
        <table:table-row table:style-name="ro1">
          <table:table-cell office:value-type="float" office:value="9.883169" calcext:value-type="float">
            <text:p>9.883169</text:p>
          </table:table-cell>
          <table:table-cell office:value-type="float" office:value="11.171399" calcext:value-type="float">
            <text:p>11.171399</text:p>
          </table:table-cell>
          <table:table-cell office:value-type="float" office:value="11.06923" calcext:value-type="float">
            <text:p>11.06923</text:p>
          </table:table-cell>
          <table:table-cell office:value-type="float" office:value="9.956224" calcext:value-type="float">
            <text:p>9.956224</text:p>
          </table:table-cell>
          <table:table-cell office:value-type="float" office:value="10.985255" calcext:value-type="float">
            <text:p>10.985255</text:p>
          </table:table-cell>
          <table:table-cell office:value-type="float" office:value="11.732861" calcext:value-type="float">
            <text:p>11.732861</text:p>
          </table:table-cell>
          <table:table-cell office:value-type="float" office:value="11.850903" calcext:value-type="float">
            <text:p>11.850903</text:p>
          </table:table-cell>
          <table:table-cell office:value-type="float" office:value="12.802533" calcext:value-type="float">
            <text:p>12.802533</text:p>
          </table:table-cell>
          <table:table-cell office:value-type="float" office:value="13.843934" calcext:value-type="float">
            <text:p>13.843934</text:p>
          </table:table-cell>
          <table:table-cell office:value-type="float" office:value="10.478164" calcext:value-type="float">
            <text:p>10.478164</text:p>
          </table:table-cell>
          <table:table-cell office:value-type="float" office:value="11.530189" calcext:value-type="float">
            <text:p>11.530189</text:p>
          </table:table-cell>
          <table:table-cell office:value-type="float" office:value="9.792225" calcext:value-type="float">
            <text:p>9.792225</text:p>
          </table:table-cell>
          <table:table-cell office:value-type="float" office:value="13.443684" calcext:value-type="float">
            <text:p>13.443684</text:p>
          </table:table-cell>
          <table:table-cell office:value-type="float" office:value="12.871167" calcext:value-type="float">
            <text:p>12.871167</text:p>
          </table:table-cell>
          <table:table-cell office:value-type="float" office:value="8.537261" calcext:value-type="float">
            <text:p>8.537261</text:p>
          </table:table-cell>
          <table:table-cell office:value-type="float" office:value="8.848771" calcext:value-type="float">
            <text:p>8.848771</text:p>
          </table:table-cell>
          <table:table-cell office:value-type="float" office:value="12.682187" calcext:value-type="float">
            <text:p>12.682187</text:p>
          </table:table-cell>
          <table:table-cell office:value-type="float" office:value="12.164793" calcext:value-type="float">
            <text:p>12.164793</text:p>
          </table:table-cell>
          <table:table-cell office:value-type="float" office:value="10.508945" calcext:value-type="float">
            <text:p>10.508945</text:p>
          </table:table-cell>
          <table:table-cell office:value-type="float" office:value="10.758775" calcext:value-type="float">
            <text:p>10.758775</text:p>
          </table:table-cell>
        </table:table-row>
        <table:table-row table:style-name="ro1">
          <table:table-cell office:value-type="float" office:value="11.729697" calcext:value-type="float">
            <text:p>11.729697</text:p>
          </table:table-cell>
          <table:table-cell office:value-type="float" office:value="8.762305" calcext:value-type="float">
            <text:p>8.762305</text:p>
          </table:table-cell>
          <table:table-cell office:value-type="float" office:value="8.031223" calcext:value-type="float">
            <text:p>8.031223</text:p>
          </table:table-cell>
          <table:table-cell office:value-type="float" office:value="11.482067" calcext:value-type="float">
            <text:p>11.482067</text:p>
          </table:table-cell>
          <table:table-cell office:value-type="float" office:value="8.051995" calcext:value-type="float">
            <text:p>8.051995</text:p>
          </table:table-cell>
          <table:table-cell office:value-type="float" office:value="13.139294" calcext:value-type="float">
            <text:p>13.139294</text:p>
          </table:table-cell>
          <table:table-cell office:value-type="float" office:value="10.770901" calcext:value-type="float">
            <text:p>10.770901</text:p>
          </table:table-cell>
          <table:table-cell office:value-type="float" office:value="12.345288" calcext:value-type="float">
            <text:p>12.345288</text:p>
          </table:table-cell>
          <table:table-cell office:value-type="float" office:value="12.856518" calcext:value-type="float">
            <text:p>12.856518</text:p>
          </table:table-cell>
          <table:table-cell office:value-type="float" office:value="8.310955" calcext:value-type="float">
            <text:p>8.310955</text:p>
          </table:table-cell>
          <table:table-cell office:value-type="float" office:value="11.642534" calcext:value-type="float">
            <text:p>11.642534</text:p>
          </table:table-cell>
          <table:table-cell office:value-type="float" office:value="10.090647" calcext:value-type="float">
            <text:p>10.090647</text:p>
          </table:table-cell>
          <table:table-cell office:value-type="float" office:value="14.319856" calcext:value-type="float">
            <text:p>14.319856</text:p>
          </table:table-cell>
          <table:table-cell office:value-type="float" office:value="13.291792" calcext:value-type="float">
            <text:p>13.291792</text:p>
          </table:table-cell>
          <table:table-cell office:value-type="float" office:value="9.534381" calcext:value-type="float">
            <text:p>9.534381</text:p>
          </table:table-cell>
          <table:table-cell office:value-type="float" office:value="8.12206" calcext:value-type="float">
            <text:p>8.12206</text:p>
          </table:table-cell>
          <table:table-cell office:value-type="float" office:value="8.540935" calcext:value-type="float">
            <text:p>8.540935</text:p>
          </table:table-cell>
          <table:table-cell office:value-type="float" office:value="10.949925" calcext:value-type="float">
            <text:p>10.949925</text:p>
          </table:table-cell>
          <table:table-cell office:value-type="float" office:value="14.106238" calcext:value-type="float">
            <text:p>14.106238</text:p>
          </table:table-cell>
          <table:table-cell office:value-type="float" office:value="13.252961" calcext:value-type="float">
            <text:p>13.252961</text:p>
          </table:table-cell>
        </table:table-row>
        <table:table-row table:style-name="ro1">
          <table:table-cell office:value-type="float" office:value="11.011697" calcext:value-type="float">
            <text:p>11.011697</text:p>
          </table:table-cell>
          <table:table-cell office:value-type="float" office:value="7.956299" calcext:value-type="float">
            <text:p>7.956299</text:p>
          </table:table-cell>
          <table:table-cell office:value-type="float" office:value="8.994148" calcext:value-type="float">
            <text:p>8.994148</text:p>
          </table:table-cell>
          <table:table-cell office:value-type="float" office:value="10.119662" calcext:value-type="float">
            <text:p>10.119662</text:p>
          </table:table-cell>
          <table:table-cell office:value-type="float" office:value="9.047288" calcext:value-type="float">
            <text:p>9.047288</text:p>
          </table:table-cell>
          <table:table-cell office:value-type="float" office:value="13.214734" calcext:value-type="float">
            <text:p>13.214734</text:p>
          </table:table-cell>
          <table:table-cell office:value-type="float" office:value="7.4398" calcext:value-type="float">
            <text:p>7.4398</text:p>
          </table:table-cell>
          <table:table-cell office:value-type="float" office:value="13.187135" calcext:value-type="float">
            <text:p>13.187135</text:p>
          </table:table-cell>
          <table:table-cell office:value-type="float" office:value="11.591055" calcext:value-type="float">
            <text:p>11.591055</text:p>
          </table:table-cell>
          <table:table-cell office:value-type="float" office:value="10.724761" calcext:value-type="float">
            <text:p>10.724761</text:p>
          </table:table-cell>
          <table:table-cell office:value-type="float" office:value="9.954299" calcext:value-type="float">
            <text:p>9.954299</text:p>
          </table:table-cell>
          <table:table-cell office:value-type="float" office:value="9.284501" calcext:value-type="float">
            <text:p>9.284501</text:p>
          </table:table-cell>
          <table:table-cell office:value-type="float" office:value="8.361887" calcext:value-type="float">
            <text:p>8.361887</text:p>
          </table:table-cell>
          <table:table-cell office:value-type="float" office:value="8.857232" calcext:value-type="float">
            <text:p>8.857232</text:p>
          </table:table-cell>
          <table:table-cell office:value-type="float" office:value="10.82832" calcext:value-type="float">
            <text:p>10.82832</text:p>
          </table:table-cell>
          <table:table-cell office:value-type="float" office:value="7.502062" calcext:value-type="float">
            <text:p>7.502062</text:p>
          </table:table-cell>
          <table:table-cell office:value-type="float" office:value="12.084099" calcext:value-type="float">
            <text:p>12.084099</text:p>
          </table:table-cell>
          <table:table-cell office:value-type="float" office:value="8.711039" calcext:value-type="float">
            <text:p>8.711039</text:p>
          </table:table-cell>
          <table:table-cell office:value-type="float" office:value="8.196044" calcext:value-type="float">
            <text:p>8.196044</text:p>
          </table:table-cell>
          <table:table-cell office:value-type="float" office:value="6.980944" calcext:value-type="float">
            <text:p>6.980944</text:p>
          </table:table-cell>
        </table:table-row>
        <table:table-row table:style-name="ro1">
          <table:table-cell office:value-type="float" office:value="9.242792" calcext:value-type="float">
            <text:p>9.242792</text:p>
          </table:table-cell>
          <table:table-cell office:value-type="float" office:value="11.949052" calcext:value-type="float">
            <text:p>11.949052</text:p>
          </table:table-cell>
          <table:table-cell office:value-type="float" office:value="11.543998" calcext:value-type="float">
            <text:p>11.543998</text:p>
          </table:table-cell>
          <table:table-cell office:value-type="float" office:value="8.530952" calcext:value-type="float">
            <text:p>8.530952</text:p>
          </table:table-cell>
          <table:table-cell office:value-type="float" office:value="12.415109" calcext:value-type="float">
            <text:p>12.415109</text:p>
          </table:table-cell>
          <table:table-cell office:value-type="float" office:value="8.538162" calcext:value-type="float">
            <text:p>8.538162</text:p>
          </table:table-cell>
          <table:table-cell office:value-type="float" office:value="11.703547" calcext:value-type="float">
            <text:p>11.703547</text:p>
          </table:table-cell>
          <table:table-cell office:value-type="float" office:value="10.011895" calcext:value-type="float">
            <text:p>10.011895</text:p>
          </table:table-cell>
          <table:table-cell office:value-type="float" office:value="9.9014" calcext:value-type="float">
            <text:p>9.9014</text:p>
          </table:table-cell>
          <table:table-cell office:value-type="float" office:value="11.956774" calcext:value-type="float">
            <text:p>11.956774</text:p>
          </table:table-cell>
          <table:table-cell office:value-type="float" office:value="13.524282" calcext:value-type="float">
            <text:p>13.524282</text:p>
          </table:table-cell>
          <table:table-cell office:value-type="float" office:value="10.190727" calcext:value-type="float">
            <text:p>10.190727</text:p>
          </table:table-cell>
          <table:table-cell office:value-type="float" office:value="12.530606" calcext:value-type="float">
            <text:p>12.530606</text:p>
          </table:table-cell>
          <table:table-cell office:value-type="float" office:value="9.327868" calcext:value-type="float">
            <text:p>9.327868</text:p>
          </table:table-cell>
          <table:table-cell office:value-type="float" office:value="11.765074" calcext:value-type="float">
            <text:p>11.765074</text:p>
          </table:table-cell>
          <table:table-cell office:value-type="float" office:value="11.996126" calcext:value-type="float">
            <text:p>11.996126</text:p>
          </table:table-cell>
          <table:table-cell office:value-type="float" office:value="12.94172" calcext:value-type="float">
            <text:p>12.94172</text:p>
          </table:table-cell>
          <table:table-cell office:value-type="float" office:value="10.579437" calcext:value-type="float">
            <text:p>10.579437</text:p>
          </table:table-cell>
          <table:table-cell office:value-type="float" office:value="12.905128" calcext:value-type="float">
            <text:p>12.905128</text:p>
          </table:table-cell>
          <table:table-cell office:value-type="float" office:value="10.825943" calcext:value-type="float">
            <text:p>10.825943</text:p>
          </table:table-cell>
        </table:table-row>
        <table:table-row table:style-name="ro1">
          <table:table-cell office:value-type="float" office:value="5.820454" calcext:value-type="float">
            <text:p>5.820454</text:p>
          </table:table-cell>
          <table:table-cell office:value-type="float" office:value="10.317495" calcext:value-type="float">
            <text:p>10.317495</text:p>
          </table:table-cell>
          <table:table-cell office:value-type="float" office:value="13.070449" calcext:value-type="float">
            <text:p>13.070449</text:p>
          </table:table-cell>
          <table:table-cell office:value-type="float" office:value="10.058053" calcext:value-type="float">
            <text:p>10.058053</text:p>
          </table:table-cell>
          <table:table-cell office:value-type="float" office:value="8.378042" calcext:value-type="float">
            <text:p>8.378042</text:p>
          </table:table-cell>
          <table:table-cell office:value-type="float" office:value="10.126873" calcext:value-type="float">
            <text:p>10.126873</text:p>
          </table:table-cell>
          <table:table-cell office:value-type="float" office:value="8.237648" calcext:value-type="float">
            <text:p>8.237648</text:p>
          </table:table-cell>
          <table:table-cell office:value-type="float" office:value="12.328437" calcext:value-type="float">
            <text:p>12.328437</text:p>
          </table:table-cell>
          <table:table-cell office:value-type="float" office:value="9.175238" calcext:value-type="float">
            <text:p>9.175238</text:p>
          </table:table-cell>
          <table:table-cell office:value-type="float" office:value="8.464576" calcext:value-type="float">
            <text:p>8.464576</text:p>
          </table:table-cell>
          <table:table-cell office:value-type="float" office:value="7.166458" calcext:value-type="float">
            <text:p>7.166458</text:p>
          </table:table-cell>
          <table:table-cell office:value-type="float" office:value="12.143843" calcext:value-type="float">
            <text:p>12.143843</text:p>
          </table:table-cell>
          <table:table-cell office:value-type="float" office:value="8.532854" calcext:value-type="float">
            <text:p>8.532854</text:p>
          </table:table-cell>
          <table:table-cell office:value-type="float" office:value="8.075151" calcext:value-type="float">
            <text:p>8.075151</text:p>
          </table:table-cell>
          <table:table-cell office:value-type="float" office:value="11.488778" calcext:value-type="float">
            <text:p>11.488778</text:p>
          </table:table-cell>
          <table:table-cell office:value-type="float" office:value="10.352564" calcext:value-type="float">
            <text:p>10.352564</text:p>
          </table:table-cell>
          <table:table-cell office:value-type="float" office:value="10.727441" calcext:value-type="float">
            <text:p>10.727441</text:p>
          </table:table-cell>
          <table:table-cell office:value-type="float" office:value="10.015281" calcext:value-type="float">
            <text:p>10.015281</text:p>
          </table:table-cell>
          <table:table-cell office:value-type="float" office:value="8.132043" calcext:value-type="float">
            <text:p>8.132043</text:p>
          </table:table-cell>
          <table:table-cell office:value-type="float" office:value="10.417159" calcext:value-type="float">
            <text:p>10.417159</text:p>
          </table:table-cell>
        </table:table-row>
        <table:table-row table:style-name="ro1">
          <table:table-cell office:value-type="float" office:value="11.197195" calcext:value-type="float">
            <text:p>11.197195</text:p>
          </table:table-cell>
          <table:table-cell office:value-type="float" office:value="10.961289" calcext:value-type="float">
            <text:p>10.961289</text:p>
          </table:table-cell>
          <table:table-cell office:value-type="float" office:value="9.669763" calcext:value-type="float">
            <text:p>9.669763</text:p>
          </table:table-cell>
          <table:table-cell office:value-type="float" office:value="6.21351" calcext:value-type="float">
            <text:p>6.21351</text:p>
          </table:table-cell>
          <table:table-cell office:value-type="float" office:value="4.992999" calcext:value-type="float">
            <text:p>4.992999</text:p>
          </table:table-cell>
          <table:table-cell office:value-type="float" office:value="7.587706" calcext:value-type="float">
            <text:p>7.587706</text:p>
          </table:table-cell>
          <table:table-cell office:value-type="float" office:value="11.542707" calcext:value-type="float">
            <text:p>11.542707</text:p>
          </table:table-cell>
          <table:table-cell office:value-type="float" office:value="8.844959" calcext:value-type="float">
            <text:p>8.844959</text:p>
          </table:table-cell>
          <table:table-cell office:value-type="float" office:value="11.552381" calcext:value-type="float">
            <text:p>11.552381</text:p>
          </table:table-cell>
          <table:table-cell office:value-type="float" office:value="10.976395" calcext:value-type="float">
            <text:p>10.976395</text:p>
          </table:table-cell>
          <table:table-cell office:value-type="float" office:value="11.192404" calcext:value-type="float">
            <text:p>11.192404</text:p>
          </table:table-cell>
          <table:table-cell office:value-type="float" office:value="9.411583" calcext:value-type="float">
            <text:p>9.411583</text:p>
          </table:table-cell>
          <table:table-cell office:value-type="float" office:value="11.774633" calcext:value-type="float">
            <text:p>11.774633</text:p>
          </table:table-cell>
          <table:table-cell office:value-type="float" office:value="12.744922" calcext:value-type="float">
            <text:p>12.744922</text:p>
          </table:table-cell>
          <table:table-cell office:value-type="float" office:value="13.130259" calcext:value-type="float">
            <text:p>13.130259</text:p>
          </table:table-cell>
          <table:table-cell office:value-type="float" office:value="9.362735" calcext:value-type="float">
            <text:p>9.362735</text:p>
          </table:table-cell>
          <table:table-cell office:value-type="float" office:value="8.54808" calcext:value-type="float">
            <text:p>8.54808</text:p>
          </table:table-cell>
          <table:table-cell office:value-type="float" office:value="13.165267" calcext:value-type="float">
            <text:p>13.165267</text:p>
          </table:table-cell>
          <table:table-cell office:value-type="float" office:value="11.990321" calcext:value-type="float">
            <text:p>11.990321</text:p>
          </table:table-cell>
          <table:table-cell office:value-type="float" office:value="12.061553" calcext:value-type="float">
            <text:p>12.061553</text:p>
          </table:table-cell>
        </table:table-row>
        <table:table-row table:style-name="ro1">
          <table:table-cell office:value-type="float" office:value="8.690934" calcext:value-type="float">
            <text:p>8.690934</text:p>
          </table:table-cell>
          <table:table-cell office:value-type="float" office:value="10.840863" calcext:value-type="float">
            <text:p>10.840863</text:p>
          </table:table-cell>
          <table:table-cell office:value-type="float" office:value="6.563949" calcext:value-type="float">
            <text:p>6.563949</text:p>
          </table:table-cell>
          <table:table-cell office:value-type="float" office:value="10.669205" calcext:value-type="float">
            <text:p>10.669205</text:p>
          </table:table-cell>
          <table:table-cell office:value-type="float" office:value="12.824813" calcext:value-type="float">
            <text:p>12.824813</text:p>
          </table:table-cell>
          <table:table-cell office:value-type="float" office:value="11.027074" calcext:value-type="float">
            <text:p>11.027074</text:p>
          </table:table-cell>
          <table:table-cell office:value-type="float" office:value="8.300074" calcext:value-type="float">
            <text:p>8.300074</text:p>
          </table:table-cell>
          <table:table-cell office:value-type="float" office:value="5.539123" calcext:value-type="float">
            <text:p>5.539123</text:p>
          </table:table-cell>
          <table:table-cell office:value-type="float" office:value="9.066937" calcext:value-type="float">
            <text:p>9.066937</text:p>
          </table:table-cell>
          <table:table-cell office:value-type="float" office:value="7.820224" calcext:value-type="float">
            <text:p>7.820224</text:p>
          </table:table-cell>
          <table:table-cell office:value-type="float" office:value="11.059899" calcext:value-type="float">
            <text:p>11.059899</text:p>
          </table:table-cell>
          <table:table-cell office:value-type="float" office:value="6.536174" calcext:value-type="float">
            <text:p>6.536174</text:p>
          </table:table-cell>
          <table:table-cell office:value-type="float" office:value="8.949414" calcext:value-type="float">
            <text:p>8.949414</text:p>
          </table:table-cell>
          <table:table-cell office:value-type="float" office:value="11.39915" calcext:value-type="float">
            <text:p>11.39915</text:p>
          </table:table-cell>
          <table:table-cell office:value-type="float" office:value="8.990744" calcext:value-type="float">
            <text:p>8.990744</text:p>
          </table:table-cell>
          <table:table-cell office:value-type="float" office:value="7.687444" calcext:value-type="float">
            <text:p>7.687444</text:p>
          </table:table-cell>
          <table:table-cell office:value-type="float" office:value="11.591497" calcext:value-type="float">
            <text:p>11.591497</text:p>
          </table:table-cell>
          <table:table-cell office:value-type="float" office:value="10.324294" calcext:value-type="float">
            <text:p>10.324294</text:p>
          </table:table-cell>
          <table:table-cell office:value-type="float" office:value="11.166564" calcext:value-type="float">
            <text:p>11.166564</text:p>
          </table:table-cell>
          <table:table-cell office:value-type="float" office:value="13.116681" calcext:value-type="float">
            <text:p>13.116681</text:p>
          </table:table-cell>
        </table:table-row>
        <table:table-row table:style-name="ro1">
          <table:table-cell office:value-type="float" office:value="8.70168" calcext:value-type="float">
            <text:p>8.70168</text:p>
          </table:table-cell>
          <table:table-cell office:value-type="float" office:value="10.447418" calcext:value-type="float">
            <text:p>10.447418</text:p>
          </table:table-cell>
          <table:table-cell office:value-type="float" office:value="12.560317" calcext:value-type="float">
            <text:p>12.560317</text:p>
          </table:table-cell>
          <table:table-cell office:value-type="float" office:value="9.744035" calcext:value-type="float">
            <text:p>9.744035</text:p>
          </table:table-cell>
          <table:table-cell office:value-type="float" office:value="12.288335" calcext:value-type="float">
            <text:p>12.288335</text:p>
          </table:table-cell>
          <table:table-cell office:value-type="float" office:value="6.899457" calcext:value-type="float">
            <text:p>6.899457</text:p>
          </table:table-cell>
          <table:table-cell office:value-type="float" office:value="7.76212" calcext:value-type="float">
            <text:p>7.76212</text:p>
          </table:table-cell>
          <table:table-cell office:value-type="float" office:value="10.31613" calcext:value-type="float">
            <text:p>10.31613</text:p>
          </table:table-cell>
          <table:table-cell office:value-type="float" office:value="12.169973" calcext:value-type="float">
            <text:p>12.169973</text:p>
          </table:table-cell>
          <table:table-cell office:value-type="float" office:value="10.708935" calcext:value-type="float">
            <text:p>10.708935</text:p>
          </table:table-cell>
          <table:table-cell office:value-type="float" office:value="11.575303" calcext:value-type="float">
            <text:p>11.575303</text:p>
          </table:table-cell>
          <table:table-cell office:value-type="float" office:value="5.469083" calcext:value-type="float">
            <text:p>5.469083</text:p>
          </table:table-cell>
          <table:table-cell office:value-type="float" office:value="9.731462" calcext:value-type="float">
            <text:p>9.731462</text:p>
          </table:table-cell>
          <table:table-cell office:value-type="float" office:value="7.837231" calcext:value-type="float">
            <text:p>7.837231</text:p>
          </table:table-cell>
          <table:table-cell office:value-type="float" office:value="9.879443" calcext:value-type="float">
            <text:p>9.879443</text:p>
          </table:table-cell>
          <table:table-cell office:value-type="float" office:value="8.854208" calcext:value-type="float">
            <text:p>8.854208</text:p>
          </table:table-cell>
          <table:table-cell office:value-type="float" office:value="8.585498" calcext:value-type="float">
            <text:p>8.585498</text:p>
          </table:table-cell>
          <table:table-cell office:value-type="float" office:value="8.345173" calcext:value-type="float">
            <text:p>8.345173</text:p>
          </table:table-cell>
          <table:table-cell office:value-type="float" office:value="10.431162" calcext:value-type="float">
            <text:p>10.431162</text:p>
          </table:table-cell>
          <table:table-cell office:value-type="float" office:value="11.863101" calcext:value-type="float">
            <text:p>11.863101</text:p>
          </table:table-cell>
        </table:table-row>
        <table:table-row table:style-name="ro1">
          <table:table-cell office:value-type="float" office:value="9.600643" calcext:value-type="float">
            <text:p>9.600643</text:p>
          </table:table-cell>
          <table:table-cell office:value-type="float" office:value="11.338799" calcext:value-type="float">
            <text:p>11.338799</text:p>
          </table:table-cell>
          <table:table-cell office:value-type="float" office:value="11.38677" calcext:value-type="float">
            <text:p>11.38677</text:p>
          </table:table-cell>
          <table:table-cell office:value-type="float" office:value="10.19173" calcext:value-type="float">
            <text:p>10.19173</text:p>
          </table:table-cell>
          <table:table-cell office:value-type="float" office:value="8.834067" calcext:value-type="float">
            <text:p>8.834067</text:p>
          </table:table-cell>
          <table:table-cell office:value-type="float" office:value="9.551642" calcext:value-type="float">
            <text:p>9.551642</text:p>
          </table:table-cell>
          <table:table-cell office:value-type="float" office:value="10.095273" calcext:value-type="float">
            <text:p>10.095273</text:p>
          </table:table-cell>
          <table:table-cell office:value-type="float" office:value="9.24656" calcext:value-type="float">
            <text:p>9.24656</text:p>
          </table:table-cell>
          <table:table-cell office:value-type="float" office:value="8.344265" calcext:value-type="float">
            <text:p>8.344265</text:p>
          </table:table-cell>
          <table:table-cell office:value-type="float" office:value="9.310199" calcext:value-type="float">
            <text:p>9.310199</text:p>
          </table:table-cell>
          <table:table-cell office:value-type="float" office:value="11.204094" calcext:value-type="float">
            <text:p>11.204094</text:p>
          </table:table-cell>
          <table:table-cell office:value-type="float" office:value="8.94355" calcext:value-type="float">
            <text:p>8.94355</text:p>
          </table:table-cell>
          <table:table-cell office:value-type="float" office:value="7.927046" calcext:value-type="float">
            <text:p>7.927046</text:p>
          </table:table-cell>
          <table:table-cell office:value-type="float" office:value="8.02096" calcext:value-type="float">
            <text:p>8.02096</text:p>
          </table:table-cell>
          <table:table-cell office:value-type="float" office:value="10.18238" calcext:value-type="float">
            <text:p>10.18238</text:p>
          </table:table-cell>
          <table:table-cell office:value-type="float" office:value="6.011344" calcext:value-type="float">
            <text:p>6.011344</text:p>
          </table:table-cell>
          <table:table-cell office:value-type="float" office:value="9.285271" calcext:value-type="float">
            <text:p>9.285271</text:p>
          </table:table-cell>
          <table:table-cell office:value-type="float" office:value="9.649719" calcext:value-type="float">
            <text:p>9.649719</text:p>
          </table:table-cell>
          <table:table-cell office:value-type="float" office:value="10.190153" calcext:value-type="float">
            <text:p>10.190153</text:p>
          </table:table-cell>
          <table:table-cell office:value-type="float" office:value="12.616432" calcext:value-type="float">
            <text:p>12.616432</text:p>
          </table:table-cell>
        </table:table-row>
        <table:table-row table:style-name="ro1">
          <table:table-cell office:value-type="float" office:value="9.179651" calcext:value-type="float">
            <text:p>9.179651</text:p>
          </table:table-cell>
          <table:table-cell office:value-type="float" office:value="11.335315" calcext:value-type="float">
            <text:p>11.335315</text:p>
          </table:table-cell>
          <table:table-cell office:value-type="float" office:value="6.282752" calcext:value-type="float">
            <text:p>6.282752</text:p>
          </table:table-cell>
          <table:table-cell office:value-type="float" office:value="9.273448" calcext:value-type="float">
            <text:p>9.273448</text:p>
          </table:table-cell>
          <table:table-cell office:value-type="float" office:value="9.130461" calcext:value-type="float">
            <text:p>9.130461</text:p>
          </table:table-cell>
          <table:table-cell office:value-type="float" office:value="9.516016" calcext:value-type="float">
            <text:p>9.516016</text:p>
          </table:table-cell>
          <table:table-cell office:value-type="float" office:value="8.601756" calcext:value-type="float">
            <text:p>8.601756</text:p>
          </table:table-cell>
          <table:table-cell office:value-type="float" office:value="10.131864" calcext:value-type="float">
            <text:p>10.131864</text:p>
          </table:table-cell>
          <table:table-cell office:value-type="float" office:value="6.719476" calcext:value-type="float">
            <text:p>6.719476</text:p>
          </table:table-cell>
          <table:table-cell office:value-type="float" office:value="9.234564" calcext:value-type="float">
            <text:p>9.234564</text:p>
          </table:table-cell>
          <table:table-cell office:value-type="float" office:value="5.76031" calcext:value-type="float">
            <text:p>5.76031</text:p>
          </table:table-cell>
          <table:table-cell office:value-type="float" office:value="6.552048" calcext:value-type="float">
            <text:p>6.552048</text:p>
          </table:table-cell>
          <table:table-cell office:value-type="float" office:value="7.532809" calcext:value-type="float">
            <text:p>7.532809</text:p>
          </table:table-cell>
          <table:table-cell office:value-type="float" office:value="10.150675" calcext:value-type="float">
            <text:p>10.150675</text:p>
          </table:table-cell>
          <table:table-cell office:value-type="float" office:value="8.673843" calcext:value-type="float">
            <text:p>8.673843</text:p>
          </table:table-cell>
          <table:table-cell office:value-type="float" office:value="7.180996" calcext:value-type="float">
            <text:p>7.180996</text:p>
          </table:table-cell>
          <table:table-cell office:value-type="float" office:value="5.972315" calcext:value-type="float">
            <text:p>5.972315</text:p>
          </table:table-cell>
          <table:table-cell office:value-type="float" office:value="11.826055" calcext:value-type="float">
            <text:p>11.826055</text:p>
          </table:table-cell>
          <table:table-cell office:value-type="float" office:value="7.717147" calcext:value-type="float">
            <text:p>7.717147</text:p>
          </table:table-cell>
          <table:table-cell office:value-type="float" office:value="10.719293" calcext:value-type="float">
            <text:p>10.719293</text:p>
          </table:table-cell>
        </table:table-row>
        <table:table-row table:style-name="ro1">
          <table:table-cell office:value-type="float" office:value="8.292499" calcext:value-type="float">
            <text:p>8.292499</text:p>
          </table:table-cell>
          <table:table-cell office:value-type="float" office:value="7.680779" calcext:value-type="float">
            <text:p>7.680779</text:p>
          </table:table-cell>
          <table:table-cell office:value-type="float" office:value="12.099916" calcext:value-type="float">
            <text:p>12.099916</text:p>
          </table:table-cell>
          <table:table-cell office:value-type="float" office:value="8.605266" calcext:value-type="float">
            <text:p>8.605266</text:p>
          </table:table-cell>
          <table:table-cell office:value-type="float" office:value="10.42352" calcext:value-type="float">
            <text:p>10.42352</text:p>
          </table:table-cell>
          <table:table-cell office:value-type="float" office:value="7.385362" calcext:value-type="float">
            <text:p>7.385362</text:p>
          </table:table-cell>
          <table:table-cell office:value-type="float" office:value="4.406444" calcext:value-type="float">
            <text:p>4.406444</text:p>
          </table:table-cell>
          <table:table-cell office:value-type="float" office:value="8.441742" calcext:value-type="float">
            <text:p>8.441742</text:p>
          </table:table-cell>
          <table:table-cell office:value-type="float" office:value="10.778049" calcext:value-type="float">
            <text:p>10.778049</text:p>
          </table:table-cell>
          <table:table-cell office:value-type="float" office:value="6.490776" calcext:value-type="float">
            <text:p>6.490776</text:p>
          </table:table-cell>
          <table:table-cell office:value-type="float" office:value="8.805304" calcext:value-type="float">
            <text:p>8.805304</text:p>
          </table:table-cell>
          <table:table-cell office:value-type="float" office:value="9.451088" calcext:value-type="float">
            <text:p>9.451088</text:p>
          </table:table-cell>
          <table:table-cell office:value-type="float" office:value="9.167031" calcext:value-type="float">
            <text:p>9.167031</text:p>
          </table:table-cell>
          <table:table-cell office:value-type="float" office:value="6.036721" calcext:value-type="float">
            <text:p>6.036721</text:p>
          </table:table-cell>
          <table:table-cell office:value-type="float" office:value="6.311343" calcext:value-type="float">
            <text:p>6.311343</text:p>
          </table:table-cell>
          <table:table-cell office:value-type="float" office:value="10.083965" calcext:value-type="float">
            <text:p>10.083965</text:p>
          </table:table-cell>
          <table:table-cell office:value-type="float" office:value="9.848118" calcext:value-type="float">
            <text:p>9.848118</text:p>
          </table:table-cell>
          <table:table-cell office:value-type="float" office:value="10.217768" calcext:value-type="float">
            <text:p>10.217768</text:p>
          </table:table-cell>
          <table:table-cell office:value-type="float" office:value="7.707495" calcext:value-type="float">
            <text:p>7.707495</text:p>
          </table:table-cell>
          <table:table-cell office:value-type="float" office:value="9.733525" calcext:value-type="float">
            <text:p>9.733525</text:p>
          </table:table-cell>
        </table:table-row>
        <table:table-row table:style-name="ro1">
          <table:table-cell office:value-type="float" office:value="8.631808" calcext:value-type="float">
            <text:p>8.631808</text:p>
          </table:table-cell>
          <table:table-cell office:value-type="float" office:value="10.215295" calcext:value-type="float">
            <text:p>10.215295</text:p>
          </table:table-cell>
          <table:table-cell office:value-type="float" office:value="7.821659" calcext:value-type="float">
            <text:p>7.821659</text:p>
          </table:table-cell>
          <table:table-cell office:value-type="float" office:value="8.801752" calcext:value-type="float">
            <text:p>8.801752</text:p>
          </table:table-cell>
          <table:table-cell office:value-type="float" office:value="9.581435" calcext:value-type="float">
            <text:p>9.581435</text:p>
          </table:table-cell>
          <table:table-cell office:value-type="float" office:value="10.227389" calcext:value-type="float">
            <text:p>10.227389</text:p>
          </table:table-cell>
          <table:table-cell office:value-type="float" office:value="8.368904" calcext:value-type="float">
            <text:p>8.368904</text:p>
          </table:table-cell>
          <table:table-cell office:value-type="float" office:value="10.252845" calcext:value-type="float">
            <text:p>10.252845</text:p>
          </table:table-cell>
          <table:table-cell office:value-type="float" office:value="6.905911" calcext:value-type="float">
            <text:p>6.905911</text:p>
          </table:table-cell>
          <table:table-cell office:value-type="float" office:value="11.635994" calcext:value-type="float">
            <text:p>11.635994</text:p>
          </table:table-cell>
          <table:table-cell office:value-type="float" office:value="6.193254" calcext:value-type="float">
            <text:p>6.193254</text:p>
          </table:table-cell>
          <table:table-cell office:value-type="float" office:value="7.049614" calcext:value-type="float">
            <text:p>7.049614</text:p>
          </table:table-cell>
          <table:table-cell office:value-type="float" office:value="7.588164" calcext:value-type="float">
            <text:p>7.588164</text:p>
          </table:table-cell>
          <table:table-cell office:value-type="float" office:value="8.672603" calcext:value-type="float">
            <text:p>8.672603</text:p>
          </table:table-cell>
          <table:table-cell office:value-type="float" office:value="10.63839" calcext:value-type="float">
            <text:p>10.63839</text:p>
          </table:table-cell>
          <table:table-cell office:value-type="float" office:value="8.094135" calcext:value-type="float">
            <text:p>8.094135</text:p>
          </table:table-cell>
          <table:table-cell office:value-type="float" office:value="12.588012" calcext:value-type="float">
            <text:p>12.588012</text:p>
          </table:table-cell>
          <table:table-cell office:value-type="float" office:value="11.313561" calcext:value-type="float">
            <text:p>11.313561</text:p>
          </table:table-cell>
          <table:table-cell office:value-type="float" office:value="11.096081" calcext:value-type="float">
            <text:p>11.096081</text:p>
          </table:table-cell>
          <table:table-cell office:value-type="float" office:value="11.888563" calcext:value-type="float">
            <text:p>11.888563</text:p>
          </table:table-cell>
        </table:table-row>
        <table:table-row table:style-name="ro1">
          <table:table-cell office:value-type="float" office:value="8.707806" calcext:value-type="float">
            <text:p>8.707806</text:p>
          </table:table-cell>
          <table:table-cell office:value-type="float" office:value="8.770388" calcext:value-type="float">
            <text:p>8.770388</text:p>
          </table:table-cell>
          <table:table-cell office:value-type="float" office:value="9.80768" calcext:value-type="float">
            <text:p>9.80768</text:p>
          </table:table-cell>
          <table:table-cell office:value-type="float" office:value="8.225801" calcext:value-type="float">
            <text:p>8.225801</text:p>
          </table:table-cell>
          <table:table-cell office:value-type="float" office:value="7.502556" calcext:value-type="float">
            <text:p>7.502556</text:p>
          </table:table-cell>
          <table:table-cell office:value-type="float" office:value="6.639052" calcext:value-type="float">
            <text:p>6.639052</text:p>
          </table:table-cell>
          <table:table-cell office:value-type="float" office:value="8.024342" calcext:value-type="float">
            <text:p>8.024342</text:p>
          </table:table-cell>
          <table:table-cell office:value-type="float" office:value="11.022464" calcext:value-type="float">
            <text:p>11.022464</text:p>
          </table:table-cell>
          <table:table-cell office:value-type="float" office:value="9.722465" calcext:value-type="float">
            <text:p>9.722465</text:p>
          </table:table-cell>
          <table:table-cell office:value-type="float" office:value="6.846728" calcext:value-type="float">
            <text:p>6.846728</text:p>
          </table:table-cell>
          <table:table-cell office:value-type="float" office:value="6.972748" calcext:value-type="float">
            <text:p>6.972748</text:p>
          </table:table-cell>
          <table:table-cell office:value-type="float" office:value="7.993894" calcext:value-type="float">
            <text:p>7.993894</text:p>
          </table:table-cell>
          <table:table-cell office:value-type="float" office:value="8.203744" calcext:value-type="float">
            <text:p>8.203744</text:p>
          </table:table-cell>
          <table:table-cell office:value-type="float" office:value="11.257007" calcext:value-type="float">
            <text:p>11.257007</text:p>
          </table:table-cell>
          <table:table-cell office:value-type="float" office:value="8.182221" calcext:value-type="float">
            <text:p>8.182221</text:p>
          </table:table-cell>
          <table:table-cell office:value-type="float" office:value="7.657584" calcext:value-type="float">
            <text:p>7.657584</text:p>
          </table:table-cell>
          <table:table-cell office:value-type="float" office:value="9.592001" calcext:value-type="float">
            <text:p>9.592001</text:p>
          </table:table-cell>
          <table:table-cell office:value-type="float" office:value="9.618974" calcext:value-type="float">
            <text:p>9.618974</text:p>
          </table:table-cell>
          <table:table-cell office:value-type="float" office:value="8.02977" calcext:value-type="float">
            <text:p>8.02977</text:p>
          </table:table-cell>
          <table:table-cell office:value-type="float" office:value="10.267685" calcext:value-type="float">
            <text:p>10.267685</text:p>
          </table:table-cell>
        </table:table-row>
        <table:table-row table:style-name="ro1">
          <table:table-cell office:value-type="float" office:value="8.728855" calcext:value-type="float">
            <text:p>8.728855</text:p>
          </table:table-cell>
          <table:table-cell office:value-type="float" office:value="8.39623" calcext:value-type="float">
            <text:p>8.39623</text:p>
          </table:table-cell>
          <table:table-cell office:value-type="float" office:value="11.754587" calcext:value-type="float">
            <text:p>11.754587</text:p>
          </table:table-cell>
          <table:table-cell office:value-type="float" office:value="7.526845" calcext:value-type="float">
            <text:p>7.526845</text:p>
          </table:table-cell>
          <table:table-cell office:value-type="float" office:value="7.837824" calcext:value-type="float">
            <text:p>7.837824</text:p>
          </table:table-cell>
          <table:table-cell office:value-type="float" office:value="7.559083" calcext:value-type="float">
            <text:p>7.559083</text:p>
          </table:table-cell>
          <table:table-cell office:value-type="float" office:value="7.084036" calcext:value-type="float">
            <text:p>7.084036</text:p>
          </table:table-cell>
          <table:table-cell office:value-type="float" office:value="8.875059" calcext:value-type="float">
            <text:p>8.875059</text:p>
          </table:table-cell>
          <table:table-cell office:value-type="float" office:value="8.187284" calcext:value-type="float">
            <text:p>8.187284</text:p>
          </table:table-cell>
          <table:table-cell office:value-type="float" office:value="4.970917" calcext:value-type="float">
            <text:p>4.970917</text:p>
          </table:table-cell>
          <table:table-cell office:value-type="float" office:value="5.286515" calcext:value-type="float">
            <text:p>5.286515</text:p>
          </table:table-cell>
          <table:table-cell office:value-type="float" office:value="4.27517" calcext:value-type="float">
            <text:p>4.27517</text:p>
          </table:table-cell>
          <table:table-cell office:value-type="float" office:value="10.142758" calcext:value-type="float">
            <text:p>10.142758</text:p>
          </table:table-cell>
          <table:table-cell office:value-type="float" office:value="7.732764" calcext:value-type="float">
            <text:p>7.732764</text:p>
          </table:table-cell>
          <table:table-cell office:value-type="float" office:value="9.872668" calcext:value-type="float">
            <text:p>9.872668</text:p>
          </table:table-cell>
          <table:table-cell office:value-type="float" office:value="10.033118" calcext:value-type="float">
            <text:p>10.033118</text:p>
          </table:table-cell>
          <table:table-cell office:value-type="float" office:value="9.559774" calcext:value-type="float">
            <text:p>9.559774</text:p>
          </table:table-cell>
          <table:table-cell office:value-type="float" office:value="10.574251" calcext:value-type="float">
            <text:p>10.574251</text:p>
          </table:table-cell>
          <table:table-cell office:value-type="float" office:value="6.740385" calcext:value-type="float">
            <text:p>6.740385</text:p>
          </table:table-cell>
          <table:table-cell office:value-type="float" office:value="10.766177" calcext:value-type="float">
            <text:p>10.766177</text:p>
          </table:table-cell>
        </table:table-row>
        <table:table-row table:style-name="ro1">
          <table:table-cell office:value-type="float" office:value="6.734644" calcext:value-type="float">
            <text:p>6.734644</text:p>
          </table:table-cell>
          <table:table-cell office:value-type="float" office:value="8.631717" calcext:value-type="float">
            <text:p>8.631717</text:p>
          </table:table-cell>
          <table:table-cell office:value-type="float" office:value="8.11011" calcext:value-type="float">
            <text:p>8.11011</text:p>
          </table:table-cell>
          <table:table-cell office:value-type="float" office:value="6.583704" calcext:value-type="float">
            <text:p>6.583704</text:p>
          </table:table-cell>
          <table:table-cell office:value-type="float" office:value="8.648257" calcext:value-type="float">
            <text:p>8.648257</text:p>
          </table:table-cell>
          <table:table-cell office:value-type="float" office:value="7.692188" calcext:value-type="float">
            <text:p>7.692188</text:p>
          </table:table-cell>
          <table:table-cell office:value-type="float" office:value="9.124293" calcext:value-type="float">
            <text:p>9.124293</text:p>
          </table:table-cell>
          <table:table-cell office:value-type="float" office:value="10.866263" calcext:value-type="float">
            <text:p>10.866263</text:p>
          </table:table-cell>
          <table:table-cell office:value-type="float" office:value="8.816695" calcext:value-type="float">
            <text:p>8.816695</text:p>
          </table:table-cell>
          <table:table-cell office:value-type="float" office:value="8.616236" calcext:value-type="float">
            <text:p>8.616236</text:p>
          </table:table-cell>
          <table:table-cell office:value-type="float" office:value="4.326446" calcext:value-type="float">
            <text:p>4.326446</text:p>
          </table:table-cell>
          <table:table-cell office:value-type="float" office:value="5.154346" calcext:value-type="float">
            <text:p>5.154346</text:p>
          </table:table-cell>
          <table:table-cell office:value-type="float" office:value="7.681581" calcext:value-type="float">
            <text:p>7.681581</text:p>
          </table:table-cell>
          <table:table-cell office:value-type="float" office:value="8.645083" calcext:value-type="float">
            <text:p>8.645083</text:p>
          </table:table-cell>
          <table:table-cell office:value-type="float" office:value="8.090249" calcext:value-type="float">
            <text:p>8.090249</text:p>
          </table:table-cell>
          <table:table-cell office:value-type="float" office:value="8.067855" calcext:value-type="float">
            <text:p>8.067855</text:p>
          </table:table-cell>
          <table:table-cell office:value-type="float" office:value="9.860472" calcext:value-type="float">
            <text:p>9.860472</text:p>
          </table:table-cell>
          <table:table-cell office:value-type="float" office:value="7.163745" calcext:value-type="float">
            <text:p>7.163745</text:p>
          </table:table-cell>
          <table:table-cell office:value-type="float" office:value="7.230691" calcext:value-type="float">
            <text:p>7.230691</text:p>
          </table:table-cell>
          <table:table-cell office:value-type="float" office:value="10.083057" calcext:value-type="float">
            <text:p>10.083057</text:p>
          </table:table-cell>
        </table:table-row>
        <table:table-row table:style-name="ro1">
          <table:table-cell office:value-type="float" office:value="6.610754" calcext:value-type="float">
            <text:p>6.610754</text:p>
          </table:table-cell>
          <table:table-cell office:value-type="float" office:value="7.969926" calcext:value-type="float">
            <text:p>7.969926</text:p>
          </table:table-cell>
          <table:table-cell office:value-type="float" office:value="9.646572" calcext:value-type="float">
            <text:p>9.646572</text:p>
          </table:table-cell>
          <table:table-cell office:value-type="float" office:value="10.38299" calcext:value-type="float">
            <text:p>10.38299</text:p>
          </table:table-cell>
          <table:table-cell office:value-type="float" office:value="9.087725" calcext:value-type="float">
            <text:p>9.087725</text:p>
          </table:table-cell>
          <table:table-cell office:value-type="float" office:value="5.680198" calcext:value-type="float">
            <text:p>5.680198</text:p>
          </table:table-cell>
          <table:table-cell office:value-type="float" office:value="7.988325" calcext:value-type="float">
            <text:p>7.988325</text:p>
          </table:table-cell>
          <table:table-cell office:value-type="float" office:value="8.610789" calcext:value-type="float">
            <text:p>8.610789</text:p>
          </table:table-cell>
          <table:table-cell office:value-type="float" office:value="8.705165" calcext:value-type="float">
            <text:p>8.705165</text:p>
          </table:table-cell>
          <table:table-cell office:value-type="float" office:value="11.948249" calcext:value-type="float">
            <text:p>11.948249</text:p>
          </table:table-cell>
          <table:table-cell office:value-type="float" office:value="5.731093" calcext:value-type="float">
            <text:p>5.731093</text:p>
          </table:table-cell>
          <table:table-cell office:value-type="float" office:value="6.369472" calcext:value-type="float">
            <text:p>6.369472</text:p>
          </table:table-cell>
          <table:table-cell office:value-type="float" office:value="7.052422" calcext:value-type="float">
            <text:p>7.052422</text:p>
          </table:table-cell>
          <table:table-cell office:value-type="float" office:value="8.391808" calcext:value-type="float">
            <text:p>8.391808</text:p>
          </table:table-cell>
          <table:table-cell office:value-type="float" office:value="7.907567" calcext:value-type="float">
            <text:p>7.907567</text:p>
          </table:table-cell>
          <table:table-cell office:value-type="float" office:value="9.223765" calcext:value-type="float">
            <text:p>9.223765</text:p>
          </table:table-cell>
          <table:table-cell office:value-type="float" office:value="7.931895" calcext:value-type="float">
            <text:p>7.931895</text:p>
          </table:table-cell>
          <table:table-cell office:value-type="float" office:value="8.489324" calcext:value-type="float">
            <text:p>8.489324</text:p>
          </table:table-cell>
          <table:table-cell office:value-type="float" office:value="6.727535" calcext:value-type="float">
            <text:p>6.727535</text:p>
          </table:table-cell>
          <table:table-cell office:value-type="float" office:value="7.523711" calcext:value-type="float">
            <text:p>7.523711</text:p>
          </table:table-cell>
        </table:table-row>
        <table:table-row table:style-name="ro1">
          <table:table-cell office:value-type="float" office:value="9.843425" calcext:value-type="float">
            <text:p>9.843425</text:p>
          </table:table-cell>
          <table:table-cell office:value-type="float" office:value="8.103433" calcext:value-type="float">
            <text:p>8.103433</text:p>
          </table:table-cell>
          <table:table-cell office:value-type="float" office:value="7.456249" calcext:value-type="float">
            <text:p>7.456249</text:p>
          </table:table-cell>
          <table:table-cell office:value-type="float" office:value="9.371249" calcext:value-type="float">
            <text:p>9.371249</text:p>
          </table:table-cell>
          <table:table-cell office:value-type="float" office:value="7.395704" calcext:value-type="float">
            <text:p>7.395704</text:p>
          </table:table-cell>
          <table:table-cell office:value-type="float" office:value="5.877233" calcext:value-type="float">
            <text:p>5.877233</text:p>
          </table:table-cell>
          <table:table-cell office:value-type="float" office:value="8.779495" calcext:value-type="float">
            <text:p>8.779495</text:p>
          </table:table-cell>
          <table:table-cell office:value-type="float" office:value="9.253916" calcext:value-type="float">
            <text:p>9.253916</text:p>
          </table:table-cell>
          <table:table-cell office:value-type="float" office:value="9.50198" calcext:value-type="float">
            <text:p>9.50198</text:p>
          </table:table-cell>
          <table:table-cell office:value-type="float" office:value="11.19964" calcext:value-type="float">
            <text:p>11.19964</text:p>
          </table:table-cell>
          <table:table-cell office:value-type="float" office:value="8.789072" calcext:value-type="float">
            <text:p>8.789072</text:p>
          </table:table-cell>
          <table:table-cell office:value-type="float" office:value="7.711013" calcext:value-type="float">
            <text:p>7.711013</text:p>
          </table:table-cell>
          <table:table-cell office:value-type="float" office:value="7.504461" calcext:value-type="float">
            <text:p>7.504461</text:p>
          </table:table-cell>
          <table:table-cell office:value-type="float" office:value="9.166643" calcext:value-type="float">
            <text:p>9.166643</text:p>
          </table:table-cell>
          <table:table-cell office:value-type="float" office:value="7.735747" calcext:value-type="float">
            <text:p>7.735747</text:p>
          </table:table-cell>
          <table:table-cell office:value-type="float" office:value="9.726426" calcext:value-type="float">
            <text:p>9.726426</text:p>
          </table:table-cell>
          <table:table-cell office:value-type="float" office:value="9.988257" calcext:value-type="float">
            <text:p>9.988257</text:p>
          </table:table-cell>
          <table:table-cell office:value-type="float" office:value="9.694611" calcext:value-type="float">
            <text:p>9.694611</text:p>
          </table:table-cell>
          <table:table-cell office:value-type="float" office:value="7.084099" calcext:value-type="float">
            <text:p>7.084099</text:p>
          </table:table-cell>
          <table:table-cell office:value-type="float" office:value="6.503442" calcext:value-type="float">
            <text:p>6.503442</text:p>
          </table:table-cell>
        </table:table-row>
        <table:table-row table:style-name="ro1">
          <table:table-cell office:value-type="float" office:value="9.246948" calcext:value-type="float">
            <text:p>9.246948</text:p>
          </table:table-cell>
          <table:table-cell office:value-type="float" office:value="7.46015" calcext:value-type="float">
            <text:p>7.46015</text:p>
          </table:table-cell>
          <table:table-cell office:value-type="float" office:value="8.011475" calcext:value-type="float">
            <text:p>8.011475</text:p>
          </table:table-cell>
          <table:table-cell office:value-type="float" office:value="10.533947" calcext:value-type="float">
            <text:p>10.533947</text:p>
          </table:table-cell>
          <table:table-cell office:value-type="float" office:value="5.982331" calcext:value-type="float">
            <text:p>5.982331</text:p>
          </table:table-cell>
          <table:table-cell office:value-type="float" office:value="7.123883" calcext:value-type="float">
            <text:p>7.123883</text:p>
          </table:table-cell>
          <table:table-cell office:value-type="float" office:value="5.166051" calcext:value-type="float">
            <text:p>5.166051</text:p>
          </table:table-cell>
          <table:table-cell office:value-type="float" office:value="7.78947" calcext:value-type="float">
            <text:p>7.78947</text:p>
          </table:table-cell>
          <table:table-cell office:value-type="float" office:value="7.885475" calcext:value-type="float">
            <text:p>7.885475</text:p>
          </table:table-cell>
          <table:table-cell office:value-type="float" office:value="8.784844" calcext:value-type="float">
            <text:p>8.784844</text:p>
          </table:table-cell>
          <table:table-cell office:value-type="float" office:value="7.468549" calcext:value-type="float">
            <text:p>7.468549</text:p>
          </table:table-cell>
          <table:table-cell office:value-type="float" office:value="9.170029" calcext:value-type="float">
            <text:p>9.170029</text:p>
          </table:table-cell>
          <table:table-cell office:value-type="float" office:value="4.348664" calcext:value-type="float">
            <text:p>4.348664</text:p>
          </table:table-cell>
          <table:table-cell office:value-type="float" office:value="6.578383" calcext:value-type="float">
            <text:p>6.578383</text:p>
          </table:table-cell>
          <table:table-cell office:value-type="float" office:value="7.008947" calcext:value-type="float">
            <text:p>7.008947</text:p>
          </table:table-cell>
          <table:table-cell office:value-type="float" office:value="8.730616" calcext:value-type="float">
            <text:p>8.730616</text:p>
          </table:table-cell>
          <table:table-cell office:value-type="float" office:value="8.896335" calcext:value-type="float">
            <text:p>8.896335</text:p>
          </table:table-cell>
          <table:table-cell office:value-type="float" office:value="8.517194" calcext:value-type="float">
            <text:p>8.517194</text:p>
          </table:table-cell>
          <table:table-cell office:value-type="float" office:value="8.109954" calcext:value-type="float">
            <text:p>8.109954</text:p>
          </table:table-cell>
          <table:table-cell office:value-type="float" office:value="7.971466" calcext:value-type="float">
            <text:p>7.971466</text:p>
          </table:table-cell>
        </table:table-row>
        <table:table-row table:style-name="ro1">
          <table:table-cell office:value-type="float" office:value="8.801716" calcext:value-type="float">
            <text:p>8.801716</text:p>
          </table:table-cell>
          <table:table-cell office:value-type="float" office:value="8.179186" calcext:value-type="float">
            <text:p>8.179186</text:p>
          </table:table-cell>
          <table:table-cell office:value-type="float" office:value="8.786422" calcext:value-type="float">
            <text:p>8.786422</text:p>
          </table:table-cell>
          <table:table-cell office:value-type="float" office:value="7.032816" calcext:value-type="float">
            <text:p>7.032816</text:p>
          </table:table-cell>
          <table:table-cell office:value-type="float" office:value="10.986865" calcext:value-type="float">
            <text:p>10.986865</text:p>
          </table:table-cell>
          <table:table-cell office:value-type="float" office:value="8.123766" calcext:value-type="float">
            <text:p>8.123766</text:p>
          </table:table-cell>
          <table:table-cell office:value-type="float" office:value="9.043571" calcext:value-type="float">
            <text:p>9.043571</text:p>
          </table:table-cell>
          <table:table-cell office:value-type="float" office:value="5.669752" calcext:value-type="float">
            <text:p>5.669752</text:p>
          </table:table-cell>
          <table:table-cell office:value-type="float" office:value="4.969302" calcext:value-type="float">
            <text:p>4.969302</text:p>
          </table:table-cell>
          <table:table-cell office:value-type="float" office:value="10.085483" calcext:value-type="float">
            <text:p>10.085483</text:p>
          </table:table-cell>
          <table:table-cell office:value-type="float" office:value="8.529444" calcext:value-type="float">
            <text:p>8.529444</text:p>
          </table:table-cell>
          <table:table-cell office:value-type="float" office:value="6.08248" calcext:value-type="float">
            <text:p>6.08248</text:p>
          </table:table-cell>
          <table:table-cell office:value-type="float" office:value="6.337553" calcext:value-type="float">
            <text:p>6.337553</text:p>
          </table:table-cell>
          <table:table-cell office:value-type="float" office:value="9.581514" calcext:value-type="float">
            <text:p>9.581514</text:p>
          </table:table-cell>
          <table:table-cell office:value-type="float" office:value="6.292999" calcext:value-type="float">
            <text:p>6.292999</text:p>
          </table:table-cell>
          <table:table-cell office:value-type="float" office:value="7.058295" calcext:value-type="float">
            <text:p>7.058295</text:p>
          </table:table-cell>
          <table:table-cell office:value-type="float" office:value="9.620644" calcext:value-type="float">
            <text:p>9.620644</text:p>
          </table:table-cell>
          <table:table-cell office:value-type="float" office:value="8.300573" calcext:value-type="float">
            <text:p>8.300573</text:p>
          </table:table-cell>
          <table:table-cell office:value-type="float" office:value="5.821263" calcext:value-type="float">
            <text:p>5.821263</text:p>
          </table:table-cell>
          <table:table-cell office:value-type="float" office:value="7.812841" calcext:value-type="float">
            <text:p>7.812841</text:p>
          </table:table-cell>
        </table:table-row>
        <table:table-row table:style-name="ro1">
          <table:table-cell office:value-type="float" office:value="7.86014" calcext:value-type="float">
            <text:p>7.86014</text:p>
          </table:table-cell>
          <table:table-cell office:value-type="float" office:value="7.025257" calcext:value-type="float">
            <text:p>7.025257</text:p>
          </table:table-cell>
          <table:table-cell office:value-type="float" office:value="6.612031" calcext:value-type="float">
            <text:p>6.612031</text:p>
          </table:table-cell>
          <table:table-cell office:value-type="float" office:value="8.959661" calcext:value-type="float">
            <text:p>8.959661</text:p>
          </table:table-cell>
          <table:table-cell office:value-type="float" office:value="9.25502" calcext:value-type="float">
            <text:p>9.25502</text:p>
          </table:table-cell>
          <table:table-cell office:value-type="float" office:value="4.780898" calcext:value-type="float">
            <text:p>4.780898</text:p>
          </table:table-cell>
          <table:table-cell office:value-type="float" office:value="7.621902" calcext:value-type="float">
            <text:p>7.621902</text:p>
          </table:table-cell>
          <table:table-cell office:value-type="float" office:value="8.112011" calcext:value-type="float">
            <text:p>8.112011</text:p>
          </table:table-cell>
          <table:table-cell office:value-type="float" office:value="7.128828" calcext:value-type="float">
            <text:p>7.128828</text:p>
          </table:table-cell>
          <table:table-cell office:value-type="float" office:value="9.721984" calcext:value-type="float">
            <text:p>9.721984</text:p>
          </table:table-cell>
          <table:table-cell office:value-type="float" office:value="6.933173" calcext:value-type="float">
            <text:p>6.933173</text:p>
          </table:table-cell>
          <table:table-cell office:value-type="float" office:value="5.962474" calcext:value-type="float">
            <text:p>5.962474</text:p>
          </table:table-cell>
          <table:table-cell office:value-type="float" office:value="6.266102" calcext:value-type="float">
            <text:p>6.266102</text:p>
          </table:table-cell>
          <table:table-cell office:value-type="float" office:value="8.631899" calcext:value-type="float">
            <text:p>8.631899</text:p>
          </table:table-cell>
          <table:table-cell office:value-type="float" office:value="7.527127" calcext:value-type="float">
            <text:p>7.527127</text:p>
          </table:table-cell>
          <table:table-cell office:value-type="float" office:value="7.570239" calcext:value-type="float">
            <text:p>7.570239</text:p>
          </table:table-cell>
          <table:table-cell office:value-type="float" office:value="9.117075" calcext:value-type="float">
            <text:p>9.117075</text:p>
          </table:table-cell>
          <table:table-cell office:value-type="float" office:value="6.91963" calcext:value-type="float">
            <text:p>6.91963</text:p>
          </table:table-cell>
          <table:table-cell office:value-type="float" office:value="4.973747" calcext:value-type="float">
            <text:p>4.973747</text:p>
          </table:table-cell>
          <table:table-cell office:value-type="float" office:value="9.345428" calcext:value-type="float">
            <text:p>9.345428</text:p>
          </table:table-cell>
        </table:table-row>
        <table:table-row table:style-name="ro1">
          <table:table-cell office:value-type="float" office:value="7.89254" calcext:value-type="float">
            <text:p>7.89254</text:p>
          </table:table-cell>
          <table:table-cell office:value-type="float" office:value="7.281204" calcext:value-type="float">
            <text:p>7.281204</text:p>
          </table:table-cell>
          <table:table-cell office:value-type="float" office:value="7.067204" calcext:value-type="float">
            <text:p>7.067204</text:p>
          </table:table-cell>
          <table:table-cell office:value-type="float" office:value="6.844573" calcext:value-type="float">
            <text:p>6.844573</text:p>
          </table:table-cell>
          <table:table-cell office:value-type="float" office:value="10.548731" calcext:value-type="float">
            <text:p>10.548731</text:p>
          </table:table-cell>
          <table:table-cell office:value-type="float" office:value="3.751139" calcext:value-type="float">
            <text:p>3.751139</text:p>
          </table:table-cell>
          <table:table-cell office:value-type="float" office:value="7.873116" calcext:value-type="float">
            <text:p>7.873116</text:p>
          </table:table-cell>
          <table:table-cell office:value-type="float" office:value="8.791407" calcext:value-type="float">
            <text:p>8.791407</text:p>
          </table:table-cell>
          <table:table-cell office:value-type="float" office:value="5.330982" calcext:value-type="float">
            <text:p>5.330982</text:p>
          </table:table-cell>
          <table:table-cell office:value-type="float" office:value="9.225468" calcext:value-type="float">
            <text:p>9.225468</text:p>
          </table:table-cell>
          <table:table-cell office:value-type="float" office:value="4.387167" calcext:value-type="float">
            <text:p>4.387167</text:p>
          </table:table-cell>
          <table:table-cell office:value-type="float" office:value="7.667262" calcext:value-type="float">
            <text:p>7.667262</text:p>
          </table:table-cell>
          <table:table-cell office:value-type="float" office:value="5.058876" calcext:value-type="float">
            <text:p>5.058876</text:p>
          </table:table-cell>
          <table:table-cell office:value-type="float" office:value="8.613311" calcext:value-type="float">
            <text:p>8.613311</text:p>
          </table:table-cell>
          <table:table-cell office:value-type="float" office:value="8.422575" calcext:value-type="float">
            <text:p>8.422575</text:p>
          </table:table-cell>
          <table:table-cell office:value-type="float" office:value="6.513599" calcext:value-type="float">
            <text:p>6.513599</text:p>
          </table:table-cell>
          <table:table-cell office:value-type="float" office:value="9.730722" calcext:value-type="float">
            <text:p>9.730722</text:p>
          </table:table-cell>
          <table:table-cell office:value-type="float" office:value="8.469677" calcext:value-type="float">
            <text:p>8.469677</text:p>
          </table:table-cell>
          <table:table-cell office:value-type="float" office:value="4.319783" calcext:value-type="float">
            <text:p>4.319783</text:p>
          </table:table-cell>
          <table:table-cell office:value-type="float" office:value="8.459814" calcext:value-type="float">
            <text:p>8.459814</text:p>
          </table:table-cell>
        </table:table-row>
        <table:table-row table:style-name="ro1">
          <table:table-cell office:value-type="float" office:value="8.436344" calcext:value-type="float">
            <text:p>8.436344</text:p>
          </table:table-cell>
          <table:table-cell office:value-type="float" office:value="5.763253" calcext:value-type="float">
            <text:p>5.763253</text:p>
          </table:table-cell>
          <table:table-cell office:value-type="float" office:value="3.214568" calcext:value-type="float">
            <text:p>3.214568</text:p>
          </table:table-cell>
          <table:table-cell office:value-type="float" office:value="7.968449" calcext:value-type="float">
            <text:p>7.968449</text:p>
          </table:table-cell>
          <table:table-cell office:value-type="float" office:value="9.993455" calcext:value-type="float">
            <text:p>9.993455</text:p>
          </table:table-cell>
          <table:table-cell office:value-type="float" office:value="6.920067" calcext:value-type="float">
            <text:p>6.920067</text:p>
          </table:table-cell>
          <table:table-cell office:value-type="float" office:value="5.895161" calcext:value-type="float">
            <text:p>5.895161</text:p>
          </table:table-cell>
          <table:table-cell office:value-type="float" office:value="6.009031" calcext:value-type="float">
            <text:p>6.009031</text:p>
          </table:table-cell>
          <table:table-cell office:value-type="float" office:value="8.287703" calcext:value-type="float">
            <text:p>8.287703</text:p>
          </table:table-cell>
          <table:table-cell office:value-type="float" office:value="10.807776" calcext:value-type="float">
            <text:p>10.807776</text:p>
          </table:table-cell>
          <table:table-cell office:value-type="float" office:value="1.657791" calcext:value-type="float">
            <text:p>1.657791</text:p>
          </table:table-cell>
          <table:table-cell office:value-type="float" office:value="6.514016" calcext:value-type="float">
            <text:p>6.514016</text:p>
          </table:table-cell>
          <table:table-cell office:value-type="float" office:value="5.566213" calcext:value-type="float">
            <text:p>5.566213</text:p>
          </table:table-cell>
          <table:table-cell office:value-type="float" office:value="7.848001" calcext:value-type="float">
            <text:p>7.848001</text:p>
          </table:table-cell>
          <table:table-cell office:value-type="float" office:value="5.778363" calcext:value-type="float">
            <text:p>5.778363</text:p>
          </table:table-cell>
          <table:table-cell office:value-type="float" office:value="7.040483" calcext:value-type="float">
            <text:p>7.040483</text:p>
          </table:table-cell>
          <table:table-cell office:value-type="float" office:value="8.95176" calcext:value-type="float">
            <text:p>8.95176</text:p>
          </table:table-cell>
          <table:table-cell office:value-type="float" office:value="8.804871" calcext:value-type="float">
            <text:p>8.804871</text:p>
          </table:table-cell>
          <table:table-cell office:value-type="float" office:value="5.095113" calcext:value-type="float">
            <text:p>5.095113</text:p>
          </table:table-cell>
          <table:table-cell office:value-type="float" office:value="8.016703" calcext:value-type="float">
            <text:p>8.016703</text:p>
          </table:table-cell>
        </table:table-row>
        <table:table-row table:style-name="ro1">
          <table:table-cell office:value-type="float" office:value="6.860108" calcext:value-type="float">
            <text:p>6.860108</text:p>
          </table:table-cell>
          <table:table-cell office:value-type="float" office:value="6.368652" calcext:value-type="float">
            <text:p>6.368652</text:p>
          </table:table-cell>
          <table:table-cell office:value-type="float" office:value="5.709929" calcext:value-type="float">
            <text:p>5.709929</text:p>
          </table:table-cell>
          <table:table-cell office:value-type="float" office:value="7.712163" calcext:value-type="float">
            <text:p>7.712163</text:p>
          </table:table-cell>
          <table:table-cell office:value-type="float" office:value="10.26458" calcext:value-type="float">
            <text:p>10.26458</text:p>
          </table:table-cell>
          <table:table-cell office:value-type="float" office:value="7.836099" calcext:value-type="float">
            <text:p>7.836099</text:p>
          </table:table-cell>
          <table:table-cell office:value-type="float" office:value="9.183808" calcext:value-type="float">
            <text:p>9.183808</text:p>
          </table:table-cell>
          <table:table-cell office:value-type="float" office:value="8.001943" calcext:value-type="float">
            <text:p>8.001943</text:p>
          </table:table-cell>
          <table:table-cell office:value-type="float" office:value="7.733586" calcext:value-type="float">
            <text:p>7.733586</text:p>
          </table:table-cell>
          <table:table-cell office:value-type="float" office:value="8.369203" calcext:value-type="float">
            <text:p>8.369203</text:p>
          </table:table-cell>
          <table:table-cell office:value-type="float" office:value="5.045392" calcext:value-type="float">
            <text:p>5.045392</text:p>
          </table:table-cell>
          <table:table-cell office:value-type="float" office:value="7.19411" calcext:value-type="float">
            <text:p>7.19411</text:p>
          </table:table-cell>
          <table:table-cell office:value-type="float" office:value="5.718302" calcext:value-type="float">
            <text:p>5.718302</text:p>
          </table:table-cell>
          <table:table-cell office:value-type="float" office:value="7.611331" calcext:value-type="float">
            <text:p>7.611331</text:p>
          </table:table-cell>
          <table:table-cell office:value-type="float" office:value="8.982775" calcext:value-type="float">
            <text:p>8.982775</text:p>
          </table:table-cell>
          <table:table-cell office:value-type="float" office:value="4.925079" calcext:value-type="float">
            <text:p>4.925079</text:p>
          </table:table-cell>
          <table:table-cell office:value-type="float" office:value="8.300713" calcext:value-type="float">
            <text:p>8.300713</text:p>
          </table:table-cell>
          <table:table-cell office:value-type="float" office:value="7.531828" calcext:value-type="float">
            <text:p>7.531828</text:p>
          </table:table-cell>
          <table:table-cell office:value-type="float" office:value="5.901906" calcext:value-type="float">
            <text:p>5.901906</text:p>
          </table:table-cell>
          <table:table-cell office:value-type="float" office:value="7.799408" calcext:value-type="float">
            <text:p>7.799408</text:p>
          </table:table-cell>
        </table:table-row>
        <table:table-row table:style-name="ro1">
          <table:table-cell office:value-type="float" office:value="6.689724" calcext:value-type="float">
            <text:p>6.689724</text:p>
          </table:table-cell>
          <table:table-cell office:value-type="float" office:value="6.947215" calcext:value-type="float">
            <text:p>6.947215</text:p>
          </table:table-cell>
          <table:table-cell office:value-type="float" office:value="8.091815" calcext:value-type="float">
            <text:p>8.091815</text:p>
          </table:table-cell>
          <table:table-cell office:value-type="float" office:value="8.418567" calcext:value-type="float">
            <text:p>8.418567</text:p>
          </table:table-cell>
          <table:table-cell office:value-type="float" office:value="8.058246" calcext:value-type="float">
            <text:p>8.058246</text:p>
          </table:table-cell>
          <table:table-cell office:value-type="float" office:value="6.888145" calcext:value-type="float">
            <text:p>6.888145</text:p>
          </table:table-cell>
          <table:table-cell office:value-type="float" office:value="9.967162" calcext:value-type="float">
            <text:p>9.967162</text:p>
          </table:table-cell>
          <table:table-cell office:value-type="float" office:value="4.318223" calcext:value-type="float">
            <text:p>4.318223</text:p>
          </table:table-cell>
          <table:table-cell office:value-type="float" office:value="5.027622" calcext:value-type="float">
            <text:p>5.027622</text:p>
          </table:table-cell>
          <table:table-cell office:value-type="float" office:value="9.009172" calcext:value-type="float">
            <text:p>9.009172</text:p>
          </table:table-cell>
          <table:table-cell office:value-type="float" office:value="7.348428" calcext:value-type="float">
            <text:p>7.348428</text:p>
          </table:table-cell>
          <table:table-cell office:value-type="float" office:value="5.796577" calcext:value-type="float">
            <text:p>5.796577</text:p>
          </table:table-cell>
          <table:table-cell office:value-type="float" office:value="4.373803" calcext:value-type="float">
            <text:p>4.373803</text:p>
          </table:table-cell>
          <table:table-cell office:value-type="float" office:value="9.389115" calcext:value-type="float">
            <text:p>9.389115</text:p>
          </table:table-cell>
          <table:table-cell office:value-type="float" office:value="7.065754" calcext:value-type="float">
            <text:p>7.065754</text:p>
          </table:table-cell>
          <table:table-cell office:value-type="float" office:value="7.044777" calcext:value-type="float">
            <text:p>7.044777</text:p>
          </table:table-cell>
          <table:table-cell office:value-type="float" office:value="7.987188" calcext:value-type="float">
            <text:p>7.987188</text:p>
          </table:table-cell>
          <table:table-cell office:value-type="float" office:value="8.359713" calcext:value-type="float">
            <text:p>8.359713</text:p>
          </table:table-cell>
          <table:table-cell office:value-type="float" office:value="6.385327" calcext:value-type="float">
            <text:p>6.385327</text:p>
          </table:table-cell>
          <table:table-cell office:value-type="float" office:value="5.046209" calcext:value-type="float">
            <text:p>5.046209</text:p>
          </table:table-cell>
        </table:table-row>
        <table:table-row table:style-name="ro1">
          <table:table-cell office:value-type="float" office:value="6.695137" calcext:value-type="float">
            <text:p>6.695137</text:p>
          </table:table-cell>
          <table:table-cell office:value-type="float" office:value="6.881288" calcext:value-type="float">
            <text:p>6.881288</text:p>
          </table:table-cell>
          <table:table-cell office:value-type="float" office:value="5.869872" calcext:value-type="float">
            <text:p>5.869872</text:p>
          </table:table-cell>
          <table:table-cell office:value-type="float" office:value="6.155731" calcext:value-type="float">
            <text:p>6.155731</text:p>
          </table:table-cell>
          <table:table-cell office:value-type="float" office:value="9.836626" calcext:value-type="float">
            <text:p>9.836626</text:p>
          </table:table-cell>
          <table:table-cell office:value-type="float" office:value="6.717392" calcext:value-type="float">
            <text:p>6.717392</text:p>
          </table:table-cell>
          <table:table-cell office:value-type="float" office:value="7.65513" calcext:value-type="float">
            <text:p>7.65513</text:p>
          </table:table-cell>
          <table:table-cell office:value-type="float" office:value="7.549979" calcext:value-type="float">
            <text:p>7.549979</text:p>
          </table:table-cell>
          <table:table-cell office:value-type="float" office:value="5.483216" calcext:value-type="float">
            <text:p>5.483216</text:p>
          </table:table-cell>
          <table:table-cell office:value-type="float" office:value="8.185523" calcext:value-type="float">
            <text:p>8.185523</text:p>
          </table:table-cell>
          <table:table-cell office:value-type="float" office:value="13.090443" calcext:value-type="float">
            <text:p>13.090443</text:p>
          </table:table-cell>
          <table:table-cell office:value-type="float" office:value="9.278623" calcext:value-type="float">
            <text:p>9.278623</text:p>
          </table:table-cell>
          <table:table-cell office:value-type="float" office:value="4.619053" calcext:value-type="float">
            <text:p>4.619053</text:p>
          </table:table-cell>
          <table:table-cell office:value-type="float" office:value="3.650803" calcext:value-type="float">
            <text:p>3.650803</text:p>
          </table:table-cell>
          <table:table-cell office:value-type="float" office:value="6.981681" calcext:value-type="float">
            <text:p>6.981681</text:p>
          </table:table-cell>
          <table:table-cell office:value-type="float" office:value="5.583367" calcext:value-type="float">
            <text:p>5.583367</text:p>
          </table:table-cell>
          <table:table-cell office:value-type="float" office:value="7.485187" calcext:value-type="float">
            <text:p>7.485187</text:p>
          </table:table-cell>
          <table:table-cell office:value-type="float" office:value="7.726721" calcext:value-type="float">
            <text:p>7.726721</text:p>
          </table:table-cell>
          <table:table-cell office:value-type="float" office:value="5.633296" calcext:value-type="float">
            <text:p>5.633296</text:p>
          </table:table-cell>
          <table:table-cell office:value-type="float" office:value="6.407748" calcext:value-type="float">
            <text:p>6.407748</text:p>
          </table:table-cell>
        </table:table-row>
        <table:table-row table:style-name="ro1">
          <table:table-cell office:value-type="float" office:value="5.409346" calcext:value-type="float">
            <text:p>5.409346</text:p>
          </table:table-cell>
          <table:table-cell office:value-type="float" office:value="6.189974" calcext:value-type="float">
            <text:p>6.189974</text:p>
          </table:table-cell>
          <table:table-cell office:value-type="float" office:value="9.991933" calcext:value-type="float">
            <text:p>9.991933</text:p>
          </table:table-cell>
          <table:table-cell office:value-type="float" office:value="9.232661" calcext:value-type="float">
            <text:p>9.232661</text:p>
          </table:table-cell>
          <table:table-cell office:value-type="float" office:value="9.696633" calcext:value-type="float">
            <text:p>9.696633</text:p>
          </table:table-cell>
          <table:table-cell office:value-type="float" office:value="4.88799" calcext:value-type="float">
            <text:p>4.88799</text:p>
          </table:table-cell>
          <table:table-cell office:value-type="float" office:value="9.043592" calcext:value-type="float">
            <text:p>9.043592</text:p>
          </table:table-cell>
          <table:table-cell office:value-type="float" office:value="7.085908" calcext:value-type="float">
            <text:p>7.085908</text:p>
          </table:table-cell>
          <table:table-cell office:value-type="float" office:value="3.865694" calcext:value-type="float">
            <text:p>3.865694</text:p>
          </table:table-cell>
          <table:table-cell office:value-type="float" office:value="7.703044" calcext:value-type="float">
            <text:p>7.703044</text:p>
          </table:table-cell>
          <table:table-cell office:value-type="float" office:value="16.79123" calcext:value-type="float">
            <text:p>16.79123</text:p>
          </table:table-cell>
          <table:table-cell office:value-type="float" office:value="12.653397" calcext:value-type="float">
            <text:p>12.653397</text:p>
          </table:table-cell>
          <table:table-cell office:value-type="float" office:value="6.518159" calcext:value-type="float">
            <text:p>6.518159</text:p>
          </table:table-cell>
          <table:table-cell office:value-type="float" office:value="6.711231" calcext:value-type="float">
            <text:p>6.711231</text:p>
          </table:table-cell>
          <table:table-cell office:value-type="float" office:value="6.946507" calcext:value-type="float">
            <text:p>6.946507</text:p>
          </table:table-cell>
          <table:table-cell office:value-type="float" office:value="5.928298" calcext:value-type="float">
            <text:p>5.928298</text:p>
          </table:table-cell>
          <table:table-cell office:value-type="float" office:value="4.626909" calcext:value-type="float">
            <text:p>4.626909</text:p>
          </table:table-cell>
          <table:table-cell office:value-type="float" office:value="8.091123" calcext:value-type="float">
            <text:p>8.091123</text:p>
          </table:table-cell>
          <table:table-cell office:value-type="float" office:value="6.338308" calcext:value-type="float">
            <text:p>6.338308</text:p>
          </table:table-cell>
          <table:table-cell office:value-type="float" office:value="6.927141" calcext:value-type="float">
            <text:p>6.927141</text:p>
          </table:table-cell>
        </table:table-row>
        <table:table-row table:style-name="ro1">
          <table:table-cell office:value-type="float" office:value="3.743526" calcext:value-type="float">
            <text:p>3.743526</text:p>
          </table:table-cell>
          <table:table-cell office:value-type="float" office:value="3.711327" calcext:value-type="float">
            <text:p>3.711327</text:p>
          </table:table-cell>
          <table:table-cell office:value-type="float" office:value="8.124324" calcext:value-type="float">
            <text:p>8.124324</text:p>
          </table:table-cell>
          <table:table-cell office:value-type="float" office:value="5.916091" calcext:value-type="float">
            <text:p>5.916091</text:p>
          </table:table-cell>
          <table:table-cell office:value-type="float" office:value="9.46482" calcext:value-type="float">
            <text:p>9.46482</text:p>
          </table:table-cell>
          <table:table-cell office:value-type="float" office:value="4.718589" calcext:value-type="float">
            <text:p>4.718589</text:p>
          </table:table-cell>
          <table:table-cell office:value-type="float" office:value="7.319494" calcext:value-type="float">
            <text:p>7.319494</text:p>
          </table:table-cell>
          <table:table-cell office:value-type="float" office:value="8.110328" calcext:value-type="float">
            <text:p>8.110328</text:p>
          </table:table-cell>
          <table:table-cell office:value-type="float" office:value="5.353277" calcext:value-type="float">
            <text:p>5.353277</text:p>
          </table:table-cell>
          <table:table-cell office:value-type="float" office:value="5.951624" calcext:value-type="float">
            <text:p>5.951624</text:p>
          </table:table-cell>
          <table:table-cell office:value-type="float" office:value="14.806797" calcext:value-type="float">
            <text:p>14.806797</text:p>
          </table:table-cell>
          <table:table-cell office:value-type="float" office:value="12.16221" calcext:value-type="float">
            <text:p>12.16221</text:p>
          </table:table-cell>
          <table:table-cell office:value-type="float" office:value="6.666845" calcext:value-type="float">
            <text:p>6.666845</text:p>
          </table:table-cell>
          <table:table-cell office:value-type="float" office:value="7.43227" calcext:value-type="float">
            <text:p>7.43227</text:p>
          </table:table-cell>
          <table:table-cell office:value-type="float" office:value="4.315987" calcext:value-type="float">
            <text:p>4.315987</text:p>
          </table:table-cell>
          <table:table-cell office:value-type="float" office:value="3.98201" calcext:value-type="float">
            <text:p>3.98201</text:p>
          </table:table-cell>
          <table:table-cell office:value-type="float" office:value="6.288253" calcext:value-type="float">
            <text:p>6.288253</text:p>
          </table:table-cell>
          <table:table-cell office:value-type="float" office:value="7.188057" calcext:value-type="float">
            <text:p>7.188057</text:p>
          </table:table-cell>
          <table:table-cell office:value-type="float" office:value="6.383541" calcext:value-type="float">
            <text:p>6.383541</text:p>
          </table:table-cell>
          <table:table-cell office:value-type="float" office:value="4.821465" calcext:value-type="float">
            <text:p>4.821465</text:p>
          </table:table-cell>
        </table:table-row>
        <table:table-row table:style-name="ro1">
          <table:table-cell office:value-type="float" office:value="7.215452" calcext:value-type="float">
            <text:p>7.215452</text:p>
          </table:table-cell>
          <table:table-cell office:value-type="float" office:value="6.007817" calcext:value-type="float">
            <text:p>6.007817</text:p>
          </table:table-cell>
          <table:table-cell office:value-type="float" office:value="7.81947" calcext:value-type="float">
            <text:p>7.81947</text:p>
          </table:table-cell>
          <table:table-cell office:value-type="float" office:value="5.532864" calcext:value-type="float">
            <text:p>5.532864</text:p>
          </table:table-cell>
          <table:table-cell office:value-type="float" office:value="9.174307" calcext:value-type="float">
            <text:p>9.174307</text:p>
          </table:table-cell>
          <table:table-cell office:value-type="float" office:value="3.864766" calcext:value-type="float">
            <text:p>3.864766</text:p>
          </table:table-cell>
          <table:table-cell office:value-type="float" office:value="6.229962" calcext:value-type="float">
            <text:p>6.229962</text:p>
          </table:table-cell>
          <table:table-cell office:value-type="float" office:value="7.197092" calcext:value-type="float">
            <text:p>7.197092</text:p>
          </table:table-cell>
          <table:table-cell office:value-type="float" office:value="4.413342" calcext:value-type="float">
            <text:p>4.413342</text:p>
          </table:table-cell>
          <table:table-cell office:value-type="float" office:value="7.790198" calcext:value-type="float">
            <text:p>7.790198</text:p>
          </table:table-cell>
          <table:table-cell office:value-type="float" office:value="12.836649" calcext:value-type="float">
            <text:p>12.836649</text:p>
          </table:table-cell>
          <table:table-cell office:value-type="float" office:value="11.735174" calcext:value-type="float">
            <text:p>11.735174</text:p>
          </table:table-cell>
          <table:table-cell office:value-type="float" office:value="6.113315" calcext:value-type="float">
            <text:p>6.113315</text:p>
          </table:table-cell>
          <table:table-cell office:value-type="float" office:value="6.428005" calcext:value-type="float">
            <text:p>6.428005</text:p>
          </table:table-cell>
          <table:table-cell office:value-type="float" office:value="6.238835" calcext:value-type="float">
            <text:p>6.238835</text:p>
          </table:table-cell>
          <table:table-cell office:value-type="float" office:value="5.736974" calcext:value-type="float">
            <text:p>5.736974</text:p>
          </table:table-cell>
          <table:table-cell office:value-type="float" office:value="8.518753" calcext:value-type="float">
            <text:p>8.518753</text:p>
          </table:table-cell>
          <table:table-cell office:value-type="float" office:value="7.531705" calcext:value-type="float">
            <text:p>7.531705</text:p>
          </table:table-cell>
          <table:table-cell office:value-type="float" office:value="5.927433" calcext:value-type="float">
            <text:p>5.927433</text:p>
          </table:table-cell>
          <table:table-cell office:value-type="float" office:value="6.464496" calcext:value-type="float">
            <text:p>6.464496</text:p>
          </table:table-cell>
        </table:table-row>
        <table:table-row table:style-name="ro1">
          <table:table-cell office:value-type="float" office:value="5.44038" calcext:value-type="float">
            <text:p>5.44038</text:p>
          </table:table-cell>
          <table:table-cell office:value-type="float" office:value="5.400521" calcext:value-type="float">
            <text:p>5.400521</text:p>
          </table:table-cell>
          <table:table-cell office:value-type="float" office:value="5.405998" calcext:value-type="float">
            <text:p>5.405998</text:p>
          </table:table-cell>
          <table:table-cell office:value-type="float" office:value="7.133939" calcext:value-type="float">
            <text:p>7.133939</text:p>
          </table:table-cell>
          <table:table-cell office:value-type="float" office:value="8.311877" calcext:value-type="float">
            <text:p>8.311877</text:p>
          </table:table-cell>
          <table:table-cell office:value-type="float" office:value="3.568821" calcext:value-type="float">
            <text:p>3.568821</text:p>
          </table:table-cell>
          <table:table-cell office:value-type="float" office:value="7.552599" calcext:value-type="float">
            <text:p>7.552599</text:p>
          </table:table-cell>
          <table:table-cell office:value-type="float" office:value="6.234382" calcext:value-type="float">
            <text:p>6.234382</text:p>
          </table:table-cell>
          <table:table-cell office:value-type="float" office:value="5.324369" calcext:value-type="float">
            <text:p>5.324369</text:p>
          </table:table-cell>
          <table:table-cell office:value-type="float" office:value="7.691637" calcext:value-type="float">
            <text:p>7.691637</text:p>
          </table:table-cell>
          <table:table-cell office:value-type="float" office:value="13.990054" calcext:value-type="float">
            <text:p>13.990054</text:p>
          </table:table-cell>
          <table:table-cell office:value-type="float" office:value="11.281171" calcext:value-type="float">
            <text:p>11.281171</text:p>
          </table:table-cell>
          <table:table-cell office:value-type="float" office:value="4.789745" calcext:value-type="float">
            <text:p>4.789745</text:p>
          </table:table-cell>
          <table:table-cell office:value-type="float" office:value="6.752602" calcext:value-type="float">
            <text:p>6.752602</text:p>
          </table:table-cell>
          <table:table-cell office:value-type="float" office:value="5.324438" calcext:value-type="float">
            <text:p>5.324438</text:p>
          </table:table-cell>
          <table:table-cell office:value-type="float" office:value="3.086272" calcext:value-type="float">
            <text:p>3.086272</text:p>
          </table:table-cell>
          <table:table-cell office:value-type="float" office:value="7.532026" calcext:value-type="float">
            <text:p>7.532026</text:p>
          </table:table-cell>
          <table:table-cell office:value-type="float" office:value="7.770778" calcext:value-type="float">
            <text:p>7.770778</text:p>
          </table:table-cell>
          <table:table-cell office:value-type="float" office:value="5.202784" calcext:value-type="float">
            <text:p>5.202784</text:p>
          </table:table-cell>
          <table:table-cell office:value-type="float" office:value="6.721128" calcext:value-type="float">
            <text:p>6.721128</text:p>
          </table:table-cell>
        </table:table-row>
        <table:table-row table:style-name="ro1">
          <table:table-cell office:value-type="float" office:value="6.314953" calcext:value-type="float">
            <text:p>6.314953</text:p>
          </table:table-cell>
          <table:table-cell office:value-type="float" office:value="6.06542" calcext:value-type="float">
            <text:p>6.06542</text:p>
          </table:table-cell>
          <table:table-cell office:value-type="float" office:value="8.014392" calcext:value-type="float">
            <text:p>8.014392</text:p>
          </table:table-cell>
          <table:table-cell office:value-type="float" office:value="5.38891" calcext:value-type="float">
            <text:p>5.38891</text:p>
          </table:table-cell>
          <table:table-cell office:value-type="float" office:value="8.505608" calcext:value-type="float">
            <text:p>8.505608</text:p>
          </table:table-cell>
          <table:table-cell office:value-type="float" office:value="3.809446" calcext:value-type="float">
            <text:p>3.809446</text:p>
          </table:table-cell>
          <table:table-cell office:value-type="float" office:value="7.828308" calcext:value-type="float">
            <text:p>7.828308</text:p>
          </table:table-cell>
          <table:table-cell office:value-type="float" office:value="6.465724" calcext:value-type="float">
            <text:p>6.465724</text:p>
          </table:table-cell>
          <table:table-cell office:value-type="float" office:value="4.285822" calcext:value-type="float">
            <text:p>4.285822</text:p>
          </table:table-cell>
          <table:table-cell office:value-type="float" office:value="8.405655" calcext:value-type="float">
            <text:p>8.405655</text:p>
          </table:table-cell>
          <table:table-cell office:value-type="float" office:value="10.635664" calcext:value-type="float">
            <text:p>10.635664</text:p>
          </table:table-cell>
          <table:table-cell office:value-type="float" office:value="10.848586" calcext:value-type="float">
            <text:p>10.848586</text:p>
          </table:table-cell>
          <table:table-cell office:value-type="float" office:value="6.060059" calcext:value-type="float">
            <text:p>6.060059</text:p>
          </table:table-cell>
          <table:table-cell office:value-type="float" office:value="5.772253" calcext:value-type="float">
            <text:p>5.772253</text:p>
          </table:table-cell>
          <table:table-cell office:value-type="float" office:value="5.491421" calcext:value-type="float">
            <text:p>5.491421</text:p>
          </table:table-cell>
          <table:table-cell office:value-type="float" office:value="6.498389" calcext:value-type="float">
            <text:p>6.498389</text:p>
          </table:table-cell>
          <table:table-cell office:value-type="float" office:value="7.27042" calcext:value-type="float">
            <text:p>7.27042</text:p>
          </table:table-cell>
          <table:table-cell office:value-type="float" office:value="8.588389" calcext:value-type="float">
            <text:p>8.588389</text:p>
          </table:table-cell>
          <table:table-cell office:value-type="float" office:value="5.503233" calcext:value-type="float">
            <text:p>5.503233</text:p>
          </table:table-cell>
          <table:table-cell office:value-type="float" office:value="6.029984" calcext:value-type="float">
            <text:p>6.029984</text:p>
          </table:table-cell>
        </table:table-row>
        <table:table-row table:style-name="ro1">
          <table:table-cell office:value-type="float" office:value="10.577549" calcext:value-type="float">
            <text:p>10.577549</text:p>
          </table:table-cell>
          <table:table-cell office:value-type="float" office:value="4.87069" calcext:value-type="float">
            <text:p>4.87069</text:p>
          </table:table-cell>
          <table:table-cell office:value-type="float" office:value="8.590871" calcext:value-type="float">
            <text:p>8.590871</text:p>
          </table:table-cell>
          <table:table-cell office:value-type="float" office:value="3.643958" calcext:value-type="float">
            <text:p>3.643958</text:p>
          </table:table-cell>
          <table:table-cell office:value-type="float" office:value="7.888655" calcext:value-type="float">
            <text:p>7.888655</text:p>
          </table:table-cell>
          <table:table-cell office:value-type="float" office:value="5.723466" calcext:value-type="float">
            <text:p>5.723466</text:p>
          </table:table-cell>
          <table:table-cell office:value-type="float" office:value="7.269087" calcext:value-type="float">
            <text:p>7.269087</text:p>
          </table:table-cell>
          <table:table-cell office:value-type="float" office:value="6.521249" calcext:value-type="float">
            <text:p>6.521249</text:p>
          </table:table-cell>
          <table:table-cell office:value-type="float" office:value="3.852032" calcext:value-type="float">
            <text:p>3.852032</text:p>
          </table:table-cell>
          <table:table-cell office:value-type="float" office:value="6.12465" calcext:value-type="float">
            <text:p>6.12465</text:p>
          </table:table-cell>
          <table:table-cell office:value-type="float" office:value="13.703642" calcext:value-type="float">
            <text:p>13.703642</text:p>
          </table:table-cell>
          <table:table-cell office:value-type="float" office:value="10.353436" calcext:value-type="float">
            <text:p>10.353436</text:p>
          </table:table-cell>
          <table:table-cell office:value-type="float" office:value="4.011441" calcext:value-type="float">
            <text:p>4.011441</text:p>
          </table:table-cell>
          <table:table-cell office:value-type="float" office:value="5.914704" calcext:value-type="float">
            <text:p>5.914704</text:p>
          </table:table-cell>
          <table:table-cell office:value-type="float" office:value="3.783228" calcext:value-type="float">
            <text:p>3.783228</text:p>
          </table:table-cell>
          <table:table-cell office:value-type="float" office:value="5.754957" calcext:value-type="float">
            <text:p>5.754957</text:p>
          </table:table-cell>
          <table:table-cell office:value-type="float" office:value="5.548641" calcext:value-type="float">
            <text:p>5.548641</text:p>
          </table:table-cell>
          <table:table-cell office:value-type="float" office:value="7.118063" calcext:value-type="float">
            <text:p>7.118063</text:p>
          </table:table-cell>
          <table:table-cell office:value-type="float" office:value="5.855608" calcext:value-type="float">
            <text:p>5.855608</text:p>
          </table:table-cell>
          <table:table-cell office:value-type="float" office:value="4.112835" calcext:value-type="float">
            <text:p>4.112835</text:p>
          </table:table-cell>
        </table:table-row>
        <table:table-row table:style-name="ro1">
          <table:table-cell office:value-type="float" office:value="10.174635" calcext:value-type="float">
            <text:p>10.174635</text:p>
          </table:table-cell>
          <table:table-cell office:value-type="float" office:value="3.258897" calcext:value-type="float">
            <text:p>3.258897</text:p>
          </table:table-cell>
          <table:table-cell office:value-type="float" office:value="7.790004" calcext:value-type="float">
            <text:p>7.790004</text:p>
          </table:table-cell>
          <table:table-cell office:value-type="float" office:value="7.610771" calcext:value-type="float">
            <text:p>7.610771</text:p>
          </table:table-cell>
          <table:table-cell office:value-type="float" office:value="7.32998" calcext:value-type="float">
            <text:p>7.32998</text:p>
          </table:table-cell>
          <table:table-cell office:value-type="float" office:value="9.894628" calcext:value-type="float">
            <text:p>9.894628</text:p>
          </table:table-cell>
          <table:table-cell office:value-type="float" office:value="7.46551" calcext:value-type="float">
            <text:p>7.46551</text:p>
          </table:table-cell>
          <table:table-cell office:value-type="float" office:value="7.007411" calcext:value-type="float">
            <text:p>7.007411</text:p>
          </table:table-cell>
          <table:table-cell office:value-type="float" office:value="4.999462" calcext:value-type="float">
            <text:p>4.999462</text:p>
          </table:table-cell>
          <table:table-cell office:value-type="float" office:value="6.560246" calcext:value-type="float">
            <text:p>6.560246</text:p>
          </table:table-cell>
          <table:table-cell office:value-type="float" office:value="14.907627" calcext:value-type="float">
            <text:p>14.907627</text:p>
          </table:table-cell>
          <table:table-cell office:value-type="float" office:value="9.901691" calcext:value-type="float">
            <text:p>9.901691</text:p>
          </table:table-cell>
          <table:table-cell office:value-type="float" office:value="5.499113" calcext:value-type="float">
            <text:p>5.499113</text:p>
          </table:table-cell>
          <table:table-cell office:value-type="float" office:value="6.447919" calcext:value-type="float">
            <text:p>6.447919</text:p>
          </table:table-cell>
          <table:table-cell office:value-type="float" office:value="3.880451" calcext:value-type="float">
            <text:p>3.880451</text:p>
          </table:table-cell>
          <table:table-cell office:value-type="float" office:value="5.490219" calcext:value-type="float">
            <text:p>5.490219</text:p>
          </table:table-cell>
          <table:table-cell office:value-type="float" office:value="4.179837" calcext:value-type="float">
            <text:p>4.179837</text:p>
          </table:table-cell>
          <table:table-cell office:value-type="float" office:value="6.930519" calcext:value-type="float">
            <text:p>6.930519</text:p>
          </table:table-cell>
          <table:table-cell office:value-type="float" office:value="5.604533" calcext:value-type="float">
            <text:p>5.604533</text:p>
          </table:table-cell>
          <table:table-cell office:value-type="float" office:value="4.22412" calcext:value-type="float">
            <text:p>4.22412</text:p>
          </table:table-cell>
        </table:table-row>
        <table:table-row table:style-name="ro1">
          <table:table-cell office:value-type="float" office:value="9.707866" calcext:value-type="float">
            <text:p>9.707866</text:p>
          </table:table-cell>
          <table:table-cell office:value-type="float" office:value="3.508222" calcext:value-type="float">
            <text:p>3.508222</text:p>
          </table:table-cell>
          <table:table-cell office:value-type="float" office:value="7.883496" calcext:value-type="float">
            <text:p>7.883496</text:p>
          </table:table-cell>
          <table:table-cell office:value-type="float" office:value="5.802178" calcext:value-type="float">
            <text:p>5.802178</text:p>
          </table:table-cell>
          <table:table-cell office:value-type="float" office:value="7.057102" calcext:value-type="float">
            <text:p>7.057102</text:p>
          </table:table-cell>
          <table:table-cell office:value-type="float" office:value="9.426523" calcext:value-type="float">
            <text:p>9.426523</text:p>
          </table:table-cell>
          <table:table-cell office:value-type="float" office:value="6.275704" calcext:value-type="float">
            <text:p>6.275704</text:p>
          </table:table-cell>
          <table:table-cell office:value-type="float" office:value="6.372669" calcext:value-type="float">
            <text:p>6.372669</text:p>
          </table:table-cell>
          <table:table-cell office:value-type="float" office:value="5.764373" calcext:value-type="float">
            <text:p>5.764373</text:p>
          </table:table-cell>
          <table:table-cell office:value-type="float" office:value="4.838953" calcext:value-type="float">
            <text:p>4.838953</text:p>
          </table:table-cell>
          <table:table-cell office:value-type="float" office:value="14.461409" calcext:value-type="float">
            <text:p>14.461409</text:p>
          </table:table-cell>
          <table:table-cell office:value-type="float" office:value="9.447355" calcext:value-type="float">
            <text:p>9.447355</text:p>
          </table:table-cell>
          <table:table-cell office:value-type="float" office:value="4.917899" calcext:value-type="float">
            <text:p>4.917899</text:p>
          </table:table-cell>
          <table:table-cell office:value-type="float" office:value="5.936513" calcext:value-type="float">
            <text:p>5.936513</text:p>
          </table:table-cell>
          <table:table-cell office:value-type="float" office:value="1.323041" calcext:value-type="float">
            <text:p>1.323041</text:p>
          </table:table-cell>
          <table:table-cell office:value-type="float" office:value="5.130874" calcext:value-type="float">
            <text:p>5.130874</text:p>
          </table:table-cell>
          <table:table-cell office:value-type="float" office:value="4.296821" calcext:value-type="float">
            <text:p>4.296821</text:p>
          </table:table-cell>
          <table:table-cell office:value-type="float" office:value="4.777032" calcext:value-type="float">
            <text:p>4.777032</text:p>
          </table:table-cell>
          <table:table-cell office:value-type="float" office:value="5.190317" calcext:value-type="float">
            <text:p>5.190317</text:p>
          </table:table-cell>
          <table:table-cell office:value-type="float" office:value="4.944036" calcext:value-type="float">
            <text:p>4.944036</text:p>
          </table:table-cell>
        </table:table-row>
        <table:table-row table:style-name="ro1">
          <table:table-cell office:value-type="float" office:value="9.167934" calcext:value-type="float">
            <text:p>9.167934</text:p>
          </table:table-cell>
          <table:table-cell office:value-type="float" office:value="5.023903" calcext:value-type="float">
            <text:p>5.023903</text:p>
          </table:table-cell>
          <table:table-cell office:value-type="float" office:value="7.349305" calcext:value-type="float">
            <text:p>7.349305</text:p>
          </table:table-cell>
          <table:table-cell office:value-type="float" office:value="10.32636" calcext:value-type="float">
            <text:p>10.32636</text:p>
          </table:table-cell>
          <table:table-cell office:value-type="float" office:value="6.812779" calcext:value-type="float">
            <text:p>6.812779</text:p>
          </table:table-cell>
          <table:table-cell office:value-type="float" office:value="8.946636" calcext:value-type="float">
            <text:p>8.946636</text:p>
          </table:table-cell>
          <table:table-cell office:value-type="float" office:value="6.366098" calcext:value-type="float">
            <text:p>6.366098</text:p>
          </table:table-cell>
          <table:table-cell office:value-type="float" office:value="5.545378" calcext:value-type="float">
            <text:p>5.545378</text:p>
          </table:table-cell>
          <table:table-cell office:value-type="float" office:value="5.315624" calcext:value-type="float">
            <text:p>5.315624</text:p>
          </table:table-cell>
          <table:table-cell office:value-type="float" office:value="3.123899" calcext:value-type="float">
            <text:p>3.123899</text:p>
          </table:table-cell>
          <table:table-cell office:value-type="float" office:value="14.027021" calcext:value-type="float">
            <text:p>14.027021</text:p>
          </table:table-cell>
          <table:table-cell office:value-type="float" office:value="8.971548" calcext:value-type="float">
            <text:p>8.971548</text:p>
          </table:table-cell>
          <table:table-cell office:value-type="float" office:value="4.59799" calcext:value-type="float">
            <text:p>4.59799</text:p>
          </table:table-cell>
          <table:table-cell office:value-type="float" office:value="4.856853" calcext:value-type="float">
            <text:p>4.856853</text:p>
          </table:table-cell>
          <table:table-cell office:value-type="float" office:value="2.877119" calcext:value-type="float">
            <text:p>2.877119</text:p>
          </table:table-cell>
          <table:table-cell office:value-type="float" office:value="5.257805" calcext:value-type="float">
            <text:p>5.257805</text:p>
          </table:table-cell>
          <table:table-cell office:value-type="float" office:value="4.466137" calcext:value-type="float">
            <text:p>4.466137</text:p>
          </table:table-cell>
          <table:table-cell office:value-type="float" office:value="7.296255" calcext:value-type="float">
            <text:p>7.296255</text:p>
          </table:table-cell>
          <table:table-cell office:value-type="float" office:value="4.8004" calcext:value-type="float">
            <text:p>4.8004</text:p>
          </table:table-cell>
          <table:table-cell office:value-type="float" office:value="6.454468" calcext:value-type="float">
            <text:p>6.454468</text:p>
          </table:table-cell>
        </table:table-row>
        <table:table-row table:style-name="ro1">
          <table:table-cell office:value-type="float" office:value="8.499935" calcext:value-type="float">
            <text:p>8.499935</text:p>
          </table:table-cell>
          <table:table-cell office:value-type="float" office:value="8.549321" calcext:value-type="float">
            <text:p>8.549321</text:p>
          </table:table-cell>
          <table:table-cell office:value-type="float" office:value="7.818173" calcext:value-type="float">
            <text:p>7.818173</text:p>
          </table:table-cell>
          <table:table-cell office:value-type="float" office:value="9.884981" calcext:value-type="float">
            <text:p>9.884981</text:p>
          </table:table-cell>
          <table:table-cell office:value-type="float" office:value="6.592827" calcext:value-type="float">
            <text:p>6.592827</text:p>
          </table:table-cell>
          <table:table-cell office:value-type="float" office:value="8.509646" calcext:value-type="float">
            <text:p>8.509646</text:p>
          </table:table-cell>
          <table:table-cell office:value-type="float" office:value="6.311101" calcext:value-type="float">
            <text:p>6.311101</text:p>
          </table:table-cell>
          <table:table-cell office:value-type="float" office:value="4.191272" calcext:value-type="float">
            <text:p>4.191272</text:p>
          </table:table-cell>
          <table:table-cell office:value-type="float" office:value="4.841628" calcext:value-type="float">
            <text:p>4.841628</text:p>
          </table:table-cell>
          <table:table-cell office:value-type="float" office:value="1.961285" calcext:value-type="float">
            <text:p>1.961285</text:p>
          </table:table-cell>
          <table:table-cell office:value-type="float" office:value="13.544172" calcext:value-type="float">
            <text:p>13.544172</text:p>
          </table:table-cell>
          <table:table-cell office:value-type="float" office:value="8.502922" calcext:value-type="float">
            <text:p>8.502922</text:p>
          </table:table-cell>
          <table:table-cell office:value-type="float" office:value="4.620056" calcext:value-type="float">
            <text:p>4.620056</text:p>
          </table:table-cell>
          <table:table-cell office:value-type="float" office:value="2.657943" calcext:value-type="float">
            <text:p>2.657943</text:p>
          </table:table-cell>
          <table:table-cell office:value-type="float" office:value="5.060701" calcext:value-type="float">
            <text:p>5.060701</text:p>
          </table:table-cell>
          <table:table-cell office:value-type="float" office:value="3.421818" calcext:value-type="float">
            <text:p>3.421818</text:p>
          </table:table-cell>
          <table:table-cell office:value-type="float" office:value="3.09688" calcext:value-type="float">
            <text:p>3.09688</text:p>
          </table:table-cell>
          <table:table-cell office:value-type="float" office:value="5.540879" calcext:value-type="float">
            <text:p>5.540879</text:p>
          </table:table-cell>
          <table:table-cell office:value-type="float" office:value="5.097628" calcext:value-type="float">
            <text:p>5.097628</text:p>
          </table:table-cell>
          <table:table-cell office:value-type="float" office:value="11.785426" calcext:value-type="float">
            <text:p>11.785426</text:p>
          </table:table-cell>
        </table:table-row>
        <table:table-row table:style-name="ro1">
          <table:table-cell office:value-type="float" office:value="8.044393" calcext:value-type="float">
            <text:p>8.044393</text:p>
          </table:table-cell>
          <table:table-cell office:value-type="float" office:value="8.069341" calcext:value-type="float">
            <text:p>8.069341</text:p>
          </table:table-cell>
          <table:table-cell office:value-type="float" office:value="13.115722" calcext:value-type="float">
            <text:p>13.115722</text:p>
          </table:table-cell>
          <table:table-cell office:value-type="float" office:value="9.404663" calcext:value-type="float">
            <text:p>9.404663</text:p>
          </table:table-cell>
          <table:table-cell office:value-type="float" office:value="6.135795" calcext:value-type="float">
            <text:p>6.135795</text:p>
          </table:table-cell>
          <table:table-cell office:value-type="float" office:value="8.047323" calcext:value-type="float">
            <text:p>8.047323</text:p>
          </table:table-cell>
          <table:table-cell office:value-type="float" office:value="6.237684" calcext:value-type="float">
            <text:p>6.237684</text:p>
          </table:table-cell>
          <table:table-cell office:value-type="float" office:value="5.669384" calcext:value-type="float">
            <text:p>5.669384</text:p>
          </table:table-cell>
          <table:table-cell office:value-type="float" office:value="4.385746" calcext:value-type="float">
            <text:p>4.385746</text:p>
          </table:table-cell>
          <table:table-cell office:value-type="float" office:value="1.954768" calcext:value-type="float">
            <text:p>1.954768</text:p>
          </table:table-cell>
          <table:table-cell office:value-type="float" office:value="13.084951" calcext:value-type="float">
            <text:p>13.084951</text:p>
          </table:table-cell>
          <table:table-cell office:value-type="float" office:value="8.036978" calcext:value-type="float">
            <text:p>8.036978</text:p>
          </table:table-cell>
          <table:table-cell office:value-type="float" office:value="5.75855" calcext:value-type="float">
            <text:p>5.75855</text:p>
          </table:table-cell>
          <table:table-cell office:value-type="float" office:value="5.063342" calcext:value-type="float">
            <text:p>5.063342</text:p>
          </table:table-cell>
          <table:table-cell office:value-type="float" office:value="8.028061" calcext:value-type="float">
            <text:p>8.028061</text:p>
          </table:table-cell>
          <table:table-cell office:value-type="float" office:value="3.964697" calcext:value-type="float">
            <text:p>3.964697</text:p>
          </table:table-cell>
          <table:table-cell office:value-type="float" office:value="3.362503" calcext:value-type="float">
            <text:p>3.362503</text:p>
          </table:table-cell>
          <table:table-cell office:value-type="float" office:value="6.47075" calcext:value-type="float">
            <text:p>6.47075</text:p>
          </table:table-cell>
          <table:table-cell office:value-type="float" office:value="8.087316" calcext:value-type="float">
            <text:p>8.087316</text:p>
          </table:table-cell>
          <table:table-cell office:value-type="float" office:value="14.893563" calcext:value-type="float">
            <text:p>14.893563</text:p>
          </table:table-cell>
        </table:table-row>
        <table:table-row table:style-name="ro1">
          <table:table-cell office:value-type="float" office:value="7.555352" calcext:value-type="float">
            <text:p>7.555352</text:p>
          </table:table-cell>
          <table:table-cell office:value-type="float" office:value="7.611116" calcext:value-type="float">
            <text:p>7.611116</text:p>
          </table:table-cell>
          <table:table-cell office:value-type="float" office:value="12.657592" calcext:value-type="float">
            <text:p>12.657592</text:p>
          </table:table-cell>
          <table:table-cell office:value-type="float" office:value="8.95897" calcext:value-type="float">
            <text:p>8.95897</text:p>
          </table:table-cell>
          <table:table-cell office:value-type="float" office:value="6.324545" calcext:value-type="float">
            <text:p>6.324545</text:p>
          </table:table-cell>
          <table:table-cell office:value-type="float" office:value="7.590601" calcext:value-type="float">
            <text:p>7.590601</text:p>
          </table:table-cell>
          <table:table-cell office:value-type="float" office:value="5.817167" calcext:value-type="float">
            <text:p>5.817167</text:p>
          </table:table-cell>
          <table:table-cell office:value-type="float" office:value="4.056835" calcext:value-type="float">
            <text:p>4.056835</text:p>
          </table:table-cell>
          <table:table-cell office:value-type="float" office:value="3.911133" calcext:value-type="float">
            <text:p>3.911133</text:p>
          </table:table-cell>
          <table:table-cell office:value-type="float" office:value="1.051631" calcext:value-type="float">
            <text:p>1.051631</text:p>
          </table:table-cell>
          <table:table-cell office:value-type="float" office:value="12.632781" calcext:value-type="float">
            <text:p>12.632781</text:p>
          </table:table-cell>
          <table:table-cell office:value-type="float" office:value="7.576763" calcext:value-type="float">
            <text:p>7.576763</text:p>
          </table:table-cell>
          <table:table-cell office:value-type="float" office:value="5.296314" calcext:value-type="float">
            <text:p>5.296314</text:p>
          </table:table-cell>
          <table:table-cell office:value-type="float" office:value="3.638023" calcext:value-type="float">
            <text:p>3.638023</text:p>
          </table:table-cell>
          <table:table-cell office:value-type="float" office:value="7.579707" calcext:value-type="float">
            <text:p>7.579707</text:p>
          </table:table-cell>
          <table:table-cell office:value-type="float" office:value="5.346771" calcext:value-type="float">
            <text:p>5.346771</text:p>
          </table:table-cell>
          <table:table-cell office:value-type="float" office:value="3.542727" calcext:value-type="float">
            <text:p>3.542727</text:p>
          </table:table-cell>
          <table:table-cell office:value-type="float" office:value="5.566366" calcext:value-type="float">
            <text:p>5.566366</text:p>
          </table:table-cell>
          <table:table-cell office:value-type="float" office:value="7.614695" calcext:value-type="float">
            <text:p>7.614695</text:p>
          </table:table-cell>
          <table:table-cell office:value-type="float" office:value="15.114425" calcext:value-type="float">
            <text:p>15.114425</text:p>
          </table:table-cell>
        </table:table-row>
        <table:table-row table:style-name="ro1">
          <table:table-cell office:value-type="float" office:value="7.118435" calcext:value-type="float">
            <text:p>7.118435</text:p>
          </table:table-cell>
          <table:table-cell office:value-type="float" office:value="7.167051" calcext:value-type="float">
            <text:p>7.167051</text:p>
          </table:table-cell>
          <table:table-cell office:value-type="float" office:value="12.21444" calcext:value-type="float">
            <text:p>12.21444</text:p>
          </table:table-cell>
          <table:table-cell office:value-type="float" office:value="8.507556" calcext:value-type="float">
            <text:p>8.507556</text:p>
          </table:table-cell>
          <table:table-cell office:value-type="float" office:value="5.883613" calcext:value-type="float">
            <text:p>5.883613</text:p>
          </table:table-cell>
          <table:table-cell office:value-type="float" office:value="7.120938" calcext:value-type="float">
            <text:p>7.120938</text:p>
          </table:table-cell>
          <table:table-cell office:value-type="float" office:value="5.263897" calcext:value-type="float">
            <text:p>5.263897</text:p>
          </table:table-cell>
          <table:table-cell office:value-type="float" office:value="4.80771" calcext:value-type="float">
            <text:p>4.80771</text:p>
          </table:table-cell>
          <table:table-cell office:value-type="float" office:value="3.448443" calcext:value-type="float">
            <text:p>3.448443</text:p>
          </table:table-cell>
          <table:table-cell office:value-type="float" office:value="0.2216" calcext:value-type="float">
            <text:p>0.2216</text:p>
          </table:table-cell>
          <table:table-cell office:value-type="float" office:value="12.197259" calcext:value-type="float">
            <text:p>12.197259</text:p>
          </table:table-cell>
          <table:table-cell office:value-type="float" office:value="7.127557" calcext:value-type="float">
            <text:p>7.127557</text:p>
          </table:table-cell>
          <table:table-cell office:value-type="float" office:value="4.802316" calcext:value-type="float">
            <text:p>4.802316</text:p>
          </table:table-cell>
          <table:table-cell office:value-type="float" office:value="4.135927" calcext:value-type="float">
            <text:p>4.135927</text:p>
          </table:table-cell>
          <table:table-cell office:value-type="float" office:value="7.113058" calcext:value-type="float">
            <text:p>7.113058</text:p>
          </table:table-cell>
          <table:table-cell office:value-type="float" office:value="7.162195" calcext:value-type="float">
            <text:p>7.162195</text:p>
          </table:table-cell>
          <table:table-cell office:value-type="float" office:value="4.273101" calcext:value-type="float">
            <text:p>4.273101</text:p>
          </table:table-cell>
          <table:table-cell office:value-type="float" office:value="6.23436" calcext:value-type="float">
            <text:p>6.23436</text:p>
          </table:table-cell>
          <table:table-cell office:value-type="float" office:value="7.141445" calcext:value-type="float">
            <text:p>7.141445</text:p>
          </table:table-cell>
          <table:table-cell office:value-type="float" office:value="14.744302" calcext:value-type="float">
            <text:p>14.744302</text:p>
          </table:table-cell>
        </table:table-row>
        <table:table-row table:style-name="ro1">
          <table:table-cell office:value-type="float" office:value="6.666869" calcext:value-type="float">
            <text:p>6.666869</text:p>
          </table:table-cell>
          <table:table-cell office:value-type="float" office:value="6.719425" calcext:value-type="float">
            <text:p>6.719425</text:p>
          </table:table-cell>
          <table:table-cell office:value-type="float" office:value="11.737345" calcext:value-type="float">
            <text:p>11.737345</text:p>
          </table:table-cell>
          <table:table-cell office:value-type="float" office:value="8.042106" calcext:value-type="float">
            <text:p>8.042106</text:p>
          </table:table-cell>
          <table:table-cell office:value-type="float" office:value="5.925787" calcext:value-type="float">
            <text:p>5.925787</text:p>
          </table:table-cell>
          <table:table-cell office:value-type="float" office:value="6.65351" calcext:value-type="float">
            <text:p>6.65351</text:p>
          </table:table-cell>
          <table:table-cell office:value-type="float" office:value="5.42002" calcext:value-type="float">
            <text:p>5.42002</text:p>
          </table:table-cell>
          <table:table-cell office:value-type="float" office:value="4.193381" calcext:value-type="float">
            <text:p>4.193381</text:p>
          </table:table-cell>
          <table:table-cell office:value-type="float" office:value="3.002981" calcext:value-type="float">
            <text:p>3.002981</text:p>
          </table:table-cell>
          <table:table-cell office:value-type="float" office:value="0.225252" calcext:value-type="float">
            <text:p>0.225252</text:p>
          </table:table-cell>
          <table:table-cell office:value-type="float" office:value="11.719499" calcext:value-type="float">
            <text:p>11.719499</text:p>
          </table:table-cell>
          <table:table-cell office:value-type="float" office:value="6.644559" calcext:value-type="float">
            <text:p>6.644559</text:p>
          </table:table-cell>
          <table:table-cell office:value-type="float" office:value="4.382994" calcext:value-type="float">
            <text:p>4.382994</text:p>
          </table:table-cell>
          <table:table-cell office:value-type="float" office:value="2.915026" calcext:value-type="float">
            <text:p>2.915026</text:p>
          </table:table-cell>
          <table:table-cell office:value-type="float" office:value="6.688338" calcext:value-type="float">
            <text:p>6.688338</text:p>
          </table:table-cell>
          <table:table-cell office:value-type="float" office:value="6.660479" calcext:value-type="float">
            <text:p>6.660479</text:p>
          </table:table-cell>
          <table:table-cell office:value-type="float" office:value="5.022588" calcext:value-type="float">
            <text:p>5.022588</text:p>
          </table:table-cell>
          <table:table-cell office:value-type="float" office:value="5.436257" calcext:value-type="float">
            <text:p>5.436257</text:p>
          </table:table-cell>
          <table:table-cell office:value-type="float" office:value="6.720323" calcext:value-type="float">
            <text:p>6.720323</text:p>
          </table:table-cell>
          <table:table-cell office:value-type="float" office:value="14.065057" calcext:value-type="float">
            <text:p>14.065057</text:p>
          </table:table-cell>
        </table:table-row>
        <table:table-row table:style-name="ro1">
          <table:table-cell office:value-type="float" office:value="6.189564" calcext:value-type="float">
            <text:p>6.189564</text:p>
          </table:table-cell>
          <table:table-cell office:value-type="float" office:value="6.189482" calcext:value-type="float">
            <text:p>6.189482</text:p>
          </table:table-cell>
          <table:table-cell office:value-type="float" office:value="11.287381" calcext:value-type="float">
            <text:p>11.287381</text:p>
          </table:table-cell>
          <table:table-cell office:value-type="float" office:value="7.573361" calcext:value-type="float">
            <text:p>7.573361</text:p>
          </table:table-cell>
          <table:table-cell office:value-type="float" office:value="9.865945" calcext:value-type="float">
            <text:p>9.865945</text:p>
          </table:table-cell>
          <table:table-cell office:value-type="float" office:value="6.2142" calcext:value-type="float">
            <text:p>6.2142</text:p>
          </table:table-cell>
          <table:table-cell office:value-type="float" office:value="4.019198" calcext:value-type="float">
            <text:p>4.019198</text:p>
          </table:table-cell>
          <table:table-cell office:value-type="float" office:value="4.853632" calcext:value-type="float">
            <text:p>4.853632</text:p>
          </table:table-cell>
          <table:table-cell office:value-type="float" office:value="2.54487" calcext:value-type="float">
            <text:p>2.54487</text:p>
          </table:table-cell>
          <table:table-cell office:value-type="float" office:value="0.26858" calcext:value-type="float">
            <text:p>0.26858</text:p>
          </table:table-cell>
          <table:table-cell office:value-type="float" office:value="11.2662" calcext:value-type="float">
            <text:p>11.2662</text:p>
          </table:table-cell>
          <table:table-cell office:value-type="float" office:value="6.222524" calcext:value-type="float">
            <text:p>6.222524</text:p>
          </table:table-cell>
          <table:table-cell office:value-type="float" office:value="3.917945" calcext:value-type="float">
            <text:p>3.917945</text:p>
          </table:table-cell>
          <table:table-cell office:value-type="float" office:value="3.609684" calcext:value-type="float">
            <text:p>3.609684</text:p>
          </table:table-cell>
          <table:table-cell office:value-type="float" office:value="6.200027" calcext:value-type="float">
            <text:p>6.200027</text:p>
          </table:table-cell>
          <table:table-cell office:value-type="float" office:value="6.209015" calcext:value-type="float">
            <text:p>6.209015</text:p>
          </table:table-cell>
          <table:table-cell office:value-type="float" office:value="7.631202" calcext:value-type="float">
            <text:p>7.631202</text:p>
          </table:table-cell>
          <table:table-cell office:value-type="float" office:value="4.45255" calcext:value-type="float">
            <text:p>4.45255</text:p>
          </table:table-cell>
          <table:table-cell office:value-type="float" office:value="6.230995" calcext:value-type="float">
            <text:p>6.230995</text:p>
          </table:table-cell>
          <table:table-cell office:value-type="float" office:value="13.526179" calcext:value-type="float">
            <text:p>13.526179</text:p>
          </table:table-cell>
        </table:table-row>
        <table:table-row table:style-name="ro1">
          <table:table-cell office:value-type="float" office:value="5.734341" calcext:value-type="float">
            <text:p>5.734341</text:p>
          </table:table-cell>
          <table:table-cell office:value-type="float" office:value="5.748227" calcext:value-type="float">
            <text:p>5.748227</text:p>
          </table:table-cell>
          <table:table-cell office:value-type="float" office:value="10.814354" calcext:value-type="float">
            <text:p>10.814354</text:p>
          </table:table-cell>
          <table:table-cell office:value-type="float" office:value="7.153024" calcext:value-type="float">
            <text:p>7.153024</text:p>
          </table:table-cell>
          <table:table-cell office:value-type="float" office:value="9.395275" calcext:value-type="float">
            <text:p>9.395275</text:p>
          </table:table-cell>
          <table:table-cell office:value-type="float" office:value="5.75575" calcext:value-type="float">
            <text:p>5.75575</text:p>
          </table:table-cell>
          <table:table-cell office:value-type="float" office:value="3.502316" calcext:value-type="float">
            <text:p>3.502316</text:p>
          </table:table-cell>
          <table:table-cell office:value-type="float" office:value="7.179794" calcext:value-type="float">
            <text:p>7.179794</text:p>
          </table:table-cell>
          <table:table-cell office:value-type="float" office:value="2.087836" calcext:value-type="float">
            <text:p>2.087836</text:p>
          </table:table-cell>
          <table:table-cell office:value-type="float" office:value="9.413956" calcext:value-type="float">
            <text:p>9.413956</text:p>
          </table:table-cell>
          <table:table-cell office:value-type="float" office:value="10.805914" calcext:value-type="float">
            <text:p>10.805914</text:p>
          </table:table-cell>
          <table:table-cell office:value-type="float" office:value="5.749609" calcext:value-type="float">
            <text:p>5.749609</text:p>
          </table:table-cell>
          <table:table-cell office:value-type="float" office:value="3.460801" calcext:value-type="float">
            <text:p>3.460801</text:p>
          </table:table-cell>
          <table:table-cell office:value-type="float" office:value="2.661919" calcext:value-type="float">
            <text:p>2.661919</text:p>
          </table:table-cell>
          <table:table-cell office:value-type="float" office:value="5.732238" calcext:value-type="float">
            <text:p>5.732238</text:p>
          </table:table-cell>
          <table:table-cell office:value-type="float" office:value="5.757088" calcext:value-type="float">
            <text:p>5.757088</text:p>
          </table:table-cell>
          <table:table-cell office:value-type="float" office:value="7.149417" calcext:value-type="float">
            <text:p>7.149417</text:p>
          </table:table-cell>
          <table:table-cell office:value-type="float" office:value="4.721614" calcext:value-type="float">
            <text:p>4.721614</text:p>
          </table:table-cell>
          <table:table-cell office:value-type="float" office:value="5.774742" calcext:value-type="float">
            <text:p>5.774742</text:p>
          </table:table-cell>
          <table:table-cell office:value-type="float" office:value="13.06782" calcext:value-type="float">
            <text:p>13.06782</text:p>
          </table:table-cell>
        </table:table-row>
        <table:table-row table:style-name="ro1">
          <table:table-cell office:value-type="float" office:value="5.277208" calcext:value-type="float">
            <text:p>5.277208</text:p>
          </table:table-cell>
          <table:table-cell office:value-type="float" office:value="5.276526" calcext:value-type="float">
            <text:p>5.276526</text:p>
          </table:table-cell>
          <table:table-cell office:value-type="float" office:value="10.370794" calcext:value-type="float">
            <text:p>10.370794</text:p>
          </table:table-cell>
          <table:table-cell office:value-type="float" office:value="6.70464" calcext:value-type="float">
            <text:p>6.70464</text:p>
          </table:table-cell>
          <table:table-cell office:value-type="float" office:value="8.955777" calcext:value-type="float">
            <text:p>8.955777</text:p>
          </table:table-cell>
          <table:table-cell office:value-type="float" office:value="5.286409" calcext:value-type="float">
            <text:p>5.286409</text:p>
          </table:table-cell>
          <table:table-cell office:value-type="float" office:value="2.65665" calcext:value-type="float">
            <text:p>2.65665</text:p>
          </table:table-cell>
          <table:table-cell office:value-type="float" office:value="6.714251" calcext:value-type="float">
            <text:p>6.714251</text:p>
          </table:table-cell>
          <table:table-cell office:value-type="float" office:value="1.625956" calcext:value-type="float">
            <text:p>1.625956</text:p>
          </table:table-cell>
          <table:table-cell office:value-type="float" office:value="8.934648" calcext:value-type="float">
            <text:p>8.934648</text:p>
          </table:table-cell>
          <table:table-cell office:value-type="float" office:value="10.349485" calcext:value-type="float">
            <text:p>10.349485</text:p>
          </table:table-cell>
          <table:table-cell office:value-type="float" office:value="5.274328" calcext:value-type="float">
            <text:p>5.274328</text:p>
          </table:table-cell>
          <table:table-cell office:value-type="float" office:value="3.011932" calcext:value-type="float">
            <text:p>3.011932</text:p>
          </table:table-cell>
          <table:table-cell office:value-type="float" office:value="3.135161" calcext:value-type="float">
            <text:p>3.135161</text:p>
          </table:table-cell>
          <table:table-cell office:value-type="float" office:value="5.280451" calcext:value-type="float">
            <text:p>5.280451</text:p>
          </table:table-cell>
          <table:table-cell office:value-type="float" office:value="5.325309" calcext:value-type="float">
            <text:p>5.325309</text:p>
          </table:table-cell>
          <table:table-cell office:value-type="float" office:value="6.711545" calcext:value-type="float">
            <text:p>6.711545</text:p>
          </table:table-cell>
          <table:table-cell office:value-type="float" office:value="5.069506" calcext:value-type="float">
            <text:p>5.069506</text:p>
          </table:table-cell>
          <table:table-cell office:value-type="float" office:value="5.32438" calcext:value-type="float">
            <text:p>5.32438</text:p>
          </table:table-cell>
          <table:table-cell office:value-type="float" office:value="12.76051" calcext:value-type="float">
            <text:p>12.76051</text:p>
          </table:table-cell>
        </table:table-row>
        <table:table-row table:style-name="ro1">
          <table:table-cell office:value-type="float" office:value="4.832149" calcext:value-type="float">
            <text:p>4.832149</text:p>
          </table:table-cell>
          <table:table-cell office:value-type="float" office:value="4.803458" calcext:value-type="float">
            <text:p>4.803458</text:p>
          </table:table-cell>
          <table:table-cell office:value-type="float" office:value="9.909193" calcext:value-type="float">
            <text:p>9.909193</text:p>
          </table:table-cell>
          <table:table-cell office:value-type="float" office:value="6.305628" calcext:value-type="float">
            <text:p>6.305628</text:p>
          </table:table-cell>
          <table:table-cell office:value-type="float" office:value="8.475828" calcext:value-type="float">
            <text:p>8.475828</text:p>
          </table:table-cell>
          <table:table-cell office:value-type="float" office:value="4.827135" calcext:value-type="float">
            <text:p>4.827135</text:p>
          </table:table-cell>
          <table:table-cell office:value-type="float" office:value="2.819513" calcext:value-type="float">
            <text:p>2.819513</text:p>
          </table:table-cell>
          <table:table-cell office:value-type="float" office:value="6.241865" calcext:value-type="float">
            <text:p>6.241865</text:p>
          </table:table-cell>
          <table:table-cell office:value-type="float" office:value="1.152979" calcext:value-type="float">
            <text:p>1.152979</text:p>
          </table:table-cell>
          <table:table-cell office:value-type="float" office:value="8.46163" calcext:value-type="float">
            <text:p>8.46163</text:p>
          </table:table-cell>
          <table:table-cell office:value-type="float" office:value="9.887393" calcext:value-type="float">
            <text:p>9.887393</text:p>
          </table:table-cell>
          <table:table-cell office:value-type="float" office:value="4.832758" calcext:value-type="float">
            <text:p>4.832758</text:p>
          </table:table-cell>
          <table:table-cell office:value-type="float" office:value="2.548773" calcext:value-type="float">
            <text:p>2.548773</text:p>
          </table:table-cell>
          <table:table-cell office:value-type="float" office:value="2.545098" calcext:value-type="float">
            <text:p>2.545098</text:p>
          </table:table-cell>
          <table:table-cell office:value-type="float" office:value="4.833639" calcext:value-type="float">
            <text:p>4.833639</text:p>
          </table:table-cell>
          <table:table-cell office:value-type="float" office:value="4.879372" calcext:value-type="float">
            <text:p>4.879372</text:p>
          </table:table-cell>
          <table:table-cell office:value-type="float" office:value="6.216123" calcext:value-type="float">
            <text:p>6.216123</text:p>
          </table:table-cell>
          <table:table-cell office:value-type="float" office:value="3.664074" calcext:value-type="float">
            <text:p>3.664074</text:p>
          </table:table-cell>
          <table:table-cell office:value-type="float" office:value="4.882227" calcext:value-type="float">
            <text:p>4.882227</text:p>
          </table:table-cell>
          <table:table-cell office:value-type="float" office:value="12.171262" calcext:value-type="float">
            <text:p>12.171262</text:p>
          </table:table-cell>
        </table:table-row>
        <table:table-row table:style-name="ro1">
          <table:table-cell office:value-type="float" office:value="4.353332" calcext:value-type="float">
            <text:p>4.353332</text:p>
          </table:table-cell>
          <table:table-cell office:value-type="float" office:value="4.402008" calcext:value-type="float">
            <text:p>4.402008</text:p>
          </table:table-cell>
          <table:table-cell office:value-type="float" office:value="9.46097" calcext:value-type="float">
            <text:p>9.46097</text:p>
          </table:table-cell>
          <table:table-cell office:value-type="float" office:value="5.777642" calcext:value-type="float">
            <text:p>5.777642</text:p>
          </table:table-cell>
          <table:table-cell office:value-type="float" office:value="8.018319" calcext:value-type="float">
            <text:p>8.018319</text:p>
          </table:table-cell>
          <table:table-cell office:value-type="float" office:value="4.35863" calcext:value-type="float">
            <text:p>4.35863</text:p>
          </table:table-cell>
          <table:table-cell office:value-type="float" office:value="3.814872" calcext:value-type="float">
            <text:p>3.814872</text:p>
          </table:table-cell>
          <table:table-cell office:value-type="float" office:value="5.7951" calcext:value-type="float">
            <text:p>5.7951</text:p>
          </table:table-cell>
          <table:table-cell office:value-type="float" office:value="0.683345" calcext:value-type="float">
            <text:p>0.683345</text:p>
          </table:table-cell>
          <table:table-cell office:value-type="float" office:value="8.003877" calcext:value-type="float">
            <text:p>8.003877</text:p>
          </table:table-cell>
          <table:table-cell office:value-type="float" office:value="9.432643" calcext:value-type="float">
            <text:p>9.432643</text:p>
          </table:table-cell>
          <table:table-cell office:value-type="float" office:value="4.384543" calcext:value-type="float">
            <text:p>4.384543</text:p>
          </table:table-cell>
          <table:table-cell office:value-type="float" office:value="2.093887" calcext:value-type="float">
            <text:p>2.093887</text:p>
          </table:table-cell>
          <table:table-cell office:value-type="float" office:value="2.087574" calcext:value-type="float">
            <text:p>2.087574</text:p>
          </table:table-cell>
          <table:table-cell office:value-type="float" office:value="4.366688" calcext:value-type="float">
            <text:p>4.366688</text:p>
          </table:table-cell>
          <table:table-cell office:value-type="float" office:value="4.396565" calcext:value-type="float">
            <text:p>4.396565</text:p>
          </table:table-cell>
          <table:table-cell office:value-type="float" office:value="5.770366" calcext:value-type="float">
            <text:p>5.770366</text:p>
          </table:table-cell>
          <table:table-cell office:value-type="float" office:value="4.43431" calcext:value-type="float">
            <text:p>4.43431</text:p>
          </table:table-cell>
          <table:table-cell office:value-type="float" office:value="4.414063" calcext:value-type="float">
            <text:p>4.414063</text:p>
          </table:table-cell>
          <table:table-cell office:value-type="float" office:value="11.691631" calcext:value-type="float">
            <text:p>11.691631</text:p>
          </table:table-cell>
        </table:table-row>
        <table:table-row table:style-name="ro1">
          <table:table-cell office:value-type="float" office:value="3.921924" calcext:value-type="float">
            <text:p>3.921924</text:p>
          </table:table-cell>
          <table:table-cell office:value-type="float" office:value="3.943917" calcext:value-type="float">
            <text:p>3.943917</text:p>
          </table:table-cell>
          <table:table-cell office:value-type="float" office:value="9.076385" calcext:value-type="float">
            <text:p>9.076385</text:p>
          </table:table-cell>
          <table:table-cell office:value-type="float" office:value="5.303775" calcext:value-type="float">
            <text:p>5.303775</text:p>
          </table:table-cell>
          <table:table-cell office:value-type="float" office:value="7.569337" calcext:value-type="float">
            <text:p>7.569337</text:p>
          </table:table-cell>
          <table:table-cell office:value-type="float" office:value="3.91472" calcext:value-type="float">
            <text:p>3.91472</text:p>
          </table:table-cell>
          <table:table-cell office:value-type="float" office:value="4.67918" calcext:value-type="float">
            <text:p>4.67918</text:p>
          </table:table-cell>
          <table:table-cell office:value-type="float" office:value="5.338736" calcext:value-type="float">
            <text:p>5.338736</text:p>
          </table:table-cell>
          <table:table-cell office:value-type="float" office:value="0.000447" calcext:value-type="float">
            <text:p>0.000447</text:p>
          </table:table-cell>
          <table:table-cell office:value-type="float" office:value="7.559806" calcext:value-type="float">
            <text:p>7.559806</text:p>
          </table:table-cell>
          <table:table-cell office:value-type="float" office:value="8.960541" calcext:value-type="float">
            <text:p>8.960541</text:p>
          </table:table-cell>
          <table:table-cell office:value-type="float" office:value="3.884223" calcext:value-type="float">
            <text:p>3.884223</text:p>
          </table:table-cell>
          <table:table-cell office:value-type="float" office:value="1.620601" calcext:value-type="float">
            <text:p>1.620601</text:p>
          </table:table-cell>
          <table:table-cell office:value-type="float" office:value="1.657371" calcext:value-type="float">
            <text:p>1.657371</text:p>
          </table:table-cell>
          <table:table-cell office:value-type="float" office:value="3.916577" calcext:value-type="float">
            <text:p>3.916577</text:p>
          </table:table-cell>
          <table:table-cell office:value-type="float" office:value="3.954775" calcext:value-type="float">
            <text:p>3.954775</text:p>
          </table:table-cell>
          <table:table-cell office:value-type="float" office:value="5.328312" calcext:value-type="float">
            <text:p>5.328312</text:p>
          </table:table-cell>
          <table:table-cell office:value-type="float" office:value="5.324887" calcext:value-type="float">
            <text:p>5.324887</text:p>
          </table:table-cell>
          <table:table-cell office:value-type="float" office:value="3.983642" calcext:value-type="float">
            <text:p>3.983642</text:p>
          </table:table-cell>
          <table:table-cell office:value-type="float" office:value="11.234621" calcext:value-type="float">
            <text:p>11.234621</text:p>
          </table:table-cell>
        </table:table-row>
        <table:table-row table:style-name="ro1">
          <table:table-cell office:value-type="float" office:value="3.5096" calcext:value-type="float">
            <text:p>3.5096</text:p>
          </table:table-cell>
          <table:table-cell office:value-type="float" office:value="3.441872" calcext:value-type="float">
            <text:p>3.441872</text:p>
          </table:table-cell>
          <table:table-cell office:value-type="float" office:value="8.534902" calcext:value-type="float">
            <text:p>8.534902</text:p>
          </table:table-cell>
          <table:table-cell office:value-type="float" office:value="4.873758" calcext:value-type="float">
            <text:p>4.873758</text:p>
          </table:table-cell>
          <table:table-cell office:value-type="float" office:value="7.143903" calcext:value-type="float">
            <text:p>7.143903</text:p>
          </table:table-cell>
          <table:table-cell office:value-type="float" office:value="3.44149" calcext:value-type="float">
            <text:p>3.44149</text:p>
          </table:table-cell>
          <table:table-cell office:value-type="float" office:value="3.100604" calcext:value-type="float">
            <text:p>3.100604</text:p>
          </table:table-cell>
          <table:table-cell office:value-type="float" office:value="4.870067" calcext:value-type="float">
            <text:p>4.870067</text:p>
          </table:table-cell>
          <table:table-cell office:value-type="float" office:value="0" calcext:value-type="float">
            <text:p>0</text:p>
          </table:table-cell>
          <table:table-cell office:value-type="float" office:value="7.094862" calcext:value-type="float">
            <text:p>7.094862</text:p>
          </table:table-cell>
          <table:table-cell office:value-type="float" office:value="8.515546" calcext:value-type="float">
            <text:p>8.515546</text:p>
          </table:table-cell>
          <table:table-cell office:value-type="float" office:value="3.438431" calcext:value-type="float">
            <text:p>3.438431</text:p>
          </table:table-cell>
          <table:table-cell office:value-type="float" office:value="1.168566" calcext:value-type="float">
            <text:p>1.168566</text:p>
          </table:table-cell>
          <table:table-cell office:value-type="float" office:value="1.17381" calcext:value-type="float">
            <text:p>1.17381</text:p>
          </table:table-cell>
          <table:table-cell office:value-type="float" office:value="3.467003" calcext:value-type="float">
            <text:p>3.467003</text:p>
          </table:table-cell>
          <table:table-cell office:value-type="float" office:value="3.508747" calcext:value-type="float">
            <text:p>3.508747</text:p>
          </table:table-cell>
          <table:table-cell office:value-type="float" office:value="4.859895" calcext:value-type="float">
            <text:p>4.859895</text:p>
          </table:table-cell>
          <table:table-cell office:value-type="float" office:value="4.898684" calcext:value-type="float">
            <text:p>4.898684</text:p>
          </table:table-cell>
          <table:table-cell office:value-type="float" office:value="3.500502" calcext:value-type="float">
            <text:p>3.500502</text:p>
          </table:table-cell>
          <table:table-cell office:value-type="float" office:value="10.787754" calcext:value-type="float">
            <text:p>10.787754</text:p>
          </table:table-cell>
        </table:table-row>
        <table:table-row table:style-name="ro1">
          <table:table-cell office:value-type="float" office:value="3.063449" calcext:value-type="float">
            <text:p>3.063449</text:p>
          </table:table-cell>
          <table:table-cell office:value-type="float" office:value="2.999937" calcext:value-type="float">
            <text:p>2.999937</text:p>
          </table:table-cell>
          <table:table-cell office:value-type="float" office:value="8.082456" calcext:value-type="float">
            <text:p>8.082456</text:p>
          </table:table-cell>
          <table:table-cell office:value-type="float" office:value="4.400371" calcext:value-type="float">
            <text:p>4.400371</text:p>
          </table:table-cell>
          <table:table-cell office:value-type="float" office:value="6.699759" calcext:value-type="float">
            <text:p>6.699759</text:p>
          </table:table-cell>
          <table:table-cell office:value-type="float" office:value="2.985239" calcext:value-type="float">
            <text:p>2.985239</text:p>
          </table:table-cell>
          <table:table-cell office:value-type="float" office:value="3.569813" calcext:value-type="float">
            <text:p>3.569813</text:p>
          </table:table-cell>
          <table:table-cell office:value-type="float" office:value="4.404643" calcext:value-type="float">
            <text:p>4.404643</text:p>
          </table:table-cell>
          <table:table-cell office:value-type="float" office:value="0" calcext:value-type="float">
            <text:p>0</text:p>
          </table:table-cell>
          <table:table-cell office:value-type="float" office:value="6.63225" calcext:value-type="float">
            <text:p>6.63225</text:p>
          </table:table-cell>
          <table:table-cell office:value-type="float" office:value="8.039115" calcext:value-type="float">
            <text:p>8.039115</text:p>
          </table:table-cell>
          <table:table-cell office:value-type="float" office:value="2.994995" calcext:value-type="float">
            <text:p>2.994995</text:p>
          </table:table-cell>
          <table:table-cell office:value-type="float" office:value="0.68633" calcext:value-type="float">
            <text:p>0.68633</text:p>
          </table:table-cell>
          <table:table-cell office:value-type="float" office:value="0.688032" calcext:value-type="float">
            <text:p>0.688032</text:p>
          </table:table-cell>
          <table:table-cell office:value-type="float" office:value="3.012768" calcext:value-type="float">
            <text:p>3.012768</text:p>
          </table:table-cell>
          <table:table-cell office:value-type="float" office:value="3.028865" calcext:value-type="float">
            <text:p>3.028865</text:p>
          </table:table-cell>
          <table:table-cell office:value-type="float" office:value="4.410232" calcext:value-type="float">
            <text:p>4.410232</text:p>
          </table:table-cell>
          <table:table-cell office:value-type="float" office:value="4.425255" calcext:value-type="float">
            <text:p>4.425255</text:p>
          </table:table-cell>
          <table:table-cell office:value-type="float" office:value="3.08639" calcext:value-type="float">
            <text:p>3.08639</text:p>
          </table:table-cell>
          <table:table-cell office:value-type="float" office:value="10.309595" calcext:value-type="float">
            <text:p>10.309595</text:p>
          </table:table-cell>
        </table:table-row>
        <table:table-row table:style-name="ro1">
          <table:table-cell office:value-type="float" office:value="2.5027" calcext:value-type="float">
            <text:p>2.5027</text:p>
          </table:table-cell>
          <table:table-cell office:value-type="float" office:value="2.518169" calcext:value-type="float">
            <text:p>2.518169</text:p>
          </table:table-cell>
          <table:table-cell office:value-type="float" office:value="7.618725" calcext:value-type="float">
            <text:p>7.618725</text:p>
          </table:table-cell>
          <table:table-cell office:value-type="float" office:value="3.934216" calcext:value-type="float">
            <text:p>3.934216</text:p>
          </table:table-cell>
          <table:table-cell office:value-type="float" office:value="6.240375" calcext:value-type="float">
            <text:p>6.240375</text:p>
          </table:table-cell>
          <table:table-cell office:value-type="float" office:value="2.525505" calcext:value-type="float">
            <text:p>2.525505</text:p>
          </table:table-cell>
          <table:table-cell office:value-type="float" office:value="2.633043" calcext:value-type="float">
            <text:p>2.633043</text:p>
          </table:table-cell>
          <table:table-cell office:value-type="float" office:value="3.939428" calcext:value-type="float">
            <text:p>3.939428</text:p>
          </table:table-cell>
          <table:table-cell office:value-type="float" office:value="0" calcext:value-type="float">
            <text:p>0</text:p>
          </table:table-cell>
          <table:table-cell office:value-type="float" office:value="6.199455" calcext:value-type="float">
            <text:p>6.199455</text:p>
          </table:table-cell>
          <table:table-cell office:value-type="float" office:value="7.589525" calcext:value-type="float">
            <text:p>7.589525</text:p>
          </table:table-cell>
          <table:table-cell office:value-type="float" office:value="2.523179" calcext:value-type="float">
            <text:p>2.523179</text:p>
          </table:table-cell>
          <table:table-cell office:value-type="float" office:value="0.000653" calcext:value-type="float">
            <text:p>0.000653</text:p>
          </table:table-cell>
          <table:table-cell office:value-type="float" office:value="0.000707" calcext:value-type="float">
            <text:p>0.000707</text:p>
          </table:table-cell>
          <table:table-cell office:value-type="float" office:value="2.546954" calcext:value-type="float">
            <text:p>2.546954</text:p>
          </table:table-cell>
          <table:table-cell office:value-type="float" office:value="2.557124" calcext:value-type="float">
            <text:p>2.557124</text:p>
          </table:table-cell>
          <table:table-cell office:value-type="float" office:value="3.924701" calcext:value-type="float">
            <text:p>3.924701</text:p>
          </table:table-cell>
          <table:table-cell office:value-type="float" office:value="3.9596" calcext:value-type="float">
            <text:p>3.9596</text:p>
          </table:table-cell>
          <table:table-cell office:value-type="float" office:value="2.602517" calcext:value-type="float">
            <text:p>2.602517</text:p>
          </table:table-cell>
          <table:table-cell office:value-type="float" office:value="9.880748" calcext:value-type="float">
            <text:p>9.880748</text:p>
          </table:table-cell>
        </table:table-row>
        <table:table-row table:style-name="ro1">
          <table:table-cell office:value-type="float" office:value="2.045972" calcext:value-type="float">
            <text:p>2.045972</text:p>
          </table:table-cell>
          <table:table-cell office:value-type="float" office:value="2.08632" calcext:value-type="float">
            <text:p>2.08632</text:p>
          </table:table-cell>
          <table:table-cell office:value-type="float" office:value="7.151422" calcext:value-type="float">
            <text:p>7.151422</text:p>
          </table:table-cell>
          <table:table-cell office:value-type="float" office:value="3.503164" calcext:value-type="float">
            <text:p>3.503164</text:p>
          </table:table-cell>
          <table:table-cell office:value-type="float" office:value="5.738679" calcext:value-type="float">
            <text:p>5.738679</text:p>
          </table:table-cell>
          <table:table-cell office:value-type="float" office:value="2.064973" calcext:value-type="float">
            <text:p>2.064973</text:p>
          </table:table-cell>
          <table:table-cell office:value-type="float" office:value="2.369013" calcext:value-type="float">
            <text:p>2.369013</text:p>
          </table:table-cell>
          <table:table-cell office:value-type="float" office:value="3.485131" calcext:value-type="float">
            <text:p>3.485131</text:p>
          </table:table-cell>
          <table:table-cell office:value-type="float" office:value="0" calcext:value-type="float">
            <text:p>0</text:p>
          </table:table-cell>
          <table:table-cell office:value-type="float" office:value="5.75583" calcext:value-type="float">
            <text:p>5.75583</text:p>
          </table:table-cell>
          <table:table-cell office:value-type="float" office:value="7.096516" calcext:value-type="float">
            <text:p>7.096516</text:p>
          </table:table-cell>
          <table:table-cell office:value-type="float" office:value="2.130991" calcext:value-type="float">
            <text:p>2.130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2512" calcext:value-type="float">
            <text:p>2.122512</text:p>
          </table:table-cell>
          <table:table-cell office:value-type="float" office:value="2.094074" calcext:value-type="float">
            <text:p>2.094074</text:p>
          </table:table-cell>
          <table:table-cell office:value-type="float" office:value="3.469529" calcext:value-type="float">
            <text:p>3.469529</text:p>
          </table:table-cell>
          <table:table-cell office:value-type="float" office:value="3.473293" calcext:value-type="float">
            <text:p>3.473293</text:p>
          </table:table-cell>
          <table:table-cell office:value-type="float" office:value="2.133596" calcext:value-type="float">
            <text:p>2.133596</text:p>
          </table:table-cell>
          <table:table-cell office:value-type="float" office:value="9.423913" calcext:value-type="float">
            <text:p>9.423913</text:p>
          </table:table-cell>
        </table:table-row>
        <table:table-row table:style-name="ro1">
          <table:table-cell office:value-type="float" office:value="1.576627" calcext:value-type="float">
            <text:p>1.576627</text:p>
          </table:table-cell>
          <table:table-cell office:value-type="float" office:value="1.636572" calcext:value-type="float">
            <text:p>1.636572</text:p>
          </table:table-cell>
          <table:table-cell office:value-type="float" office:value="6.688607" calcext:value-type="float">
            <text:p>6.688607</text:p>
          </table:table-cell>
          <table:table-cell office:value-type="float" office:value="3.030127" calcext:value-type="float">
            <text:p>3.030127</text:p>
          </table:table-cell>
          <table:table-cell office:value-type="float" office:value="5.276802" calcext:value-type="float">
            <text:p>5.276802</text:p>
          </table:table-cell>
          <table:table-cell office:value-type="float" office:value="1.608952" calcext:value-type="float">
            <text:p>1.608952</text:p>
          </table:table-cell>
          <table:table-cell office:value-type="float" office:value="3.13744" calcext:value-type="float">
            <text:p>3.13744</text:p>
          </table:table-cell>
          <table:table-cell office:value-type="float" office:value="3.03677" calcext:value-type="float">
            <text:p>3.03677</text:p>
          </table:table-cell>
          <table:table-cell office:value-type="float" office:value="0" calcext:value-type="float">
            <text:p>0</text:p>
          </table:table-cell>
          <table:table-cell office:value-type="float" office:value="5.31591" calcext:value-type="float">
            <text:p>5.31591</text:p>
          </table:table-cell>
          <table:table-cell office:value-type="float" office:value="6.646317" calcext:value-type="float">
            <text:p>6.646317</text:p>
          </table:table-cell>
          <table:table-cell office:value-type="float" office:value="1.685119" calcext:value-type="float">
            <text:p>1.685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45094" calcext:value-type="float">
            <text:p>1.645094</text:p>
          </table:table-cell>
          <table:table-cell office:value-type="float" office:value="1.664534" calcext:value-type="float">
            <text:p>1.664534</text:p>
          </table:table-cell>
          <table:table-cell office:value-type="float" office:value="3.011841" calcext:value-type="float">
            <text:p>3.011841</text:p>
          </table:table-cell>
          <table:table-cell office:value-type="float" office:value="3.010611" calcext:value-type="float">
            <text:p>3.010611</text:p>
          </table:table-cell>
          <table:table-cell office:value-type="float" office:value="1.668677" calcext:value-type="float">
            <text:p>1.668677</text:p>
          </table:table-cell>
          <table:table-cell office:value-type="float" office:value="8.953843" calcext:value-type="float">
            <text:p>8.953843</text:p>
          </table:table-cell>
        </table:table-row>
        <table:table-row table:style-name="ro1">
          <table:table-cell office:value-type="float" office:value="1.12402" calcext:value-type="float">
            <text:p>1.12402</text:p>
          </table:table-cell>
          <table:table-cell office:value-type="float" office:value="1.162258" calcext:value-type="float">
            <text:p>1.162258</text:p>
          </table:table-cell>
          <table:table-cell office:value-type="float" office:value="6.241699" calcext:value-type="float">
            <text:p>6.241699</text:p>
          </table:table-cell>
          <table:table-cell office:value-type="float" office:value="2.554822" calcext:value-type="float">
            <text:p>2.554822</text:p>
          </table:table-cell>
          <table:table-cell office:value-type="float" office:value="4.818494" calcext:value-type="float">
            <text:p>4.818494</text:p>
          </table:table-cell>
          <table:table-cell office:value-type="float" office:value="1.150246" calcext:value-type="float">
            <text:p>1.150246</text:p>
          </table:table-cell>
          <table:table-cell office:value-type="float" office:value="3.026981" calcext:value-type="float">
            <text:p>3.026981</text:p>
          </table:table-cell>
          <table:table-cell office:value-type="float" office:value="2.540445" calcext:value-type="float">
            <text:p>2.540445</text:p>
          </table:table-cell>
          <table:table-cell office:value-type="float" office:value="0" calcext:value-type="float">
            <text:p>0</text:p>
          </table:table-cell>
          <table:table-cell office:value-type="float" office:value="4.83435" calcext:value-type="float">
            <text:p>4.83435</text:p>
          </table:table-cell>
          <table:table-cell office:value-type="float" office:value="6.155754" calcext:value-type="float">
            <text:p>6.155754</text:p>
          </table:table-cell>
          <table:table-cell office:value-type="float" office:value="1.231923" calcext:value-type="float">
            <text:p>1.231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0551" calcext:value-type="float">
            <text:p>1.190551</text:p>
          </table:table-cell>
          <table:table-cell office:value-type="float" office:value="1.214349" calcext:value-type="float">
            <text:p>1.214349</text:p>
          </table:table-cell>
          <table:table-cell office:value-type="float" office:value="2.556253" calcext:value-type="float">
            <text:p>2.556253</text:p>
          </table:table-cell>
          <table:table-cell office:value-type="float" office:value="2.546681" calcext:value-type="float">
            <text:p>2.546681</text:p>
          </table:table-cell>
          <table:table-cell office:value-type="float" office:value="1.180469" calcext:value-type="float">
            <text:p>1.180469</text:p>
          </table:table-cell>
          <table:table-cell office:value-type="float" office:value="8.556046" calcext:value-type="float">
            <text:p>8.556046</text:p>
          </table:table-cell>
        </table:table-row>
        <table:table-row table:style-name="ro1">
          <table:table-cell office:value-type="float" office:value="0.653992" calcext:value-type="float">
            <text:p>0.653992</text:p>
          </table:table-cell>
          <table:table-cell office:value-type="float" office:value="0.703046" calcext:value-type="float">
            <text:p>0.703046</text:p>
          </table:table-cell>
          <table:table-cell office:value-type="float" office:value="5.797907" calcext:value-type="float">
            <text:p>5.797907</text:p>
          </table:table-cell>
          <table:table-cell office:value-type="float" office:value="2.137508" calcext:value-type="float">
            <text:p>2.137508</text:p>
          </table:table-cell>
          <table:table-cell office:value-type="float" office:value="4.382807" calcext:value-type="float">
            <text:p>4.382807</text:p>
          </table:table-cell>
          <table:table-cell office:value-type="float" office:value="0.706581" calcext:value-type="float">
            <text:p>0.706581</text:p>
          </table:table-cell>
          <table:table-cell office:value-type="float" office:value="4.433044" calcext:value-type="float">
            <text:p>4.433044</text:p>
          </table:table-cell>
          <table:table-cell office:value-type="float" office:value="2.098655" calcext:value-type="float">
            <text:p>2.098655</text:p>
          </table:table-cell>
          <table:table-cell office:value-type="float" office:value="0" calcext:value-type="float">
            <text:p>0</text:p>
          </table:table-cell>
          <table:table-cell office:value-type="float" office:value="4.391078" calcext:value-type="float">
            <text:p>4.391078</text:p>
          </table:table-cell>
          <table:table-cell office:value-type="float" office:value="5.746298" calcext:value-type="float">
            <text:p>5.746298</text:p>
          </table:table-cell>
          <table:table-cell office:value-type="float" office:value="0.72193" calcext:value-type="float">
            <text:p>0.72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3107" calcext:value-type="float">
            <text:p>0.703107</text:p>
          </table:table-cell>
          <table:table-cell office:value-type="float" office:value="0.738086" calcext:value-type="float">
            <text:p>0.738086</text:p>
          </table:table-cell>
          <table:table-cell office:value-type="float" office:value="2.105158" calcext:value-type="float">
            <text:p>2.105158</text:p>
          </table:table-cell>
          <table:table-cell office:value-type="float" office:value="2.102377" calcext:value-type="float">
            <text:p>2.102377</text:p>
          </table:table-cell>
          <table:table-cell office:value-type="float" office:value="0.693427" calcext:value-type="float">
            <text:p>0.693427</text:p>
          </table:table-cell>
          <table:table-cell office:value-type="float" office:value="8.032174" calcext:value-type="float">
            <text:p>8.032174</text:p>
          </table:table-cell>
        </table:table-row>
        <table:table-row table:style-name="ro1">
          <table:table-cell office:value-type="float" office:value="0.000684" calcext:value-type="float">
            <text:p>0.000684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5.326024" calcext:value-type="float">
            <text:p>5.326024</text:p>
          </table:table-cell>
          <table:table-cell office:value-type="float" office:value="1.619094" calcext:value-type="float">
            <text:p>1.619094</text:p>
          </table:table-cell>
          <table:table-cell office:value-type="float" office:value="3.912402" calcext:value-type="float">
            <text:p>3.912402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3.966008" calcext:value-type="float">
            <text:p>3.966008</text:p>
          </table:table-cell>
          <table:table-cell office:value-type="float" office:value="1.638285" calcext:value-type="float">
            <text:p>1.638285</text:p>
          </table:table-cell>
          <table:table-cell office:value-type="float" office:value="0" calcext:value-type="float">
            <text:p>0</text:p>
          </table:table-cell>
          <table:table-cell office:value-type="float" office:value="3.914433" calcext:value-type="float">
            <text:p>3.914433</text:p>
          </table:table-cell>
          <table:table-cell office:value-type="float" office:value="5.277872" calcext:value-type="float">
            <text:p>5.277872</text:p>
          </table:table-cell>
          <table:table-cell office:value-type="float" office:value="0.000613" calcext:value-type="float">
            <text:p>0.000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0543" calcext:value-type="float">
            <text:p>0.000543</text:p>
          </table:table-cell>
          <table:table-cell office:value-type="float" office:value="1.629754" calcext:value-type="float">
            <text:p>1.629754</text:p>
          </table:table-cell>
          <table:table-cell office:value-type="float" office:value="1.655637" calcext:value-type="float">
            <text:p>1.655637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7.568761" calcext:value-type="float">
            <text:p>7.56876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.852867" calcext:value-type="float">
            <text:p>4.852867</text:p>
          </table:table-cell>
          <table:table-cell office:value-type="float" office:value="1.164954" calcext:value-type="float">
            <text:p>1.164954</text:p>
          </table:table-cell>
          <table:table-cell office:value-type="float" office:value="3.427254" calcext:value-type="float">
            <text:p>3.427254</text:p>
          </table:table-cell>
          <table:table-cell office:value-type="float" office:value="0" calcext:value-type="float">
            <text:p>0</text:p>
          </table:table-cell>
          <table:table-cell office:value-type="float" office:value="3.510266" calcext:value-type="float">
            <text:p>3.510266</text:p>
          </table:table-cell>
          <table:table-cell office:value-type="float" office:value="1.169592" calcext:value-type="float">
            <text:p>1.169592</text:p>
          </table:table-cell>
          <table:table-cell office:value-type="float" office:value="0" calcext:value-type="float">
            <text:p>0</text:p>
          </table:table-cell>
          <table:table-cell office:value-type="float" office:value="3.472347" calcext:value-type="float">
            <text:p>3.472347</text:p>
          </table:table-cell>
          <table:table-cell office:value-type="float" office:value="4.816396" calcext:value-type="float">
            <text:p>4.8163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191023" calcext:value-type="float">
            <text:p>1.191023</text:p>
          </table:table-cell>
          <table:table-cell office:value-type="float" office:value="1.211202" calcext:value-type="float">
            <text:p>1.211202</text:p>
          </table:table-cell>
          <table:table-cell office:value-type="float" office:value="0" calcext:value-type="float">
            <text:p>0</text:p>
          </table:table-cell>
          <table:table-cell office:value-type="float" office:value="7.214229" calcext:value-type="float">
            <text:p>7.2142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.400235" calcext:value-type="float">
            <text:p>4.400235</text:p>
          </table:table-cell>
          <table:table-cell office:value-type="float" office:value="0.682123" calcext:value-type="float">
            <text:p>0.682123</text:p>
          </table:table-cell>
          <table:table-cell office:value-type="float" office:value="2.971152" calcext:value-type="float">
            <text:p>2.971152</text:p>
          </table:table-cell>
          <table:table-cell office:value-type="float" office:value="0" calcext:value-type="float">
            <text:p>0</text:p>
          </table:table-cell>
          <table:table-cell office:value-type="float" office:value="3.023245" calcext:value-type="float">
            <text:p>3.023245</text:p>
          </table:table-cell>
          <table:table-cell office:value-type="float" office:value="0.688545" calcext:value-type="float">
            <text:p>0.688545</text:p>
          </table:table-cell>
          <table:table-cell office:value-type="float" office:value="0" calcext:value-type="float">
            <text:p>0</text:p>
          </table:table-cell>
          <table:table-cell office:value-type="float" office:value="3.005218" calcext:value-type="float">
            <text:p>3.005218</text:p>
          </table:table-cell>
          <table:table-cell office:value-type="float" office:value="4.37233" calcext:value-type="float">
            <text:p>4.372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45841" calcext:value-type="float">
            <text:p>0.745841</text:p>
          </table:table-cell>
          <table:table-cell office:value-type="float" office:value="0.731015" calcext:value-type="float">
            <text:p>0.731015</text:p>
          </table:table-cell>
          <table:table-cell office:value-type="float" office:value="0" calcext:value-type="float">
            <text:p>0</text:p>
          </table:table-cell>
          <table:table-cell office:value-type="float" office:value="6.680479" calcext:value-type="float">
            <text:p>6.68047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972958" calcext:value-type="float">
            <text:p>3.972958</text:p>
          </table:table-cell>
          <table:table-cell office:value-type="float" office:value="0.000721" calcext:value-type="float">
            <text:p>0.000721</text:p>
          </table:table-cell>
          <table:table-cell office:value-type="float" office:value="2.534898" calcext:value-type="float">
            <text:p>2.534898</text:p>
          </table:table-cell>
          <table:table-cell office:value-type="float" office:value="0" calcext:value-type="float">
            <text:p>0</text:p>
          </table:table-cell>
          <table:table-cell office:value-type="float" office:value="2.545196" calcext:value-type="float">
            <text:p>2.545196</text:p>
          </table:table-cell>
          <table:table-cell office:value-type="float" office:value="0.000827" calcext:value-type="float">
            <text:p>0.000827</text:p>
          </table:table-cell>
          <table:table-cell office:value-type="float" office:value="0" calcext:value-type="float">
            <text:p>0</text:p>
          </table:table-cell>
          <table:table-cell office:value-type="float" office:value="2.551418" calcext:value-type="float">
            <text:p>2.551418</text:p>
          </table:table-cell>
          <table:table-cell office:value-type="float" office:value="3.901215" calcext:value-type="float">
            <text:p>3.9012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576" calcext:value-type="float">
            <text:p>0.000576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" calcext:value-type="float">
            <text:p>0</text:p>
          </table:table-cell>
          <table:table-cell office:value-type="float" office:value="6.202519" calcext:value-type="float">
            <text:p>6.2025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451971" calcext:value-type="float">
            <text:p>3.451971</text:p>
          </table:table-cell>
          <table:table-cell office:value-type="float" office:value="0" calcext:value-type="float">
            <text:p>0</text:p>
          </table:table-cell>
          <table:table-cell office:value-type="float" office:value="2.077145" calcext:value-type="float">
            <text:p>2.077145</text:p>
          </table:table-cell>
          <table:table-cell office:value-type="float" office:value="0" calcext:value-type="float">
            <text:p>0</text:p>
          </table:table-cell>
          <table:table-cell office:value-type="float" office:value="2.067931" calcext:value-type="float">
            <text:p>2.067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6375" calcext:value-type="float">
            <text:p>2.126375</text:p>
          </table:table-cell>
          <table:table-cell office:value-type="float" office:value="3.449339" calcext:value-type="float">
            <text:p>3.4493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768482" calcext:value-type="float">
            <text:p>5.76848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.984297" calcext:value-type="float">
            <text:p>2.984297</text:p>
          </table:table-cell>
          <table:table-cell office:value-type="float" office:value="0" calcext:value-type="float">
            <text:p>0</text:p>
          </table:table-cell>
          <table:table-cell office:value-type="float" office:value="1.60411" calcext:value-type="float">
            <text:p>1.60411</text:p>
          </table:table-cell>
          <table:table-cell office:value-type="float" office:value="0" calcext:value-type="float">
            <text:p>0</text:p>
          </table:table-cell>
          <table:table-cell office:value-type="float" office:value="1.634555" calcext:value-type="float">
            <text:p>1.634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9111" calcext:value-type="float">
            <text:p>1.699111</text:p>
          </table:table-cell>
          <table:table-cell office:value-type="float" office:value="2.996317" calcext:value-type="float">
            <text:p>2.9963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321402" calcext:value-type="float">
            <text:p>5.3214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.529123" calcext:value-type="float">
            <text:p>2.529123</text:p>
          </table:table-cell>
          <table:table-cell office:value-type="float" office:value="0" calcext:value-type="float">
            <text:p>0</text:p>
          </table:table-cell>
          <table:table-cell office:value-type="float" office:value="1.158803" calcext:value-type="float">
            <text:p>1.158803</text:p>
          </table:table-cell>
          <table:table-cell office:value-type="float" office:value="0" calcext:value-type="float">
            <text:p>0</text:p>
          </table:table-cell>
          <table:table-cell office:value-type="float" office:value="1.191572" calcext:value-type="float">
            <text:p>1.191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8229" calcext:value-type="float">
            <text:p>1.218229</text:p>
          </table:table-cell>
          <table:table-cell office:value-type="float" office:value="2.533084" calcext:value-type="float">
            <text:p>2.5330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855714" calcext:value-type="float">
            <text:p>4.8557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.090508" calcext:value-type="float">
            <text:p>2.090508</text:p>
          </table:table-cell>
          <table:table-cell office:value-type="float" office:value="0" calcext:value-type="float">
            <text:p>0</text:p>
          </table:table-cell>
          <table:table-cell office:value-type="float" office:value="0.694399" calcext:value-type="float">
            <text:p>0.694399</text:p>
          </table:table-cell>
          <table:table-cell office:value-type="float" office:value="0" calcext:value-type="float">
            <text:p>0</text:p>
          </table:table-cell>
          <table:table-cell office:value-type="float" office:value="0.728403" calcext:value-type="float">
            <text:p>0.728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4102" calcext:value-type="float">
            <text:p>0.744102</text:p>
          </table:table-cell>
          <table:table-cell office:value-type="float" office:value="2.085623" calcext:value-type="float">
            <text:p>2.0856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418642" calcext:value-type="float">
            <text:p>4.41864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625678" calcext:value-type="float">
            <text:p>1.625678</text:p>
          </table:table-cell>
          <table:table-cell office:value-type="float" office:value="0" calcext:value-type="float">
            <text:p>0</text:p>
          </table:table-cell>
          <table:table-cell office:value-type="float" office:value="0.000791" calcext:value-type="float">
            <text:p>0.000791</text:p>
          </table:table-cell>
          <table:table-cell office:value-type="float" office:value="0" calcext:value-type="float">
            <text:p>0</text:p>
          </table:table-cell>
          <table:table-cell office:value-type="float" office:value="0.000702" calcext:value-type="float">
            <text:p>0.000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1.633059" calcext:value-type="float">
            <text:p>1.6330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94941" calcext:value-type="float">
            <text:p>3.9494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164411" calcext:value-type="float">
            <text:p>1.1644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177144" calcext:value-type="float">
            <text:p>1.1771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47852" calcext:value-type="float">
            <text:p>3.4785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90933" calcext:value-type="float">
            <text:p>0.6909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694113" calcext:value-type="float">
            <text:p>0.6941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044105" calcext:value-type="float">
            <text:p>3.04410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656" calcext:value-type="float">
            <text:p>0.0006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407" calcext:value-type="float">
            <text:p>0.0004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85766" calcext:value-type="float">
            <text:p>2.585766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2.142625" calcext:value-type="float">
            <text:p>2.142625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1.683425" calcext:value-type="float">
            <text:p>1.683425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1.206076" calcext:value-type="float">
            <text:p>1.206076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0.735442" calcext:value-type="float">
            <text:p>0.735442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0.000738" calcext:value-type="float">
            <text:p>0.000738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8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float" office:value="0.328887493269285" calcext:value-type="float">
            <text:p>0.3288874933</text:p>
          </table:table-cell>
          <table:table-cell office:value-type="float" office:value="0.291356968100596" calcext:value-type="float">
            <text:p>0.2913569681</text:p>
          </table:table-cell>
          <table:table-cell office:value-type="float" office:value="0.359929682360122" calcext:value-type="float">
            <text:p>0.3599296824</text:p>
          </table:table-cell>
          <table:table-cell office:value-type="float" office:value="0.274804455357172" calcext:value-type="float">
            <text:p>0.2748044554</text:p>
          </table:table-cell>
          <table:table-cell office:value-type="float" office:value="0.22416587993355" calcext:value-type="float">
            <text:p>0.2241658799</text:p>
          </table:table-cell>
          <table:table-cell office:value-type="float" office:value="0.337809226426582" calcext:value-type="float">
            <text:p>0.3378092264</text:p>
          </table:table-cell>
          <table:table-cell office:value-type="float" office:value="0.200618626298598" calcext:value-type="float">
            <text:p>0.2006186263</text:p>
          </table:table-cell>
          <table:table-cell office:value-type="float" office:value="0.341115846502152" calcext:value-type="float">
            <text:p>0.3411158465</text:p>
          </table:table-cell>
          <table:table-cell office:value-type="float" office:value="0.311976620990648" calcext:value-type="float">
            <text:p>0.311976621</text:p>
          </table:table-cell>
          <table:table-cell office:value-type="float" office:value="0.325608146380527" calcext:value-type="float">
            <text:p>0.3256081464</text:p>
          </table:table-cell>
          <table:table-cell office:value-type="float" office:value="0.322796561518849" calcext:value-type="float">
            <text:p>0.3227965615</text:p>
          </table:table-cell>
          <table:table-cell office:value-type="float" office:value="0.0906256593969218" calcext:value-type="float">
            <text:p>0.0906256594</text:p>
          </table:table-cell>
          <table:table-cell office:value-type="float" office:value="0.235234537111037" calcext:value-type="float">
            <text:p>0.2352345371</text:p>
          </table:table-cell>
          <table:table-cell office:value-type="float" office:value="0.217305868380289" calcext:value-type="float">
            <text:p>0.2173058684</text:p>
          </table:table-cell>
          <table:table-cell office:value-type="float" office:value="0.320410003112357" calcext:value-type="float">
            <text:p>0.3204100031</text:p>
          </table:table-cell>
          <table:table-cell office:value-type="float" office:value="0.335049705797373" calcext:value-type="float">
            <text:p>0.3350497058</text:p>
          </table:table-cell>
          <table:table-cell office:value-type="float" office:value="0.327576455598829" calcext:value-type="float">
            <text:p>0.3275764556</text:p>
          </table:table-cell>
          <table:table-cell office:value-type="float" office:value="0.35834229137771" calcext:value-type="float">
            <text:p>0.3583422914</text:p>
          </table:table-cell>
          <table:table-cell office:value-type="float" office:value="0.284683667091945" calcext:value-type="float">
            <text:p>0.2846836671</text:p>
          </table:table-cell>
          <table:table-cell office:value-type="float" office:value="0.329743342319646" calcext:value-type="float">
            <text:p>0.3297433423</text:p>
          </table:table-cell>
        </table:table-row>
        <table:table-row table:style-name="ro1">
          <table:table-cell office:value-type="float" office:value="0.239814030708751" calcext:value-type="float">
            <text:p>0.2398140307</text:p>
          </table:table-cell>
          <table:table-cell office:value-type="float" office:value="0.166662768847115" calcext:value-type="float">
            <text:p>0.1666627688</text:p>
          </table:table-cell>
          <table:table-cell office:value-type="float" office:value="0.344656650164794" calcext:value-type="float">
            <text:p>0.3446566502</text:p>
          </table:table-cell>
          <table:table-cell office:value-type="float" office:value="0.315182636289005" calcext:value-type="float">
            <text:p>0.3151826363</text:p>
          </table:table-cell>
          <table:table-cell office:value-type="float" office:value="0.327379627707243" calcext:value-type="float">
            <text:p>0.3273796277</text:p>
          </table:table-cell>
          <table:table-cell office:value-type="float" office:value="0.236772160088171" calcext:value-type="float">
            <text:p>0.2367721601</text:p>
          </table:table-cell>
          <table:table-cell office:value-type="float" office:value="0.336284079652079" calcext:value-type="float">
            <text:p>0.3362840797</text:p>
          </table:table-cell>
          <table:table-cell office:value-type="float" office:value="0.350354678845441" calcext:value-type="float">
            <text:p>0.3503546788</text:p>
          </table:table-cell>
          <table:table-cell office:value-type="float" office:value="0.349614606747021" calcext:value-type="float">
            <text:p>0.3496146067</text:p>
          </table:table-cell>
          <table:table-cell office:value-type="float" office:value="0.262995846648211" calcext:value-type="float">
            <text:p>0.2629958466</text:p>
          </table:table-cell>
          <table:table-cell office:value-type="float" office:value="0.365291690062798" calcext:value-type="float">
            <text:p>0.3652916901</text:p>
          </table:table-cell>
          <table:table-cell office:value-type="float" office:value="0.316275734326808" calcext:value-type="float">
            <text:p>0.3162757343</text:p>
          </table:table-cell>
          <table:table-cell office:value-type="float" office:value="0.334313741883586" calcext:value-type="float">
            <text:p>0.3343137419</text:p>
          </table:table-cell>
          <table:table-cell office:value-type="float" office:value="0.420053112234524" calcext:value-type="float">
            <text:p>0.4200531122</text:p>
          </table:table-cell>
          <table:table-cell office:value-type="float" office:value="0.228616893508273" calcext:value-type="float">
            <text:p>0.2286168935</text:p>
          </table:table-cell>
          <table:table-cell office:value-type="float" office:value="0.224223983084849" calcext:value-type="float">
            <text:p>0.2242239831</text:p>
          </table:table-cell>
          <table:table-cell office:value-type="float" office:value="0.238649492906856" calcext:value-type="float">
            <text:p>0.2386494929</text:p>
          </table:table-cell>
          <table:table-cell office:value-type="float" office:value="0.166163444635811" calcext:value-type="float">
            <text:p>0.1661634446</text:p>
          </table:table-cell>
          <table:table-cell office:value-type="float" office:value="0.350254339650385" calcext:value-type="float">
            <text:p>0.3502543397</text:p>
          </table:table-cell>
          <table:table-cell office:value-type="float" office:value="0.236136212862529" calcext:value-type="float">
            <text:p>0.2361362129</text:p>
          </table:table-cell>
        </table:table-row>
        <table:table-row table:style-name="ro1">
          <table:table-cell office:value-type="float" office:value="0.601865638708751" calcext:value-type="float">
            <text:p>0.6018656387</text:p>
          </table:table-cell>
          <table:table-cell office:value-type="float" office:value="0.483409040612251" calcext:value-type="float">
            <text:p>0.4834090406</text:p>
          </table:table-cell>
          <table:table-cell office:value-type="float" office:value="0.602192385734922" calcext:value-type="float">
            <text:p>0.6021923857</text:p>
          </table:table-cell>
          <table:table-cell office:value-type="float" office:value="0.645545161742984" calcext:value-type="float">
            <text:p>0.6455451617</text:p>
          </table:table-cell>
          <table:table-cell office:value-type="float" office:value="0.595654390070086" calcext:value-type="float">
            <text:p>0.5956543901</text:p>
          </table:table-cell>
          <table:table-cell office:value-type="float" office:value="0.317572102043032" calcext:value-type="float">
            <text:p>0.317572102</text:p>
          </table:table-cell>
          <table:table-cell office:value-type="float" office:value="0.465041317382638" calcext:value-type="float">
            <text:p>0.4650413174</text:p>
          </table:table-cell>
          <table:table-cell office:value-type="float" office:value="0.744815360197267" calcext:value-type="float">
            <text:p>0.7448153602</text:p>
          </table:table-cell>
          <table:table-cell office:value-type="float" office:value="0.668849674953299" calcext:value-type="float">
            <text:p>0.668849675</text:p>
          </table:table-cell>
          <table:table-cell office:value-type="float" office:value="0.33088453754037" calcext:value-type="float">
            <text:p>0.3308845375</text:p>
          </table:table-cell>
          <table:table-cell office:value-type="float" office:value="0.709102198804689" calcext:value-type="float">
            <text:p>0.7091021988</text:p>
          </table:table-cell>
          <table:table-cell office:value-type="float" office:value="0.257721706458677" calcext:value-type="float">
            <text:p>0.2577217065</text:p>
          </table:table-cell>
          <table:table-cell office:value-type="float" office:value="0.664498741473292" calcext:value-type="float">
            <text:p>0.6644987415</text:p>
          </table:table-cell>
          <table:table-cell office:value-type="float" office:value="0.723376824439484" calcext:value-type="float">
            <text:p>0.7233768244</text:p>
          </table:table-cell>
          <table:table-cell office:value-type="float" office:value="0.33340982410648" calcext:value-type="float">
            <text:p>0.3334098241</text:p>
          </table:table-cell>
          <table:table-cell office:value-type="float" office:value="0.615746065566383" calcext:value-type="float">
            <text:p>0.6157460656</text:p>
          </table:table-cell>
          <table:table-cell office:value-type="float" office:value="0.327768721415059" calcext:value-type="float">
            <text:p>0.3277687214</text:p>
          </table:table-cell>
          <table:table-cell office:value-type="float" office:value="0.72257754293978" calcext:value-type="float">
            <text:p>0.7225775429</text:p>
          </table:table-cell>
          <table:table-cell office:value-type="float" office:value="0.713229307082862" calcext:value-type="float">
            <text:p>0.7132293071</text:p>
          </table:table-cell>
          <table:table-cell office:value-type="float" office:value="0.320670885498558" calcext:value-type="float">
            <text:p>0.3206708855</text:p>
          </table:table-cell>
        </table:table-row>
        <table:table-row table:style-name="ro1">
          <table:table-cell office:value-type="float" office:value="0.306929680848371" calcext:value-type="float">
            <text:p>0.3069296808</text:p>
          </table:table-cell>
          <table:table-cell office:value-type="float" office:value="0.317500970883369" calcext:value-type="float">
            <text:p>0.3175009709</text:p>
          </table:table-cell>
          <table:table-cell office:value-type="float" office:value="0.325011390787178" calcext:value-type="float">
            <text:p>0.3250113908</text:p>
          </table:table-cell>
          <table:table-cell office:value-type="float" office:value="0.2690385961475" calcext:value-type="float">
            <text:p>0.2690385961</text:p>
          </table:table-cell>
          <table:table-cell office:value-type="float" office:value="0.169344057813024" calcext:value-type="float">
            <text:p>0.1693440578</text:p>
          </table:table-cell>
          <table:table-cell office:value-type="float" office:value="0.334832571648977" calcext:value-type="float">
            <text:p>0.3348325716</text:p>
          </table:table-cell>
          <table:table-cell office:value-type="float" office:value="0.108249637692207" calcext:value-type="float">
            <text:p>0.1082496377</text:p>
          </table:table-cell>
          <table:table-cell office:value-type="float" office:value="0.332615536333728" calcext:value-type="float">
            <text:p>0.3326155363</text:p>
          </table:table-cell>
          <table:table-cell office:value-type="float" office:value="0.122594534278229" calcext:value-type="float">
            <text:p>0.1225945343</text:p>
          </table:table-cell>
          <table:table-cell office:value-type="float" office:value="0.328089207641515" calcext:value-type="float">
            <text:p>0.3280892076</text:p>
          </table:table-cell>
          <table:table-cell office:value-type="float" office:value="0.300699876770084" calcext:value-type="float">
            <text:p>0.3006998768</text:p>
          </table:table-cell>
          <table:table-cell office:value-type="float" office:value="0.0906256593969218" calcext:value-type="float">
            <text:p>0.0906256594</text:p>
          </table:table-cell>
          <table:table-cell office:value-type="float" office:value="0.139687506588356" calcext:value-type="float">
            <text:p>0.1396875066</text:p>
          </table:table-cell>
          <table:table-cell office:value-type="float" office:value="0.212245051070466" calcext:value-type="float">
            <text:p>0.2122450511</text:p>
          </table:table-cell>
          <table:table-cell office:value-type="float" office:value="0.366880208550362" calcext:value-type="float">
            <text:p>0.3668802086</text:p>
          </table:table-cell>
          <table:table-cell office:value-type="float" office:value="0.341139682874821" calcext:value-type="float">
            <text:p>0.3411396829</text:p>
          </table:table-cell>
          <table:table-cell office:value-type="float" office:value="0.355044997611222" calcext:value-type="float">
            <text:p>0.3550449976</text:p>
          </table:table-cell>
          <table:table-cell office:value-type="float" office:value="0.319962418257331" calcext:value-type="float">
            <text:p>0.3199624183</text:p>
          </table:table-cell>
          <table:table-cell office:value-type="float" office:value="0.363786593646998" calcext:value-type="float">
            <text:p>0.3637865936</text:p>
          </table:table-cell>
          <table:table-cell office:value-type="float" office:value="0.337232582579771" calcext:value-type="float">
            <text:p>0.3372325826</text:p>
          </table:table-cell>
        </table:table-row>
        <table:table-row table:style-name="ro1">
          <table:table-cell office:value-type="float" office:value="0.594440710786327" calcext:value-type="float">
            <text:p>0.5944407108</text:p>
          </table:table-cell>
          <table:table-cell office:value-type="float" office:value="0.60299633635882" calcext:value-type="float">
            <text:p>0.6029963364</text:p>
          </table:table-cell>
          <table:table-cell office:value-type="float" office:value="0.332896690367216" calcext:value-type="float">
            <text:p>0.3328966904</text:p>
          </table:table-cell>
          <table:table-cell office:value-type="float" office:value="0.370927794956922" calcext:value-type="float">
            <text:p>0.370927795</text:p>
          </table:table-cell>
          <table:table-cell office:value-type="float" office:value="0.321575546573771" calcext:value-type="float">
            <text:p>0.3215755466</text:p>
          </table:table-cell>
          <table:table-cell office:value-type="float" office:value="0.543722184252809" calcext:value-type="float">
            <text:p>0.5437221843</text:p>
          </table:table-cell>
          <table:table-cell office:value-type="float" office:value="0.326132465351767" calcext:value-type="float">
            <text:p>0.3261324654</text:p>
          </table:table-cell>
          <table:table-cell office:value-type="float" office:value="0.46721929192721" calcext:value-type="float">
            <text:p>0.4672192919</text:p>
          </table:table-cell>
          <table:table-cell office:value-type="float" office:value="0.318016186145036" calcext:value-type="float">
            <text:p>0.3180161861</text:p>
          </table:table-cell>
          <table:table-cell office:value-type="float" office:value="0.510905296246194" calcext:value-type="float">
            <text:p>0.5109052962</text:p>
          </table:table-cell>
          <table:table-cell office:value-type="float" office:value="0.314796678286191" calcext:value-type="float">
            <text:p>0.3147966783</text:p>
          </table:table-cell>
          <table:table-cell office:value-type="float" office:value="0.316275734326808" calcext:value-type="float">
            <text:p>0.3162757343</text:p>
          </table:table-cell>
          <table:table-cell office:value-type="float" office:value="0.325398026625886" calcext:value-type="float">
            <text:p>0.3253980266</text:p>
          </table:table-cell>
          <table:table-cell office:value-type="float" office:value="0.420857540097554" calcext:value-type="float">
            <text:p>0.4208575401</text:p>
          </table:table-cell>
          <table:table-cell office:value-type="float" office:value="0.684193003783789" calcext:value-type="float">
            <text:p>0.6841930038</text:p>
          </table:table-cell>
          <table:table-cell office:value-type="float" office:value="0.634721161598498" calcext:value-type="float">
            <text:p>0.6347211616</text:p>
          </table:table-cell>
          <table:table-cell office:value-type="float" office:value="0.666889577293432" calcext:value-type="float">
            <text:p>0.6668895773</text:p>
          </table:table-cell>
          <table:table-cell office:value-type="float" office:value="0.273660713365215" calcext:value-type="float">
            <text:p>0.2736607134</text:p>
          </table:table-cell>
          <table:table-cell office:value-type="float" office:value="0.329355306419655" calcext:value-type="float">
            <text:p>0.3293553064</text:p>
          </table:table-cell>
          <table:table-cell office:value-type="float" office:value="0.547228037318022" calcext:value-type="float">
            <text:p>0.5472280373</text:p>
          </table:table-cell>
        </table:table-row>
        <table:table-row table:style-name="ro1">
          <table:table-cell office:value-type="float" office:value="0.204610521382955" calcext:value-type="float">
            <text:p>0.2046105214</text:p>
          </table:table-cell>
          <table:table-cell office:value-type="float" office:value="0.260267177938039" calcext:value-type="float">
            <text:p>0.2602671779</text:p>
          </table:table-cell>
          <table:table-cell office:value-type="float" office:value="0.285134147940557" calcext:value-type="float">
            <text:p>0.2851341479</text:p>
          </table:table-cell>
          <table:table-cell office:value-type="float" office:value="0.163980773215864" calcext:value-type="float">
            <text:p>0.1639807732</text:p>
          </table:table-cell>
          <table:table-cell office:value-type="float" office:value="0.259332500610672" calcext:value-type="float">
            <text:p>0.2593325006</text:p>
          </table:table-cell>
          <table:table-cell office:value-type="float" office:value="0.314773769609131" calcext:value-type="float">
            <text:p>0.3147737696</text:p>
          </table:table-cell>
          <table:table-cell office:value-type="float" office:value="0.262864560988499" calcext:value-type="float">
            <text:p>0.262864561</text:p>
          </table:table-cell>
          <table:table-cell office:value-type="float" office:value="0.138006696683209" calcext:value-type="float">
            <text:p>0.1380066967</text:p>
          </table:table-cell>
          <table:table-cell office:value-type="float" office:value="0.120432232295156" calcext:value-type="float">
            <text:p>0.1204322323</text:p>
          </table:table-cell>
          <table:table-cell office:value-type="float" office:value="0.335468131624457" calcext:value-type="float">
            <text:p>0.3354681316</text:p>
          </table:table-cell>
          <table:table-cell office:value-type="float" office:value="0.114105007208097" calcext:value-type="float">
            <text:p>0.1141050072</text:p>
          </table:table-cell>
          <table:table-cell office:value-type="float" office:value="0.257721706458677" calcext:value-type="float">
            <text:p>0.2577217065</text:p>
          </table:table-cell>
          <table:table-cell office:value-type="float" office:value="0.209744326960159" calcext:value-type="float">
            <text:p>0.209744327</text:p>
          </table:table-cell>
          <table:table-cell office:value-type="float" office:value="0.135807175391669" calcext:value-type="float">
            <text:p>0.1358071754</text:p>
          </table:table-cell>
          <table:table-cell office:value-type="float" office:value="0.341385573809132" calcext:value-type="float">
            <text:p>0.3413855738</text:p>
          </table:table-cell>
          <table:table-cell office:value-type="float" office:value="0.139066299342924" calcext:value-type="float">
            <text:p>0.1390662993</text:p>
          </table:table-cell>
          <table:table-cell office:value-type="float" office:value="0.354936274845057" calcext:value-type="float">
            <text:p>0.3549362748</text:p>
          </table:table-cell>
          <table:table-cell office:value-type="float" office:value="0.136513352870157" calcext:value-type="float">
            <text:p>0.1365133529</text:p>
          </table:table-cell>
          <table:table-cell office:value-type="float" office:value="0.14536372491827" calcext:value-type="float">
            <text:p>0.1453637249</text:p>
          </table:table-cell>
          <table:table-cell office:value-type="float" office:value="0.355650494176931" calcext:value-type="float">
            <text:p>0.3556504942</text:p>
          </table:table-cell>
        </table:table-row>
        <table:table-row table:style-name="ro1">
          <table:table-cell office:value-type="float" office:value="0.364182825882344" calcext:value-type="float">
            <text:p>0.3641828259</text:p>
          </table:table-cell>
          <table:table-cell office:value-type="float" office:value="0.391142061016035" calcext:value-type="float">
            <text:p>0.391142061</text:p>
          </table:table-cell>
          <table:table-cell office:value-type="float" office:value="0.3150589268527" calcext:value-type="float">
            <text:p>0.3150589269</text:p>
          </table:table-cell>
          <table:table-cell office:value-type="float" office:value="0.456156948495329" calcext:value-type="float">
            <text:p>0.4561569485</text:p>
          </table:table-cell>
          <table:table-cell office:value-type="float" office:value="0.606490062253426" calcext:value-type="float">
            <text:p>0.6064900623</text:p>
          </table:table-cell>
          <table:table-cell office:value-type="float" office:value="0.327358201924442" calcext:value-type="float">
            <text:p>0.3273582019</text:p>
          </table:table-cell>
          <table:table-cell office:value-type="float" office:value="0.691131736009196" calcext:value-type="float">
            <text:p>0.691131736</text:p>
          </table:table-cell>
          <table:table-cell office:value-type="float" office:value="0.32626861716412" calcext:value-type="float">
            <text:p>0.3262686172</text:p>
          </table:table-cell>
          <table:table-cell office:value-type="float" office:value="0.565428844731123" calcext:value-type="float">
            <text:p>0.5654288447</text:p>
          </table:table-cell>
          <table:table-cell office:value-type="float" office:value="0.346302645977958" calcext:value-type="float">
            <text:p>0.346302646</text:p>
          </table:table-cell>
          <table:table-cell office:value-type="float" office:value="0.376503561711067" calcext:value-type="float">
            <text:p>0.3765035617</text:p>
          </table:table-cell>
          <table:table-cell office:value-type="float" office:value="0.818748681206157" calcext:value-type="float">
            <text:p>0.8187486812</text:p>
          </table:table-cell>
          <table:table-cell office:value-type="float" office:value="0.625077956300607" calcext:value-type="float">
            <text:p>0.6250779563</text:p>
          </table:table-cell>
          <table:table-cell office:value-type="float" office:value="0.570449080549245" calcext:value-type="float">
            <text:p>0.5704490805</text:p>
          </table:table-cell>
          <table:table-cell office:value-type="float" office:value="0.312709788337281" calcext:value-type="float">
            <text:p>0.3127097883</text:p>
          </table:table-cell>
          <table:table-cell office:value-type="float" office:value="0.323810611327806" calcext:value-type="float">
            <text:p>0.3238106113</text:p>
          </table:table-cell>
          <table:table-cell office:value-type="float" office:value="0.31737854678995" calcext:value-type="float">
            <text:p>0.3173785468</text:p>
          </table:table-cell>
          <table:table-cell office:value-type="float" office:value="0.321695290364959" calcext:value-type="float">
            <text:p>0.3216952904</text:p>
          </table:table-cell>
          <table:table-cell office:value-type="float" office:value="0.351529739261057" calcext:value-type="float">
            <text:p>0.3515297393</text:p>
          </table:table-cell>
          <table:table-cell office:value-type="float" office:value="0.333024075100584" calcext:value-type="float">
            <text:p>0.3330240751</text:p>
          </table:table-cell>
        </table:table-row>
        <table:table-row table:style-name="ro1">
          <table:table-cell office:value-type="float" office:value="0.165745258504923" calcext:value-type="float">
            <text:p>0.1657452585</text:p>
          </table:table-cell>
          <table:table-cell office:value-type="float" office:value="0.230340894794065" calcext:value-type="float">
            <text:p>0.2303408948</text:p>
          </table:table-cell>
          <table:table-cell office:value-type="float" office:value="0.32244665946799" calcext:value-type="float">
            <text:p>0.3224466595</text:p>
          </table:table-cell>
          <table:table-cell office:value-type="float" office:value="0.313889568754073" calcext:value-type="float">
            <text:p>0.3138895688</text:p>
          </table:table-cell>
          <table:table-cell office:value-type="float" office:value="0.351044825718986" calcext:value-type="float">
            <text:p>0.3510448257</text:p>
          </table:table-cell>
          <table:table-cell office:value-type="float" office:value="0.21950565565902" calcext:value-type="float">
            <text:p>0.2195056557</text:p>
          </table:table-cell>
          <table:table-cell office:value-type="float" office:value="0.337583454996154" calcext:value-type="float">
            <text:p>0.337583455</text:p>
          </table:table-cell>
          <table:table-cell office:value-type="float" office:value="0.182426029227349" calcext:value-type="float">
            <text:p>0.1824260292</text:p>
          </table:table-cell>
          <table:table-cell office:value-type="float" office:value="0.332369207107942" calcext:value-type="float">
            <text:p>0.3323692071</text:p>
          </table:table-cell>
          <table:table-cell office:value-type="float" office:value="0.226098857105595" calcext:value-type="float">
            <text:p>0.2260988571</text:p>
          </table:table-cell>
          <table:table-cell office:value-type="float" office:value="0.319911631651012" calcext:value-type="float">
            <text:p>0.3199116317</text:p>
          </table:table-cell>
          <table:table-cell office:value-type="float" office:value="0.367448531346384" calcext:value-type="float">
            <text:p>0.3674485313</text:p>
          </table:table-cell>
          <table:table-cell office:value-type="float" office:value="0.340288231490529" calcext:value-type="float">
            <text:p>0.3402882315</text:p>
          </table:table-cell>
          <table:table-cell office:value-type="float" office:value="0.159089347667922" calcext:value-type="float">
            <text:p>0.1590893477</text:p>
          </table:table-cell>
          <table:table-cell office:value-type="float" office:value="0.0871901027079382" calcext:value-type="float">
            <text:p>0.0871901027</text:p>
          </table:table-cell>
          <table:table-cell office:value-type="float" office:value="0.141054855316654" calcext:value-type="float">
            <text:p>0.1410548553</text:p>
          </table:table-cell>
          <table:table-cell office:value-type="float" office:value="0.0944609297997129" calcext:value-type="float">
            <text:p>0.0944609298</text:p>
          </table:table-cell>
          <table:table-cell office:value-type="float" office:value="0.560175841998973" calcext:value-type="float">
            <text:p>0.560175842</text:p>
          </table:table-cell>
          <table:table-cell office:value-type="float" office:value="0.32039035392996" calcext:value-type="float">
            <text:p>0.3203903539</text:p>
          </table:table-cell>
          <table:table-cell office:value-type="float" office:value="0.216635749819449" calcext:value-type="float">
            <text:p>0.2166357498</text:p>
          </table:table-cell>
        </table:table-row>
        <table:table-row table:style-name="ro1">
          <table:table-cell office:value-type="float" office:value="0.193523839908294" calcext:value-type="float">
            <text:p>0.1935238399</text:p>
          </table:table-cell>
          <table:table-cell office:value-type="float" office:value="0.25632378144971" calcext:value-type="float">
            <text:p>0.2563237814</text:p>
          </table:table-cell>
          <table:table-cell office:value-type="float" office:value="0.112673466324521" calcext:value-type="float">
            <text:p>0.1126734663</text:p>
          </table:table-cell>
          <table:table-cell office:value-type="float" office:value="0.190474065041152" calcext:value-type="float">
            <text:p>0.190474065</text:p>
          </table:table-cell>
          <table:table-cell office:value-type="float" office:value="0.145013109319243" calcext:value-type="float">
            <text:p>0.1450131093</text:p>
          </table:table-cell>
          <table:table-cell office:value-type="float" office:value="0.367654128347838" calcext:value-type="float">
            <text:p>0.3676541283</text:p>
          </table:table-cell>
          <table:table-cell office:value-type="float" office:value="0.272094121628863" calcext:value-type="float">
            <text:p>0.2720941216</text:p>
          </table:table-cell>
          <table:table-cell office:value-type="float" office:value="0.117177943119524" calcext:value-type="float">
            <text:p>0.1171779431</text:p>
          </table:table-cell>
          <table:table-cell office:value-type="float" office:value="0.210718092751546" calcext:value-type="float">
            <text:p>0.2107180928</text:p>
          </table:table-cell>
          <table:table-cell office:value-type="float" office:value="0.333647330835173" calcext:value-type="float">
            <text:p>0.3336473308</text:p>
          </table:table-cell>
          <table:table-cell office:value-type="float" office:value="0.176792793987214" calcext:value-type="float">
            <text:p>0.176792794</text:p>
          </table:table-cell>
          <table:table-cell office:value-type="float" office:value="0.484556587082646" calcext:value-type="float">
            <text:p>0.4845565871</text:p>
          </table:table-cell>
          <table:table-cell office:value-type="float" office:value="0.125756931566549" calcext:value-type="float">
            <text:p>0.1257569316</text:p>
          </table:table-cell>
          <table:table-cell office:value-type="float" office:value="0.140816000168847" calcext:value-type="float">
            <text:p>0.1408160002</text:p>
          </table:table-cell>
          <table:table-cell office:value-type="float" office:value="0.325204602084389" calcext:value-type="float">
            <text:p>0.3252046021</text:p>
          </table:table-cell>
          <table:table-cell office:value-type="float" office:value="0.245187635090693" calcext:value-type="float">
            <text:p>0.2451876351</text:p>
          </table:table-cell>
          <table:table-cell office:value-type="float" office:value="0.317295003739885" calcext:value-type="float">
            <text:p>0.3172950037</text:p>
          </table:table-cell>
          <table:table-cell office:value-type="float" office:value="0.140909104190063" calcext:value-type="float">
            <text:p>0.1409091042</text:p>
          </table:table-cell>
          <table:table-cell office:value-type="float" office:value="0.141406967998868" calcext:value-type="float">
            <text:p>0.141406968</text:p>
          </table:table-cell>
          <table:table-cell office:value-type="float" office:value="0.323678620324511" calcext:value-type="float">
            <text:p>0.32367862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17:54:26.375301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8:53:43.715898683</meta:creation-date>
    <dc:date>2017-02-27T17:59:00.685245687</dc:date>
    <meta:editing-duration>PT10H25M24S</meta:editing-duration>
    <meta:editing-cycles>2</meta:editing-cycles>
    <meta:generator>LibreOffice/4.2.8.2$Linux_X86_64 LibreOffice_project/420m0$Build-2</meta:generator>
    <meta:document-statistic meta:table-count="8" meta:cell-count="12362" meta:object-count="0"/>
  </office:meta>
</office:document-meta>
</file>